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4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007cm" fo:margin-left="0cm" fo:margin-right="-0.007cm" table:align="margins"/>
    </style:style>
    <style:style style:name="Table1.A" style:family="table-column">
      <style:table-column-properties style:column-width="1.439cm" style:rel-column-width="6285*"/>
    </style:style>
    <style:style style:name="Table1.B" style:family="table-column">
      <style:table-column-properties style:column-width="2.731cm" style:rel-column-width="11923*"/>
    </style:style>
    <style:style style:name="Table1.C" style:family="table-column">
      <style:table-column-properties style:column-width="7.078cm" style:rel-column-width="30911*"/>
    </style:style>
    <style:style style:name="Table1.D" style:family="table-column">
      <style:table-column-properties style:column-width="3.759cm" style:rel-column-width="16416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fo:padding-left="0.101cm" fo:padding-right="0.101cm" fo:padding-top="0cm" fo:padding-bottom="0cm" fo:border-left="0.018cm solid #000000" fo:border-right="none" fo:border-top="0.018cm solid #000000" fo:border-bottom="0.018cm solid #000000"/>
    </style:style>
    <style:style style:name="Table1.C1" style:family="table-cell">
      <style:table-cell-properties fo:padding-left="0.101cm" fo:padding-right="0.101cm" fo:padding-top="0cm" fo:padding-bottom="0cm" fo:border="0.018cm solid #000000"/>
    </style:style>
    <style:style style:name="Table2" style:family="table">
      <style:table-properties style:width="15.007cm" fo:margin-left="0cm" fo:margin-right="-0.007cm" table:align="margins"/>
    </style:style>
    <style:style style:name="Table2.A" style:family="table-column">
      <style:table-column-properties style:column-width="2.582cm" style:rel-column-width="11276*"/>
    </style:style>
    <style:style style:name="Table2.B" style:family="table-column">
      <style:table-column-properties style:column-width="0.774cm" style:rel-column-width="3381*"/>
    </style:style>
    <style:style style:name="Table2.C" style:family="table-column">
      <style:table-column-properties style:column-width="11.65cm" style:rel-column-width="50878*"/>
    </style:style>
    <style:style style:name="Table2.1" style:family="table-row">
      <style:table-row-properties fo:background-color="transparent" style:keep-together="false" fo:keep-together="always">
        <style:background-image/>
      </style:table-row-properties>
    </style:style>
    <style:style style:name="Table2.A1" style:family="table-cell" style:data-style-name="N100">
      <style:table-cell-properties fo:padding="0.101cm" fo:border-left="0.018cm solid #000000" fo:border-right="none" fo:border-top="0.018cm solid #000000" fo:border-bottom="0.018cm solid #000000"/>
    </style:style>
    <style:style style:name="Table2.C1" style:family="table-cell" style:data-style-name="N100">
      <style:table-cell-properties fo:padding="0.101cm" fo:border="0.018cm solid #000000"/>
    </style:style>
    <style:style style:name="Table2.A2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le2.C2" style:family="table-cell">
      <style:table-cell-properties fo:padding-left="0.101cm" fo:padding-right="0.101cm" fo:padding-top="0cm" fo:padding-bottom="0cm" fo:border-left="0.018cm solid #000000" fo:border-right="0.018cm solid #000000" fo:border-top="none" fo:border-bottom="none"/>
    </style:style>
    <style:style style:name="Table2.A4" style:family="table-cell" style:data-style-name="N100">
      <style:table-cell-properties fo:padding-left="0.101cm" fo:padding-right="0.101cm" fo:padding-top="0cm" fo:padding-bottom="0cm" fo:border-left="0.018cm solid #000000" fo:border-right="none" fo:border-top="0.018cm solid #000000" fo:border-bottom="0.018cm solid #000000"/>
    </style:style>
    <style:style style:name="Table2.C4" style:family="table-cell">
      <style:table-cell-properties fo:padding-left="0.101cm" fo:padding-right="0.101cm" fo:padding-top="0cm" fo:padding-bottom="0cm" fo:border="0.018cm solid #000000"/>
    </style:style>
    <style:style style:name="Table2.A5" style:family="table-cell">
      <style:table-cell-properties fo:padding-left="0.101cm" fo:padding-right="0.101cm" fo:padding-top="0cm" fo:padding-bottom="0cm" fo:border-left="0.018cm solid #000000" fo:border-right="none" fo:border-top="none" fo:border-bottom="0.018cm solid #000000"/>
    </style:style>
    <style:style style:name="Table2.C5" style:family="table-cell">
      <style:table-cell-properties fo:padding-left="0.101cm" fo:padding-right="0.101cm" fo:padding-top="0cm" fo:padding-bottom="0cm" fo:border-left="0.018cm solid #000000" fo:border-right="0.018cm solid #000000" fo:border-top="none" fo:border-bottom="0.018cm solid #000000"/>
    </style:style>
    <style:style style:name="Table3" style:family="table" style:master-page-name="backcover">
      <style:table-properties style:width="16.999cm" style:page-number="0" fo:break-before="page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3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frontfooter">
      <style:text-properties fo:font-size="14pt" style:font-size-asian="14pt" style:font-size-complex="14pt"/>
    </style:style>
    <style:style style:name="P7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10" style:family="paragraph" style:parent-style-name="shorttitleirish">
      <style:paragraph-properties fo:background-color="#ffffff" text:number-lines="false" text:line-number="0">
        <style:background-image/>
      </style:paragraph-properties>
    </style:style>
    <style:style style:name="P11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2" style:family="paragraph" style:parent-style-name="shouldernote">
      <style:text-properties fo:background-color="transparent"/>
    </style:style>
    <style:style style:name="P13" style:family="paragraph" style:parent-style-name="shouldernote">
      <style:text-properties fo:font-variant="normal" fo:text-transform="none"/>
    </style:style>
    <style:style style:name="P14" style:family="paragraph" style:parent-style-name="paragraph">
      <style:paragraph-properties fo:background-color="transparent">
        <style:tab-stops>
          <style:tab-stop style:position="-0.199cm" style:type="right"/>
          <style:tab-stop style:position="11.176cm"/>
        </style:tab-stops>
        <style:background-image/>
      </style:paragraph-properties>
    </style:style>
    <style:style style:name="P15" style:family="paragraph" style:parent-style-name="subsection">
      <style:paragraph-properties style:writing-mode="lr-tb"/>
    </style:style>
    <style:style style:name="P16" style:family="paragraph" style:parent-style-name="table_5f_left">
      <style:paragraph-properties fo:margin-left="0cm" fo:margin-right="0cm" fo:text-indent="0cm" style:auto-text-indent="false" text:number-lines="true" text:line-number="0">
        <style:tab-stops>
          <style:tab-stop style:position="6.602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cheduleparagraph">
      <style:paragraph-properties fo:margin-left="0cm" fo:margin-right="0cm" fo:text-indent="0cm" style:auto-text-indent="false" fo:break-before="page"/>
    </style:style>
    <style:style style:name="P18" style:family="paragraph" style:parent-style-name="section">
      <style:paragraph-properties fo:text-align="end" style:justify-single-word="false"/>
    </style:style>
    <style:style style:name="P19" style:family="paragraph" style:parent-style-name="section">
      <style:text-properties fo:font-variant="normal" fo:text-transform="none"/>
    </style:style>
    <style:style style:name="P20" style:family="paragraph" style:parent-style-name="table_5f_left">
      <style:text-properties style:font-name="Times New Roman1"/>
    </style:style>
    <style:style style:name="P21" style:family="paragraph" style:parent-style-name="table_5f_left">
      <style:paragraph-properties text:number-lines="false" text:line-number="0"/>
      <style:text-properties style:font-name="Times New Roman1"/>
    </style:style>
    <style:style style:name="P22" style:family="paragraph" style:parent-style-name="table_5f_left">
      <style:paragraph-properties text:number-lines="false" text:line-number="0"/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able_5f_left">
      <style:paragraph-properties text:number-lines="false" text:line-number="0"/>
      <style:text-properties style:font-name="Times New Roman1" fo:font-style="italic" style:font-style-asian="italic" style:font-style-complex="italic"/>
    </style:style>
    <style:style style:name="P24" style:family="paragraph" style:parent-style-name="table_5f_left">
      <style:paragraph-properties text:number-lines="false" text:line-number="0"/>
      <style:text-properties style:font-name="Times New Roman1" fo:font-weight="bold" style:font-weight-asian="bold" style:font-weight-complex="bold"/>
    </style:style>
    <style:style style:name="P25" style:family="paragraph" style:parent-style-name="table_5f_left">
      <style:paragraph-properties fo:text-align="start" style:justify-single-word="false" text:number-lines="false" text:line-number="0"/>
      <style:text-properties fo:font-variant="normal" fo:text-transform="none" style:use-window-font-color="true" style:text-outline="false" style:text-line-through-style="none" style:text-position="0% 100%" style:font-name="Times New Roman4" fo:font-size="11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text-blinking="false" fo:background-color="transparent" style:font-name-asian="Arial Unicode MS" style:font-size-asian="12pt" style:language-asian="zxx" style:country-asian="none" style:font-style-asian="normal" style:font-weight-asian="bold" style:font-name-complex="Tahoma1" style:font-size-complex="12pt" style:language-complex="zxx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none"/>
    </style:style>
    <style:style style:name="P26" style:family="paragraph" style:parent-style-name="table_5f_left">
      <style:paragraph-properties fo:text-align="start" style:justify-single-word="false" text:number-lines="false" text:line-number="0"/>
      <style:text-properties fo:font-variant="normal" fo:text-transform="none" style:use-window-font-color="true" style:text-outline="false" style:text-line-through-style="none" style:text-position="0% 100%" style:font-name="Times New Roman4" fo:font-size="11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text-blinking="false" fo:background-color="transparent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none"/>
    </style:style>
    <style:style style:name="P2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29" style:family="paragraph" style:parent-style-name="Standard">
      <style:paragraph-properties text:number-lines="false" text:line-number="0"/>
    </style:style>
    <style:style style:name="P30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31" style:family="paragraph" style:parent-style-name="bill">
      <style:paragraph-properties text:number-lines="false" text:line-number="0"/>
    </style:style>
    <style:style style:name="P32" style:family="paragraph" style:parent-style-name="shorttitlebackpage">
      <style:paragraph-properties text:number-lines="false" text:line-number="0"/>
    </style:style>
    <style:style style:name="P33" style:family="paragraph" style:parent-style-name="hr2">
      <style:paragraph-properties text:number-lines="false" text:line-number="0"/>
    </style:style>
    <style:style style:name="P34" style:family="paragraph" style:parent-style-name="hr2">
      <style:paragraph-properties text:number-lines="false" text:line-number="0"/>
      <style:text-properties style:font-name="Times New Roman"/>
    </style:style>
    <style:style style:name="P3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36" style:family="paragraph" style:parent-style-name="asinitiated">
      <style:paragraph-properties text:number-lines="false" text:line-number="0"/>
    </style:style>
    <style:style style:name="P37" style:family="paragraph" style:parent-style-name="backpageprovision">
      <style:paragraph-properties text:number-lines="false" text:line-number="0"/>
    </style:style>
    <style:style style:name="P38" style:family="paragraph" style:parent-style-name="table_5f_left">
      <style:paragraph-properties text:number-lines="true" text:line-number="0"/>
    </style:style>
    <style:style style:name="P39" style:family="paragraph" style:parent-style-name="table_5f_left">
      <style:paragraph-properties text:number-lines="true" text:line-number="0"/>
      <style:text-properties style:font-name="Times New Roman1" fo:font-weight="bold" style:font-weight-asian="bold" style:font-weight-complex="bold"/>
    </style:style>
    <style:style style:name="P40" style:family="paragraph" style:parent-style-name="table_5f_left">
      <style:paragraph-properties text:number-lines="true" text:line-number="0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table_5f_left">
      <style:paragraph-properties text:number-lines="true" text:line-number="0">
        <style:tab-stops>
          <style:tab-stop style:position="8.052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able_5f_left">
      <style:paragraph-properties text:number-lines="true" text:line-number="0">
        <style:tab-stops>
          <style:tab-stop style:position="6.627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able_5f_left">
      <style:paragraph-properties text:number-lines="true" text:line-number="0">
        <style:tab-stops>
          <style:tab-stop style:position="6.602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able_5f_left">
      <style:paragraph-properties text:number-lines="true" text:line-number="0">
        <style:tab-stops>
          <style:tab-stop style:position="0.804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able_5f_left">
      <style:paragraph-properties text:number-lines="true" text:line-number="0"/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46" style:family="paragraph" style:parent-style-name="table_5f_left">
      <style:paragraph-properties text:number-lines="true" text:line-number="0">
        <style:tab-stops>
          <style:tab-stop style:position="8.043cm"/>
        </style:tab-stops>
      </style:paragraph-properties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47" style:family="paragraph" style:parent-style-name="table_5f_left">
      <style:paragraph-properties fo:text-align="start" style:justify-single-word="false" text:number-lines="true" text:line-number="0">
        <style:tab-stops>
          <style:tab-stop style:position="8.535cm"/>
        </style:tab-stops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1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text-blinking="false" fo:background-color="transparent" style:font-name-asian="Arial Unicode MS" style:font-size-asian="11pt" style:language-asian="zxx" style:country-asian="none" style:font-style-asian="normal" style:font-weight-asian="normal" style:font-name-complex="Tahoma1" style:font-size-complex="11pt" style:language-complex="zxx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none"/>
    </style:style>
    <style:style style:name="P48" style:family="paragraph" style:parent-style-name="table_5f_left">
      <style:paragraph-properties text:number-lines="true" text:line-number="0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table_5f_left">
      <style:paragraph-properties text:number-lines="true" text:line-number="0">
        <style:tab-stops>
          <style:tab-stop style:position="6.602cm"/>
        </style:tab-stops>
      </style:paragraph-properties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table_5f_left">
      <style:paragraph-properties text:number-lines="true" text:line-number="0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able_5f_left">
      <style:paragraph-properties text:number-lines="true" text:line-number="0">
        <style:tab-stops>
          <style:tab-stop style:position="8.052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able_5f_left">
      <style:paragraph-properties text:number-lines="true" text:line-number="0">
        <style:tab-stops>
          <style:tab-stop style:position="6.488cm"/>
          <style:tab-stop style:position="7.823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able_5f_left">
      <style:paragraph-properties text:number-lines="true" text:line-number="0">
        <style:tab-stops>
          <style:tab-stop style:position="10.008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able_5f_left">
      <style:paragraph-properties text:number-lines="true" text:line-number="0">
        <style:tab-stops>
          <style:tab-stop style:position="8.535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able_5f_left">
      <style:paragraph-properties text:number-lines="true" text:line-number="0">
        <style:tab-stops>
          <style:tab-stop style:position="6.488cm"/>
          <style:tab-stop style:position="7.823cm"/>
          <style:tab-stop style:position="8.535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able_5f_right">
      <style:paragraph-properties text:number-lines="true" text:line-number="0"/>
      <style:text-properties style:font-name="Times New Roman1"/>
    </style:style>
    <style:style style:name="P57" style:family="paragraph" style:parent-style-name="table_5f_left">
      <style:paragraph-properties fo:margin-top="0cm" fo:margin-bottom="0cm" text:number-lines="false" text:line-number="0"/>
      <style:text-properties style:font-name="Times New Roman1"/>
    </style:style>
    <style:style style:name="P58" style:family="paragraph" style:parent-style-name="table_5f_left">
      <style:paragraph-properties fo:margin-top="0cm" fo:margin-bottom="0cm" text:number-lines="true" text:line-number="0"/>
      <style:text-properties style:font-name="Times New Roman1"/>
    </style:style>
    <style:style style:name="P59" style:family="paragraph" style:parent-style-name="shorttitleenglish">
      <style:text-properties fo:font-variant="normal" fo:text-transform="none"/>
    </style:style>
    <style:style style:name="P60" style:family="paragraph" style:parent-style-name="parttitle">
      <style:text-properties fo:font-variant="small-caps"/>
    </style:style>
    <style:style style:name="P61" style:family="paragraph" style:parent-style-name="parttitle">
      <style:text-properties fo:font-variant="small-caps" style:font-name="Times New Roman"/>
    </style:style>
    <style:style style:name="P62" style:family="paragraph" style:parent-style-name="subparagraph">
      <style:text-properties fo:font-variant="normal" fo:text-transform="none"/>
    </style:style>
    <style:style style:name="P63" style:family="paragraph" style:parent-style-name="chaptertitle">
      <style:text-properties fo:font-variant="normal" fo:text-transform="none" style:font-name="Times New Roman"/>
    </style:style>
    <style:style style:name="P64" style:family="paragraph" style:parent-style-name="paragraph">
      <style:text-properties fo:font-variant="normal" fo:text-transform="none"/>
    </style:style>
    <style:style style:name="P65" style:family="paragraph" style:parent-style-name="subsection">
      <style:text-properties fo:font-variant="normal" fo:text-transform="none"/>
    </style:style>
    <style:style style:name="P66" style:family="paragraph" style:parent-style-name="sectionreference">
      <style:paragraph-properties fo:text-align="end" style:justify-single-word="false"/>
    </style:style>
    <style:style style:name="P67" style:family="paragraph" style:parent-style-name="table_5f_left">
      <style:paragraph-properties text:number-lines="true" text:line-number="5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8" style:family="paragraph" style:parent-style-name="table_5f_left">
      <style:paragraph-properties text:number-lines="true" text:line-number="10">
        <style:tab-stops>
          <style:tab-stop style:position="8.043cm"/>
        </style:tab-stops>
      </style:paragraph-properties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69" style:family="paragraph" style:parent-style-name="table_5f_left">
      <style:paragraph-properties text:number-lines="true" text:line-number="29">
        <style:tab-stops>
          <style:tab-stop style:position="6.602cm"/>
        </style:tab-stops>
      </style:paragraph-properties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70" style:family="paragraph" style:parent-style-name="table_5f_left">
      <style:paragraph-properties text:number-lines="true" text:line-number="4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1" style:family="paragraph" style:parent-style-name="table_5f_left">
      <style:paragraph-properties text:number-lines="true" text:line-number="4">
        <style:tab-stops>
          <style:tab-stop style:position="8.052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table_5f_left">
      <style:paragraph-properties text:number-lines="true" text:line-number="24">
        <style:tab-stops>
          <style:tab-stop style:position="8.535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table_5f_left">
      <style:paragraph-properties text:number-lines="true" text:line-number="28"/>
      <style:text-properties style:font-name="Times New Roman1" fo:font-weight="bold" style:font-weight-asian="bold" style:font-weight-complex="bold"/>
    </style:style>
    <style:style style:name="P74" style:family="paragraph" style:parent-style-name="table_5f_left">
      <style:paragraph-properties text:number-lines="true" text:line-number="37">
        <style:tab-stops>
          <style:tab-stop style:position="8.052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75" style:family="paragraph" style:parent-style-name="table_5f_left">
      <style:paragraph-properties text:number-lines="true" text:line-number="7"/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table_5f_left">
      <style:paragraph-properties text:number-lines="true" text:line-number="14">
        <style:tab-stops>
          <style:tab-stop style:position="0.804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77" style:family="paragraph" style:parent-style-name="table_5f_left">
      <style:paragraph-properties text:number-lines="true" text:line-number="39">
        <style:tab-stops>
          <style:tab-stop style:position="8.052cm"/>
        </style:tab-stops>
      </style:paragraph-properties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78" style:family="paragraph" style:parent-style-name="table_5f_left">
      <style:paragraph-properties text:number-lines="true" text:line-number="9">
        <style:tab-stops>
          <style:tab-stop style:position="8.043cm"/>
        </style:tab-stops>
      </style:paragraph-properties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79" style:family="paragraph" style:parent-style-name="partnumber">
      <style:text-properties fo:font-variant="normal" fo:text-transform="none"/>
    </style:style>
    <style:style style:name="P80" style:family="paragraph" style:parent-style-name="actsreferredto">
      <style:paragraph-properties fo:break-before="page"/>
    </style:style>
    <style:style style:name="P81" style:family="paragraph" style:parent-style-name="actreferredto">
      <style:paragraph-properties>
        <style:tab-stops/>
      </style:paragraph-properties>
    </style:style>
    <style:style style:name="P82" style:family="paragraph" style:parent-style-name="hr2">
      <style:paragraph-properties fo:margin-top="0.75cm" fo:margin-bottom="0.3cm" text:number-lines="false" text:line-number="0"/>
    </style:style>
    <style:style style:name="P83" style:family="paragraph" style:parent-style-name="tocchaptertitle">
      <style:paragraph-properties fo:margin-top="0.199cm" fo:margin-bottom="0.7cm"/>
    </style:style>
    <style:style style:name="P84" style:family="paragraph" style:parent-style-name="Standard" style:master-page-name="frontcover">
      <style:paragraph-properties style:page-number="1"/>
    </style:style>
    <style:style style:name="P85" style:family="paragraph" style:parent-style-name="graphic" style:master-page-name="First_20_Page">
      <style:paragraph-properties style:page-number="1"/>
    </style:style>
    <style:style style:name="P86" style:family="paragraph" style:parent-style-name="graphic" style:master-page-name="Standard">
      <style:paragraph-properties style:page-number="auto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background-color="transparent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fo:background-color="transparent" style:font-style-asian="normal" style:font-style-complex="normal"/>
    </style:style>
    <style:style style:name="T8" style:family="text">
      <style:text-properties fo:font-style="italic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fo:language="en" fo:country="GB" style:font-name-asian="Arial" style:font-size-asian="12pt" style:language-asian="en" style:country-asian="US" style:font-name-complex="Times New Roman" style:font-size-complex="12pt" style:language-complex="ar" style:country-complex="SA"/>
    </style:style>
    <style:style style:name="T1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Times New Roman" style:font-name-asian="Times New Roman3" style:font-name-complex="Times New Roman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background-color="transparent" style:font-style-asian="normal" style:font-style-complex="normal"/>
    </style:style>
    <style:style style:name="T16" style:family="text">
      <style:text-properties fo:font-style="normal" style:font-style-asian="italic" style:font-style-complex="italic"/>
    </style:style>
    <style:style style:name="T17" style:family="text">
      <style:text-properties fo:background-color="transparent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fo:color="#000000"/>
    </style:style>
    <style:style style:name="T20" style:family="text">
      <style:text-properties fo:font-variant="normal" fo:text-transform="none"/>
    </style:style>
    <style:style style:name="T21" style:family="text">
      <style:text-properties fo:font-variant="normal" fo:text-transform="none" style:font-name="Times New Roman"/>
    </style:style>
    <style:style style:name="T22" style:family="text">
      <style:text-properties fo:font-variant="normal" fo:text-transform="none" style:font-name="Times New Roman" fo:font-style="normal" style:font-style-asian="normal" style:font-style-complex="normal"/>
    </style:style>
    <style:style style:name="T23" style:family="text">
      <style:text-properties fo:font-variant="normal" fo:text-transform="none" fo:font-style="normal" style:font-style-asian="normal" style:font-style-complex="normal"/>
    </style:style>
    <style:style style:name="T24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font-weight="bold" style:font-weight-asian="bold" style:font-weight-complex="bold"/>
    </style:style>
    <style:style style:name="T26" style:family="text">
      <style:text-properties fo:font-variant="normal" fo:text-transform="none" fo:font-style="italic" style:font-style-asian="italic" style:font-style-complex="italic"/>
    </style:style>
    <style:style style:name="T27" style:family="text">
      <style:text-properties fo:font-variant="normal" fo:text-transform="none" fo:font-style="italic" fo:background-color="transparent" style:font-style-asian="italic" style:font-style-complex="italic"/>
    </style:style>
    <style:style style:name="T28" style:family="text">
      <style:text-properties fo:font-variant="small-caps"/>
    </style:style>
    <style:style style:name="T29" style:family="text">
      <style:text-properties style:text-position="super 58%"/>
    </style:style>
    <style:style style:name="T30" style:family="text">
      <style:text-properties style:font-name="Times New Roman3"/>
    </style:style>
    <style:style style:name="T31" style:family="text">
      <style:text-properties style:font-name="Times New Roman3" style:font-name-asian="Times New Roman3" style:font-name-complex="Times New Roman3"/>
    </style:style>
    <style:style style:name="T32" style:family="text"/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78b of 2014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GA_shorttitle" text:name="GA_shorttitle"/>
        <text:user-field-decl office:value-type="string" office:string-value="IRISH COLLECTIVE ASSET-MANAGEMENT VEHICLES BILL 2014" text:name="EN_shorttitle"/>
        <text:user-field-decl office:value-type="string" office:string-value="Bill" text:name="STATUS"/>
        <text:user-field-decl office:value-type="string" office:string-value="As passed by Dáil Éireann" text:name="EN_DOC_STAGE"/>
        <text:user-field-decl office:value-type="string" office:string-value="Mar a ritheadh ag Dáil Éireann" text:name="GA_DOC_STAGE"/>
        <text:user-field-decl office:value-type="string" office:string-value="EN_longtitle" text:name="EN_longtitle"/>
        <text:user-field-decl office:value-type="string" office:string-value="AN BILLE FÁ GHLÉASANNA ÉIREANNACHA UM CHOMHBHAINISTIÚ SÓCMHAINNÍ, 2014" text:name="GA_shorttitle_caps"/>
      </text:user-field-decls>
      <text:p text:style-name="P8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10">An Bille fá Ghléasanna Éireannacha um Chomhbhainistiú Sócmhainní, 2014</text:span></text:span></text:p>
      <text:p text:style-name="shorttitleenglish_5f_frontpage"><text:span text:style-name="bold_5f_noitalic_5f_nounderline"><text:span text:style-name="T10">Irish Collective Asset-management Vehicles Bill 2014</text:span></text:span></text:p>
      <text:p text:style-name="P9"/>
      <text:p text:style-name="asinitiated"><text:span text:style-name="bold_5f_noitalic_5f_nounderline"><text:span text:style-name="T12">Mar a ritheadh ag Dáil Éireann</text:span></text:span></text:p>
      <text:p text:style-name="asinitiated"><text:span text:style-name="bold_5f_noitalic_5f_nounderline"><text:span text:style-name="T12">As passed by Dáil Éireann</text:span></text:span></text:p>
      <text:p text:style-name="hr"/>
      <text:p text:style-name="P85"/>
      <text:p text:style-name="P9"/>
      <text:p text:style-name="P10"><text:span text:style-name="bold_5f_noitalic_5f_nounderline"><text:span text:style-name="T10"><text:user-field-get text:name="GA_shorttitle_caps">AN BILLE FÁ GHLÉASANNA ÉIREANNACHA UM CHOMHBHAINISTIÚ SÓCMHAINNÍ, 2014</text:user-field-get></text:span></text:span></text:p>
      <text:p text:style-name="shorttitleenglish"><text:span text:style-name="bold_5f_noitalic_5f_nounderline"><text:span text:style-name="T21"><text:user-field-get text:name="EN_shorttitle">IRISH COLLECTIVE ASSET-MANAGEMENT VEHICLES BILL 2014</text:user-field-get></text:span></text:span></text:p>
      <text:p text:style-name="P9"/>
      <text:p text:style-name="P7"><text:span text:style-name="nobold_5f_italic_5f_nounderline"><text:span text:style-name="T10"><text:user-field-get text:name="GA_DOC_STAGE">Mar a ritheadh ag Dáil Éireann</text:user-field-get></text:span></text:span></text:p>
      <text:p text:style-name="P11"><text:span text:style-name="nobold_5f_italic_5f_nounderline"><text:span text:style-name="T10"><text:user-field-get text:name="EN_DOC_STAGE">As passed by Dáil Éireann</text:user-field-get></text:span></text:span></text:p>
      <text:p text:style-name="P8"/>
      <text:p text:style-name="arrangementofsections">CONTENTS</text:p>
      <text:p text:style-name="arrangementofsections"/>
      <text:p text:style-name="tocpartnumber"><text:bookmark-ref text:reference-format="text" text:ref-name="toc_book_1">PART 1</text:bookmark-ref></text:p>
      <text:p text:style-name="tocparttitle"><text:bookmark-ref text:reference-format="text" text:ref-name="toc_book_2">Preliminary and General</text:bookmark-ref></text:p>
      <text:p text:style-name="tocchapternumber"><text:bookmark-ref text:reference-format="text" text:ref-name="toc_book_3">Chapter 1</text:bookmark-ref></text:p>
      <text:p text:style-name="P83"><text:bookmark-ref text:reference-format="text" text:ref-name="toc_book_4">Preliminary</text:bookmark-ref></text:p>
      <text:p text:style-name="tocsectionheader">Section</text:p>
      <text:p text:style-name="tocsectionnumber">1. <text:s/><text:bookmark-ref text:reference-format="text" text:ref-name="toc_book_5">Short title and commencement</text:bookmark-ref></text:p>
      <text:p text:style-name="tocsectionnumber">2. <text:s/><text:bookmark-ref text:reference-format="text" text:ref-name="toc_book_6">Definitions</text:bookmark-ref></text:p>
      <text:p text:style-name="tocsectionnumber">3. <text:s/><text:bookmark-ref text:reference-format="text" text:ref-name="toc_book_7">Power to make regulations</text:bookmark-ref></text:p>
      <text:p text:style-name="tocsectionnumber">4. <text:s/><text:bookmark-ref text:reference-format="text" text:ref-name="toc_book_8">Expenses</text:bookmark-ref></text:p>
      <text:p text:style-name="tocchapternumber"><text:bookmark-ref text:reference-format="text" text:ref-name="toc_book_9">Chapter 2</text:bookmark-ref></text:p>
      <text:p text:style-name="tocchaptertitle"><text:bookmark-ref text:reference-format="text" text:ref-name="toc_book_10">Creation of ICAVs and carrying on of business</text:bookmark-ref></text:p>
      <text:p text:style-name="tocsectionnumber">5. <text:s/><text:bookmark-ref text:reference-format="text" text:ref-name="toc_book_11">Creation of ICAV with limited liability</text:bookmark-ref></text:p>
      <text:p text:style-name="tocsectionnumber">6. <text:s/><text:bookmark-ref text:reference-format="text" text:ref-name="toc_book_12">Instrument of incorporation</text:bookmark-ref></text:p>
      <text:p text:style-name="tocsectionnumber">7. <text:s/><text:bookmark-ref text:reference-format="text" text:ref-name="toc_book_13">Registered office and head office</text:bookmark-ref></text:p>
      <text:p text:style-name="tocsectionnumber">8. <text:s/><text:bookmark-ref text:reference-format="text" text:ref-name="toc_book_14">Carrying on of business</text:bookmark-ref></text:p>
      <text:p text:style-name="tocpartnumber"><text:bookmark-ref text:reference-format="text" text:ref-name="toc_book_15">PART 2</text:bookmark-ref></text:p>
      <text:p text:style-name="tocparttitle"><text:bookmark-ref text:reference-format="text" text:ref-name="toc_book_16">Registration and Authorisation of ICAVs etc.</text:bookmark-ref></text:p>
      <text:p text:style-name="tocchapternumber"><text:bookmark-ref text:reference-format="text" text:ref-name="toc_book_17">Chapter 1</text:bookmark-ref></text:p>
      <text:p text:style-name="tocchaptertitle"><text:bookmark-ref text:reference-format="text" text:ref-name="toc_book_18">Registration</text:bookmark-ref></text:p>
      <text:p text:style-name="tocsectionnumber">9. <text:s/><text:bookmark-ref text:reference-format="text" text:ref-name="toc_book_19">Registration order</text:bookmark-ref></text:p>
      <text:p text:style-name="tocsectionnumber">10. <text:s/><text:bookmark-ref text:reference-format="text" text:ref-name="toc_book_20">Application for registration order</text:bookmark-ref></text:p>
      <text:p text:style-name="tocsectionnumber">11. <text:s/><text:bookmark-ref text:reference-format="text" text:ref-name="toc_book_21">Contents of statement required by section 10(2)(b)(ii)</text:bookmark-ref></text:p>
      <text:p text:style-name="tocsectionnumber">12. <text:s/><text:bookmark-ref text:reference-format="text" text:ref-name="toc_book_22">Making of registration order</text:bookmark-ref></text:p>
      <text:p text:style-name="tocsectionnumber"><text:soft-page-break/>13. <text:s/><text:bookmark-ref text:reference-format="text" text:ref-name="toc_book_23">Requirements referred to in section 12(1)(a)(ii)</text:bookmark-ref></text:p>
      <text:p text:style-name="tocsectionnumber">14. <text:s/><text:bookmark-ref text:reference-format="text" text:ref-name="toc_book_24">Registration of certain matters following making of registration order</text:bookmark-ref></text:p>
      <text:p text:style-name="tocsectionnumber">15. <text:s/><text:bookmark-ref text:reference-format="text" text:ref-name="toc_book_25">Commencement of registration order</text:bookmark-ref></text:p>
      <text:p text:style-name="tocsectionnumber">16. <text:s/><text:bookmark-ref text:reference-format="text" text:ref-name="toc_book_26">Decision to refuse registration order</text:bookmark-ref></text:p>
      <text:p text:style-name="tocchapternumber"><text:bookmark-ref text:reference-format="text" text:ref-name="toc_book_27">Chapter 2</text:bookmark-ref></text:p>
      <text:p text:style-name="tocchaptertitle"><text:bookmark-ref text:reference-format="text" text:ref-name="toc_book_28">Authorisation and approval</text:bookmark-ref></text:p>
      <text:p text:style-name="tocsectionnumber">17. <text:s/><text:bookmark-ref text:reference-format="text" text:ref-name="toc_book_29">Authorisation</text:bookmark-ref></text:p>
      <text:p text:style-name="tocsectionnumber">18. <text:s/><text:bookmark-ref text:reference-format="text" text:ref-name="toc_book_30">Application for authorisation</text:bookmark-ref></text:p>
      <text:p text:style-name="tocsectionnumber">19. <text:s/><text:bookmark-ref text:reference-format="text" text:ref-name="toc_book_31">Grant of authorisation</text:bookmark-ref></text:p>
      <text:p text:style-name="tocsectionnumber">20. <text:s/><text:bookmark-ref text:reference-format="text" text:ref-name="toc_book_32">Decision to refuse authorisation</text:bookmark-ref></text:p>
      <text:p text:style-name="tocsectionnumber">21. <text:s/><text:bookmark-ref text:reference-format="text" text:ref-name="toc_book_33">Appointment and approval of depositary</text:bookmark-ref></text:p>
      <text:p text:style-name="tocsectionnumber">22. <text:s/><text:bookmark-ref text:reference-format="text" text:ref-name="toc_book_34">Application for approval of management company</text:bookmark-ref></text:p>
      <text:p text:style-name="tocsectionnumber">23. <text:s/><text:bookmark-ref text:reference-format="text" text:ref-name="toc_book_35">Approval of management company</text:bookmark-ref></text:p>
      <text:p text:style-name="tocsectionnumber">24. <text:s/><text:bookmark-ref text:reference-format="text" text:ref-name="toc_book_36">Refusal to approve management company</text:bookmark-ref></text:p>
      <text:p text:style-name="tocsectionnumber">25. <text:s/><text:bookmark-ref text:reference-format="text" text:ref-name="toc_book_37">Authorisation or approval not a warranty</text:bookmark-ref></text:p>
      <text:p text:style-name="tocsectionnumber">26. <text:s/><text:bookmark-ref text:reference-format="text" text:ref-name="toc_book_38">Revocation of authorisation</text:bookmark-ref></text:p>
      <text:p text:style-name="tocsectionnumber">27. <text:s/><text:bookmark-ref text:reference-format="text" text:ref-name="toc_book_39">Imposition of conditions by Bank</text:bookmark-ref></text:p>
      <text:p text:style-name="tocsectionnumber">28. <text:s/><text:bookmark-ref text:reference-format="text" text:ref-name="toc_book_40">Prohibition on carrying on business as ICAV unless authorised etc.</text:bookmark-ref></text:p>
      <text:p text:style-name="tocchapternumber"><text:bookmark-ref text:reference-format="text" text:ref-name="toc_book_41">Chapter 3</text:bookmark-ref></text:p>
      <text:p text:style-name="tocchaptertitle"><text:bookmark-ref text:reference-format="text" text:ref-name="toc_book_42">Names and changes in instrument of incorporation</text:bookmark-ref></text:p>
      <text:p text:style-name="tocsectionnumber">29. <text:s/><text:bookmark-ref text:reference-format="text" text:ref-name="toc_book_43">Name of ICAV</text:bookmark-ref></text:p>
      <text:p text:style-name="tocsectionnumber">30. <text:s/><text:bookmark-ref text:reference-format="text" text:ref-name="toc_book_44">Approval for change of name</text:bookmark-ref></text:p>
      <text:p text:style-name="tocsectionnumber">31. <text:s/><text:bookmark-ref text:reference-format="text" text:ref-name="toc_book_45">Alteration in instrument of incorporation</text:bookmark-ref></text:p>
      <text:p text:style-name="tocchapternumber"><text:bookmark-ref text:reference-format="text" text:ref-name="toc_book_46">Chapter 4</text:bookmark-ref></text:p>
      <text:p text:style-name="tocchaptertitle"><text:bookmark-ref text:reference-format="text" text:ref-name="toc_book_47">Execution of documents, seals, etc.</text:bookmark-ref></text:p>
      <text:p text:style-name="tocsectionnumber">32. <text:s/><text:bookmark-ref text:reference-format="text" text:ref-name="toc_book_48">Execution of documents</text:bookmark-ref></text:p>
      <text:p text:style-name="tocsectionnumber">33. <text:s/><text:bookmark-ref text:reference-format="text" text:ref-name="toc_book_49">Common seal</text:bookmark-ref></text:p>
      <text:p text:style-name="tocsectionnumber">34. <text:s/><text:bookmark-ref text:reference-format="text" text:ref-name="toc_book_50">Official seal for share certificates</text:bookmark-ref></text:p>
      <text:p text:style-name="tocchapternumber"><text:bookmark-ref text:reference-format="text" text:ref-name="toc_book_51">Chapter 5</text:bookmark-ref></text:p>
      <text:p text:style-name="tocchaptertitle"><text:bookmark-ref text:reference-format="text" text:ref-name="toc_book_52">Sub-funds of umbrella funds</text:bookmark-ref></text:p>
      <text:p text:style-name="tocsectionnumber">35. <text:s/><text:bookmark-ref text:reference-format="text" text:ref-name="toc_book_53">Segregated liability of ICAV sub-funds</text:bookmark-ref></text:p>
      <text:p text:style-name="tocsectionnumber">36. <text:s/><text:bookmark-ref text:reference-format="text" text:ref-name="toc_book_54">Requirements to be complied with by, and other matters respecting, an umbrella fund</text:bookmark-ref></text:p>
      <text:p text:style-name="tocsectionnumber">37. <text:s/><text:bookmark-ref text:reference-format="text" text:ref-name="toc_book_55">Further matters about umbrella funds</text:bookmark-ref></text:p>
      <text:p text:style-name="tocpartnumber"><text:bookmark-ref text:reference-format="text" text:ref-name="toc_book_56">PART 3</text:bookmark-ref></text:p>
      <text:p text:style-name="tocparttitle"><text:bookmark-ref text:reference-format="text" text:ref-name="toc_book_57">Shares and Debentures etc.</text:bookmark-ref></text:p>
      <text:p text:style-name="tocsectionnumber">38. <text:s/><text:bookmark-ref text:reference-format="text" text:ref-name="toc_book_58">Power to issue shares and debentures</text:bookmark-ref></text:p>
      <text:p text:style-name="tocsectionnumber"><text:soft-page-break/>39. <text:s/><text:bookmark-ref text:reference-format="text" text:ref-name="toc_book_59">Share certificates</text:bookmark-ref></text:p>
      <text:p text:style-name="tocsectionnumber">40. <text:s/><text:bookmark-ref text:reference-format="text" text:ref-name="toc_book_60">Evidence of share certificate</text:bookmark-ref></text:p>
      <text:p text:style-name="tocsectionnumber">41. <text:s/><text:bookmark-ref text:reference-format="text" text:ref-name="toc_book_61">Nature of shareholding</text:bookmark-ref></text:p>
      <text:p text:style-name="tocsectionnumber">42. <text:s/><text:bookmark-ref text:reference-format="text" text:ref-name="toc_book_62">Transfer of registered shares</text:bookmark-ref></text:p>
      <text:p text:style-name="tocsectionnumber">43. <text:s/><text:bookmark-ref text:reference-format="text" text:ref-name="toc_book_63">Refusal to register transfer of shares</text:bookmark-ref></text:p>
      <text:p text:style-name="tocsectionnumber">44. <text:s/><text:bookmark-ref text:reference-format="text" text:ref-name="toc_book_64">Certification of transfer of shares</text:bookmark-ref></text:p>
      <text:p text:style-name="tocsectionnumber">45. <text:s/><text:bookmark-ref text:reference-format="text" text:ref-name="toc_book_65">Transfer: supplementary</text:bookmark-ref></text:p>
      <text:p text:style-name="tocsectionnumber">46. <text:s/><text:bookmark-ref text:reference-format="text" text:ref-name="toc_book_66">Power to purchase own shares</text:bookmark-ref></text:p>
      <text:p text:style-name="tocsectionnumber">47. <text:s/><text:bookmark-ref text:reference-format="text" text:ref-name="toc_book_67">Treatment of purchased shares</text:bookmark-ref></text:p>
      <text:p text:style-name="tocsectionnumber">48. <text:s/><text:bookmark-ref text:reference-format="text" text:ref-name="toc_book_68">Membership</text:bookmark-ref></text:p>
      <text:p text:style-name="tocsectionnumber">49. <text:s/><text:bookmark-ref text:reference-format="text" text:ref-name="toc_book_69">Register of members</text:bookmark-ref></text:p>
      <text:p text:style-name="tocsectionnumber">50. <text:s/><text:bookmark-ref text:reference-format="text" text:ref-name="toc_book_70">Inspection of register of members</text:bookmark-ref></text:p>
      <text:p text:style-name="tocsectionnumber">51. <text:s/><text:bookmark-ref text:reference-format="text" text:ref-name="toc_book_71">Consequences of failure to comply with requirements as to register owing to agent’s default </text:bookmark-ref></text:p>
      <text:p text:style-name="tocsectionnumber">52. <text:s/><text:bookmark-ref text:reference-format="text" text:ref-name="toc_book_72">Rectification of register</text:bookmark-ref></text:p>
      <text:p text:style-name="tocsectionnumber">53. <text:s/><text:bookmark-ref text:reference-format="text" text:ref-name="toc_book_73">Trusts not to be entered on the register</text:bookmark-ref></text:p>
      <text:p text:style-name="tocsectionnumber">54. <text:s/><text:bookmark-ref text:reference-format="text" text:ref-name="toc_book_74">Register as evidence</text:bookmark-ref></text:p>
      <text:p text:style-name="tocsectionnumber">55. <text:s/><text:bookmark-ref text:reference-format="text" text:ref-name="toc_book_75">Power of members to complain of oppressive conduct</text:bookmark-ref></text:p>
      <text:p text:style-name="tocpartnumber"><text:bookmark-ref text:reference-format="text" text:ref-name="toc_book_76">PART 4</text:bookmark-ref></text:p>
      <text:p text:style-name="tocparttitle"><text:bookmark-ref text:reference-format="text" text:ref-name="toc_book_77">Directors and Other Officers</text:bookmark-ref></text:p>
      <text:p text:style-name="tocchapternumber"><text:bookmark-ref text:reference-format="text" text:ref-name="toc_book_78">Chapter 1</text:bookmark-ref></text:p>
      <text:p text:style-name="tocchaptertitle"><text:bookmark-ref text:reference-format="text" text:ref-name="toc_book_79">Appointment, removal etc.</text:bookmark-ref></text:p>
      <text:p text:style-name="tocsectionnumber">56. <text:s/><text:bookmark-ref text:reference-format="text" text:ref-name="toc_book_80">Number of directors</text:bookmark-ref></text:p>
      <text:p text:style-name="tocsectionnumber">57. <text:s/><text:bookmark-ref text:reference-format="text" text:ref-name="toc_book_81">Secretary</text:bookmark-ref></text:p>
      <text:p text:style-name="tocsectionnumber">58. <text:s/><text:bookmark-ref text:reference-format="text" text:ref-name="toc_book_82">Prohibition on body corporate being director</text:bookmark-ref></text:p>
      <text:p text:style-name="tocsectionnumber">59. <text:s/><text:bookmark-ref text:reference-format="text" text:ref-name="toc_book_83">Avoidance of acts done by person in dual capacity as director and secretary</text:bookmark-ref></text:p>
      <text:p text:style-name="tocsectionnumber">60. <text:s/><text:bookmark-ref text:reference-format="text" text:ref-name="toc_book_84">Validity of acts of directors</text:bookmark-ref></text:p>
      <text:p text:style-name="tocsectionnumber">61. <text:s/><text:bookmark-ref text:reference-format="text" text:ref-name="toc_book_85">Appointment of directors to be voted on individually</text:bookmark-ref></text:p>
      <text:p text:style-name="tocsectionnumber">62. <text:s/><text:bookmark-ref text:reference-format="text" text:ref-name="toc_book_86">Removal of directors</text:bookmark-ref></text:p>
      <text:p text:style-name="tocsectionnumber">63. <text:s/><text:bookmark-ref text:reference-format="text" text:ref-name="toc_book_87">Prohibition of undischarged bankrupt acting as officer etc. of ICAV</text:bookmark-ref></text:p>
      <text:p text:style-name="tocsectionnumber">64. <text:s/><text:bookmark-ref text:reference-format="text" text:ref-name="toc_book_88">Examination as to solvency status of director etc.</text:bookmark-ref></text:p>
      <text:p text:style-name="tocsectionnumber">65. <text:s/><text:bookmark-ref text:reference-format="text" text:ref-name="toc_book_89">Register of directors and secretaries</text:bookmark-ref></text:p>
      <text:p text:style-name="tocsectionnumber">66. <text:s/><text:bookmark-ref text:reference-format="text" text:ref-name="toc_book_90">Provisions supplementary to section 65</text:bookmark-ref></text:p>
      <text:p text:style-name="tocsectionnumber">67. <text:s/><text:bookmark-ref text:reference-format="text" text:ref-name="toc_book_91">Entitlement to notify Bank of changes if section 65(6) contravened</text:bookmark-ref></text:p>
      <text:p text:style-name="tocsectionnumber">68. <text:s/><text:bookmark-ref text:reference-format="text" text:ref-name="toc_book_92">Particulars relating to directors to be shown on all business letters</text:bookmark-ref></text:p>
      <text:p text:style-name="tocsectionnumber"/>
      <text:p text:style-name="tocchapternumber"><text:soft-page-break/><text:bookmark-ref text:reference-format="text" text:ref-name="toc_book_93">Chapter 2</text:bookmark-ref></text:p>
      <text:p text:style-name="tocchaptertitle"><text:bookmark-ref text:reference-format="text" text:ref-name="toc_book_94">Controls of directors</text:bookmark-ref></text:p>
      <text:p text:style-name="tocsectionnumber">69. <text:s/><text:bookmark-ref text:reference-format="text" text:ref-name="toc_book_95">Prohibition of tax-free payments to directors</text:bookmark-ref></text:p>
      <text:p text:style-name="tocsectionnumber">70. <text:s/><text:bookmark-ref text:reference-format="text" text:ref-name="toc_book_96">Payment of compensation</text:bookmark-ref></text:p>
      <text:p text:style-name="tocsectionnumber">71. <text:s/><text:bookmark-ref text:reference-format="text" text:ref-name="toc_book_97">Duty of director to disclose payments made in connection with transfer of shares</text:bookmark-ref></text:p>
      <text:p text:style-name="tocsectionnumber">72. <text:s/><text:bookmark-ref text:reference-format="text" text:ref-name="toc_book_98">Sections 70 and 71: supplementary</text:bookmark-ref></text:p>
      <text:p text:style-name="tocsectionnumber">73. <text:s/><text:bookmark-ref text:reference-format="text" text:ref-name="toc_book_99">Contracts of employment of directors</text:bookmark-ref></text:p>
      <text:p text:style-name="tocsectionnumber">74. <text:s/><text:bookmark-ref text:reference-format="text" text:ref-name="toc_book_100">Section 73: anti-avoidance</text:bookmark-ref></text:p>
      <text:p text:style-name="tocsectionnumber">75. <text:s/><text:bookmark-ref text:reference-format="text" text:ref-name="toc_book_101">Prohibition of loans etc. to directors and connected persons</text:bookmark-ref></text:p>
      <text:p text:style-name="tocsectionnumber">76. <text:s/><text:bookmark-ref text:reference-format="text" text:ref-name="toc_book_102">Section 75: supplementary</text:bookmark-ref></text:p>
      <text:p text:style-name="tocsectionnumber">77. <text:s/><text:bookmark-ref text:reference-format="text" text:ref-name="toc_book_103">Section 75: connected persons</text:bookmark-ref></text:p>
      <text:p text:style-name="tocchapternumber"><text:bookmark-ref text:reference-format="text" text:ref-name="toc_book_104">Chapter 3</text:bookmark-ref></text:p>
      <text:p text:style-name="tocchaptertitle"><text:bookmark-ref text:reference-format="text" text:ref-name="toc_book_105">Other matters</text:bookmark-ref></text:p>
      <text:p text:style-name="tocsectionnumber">78. <text:s/><text:bookmark-ref text:reference-format="text" text:ref-name="toc_book_106">Fiduciary duties of directors of ICAVs </text:bookmark-ref></text:p>
      <text:p text:style-name="tocsectionnumber">79. <text:s/><text:bookmark-ref text:reference-format="text" text:ref-name="toc_book_107">Statement of principal fiduciary duties of directors of ICAVs</text:bookmark-ref></text:p>
      <text:p text:style-name="tocsectionnumber">80. <text:s/><text:bookmark-ref text:reference-format="text" text:ref-name="toc_book_108">Directors to have regard to interests of employees</text:bookmark-ref></text:p>
      <text:p text:style-name="tocsectionnumber">81. <text:s/><text:bookmark-ref text:reference-format="text" text:ref-name="toc_book_109">Register of shareholdings of directors etc.</text:bookmark-ref></text:p>
      <text:p text:style-name="tocsectionnumber">82. <text:s/><text:bookmark-ref text:reference-format="text" text:ref-name="toc_book_110">Disclosure for purposes of section 81</text:bookmark-ref></text:p>
      <text:p text:style-name="tocsectionnumber">83. <text:s/><text:bookmark-ref text:reference-format="text" text:ref-name="toc_book_111">Declaration of interest in contracts</text:bookmark-ref></text:p>
      <text:p text:style-name="tocsectionnumber">84. <text:s/><text:bookmark-ref text:reference-format="text" text:ref-name="toc_book_112">Restrictions on directors of insolvent ICAVs</text:bookmark-ref></text:p>
      <text:p text:style-name="tocsectionnumber">85. <text:s/><text:bookmark-ref text:reference-format="text" text:ref-name="toc_book_113">Disqualification of directors etc.</text:bookmark-ref></text:p>
      <text:p text:style-name="tocpartnumber"><text:bookmark-ref text:reference-format="text" text:ref-name="toc_book_114">PART 5</text:bookmark-ref></text:p>
      <text:p text:style-name="tocparttitle"><text:bookmark-ref text:reference-format="text" text:ref-name="toc_book_115">Meetings</text:bookmark-ref></text:p>
      <text:p text:style-name="tocsectionnumber">86. <text:s/><text:bookmark-ref text:reference-format="text" text:ref-name="toc_book_116">Minutes of meetings</text:bookmark-ref></text:p>
      <text:p text:style-name="tocsectionnumber">87. <text:s/><text:bookmark-ref text:reference-format="text" text:ref-name="toc_book_117">Annual general meetings</text:bookmark-ref></text:p>
      <text:p text:style-name="tocsectionnumber">88. <text:s/><text:bookmark-ref text:reference-format="text" text:ref-name="toc_book_118">Extraordinary general meetings</text:bookmark-ref></text:p>
      <text:p text:style-name="tocsectionnumber">89. <text:s/><text:bookmark-ref text:reference-format="text" text:ref-name="toc_book_119">Convening of extraordinary general meetings by members</text:bookmark-ref></text:p>
      <text:p text:style-name="tocpartnumber"><text:bookmark-ref text:reference-format="text" text:ref-name="toc_book_120">PART 6</text:bookmark-ref></text:p>
      <text:p text:style-name="tocparttitle"><text:bookmark-ref text:reference-format="text" text:ref-name="toc_book_121">Charges and Debentures</text:bookmark-ref></text:p>
      <text:p text:style-name="tocchapternumber"><text:bookmark-ref text:reference-format="text" text:ref-name="toc_book_122">Chapter 1</text:bookmark-ref></text:p>
      <text:p text:style-name="tocchaptertitle"><text:bookmark-ref text:reference-format="text" text:ref-name="toc_book_123">Interpretation</text:bookmark-ref></text:p>
      <text:p text:style-name="tocsectionnumber">90. <text:s/><text:bookmark-ref text:reference-format="text" text:ref-name="toc_book_124">Definitions</text:bookmark-ref></text:p>
      <text:p text:style-name="tocchapternumber"><text:bookmark-ref text:reference-format="text" text:ref-name="toc_book_125">Chapter 2</text:bookmark-ref></text:p>
      <text:p text:style-name="tocchaptertitle"><text:bookmark-ref text:reference-format="text" text:ref-name="toc_book_126">Registration of charges and priority</text:bookmark-ref></text:p>
      <text:p text:style-name="tocsectionnumber">91. <text:s/><text:bookmark-ref text:reference-format="text" text:ref-name="toc_book_127">Registration of charges created by ICAVs</text:bookmark-ref></text:p>
      <text:p text:style-name="tocsectionnumber"><text:soft-page-break/>92. <text:s/><text:bookmark-ref text:reference-format="text" text:ref-name="toc_book_128">Duty of ICAV with respect to registration under section 91 and right of others to effect registration</text:bookmark-ref></text:p>
      <text:p text:style-name="tocsectionnumber">93. <text:s/><text:bookmark-ref text:reference-format="text" text:ref-name="toc_book_129">Duty of ICAV to register charges existing on property acquired</text:bookmark-ref></text:p>
      <text:p text:style-name="tocsectionnumber">94. <text:s/><text:bookmark-ref text:reference-format="text" text:ref-name="toc_book_130">Priority of charges</text:bookmark-ref></text:p>
      <text:p text:style-name="tocsectionnumber">95. <text:s/><text:bookmark-ref text:reference-format="text" text:ref-name="toc_book_131">Registration of judgment mortgages</text:bookmark-ref></text:p>
      <text:p text:style-name="tocsectionnumber">96. <text:s/><text:bookmark-ref text:reference-format="text" text:ref-name="toc_book_132">Register of charges</text:bookmark-ref></text:p>
      <text:p text:style-name="tocsectionnumber">97. <text:s/><text:bookmark-ref text:reference-format="text" text:ref-name="toc_book_133">Certificate of registration</text:bookmark-ref></text:p>
      <text:p text:style-name="tocsectionnumber">98. <text:s/><text:bookmark-ref text:reference-format="text" text:ref-name="toc_book_134">Entries of satisfaction and release of property from charge</text:bookmark-ref></text:p>
      <text:p text:style-name="tocsectionnumber">99. <text:s/><text:bookmark-ref text:reference-format="text" text:ref-name="toc_book_135">Extension of time for registration of charges and rectification of register</text:bookmark-ref></text:p>
      <text:p text:style-name="tocsectionnumber">100. <text:s/><text:bookmark-ref text:reference-format="text" text:ref-name="toc_book_136">Copies of instruments creating charges to be kept</text:bookmark-ref></text:p>
      <text:p text:style-name="tocsectionnumber">101. <text:s/><text:bookmark-ref text:reference-format="text" text:ref-name="toc_book_137">Netting of Financial Contracts Act 1995 not to affect registration requirements</text:bookmark-ref></text:p>
      <text:p text:style-name="tocchapternumber"><text:bookmark-ref text:reference-format="text" text:ref-name="toc_book_138">Chapter 3</text:bookmark-ref></text:p>
      <text:p text:style-name="tocchaptertitle"><text:bookmark-ref text:reference-format="text" text:ref-name="toc_book_139">Provisions as to debentures</text:bookmark-ref></text:p>
      <text:p text:style-name="tocsectionnumber">102. <text:s/><text:bookmark-ref text:reference-format="text" text:ref-name="toc_book_140">Liability of trustees for debenture holders</text:bookmark-ref></text:p>
      <text:p text:style-name="tocsectionnumber">103. <text:s/><text:bookmark-ref text:reference-format="text" text:ref-name="toc_book_141">Perpetual debentures</text:bookmark-ref></text:p>
      <text:p text:style-name="tocsectionnumber">104. <text:s/><text:bookmark-ref text:reference-format="text" text:ref-name="toc_book_142">Power to re-issue redeemed debentures</text:bookmark-ref></text:p>
      <text:p text:style-name="tocsectionnumber">105. <text:s/><text:bookmark-ref text:reference-format="text" text:ref-name="toc_book_143">Specific performance of contracts to subscribe for debentures</text:bookmark-ref></text:p>
      <text:p text:style-name="tocchapternumber"><text:bookmark-ref text:reference-format="text" text:ref-name="toc_book_144">Chapter 4</text:bookmark-ref></text:p>
      <text:p text:style-name="tocchaptertitle"><text:bookmark-ref text:reference-format="text" text:ref-name="toc_book_145">Prohibition on registration of certain matters affecting shareholders</text:bookmark-ref></text:p>
      <text:p text:style-name="tocsectionnumber">106. <text:s/><text:bookmark-ref text:reference-format="text" text:ref-name="toc_book_146">Registration against ICAV of certain matters prohibited</text:bookmark-ref></text:p>
      <text:p text:style-name="tocpartnumber"><text:bookmark-ref text:reference-format="text" text:ref-name="toc_book_147">PART 7</text:bookmark-ref></text:p>
      <text:p text:style-name="tocparttitle"><text:bookmark-ref text:reference-format="text" text:ref-name="toc_book_148">Accounts, Reports and Auditing</text:bookmark-ref></text:p>
      <text:p text:style-name="tocchapternumber"><text:bookmark-ref text:reference-format="text" text:ref-name="toc_book_149">Chapter 1</text:bookmark-ref></text:p>
      <text:p text:style-name="tocchaptertitle"><text:bookmark-ref text:reference-format="text" text:ref-name="toc_book_150">Accounting records</text:bookmark-ref></text:p>
      <text:p text:style-name="tocsectionnumber">107. <text:s/><text:bookmark-ref text:reference-format="text" text:ref-name="toc_book_151">Obligation to keep adequate accounting records</text:bookmark-ref></text:p>
      <text:p text:style-name="tocsectionnumber">108. <text:s/><text:bookmark-ref text:reference-format="text" text:ref-name="toc_book_152">Basic requirements for accounting records</text:bookmark-ref></text:p>
      <text:p text:style-name="tocsectionnumber">109. <text:s/><text:bookmark-ref text:reference-format="text" text:ref-name="toc_book_153">Where accounting records are to be kept</text:bookmark-ref></text:p>
      <text:p text:style-name="tocsectionnumber">110. <text:s/><text:bookmark-ref text:reference-format="text" text:ref-name="toc_book_154">Access to accounting records</text:bookmark-ref></text:p>
      <text:p text:style-name="tocsectionnumber">111. <text:s/><text:bookmark-ref text:reference-format="text" text:ref-name="toc_book_155">Retention of accounting records</text:bookmark-ref></text:p>
      <text:p text:style-name="tocsectionnumber">112. <text:s/><text:bookmark-ref text:reference-format="text" text:ref-name="toc_book_156">Accounting records: offences</text:bookmark-ref></text:p>
      <text:p text:style-name="tocsectionnumber">113. <text:s/><text:bookmark-ref text:reference-format="text" text:ref-name="toc_book_157">Personal liability of officers where adequate accounting records not kept</text:bookmark-ref></text:p>
      <text:p text:style-name="tocchapternumber"><text:bookmark-ref text:reference-format="text" text:ref-name="toc_book_158">Chapter 2</text:bookmark-ref></text:p>
      <text:p text:style-name="tocchaptertitle"><text:bookmark-ref text:reference-format="text" text:ref-name="toc_book_159">Annual accounts</text:bookmark-ref></text:p>
      <text:p text:style-name="tocsectionnumber">114. <text:s/><text:bookmark-ref text:reference-format="text" text:ref-name="toc_book_160">Annual accounts</text:bookmark-ref></text:p>
      <text:p text:style-name="tocsectionnumber">115. <text:s/><text:bookmark-ref text:reference-format="text" text:ref-name="toc_book_161">Accounts to include information about directors</text:bookmark-ref></text:p>
      <text:p text:style-name="tocchapternumber"><text:soft-page-break/><text:bookmark-ref text:reference-format="text" text:ref-name="toc_book_162">Chapter 3</text:bookmark-ref></text:p>
      <text:p text:style-name="tocchaptertitle"><text:bookmark-ref text:reference-format="text" text:ref-name="toc_book_163">Directors’ reports</text:bookmark-ref></text:p>
      <text:p text:style-name="tocsectionnumber">116. <text:s/><text:bookmark-ref text:reference-format="text" text:ref-name="toc_book_164">Directors’ report</text:bookmark-ref></text:p>
      <text:p text:style-name="tocsectionnumber">117. <text:s/><text:bookmark-ref text:reference-format="text" text:ref-name="toc_book_165">Revised directors’ reports</text:bookmark-ref></text:p>
      <text:p text:style-name="tocchapternumber"><text:bookmark-ref text:reference-format="text" text:ref-name="toc_book_166">Chapter 4</text:bookmark-ref></text:p>
      <text:p text:style-name="tocchaptertitle"><text:bookmark-ref text:reference-format="text" text:ref-name="toc_book_167">Audit</text:bookmark-ref></text:p>
      <text:p text:style-name="tocsectionnumber">118. <text:s/><text:bookmark-ref text:reference-format="text" text:ref-name="toc_book_168">Auditor reports on accounts</text:bookmark-ref></text:p>
      <text:p text:style-name="tocsectionnumber">119. <text:s/><text:bookmark-ref text:reference-format="text" text:ref-name="toc_book_169">Consideration by auditor of consistency of directors’ report with ICAV’s accounts</text:bookmark-ref></text:p>
      <text:p text:style-name="tocsectionnumber">120. <text:s/><text:bookmark-ref text:reference-format="text" text:ref-name="toc_book_170">Duty of auditor in relation to suspected commission of indictable offence</text:bookmark-ref></text:p>
      <text:p text:style-name="tocsectionnumber">121. <text:s/><text:bookmark-ref text:reference-format="text" text:ref-name="toc_book_171">Eligibility to be auditor</text:bookmark-ref></text:p>
      <text:p text:style-name="tocsectionnumber">122. <text:s/><text:bookmark-ref text:reference-format="text" text:ref-name="toc_book_172">Auditor acting where ineligible</text:bookmark-ref></text:p>
      <text:p text:style-name="tocsectionnumber">123. <text:s/><text:bookmark-ref text:reference-format="text" text:ref-name="toc_book_173">Appointment of auditors</text:bookmark-ref></text:p>
      <text:p text:style-name="tocsectionnumber">124. <text:s/><text:bookmark-ref text:reference-format="text" text:ref-name="toc_book_174">Casual vacancy</text:bookmark-ref></text:p>
      <text:p text:style-name="tocsectionnumber">125. <text:s/><text:bookmark-ref text:reference-format="text" text:ref-name="toc_book_175">Partnerships</text:bookmark-ref></text:p>
      <text:p text:style-name="tocsectionnumber">126. <text:s/><text:bookmark-ref text:reference-format="text" text:ref-name="toc_book_176">Auditor’s access to records</text:bookmark-ref></text:p>
      <text:p text:style-name="tocsectionnumber">127. <text:s/><text:bookmark-ref text:reference-format="text" text:ref-name="toc_book_177">Rights of auditors</text:bookmark-ref></text:p>
      <text:p text:style-name="tocsectionnumber">128. <text:s/><text:bookmark-ref text:reference-format="text" text:ref-name="toc_book_178">Remuneration of auditors</text:bookmark-ref></text:p>
      <text:p text:style-name="tocsectionnumber">129. <text:s/><text:bookmark-ref text:reference-format="text" text:ref-name="toc_book_179">Power of competent authority</text:bookmark-ref></text:p>
      <text:p text:style-name="tocsectionnumber">130. <text:s/><text:bookmark-ref text:reference-format="text" text:ref-name="toc_book_180">Removal of auditor</text:bookmark-ref></text:p>
      <text:p text:style-name="tocsectionnumber">131. <text:s/><text:bookmark-ref text:reference-format="text" text:ref-name="toc_book_181">Resolution for removal of auditor</text:bookmark-ref></text:p>
      <text:p text:style-name="tocsectionnumber">132. <text:s/><text:bookmark-ref text:reference-format="text" text:ref-name="toc_book_182">Auditor who has been removed</text:bookmark-ref></text:p>
      <text:p text:style-name="tocsectionnumber">133. <text:s/><text:bookmark-ref text:reference-format="text" text:ref-name="toc_book_183">Resignation of auditor</text:bookmark-ref></text:p>
      <text:p text:style-name="tocsectionnumber">134. <text:s/><text:bookmark-ref text:reference-format="text" text:ref-name="toc_book_184">Statement of circumstances</text:bookmark-ref></text:p>
      <text:p text:style-name="tocsectionnumber">135. <text:s/><text:bookmark-ref text:reference-format="text" text:ref-name="toc_book_185">Auditor who has resigned</text:bookmark-ref></text:p>
      <text:p text:style-name="tocsectionnumber">136. <text:s/><text:bookmark-ref text:reference-format="text" text:ref-name="toc_book_186">Requirements consequent on ceasing to hold office</text:bookmark-ref></text:p>
      <text:p text:style-name="tocsectionnumber">137. <text:s/><text:bookmark-ref text:reference-format="text" text:ref-name="toc_book_187">Withdrawal of approval</text:bookmark-ref></text:p>
      <text:p text:style-name="tocpartnumber"><text:bookmark-ref text:reference-format="text" text:ref-name="toc_book_188">PART 8</text:bookmark-ref></text:p>
      <text:p text:style-name="tocparttitle"><text:bookmark-ref text:reference-format="text" text:ref-name="toc_book_189">Conversions of Investment Company or UCITS to ICAV</text:bookmark-ref></text:p>
      <text:p text:style-name="tocsectionnumber">138. <text:s/><text:bookmark-ref text:reference-format="text" text:ref-name="toc_book_190">Conversion of investment company or UCITS to ICAV</text:bookmark-ref></text:p>
      <text:p text:style-name="tocsectionnumber">139. <text:s/><text:bookmark-ref text:reference-format="text" text:ref-name="toc_book_191">Declaration of solvency</text:bookmark-ref></text:p>
      <text:p text:style-name="tocsectionnumber">140. <text:s/><text:bookmark-ref text:reference-format="text" text:ref-name="toc_book_192">Registration pursuant to application for conversion</text:bookmark-ref></text:p>
      <text:p text:style-name="tocsectionnumber">141. <text:s/><text:bookmark-ref text:reference-format="text" text:ref-name="toc_book_193">Further statutory declarations</text:bookmark-ref></text:p>
      <text:p text:style-name="tocsectionnumber">142. <text:s/><text:bookmark-ref text:reference-format="text" text:ref-name="toc_book_194">Failure to comply</text:bookmark-ref></text:p>
      <text:p text:style-name="tocsectionnumber"/>
      <text:p text:style-name="tocsectionnumber"/>
      <text:p text:style-name="tocpartnumber"><text:soft-page-break/><text:bookmark-ref text:reference-format="text" text:ref-name="toc_book_195">PART 9</text:bookmark-ref></text:p>
      <text:p text:style-name="tocparttitle"><text:bookmark-ref text:reference-format="text" text:ref-name="toc_book_196">Migration</text:bookmark-ref></text:p>
      <text:p text:style-name="tocchapternumber"><text:bookmark-ref text:reference-format="text" text:ref-name="toc_book_197">Chapter 1</text:bookmark-ref></text:p>
      <text:p text:style-name="tocchaptertitle"><text:bookmark-ref text:reference-format="text" text:ref-name="toc_book_198">Migration-in to become ICAV</text:bookmark-ref></text:p>
      <text:p text:style-name="tocsectionnumber">143. <text:s/><text:bookmark-ref text:reference-format="text" text:ref-name="toc_book_199">Definitions</text:bookmark-ref></text:p>
      <text:p text:style-name="tocsectionnumber">144. <text:s/><text:bookmark-ref text:reference-format="text" text:ref-name="toc_book_200">Registration documents</text:bookmark-ref></text:p>
      <text:p text:style-name="tocsectionnumber">145. <text:s/><text:bookmark-ref text:reference-format="text" text:ref-name="toc_book_201">Continuation of migrating body</text:bookmark-ref></text:p>
      <text:p text:style-name="tocsectionnumber">146. <text:s/><text:bookmark-ref text:reference-format="text" text:ref-name="toc_book_202">Supplementary provision in relation to section 145</text:bookmark-ref></text:p>
      <text:p text:style-name="tocchapternumber"><text:bookmark-ref text:reference-format="text" text:ref-name="toc_book_203">Chapter 2</text:bookmark-ref></text:p>
      <text:p text:style-name="tocchaptertitle"><text:bookmark-ref text:reference-format="text" text:ref-name="toc_book_204">De-registration following migration out</text:bookmark-ref></text:p>
      <text:p text:style-name="tocsectionnumber">147. <text:s/><text:bookmark-ref text:reference-format="text" text:ref-name="toc_book_205">Definitions</text:bookmark-ref></text:p>
      <text:p text:style-name="tocsectionnumber">148. <text:s/><text:bookmark-ref text:reference-format="text" text:ref-name="toc_book_206">De-registration of ICAVs when continued under law of place outside the State</text:bookmark-ref></text:p>
      <text:p text:style-name="tocsectionnumber">149. <text:s/><text:bookmark-ref text:reference-format="text" text:ref-name="toc_book_207">Provisions supplementary to section 148</text:bookmark-ref></text:p>
      <text:p text:style-name="tocchapternumber"><text:bookmark-ref text:reference-format="text" text:ref-name="toc_book_208">Chapter 3</text:bookmark-ref></text:p>
      <text:p text:style-name="tocchaptertitle"><text:bookmark-ref text:reference-format="text" text:ref-name="toc_book_209">Declaration of solvency</text:bookmark-ref></text:p>
      <text:p text:style-name="tocsectionnumber">150. <text:s/><text:bookmark-ref text:reference-format="text" text:ref-name="toc_book_210">Statutory declaration as to solvency</text:bookmark-ref></text:p>
      <text:p text:style-name="tocpartnumber"><text:bookmark-ref text:reference-format="text" text:ref-name="toc_book_211">PART 10</text:bookmark-ref></text:p>
      <text:p text:style-name="tocparttitle"><text:bookmark-ref text:reference-format="text" text:ref-name="toc_book_212">Receivers, Winding Up, etc.</text:bookmark-ref></text:p>
      <text:p text:style-name="tocchapternumber"><text:bookmark-ref text:reference-format="text" text:ref-name="toc_book_213">Chapter 1</text:bookmark-ref></text:p>
      <text:p text:style-name="tocchaptertitle"><text:bookmark-ref text:reference-format="text" text:ref-name="toc_book_214">Receivers</text:bookmark-ref></text:p>
      <text:p text:style-name="tocsectionnumber">151. <text:s/><text:bookmark-ref text:reference-format="text" text:ref-name="toc_book_215">Receivers</text:bookmark-ref></text:p>
      <text:p text:style-name="tocchapternumber"><text:bookmark-ref text:reference-format="text" text:ref-name="toc_book_216">Chapter 2</text:bookmark-ref></text:p>
      <text:p text:style-name="tocchaptertitle"><text:bookmark-ref text:reference-format="text" text:ref-name="toc_book_217">Winding up</text:bookmark-ref></text:p>
      <text:p text:style-name="tocsectionnumber">152. <text:s/><text:bookmark-ref text:reference-format="text" text:ref-name="toc_book_218">Winding up</text:bookmark-ref></text:p>
      <text:p text:style-name="tocpartnumber"><text:bookmark-ref text:reference-format="text" text:ref-name="toc_book_219">PART 11</text:bookmark-ref></text:p>
      <text:p text:style-name="tocparttitle"><text:bookmark-ref text:reference-format="text" text:ref-name="toc_book_220">Strike Off and Restoration</text:bookmark-ref></text:p>
      <text:p text:style-name="tocchapternumber"><text:bookmark-ref text:reference-format="text" text:ref-name="toc_book_221">Chapter 1</text:bookmark-ref></text:p>
      <text:p text:style-name="tocchaptertitle"><text:bookmark-ref text:reference-format="text" text:ref-name="toc_book_222">Strike off of ICAV</text:bookmark-ref></text:p>
      <text:p text:style-name="tocsectionnumber">153. <text:s/><text:bookmark-ref text:reference-format="text" text:ref-name="toc_book_223">When Bank may strike ICAV off register</text:bookmark-ref></text:p>
      <text:p text:style-name="tocsectionnumber">154. <text:s/><text:bookmark-ref text:reference-format="text" text:ref-name="toc_book_224">Grounds for involuntary strike off</text:bookmark-ref></text:p>
      <text:p text:style-name="tocsectionnumber">155. <text:s/><text:bookmark-ref text:reference-format="text" text:ref-name="toc_book_225">Bank’s notice to ICAV of intention to strike it off register</text:bookmark-ref></text:p>
      <text:p text:style-name="tocsectionnumber">156. <text:s/><text:bookmark-ref text:reference-format="text" text:ref-name="toc_book_226">Contents of Bank’s notice to ICAV</text:bookmark-ref></text:p>
      <text:p text:style-name="tocsectionnumber">157. <text:s/><text:bookmark-ref text:reference-format="text" text:ref-name="toc_book_227">Meaning of remedial step</text:bookmark-ref></text:p>
      <text:p text:style-name="tocsectionnumber">158. <text:s/><text:bookmark-ref text:reference-format="text" text:ref-name="toc_book_228">Public notice of intention to strike ICAV off register</text:bookmark-ref></text:p>
      <text:p text:style-name="tocsectionnumber"><text:soft-page-break/>159. <text:s/><text:bookmark-ref text:reference-format="text" text:ref-name="toc_book_229">Conditions for voluntary strike off</text:bookmark-ref></text:p>
      <text:p text:style-name="tocsectionnumber">160. <text:s/><text:bookmark-ref text:reference-format="text" text:ref-name="toc_book_230">Public notice in case of voluntary strike off</text:bookmark-ref></text:p>
      <text:p text:style-name="tocsectionnumber">161. <text:s/><text:bookmark-ref text:reference-format="text" text:ref-name="toc_book_231">Striking off (involuntary and voluntary cases) and dissolution</text:bookmark-ref></text:p>
      <text:p text:style-name="tocsectionnumber">162. <text:s/><text:bookmark-ref text:reference-format="text" text:ref-name="toc_book_232">Effect of removal and dissolution</text:bookmark-ref></text:p>
      <text:p text:style-name="tocsectionnumber">163. <text:s/><text:bookmark-ref text:reference-format="text" text:ref-name="toc_book_233">Power of Bank to obtain information</text:bookmark-ref></text:p>
      <text:p text:style-name="tocchapternumber"><text:bookmark-ref text:reference-format="text" text:ref-name="toc_book_234">Chapter 2</text:bookmark-ref></text:p>
      <text:p text:style-name="tocchaptertitle"><text:bookmark-ref text:reference-format="text" text:ref-name="toc_book_235">Restoration of ICAV to register</text:bookmark-ref></text:p>
      <text:p text:style-name="tocsectionnumber">164. <text:s/><text:bookmark-ref text:reference-format="text" text:ref-name="toc_book_236">Application of Chapter</text:bookmark-ref></text:p>
      <text:p text:style-name="tocsectionnumber">165. <text:s/><text:bookmark-ref text:reference-format="text" text:ref-name="toc_book_237">Restoration on application to Bank</text:bookmark-ref></text:p>
      <text:p text:style-name="tocsectionnumber">166. <text:s/><text:bookmark-ref text:reference-format="text" text:ref-name="toc_book_238">Restoration on application to High Court</text:bookmark-ref></text:p>
      <text:p text:style-name="tocsectionnumber">167. <text:s/><text:bookmark-ref text:reference-format="text" text:ref-name="toc_book_239">Requirements for application to High Court under section 166</text:bookmark-ref></text:p>
      <text:p text:style-name="tocsectionnumber">168. <text:s/><text:bookmark-ref text:reference-format="text" text:ref-name="toc_book_240">Terms of High Court order on application under section 166</text:bookmark-ref></text:p>
      <text:p text:style-name="tocsectionnumber">169. <text:s/><text:bookmark-ref text:reference-format="text" text:ref-name="toc_book_241">High Court order for restoration on application of Bank</text:bookmark-ref></text:p>
      <text:p text:style-name="tocsectionnumber">170. <text:s/><text:bookmark-ref text:reference-format="text" text:ref-name="toc_book_242">Supplementary High Court orders</text:bookmark-ref></text:p>
      <text:p text:style-name="tocpartnumber"><text:bookmark-ref text:reference-format="text" text:ref-name="toc_book_243">PART 12</text:bookmark-ref></text:p>
      <text:p text:style-name="tocparttitle"><text:bookmark-ref text:reference-format="text" text:ref-name="toc_book_244">Investigations, Compliance and Enforcement</text:bookmark-ref></text:p>
      <text:p text:style-name="tocsectionnumber">171. <text:s/><text:bookmark-ref text:reference-format="text" text:ref-name="toc_book_245">Investigations</text:bookmark-ref></text:p>
      <text:p text:style-name="tocsectionnumber">172. <text:s/><text:bookmark-ref text:reference-format="text" text:ref-name="toc_book_246">Compliance orders</text:bookmark-ref></text:p>
      <text:p text:style-name="tocsectionnumber">173. <text:s/><text:bookmark-ref text:reference-format="text" text:ref-name="toc_book_247">Restraining directors and others from removing assets</text:bookmark-ref></text:p>
      <text:p text:style-name="tocsectionnumber">174. <text:s/><text:bookmark-ref text:reference-format="text" text:ref-name="toc_book_248">Agency with responsibility for enforcement of offences</text:bookmark-ref></text:p>
      <text:p text:style-name="tocsectionnumber">175. <text:s/><text:bookmark-ref text:reference-format="text" text:ref-name="toc_book_249">District court district within which summary proceedings may be brought</text:bookmark-ref></text:p>
      <text:p text:style-name="tocsectionnumber">176. <text:s/><text:bookmark-ref text:reference-format="text" text:ref-name="toc_book_250">Application of other provisions relating to offences</text:bookmark-ref></text:p>
      <text:p text:style-name="tocsectionnumber">177. <text:s/><text:bookmark-ref text:reference-format="text" text:ref-name="toc_book_251">Special provisions applying where default in delivery of documents to Bank</text:bookmark-ref></text:p>
      <text:p text:style-name="tocsectionnumber">178. <text:s/><text:bookmark-ref text:reference-format="text" text:ref-name="toc_book_252">General offences</text:bookmark-ref></text:p>
      <text:p text:style-name="tocsectionnumber">179. <text:s/><text:bookmark-ref text:reference-format="text" text:ref-name="toc_book_253">Evidential matters</text:bookmark-ref></text:p>
      <text:p text:style-name="tocpartnumber"><text:bookmark-ref text:reference-format="text" text:ref-name="toc_book_254">PART 13</text:bookmark-ref></text:p>
      <text:p text:style-name="tocparttitle"><text:bookmark-ref text:reference-format="text" text:ref-name="toc_book_255">Miscellaneous</text:bookmark-ref></text:p>
      <text:p text:style-name="tocsectionnumber">180. <text:s/><text:bookmark-ref text:reference-format="text" text:ref-name="toc_book_256">Mergers involving ICAV</text:bookmark-ref></text:p>
      <text:p text:style-name="tocsectionnumber">181. <text:s/><text:bookmark-ref text:reference-format="text" text:ref-name="toc_book_257">Taxation</text:bookmark-ref></text:p>
      <text:p text:style-name="tocsectionnumber">182. <text:s/><text:bookmark-ref text:reference-format="text" text:ref-name="toc_book_258">Fees</text:bookmark-ref></text:p>
      <text:p text:style-name="tocsectionnumber">183. <text:s/><text:bookmark-ref text:reference-format="text" text:ref-name="toc_book_259">Categories of offences</text:bookmark-ref></text:p>
      <text:p text:style-name="tocsectionnumber">184. <text:s/><text:bookmark-ref text:reference-format="text" text:ref-name="toc_book_260">Amendment of UCITS Regulations</text:bookmark-ref></text:p>
      <text:p text:style-name="tocsectionnumber">185. <text:s/><text:bookmark-ref text:reference-format="text" text:ref-name="toc_book_261">Amendment of Central Bank Act 1942</text:bookmark-ref></text:p>
      <text:p text:style-name="tocsectionnumber">186. <text:s/><text:bookmark-ref text:reference-format="text" text:ref-name="toc_book_262">Exemption from liability void</text:bookmark-ref></text:p>
      <text:p text:style-name="tocsectionnumber">187. <text:s/><text:bookmark-ref text:reference-format="text" text:ref-name="toc_book_263">Notice, etc.</text:bookmark-ref></text:p>
      <text:p text:style-name="tocsectionnumber">188. <text:s/><text:bookmark-ref text:reference-format="text" text:ref-name="toc_book_264">Director of Corporate Enforcement</text:bookmark-ref></text:p>
      <text:p text:style-name="tocschedulenumber"><text:soft-page-break/><text:bookmark-ref text:reference-format="text" text:ref-name="toc_book_265">SCHEDULE</text:bookmark-ref></text:p>
      <text:p text:style-name="tocscheduletitle"><text:bookmark-ref text:reference-format="text" text:ref-name="toc_book_266">Accounts</text:bookmark-ref></text:p>
      <text:p text:style-name="tocscheduletitle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80">Acts Referred to</text:p>
          </text:index-title>
          <text:p text:style-name="P81">Central Bank (Supervision and Enforcement) Act 2013 (No. 26)</text:p>
          <text:p text:style-name="P81">Central Bank Act 1942 (No. 22)</text:p>
          <text:p text:style-name="P81">Civil Partnership and Certain Rights and Obligations of Cohabitants Act 2010 (No. 24)</text:p>
          <text:p text:style-name="P81">Companies Act 2014 (No. 38)</text:p>
          <text:p text:style-name="P81">Courts of Justice Act 1924 (No. 10)</text:p>
          <text:p text:style-name="P81">Netting of Financial Contracts Act 1995 (No. 25)</text:p>
          <text:p text:style-name="P81">Partnership Act 1890 (53 &amp; 54 Vict., c. 39)</text:p>
          <text:p text:style-name="P81">Registration of Deeds and Title Act 2006 (No. 12)</text:p>
          <text:p text:style-name="P81">Registration of Title Act 1964 (No. 16)</text:p>
          <text:p text:style-name="P81">State Property Act 1954 (No. 25)</text:p>
          <text:p text:style-name="P81">Taxes Consolidation Act 1997 (No. 39)</text:p>
        </text:index-body>
      </text:alphabetical-index>
      <text:p text:style-name="Standard"/>
      <text:p text:style-name="P86"/>
      <text:p text:style-name="hr"/>
      <text:p text:style-name="shorttitleirish"><text:hidden-text text:condition="ooow:" text:string-value="P13:L1" text:is-hidden="true"/><text:user-field-get text:name="GA_shorttitle_caps">AN BILLE FÁ GHLÉASANNA ÉIREANNACHA UM CHOMHBHAINISTIÚ SÓCMHAINNÍ, 2014</text:user-field-get><text:hidden-text text:condition="ooow:" text:string-value="P13:L2" text:is-hidden="true"/></text:p>
      <text:p text:style-name="P59"><text:hidden-text text:condition="ooow:" text:string-value="P13:L3" text:is-hidden="true"/><text:user-field-get text:name="EN_shorttitle">IRISH COLLECTIVE ASSET-MANAGEMENT VEHICLES BILL 2014</text:user-field-get></text:p>
      <text:p text:style-name="hr"/>
      <text:p text:style-name="bill"><text:hidden-text text:condition="ooow:" text:string-value="P13:L4" text:is-hidden="true"/><text:user-field-get text:name="STATUS">Bill</text:user-field-get></text:p>
      <text:p text:style-name="entitled"><text:hidden-text text:condition="ooow:" text:string-value="P13:L5" text:is-hidden="true"/>entitled</text:p>
      <text:p text:style-name="longtitle"><text:hidden-text text:condition="ooow:" text:string-value="P13:L6" text:is-hidden="true"/>An Act to make provision for the creation, operation and regulation of bodies corporate <text:hidden-text text:condition="ooow:" text:string-value="P13:L7" text:is-hidden="true"/>to be known as Irish Collective Asset-management Vehicles and to provide for related <text:hidden-text text:condition="ooow:" text:string-value="P13:L8" text:is-hidden="true"/>matters.</text:p>
      <text:p text:style-name="enacted"><text:hidden-text text:condition="ooow:" text:string-value="P13:L9" text:is-hidden="true"/>Be it enacted by the Oireachtas as follows:</text:p>
      <text:p text:style-name="partnumber"><text:bookmark-start text:name="toc_book_1"/><text:hidden-text text:condition="ooow:" text:string-value="P13:L10" text:is-hidden="true"/>PART <text:reference-mark-start text:name="partnumber_1"/><text:sequence text:ref-name="refpartnumber0" text:name="partnumber" text:formula="ooow:partnumber+1" style:num-format="1">1</text:sequence><text:bookmark-end text:name="toc_book_1"/><text:reference-mark-end text:name="partnumber_1"/></text:p>
      <text:p text:style-name="parttitle"><text:bookmark-start text:name="toc_book_2"/><text:hidden-text text:condition="ooow:" text:string-value="P13:L11" text:is-hidden="true"/>Preliminary and General<text:bookmark-end text:name="toc_book_2"/></text:p>
      <text:p text:style-name="chapternumber"><text:bookmark-start text:name="toc_book_3"/><text:hidden-text text:condition="ooow:" text:string-value="P13:L12" text:is-hidden="true"/>Chapter <text:reference-mark-start text:name="chapternumber_1"/><text:sequence text:ref-name="refchapternumber0" text:name="chapternumber" style:num-format="1">1</text:sequence><text:bookmark-end text:name="toc_book_3"/><text:reference-mark-end text:name="chapternumber_1"/></text:p>
      <text:p text:style-name="chaptertitle"><text:bookmark-start text:name="toc_book_4"/><text:hidden-text text:condition="ooow:" text:string-value="P13:L13" text:is-hidden="true"/>Preliminary<text:bookmark-end text:name="toc_book_4"/></text:p>
      <text:p text:style-name="shouldernote"><text:bookmark-start text:name="toc_book_5"/><text:hidden-text text:condition="ooow:" text:string-value="P13:L14" text:is-hidden="true"/>Short title and commencement<text:bookmark-end text:name="toc_book_5"/></text:p>
      <text:p text:style-name="subsection"><text:hidden-text text:condition="ooow:" text:string-value="P13:L15" text:is-hidden="true"/><text:reference-mark-start text:name="sectionnumber_1"/><text:span text:style-name="T9"><text:sequence text:ref-name="refsectionnumber0" text:name="sectionnumber" text:formula="ooow:sectionnumber+1" style:num-format="1">1</text:sequence></text:span><text:reference-mark-end text:name="sectionnumber_1"/><text:span text:style-name="T9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Irish Collective Asset-management Vehicles Act 2015.</text:p>
      <text:p text:style-name="subsection"><text:hidden-text text:condition="ooow:" text:string-value="P13:L16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shall come into operation on such day or days as the Minister may appoint <text:hidden-text text:condition="ooow:" text:string-value="P13:L17" text:is-hidden="true"/>by order or orders either generally or with reference to any particular purpose or <text:hidden-text text:condition="ooow:" text:string-value="P13:L18" text:is-hidden="true"/>provision and different days may be so appointed for different purposes or different <text:hidden-text text:condition="ooow:" text:string-value="P13:L19" text:is-hidden="true"/>provisions.</text:p>
      <text:p text:style-name="P65"><text:hidden-text text:condition="ooow:" text:string-value="P13:L20" text:is-hidden="true"/><text:tab/><text:reference-mark-start text:name="subsectionnumber_488_AIC_20/01/2015_36531"/>(<text:sequence text:ref-name="refsubsectionnumber2" text:name="subsectionnumber" text:formula="ooow:subsectionnumber+1" style:num-format="1">3</text:sequence>)<text:reference-mark-end text:name="subsectionnumber_488_AIC_20/01/2015_36531"/><text:tab/>In relation to times before the coming into operation of the <text:alphabetical-index-mark text:string-value="Companies Act 2014 (No. 38)"/>Companies Act 2014 <text:hidden-text text:condition="ooow:" text:string-value="P13:L21" text:is-hidden="true"/>references in this Act to any provision of that Act have effect as references to the <text:hidden-text text:condition="ooow:" text:string-value="P13:L22" text:is-hidden="true"/>corresponding provisions of any enactment to be repealed by that Act.</text:p>
      <text:p text:style-name="shouldernote"><text:bookmark-start text:name="toc_book_6"/><text:hidden-text text:condition="ooow:" text:string-value="P13:L23" text:is-hidden="true"/>Definitions<text:bookmark-end text:name="toc_book_6"/></text:p>
      <text:p text:style-name="section"><text:hidden-text text:condition="ooow:" text:string-value="P13:L24" text:is-hidden="true"/><text:reference-mark-start text:name="sectionnumber_2"/><text:span text:style-name="T9"><text:sequence text:ref-name="refsectionnumber1" text:name="sectionnumber" text:formula="ooow:sectionnumber+1" style:num-format="1">2</text:sequence></text:span><text:reference-mark-end text:name="sectionnumber_2"/><text:span text:style-name="T9">.</text:span><text:tab/>In this Act⁠—</text:p>
      <text:p text:style-name="section"><text:hidden-text text:condition="ooow:" text:string-value="P13:L25" text:is-hidden="true"/><text:tab/>“AIFM Regulations” means the European Union (Alternative Investment Fund <text:hidden-text text:condition="ooow:" text:string-value="P13:L26" text:is-hidden="true"/>Managers) Regulations 2013 (S.I. No. 257 of 2013);</text:p>
      <text:p text:style-name="section"><text:hidden-text text:condition="ooow:" text:string-value="P13:L27" text:is-hidden="true"/><text:tab/>“annual general meeting” has the meaning given by <text:span text:style-name="T6">section </text:span><text:span text:style-name="T6"><text:reference-ref text:reference-format="text" text:ref-name="sectionnumber_85">87</text:reference-ref></text:span><text:span text:style-name="T6"><text:reference-ref text:reference-format="text" text:ref-name="subsectionnumber_330">(1)</text:reference-ref></text:span>;</text:p>
      <text:p text:style-name="section"><text:hidden-text text:condition="ooow:" text:string-value="P13:L28" text:is-hidden="true"/><text:tab/>“Audits Regulations” means the European Communities (Statutory Audits) (Directive <text:hidden-text text:condition="ooow:" text:string-value="P13:L29" text:is-hidden="true"/>2006/43/EC) Regulations 2010 (S.I. No. 220 of 2010);</text:p>
      <text:p text:style-name="section"><text:soft-page-break/><text:hidden-text text:condition="ooow:" text:string-value="P14:L1" text:is-hidden="true"/><text:tab/>“authorised ICAV” means an ICAV in respect of which a relevant authorisation is in <text:hidden-text text:condition="ooow:" text:string-value="P14:L2" text:is-hidden="true"/>operation;</text:p>
      <text:p text:style-name="section"><text:hidden-text text:condition="ooow:" text:string-value="P14:L3" text:is-hidden="true"/><text:tab/>“Bank” means the Central Bank of Ireland;</text:p>
      <text:p text:style-name="section"><text:hidden-text text:condition="ooow:" text:string-value="P14:L4" text:is-hidden="true"/><text:tab/>“Bank regulations” means regulations made by the Bank under Part 8 of the <text:alphabetical-index-mark text:string-value="Central Bank (Supervision and Enforcement) Act 2013 (No. 26)"/><text:a xlink:type="simple" xlink:href="http://www.irishstatutebook.ie/2013/en/act/pub/0026/index.html">Central Bank </text:a><text:a xlink:type="simple" xlink:href="http://www.irishstatutebook.ie/2013/en/act/pub/0026/index.html"><text:hidden-text text:condition="ooow:" text:string-value="P14:L5" text:is-hidden="true"/></text:a><text:a xlink:type="simple" xlink:href="http://www.irishstatutebook.ie/2013/en/act/pub/0026/index.html">(Supervision and Enforcement) Act 2013</text:a>;</text:p>
      <text:p text:style-name="section"><text:hidden-text text:condition="ooow:" text:string-value="P14:L6" text:is-hidden="true"/><text:tab/>“category 1 offence” means an offence the penalties for which are specified in <text:span text:style-name="T3">section </text:span><text:span text:style-name="T3"><text:hidden-text text:condition="ooow:" text:string-value="P14:L7" text:is-hidden="true"/></text:span><text:span text:style-name="T3"><text:reference-ref text:reference-format="text" text:ref-name="sectionnumber_122">183</text:reference-ref></text:span><text:span text:style-name="T3"><text:reference-ref text:reference-format="text" text:ref-name="subsectionnumber_449">(1)</text:reference-ref></text:span>;</text:p>
      <text:p text:style-name="section"><text:hidden-text text:condition="ooow:" text:string-value="P14:L8" text:is-hidden="true"/><text:tab/>“category 2 offence” means an offence the penalties for which are specified in <text:span text:style-name="T6">section </text:span><text:span text:style-name="T6"><text:hidden-text text:condition="ooow:" text:string-value="P14:L9" text:is-hidden="true"/></text:span><text:span text:style-name="T6"><text:reference-ref text:reference-format="text" text:ref-name="sectionnumber_122">183</text:reference-ref></text:span><text:span text:style-name="T6"><text:reference-ref text:reference-format="text" text:ref-name="subsectionnumber_450">(2)</text:reference-ref></text:span>;</text:p>
      <text:p text:style-name="section"><text:hidden-text text:condition="ooow:" text:string-value="P14:L10" text:is-hidden="true"/><text:tab/>“category 3 offence” means an offence the penalties for which are specified in <text:span text:style-name="T6">section </text:span><text:span text:style-name="T6"><text:hidden-text text:condition="ooow:" text:string-value="P14:L11" text:is-hidden="true"/></text:span><text:span text:style-name="T6"><text:reference-ref text:reference-format="text" text:ref-name="sectionnumber_122">183</text:reference-ref></text:span><text:span text:style-name="T6"><text:reference-ref text:reference-format="text" text:ref-name="subsectionnumber_451">(3)</text:reference-ref></text:span>;</text:p>
      <text:p text:style-name="P19"><text:hidden-text text:condition="ooow:" text:string-value="P14:L12" text:is-hidden="true"/><text:tab/>“Community act” means an act adopted by an institution of the European Union;</text:p>
      <text:p text:style-name="section"><text:hidden-text text:condition="ooow:" text:string-value="P14:L13" text:is-hidden="true"/><text:tab/>“company” means a company <text:bookmark-start text:name="1421854265440"/><text:span text:style-name="T20">formed and registered under the </text:span><text:alphabetical-index-mark text:string-value="Companies Act 2014 (No. 38)"/><text:span text:style-name="T20"/><text:span text:style-name="T20">Companies Act 2014 or an </text:span><text:span text:style-name="T20"><text:hidden-text text:condition="ooow:" text:string-value="P14:L14" text:is-hidden="true"/></text:span><text:span text:style-name="T20">existing company within the meaning of that Act;</text:span><text:bookmark-end text:name="1421854265440"/></text:p>
      <text:p text:style-name="section"><text:hidden-text text:condition="ooow:" text:string-value="P14:L15" text:is-hidden="true"/><text:tab/>“debenture” includes debenture stock, bonds and any other securities of an ICAV whether <text:hidden-text text:condition="ooow:" text:string-value="P14:L16" text:is-hidden="true"/>constituting a charge on the assets of the ICAV or not;</text:p>
      <text:p text:style-name="section"><text:hidden-text text:condition="ooow:" text:string-value="P14:L17" text:is-hidden="true"/><text:tab/>“depositary” means a depositary within the meaning of Regulation 22(3) of the AIFM <text:hidden-text text:condition="ooow:" text:string-value="P14:L18" text:is-hidden="true"/>Regulations;</text:p>
      <text:p text:style-name="section"><text:hidden-text text:condition="ooow:" text:string-value="P14:L19" text:is-hidden="true"/><text:tab/>“disqualification order” has the same meaning as in the enactments specified in <text:span text:style-name="T6">section <text:s/></text:span><text:span text:style-name="T6"><text:hidden-text text:condition="ooow:" text:string-value="P14:L20" text:is-hidden="true"/></text:span><text:span text:style-name="T6"><text:reference-ref text:reference-format="text" text:ref-name="sectionnumber_148_AIC_20/01/2015_39317">85</text:reference-ref></text:span> as applied in relation to an ICAV by that section;</text:p>
      <text:p text:style-name="section"><text:hidden-text text:condition="ooow:" text:string-value="P14:L21" text:is-hidden="true"/><text:tab/>“enactment” includes an instrument under an enactment;</text:p>
      <text:p text:style-name="section"><text:hidden-text text:condition="ooow:" text:string-value="P14:L22" text:is-hidden="true"/><text:tab/>“financial services legislation” has the meaning given by section 3 of the <text:alphabetical-index-mark text:string-value="Central Bank (Supervision and Enforcement) Act 2013 (No. 26)"/><text:a xlink:type="simple" xlink:href="http://www.irishstatutebook.ie/2013/en/act/pub/0026/index.html">Central Bank </text:a><text:a xlink:type="simple" xlink:href="http://www.irishstatutebook.ie/2013/en/act/pub/0026/index.html"><text:hidden-text text:condition="ooow:" text:string-value="P14:L23" text:is-hidden="true"/></text:a><text:a xlink:type="simple" xlink:href="http://www.irishstatutebook.ie/2013/en/act/pub/0026/index.html">(Supervision and Enforcement) Act 2013</text:a>;</text:p>
      <text:p text:style-name="section"><text:hidden-text text:condition="ooow:" text:string-value="P14:L24" text:is-hidden="true"/><text:tab/>“group” means a holding company and its subsidiaries;</text:p>
      <text:p text:style-name="section"><text:hidden-text text:condition="ooow:" text:string-value="P14:L25" text:is-hidden="true"/><text:tab/>“holding company” has the meaning given by section 8 of the <text:alphabetical-index-mark text:string-value="Companies Act 2014 (No. 38)"/>Companies Act 2014;</text:p>
      <text:p text:style-name="section"><text:hidden-text text:condition="ooow:" text:string-value="P14:L26" text:is-hidden="true"/><text:tab/>“ICAV” means an Irish collective asset-management vehicle;</text:p>
      <text:p text:style-name="section"><text:hidden-text text:condition="ooow:" text:string-value="P14:L27" text:is-hidden="true"/><text:tab/>“information” includes information contained in a document;</text:p>
      <text:p text:style-name="section"><text:hidden-text text:condition="ooow:" text:string-value="P14:L28" text:is-hidden="true"/><text:tab/>“instrument of incorporation” shall be read in accordance with <text:span text:style-name="T3">section </text:span><text:span text:style-name="T3"><text:reference-ref text:reference-format="text" text:ref-name="sectionnumber_6">6</text:reference-ref></text:span>;<text:bookmark-start text:name="1421854266532"/></text:p>
      <text:p text:style-name="P19"><text:hidden-text text:condition="ooow:" text:string-value="P14:L29" text:is-hidden="true"/><text:tab/>“investment company” has the same meaning as in Part 24 of the <text:alphabetical-index-mark text:string-value="Companies Act 2014 (No. 38)"/>Companies Act 2014;<text:bookmark-end text:name="1421854266532"/></text:p>
      <text:p text:style-name="section"><text:hidden-text text:condition="ooow:" text:string-value="P14:L30" text:is-hidden="true"/><text:tab/>“Irish collective asset-management vehicle” means a body registered as such under this <text:hidden-text text:condition="ooow:" text:string-value="P14:L31" text:is-hidden="true"/>Act;</text:p>
      <text:p text:style-name="section"><text:hidden-text text:condition="ooow:" text:string-value="P14:L32" text:is-hidden="true"/><text:tab/>“management company”, in relation to an ICAV, means a company designated by the <text:hidden-text text:condition="ooow:" text:string-value="P14:L33" text:is-hidden="true"/>ICAV to undertake the management of the ICAV;</text:p>
      <text:p text:style-name="section"><text:hidden-text text:condition="ooow:" text:string-value="P14:L34" text:is-hidden="true"/><text:tab/>“member”, in relation to an ICAV, means a shareholder in the ICAV;</text:p>
      <text:p text:style-name="section"><text:hidden-text text:condition="ooow:" text:string-value="P14:L35" text:is-hidden="true"/><text:tab/>“Minister” means the Minister for Finance;</text:p>
      <text:p text:style-name="P19"><text:hidden-text text:condition="ooow:" text:string-value="P14:L36" text:is-hidden="true"/><text:tab/><text:span text:style-name="T11">“officer”, in relation to an ICAV, includes a director or secretary;</text:span></text:p>
      <text:p text:style-name="section"><text:hidden-text text:condition="ooow:" text:string-value="P14:L37" text:is-hidden="true"/><text:tab/>“ordinary resolution”, in relation to an ICAV, means a resolution passed by a simple <text:soft-page-break/><text:hidden-text text:condition="ooow:" text:string-value="P15:L1" text:is-hidden="true"/>majority of the votes cast by the members of the ICAV as, being entitled to do so, vote in <text:hidden-text text:condition="ooow:" text:string-value="P15:L2" text:is-hidden="true"/>person or by proxy at a general meeting of the ICAV;</text:p>
      <text:p text:style-name="P19"><text:hidden-text text:condition="ooow:" text:string-value="P15:L3" text:is-hidden="true"/><text:tab/>“register of ICAVs” means the register kept by the Bank under <text:span text:style-name="T4">section </text:span><text:span text:style-name="T4"><text:reference-ref text:reference-format="text" text:ref-name="sectionnumber_14">14</text:reference-ref></text:span>;</text:p>
      <text:p text:style-name="section"><text:hidden-text text:condition="ooow:" text:string-value="P15:L4" text:is-hidden="true"/><text:tab/>“register of members”, in relation to an ICAV, means the register of members kept by it <text:hidden-text text:condition="ooow:" text:string-value="P15:L5" text:is-hidden="true"/>under <text:span text:style-name="T6">section </text:span><text:span text:style-name="T6"><text:reference-ref text:reference-format="text" text:ref-name="sectionnumber_50">49</text:reference-ref></text:span>;</text:p>
      <text:p text:style-name="section"><text:hidden-text text:condition="ooow:" text:string-value="P15:L6" text:is-hidden="true"/><text:tab/>“Registrar” means Registrar of Companies;</text:p>
      <text:p text:style-name="section"><text:hidden-text text:condition="ooow:" text:string-value="P15:L7" text:is-hidden="true"/><text:tab/>“registration order” shall be read in accordance with <text:span text:style-name="T3">section </text:span><text:span text:style-name="T3"><text:reference-ref text:reference-format="text" text:ref-name="sectionnumber_12">12</text:reference-ref></text:span>;</text:p>
      <text:p text:style-name="section"><text:hidden-text text:condition="ooow:" text:string-value="P15:L8" text:is-hidden="true"/><text:tab/>“relevant authorisation” means an authorisation under⁠—</text:p>
      <text:p text:style-name="paragraph"><text:hidden-text text:condition="ooow:" text:string-value="P15:L9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<text:span text:style-name="T3">section </text:span><text:span text:style-name="T3"><text:reference-ref text:reference-format="text" text:ref-name="sectionnumber_19">19</text:reference-ref></text:span><text:span text:style-name="T14">,</text:span> or</text:p>
      <text:p text:style-name="paragraph"><text:hidden-text text:condition="ooow:" text:string-value="P15:L10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the UCITS Regulations;</text:p>
      <text:p text:style-name="section"><text:hidden-text text:condition="ooow:" text:string-value="P15:L11" text:is-hidden="true"/><text:tab/>“shadow director”, in relation to an ICAV, means a person in accordance with whose <text:hidden-text text:condition="ooow:" text:string-value="P15:L12" text:is-hidden="true"/>directions or instructions the directors of the ICAV are accustomed to act except a person <text:hidden-text text:condition="ooow:" text:string-value="P15:L13" text:is-hidden="true"/>in accordance with whose directions or instructions the directors are accustomed so to act <text:hidden-text text:condition="ooow:" text:string-value="P15:L14" text:is-hidden="true"/>by reason only that they do so on advice given by the person in a professional capacity;</text:p>
      <text:p text:style-name="P19"><text:hidden-text text:condition="ooow:" text:string-value="P15:L15" text:is-hidden="true"/><text:tab/>“special resolution”, in relation to an ICAV, means a resolution passed by not less than 75 <text:hidden-text text:condition="ooow:" text:string-value="P15:L16" text:is-hidden="true"/>per cent of the votes cast by the members of the ICAV as, being entitled to do so, vote in <text:hidden-text text:condition="ooow:" text:string-value="P15:L17" text:is-hidden="true"/>person or by proxy at a general meeting of the ICAV;</text:p>
      <text:p text:style-name="section"><text:hidden-text text:condition="ooow:" text:string-value="P15:L18" text:is-hidden="true"/><text:tab/>“sub-fund” means a portfolio of assets and liabilities maintained by an ICAV in <text:hidden-text text:condition="ooow:" text:string-value="P15:L19" text:is-hidden="true"/>accordance with its instrument of incorporation;</text:p>
      <text:p text:style-name="section"><text:hidden-text text:condition="ooow:" text:string-value="P15:L20" text:is-hidden="true"/><text:tab/>“subsidiary” has the meaning given by <text:span text:style-name="T14">section </text:span><text:bookmark-start text:name="1415187334193"/><text:a xlink:type="simple" xlink:href="http://www.irishstatutebook.ie/1963/en/act/pub/0033/index.html"><text:span text:style-name="T23">7</text:span></text:a><text:a xlink:type="simple" xlink:href="http://www.irishstatutebook.ie/1963/en/act/pub/0033/index.html"><text:span text:style-name="T20"> of the </text:span></text:a><text:bookmark-end text:name="1415187334193"/><text:a xlink:type="simple" xlink:href="http://www.irishstatutebook.ie/1963/en/act/pub/0033/index.html"><text:span text:style-name="T24">Companies Act 2014</text:span></text:a>;</text:p>
      <text:p text:style-name="section"><text:hidden-text text:condition="ooow:" text:string-value="P15:L21" text:is-hidden="true"/><text:tab/>“UCITS Regulations” means the European Communities (Undertakings for Investment in <text:hidden-text text:condition="ooow:" text:string-value="P15:L22" text:is-hidden="true"/>Transferable Securities) Regulations 2011 (S.I. No. 352 of 2011);</text:p>
      <text:p text:style-name="section"><text:hidden-text text:condition="ooow:" text:string-value="P15:L23" text:is-hidden="true"/><text:tab/>“umbrella fund” means an ICAV which has one or more sub-funds;</text:p>
      <text:p text:style-name="section"><text:hidden-text text:condition="ooow:" text:string-value="P15:L24" text:is-hidden="true"/><text:tab/>“undischarged bankrupt” means a person who is declared bankrupt by a court of <text:hidden-text text:condition="ooow:" text:string-value="P15:L25" text:is-hidden="true"/>competent jurisdiction, within the State or elsewhere, and who has not obtained a <text:hidden-text text:condition="ooow:" text:string-value="P15:L26" text:is-hidden="true"/>certificate of discharge or its equivalent in the relevant jurisdiction.</text:p>
      <text:p text:style-name="shouldernote"><text:bookmark-start text:name="toc_book_7"/><text:hidden-text text:condition="ooow:" text:string-value="P15:L27" text:is-hidden="true"/>Power to make regulations<text:bookmark-end text:name="toc_book_7"/></text:p>
      <text:p text:style-name="subsection"><text:hidden-text text:condition="ooow:" text:string-value="P15:L28" text:is-hidden="true"/><text:reference-mark-start text:name="sectionnumber_118"/><text:span text:style-name="T9"><text:sequence text:ref-name="refsectionnumber2" text:name="sectionnumber" text:formula="ooow:sectionnumber+1" style:num-format="1">3</text:sequence></text:span><text:reference-mark-end text:name="sectionnumber_118"/><text:span text:style-name="T9">.</text:span><text:tab/><text:reference-mark-start text:name="subsectionnumber_453"/>(<text:sequence text:ref-name="refsubsectionnumber3" text:name="subsectionnumber" style:num-format="1">1</text:sequence>)<text:reference-mark-end text:name="subsectionnumber_453"/><text:tab/>The Minister may make regulations⁠—</text:p>
      <text:p text:style-name="paragraph"><text:hidden-text text:condition="ooow:" text:string-value="P15:L29" text:is-hidden="true"/><text:tab/><text:reference-mark-start text:name="paragraphnumber_376"/>(<text:sequence text:ref-name="refparagraphnumber2" text:name="paragraphnumber" text:formula="ooow:1" style:num-format="a">a</text:sequence>)<text:reference-mark-end text:name="paragraphnumber_376"/><text:tab/>for the general purpose of this Act or for any particular purpose of this Act, and</text:p>
      <text:p text:style-name="paragraph"><text:hidden-text text:condition="ooow:" text:string-value="P15:L30" text:is-hidden="true"/><text:tab/><text:reference-mark-start text:name="paragraphnumber_377"/>(<text:sequence text:ref-name="refparagraphnumber3" text:name="paragraphnumber" text:formula="ooow:paragraphnumber+1" style:num-format="a">b</text:sequence>)<text:reference-mark-end text:name="paragraphnumber_377"/><text:tab/>in relation to any matter referred to as the subject of regulations.</text:p>
      <text:p text:style-name="subsection"><text:hidden-text text:condition="ooow:" text:string-value="P15:L31" text:is-hidden="true"/><text:tab/><text:reference-mark-start text:name="subsectionnumber_454"/>(<text:sequence text:ref-name="refsubsectionnumber4" text:name="subsectionnumber" text:formula="ooow:subsectionnumber+1" style:num-format="1">2</text:sequence>)<text:reference-mark-end text:name="subsectionnumber_454"/><text:tab/>Regulations under this Act may apply either generally or by reference to a specified <text:hidden-text text:condition="ooow:" text:string-value="P15:L32" text:is-hidden="true"/>class or classes of ICAV, or to a specified time or times, or during a specified period <text:hidden-text text:condition="ooow:" text:string-value="P15:L33" text:is-hidden="true"/>or periods or by reference to any other matter as the Minister may consider <text:hidden-text text:condition="ooow:" text:string-value="P15:L34" text:is-hidden="true"/>appropriate.</text:p>
      <text:p text:style-name="subsection"><text:hidden-text text:condition="ooow:" text:string-value="P15:L35" text:is-hidden="true"/><text:tab/><text:reference-mark-start text:name="subsectionnumber_455"/>(<text:sequence text:ref-name="refsubsectionnumber5" text:name="subsectionnumber" text:formula="ooow:subsectionnumber+1" style:num-format="1">3</text:sequence>)<text:reference-mark-end text:name="subsectionnumber_455"/><text:tab/>Without prejudice to any specific provision of this Act, any regulations under this Act <text:hidden-text text:condition="ooow:" text:string-value="P15:L36" text:is-hidden="true"/>may contain such incidental, consequential, transitional or supplementary provisions <text:hidden-text text:condition="ooow:" text:string-value="P15:L37" text:is-hidden="true"/>as may appear to the Minister to be necessary or proper for any purpose of this Act or <text:hidden-text text:condition="ooow:" text:string-value="P15:L38" text:is-hidden="true"/>in consequence of, or to give full effect to, any provision of this Act.</text:p>
      <text:p text:style-name="shouldernote"><text:bookmark-start text:name="toc_book_8"/><text:soft-page-break/><text:hidden-text text:condition="ooow:" text:string-value="P16:L1" text:is-hidden="true"/>Expenses<text:bookmark-end text:name="toc_book_8"/></text:p>
      <text:p text:style-name="section"><text:hidden-text text:condition="ooow:" text:string-value="P16:L2" text:is-hidden="true"/><text:reference-mark-start text:name="sectionnumber_4"/><text:span text:style-name="T9"><text:sequence text:ref-name="refsectionnumber3" text:name="sectionnumber" text:formula="ooow:sectionnumber+1" style:num-format="1">4</text:sequence></text:span><text:reference-mark-end text:name="sectionnumber_4"/><text:span text:style-name="T9">.</text:span><text:tab/>The expenses incurred by the Minister in the administration of this Act shall be paid out <text:hidden-text text:condition="ooow:" text:string-value="P16:L3" text:is-hidden="true"/>of moneys provided by the Oireachtas.</text:p>
      <text:p text:style-name="chapternumber"><text:bookmark-start text:name="toc_book_9"/><text:hidden-text text:condition="ooow:" text:string-value="P16:L4" text:is-hidden="true"/>Chapter <text:reference-mark-start text:name="chapternumber_2"/><text:sequence text:ref-name="refchapternumber1" text:name="chapternumber" text:formula="ooow:chapternumber+1" style:num-format="1">2</text:sequence><text:bookmark-end text:name="toc_book_9"/><text:reference-mark-end text:name="chapternumber_2"/></text:p>
      <text:p text:style-name="chaptertitle"><text:bookmark-start text:name="toc_book_10"/><text:hidden-text text:condition="ooow:" text:string-value="P16:L5" text:is-hidden="true"/>Creation of ICAVs and carrying on of business<text:bookmark-end text:name="toc_book_10"/></text:p>
      <text:p text:style-name="shouldernote"><text:bookmark-start text:name="toc_book_11"/><text:hidden-text text:condition="ooow:" text:string-value="P16:L6" text:is-hidden="true"/>Creation of ICAV with limited liability<text:bookmark-end text:name="toc_book_11"/></text:p>
      <text:p text:style-name="subsection"><text:hidden-text text:condition="ooow:" text:string-value="P16:L7" text:is-hidden="true"/><text:reference-mark-start text:name="sectionnumber_5"/><text:span text:style-name="T9"><text:sequence text:ref-name="refsectionnumber4" text:name="sectionnumber" text:formula="ooow:sectionnumber+1" style:num-format="1">5</text:sequence></text:span><text:reference-mark-end text:name="sectionnumber_5"/><text:span text:style-name="T9">.</text:span><text:tab/><text:reference-mark-start text:name="subsectionnumber_10"/>(<text:sequence text:ref-name="refsubsectionnumber6" text:name="subsectionnumber" style:num-format="1">1</text:sequence>)<text:reference-mark-end text:name="subsectionnumber_10"/><text:tab/>This Act enables by means of⁠—</text:p>
      <text:p text:style-name="paragraph"><text:hidden-text text:condition="ooow:" text:string-value="P16:L8" text:is-hidden="true"/><text:tab/><text:reference-mark-start text:name="paragraphnumber_7"/>(<text:sequence text:ref-name="refparagraphnumber4" text:name="paragraphnumber" text:formula="ooow:1" style:num-format="a">a</text:sequence>)<text:reference-mark-end text:name="paragraphnumber_7"/><text:tab/>the furnishing of an instrument of incorporation, and certain other information, to <text:hidden-text text:condition="ooow:" text:string-value="P16:L9" text:is-hidden="true"/>the Bank, and</text:p>
      <text:p text:style-name="paragraph"><text:hidden-text text:condition="ooow:" text:string-value="P16:L10" text:is-hidden="true"/><text:tab/><text:reference-mark-start text:name="paragraphnumber_8"/>(<text:sequence text:ref-name="refparagraphnumber5" text:name="paragraphnumber" text:formula="ooow:paragraphnumber+1" style:num-format="a">b</text:sequence>)<text:reference-mark-end text:name="paragraphnumber_8"/><text:tab/>compliance with the other requirements imposed by or under this Act or any other <text:hidden-text text:condition="ooow:" text:string-value="P16:L11" text:is-hidden="true"/>enactment,</text:p>
      <text:p text:style-name="subsection"><text:hidden-text text:condition="ooow:" text:string-value="P16:L12" text:is-hidden="true"/><text:tab/><text:tab/>a body corporate, of a type to be known as an Irish collective asset-management <text:hidden-text text:condition="ooow:" text:string-value="P16:L13" text:is-hidden="true"/>vehicle, to be formed and registered and, subject to its obtaining the relevant <text:hidden-text text:condition="ooow:" text:string-value="P16:L14" text:is-hidden="true"/>authorisation, to carry on business as an authorised ICAV.</text:p>
      <text:p text:style-name="subsection"><text:hidden-text text:condition="ooow:" text:string-value="P16:L15" text:is-hidden="true"/><text:tab/><text:reference-mark-start text:name="subsectionnumber_11"/>(<text:sequence text:ref-name="refsubsectionnumber7" text:name="subsectionnumber" text:formula="ooow:subsectionnumber+1" style:num-format="1">2</text:sequence>)<text:reference-mark-end text:name="subsectionnumber_11"/><text:tab/>The sole object of an ICAV shall be the collective investment of its funds in property <text:hidden-text text:condition="ooow:" text:string-value="P16:L16" text:is-hidden="true"/>and giving members the benefit of the results of the management of its funds.</text:p>
      <text:p text:style-name="subsection"><text:hidden-text text:condition="ooow:" text:string-value="P16:L17" text:is-hidden="true"/><text:tab/><text:reference-mark-start text:name="subsectionnumber_12"/>(<text:sequence text:ref-name="refsubsectionnumber8" text:name="subsectionnumber" text:formula="ooow:subsectionnumber+1" style:num-format="1">3</text:sequence>)<text:reference-mark-end text:name="subsectionnumber_12"/><text:tab/>The liability of the members of an ICAV shall be limited to the amount, if any, unpaid <text:hidden-text text:condition="ooow:" text:string-value="P16:L18" text:is-hidden="true"/>on the shares respectively held by them.</text:p>
      <text:p text:style-name="subsection"><text:hidden-text text:condition="ooow:" text:string-value="P16:L19" text:is-hidden="true"/><text:tab/><text:reference-mark-start text:name="subsectionnumber_13"/>(<text:sequence text:ref-name="refsubsectionnumber9" text:name="subsectionnumber" text:formula="ooow:subsectionnumber+1" style:num-format="1">4</text:sequence>)<text:reference-mark-end text:name="subsectionnumber_13"/><text:tab/><text:span text:style-name="T3">Subsection </text:span><text:span text:style-name="T3"><text:reference-ref text:reference-format="text" text:ref-name="subsectionnumber_12">(3)</text:reference-ref></text:span> is without prejudice to any other liability to which a member may be <text:hidden-text text:condition="ooow:" text:string-value="P16:L20" text:is-hidden="true"/>subject as provided by or under this Act.</text:p>
      <text:p text:style-name="shouldernote"><text:bookmark-start text:name="toc_book_12"/><text:hidden-text text:condition="ooow:" text:string-value="P16:L21" text:is-hidden="true"/>Instrument of incorporation<text:bookmark-end text:name="toc_book_12"/></text:p>
      <text:p text:style-name="subsection"><text:hidden-text text:condition="ooow:" text:string-value="P16:L22" text:is-hidden="true"/><text:reference-mark-start text:name="sectionnumber_6"/><text:span text:style-name="T9"><text:sequence text:ref-name="refsectionnumber5" text:name="sectionnumber" text:formula="ooow:sectionnumber+1" style:num-format="1">6</text:sequence></text:span><text:reference-mark-end text:name="sectionnumber_6"/><text:span text:style-name="T9">.</text:span><text:tab/><text:reference-mark-start text:name="subsectionnumber_14"/>(<text:sequence text:ref-name="refsubsectionnumber10" text:name="subsectionnumber" style:num-format="1">1</text:sequence>)<text:reference-mark-end text:name="subsectionnumber_14"/><text:tab/>Any 2 or more persons, associated for any lawful purpose, may prepare or cause to be <text:hidden-text text:condition="ooow:" text:string-value="P16:L23" text:is-hidden="true"/>prepared an instrument to be known as an instrument of incorporation in respect of a <text:hidden-text text:condition="ooow:" text:string-value="P16:L24" text:is-hidden="true"/>proposed ICAV.</text:p>
      <text:p text:style-name="subsection"><text:hidden-text text:condition="ooow:" text:string-value="P16:L25" text:is-hidden="true"/><text:tab/><text:reference-mark-start text:name="subsectionnumber_15"/>(<text:sequence text:ref-name="refsubsectionnumber11" text:name="subsectionnumber" text:formula="ooow:subsectionnumber+1" style:num-format="1">2</text:sequence>)<text:reference-mark-end text:name="subsectionnumber_15"/><text:tab/>Following the instrument’s preparation, the persons referred to in <text:span text:style-name="T3">subsection </text:span><text:span text:style-name="T3"><text:reference-ref text:reference-format="text" text:ref-name="subsectionnumber_14">(1)</text:reference-ref></text:span> shall <text:hidden-text text:condition="ooow:" text:string-value="P16:L26" text:is-hidden="true"/>subscribe their names to the instrument of incorporation.</text:p>
      <text:p text:style-name="subsection"><text:hidden-text text:condition="ooow:" text:string-value="P16:L27" text:is-hidden="true"/><text:tab/><text:reference-mark-start text:name="subsectionnumber_16"/>(<text:sequence text:ref-name="refsubsectionnumber12" text:name="subsectionnumber" text:formula="ooow:subsectionnumber+1" style:num-format="1">3</text:sequence>)<text:reference-mark-end text:name="subsectionnumber_16"/><text:tab/>The instrument of incorporation shall provide that⁠—</text:p>
      <text:p text:style-name="paragraph"><text:hidden-text text:condition="ooow:" text:string-value="P16:L28" text:is-hidden="true"/><text:tab/><text:reference-mark-start text:name="paragraphnumber_9"/>(<text:sequence text:ref-name="refparagraphnumber6" text:name="paragraphnumber" text:formula="ooow:1" style:num-format="a">a</text:sequence>)<text:reference-mark-end text:name="paragraphnumber_9"/><text:tab/>the sole object of the ICAV is the collective investment of its funds in property <text:hidden-text text:condition="ooow:" text:string-value="P16:L29" text:is-hidden="true"/>and giving members the benefit of the results of the management of its funds,</text:p>
      <text:p text:style-name="paragraph"><text:hidden-text text:condition="ooow:" text:string-value="P16:L30" text:is-hidden="true"/><text:tab/><text:reference-mark-start text:name="paragraphnumber_10"/>(<text:sequence text:ref-name="refparagraphnumber7" text:name="paragraphnumber" text:formula="ooow:paragraphnumber+1" style:num-format="a">b</text:sequence>)<text:reference-mark-end text:name="paragraphnumber_10"/><text:tab/>the actual value of the paid-up share capital of the ICAV shall be at all times <text:hidden-text text:condition="ooow:" text:string-value="P16:L31" text:is-hidden="true"/>equal to the value of the assets of the ICAV after deduction of its liabilities,</text:p>
      <text:p text:style-name="paragraph"><text:hidden-text text:condition="ooow:" text:string-value="P16:L32" text:is-hidden="true"/><text:tab/><text:reference-mark-start text:name="paragraphnumber_11"/>(<text:sequence text:ref-name="refparagraphnumber8" text:name="paragraphnumber" text:formula="ooow:paragraphnumber+1" style:num-format="a">c</text:sequence>)<text:reference-mark-end text:name="paragraphnumber_11"/><text:tab/>the shares of the ICAV shall, at the request of any of the shareholders, be <text:hidden-text text:condition="ooow:" text:string-value="P16:L33" text:is-hidden="true"/>purchased by the ICAV directly or indirectly out of the ICAV assets unless and to <text:hidden-text text:condition="ooow:" text:string-value="P16:L34" text:is-hidden="true"/>the extent as may be approved by the Bank and subject to such requirements as <text:hidden-text text:condition="ooow:" text:string-value="P16:L35" text:is-hidden="true"/>may be imposed by the Bank under this Act or any other enactment,</text:p>
      <text:p text:style-name="paragraph"><text:hidden-text text:condition="ooow:" text:string-value="P16:L36" text:is-hidden="true"/><text:tab/><text:reference-mark-start text:name="paragraphnumber_12"/>(<text:sequence text:ref-name="refparagraphnumber9" text:name="paragraphnumber" text:formula="ooow:paragraphnumber+1" style:num-format="a">d</text:sequence>)<text:reference-mark-end text:name="paragraphnumber_12"/><text:tab/>the share capital of the ICAV shall be equal to the value for the time being of the <text:hidden-text text:condition="ooow:" text:string-value="P16:L37" text:is-hidden="true"/>issued share capital of the ICAV, and</text:p>
      <text:p text:style-name="paragraph"><text:soft-page-break/><text:hidden-text text:condition="ooow:" text:string-value="P17:L1" text:is-hidden="true"/><text:tab/><text:reference-mark-start text:name="paragraphnumber_13"/>(<text:sequence text:ref-name="refparagraphnumber10" text:name="paragraphnumber" text:formula="ooow:paragraphnumber+1" style:num-format="a">e</text:sequence>)<text:reference-mark-end text:name="paragraphnumber_13"/><text:tab/>share capital is to be divided into a specified number of shares without assigning <text:hidden-text text:condition="ooow:" text:string-value="P17:L2" text:is-hidden="true"/>any nominal value to them.</text:p>
      <text:p text:style-name="subsection"><text:hidden-text text:condition="ooow:" text:string-value="P17:L3" text:is-hidden="true"/><text:tab/><text:reference-mark-start text:name="subsectionnumber_17"/>(<text:sequence text:ref-name="refsubsectionnumber13" text:name="subsectionnumber" text:formula="ooow:subsectionnumber+1" style:num-format="1">4</text:sequence>)<text:reference-mark-end text:name="subsectionnumber_17"/><text:tab/>The Bank may specify additional matters that are to be provided for in the instrument <text:hidden-text text:condition="ooow:" text:string-value="P17:L4" text:is-hidden="true"/>of incorporation.</text:p>
      <text:p text:style-name="subsection"><text:hidden-text text:condition="ooow:" text:string-value="P17:L5" text:is-hidden="true"/><text:tab/><text:reference-mark-start text:name="subsectionnumber_3"/>(<text:sequence text:ref-name="refsubsectionnumber14" text:name="subsectionnumber" text:formula="ooow:subsectionnumber+1" style:num-format="1">5</text:sequence>)<text:reference-mark-end text:name="subsectionnumber_3"/><text:tab/>In the case of a failure to comply with <text:span text:style-name="T6">subsection </text:span><text:span text:style-name="T6"><text:reference-ref text:reference-format="text" text:ref-name="subsectionnumber_16">(3)</text:reference-ref></text:span> the persons who subscribed their <text:hidden-text text:condition="ooow:" text:string-value="P17:L6" text:is-hidden="true"/>names to the instrument of incorporation each commit a category 2 offence.</text:p>
      <text:p text:style-name="shouldernote"><text:bookmark-start text:name="toc_book_13"/><text:hidden-text text:condition="ooow:" text:string-value="P17:L7" text:is-hidden="true"/>Registered office and head office<text:bookmark-end text:name="toc_book_13"/></text:p>
      <text:p text:style-name="subsection"><text:hidden-text text:condition="ooow:" text:string-value="P17:L8" text:is-hidden="true"/><text:reference-mark-start text:name="sectionnumber_7"/><text:span text:style-name="T9"><text:sequence text:ref-name="refsectionnumber6" text:name="sectionnumber" text:formula="ooow:sectionnumber+1" style:num-format="1">7</text:sequence></text:span><text:reference-mark-end text:name="sectionnumber_7"/><text:span text:style-name="T9">.</text:span><text:tab/><text:reference-mark-start text:name="subsectionnumber_18"/>(<text:sequence text:ref-name="refsubsectionnumber15" text:name="subsectionnumber" style:num-format="1">1</text:sequence>)<text:reference-mark-end text:name="subsectionnumber_18"/><text:tab/>An ICAV shall, at all times, have a registered office in the State to which all <text:hidden-text text:condition="ooow:" text:string-value="P17:L9" text:is-hidden="true"/>communications and notices may be addressed.</text:p>
      <text:p text:style-name="subsection"><text:hidden-text text:condition="ooow:" text:string-value="P17:L10" text:is-hidden="true"/><text:tab/><text:reference-mark-start text:name="subsectionnumber_19"/>(<text:sequence text:ref-name="refsubsectionnumber16" text:name="subsectionnumber" text:formula="ooow:subsectionnumber+1" style:num-format="1">2</text:sequence>)<text:reference-mark-end text:name="subsectionnumber_19"/><text:tab/>An ICAV shall give notice in writing of any change in the situation of the registered <text:hidden-text text:condition="ooow:" text:string-value="P17:L11" text:is-hidden="true"/>office <text:span text:style-name="T20">or head office </text:span>of the ICAV, within 14 days after the date of the change, to the <text:hidden-text text:condition="ooow:" text:string-value="P17:L12" text:is-hidden="true"/>Bank which shall record that change.</text:p>
      <text:p text:style-name="subsection"><text:hidden-text text:condition="ooow:" text:string-value="P17:L13" text:is-hidden="true"/><text:tab/><text:reference-mark-start text:name="subsectionnumber_4"/>(<text:sequence text:ref-name="refsubsectionnumber17" text:name="subsectionnumber" text:formula="ooow:subsectionnumber+1" style:num-format="1">3</text:sequence>)<text:reference-mark-end text:name="subsectionnumber_4"/><text:tab/>If an ICAV fails to comply with <text:span text:style-name="T6">subsection </text:span><text:span text:style-name="T6"><text:reference-ref text:reference-format="text" text:ref-name="subsectionnumber_18">(1)</text:reference-ref></text:span>, the ICAV and any officer of it who is <text:hidden-text text:condition="ooow:" text:string-value="P17:L14" text:is-hidden="true"/>in default commits a category 2 offence.</text:p>
      <text:p text:style-name="subsection"><text:hidden-text text:condition="ooow:" text:string-value="P17:L15" text:is-hidden="true"/><text:tab/><text:reference-mark-start text:name="subsectionnumber_5"/>(<text:sequence text:ref-name="refsubsectionnumber18" text:name="subsectionnumber" text:formula="ooow:subsectionnumber+1" style:num-format="1">4</text:sequence>)<text:reference-mark-end text:name="subsectionnumber_5"/><text:tab/>If an ICAV fails to comply with <text:span text:style-name="T6">subsection </text:span><text:span text:style-name="T6"><text:reference-ref text:reference-format="text" text:ref-name="subsectionnumber_19">(2)</text:reference-ref></text:span>, the ICAV and any officer of it who is <text:hidden-text text:condition="ooow:" text:string-value="P17:L16" text:is-hidden="true"/>in default commits a category 3 offence.</text:p>
      <text:p text:style-name="shouldernote"><text:bookmark-start text:name="toc_book_14"/><text:hidden-text text:condition="ooow:" text:string-value="P17:L17" text:is-hidden="true"/>Carrying on of business<text:bookmark-end text:name="toc_book_14"/></text:p>
      <text:p text:style-name="subsection"><text:hidden-text text:condition="ooow:" text:string-value="P17:L18" text:is-hidden="true"/><text:reference-mark-start text:name="sectionnumber_8"/><text:span text:style-name="T9"><text:sequence text:ref-name="refsectionnumber7" text:name="sectionnumber" text:formula="ooow:sectionnumber+1" style:num-format="1">8</text:sequence></text:span><text:reference-mark-end text:name="sectionnumber_8"/><text:span text:style-name="T9">.</text:span><text:tab/><text:reference-mark-start text:name="subsectionnumber_20"/>(<text:sequence text:ref-name="refsubsectionnumber19" text:name="subsectionnumber" style:num-format="1">1</text:sequence>)<text:reference-mark-end text:name="subsectionnumber_20"/><text:tab/>No business shall be carried on by an ICAV that is not an authorised ICAV.</text:p>
      <text:p text:style-name="subsection"><text:hidden-text text:condition="ooow:" text:string-value="P17:L19" text:is-hidden="true"/><text:tab/><text:reference-mark-start text:name="subsectionnumber_21"/>(<text:sequence text:ref-name="refsubsectionnumber20" text:name="subsectionnumber" text:formula="ooow:subsectionnumber+1" style:num-format="1">2</text:sequence>)<text:reference-mark-end text:name="subsectionnumber_21"/><text:tab/>The business carried on by an authorised ICAV shall be confined to activities <text:hidden-text text:condition="ooow:" text:string-value="P17:L20" text:is-hidden="true"/>permitted to be carried on by⁠—</text:p>
      <text:p text:style-name="paragraph"><text:hidden-text text:condition="ooow:" text:string-value="P17:L21" text:is-hidden="true"/><text:tab/><text:reference-mark-start text:name="paragraphnumber_14"/>(<text:sequence text:ref-name="refparagraphnumber11" text:name="paragraphnumber" text:formula="ooow:1" style:num-format="a">a</text:sequence>)<text:reference-mark-end text:name="paragraphnumber_14"/><text:tab/>in the case of an ICAV authorised under <text:span text:style-name="T5">section </text:span><text:span text:style-name="T5"><text:reference-ref text:reference-format="text" text:ref-name="sectionnumber_19">19</text:reference-ref></text:span><text:span text:style-name="T17">,</text:span> this Act and, where <text:hidden-text text:condition="ooow:" text:string-value="P17:L22" text:is-hidden="true"/>applicable, the AIFM Regulations, or</text:p>
      <text:p text:style-name="paragraph"><text:hidden-text text:condition="ooow:" text:string-value="P17:L23" text:is-hidden="true"/><text:tab/><text:reference-mark-start text:name="paragraphnumber_15"/>(<text:sequence text:ref-name="refparagraphnumber12" text:name="paragraphnumber" text:formula="ooow:paragraphnumber+1" style:num-format="a">b</text:sequence>)<text:reference-mark-end text:name="paragraphnumber_15"/><text:tab/>in the case of an ICAV authorised under the UCITS Regulations, those <text:hidden-text text:condition="ooow:" text:string-value="P17:L24" text:is-hidden="true"/>Regulations.</text:p>
      <text:p text:style-name="subsection"><text:hidden-text text:condition="ooow:" text:string-value="P17:L25" text:is-hidden="true"/><text:tab/><text:reference-mark-start text:name="subsectionnumber_6"/>(<text:sequence text:ref-name="refsubsectionnumber21" text:name="subsectionnumber" text:formula="ooow:subsectionnumber+1" style:num-format="1">3</text:sequence>)<text:reference-mark-end text:name="subsectionnumber_6"/><text:tab/>If an ICAV fails to comply with <text:span text:style-name="T6">subsection </text:span><text:span text:style-name="T6"><text:reference-ref text:reference-format="text" text:ref-name="subsectionnumber_20">(1)</text:reference-ref></text:span> or <text:span text:style-name="T6"><text:reference-ref text:reference-format="text" text:ref-name="subsectionnumber_21">(2)</text:reference-ref></text:span>, the ICAV and any officer of it <text:hidden-text text:condition="ooow:" text:string-value="P17:L26" text:is-hidden="true"/>who is in default commits a category 1 offence.</text:p>
      <text:p text:style-name="partnumber"><text:bookmark-start text:name="toc_book_15"/><text:hidden-text text:condition="ooow:" text:string-value="P17:L27" text:is-hidden="true"/>PART <text:reference-mark-start text:name="partnumber_2"/><text:sequence text:ref-name="refpartnumber1" text:name="partnumber" text:formula="ooow:partnumber+1" style:num-format="1">2</text:sequence><text:bookmark-end text:name="toc_book_15"/><text:reference-mark-end text:name="partnumber_2"/></text:p>
      <text:p text:style-name="parttitle"><text:bookmark-start text:name="toc_book_16"/><text:hidden-text text:condition="ooow:" text:string-value="P17:L28" text:is-hidden="true"/>Registration and Authorisation of ICAVs etc.<text:bookmark-end text:name="toc_book_16"/></text:p>
      <text:p text:style-name="chapternumber"><text:bookmark-start text:name="toc_book_17"/><text:hidden-text text:condition="ooow:" text:string-value="P17:L29" text:is-hidden="true"/>Chapter <text:reference-mark-start text:name="chapternumber_3"/><text:sequence text:ref-name="refchapternumber2" text:name="chapternumber" style:num-format="1">1</text:sequence><text:bookmark-end text:name="toc_book_17"/><text:reference-mark-end text:name="chapternumber_3"/></text:p>
      <text:p text:style-name="chaptertitle"><text:bookmark-start text:name="toc_book_18"/><text:hidden-text text:condition="ooow:" text:string-value="P17:L30" text:is-hidden="true"/>Registration<text:bookmark-end text:name="toc_book_18"/></text:p>
      <text:p text:style-name="shouldernote"><text:bookmark-start text:name="toc_book_19"/><text:hidden-text text:condition="ooow:" text:string-value="P17:L31" text:is-hidden="true"/>Registration order<text:bookmark-end text:name="toc_book_19"/></text:p>
      <text:p text:style-name="subsection"><text:hidden-text text:condition="ooow:" text:string-value="P17:L32" text:is-hidden="true"/><text:reference-mark-start text:name="sectionnumber_9"/><text:span text:style-name="T9"><text:sequence text:ref-name="refsectionnumber8" text:name="sectionnumber" text:formula="ooow:sectionnumber+1" style:num-format="1">9</text:sequence></text:span><text:reference-mark-end text:name="sectionnumber_9"/><text:span text:style-name="T9">.</text:span><text:tab/><text:reference-mark-start text:name="subsectionnumber_22"/>(<text:sequence text:ref-name="refsubsectionnumber22" text:name="subsectionnumber" style:num-format="1">1</text:sequence>)<text:reference-mark-end text:name="subsectionnumber_22"/><text:tab/>This Chapter enables the Bank to make a registration order in respect of an ICAV.</text:p>
      <text:p text:style-name="subsection"><text:hidden-text text:condition="ooow:" text:string-value="P17:L33" text:is-hidden="true"/><text:tab/><text:reference-mark-start text:name="subsectionnumber_23"/>(<text:sequence text:ref-name="refsubsectionnumber23" text:name="subsectionnumber" text:formula="ooow:subsectionnumber+1" style:num-format="1">2</text:sequence>)<text:reference-mark-end text:name="subsectionnumber_23"/><text:tab/>A registration order operates to effect the incorporation of the ICAV under <text:span text:style-name="T5">section </text:span><text:span text:style-name="T5"><text:reference-ref text:reference-format="text" text:ref-name="sectionnumber_15">15</text:reference-ref></text:span><text:span text:style-name="T17">.</text:span></text:p>
      <text:p text:style-name="shouldernote"><text:bookmark-start text:name="toc_book_20"/><text:soft-page-break/><text:hidden-text text:condition="ooow:" text:string-value="P18:L1" text:is-hidden="true"/>Application for registration order<text:bookmark-end text:name="toc_book_20"/></text:p>
      <text:p text:style-name="subsection"><text:hidden-text text:condition="ooow:" text:string-value="P18:L2" text:is-hidden="true"/><text:reference-mark-start text:name="sectionnumber_10"/><text:span text:style-name="T9"><text:sequence text:ref-name="refsectionnumber9" text:name="sectionnumber" text:formula="ooow:sectionnumber+1" style:num-format="1">10</text:sequence></text:span><text:reference-mark-end text:name="sectionnumber_10"/><text:span text:style-name="T9">.</text:span><text:tab/><text:reference-mark-start text:name="subsectionnumber_24"/>(<text:sequence text:ref-name="refsubsectionnumber24" text:name="subsectionnumber" style:num-format="1">1</text:sequence>)<text:reference-mark-end text:name="subsectionnumber_24"/><text:tab/>To obtain a registration order in respect of a proposed ICAV an application shall be <text:hidden-text text:condition="ooow:" text:string-value="P18:L3" text:is-hidden="true"/>made to the Bank.</text:p>
      <text:p text:style-name="subsection"><text:hidden-text text:condition="ooow:" text:string-value="P18:L4" text:is-hidden="true"/><text:tab/><text:reference-mark-start text:name="subsectionnumber_25"/>(<text:sequence text:ref-name="refsubsectionnumber25" text:name="subsectionnumber" text:formula="ooow:subsectionnumber+1" style:num-format="1">2</text:sequence>)<text:reference-mark-end text:name="subsectionnumber_25"/><text:tab/>The application shall⁠—</text:p>
      <text:p text:style-name="paragraph"><text:hidden-text text:condition="ooow:" text:string-value="P18:L5" text:is-hidden="true"/><text:tab/><text:reference-mark-start text:name="paragraphnumber_16"/>(<text:sequence text:ref-name="refparagraphnumber13" text:name="paragraphnumber" text:formula="ooow:1" style:num-format="a">a</text:sequence>)<text:reference-mark-end text:name="paragraphnumber_16"/><text:tab/>be made in writing in such manner and form as may be specified by the Bank,</text:p>
      <text:p text:style-name="paragraph"><text:hidden-text text:condition="ooow:" text:string-value="P18:L6" text:is-hidden="true"/><text:tab/><text:reference-mark-start text:name="paragraphnumber_17"/>(<text:sequence text:ref-name="refparagraphnumber14" text:name="paragraphnumber" text:formula="ooow:paragraphnumber+1" style:num-format="a">b</text:sequence>)<text:reference-mark-end text:name="paragraphnumber_17"/><text:tab/>contain⁠—</text:p>
      <text:p text:style-name="subparagraph"><text:hidden-text text:condition="ooow:" text:string-value="P18:L7" text:is-hidden="true"/><text:tab/><text:reference-mark-start text:name="subparagraphnumber_1"/>(<text:sequence text:ref-name="refsubparagraphnumber0" text:name="subparagraphnumber" text:formula="ooow:1" style:num-format="i">i</text:sequence>)<text:reference-mark-end text:name="subparagraphnumber_1"/><text:tab/>the instrument of incorporation (subscribed to as mentioned in <text:span text:style-name="T3">section </text:span><text:span text:style-name="T3"><text:reference-ref text:reference-format="text" text:ref-name="sectionnumber_6">6</text:reference-ref></text:span><text:span text:style-name="T3"><text:reference-ref text:reference-format="text" text:ref-name="subsectionnumber_15">(2)</text:reference-ref></text:span>) <text:hidden-text text:condition="ooow:" text:string-value="P18:L8" text:is-hidden="true"/>in respect of the ICAV, and</text:p>
      <text:p text:style-name="subparagraph"><text:hidden-text text:condition="ooow:" text:string-value="P18:L9" text:is-hidden="true"/><text:tab/><text:reference-mark-start text:name="subparagraphnumber_2"/>(<text:sequence text:ref-name="refsubparagraphnumber1" text:name="subparagraphnumber" text:formula="ooow:subparagraphnumber+1" style:num-format="i">ii</text:sequence>)<text:reference-mark-end text:name="subparagraphnumber_2"/><text:tab/>a statement that complies with <text:span text:style-name="T3">section </text:span><text:span text:style-name="T3"><text:reference-ref text:reference-format="text" text:ref-name="sectionnumber_11">11</text:reference-ref></text:span>,</text:p>
      <text:p text:style-name="paragraph"><text:hidden-text text:condition="ooow:" text:string-value="P18:L10" text:is-hidden="true"/><text:tab/><text:tab/>and</text:p>
      <text:p text:style-name="paragraph"><text:hidden-text text:condition="ooow:" text:string-value="P18:L11" text:is-hidden="true"/><text:tab/><text:reference-mark-start text:name="paragraphnumber_18"/>(<text:sequence text:ref-name="refparagraphnumber15" text:name="paragraphnumber" text:formula="ooow:paragraphnumber+1" style:num-format="a">c</text:sequence>)<text:reference-mark-end text:name="paragraphnumber_18"/><text:tab/>contain or be accompanied by such other information as the Bank may specify for <text:hidden-text text:condition="ooow:" text:string-value="P18:L12" text:is-hidden="true"/>the purpose of determining the application.</text:p>
      <text:p text:style-name="subsection"><text:hidden-text text:condition="ooow:" text:string-value="P18:L13" text:is-hidden="true"/><text:tab/><text:reference-mark-start text:name="subsectionnumber_26"/>(<text:sequence text:ref-name="refsubsectionnumber26" text:name="subsectionnumber" text:formula="ooow:subsectionnumber+1" style:num-format="1">3</text:sequence>)<text:reference-mark-end text:name="subsectionnumber_26"/><text:tab/>At any time after receiving an application and before determining it the Bank may by <text:hidden-text text:condition="ooow:" text:string-value="P18:L14" text:is-hidden="true"/>notice in writing require the person who made the application to provide additional <text:hidden-text text:condition="ooow:" text:string-value="P18:L15" text:is-hidden="true"/>information to it.</text:p>
      <text:p text:style-name="subsection"><text:hidden-text text:condition="ooow:" text:string-value="P18:L16" text:is-hidden="true"/><text:tab/><text:reference-mark-start text:name="subsectionnumber_27"/>(<text:sequence text:ref-name="refsubsectionnumber27" text:name="subsectionnumber" text:formula="ooow:subsectionnumber+1" style:num-format="1">4</text:sequence>)<text:reference-mark-end text:name="subsectionnumber_27"/><text:tab/>Different requirements may be specified by the Bank for the purposes of <text:span text:style-name="T3">subsection </text:span><text:span text:style-name="T3"><text:hidden-text text:condition="ooow:" text:string-value="P18:L17" text:is-hidden="true"/></text:span><text:span text:style-name="T3"><text:reference-ref text:reference-format="text" text:ref-name="subsectionnumber_25">(2)</text:reference-ref></text:span><text:span text:style-name="T3"><text:reference-ref text:reference-format="text" text:ref-name="paragraphnumber_16">(a)</text:reference-ref></text:span> and <text:span text:style-name="T3"><text:reference-ref text:reference-format="text" text:ref-name="paragraphnumber_18">(c)</text:reference-ref></text:span> in relation to different classes of applications.</text:p>
      <text:p text:style-name="subsection"><text:hidden-text text:condition="ooow:" text:string-value="P18:L18" text:is-hidden="true"/><text:tab/><text:reference-mark-start text:name="subsectionnumber_28"/>(<text:sequence text:ref-name="refsubsectionnumber28" text:name="subsectionnumber" text:formula="ooow:subsectionnumber+1" style:num-format="1">5</text:sequence>)<text:reference-mark-end text:name="subsectionnumber_28"/><text:tab/>The Bank may specify that information provided to it in compliance with <text:span text:style-name="T3">subsection </text:span><text:span text:style-name="T3"><text:hidden-text text:condition="ooow:" text:string-value="P18:L19" text:is-hidden="true"/></text:span><text:span text:style-name="T3"><text:reference-ref text:reference-format="text" text:ref-name="subsectionnumber_24">(1)</text:reference-ref></text:span> or<text:span text:style-name="T17"> </text:span><text:span text:style-name="T5"><text:reference-ref text:reference-format="text" text:ref-name="subsectionnumber_25">(2)</text:reference-ref></text:span><text:span text:style-name="T6"> </text:span>be certified or attested as to its authenticity or correctness in such manner as <text:hidden-text text:condition="ooow:" text:string-value="P18:L20" text:is-hidden="true"/>the Bank may specify, including by statutory declaration.</text:p>
      <text:p text:style-name="subsection"><text:hidden-text text:condition="ooow:" text:string-value="P18:L21" text:is-hidden="true"/><text:tab/><text:reference-mark-start text:name="subsectionnumber_29"/>(<text:sequence text:ref-name="refsubsectionnumber29" text:name="subsectionnumber" text:formula="ooow:subsectionnumber+1" style:num-format="1">6</text:sequence>)<text:reference-mark-end text:name="subsectionnumber_29"/><text:tab/>A person commits a category 2 offence if⁠—</text:p>
      <text:p text:style-name="paragraph"><text:hidden-text text:condition="ooow:" text:string-value="P18:L22" text:is-hidden="true"/><text:tab/><text:reference-mark-start text:name="paragraphnumber_19"/>(<text:sequence text:ref-name="refparagraphnumber16" text:name="paragraphnumber" text:formula="ooow:1" style:num-format="a">a</text:sequence>)<text:reference-mark-end text:name="paragraphnumber_19"/><text:tab/>for the purposes of or in connection with any application under this section, or</text:p>
      <text:p text:style-name="paragraph"><text:hidden-text text:condition="ooow:" text:string-value="P18:L23" text:is-hidden="true"/><text:tab/><text:reference-mark-start text:name="paragraphnumber_20"/>(<text:sequence text:ref-name="refparagraphnumber17" text:name="paragraphnumber" text:formula="ooow:paragraphnumber+1" style:num-format="a">b</text:sequence>)<text:reference-mark-end text:name="paragraphnumber_20"/><text:tab/>in purported compliance with any requirement imposed on the person by or under <text:hidden-text text:condition="ooow:" text:string-value="P18:L24" text:is-hidden="true"/>this section,</text:p>
      <text:p text:style-name="subsection"><text:hidden-text text:condition="ooow:" text:string-value="P18:L25" text:is-hidden="true"/><text:tab/><text:tab/>the person provides information that is false or misleading in a material particular, <text:hidden-text text:condition="ooow:" text:string-value="P18:L26" text:is-hidden="true"/>knowing it to be so false or misleading or being reckless as to whether it is so false or <text:hidden-text text:condition="ooow:" text:string-value="P18:L27" text:is-hidden="true"/>misleading.</text:p>
      <text:p text:style-name="shouldernote"><text:bookmark-start text:name="toc_book_21"/><text:hidden-text text:condition="ooow:" text:string-value="P18:L28" text:is-hidden="true"/>Contents of statement required by <text:span text:style-name="T4">section </text:span><text:span text:style-name="T4"><text:reference-ref text:reference-format="text" text:ref-name="sectionnumber_10">10</text:reference-ref></text:span><text:span text:style-name="T4"><text:reference-ref text:reference-format="text" text:ref-name="subsectionnumber_25">(2)</text:reference-ref></text:span><text:span text:style-name="T4"><text:reference-ref text:reference-format="text" text:ref-name="paragraphnumber_17">(b)</text:reference-ref></text:span><text:span text:style-name="T4"><text:reference-ref text:reference-format="text" text:ref-name="subparagraphnumber_2">(ii)</text:reference-ref></text:span><text:bookmark-end text:name="toc_book_21"/></text:p>
      <text:p text:style-name="subsection"><text:hidden-text text:condition="ooow:" text:string-value="P18:L29" text:is-hidden="true"/><text:reference-mark-start text:name="sectionnumber_11"/><text:span text:style-name="T9"><text:sequence text:ref-name="refsectionnumber10" text:name="sectionnumber" text:formula="ooow:sectionnumber+1" style:num-format="1">11</text:sequence></text:span><text:reference-mark-end text:name="sectionnumber_11"/><text:span text:style-name="T9">.</text:span><text:tab/><text:reference-mark-start text:name="subsectionnumber_31"/>(<text:sequence text:ref-name="refsubsectionnumber30" text:name="subsectionnumber" style:num-format="1">1</text:sequence>)<text:reference-mark-end text:name="subsectionnumber_31"/><text:tab/>A statement complies with this section if the following conditions are met.</text:p>
      <text:p text:style-name="subsection"><text:hidden-text text:condition="ooow:" text:string-value="P18:L30" text:is-hidden="true"/><text:tab/><text:reference-mark-start text:name="subsectionnumber_32"/>(<text:sequence text:ref-name="refsubsectionnumber31" text:name="subsectionnumber" text:formula="ooow:subsectionnumber+1" style:num-format="1">2</text:sequence>)<text:reference-mark-end text:name="subsectionnumber_32"/><text:tab/>The first condition is that the statement is in writing and contains the name and the <text:hidden-text text:condition="ooow:" text:string-value="P18:L31" text:is-hidden="true"/>particulars specified in <text:span text:style-name="T3">subsection </text:span><text:span text:style-name="T3"><text:reference-ref text:reference-format="text" text:ref-name="subsectionnumber_33">(3)</text:reference-ref></text:span> in relation to⁠—</text:p>
      <text:p text:style-name="paragraph"><text:hidden-text text:condition="ooow:" text:string-value="P18:L32" text:is-hidden="true"/><text:tab/><text:reference-mark-start text:name="paragraphnumber_23"/>(<text:sequence text:ref-name="refparagraphnumber18" text:name="paragraphnumber" text:formula="ooow:1" style:num-format="a">a</text:sequence>)<text:reference-mark-end text:name="paragraphnumber_23"/><text:tab/>the persons who are to be the first directors of the ICAV,</text:p>
      <text:p text:style-name="paragraph"><text:hidden-text text:condition="ooow:" text:string-value="P18:L33" text:is-hidden="true"/><text:tab/><text:reference-mark-start text:name="paragraphnumber_24"/>(<text:sequence text:ref-name="refparagraphnumber19" text:name="paragraphnumber" text:formula="ooow:paragraphnumber+1" style:num-format="a">b</text:sequence>)<text:reference-mark-end text:name="paragraphnumber_24"/><text:tab/>the person who is, or the persons who are, to be the first secretary or joint <text:hidden-text text:condition="ooow:" text:string-value="P18:L34" text:is-hidden="true"/>secretaries of the ICAV, and</text:p>
      <text:p text:style-name="paragraph"><text:hidden-text text:condition="ooow:" text:string-value="P18:L35" text:is-hidden="true"/><text:tab/><text:reference-mark-start text:name="paragraphnumber_25"/>(<text:sequence text:ref-name="refparagraphnumber20" text:name="paragraphnumber" text:formula="ooow:paragraphnumber+1" style:num-format="a">c</text:sequence>)<text:reference-mark-end text:name="paragraphnumber_25"/><text:tab/>the situation of the ICAV’s head office and registered office.</text:p>
      <text:p text:style-name="subsection"><text:hidden-text text:condition="ooow:" text:string-value="P18:L36" text:is-hidden="true"/><text:tab/><text:reference-mark-start text:name="subsectionnumber_33"/>(<text:sequence text:ref-name="refsubsectionnumber32" text:name="subsectionnumber" text:formula="ooow:subsectionnumber+1" style:num-format="1">3</text:sequence>)<text:reference-mark-end text:name="subsectionnumber_33"/><text:tab/>The particulars referred to in <text:span text:style-name="T3">subsection </text:span><text:span text:style-name="T3"><text:reference-ref text:reference-format="text" text:ref-name="subsectionnumber_32">(2)</text:reference-ref></text:span> are⁠—</text:p>
      <text:p text:style-name="paragraph"><text:soft-page-break/><text:hidden-text text:condition="ooow:" text:string-value="P19:L1" text:is-hidden="true"/><text:tab/><text:reference-mark-start text:name="paragraphnumber_26"/>(<text:sequence text:ref-name="refparagraphnumber21" text:name="paragraphnumber" text:formula="ooow:1" style:num-format="a">a</text:sequence>)<text:reference-mark-end text:name="paragraphnumber_26"/><text:tab/>in relation to a person named as director of the ICAV, all particulars which are, in <text:hidden-text text:condition="ooow:" text:string-value="P19:L2" text:is-hidden="true"/>relation to a director, required pursuant to <text:span text:style-name="T6">subsection </text:span><text:span text:style-name="T6"><text:reference-ref text:reference-format="text" text:ref-name="subsectionnumber_219">(2)</text:reference-ref></text:span> of <text:span text:style-name="T6">section </text:span><text:span text:style-name="T6"><text:reference-ref text:reference-format="text" text:ref-name="sectionnumber_66">65</text:reference-ref></text:span> to be <text:hidden-text text:condition="ooow:" text:string-value="P19:L3" text:is-hidden="true"/>contained in the register kept under that section, and</text:p>
      <text:p text:style-name="paragraph"><text:hidden-text text:condition="ooow:" text:string-value="P19:L4" text:is-hidden="true"/><text:tab/><text:reference-mark-start text:name="paragraphnumber_27"/>(<text:sequence text:ref-name="refparagraphnumber22" text:name="paragraphnumber" text:formula="ooow:paragraphnumber+1" style:num-format="a">b</text:sequence>)<text:reference-mark-end text:name="paragraphnumber_27"/><text:tab/>in relation to a person named as secretary, or as one of the joint secretaries, all <text:hidden-text text:condition="ooow:" text:string-value="P19:L5" text:is-hidden="true"/>particulars which are, in relation to the secretary or each joint secretary, required <text:hidden-text text:condition="ooow:" text:string-value="P19:L6" text:is-hidden="true"/>pursuant to <text:span text:style-name="T6">subsection </text:span><text:span text:style-name="T6"><text:reference-ref text:reference-format="text" text:ref-name="subsectionnumber_221">(4)</text:reference-ref></text:span> of <text:span text:style-name="T6">section </text:span><text:span text:style-name="T6"><text:reference-ref text:reference-format="text" text:ref-name="sectionnumber_66">65</text:reference-ref></text:span> to be contained in the register kept under <text:hidden-text text:condition="ooow:" text:string-value="P19:L7" text:is-hidden="true"/>that section.</text:p>
      <text:p text:style-name="subsection"><text:hidden-text text:condition="ooow:" text:string-value="P19:L8" text:is-hidden="true"/><text:tab/><text:reference-mark-start text:name="subsectionnumber_34"/>(<text:sequence text:ref-name="refsubsectionnumber33" text:name="subsectionnumber" text:formula="ooow:subsectionnumber+1" style:num-format="1">4</text:sequence>)<text:reference-mark-end text:name="subsectionnumber_34"/><text:tab/>The second condition is that the statement is signed by or on behalf of the subscribers <text:hidden-text text:condition="ooow:" text:string-value="P19:L9" text:is-hidden="true"/>to the instrument of incorporation and is accompanied by a consent signed by each of <text:hidden-text text:condition="ooow:" text:string-value="P19:L10" text:is-hidden="true"/>the persons named in the statement as a director, secretary or joint secretary to act in <text:hidden-text text:condition="ooow:" text:string-value="P19:L11" text:is-hidden="true"/>that capacity.</text:p>
      <text:p text:style-name="subsection"><text:hidden-text text:condition="ooow:" text:string-value="P19:L12" text:is-hidden="true"/><text:tab/><text:reference-mark-start text:name="subsectionnumber_35"/>(<text:sequence text:ref-name="refsubsectionnumber34" text:name="subsectionnumber" text:formula="ooow:subsectionnumber+1" style:num-format="1">5</text:sequence>)<text:reference-mark-end text:name="subsectionnumber_35"/><text:tab/>The third condition is that where the application for the making of a registration order <text:hidden-text text:condition="ooow:" text:string-value="P19:L13" text:is-hidden="true"/>is made by a person as agent for the subscribers to the instrument of incorporation the <text:hidden-text text:condition="ooow:" text:string-value="P19:L14" text:is-hidden="true"/>statement so specifies and gives the name and address of the agent.</text:p>
      <text:p text:style-name="subsection"><text:hidden-text text:condition="ooow:" text:string-value="P19:L15" text:is-hidden="true"/><text:tab/><text:reference-mark-start text:name="subsectionnumber_36"/>(<text:sequence text:ref-name="refsubsectionnumber35" text:name="subsectionnumber" text:formula="ooow:subsectionnumber+1" style:num-format="1">6</text:sequence>)<text:reference-mark-end text:name="subsectionnumber_36"/><text:tab/>The persons who are specified in the statement as the directors, secretary or joint <text:hidden-text text:condition="ooow:" text:string-value="P19:L16" text:is-hidden="true"/>secretaries of the ICAV shall, on the incorporation of the ICAV, be deemed to have <text:hidden-text text:condition="ooow:" text:string-value="P19:L17" text:is-hidden="true"/>been appointed as the first directors, secretary or joint secretaries of the ICAV, and <text:hidden-text text:condition="ooow:" text:string-value="P19:L18" text:is-hidden="true"/>any indication in the instrument of incorporation, as delivered to the Bank under this <text:hidden-text text:condition="ooow:" text:string-value="P19:L19" text:is-hidden="true"/>Part, specifying a person as a director, secretary or joint secretary of an ICAV shall be <text:hidden-text text:condition="ooow:" text:string-value="P19:L20" text:is-hidden="true"/>void unless such person is specified as a director, secretary or joint secretary in the <text:hidden-text text:condition="ooow:" text:string-value="P19:L21" text:is-hidden="true"/>statement.</text:p>
      <text:p text:style-name="shouldernote"><text:bookmark-start text:name="toc_book_22"/><text:hidden-text text:condition="ooow:" text:string-value="P19:L22" text:is-hidden="true"/>Making of registration order<text:bookmark-end text:name="toc_book_22"/></text:p>
      <text:p text:style-name="subsection"><text:hidden-text text:condition="ooow:" text:string-value="P19:L23" text:is-hidden="true"/><text:reference-mark-start text:name="sectionnumber_12"/><text:span text:style-name="T9"><text:sequence text:ref-name="refsectionnumber11" text:name="sectionnumber" text:formula="ooow:sectionnumber+1" style:num-format="1">12</text:sequence></text:span><text:reference-mark-end text:name="sectionnumber_12"/><text:span text:style-name="T9">.</text:span><text:tab/><text:reference-mark-start text:name="subsectionnumber_37"/>(<text:sequence text:ref-name="refsubsectionnumber36" text:name="subsectionnumber" style:num-format="1">1</text:sequence>)<text:reference-mark-end text:name="subsectionnumber_37"/><text:tab/>On an application being made to it under <text:span text:style-name="T3">section </text:span><text:span text:style-name="T3"><text:reference-ref text:reference-format="text" text:ref-name="sectionnumber_10">10</text:reference-ref></text:span>, the Bank shall make a <text:hidden-text text:condition="ooow:" text:string-value="P19:L24" text:is-hidden="true"/>registration order in respect of an ICAV if⁠—</text:p>
      <text:p text:style-name="paragraph"><text:hidden-text text:condition="ooow:" text:string-value="P19:L25" text:is-hidden="true"/><text:tab/><text:reference-mark-start text:name="paragraphnumber_28"/>(<text:sequence text:ref-name="refparagraphnumber23" text:name="paragraphnumber" text:formula="ooow:1" style:num-format="a">a</text:sequence>)<text:reference-mark-end text:name="paragraphnumber_28"/><text:tab/>it is satisfied that⁠—</text:p>
      <text:p text:style-name="subparagraph"><text:hidden-text text:condition="ooow:" text:string-value="P19:L26" text:is-hidden="true"/><text:tab/><text:reference-mark-start text:name="subparagraphnumber_3"/>(<text:sequence text:ref-name="refsubparagraphnumber2" text:name="subparagraphnumber" text:formula="ooow:1" style:num-format="i">i</text:sequence>)<text:reference-mark-end text:name="subparagraphnumber_3"/><text:tab/>the application complies with that section,</text:p>
      <text:p text:style-name="subparagraph"><text:hidden-text text:condition="ooow:" text:string-value="P19:L27" text:is-hidden="true"/><text:tab/><text:reference-mark-start text:name="subparagraphnumber_4"/>(<text:sequence text:ref-name="refsubparagraphnumber3" text:name="subparagraphnumber" text:formula="ooow:subparagraphnumber+1" style:num-format="i">ii</text:sequence>)<text:reference-mark-end text:name="subparagraphnumber_4"/><text:tab/>the ICAV will, on the coming into operation of the order, comply with <text:hidden-text text:condition="ooow:" text:string-value="P19:L28" text:is-hidden="true"/><text:span text:style-name="T3">section </text:span><text:span text:style-name="T3"><text:reference-ref text:reference-format="text" text:ref-name="sectionnumber_13">13</text:reference-ref></text:span><text:span text:style-name="T3">,</text:span></text:p>
      <text:p text:style-name="subparagraph"><text:hidden-text text:condition="ooow:" text:string-value="P19:L29" text:is-hidden="true"/><text:tab/><text:reference-mark-start text:name="subparagraphnumber_5"/>(<text:sequence text:ref-name="refsubparagraphnumber4" text:name="subparagraphnumber" text:formula="ooow:subparagraphnumber+1" style:num-format="i">iii</text:sequence>)<text:reference-mark-end text:name="subparagraphnumber_5"/><text:tab/>the ICAV will, at that time, comply with any requirements imposed by or <text:hidden-text text:condition="ooow:" text:string-value="P19:L30" text:is-hidden="true"/>under this Act or any other enactment in relation to applications for a <text:hidden-text text:condition="ooow:" text:string-value="P19:L31" text:is-hidden="true"/>registration order, and</text:p>
      <text:p text:style-name="subparagraph"><text:hidden-text text:condition="ooow:" text:string-value="P19:L32" text:is-hidden="true"/><text:tab/><text:reference-mark-start text:name="subparagraphnumber_6"/>(<text:sequence text:ref-name="refsubparagraphnumber5" text:name="subparagraphnumber" text:formula="ooow:subparagraphnumber+1" style:num-format="i">iv</text:sequence>)<text:reference-mark-end text:name="subparagraphnumber_6"/><text:tab/>the fee (if any) prescribed under section 32E of the <text:alphabetical-index-mark text:string-value="Central Bank Act 1942 (No. 22)"/><text:a xlink:type="simple" xlink:href="http://www.irishstatutebook.ie/1942/en/act/pub/0022/index.html">Central Bank Act 1942</text:a> <text:hidden-text text:condition="ooow:" text:string-value="P19:L33" text:is-hidden="true"/>for the purposes of this subsection has been paid,</text:p>
      <text:p text:style-name="paragraph"><text:hidden-text text:condition="ooow:" text:string-value="P19:L34" text:is-hidden="true"/><text:tab/><text:tab/>and</text:p>
      <text:p text:style-name="paragraph"><text:hidden-text text:condition="ooow:" text:string-value="P19:L35" text:is-hidden="true"/><text:tab/><text:reference-mark-start text:name="paragraphnumber_29"/>(<text:sequence text:ref-name="refparagraphnumber24" text:name="paragraphnumber" text:formula="ooow:paragraphnumber+1" style:num-format="a">b</text:sequence>)<text:reference-mark-end text:name="paragraphnumber_29"/><text:tab/>it has been provided with a certificate signed by a practising solicitor to the effect <text:hidden-text text:condition="ooow:" text:string-value="P19:L36" text:is-hidden="true"/>that the instrument of incorporation included in the application complies with this <text:hidden-text text:condition="ooow:" text:string-value="P19:L37" text:is-hidden="true"/>Act and any requirements imposed by or under this Act or any other enactment in <text:hidden-text text:condition="ooow:" text:string-value="P19:L38" text:is-hidden="true"/>relation to the contents of instruments of incorporation.</text:p>
      <text:p text:style-name="subsection"><text:hidden-text text:condition="ooow:" text:string-value="P19:L39" text:is-hidden="true"/><text:tab/><text:reference-mark-start text:name="subsectionnumber_38"/>(<text:sequence text:ref-name="refsubsectionnumber37" text:name="subsectionnumber" text:formula="ooow:subsectionnumber+1" style:num-format="1">2</text:sequence>)<text:reference-mark-end text:name="subsectionnumber_38"/><text:tab/>If the Bank makes a registration order under <text:span text:style-name="T3">subsection </text:span><text:span text:style-name="T3"><text:reference-ref text:reference-format="text" text:ref-name="subsectionnumber_37">(1)</text:reference-ref></text:span>, it shall give written notice <text:hidden-text text:condition="ooow:" text:string-value="P19:L40" text:is-hidden="true"/>of the registration order to the applicant.</text:p>
      <text:p text:style-name="subsection"><text:hidden-text text:condition="ooow:" text:string-value="P19:L41" text:is-hidden="true"/><text:tab/><text:reference-mark-start text:name="subsectionnumber_39"/>(<text:sequence text:ref-name="refsubsectionnumber38" text:name="subsectionnumber" text:formula="ooow:subsectionnumber+1" style:num-format="1">3</text:sequence>)<text:reference-mark-end text:name="subsectionnumber_39"/><text:tab/>The registration order shall specify the date on which it shall come into operation.</text:p>
      <text:p text:style-name="shouldernote"><text:bookmark-start text:name="toc_book_23"/><text:soft-page-break/><text:hidden-text text:condition="ooow:" text:string-value="P20:L1" text:is-hidden="true"/>Requirements referred to in <text:span text:style-name="T4">section </text:span><text:span text:style-name="T4"><text:reference-ref text:reference-format="text" text:ref-name="sectionnumber_12">12</text:reference-ref></text:span><text:span text:style-name="T4"><text:reference-ref text:reference-format="text" text:ref-name="subsectionnumber_37">(1)</text:reference-ref></text:span><text:span text:style-name="T4"><text:reference-ref text:reference-format="text" text:ref-name="paragraphnumber_28">(a)</text:reference-ref></text:span><text:span text:style-name="T4"><text:reference-ref text:reference-format="text" text:ref-name="subparagraphnumber_4">(ii)</text:reference-ref></text:span><text:bookmark-end text:name="toc_book_23"/></text:p>
      <text:p text:style-name="subsection"><text:hidden-text text:condition="ooow:" text:string-value="P20:L2" text:is-hidden="true"/><text:reference-mark-start text:name="sectionnumber_13"/><text:span text:style-name="T9"><text:sequence text:ref-name="refsectionnumber12" text:name="sectionnumber" text:formula="ooow:sectionnumber+1" style:num-format="1">13</text:sequence></text:span><text:reference-mark-end text:name="sectionnumber_13"/><text:span text:style-name="T9">.</text:span><text:tab/><text:reference-mark-start text:name="subsectionnumber_40"/>(<text:sequence text:ref-name="refsubsectionnumber39" text:name="subsectionnumber" style:num-format="1">1</text:sequence>)<text:reference-mark-end text:name="subsectionnumber_40"/><text:tab/>An ICAV complies with this section if the following conditions are met.</text:p>
      <text:p text:style-name="subsection"><text:hidden-text text:condition="ooow:" text:string-value="P20:L3" text:is-hidden="true"/><text:tab/><text:reference-mark-start text:name="subsectionnumber_41"/>(<text:sequence text:ref-name="refsubsectionnumber40" text:name="subsectionnumber" text:formula="ooow:subsectionnumber+1" style:num-format="1">2</text:sequence>)<text:reference-mark-end text:name="subsectionnumber_41"/><text:tab/>The first condition is that the ICAV and its instrument of incorporation comply with <text:hidden-text text:condition="ooow:" text:string-value="P20:L4" text:is-hidden="true"/>the requirements of this Act and any requirements imposed by or under this Act or any <text:hidden-text text:condition="ooow:" text:string-value="P20:L5" text:is-hidden="true"/>other enactment.</text:p>
      <text:p text:style-name="subsection"><text:hidden-text text:condition="ooow:" text:string-value="P20:L6" text:is-hidden="true"/><text:tab/><text:reference-mark-start text:name="subsectionnumber_42"/>(<text:sequence text:ref-name="refsubsectionnumber41" text:name="subsectionnumber" text:formula="ooow:subsectionnumber+1" style:num-format="1">3</text:sequence>)<text:reference-mark-end text:name="subsectionnumber_42"/><text:tab/>The second condition is that the registered office and head office of the ICAV are <text:hidden-text text:condition="ooow:" text:string-value="P20:L7" text:is-hidden="true"/>situated in the State.</text:p>
      <text:p text:style-name="subsection"><text:hidden-text text:condition="ooow:" text:string-value="P20:L8" text:is-hidden="true"/><text:tab/><text:reference-mark-start text:name="subsectionnumber_43"/>(<text:sequence text:ref-name="refsubsectionnumber42" text:name="subsectionnumber" text:formula="ooow:subsectionnumber+1" style:num-format="1">4</text:sequence>)<text:reference-mark-end text:name="subsectionnumber_43"/><text:tab/>The third condition is that the ICAV has at least 2 directors.</text:p>
      <text:p text:style-name="subsection"><text:hidden-text text:condition="ooow:" text:string-value="P20:L9" text:is-hidden="true"/><text:tab/><text:reference-mark-start text:name="subsectionnumber_44"/>(<text:sequence text:ref-name="refsubsectionnumber43" text:name="subsectionnumber" text:formula="ooow:subsectionnumber+1" style:num-format="1">5</text:sequence>)<text:reference-mark-end text:name="subsectionnumber_44"/><text:tab/>The fourth condition is that the name of the ICAV complies with <text:span text:style-name="T6">section </text:span><text:span text:style-name="T6"><text:reference-ref text:reference-format="text" text:ref-name="sectionnumber_29">29</text:reference-ref></text:span>.</text:p>
      <text:p text:style-name="shouldernote"><text:bookmark-start text:name="toc_book_24"/><text:hidden-text text:condition="ooow:" text:string-value="P20:L10" text:is-hidden="true"/>Registration of certain matters following making of registration order<text:bookmark-end text:name="toc_book_24"/></text:p>
      <text:p text:style-name="subsection"><text:hidden-text text:condition="ooow:" text:string-value="P20:L11" text:is-hidden="true"/><text:reference-mark-start text:name="sectionnumber_14"/><text:span text:style-name="T9"><text:sequence text:ref-name="refsectionnumber13" text:name="sectionnumber" text:formula="ooow:sectionnumber+1" style:num-format="1">14</text:sequence></text:span><text:reference-mark-end text:name="sectionnumber_14"/><text:span text:style-name="T9">.</text:span><text:tab/><text:reference-mark-start text:name="subsectionnumber_45"/>(<text:sequence text:ref-name="refsubsectionnumber44" text:name="subsectionnumber" style:num-format="1">1</text:sequence>)<text:reference-mark-end text:name="subsectionnumber_45"/><text:tab/>On making a registration order in respect of an ICAV, the Bank shall, in a register kept <text:hidden-text text:condition="ooow:" text:string-value="P20:L12" text:is-hidden="true"/>by it for the purpose, enter the following:</text:p>
      <text:p text:style-name="paragraph"><text:hidden-text text:condition="ooow:" text:string-value="P20:L13" text:is-hidden="true"/><text:tab/><text:reference-mark-start text:name="paragraphnumber_30"/>(<text:sequence text:ref-name="refparagraphnumber25" text:name="paragraphnumber" text:formula="ooow:1" style:num-format="a">a</text:sequence>)<text:reference-mark-end text:name="paragraphnumber_30"/><text:tab/>a copy of the registration order;</text:p>
      <text:p text:style-name="paragraph"><text:hidden-text text:condition="ooow:" text:string-value="P20:L14" text:is-hidden="true"/><text:tab/><text:reference-mark-start text:name="paragraphnumber_31"/>(<text:sequence text:ref-name="refparagraphnumber26" text:name="paragraphnumber" text:formula="ooow:paragraphnumber+1" style:num-format="a">b</text:sequence>)<text:reference-mark-end text:name="paragraphnumber_31"/><text:tab/>the instrument of incorporation of the ICAV;</text:p>
      <text:p text:style-name="paragraph"><text:hidden-text text:condition="ooow:" text:string-value="P20:L15" text:is-hidden="true"/><text:tab/><text:reference-mark-start text:name="paragraphnumber_32"/>(<text:sequence text:ref-name="refparagraphnumber27" text:name="paragraphnumber" text:formula="ooow:paragraphnumber+1" style:num-format="a">c</text:sequence>)<text:reference-mark-end text:name="paragraphnumber_32"/><text:tab/>particulars of the address of the ICAV’s head office and registered office;</text:p>
      <text:p text:style-name="paragraph"><text:hidden-text text:condition="ooow:" text:string-value="P20:L16" text:is-hidden="true"/><text:tab/><text:reference-mark-start text:name="paragraphnumber_33"/>(<text:sequence text:ref-name="refparagraphnumber28" text:name="paragraphnumber" text:formula="ooow:paragraphnumber+1" style:num-format="a">d</text:sequence>)<text:reference-mark-end text:name="paragraphnumber_33"/><text:tab/>with respect to each person named in the statement referred to in <text:span text:style-name="T3">section </text:span><text:span text:style-name="T3"><text:reference-ref text:reference-format="text" text:ref-name="sectionnumber_10">10</text:reference-ref></text:span><text:span text:style-name="T3"><text:reference-ref text:reference-format="text" text:ref-name="subsectionnumber_25">(2)</text:reference-ref></text:span><text:span text:style-name="T3"><text:reference-ref text:reference-format="text" text:ref-name="paragraphnumber_17">(b)</text:reference-ref></text:span><text:span text:style-name="T3"><text:reference-ref text:reference-format="text" text:ref-name="subparagraphnumber_2">(ii)</text:reference-ref></text:span><text:span text:style-name="T3"><text:hidden-text text:condition="ooow:" text:string-value="P20:L17" text:is-hidden="true"/></text:span> as being one of the first directors of the ICAV, and the person who is, or the <text:hidden-text text:condition="ooow:" text:string-value="P20:L18" text:is-hidden="true"/>persons who are, to be the first secretary or joint secretaries, the particulars <text:hidden-text text:condition="ooow:" text:string-value="P20:L19" text:is-hidden="true"/>specified in <text:span text:style-name="T3">section </text:span><text:span text:style-name="T3"><text:reference-ref text:reference-format="text" text:ref-name="sectionnumber_11">11</text:reference-ref></text:span><text:span text:style-name="T3"><text:reference-ref text:reference-format="text" text:ref-name="subsectionnumber_33">(3)</text:reference-ref></text:span><text:span text:style-name="T3">.</text:span></text:p>
      <text:p text:style-name="P65"><text:hidden-text text:condition="ooow:" text:string-value="P20:L20" text:is-hidden="true"/><text:span text:style-name="T14"><text:tab/></text:span><text:reference-mark-start text:name="subsectionnumber_488_AIC_04/11/2014_36130"/><text:span text:style-name="T14">(</text:span><text:span text:style-name="T14"><text:sequence text:ref-name="refsubsectionnumber45" text:name="subsectionnumber" text:formula="ooow:subsectionnumber+1" style:num-format="1">2</text:sequence></text:span><text:span text:style-name="T14">)</text:span><text:reference-mark-end text:name="subsectionnumber_488_AIC_04/11/2014_36130"/><text:span text:style-name="T14"><text:tab/>The Bank shall keep up-to-date the register referred to in </text:span><text:span text:style-name="T4">subsection </text:span><text:span text:style-name="T4"><text:reference-ref text:reference-format="text" text:ref-name="subsectionnumber_45">(1)</text:reference-ref></text:span><text:span text:style-name="T14"> so that it </text:span><text:span text:style-name="T14"><text:hidden-text text:condition="ooow:" text:string-value="P20:L21" text:is-hidden="true"/></text:span><text:span text:style-name="T14">reflects any alterations in the instrument of incorporation, changes in the situation of </text:span><text:span text:style-name="T14"><text:hidden-text text:condition="ooow:" text:string-value="P20:L22" text:is-hidden="true"/></text:span><text:span text:style-name="T14">the registered office or head office and changes in the persons who are directors or </text:span><text:span text:style-name="T14"><text:hidden-text text:condition="ooow:" text:string-value="P20:L23" text:is-hidden="true"/></text:span><text:span text:style-name="T14">secretaries of the ICAV.</text:span></text:p>
      <text:p text:style-name="subsection"><text:hidden-text text:condition="ooow:" text:string-value="P20:L24" text:is-hidden="true"/><text:tab/><text:reference-mark-start text:name="subsectionnumber_46"/>(<text:sequence text:ref-name="refsubsectionnumber46" text:name="subsectionnumber" text:formula="ooow:subsectionnumber+1" style:num-format="1">3</text:sequence>)<text:reference-mark-end text:name="subsectionnumber_46"/><text:tab/>The register referred to in <text:span text:style-name="T3">subsection </text:span><text:span text:style-name="T3"><text:reference-ref text:reference-format="text" text:ref-name="subsectionnumber_45">(1)</text:reference-ref></text:span> shall be kept in such form as the Bank <text:hidden-text text:condition="ooow:" text:string-value="P20:L25" text:is-hidden="true"/>considers appropriate and shall be made available for inspection free of charge on a <text:hidden-text text:condition="ooow:" text:string-value="P20:L26" text:is-hidden="true"/>website maintained or used by the Bank.</text:p>
      <text:p text:style-name="shouldernote"><text:bookmark-start text:name="toc_book_25"/><text:hidden-text text:condition="ooow:" text:string-value="P20:L27" text:is-hidden="true"/>Commencement of registration order<text:bookmark-end text:name="toc_book_25"/></text:p>
      <text:p text:style-name="section"><text:hidden-text text:condition="ooow:" text:string-value="P20:L28" text:is-hidden="true"/><text:reference-mark-start text:name="sectionnumber_15"/><text:span text:style-name="T9"><text:sequence text:ref-name="refsectionnumber14" text:name="sectionnumber" text:formula="ooow:sectionnumber+1" style:num-format="1">15</text:sequence></text:span><text:reference-mark-end text:name="sectionnumber_15"/><text:span text:style-name="T9">.</text:span><text:tab/>From the coming into operation of a registration order in respect of an ICAV, the <text:hidden-text text:condition="ooow:" text:string-value="P20:L29" text:is-hidden="true"/>subscribers to its instrument of incorporation, together with such other persons as may <text:hidden-text text:condition="ooow:" text:string-value="P20:L30" text:is-hidden="true"/>from time to time become members of the ICAV, shall constitute a body corporate⁠—</text:p>
      <text:p text:style-name="paragraph"><text:hidden-text text:condition="ooow:" text:string-value="P20:L31" text:is-hidden="true"/><text:tab/><text:reference-mark-start text:name="paragraphnumber_34"/>(<text:sequence text:ref-name="refparagraphnumber29" text:name="paragraphnumber" text:formula="ooow:1" style:num-format="a">a</text:sequence>)<text:reference-mark-end text:name="paragraphnumber_34"/><text:tab/>with the name as registered or changed in accordance with this Act, and</text:p>
      <text:p text:style-name="paragraph"><text:hidden-text text:condition="ooow:" text:string-value="P20:L32" text:is-hidden="true"/><text:tab/><text:reference-mark-start text:name="paragraphnumber_35"/>(<text:sequence text:ref-name="refparagraphnumber30" text:name="paragraphnumber" text:formula="ooow:paragraphnumber+1" style:num-format="a">b</text:sequence>)<text:reference-mark-end text:name="paragraphnumber_35"/><text:tab/>having perpetual succession.</text:p>
      <text:p text:style-name="shouldernote"><text:bookmark-start text:name="toc_book_26"/><text:hidden-text text:condition="ooow:" text:string-value="P20:L33" text:is-hidden="true"/>Decision to refuse registration order<text:bookmark-end text:name="toc_book_26"/></text:p>
      <text:p text:style-name="subsection"><text:hidden-text text:condition="ooow:" text:string-value="P20:L34" text:is-hidden="true"/><text:reference-mark-start text:name="sectionnumber_16"/><text:span text:style-name="T9"><text:sequence text:ref-name="refsectionnumber15" text:name="sectionnumber" text:formula="ooow:sectionnumber+1" style:num-format="1">16</text:sequence></text:span><text:reference-mark-end text:name="sectionnumber_16"/><text:span text:style-name="T9">.</text:span><text:tab/><text:reference-mark-start text:name="subsectionnumber_47"/>(<text:sequence text:ref-name="refsubsectionnumber47" text:name="subsectionnumber" style:num-format="1">1</text:sequence>)<text:reference-mark-end text:name="subsectionnumber_47"/><text:tab/>If the Bank decides to refuse to make a registration order in response to an application <text:hidden-text text:condition="ooow:" text:string-value="P20:L35" text:is-hidden="true"/>under <text:span text:style-name="T3">section </text:span><text:span text:style-name="T3"><text:reference-ref text:reference-format="text" text:ref-name="sectionnumber_10">10</text:reference-ref></text:span>, the Bank shall give written notice to the applicant of the decision.</text:p>
      <text:p text:style-name="subsection"><text:hidden-text text:condition="ooow:" text:string-value="P20:L36" text:is-hidden="true"/><text:tab/><text:reference-mark-start text:name="subsectionnumber_48"/>(<text:sequence text:ref-name="refsubsectionnumber48" text:name="subsectionnumber" text:formula="ooow:subsectionnumber+1" style:num-format="1">2</text:sequence>)<text:reference-mark-end text:name="subsectionnumber_48"/><text:tab/>A decision to refuse to make a registration order is an appealable decision for the <text:hidden-text text:condition="ooow:" text:string-value="P20:L37" text:is-hidden="true"/>purposes of Part VIIA of the <text:alphabetical-index-mark text:string-value="Central Bank Act 1942 (No. 22)"/><text:a xlink:type="simple" xlink:href="http://www.irishstatutebook.ie/1942/en/act/pub/0022/index.html">Central Bank Act 1942</text:a>.</text:p>
      <text:p text:style-name="chapternumber"><text:bookmark-start text:name="toc_book_27"/><text:soft-page-break/><text:hidden-text text:condition="ooow:" text:string-value="P21:L1" text:is-hidden="true"/>Chapter <text:reference-mark-start text:name="chapternumber_4"/><text:sequence text:ref-name="refchapternumber3" text:name="chapternumber" text:formula="ooow:chapternumber+1" style:num-format="1">2</text:sequence><text:bookmark-end text:name="toc_book_27"/><text:reference-mark-end text:name="chapternumber_4"/></text:p>
      <text:p text:style-name="chaptertitle"><text:bookmark-start text:name="toc_book_28"/><text:hidden-text text:condition="ooow:" text:string-value="P21:L2" text:is-hidden="true"/>Authorisation and approval<text:bookmark-end text:name="toc_book_28"/></text:p>
      <text:p text:style-name="shouldernote"><text:bookmark-start text:name="toc_book_29"/><text:hidden-text text:condition="ooow:" text:string-value="P21:L3" text:is-hidden="true"/>Authorisation<text:bookmark-end text:name="toc_book_29"/></text:p>
      <text:p text:style-name="section"><text:hidden-text text:condition="ooow:" text:string-value="P21:L4" text:is-hidden="true"/><text:reference-mark-start text:name="sectionnumber_17"/><text:span text:style-name="T9"><text:sequence text:ref-name="refsectionnumber16" text:name="sectionnumber" text:formula="ooow:sectionnumber+1" style:num-format="1">17</text:sequence></text:span><text:reference-mark-end text:name="sectionnumber_17"/><text:span text:style-name="T9">.</text:span><text:tab/>This Chapter enables the Bank to authorise an ICAV which is not authorised under the <text:hidden-text text:condition="ooow:" text:string-value="P21:L5" text:is-hidden="true"/>UCITS Regulations.</text:p>
      <text:p text:style-name="shouldernote"><text:bookmark-start text:name="toc_book_30"/><text:hidden-text text:condition="ooow:" text:string-value="P21:L6" text:is-hidden="true"/>Application for authorisation<text:bookmark-end text:name="toc_book_30"/></text:p>
      <text:p text:style-name="subsection"><text:hidden-text text:condition="ooow:" text:string-value="P21:L7" text:is-hidden="true"/><text:reference-mark-start text:name="sectionnumber_18"/><text:span text:style-name="T9"><text:sequence text:ref-name="refsectionnumber17" text:name="sectionnumber" text:formula="ooow:sectionnumber+1" style:num-format="1">18</text:sequence></text:span><text:reference-mark-end text:name="sectionnumber_18"/><text:span text:style-name="T9">.</text:span><text:tab/><text:reference-mark-start text:name="subsectionnumber_49"/>(<text:sequence text:ref-name="refsubsectionnumber49" text:name="subsectionnumber" style:num-format="1">1</text:sequence>)<text:reference-mark-end text:name="subsectionnumber_49"/><text:tab/>To obtain authorisation an ICAV shall make an application to the Bank.</text:p>
      <text:p text:style-name="subsection"><text:hidden-text text:condition="ooow:" text:string-value="P21:L8" text:is-hidden="true"/><text:tab/><text:reference-mark-start text:name="subsectionnumber_50"/>(<text:sequence text:ref-name="refsubsectionnumber50" text:name="subsectionnumber" text:formula="ooow:subsectionnumber+1" style:num-format="1">2</text:sequence>)<text:reference-mark-end text:name="subsectionnumber_50"/><text:tab/>The application shall⁠—</text:p>
      <text:p text:style-name="paragraph"><text:hidden-text text:condition="ooow:" text:string-value="P21:L9" text:is-hidden="true"/><text:tab/><text:reference-mark-start text:name="paragraphnumber_36"/>(<text:sequence text:ref-name="refparagraphnumber31" text:name="paragraphnumber" text:formula="ooow:1" style:num-format="a">a</text:sequence>)<text:reference-mark-end text:name="paragraphnumber_36"/><text:tab/>be made in writing in such manner and form as may be specified by the Bank,</text:p>
      <text:p text:style-name="paragraph"><text:hidden-text text:condition="ooow:" text:string-value="P21:L10" text:is-hidden="true"/><text:tab/><text:reference-mark-start text:name="paragraphnumber_37"/>(<text:sequence text:ref-name="refparagraphnumber32" text:name="paragraphnumber" text:formula="ooow:paragraphnumber+1" style:num-format="a">b</text:sequence>)<text:reference-mark-end text:name="paragraphnumber_37"/><text:tab/>contain⁠—</text:p>
      <text:p text:style-name="subparagraph"><text:hidden-text text:condition="ooow:" text:string-value="P21:L11" text:is-hidden="true"/><text:tab/><text:reference-mark-start text:name="subparagraphnumber_7"/>(<text:sequence text:ref-name="refsubparagraphnumber6" text:name="subparagraphnumber" text:formula="ooow:1" style:num-format="i">i</text:sequence>)<text:reference-mark-end text:name="subparagraphnumber_7"/><text:tab/>a statement of the general nature of the investment objectives of the ICAV,</text:p>
      <text:p text:style-name="subparagraph"><text:hidden-text text:condition="ooow:" text:string-value="P21:L12" text:is-hidden="true"/><text:tab/><text:reference-mark-start text:name="subparagraphnumber_8"/>(<text:sequence text:ref-name="refsubparagraphnumber7" text:name="subparagraphnumber" text:formula="ooow:subparagraphnumber+1" style:num-format="i">ii</text:sequence>)<text:reference-mark-end text:name="subparagraphnumber_8"/><text:tab/>if the ICAV is not authorised under AIFM Regulations, the full name and <text:hidden-text text:condition="ooow:" text:string-value="P21:L13" text:is-hidden="true"/>address of the proposed management company, and</text:p>
      <text:p text:style-name="subparagraph"><text:hidden-text text:condition="ooow:" text:string-value="P21:L14" text:is-hidden="true"/><text:tab/><text:reference-mark-start text:name="subparagraphnumber_9"/>(<text:sequence text:ref-name="refsubparagraphnumber8" text:name="subparagraphnumber" text:formula="ooow:subparagraphnumber+1" style:num-format="i">iii</text:sequence>)<text:reference-mark-end text:name="subparagraphnumber_9"/><text:tab/>the full name and address of the proposed depositary,</text:p>
      <text:p text:style-name="paragraph"><text:hidden-text text:condition="ooow:" text:string-value="P21:L15" text:is-hidden="true"/><text:tab/><text:tab/>and</text:p>
      <text:p text:style-name="paragraph"><text:hidden-text text:condition="ooow:" text:string-value="P21:L16" text:is-hidden="true"/><text:tab/><text:reference-mark-start text:name="paragraphnumber_38"/>(<text:sequence text:ref-name="refparagraphnumber33" text:name="paragraphnumber" text:formula="ooow:paragraphnumber+1" style:num-format="a">c</text:sequence>)<text:reference-mark-end text:name="paragraphnumber_38"/><text:tab/>contain or be accompanied by such other information as the Bank may specify for <text:hidden-text text:condition="ooow:" text:string-value="P21:L17" text:is-hidden="true"/>the purpose of determining the application.</text:p>
      <text:p text:style-name="subsection"><text:hidden-text text:condition="ooow:" text:string-value="P21:L18" text:is-hidden="true"/><text:tab/><text:reference-mark-start text:name="subsectionnumber_51"/>(<text:sequence text:ref-name="refsubsectionnumber51" text:name="subsectionnumber" text:formula="ooow:subsectionnumber+1" style:num-format="1">3</text:sequence>)<text:reference-mark-end text:name="subsectionnumber_51"/><text:tab/>At any time after receiving an application and before determining it the Bank may by <text:hidden-text text:condition="ooow:" text:string-value="P21:L19" text:is-hidden="true"/>notice in writing require the person who made the application to provide additional <text:hidden-text text:condition="ooow:" text:string-value="P21:L20" text:is-hidden="true"/>information to it.</text:p>
      <text:p text:style-name="subsection"><text:hidden-text text:condition="ooow:" text:string-value="P21:L21" text:is-hidden="true"/><text:tab/><text:reference-mark-start text:name="subsectionnumber_52"/>(<text:sequence text:ref-name="refsubsectionnumber52" text:name="subsectionnumber" text:formula="ooow:subsectionnumber+1" style:num-format="1">4</text:sequence>)<text:reference-mark-end text:name="subsectionnumber_52"/><text:tab/>Different requirements may be specified by the Bank for the purposes of <text:span text:style-name="T3">subsection </text:span><text:span text:style-name="T3"><text:hidden-text text:condition="ooow:" text:string-value="P21:L22" text:is-hidden="true"/></text:span><text:span text:style-name="T3"><text:reference-ref text:reference-format="text" text:ref-name="subsectionnumber_50">(2)</text:reference-ref></text:span><text:span text:style-name="T3"><text:reference-ref text:reference-format="text" text:ref-name="paragraphnumber_37">(b)</text:reference-ref></text:span> and <text:span text:style-name="T3"><text:reference-ref text:reference-format="text" text:ref-name="paragraphnumber_38">(c)</text:reference-ref></text:span> in relation to different classes of applications.</text:p>
      <text:p text:style-name="subsection"><text:hidden-text text:condition="ooow:" text:string-value="P21:L23" text:is-hidden="true"/><text:tab/><text:reference-mark-start text:name="subsectionnumber_53"/>(<text:sequence text:ref-name="refsubsectionnumber53" text:name="subsectionnumber" text:formula="ooow:subsectionnumber+1" style:num-format="1">5</text:sequence>)<text:reference-mark-end text:name="subsectionnumber_53"/><text:tab/>The Bank may specify that information provided to it in compliance with <text:span text:style-name="T3">subsection </text:span><text:span text:style-name="T3"><text:hidden-text text:condition="ooow:" text:string-value="P21:L24" text:is-hidden="true"/></text:span><text:span text:style-name="T3"><text:reference-ref text:reference-format="text" text:ref-name="subsectionnumber_49">(1)</text:reference-ref></text:span> be certified or attested as to its authenticity or correctness in such manner as the <text:hidden-text text:condition="ooow:" text:string-value="P21:L25" text:is-hidden="true"/>Bank may specify, including by statutory declaration.</text:p>
      <text:p text:style-name="subsection"><text:hidden-text text:condition="ooow:" text:string-value="P21:L26" text:is-hidden="true"/><text:tab/><text:reference-mark-start text:name="subsectionnumber_54"/>(<text:sequence text:ref-name="refsubsectionnumber54" text:name="subsectionnumber" text:formula="ooow:subsectionnumber+1" style:num-format="1">6</text:sequence>)<text:reference-mark-end text:name="subsectionnumber_54"/><text:tab/>A person commits a category 2 offence if⁠—</text:p>
      <text:p text:style-name="paragraph"><text:hidden-text text:condition="ooow:" text:string-value="P21:L27" text:is-hidden="true"/><text:tab/><text:reference-mark-start text:name="paragraphnumber_39"/>(<text:sequence text:ref-name="refparagraphnumber34" text:name="paragraphnumber" text:formula="ooow:1" style:num-format="a">a</text:sequence>)<text:reference-mark-end text:name="paragraphnumber_39"/><text:tab/>for the purposes of or in connection with any application under this section, or</text:p>
      <text:p text:style-name="paragraph"><text:hidden-text text:condition="ooow:" text:string-value="P21:L28" text:is-hidden="true"/><text:tab/><text:reference-mark-start text:name="paragraphnumber_40"/>(<text:sequence text:ref-name="refparagraphnumber35" text:name="paragraphnumber" text:formula="ooow:paragraphnumber+1" style:num-format="a">b</text:sequence>)<text:reference-mark-end text:name="paragraphnumber_40"/><text:tab/>in purported compliance with any requirement imposed on the person by or under <text:hidden-text text:condition="ooow:" text:string-value="P21:L29" text:is-hidden="true"/>this section,</text:p>
      <text:p text:style-name="subsection"><text:hidden-text text:condition="ooow:" text:string-value="P21:L30" text:is-hidden="true"/><text:tab/><text:tab/>the person provides information that is false or misleading in a material particular, <text:hidden-text text:condition="ooow:" text:string-value="P21:L31" text:is-hidden="true"/>knowing it to be so false or misleading or being reckless as to whether it is so false or <text:hidden-text text:condition="ooow:" text:string-value="P21:L32" text:is-hidden="true"/>misleading.</text:p>
      <text:p text:style-name="shouldernote"><text:bookmark-start text:name="toc_book_31"/><text:hidden-text text:condition="ooow:" text:string-value="P21:L33" text:is-hidden="true"/>Grant of authorisation<text:bookmark-end text:name="toc_book_31"/></text:p>
      <text:p text:style-name="subsection"><text:hidden-text text:condition="ooow:" text:string-value="P21:L34" text:is-hidden="true"/><text:reference-mark-start text:name="sectionnumber_19"/><text:span text:style-name="T9"><text:sequence text:ref-name="refsectionnumber18" text:name="sectionnumber" text:formula="ooow:sectionnumber+1" style:num-format="1">19</text:sequence></text:span><text:reference-mark-end text:name="sectionnumber_19"/><text:span text:style-name="T9">.</text:span><text:tab/><text:reference-mark-start text:name="subsectionnumber_56"/>(<text:sequence text:ref-name="refsubsectionnumber55" text:name="subsectionnumber" style:num-format="1">1</text:sequence>)<text:reference-mark-end text:name="subsectionnumber_56"/><text:tab/>On an application made to it by an ICAV under <text:span text:style-name="T3">section </text:span><text:span text:style-name="T3"><text:reference-ref text:reference-format="text" text:ref-name="sectionnumber_18">18</text:reference-ref></text:span>, the Bank shall grant an <text:hidden-text text:condition="ooow:" text:string-value="P21:L35" text:is-hidden="true"/>authorisation in respect of the ICAV if⁠—</text:p>
      <text:p text:style-name="paragraph"><text:soft-page-break/><text:hidden-text text:condition="ooow:" text:string-value="P22:L1" text:is-hidden="true"/><text:tab/><text:reference-mark-start text:name="paragraphnumber_43"/>(<text:sequence text:ref-name="refparagraphnumber36" text:name="paragraphnumber" text:formula="ooow:1" style:num-format="a">a</text:sequence>)<text:reference-mark-end text:name="paragraphnumber_43"/><text:tab/>it is satisfied that⁠—</text:p>
      <text:p text:style-name="subparagraph"><text:hidden-text text:condition="ooow:" text:string-value="P22:L2" text:is-hidden="true"/><text:tab/><text:reference-mark-start text:name="subparagraphnumber_10"/>(<text:sequence text:ref-name="refsubparagraphnumber9" text:name="subparagraphnumber" text:formula="ooow:1" style:num-format="i">i</text:sequence>)<text:reference-mark-end text:name="subparagraphnumber_10"/><text:tab/>the application complies with that section, and</text:p>
      <text:p text:style-name="subparagraph"><text:hidden-text text:condition="ooow:" text:string-value="P22:L3" text:is-hidden="true"/><text:tab/><text:reference-mark-start text:name="subparagraphnumber_11"/>(<text:sequence text:ref-name="refsubparagraphnumber10" text:name="subparagraphnumber" text:formula="ooow:subparagraphnumber+1" style:num-format="i">ii</text:sequence>)<text:reference-mark-end text:name="subparagraphnumber_11"/><text:tab/>the ICAV, when authorised, will be capable of complying with the conditions <text:hidden-text text:condition="ooow:" text:string-value="P22:L4" text:is-hidden="true"/>imposed by the Bank under <text:span text:style-name="T6">section </text:span><text:span text:style-name="T6"><text:reference-ref text:reference-format="text" text:ref-name="sectionnumber_27">27</text:reference-ref></text:span> and any requirements imposed by or <text:hidden-text text:condition="ooow:" text:string-value="P22:L5" text:is-hidden="true"/>under any enactment or financial services legislation,</text:p>
      <text:p text:style-name="paragraph"><text:hidden-text text:condition="ooow:" text:string-value="P22:L6" text:is-hidden="true"/><text:tab/><text:reference-mark-start text:name="paragraphnumber_44"/>(<text:sequence text:ref-name="refparagraphnumber37" text:name="paragraphnumber" text:formula="ooow:paragraphnumber+1" style:num-format="a">b</text:sequence>)<text:reference-mark-end text:name="paragraphnumber_44"/><text:tab/>the Bank has approved the proposed depositary under <text:span text:style-name="T3">section </text:span><text:span text:style-name="T3"><text:reference-ref text:reference-format="text" text:ref-name="sectionnumber_21">21</text:reference-ref></text:span><text:span text:style-name="T14">,</text:span></text:p>
      <text:p text:style-name="paragraph"><text:hidden-text text:condition="ooow:" text:string-value="P22:L7" text:is-hidden="true"/><text:tab/><text:reference-mark-start text:name="paragraphnumber_45"/>(<text:sequence text:ref-name="refparagraphnumber38" text:name="paragraphnumber" text:formula="ooow:paragraphnumber+1" style:num-format="a">c</text:sequence>)<text:reference-mark-end text:name="paragraphnumber_45"/><text:tab/>if there is to be a management company, the Bank has approved the proposed <text:hidden-text text:condition="ooow:" text:string-value="P22:L8" text:is-hidden="true"/>management company under <text:span text:style-name="T3">section </text:span><text:span text:style-name="T3"><text:reference-ref text:reference-format="text" text:ref-name="sectionnumber_23">23</text:reference-ref></text:span><text:span text:style-name="T14">,</text:span> and</text:p>
      <text:p text:style-name="paragraph"><text:hidden-text text:condition="ooow:" text:string-value="P22:L9" text:is-hidden="true"/><text:tab/><text:reference-mark-start text:name="paragraphnumber_46"/>(<text:sequence text:ref-name="refparagraphnumber39" text:name="paragraphnumber" text:formula="ooow:paragraphnumber+1" style:num-format="a">d</text:sequence>)<text:reference-mark-end text:name="paragraphnumber_46"/><text:tab/>the Bank is satisfied that⁠—</text:p>
      <text:p text:style-name="subparagraph"><text:hidden-text text:condition="ooow:" text:string-value="P22:L10" text:is-hidden="true"/><text:tab/><text:reference-mark-start text:name="subparagraphnumber_12"/>(<text:sequence text:ref-name="refsubparagraphnumber11" text:name="subparagraphnumber" text:formula="ooow:1" style:num-format="i">i</text:sequence>)<text:reference-mark-end text:name="subparagraphnumber_12"/><text:tab/>the directors of the ICAV are fit and proper persons,</text:p>
      <text:p text:style-name="subparagraph"><text:hidden-text text:condition="ooow:" text:string-value="P22:L11" text:is-hidden="true"/><text:tab/><text:reference-mark-start text:name="subparagraphnumber_13"/>(<text:sequence text:ref-name="refsubparagraphnumber12" text:name="subparagraphnumber" text:formula="ooow:subparagraphnumber+1" style:num-format="i">ii</text:sequence>)<text:reference-mark-end text:name="subparagraphnumber_13"/><text:tab/>the experience and expertise of the directors of the ICAV, taken together, is <text:hidden-text text:condition="ooow:" text:string-value="P22:L12" text:is-hidden="true"/>appropriate for the purposes of carrying on the business of an ICAV,</text:p>
      <text:p text:style-name="subparagraph"><text:hidden-text text:condition="ooow:" text:string-value="P22:L13" text:is-hidden="true"/><text:tab/><text:reference-mark-start text:name="subparagraphnumber_14"/>(<text:sequence text:ref-name="refsubparagraphnumber13" text:name="subparagraphnumber" text:formula="ooow:subparagraphnumber+1" style:num-format="i">iii</text:sequence>)<text:reference-mark-end text:name="subparagraphnumber_14"/><text:tab/>the name of the ICAV complies with<text:span text:style-name="T17"> </text:span><text:span text:style-name="T6">section </text:span><text:span text:style-name="T6"><text:reference-ref text:reference-format="text" text:ref-name="sectionnumber_29">29</text:reference-ref></text:span><text:span text:style-name="T17">,</text:span> and</text:p>
      <text:p text:style-name="subparagraph"><text:hidden-text text:condition="ooow:" text:string-value="P22:L14" text:is-hidden="true"/><text:tab/><text:reference-mark-start text:name="subparagraphnumber_46"/>(<text:sequence text:ref-name="refsubparagraphnumber14" text:name="subparagraphnumber" text:formula="ooow:subparagraphnumber+1" style:num-format="i">iv</text:sequence>)<text:reference-mark-end text:name="subparagraphnumber_46"/><text:tab/>the fee (if any) prescribed under section 32E of the <text:alphabetical-index-mark text:string-value="Central Bank Act 1942 (No. 22)"/><text:a xlink:type="simple" xlink:href="http://www.irishstatutebook.ie/1942/en/act/pub/0022/index.html">Central Bank Act 1942</text:a>, <text:hidden-text text:condition="ooow:" text:string-value="P22:L15" text:is-hidden="true"/>for the purposes of this subsection has been paid.</text:p>
      <text:p text:style-name="subsection"><text:hidden-text text:condition="ooow:" text:string-value="P22:L16" text:is-hidden="true"/><text:tab/><text:reference-mark-start text:name="subsectionnumber_57"/>(<text:sequence text:ref-name="refsubsectionnumber56" text:name="subsectionnumber" text:formula="ooow:subsectionnumber+1" style:num-format="1">2</text:sequence>)<text:reference-mark-end text:name="subsectionnumber_57"/><text:tab/>If the Bank grants an authorisation under <text:span text:style-name="T3">subsection </text:span><text:span text:style-name="T3"><text:reference-ref text:reference-format="text" text:ref-name="subsectionnumber_56">(1)</text:reference-ref></text:span>, it shall give written notice of <text:hidden-text text:condition="ooow:" text:string-value="P22:L17" text:is-hidden="true"/>the authorisation to the ICAV.</text:p>
      <text:p text:style-name="subsection"><text:hidden-text text:condition="ooow:" text:string-value="P22:L18" text:is-hidden="true"/><text:tab/><text:reference-mark-start text:name="subsectionnumber_58"/>(<text:sequence text:ref-name="refsubsectionnumber57" text:name="subsectionnumber" text:formula="ooow:subsectionnumber+1" style:num-format="1">3</text:sequence>)<text:reference-mark-end text:name="subsectionnumber_58"/><text:tab/>The authorisation shall specify the date on which it shall come into operation.</text:p>
      <text:p text:style-name="shouldernote"><text:bookmark-start text:name="toc_book_32"/><text:hidden-text text:condition="ooow:" text:string-value="P22:L19" text:is-hidden="true"/>Decision to refuse authorisation<text:bookmark-end text:name="toc_book_32"/></text:p>
      <text:p text:style-name="subsection"><text:hidden-text text:condition="ooow:" text:string-value="P22:L20" text:is-hidden="true"/><text:reference-mark-start text:name="sectionnumber_20"/><text:span text:style-name="T9"><text:sequence text:ref-name="refsectionnumber19" text:name="sectionnumber" text:formula="ooow:sectionnumber+1" style:num-format="1">20</text:sequence></text:span><text:reference-mark-end text:name="sectionnumber_20"/><text:span text:style-name="T9">.</text:span><text:tab/><text:reference-mark-start text:name="subsectionnumber_59"/>(<text:sequence text:ref-name="refsubsectionnumber58" text:name="subsectionnumber" style:num-format="1">1</text:sequence>)<text:reference-mark-end text:name="subsectionnumber_59"/><text:tab/>The Bank may refuse an application for authorisation under <text:span text:style-name="T3">section </text:span><text:span text:style-name="T3"><text:reference-ref text:reference-format="text" text:ref-name="sectionnumber_18">18</text:reference-ref></text:span> if the Bank is <text:hidden-text text:condition="ooow:" text:string-value="P22:L21" text:is-hidden="true"/>not satisfied that authorisation would be in the interests of the proper and orderly <text:hidden-text text:condition="ooow:" text:string-value="P22:L22" text:is-hidden="true"/>regulation of the ICAV or the application for authorisation of an ICAV has failed to <text:hidden-text text:condition="ooow:" text:string-value="P22:L23" text:is-hidden="true"/>comply with <text:span text:style-name="T3">section </text:span><text:span text:style-name="T3"><text:reference-ref text:reference-format="text" text:ref-name="sectionnumber_18">18</text:reference-ref></text:span>.</text:p>
      <text:p text:style-name="subsection"><text:hidden-text text:condition="ooow:" text:string-value="P22:L24" text:is-hidden="true"/><text:tab/><text:reference-mark-start text:name="subsectionnumber_60"/>(<text:sequence text:ref-name="refsubsectionnumber59" text:name="subsectionnumber" text:formula="ooow:subsectionnumber+1" style:num-format="1">2</text:sequence>)<text:reference-mark-end text:name="subsectionnumber_60"/><text:tab/>If the Bank decides to refuse to grant an authorisation in response to an application <text:hidden-text text:condition="ooow:" text:string-value="P22:L25" text:is-hidden="true"/>under <text:span text:style-name="T3">section </text:span><text:span text:style-name="T3"><text:reference-ref text:reference-format="text" text:ref-name="sectionnumber_18">18</text:reference-ref></text:span>, the Bank shall give written notice to the applicant of the decision.</text:p>
      <text:p text:style-name="subsection"><text:hidden-text text:condition="ooow:" text:string-value="P22:L26" text:is-hidden="true"/><text:tab/><text:reference-mark-start text:name="subsectionnumber_61"/>(<text:sequence text:ref-name="refsubsectionnumber60" text:name="subsectionnumber" text:formula="ooow:subsectionnumber+1" style:num-format="1">3</text:sequence>)<text:reference-mark-end text:name="subsectionnumber_61"/><text:tab/>A decision to refuse to grant an authorisation is an appealable decision for the <text:hidden-text text:condition="ooow:" text:string-value="P22:L27" text:is-hidden="true"/>purposes of Part VIIA of the <text:alphabetical-index-mark text:string-value="Central Bank Act 1942 (No. 22)"/><text:a xlink:type="simple" xlink:href="http://www.irishstatutebook.ie/1942/en/act/pub/0022/index.html">Central Bank Act 1942</text:a>.</text:p>
      <text:p text:style-name="shouldernote"><text:bookmark-start text:name="toc_book_33"/><text:hidden-text text:condition="ooow:" text:string-value="P22:L28" text:is-hidden="true"/>Appointment and approval of depositary<text:bookmark-end text:name="toc_book_33"/></text:p>
      <text:p text:style-name="subsection"><text:hidden-text text:condition="ooow:" text:string-value="P22:L29" text:is-hidden="true"/><text:reference-mark-start text:name="sectionnumber_21"/><text:span text:style-name="T9"><text:sequence text:ref-name="refsectionnumber20" text:name="sectionnumber" text:formula="ooow:sectionnumber+1" style:num-format="1">21</text:sequence></text:span><text:reference-mark-end text:name="sectionnumber_21"/><text:span text:style-name="T9">.</text:span><text:tab/><text:reference-mark-start text:name="subsectionnumber_62"/>(<text:sequence text:ref-name="refsubsectionnumber61" text:name="subsectionnumber" style:num-format="1">1</text:sequence>)<text:reference-mark-end text:name="subsectionnumber_62"/><text:tab/>An ICAV which is not authorised under the UCITS Regulations shall appoint a <text:hidden-text text:condition="ooow:" text:string-value="P22:L30" text:is-hidden="true"/>depositary.</text:p>
      <text:p text:style-name="subsection"><text:hidden-text text:condition="ooow:" text:string-value="P22:L31" text:is-hidden="true"/><text:tab/><text:reference-mark-start text:name="subsectionnumber_64"/>(<text:sequence text:ref-name="refsubsectionnumber62" text:name="subsectionnumber" text:formula="ooow:subsectionnumber+1" style:num-format="1">2</text:sequence>)<text:reference-mark-end text:name="subsectionnumber_64"/><text:tab/>An application for approval of a depositary shall be made in writing to the Bank in <text:hidden-text text:condition="ooow:" text:string-value="P22:L32" text:is-hidden="true"/>such manner and form as may be specified by the Bank and shall contain or be <text:hidden-text text:condition="ooow:" text:string-value="P22:L33" text:is-hidden="true"/>accompanied by such other information as the Bank may specify for the purpose of <text:hidden-text text:condition="ooow:" text:string-value="P22:L34" text:is-hidden="true"/>determining the application.</text:p>
      <text:p text:style-name="subsection"><text:hidden-text text:condition="ooow:" text:string-value="P22:L35" text:is-hidden="true"/><text:tab/><text:reference-mark-start text:name="subsectionnumber_7"/>(<text:sequence text:ref-name="refsubsectionnumber63" text:name="subsectionnumber" text:formula="ooow:subsectionnumber+1" style:num-format="1">3</text:sequence>)<text:reference-mark-end text:name="subsectionnumber_7"/><text:tab/>At any time after receiving an application and before determining it the Bank may by <text:hidden-text text:condition="ooow:" text:string-value="P22:L36" text:is-hidden="true"/>notice in writing require the person who made the application to provide additional <text:hidden-text text:condition="ooow:" text:string-value="P22:L37" text:is-hidden="true"/>information to it.</text:p>
      <text:p text:style-name="subsection"><text:soft-page-break/><text:hidden-text text:condition="ooow:" text:string-value="P23:L1" text:is-hidden="true"/><text:tab/><text:reference-mark-start text:name="subsectionnumber_8"/>(<text:sequence text:ref-name="refsubsectionnumber64" text:name="subsectionnumber" text:formula="ooow:subsectionnumber+1" style:num-format="1">4</text:sequence>)<text:reference-mark-end text:name="subsectionnumber_8"/><text:tab/>The Bank may specify that information provided to it in compliance with <text:span text:style-name="T4">subsection </text:span><text:span text:style-name="T4"><text:hidden-text text:condition="ooow:" text:string-value="P23:L2" text:is-hidden="true"/></text:span><text:span text:style-name="T4"><text:reference-ref text:reference-format="text" text:ref-name="subsectionnumber_64">(2)</text:reference-ref></text:span> or <text:span text:style-name="T3"><text:reference-ref text:reference-format="text" text:ref-name="subsectionnumber_7">(3)</text:reference-ref></text:span> be certified or attested as to its authenticity or correctness in such manner as <text:hidden-text text:condition="ooow:" text:string-value="P23:L3" text:is-hidden="true"/>the Bank may specify, including by statutory declaration.</text:p>
      <text:p text:style-name="subsection"><text:hidden-text text:condition="ooow:" text:string-value="P23:L4" text:is-hidden="true"/><text:tab/><text:reference-mark-start text:name="subsectionnumber_9"/>(<text:sequence text:ref-name="refsubsectionnumber65" text:name="subsectionnumber" text:formula="ooow:subsectionnumber+1" style:num-format="1">5</text:sequence>)<text:reference-mark-end text:name="subsectionnumber_9"/><text:tab/>A person commits a category 2 offence if⁠—</text:p>
      <text:p text:style-name="paragraph"><text:hidden-text text:condition="ooow:" text:string-value="P23:L5" text:is-hidden="true"/><text:tab/><text:reference-mark-start text:name="paragraphnumber_3"/>(<text:sequence text:ref-name="refparagraphnumber40" text:name="paragraphnumber" text:formula="ooow:1" style:num-format="a">a</text:sequence>)<text:reference-mark-end text:name="paragraphnumber_3"/><text:tab/>for the purposes of or in connection with any application under this section, or</text:p>
      <text:p text:style-name="paragraph"><text:hidden-text text:condition="ooow:" text:string-value="P23:L6" text:is-hidden="true"/><text:tab/><text:reference-mark-start text:name="paragraphnumber_4"/>(<text:sequence text:ref-name="refparagraphnumber41" text:name="paragraphnumber" text:formula="ooow:paragraphnumber+1" style:num-format="a">b</text:sequence>)<text:reference-mark-end text:name="paragraphnumber_4"/><text:tab/>in purported compliance with any requirement imposed on the person by or under <text:hidden-text text:condition="ooow:" text:string-value="P23:L7" text:is-hidden="true"/>this section,</text:p>
      <text:p text:style-name="subsection"><text:hidden-text text:condition="ooow:" text:string-value="P23:L8" text:is-hidden="true"/><text:tab/><text:tab/>the person provides information that is false or misleading in a material particular, <text:hidden-text text:condition="ooow:" text:string-value="P23:L9" text:is-hidden="true"/>knowing it to be so false or misleading or being reckless as to whether it is so false or <text:hidden-text text:condition="ooow:" text:string-value="P23:L10" text:is-hidden="true"/>misleading.</text:p>
      <text:p text:style-name="subsection"><text:hidden-text text:condition="ooow:" text:string-value="P23:L11" text:is-hidden="true"/><text:tab/><text:reference-mark-start text:name="subsectionnumber_458"/>(<text:sequence text:ref-name="refsubsectionnumber66" text:name="subsectionnumber" text:formula="ooow:subsectionnumber+1" style:num-format="1">6</text:sequence>)<text:reference-mark-end text:name="subsectionnumber_458"/><text:tab/>The Bank may approve a depositary if satisfied that the depositary will be in a <text:hidden-text text:condition="ooow:" text:string-value="P23:L12" text:is-hidden="true"/>position to comply with any conditions imposed by the Bank under <text:span text:style-name="T3">section </text:span><text:span text:style-name="T3"><text:reference-ref text:reference-format="text" text:ref-name="sectionnumber_27">27</text:reference-ref></text:span><text:span text:style-name="T3">.</text:span></text:p>
      <text:p text:style-name="subsection"><text:hidden-text text:condition="ooow:" text:string-value="P23:L13" text:is-hidden="true"/><text:tab/><text:reference-mark-start text:name="subsectionnumber_30"/>(<text:sequence text:ref-name="refsubsectionnumber67" text:name="subsectionnumber" text:formula="ooow:subsectionnumber+1" style:num-format="1">7</text:sequence>)<text:reference-mark-end text:name="subsectionnumber_30"/><text:tab/>The Bank may refuse an application for approval under this section if the Bank is not <text:hidden-text text:condition="ooow:" text:string-value="P23:L14" text:is-hidden="true"/>satisfied that approval would be in the interests of the proper and orderly regulation of <text:hidden-text text:condition="ooow:" text:string-value="P23:L15" text:is-hidden="true"/>an ICAV or the application for approval of a depositary has failed to comply with this <text:hidden-text text:condition="ooow:" text:string-value="P23:L16" text:is-hidden="true"/>section.</text:p>
      <text:p text:style-name="subsection"><text:hidden-text text:condition="ooow:" text:string-value="P23:L17" text:is-hidden="true"/><text:tab/><text:reference-mark-start text:name="subsectionnumber_55"/>(<text:sequence text:ref-name="refsubsectionnumber68" text:name="subsectionnumber" text:formula="ooow:subsectionnumber+1" style:num-format="1">8</text:sequence>)<text:reference-mark-end text:name="subsectionnumber_55"/><text:tab/>If the Bank decides to refuse to grant an approval in response to an application under <text:hidden-text text:condition="ooow:" text:string-value="P23:L18" text:is-hidden="true"/>this section, the Bank shall give written notice to the applicant of the decision.</text:p>
      <text:p text:style-name="subsection"><text:hidden-text text:condition="ooow:" text:string-value="P23:L19" text:is-hidden="true"/><text:tab/><text:reference-mark-start text:name="subsectionnumber_63"/>(<text:sequence text:ref-name="refsubsectionnumber69" text:name="subsectionnumber" text:formula="ooow:subsectionnumber+1" style:num-format="1">9</text:sequence>)<text:reference-mark-end text:name="subsectionnumber_63"/><text:tab/>A decision to refuse to grant an approval is an appealable decision for the purposes of <text:hidden-text text:condition="ooow:" text:string-value="P23:L20" text:is-hidden="true"/>Part VIIA of the <text:alphabetical-index-mark text:string-value="Central Bank Act 1942 (No. 22)"/><text:a xlink:type="simple" xlink:href="http://www.irishstatutebook.ie/1942/en/act/pub/0022/index.html">Central Bank Act 1942</text:a>.</text:p>
      <text:p text:style-name="shouldernote"><text:bookmark-start text:name="toc_book_34"/><text:hidden-text text:condition="ooow:" text:string-value="P23:L21" text:is-hidden="true"/>Application for approval of management company<text:bookmark-end text:name="toc_book_34"/></text:p>
      <text:p text:style-name="subsection"><text:hidden-text text:condition="ooow:" text:string-value="P23:L22" text:is-hidden="true"/><text:reference-mark-start text:name="sectionnumber_22"/><text:span text:style-name="T9"><text:sequence text:ref-name="refsectionnumber21" text:name="sectionnumber" text:formula="ooow:sectionnumber+1" style:num-format="1">22</text:sequence></text:span><text:reference-mark-end text:name="sectionnumber_22"/><text:span text:style-name="T9">.</text:span><text:tab/><text:reference-mark-start text:name="subsectionnumber_65"/>(<text:sequence text:ref-name="refsubsectionnumber70" text:name="subsectionnumber" style:num-format="1">1</text:sequence>)<text:reference-mark-end text:name="subsectionnumber_65"/><text:tab/>An application for approval of a management company shall be made in writing to the <text:hidden-text text:condition="ooow:" text:string-value="P23:L23" text:is-hidden="true"/>Bank in such manner and form as may be specified by the Bank and shall contain or <text:hidden-text text:condition="ooow:" text:string-value="P23:L24" text:is-hidden="true"/>be accompanied by such other information as the Bank may specify for the purpose of <text:hidden-text text:condition="ooow:" text:string-value="P23:L25" text:is-hidden="true"/>determining the application.</text:p>
      <text:p text:style-name="subsection"><text:hidden-text text:condition="ooow:" text:string-value="P23:L26" text:is-hidden="true"/><text:tab/><text:reference-mark-start text:name="subsectionnumber_66"/>(<text:sequence text:ref-name="refsubsectionnumber71" text:name="subsectionnumber" text:formula="ooow:subsectionnumber+1" style:num-format="1">2</text:sequence>)<text:reference-mark-end text:name="subsectionnumber_66"/><text:tab/>At any time after receiving an application and before determining it the Bank may by <text:hidden-text text:condition="ooow:" text:string-value="P23:L27" text:is-hidden="true"/>notice in writing require the person who made the application to provide additional <text:hidden-text text:condition="ooow:" text:string-value="P23:L28" text:is-hidden="true"/>information to it.</text:p>
      <text:p text:style-name="subsection"><text:hidden-text text:condition="ooow:" text:string-value="P23:L29" text:is-hidden="true"/><text:tab/><text:reference-mark-start text:name="subsectionnumber_67"/>(<text:sequence text:ref-name="refsubsectionnumber72" text:name="subsectionnumber" text:formula="ooow:subsectionnumber+1" style:num-format="1">3</text:sequence>)<text:reference-mark-end text:name="subsectionnumber_67"/><text:tab/>The Bank may specify that information provided to it in compliance with <text:span text:style-name="T3">subsection </text:span><text:span text:style-name="T3"><text:hidden-text text:condition="ooow:" text:string-value="P23:L30" text:is-hidden="true"/></text:span><text:span text:style-name="T3"><text:reference-ref text:reference-format="text" text:ref-name="subsectionnumber_65">(1)</text:reference-ref></text:span> be certified or attested as to its authenticity or correctness in such manner as the <text:hidden-text text:condition="ooow:" text:string-value="P23:L31" text:is-hidden="true"/>Bank may specify, including by statutory declaration.</text:p>
      <text:p text:style-name="subsection"><text:hidden-text text:condition="ooow:" text:string-value="P23:L32" text:is-hidden="true"/><text:tab/><text:reference-mark-start text:name="subsectionnumber_68"/>(<text:sequence text:ref-name="refsubsectionnumber73" text:name="subsectionnumber" text:formula="ooow:subsectionnumber+1" style:num-format="1">4</text:sequence>)<text:reference-mark-end text:name="subsectionnumber_68"/><text:tab/>A person commits a category 2 offence if⁠—</text:p>
      <text:p text:style-name="paragraph"><text:hidden-text text:condition="ooow:" text:string-value="P23:L33" text:is-hidden="true"/><text:tab/><text:reference-mark-start text:name="paragraphnumber_70"/>(<text:sequence text:ref-name="refparagraphnumber42" text:name="paragraphnumber" text:formula="ooow:1" style:num-format="a">a</text:sequence>)<text:reference-mark-end text:name="paragraphnumber_70"/><text:tab/>for the purposes of or in connection with any application under this section, or</text:p>
      <text:p text:style-name="paragraph"><text:hidden-text text:condition="ooow:" text:string-value="P23:L34" text:is-hidden="true"/><text:tab/><text:reference-mark-start text:name="paragraphnumber_71"/>(<text:sequence text:ref-name="refparagraphnumber43" text:name="paragraphnumber" text:formula="ooow:paragraphnumber+1" style:num-format="a">b</text:sequence>)<text:reference-mark-end text:name="paragraphnumber_71"/><text:tab/>in purported compliance with any requirement imposed on the person by or under <text:hidden-text text:condition="ooow:" text:string-value="P23:L35" text:is-hidden="true"/>this section,</text:p>
      <text:p text:style-name="subsection"><text:hidden-text text:condition="ooow:" text:string-value="P23:L36" text:is-hidden="true"/><text:tab/><text:tab/>the person provides information that is false or misleading in a material particular, <text:hidden-text text:condition="ooow:" text:string-value="P23:L37" text:is-hidden="true"/>knowing it to be so false or misleading or being reckless as to whether it is so false or <text:hidden-text text:condition="ooow:" text:string-value="P23:L38" text:is-hidden="true"/>misleading.</text:p>
      <text:p text:style-name="shouldernote"><text:bookmark-start text:name="toc_book_35"/><text:soft-page-break/><text:hidden-text text:condition="ooow:" text:string-value="P24:L1" text:is-hidden="true"/>Approval of management company<text:bookmark-end text:name="toc_book_35"/></text:p>
      <text:p text:style-name="section"><text:hidden-text text:condition="ooow:" text:string-value="P24:L2" text:is-hidden="true"/><text:reference-mark-start text:name="sectionnumber_23"/><text:span text:style-name="T9"><text:sequence text:ref-name="refsectionnumber22" text:name="sectionnumber" text:formula="ooow:sectionnumber+1" style:num-format="1">23</text:sequence></text:span><text:reference-mark-end text:name="sectionnumber_23"/><text:span text:style-name="T9">.</text:span><text:tab/>On an application made to it by an ICAV under <text:span text:style-name="T3">section </text:span><text:span text:style-name="T3"><text:reference-ref text:reference-format="text" text:ref-name="sectionnumber_22">22</text:reference-ref></text:span>, the Bank shall approve a <text:hidden-text text:condition="ooow:" text:string-value="P24:L3" text:is-hidden="true"/>management company if the management company is⁠—</text:p>
      <text:p text:style-name="paragraph"><text:hidden-text text:condition="ooow:" text:string-value="P24:L4" text:is-hidden="true"/><text:tab/><text:reference-mark-start text:name="paragraphnumber_74"/>(<text:sequence text:ref-name="refparagraphnumber44" text:name="paragraphnumber" text:formula="ooow:1" style:num-format="a">a</text:sequence>)<text:reference-mark-end text:name="paragraphnumber_74"/><text:tab/>an alternative investment fund manager authorised by the Bank under Part 2 of <text:hidden-text text:condition="ooow:" text:string-value="P24:L5" text:is-hidden="true"/>the AIFM Regulations or by the competent authority in its home Member State in <text:hidden-text text:condition="ooow:" text:string-value="P24:L6" text:is-hidden="true"/>accordance with Chapter II of Directive 2011/61/EC of the European Parliament <text:hidden-text text:condition="ooow:" text:string-value="P24:L7" text:is-hidden="true"/>and of the Council of 8 June 2011<text:note text:id="ftn1" text:note-class="footnote"><text:note-citation>1</text:note-citation><text:note-body><text:p text:style-name="Footnote">OJ No. L 174, 01.07.2011, p. 1</text:p></text:note-body></text:note>, or</text:p>
      <text:p text:style-name="paragraph"><text:hidden-text text:condition="ooow:" text:string-value="P24:L8" text:is-hidden="true"/><text:tab/><text:reference-mark-start text:name="paragraphnumber_75"/>(<text:sequence text:ref-name="refparagraphnumber45" text:name="paragraphnumber" text:formula="ooow:paragraphnumber+1" style:num-format="a">b</text:sequence>)<text:reference-mark-end text:name="paragraphnumber_75"/><text:tab/>the Bank is satisfied⁠—</text:p>
      <text:p text:style-name="subparagraph"><text:hidden-text text:condition="ooow:" text:string-value="P24:L9" text:is-hidden="true"/><text:tab/><text:reference-mark-start text:name="subparagraphnumber_18"/>(<text:sequence text:ref-name="refsubparagraphnumber15" text:name="subparagraphnumber" text:formula="ooow:1" style:num-format="i">i</text:sequence>)<text:reference-mark-end text:name="subparagraphnumber_18"/><text:tab/>that the competence of the management company in respect of matters of the <text:hidden-text text:condition="ooow:" text:string-value="P24:L10" text:is-hidden="true"/>kind with which it would be concerned in relation to an ICAV and its probity <text:hidden-text text:condition="ooow:" text:string-value="P24:L11" text:is-hidden="true"/>are such as to render it suitable to act as management company,</text:p>
      <text:p text:style-name="subparagraph"><text:hidden-text text:condition="ooow:" text:string-value="P24:L12" text:is-hidden="true"/><text:tab/><text:reference-mark-start text:name="subparagraphnumber_19"/>(<text:sequence text:ref-name="refsubparagraphnumber16" text:name="subparagraphnumber" text:formula="ooow:subparagraphnumber+1" style:num-format="i">ii</text:sequence>)<text:reference-mark-end text:name="subparagraphnumber_19"/><text:tab/>the management company is a body corporate that is incorporated under the <text:hidden-text text:condition="ooow:" text:string-value="P24:L13" text:is-hidden="true"/>law of the State and has, in the opinion of the Bank, sufficient financial <text:hidden-text text:condition="ooow:" text:string-value="P24:L14" text:is-hidden="true"/>resources at its disposal to enable it to conduct its business effectively and <text:hidden-text text:condition="ooow:" text:string-value="P24:L15" text:is-hidden="true"/>meet its liabilities, and</text:p>
      <text:p text:style-name="subparagraph"><text:hidden-text text:condition="ooow:" text:string-value="P24:L16" text:is-hidden="true"/><text:tab/><text:reference-mark-start text:name="subparagraphnumber_20"/>(<text:sequence text:ref-name="refsubparagraphnumber17" text:name="subparagraphnumber" text:formula="ooow:subparagraphnumber+1" style:num-format="i">iii</text:sequence>)<text:reference-mark-end text:name="subparagraphnumber_20"/><text:tab/>the management company will be in a position to comply with any <text:hidden-text text:condition="ooow:" text:string-value="P24:L17" text:is-hidden="true"/>conditions imposed by the Bank under <text:span text:style-name="T6">section </text:span><text:span text:style-name="T6"><text:reference-ref text:reference-format="text" text:ref-name="sectionnumber_27">27</text:reference-ref></text:span><text:span text:style-name="T14">.</text:span></text:p>
      <text:p text:style-name="shouldernote"><text:bookmark-start text:name="toc_book_36"/><text:hidden-text text:condition="ooow:" text:string-value="P24:L18" text:is-hidden="true"/>Refusal to approve management company<text:bookmark-end text:name="toc_book_36"/></text:p>
      <text:p text:style-name="subsection"><text:hidden-text text:condition="ooow:" text:string-value="P24:L19" text:is-hidden="true"/><text:reference-mark-start text:name="sectionnumber_24"/><text:span text:style-name="T9"><text:sequence text:ref-name="refsectionnumber23" text:name="sectionnumber" text:formula="ooow:sectionnumber+1" style:num-format="1">24</text:sequence></text:span><text:reference-mark-end text:name="sectionnumber_24"/><text:span text:style-name="T9">.</text:span><text:tab/><text:reference-mark-start text:name="subsectionnumber_70"/>(<text:sequence text:ref-name="refsubsectionnumber74" text:name="subsectionnumber" style:num-format="1">1</text:sequence>)<text:reference-mark-end text:name="subsectionnumber_70"/><text:tab/>The Bank may refuse an application for approval under <text:span text:style-name="T3">section </text:span><text:span text:style-name="T3"><text:reference-ref text:reference-format="text" text:ref-name="sectionnumber_22">22</text:reference-ref></text:span> if the Bank is not <text:hidden-text text:condition="ooow:" text:string-value="P24:L20" text:is-hidden="true"/>satisfied that approval would be in the interests of the proper and orderly regulation of <text:hidden-text text:condition="ooow:" text:string-value="P24:L21" text:is-hidden="true"/>the ICAV or the application for approval has failed to comply with <text:span text:style-name="T3">section </text:span><text:span text:style-name="T3"><text:reference-ref text:reference-format="text" text:ref-name="sectionnumber_22">22</text:reference-ref></text:span>.</text:p>
      <text:p text:style-name="subsection"><text:hidden-text text:condition="ooow:" text:string-value="P24:L22" text:is-hidden="true"/><text:tab/><text:reference-mark-start text:name="subsectionnumber_71"/>(<text:sequence text:ref-name="refsubsectionnumber75" text:name="subsectionnumber" text:formula="ooow:subsectionnumber+1" style:num-format="1">2</text:sequence>)<text:reference-mark-end text:name="subsectionnumber_71"/><text:tab/>If the Bank decides to refuse to grant an approval in response to an application under <text:hidden-text text:condition="ooow:" text:string-value="P24:L23" text:is-hidden="true"/><text:span text:style-name="T3">section </text:span><text:span text:style-name="T3"><text:reference-ref text:reference-format="text" text:ref-name="sectionnumber_22">22</text:reference-ref></text:span>, the Bank shall give written notice to the applicant of the decision.</text:p>
      <text:p text:style-name="subsection"><text:hidden-text text:condition="ooow:" text:string-value="P24:L24" text:is-hidden="true"/><text:tab/><text:reference-mark-start text:name="subsectionnumber_72"/>(<text:sequence text:ref-name="refsubsectionnumber76" text:name="subsectionnumber" text:formula="ooow:subsectionnumber+1" style:num-format="1">3</text:sequence>)<text:reference-mark-end text:name="subsectionnumber_72"/><text:tab/>A decision to refuse to grant an approval is an appealable decision for the purposes of <text:hidden-text text:condition="ooow:" text:string-value="P24:L25" text:is-hidden="true"/>Part VIIA of the <text:alphabetical-index-mark text:string-value="Central Bank Act 1942 (No. 22)"/><text:a xlink:type="simple" xlink:href="http://www.irishstatutebook.ie/1942/en/act/pub/0022/index.html">Central Bank Act 1942</text:a>.</text:p>
      <text:p text:style-name="shouldernote"><text:bookmark-start text:name="toc_book_37"/><text:hidden-text text:condition="ooow:" text:string-value="P24:L26" text:is-hidden="true"/>Authorisation or approval not a warranty<text:bookmark-end text:name="toc_book_37"/></text:p>
      <text:p text:style-name="section"><text:hidden-text text:condition="ooow:" text:string-value="P24:L27" text:is-hidden="true"/><text:reference-mark-start text:name="sectionnumber_25"/><text:span text:style-name="T9"><text:sequence text:ref-name="refsectionnumber24" text:name="sectionnumber" text:formula="ooow:sectionnumber+1" style:num-format="1">25</text:sequence></text:span><text:reference-mark-end text:name="sectionnumber_25"/><text:span text:style-name="T9">.</text:span><text:tab/>The authorisation by the Bank of an ICAV or the approval of a depositary or management <text:hidden-text text:condition="ooow:" text:string-value="P24:L28" text:is-hidden="true"/>company shall not constitute a warranty by the Bank as to the performance of the ICAV, <text:hidden-text text:condition="ooow:" text:string-value="P24:L29" text:is-hidden="true"/>depositary or management company and the Bank shall not be liable for the performance <text:hidden-text text:condition="ooow:" text:string-value="P24:L30" text:is-hidden="true"/>or default of an ICAV, depositary or management company.</text:p>
      <text:p text:style-name="shouldernote"><text:bookmark-start text:name="toc_book_38"/><text:hidden-text text:condition="ooow:" text:string-value="P24:L31" text:is-hidden="true"/>Revocation of authorisation<text:bookmark-end text:name="toc_book_38"/></text:p>
      <text:p text:style-name="subsection"><text:hidden-text text:condition="ooow:" text:string-value="P24:L32" text:is-hidden="true"/><text:reference-mark-start text:name="sectionnumber_26"/><text:span text:style-name="T9"><text:sequence text:ref-name="refsectionnumber25" text:name="sectionnumber" text:formula="ooow:sectionnumber+1" style:num-format="1">26</text:sequence></text:span><text:reference-mark-end text:name="sectionnumber_26"/><text:span text:style-name="T9">.</text:span><text:tab/><text:reference-mark-start text:name="subsectionnumber_73"/>(<text:sequence text:ref-name="refsubsectionnumber77" text:name="subsectionnumber" style:num-format="1">1</text:sequence>)<text:reference-mark-end text:name="subsectionnumber_73"/><text:tab/>The Bank may revoke an authorisation under <text:span text:style-name="T3">section </text:span><text:span text:style-name="T3"><text:reference-ref text:reference-format="text" text:ref-name="sectionnumber_19">19</text:reference-ref></text:span> if it appears to the Bank <text:hidden-text text:condition="ooow:" text:string-value="P24:L33" text:is-hidden="true"/>that⁠—</text:p>
      <text:p text:style-name="paragraph"><text:hidden-text text:condition="ooow:" text:string-value="P24:L34" text:is-hidden="true"/><text:tab/><text:reference-mark-start text:name="paragraphnumber_76"/>(<text:sequence text:ref-name="refparagraphnumber46" text:name="paragraphnumber" text:formula="ooow:1" style:num-format="a">a</text:sequence>)<text:reference-mark-end text:name="paragraphnumber_76"/><text:tab/>any requirement for the granting of the authorisation is no longer satisfied,</text:p>
      <text:p text:style-name="paragraph"><text:hidden-text text:condition="ooow:" text:string-value="P24:L35" text:is-hidden="true"/><text:tab/><text:reference-mark-start text:name="paragraphnumber_77"/>(<text:sequence text:ref-name="refparagraphnumber47" text:name="paragraphnumber" text:formula="ooow:paragraphnumber+1" style:num-format="a">b</text:sequence>)<text:reference-mark-end text:name="paragraphnumber_77"/><text:tab/>the ICAV, any of its directors or its secretary or any of its secretaries, its <text:hidden-text text:condition="ooow:" text:string-value="P24:L36" text:is-hidden="true"/>depositary or (if it has one) its management company⁠—</text:p>
      <text:p text:style-name="subparagraph"><text:hidden-text text:condition="ooow:" text:string-value="P24:L37" text:is-hidden="true"/><text:tab/><text:reference-mark-start text:name="subparagraphnumber_21"/>(<text:sequence text:ref-name="refsubparagraphnumber18" text:name="subparagraphnumber" text:formula="ooow:1" style:num-format="i">i</text:sequence>)<text:reference-mark-end text:name="subparagraphnumber_21"/><text:tab/>has seriously or systematically contravened financial services legislation, or</text:p>
      <text:p text:style-name="subparagraph"><text:soft-page-break/><text:hidden-text text:condition="ooow:" text:string-value="P25:L1" text:is-hidden="true"/><text:tab/><text:reference-mark-start text:name="subparagraphnumber_22"/>(<text:sequence text:ref-name="refsubparagraphnumber19" text:name="subparagraphnumber" text:formula="ooow:subparagraphnumber+1" style:num-format="i">ii</text:sequence>)<text:reference-mark-end text:name="subparagraphnumber_22"/><text:tab/>in purported compliance with any requirement imposed by or under financial <text:hidden-text text:condition="ooow:" text:string-value="P25:L2" text:is-hidden="true"/>services legislation, has furnished information to the Bank that is false or <text:hidden-text text:condition="ooow:" text:string-value="P25:L3" text:is-hidden="true"/>misleading in a material particular, knowing it to be so false or misleading or <text:hidden-text text:condition="ooow:" text:string-value="P25:L4" text:is-hidden="true"/>being reckless as to whether it is so false or misleading,</text:p>
      <text:p text:style-name="paragraph"><text:hidden-text text:condition="ooow:" text:string-value="P25:L5" text:is-hidden="true"/><text:tab/><text:reference-mark-start text:name="paragraphnumber_78"/>(<text:sequence text:ref-name="refparagraphnumber48" text:name="paragraphnumber" text:formula="ooow:paragraphnumber+1" style:num-format="a">c</text:sequence>)<text:reference-mark-end text:name="paragraphnumber_78"/><text:tab/>the ICAV has not carried on the business of an authorised ICAV in the previous 6 <text:hidden-text text:condition="ooow:" text:string-value="P25:L6" text:is-hidden="true"/>months, or</text:p>
      <text:p text:style-name="paragraph"><text:hidden-text text:condition="ooow:" text:string-value="P25:L7" text:is-hidden="true"/><text:tab/><text:reference-mark-start text:name="paragraphnumber_79"/>(<text:sequence text:ref-name="refparagraphnumber49" text:name="paragraphnumber" text:formula="ooow:paragraphnumber+1" style:num-format="a">d</text:sequence>)<text:reference-mark-end text:name="paragraphnumber_79"/><text:tab/>it is desirable to do so in order to protect the interests of shareholders or potential <text:hidden-text text:condition="ooow:" text:string-value="P25:L8" text:is-hidden="true"/>shareholders in the ICAV.</text:p>
      <text:p text:style-name="subsection"><text:hidden-text text:condition="ooow:" text:string-value="P25:L9" text:is-hidden="true"/><text:tab/><text:reference-mark-start text:name="subsectionnumber_74"/>(<text:sequence text:ref-name="refsubsectionnumber78" text:name="subsectionnumber" text:formula="ooow:subsectionnumber+1" style:num-format="1">2</text:sequence>)<text:reference-mark-end text:name="subsectionnumber_74"/><text:tab/>For the purposes of <text:span text:style-name="T3">subsection </text:span><text:span text:style-name="T3"><text:reference-ref text:reference-format="text" text:ref-name="subsectionnumber_73">(1)</text:reference-ref></text:span><text:span text:style-name="T3"><text:reference-ref text:reference-format="text" text:ref-name="paragraphnumber_77">(b)</text:reference-ref></text:span>, the Bank may take into account any matter <text:hidden-text text:condition="ooow:" text:string-value="P25:L10" text:is-hidden="true"/>relating to, as appropriate⁠—</text:p>
      <text:p text:style-name="paragraph"><text:hidden-text text:condition="ooow:" text:string-value="P25:L11" text:is-hidden="true"/><text:tab/><text:reference-mark-start text:name="paragraphnumber_80"/>(<text:sequence text:ref-name="refparagraphnumber50" text:name="paragraphnumber" text:formula="ooow:1" style:num-format="a">a</text:sequence>)<text:reference-mark-end text:name="paragraphnumber_80"/><text:tab/>the ICAV, its depositary or (if it has one) its management company,</text:p>
      <text:p text:style-name="paragraph"><text:hidden-text text:condition="ooow:" text:string-value="P25:L12" text:is-hidden="true"/><text:tab/><text:reference-mark-start text:name="paragraphnumber_81"/>(<text:sequence text:ref-name="refparagraphnumber51" text:name="paragraphnumber" text:formula="ooow:paragraphnumber+1" style:num-format="a">b</text:sequence>)<text:reference-mark-end text:name="paragraphnumber_81"/><text:tab/>any director or secretary of the ICAV,</text:p>
      <text:p text:style-name="paragraph"><text:hidden-text text:condition="ooow:" text:string-value="P25:L13" text:is-hidden="true"/><text:tab/><text:reference-mark-start text:name="paragraphnumber_82"/>(<text:sequence text:ref-name="refparagraphnumber52" text:name="paragraphnumber" text:formula="ooow:paragraphnumber+1" style:num-format="a">c</text:sequence>)<text:reference-mark-end text:name="paragraphnumber_82"/><text:tab/>any director of the depositary or management company,</text:p>
      <text:p text:style-name="paragraph"><text:hidden-text text:condition="ooow:" text:string-value="P25:L14" text:is-hidden="true"/><text:tab/><text:reference-mark-start text:name="paragraphnumber_83"/>(<text:sequence text:ref-name="refparagraphnumber53" text:name="paragraphnumber" text:formula="ooow:paragraphnumber+1" style:num-format="a">d</text:sequence>)<text:reference-mark-end text:name="paragraphnumber_83"/><text:tab/>any person employed by or associated, for the purposes of the business of the <text:hidden-text text:condition="ooow:" text:string-value="P25:L15" text:is-hidden="true"/>ICAV, with the ICAV, depositary or management company,</text:p>
      <text:p text:style-name="paragraph"><text:hidden-text text:condition="ooow:" text:string-value="P25:L16" text:is-hidden="true"/><text:tab/><text:reference-mark-start text:name="paragraphnumber_84"/>(<text:sequence text:ref-name="refparagraphnumber54" text:name="paragraphnumber" text:formula="ooow:paragraphnumber+1" style:num-format="a">e</text:sequence>)<text:reference-mark-end text:name="paragraphnumber_84"/><text:tab/>any person exercising influence over any director of the ICAV, depositary or <text:hidden-text text:condition="ooow:" text:string-value="P25:L17" text:is-hidden="true"/>management company,</text:p>
      <text:p text:style-name="paragraph"><text:hidden-text text:condition="ooow:" text:string-value="P25:L18" text:is-hidden="true"/><text:tab/><text:reference-mark-start text:name="paragraphnumber_85"/>(<text:sequence text:ref-name="refparagraphnumber55" text:name="paragraphnumber" text:formula="ooow:paragraphnumber+1" style:num-format="a">f</text:sequence>)<text:reference-mark-end text:name="paragraphnumber_85"/><text:tab/>any body corporate in the same group of bodies corporate as the ICAV, depositary <text:hidden-text text:condition="ooow:" text:string-value="P25:L19" text:is-hidden="true"/>or management company,</text:p>
      <text:p text:style-name="paragraph"><text:hidden-text text:condition="ooow:" text:string-value="P25:L20" text:is-hidden="true"/><text:tab/><text:reference-mark-start text:name="paragraphnumber_86"/>(<text:sequence text:ref-name="refparagraphnumber56" text:name="paragraphnumber" text:formula="ooow:paragraphnumber+1" style:num-format="a">g</text:sequence>)<text:reference-mark-end text:name="paragraphnumber_86"/><text:tab/>any director of any such body corporate, or</text:p>
      <text:p text:style-name="paragraph"><text:hidden-text text:condition="ooow:" text:string-value="P25:L21" text:is-hidden="true"/><text:tab/><text:reference-mark-start text:name="paragraphnumber_87"/>(<text:sequence text:ref-name="refparagraphnumber57" text:name="paragraphnumber" text:formula="ooow:paragraphnumber+1" style:num-format="a">h</text:sequence>)<text:reference-mark-end text:name="paragraphnumber_87"/><text:tab/>any person exercising influence over any such body corporate.</text:p>
      <text:p text:style-name="subsection"><text:hidden-text text:condition="ooow:" text:string-value="P25:L22" text:is-hidden="true"/><text:tab/><text:reference-mark-start text:name="subsectionnumber_75"/>(<text:sequence text:ref-name="refsubsectionnumber79" text:name="subsectionnumber" text:formula="ooow:subsectionnumber+1" style:num-format="1">3</text:sequence>)<text:reference-mark-end text:name="subsectionnumber_75"/><text:tab/>Before revoking an authorisation under <text:span text:style-name="T3">subsection </text:span><text:span text:style-name="T3"><text:reference-ref text:reference-format="text" text:ref-name="subsectionnumber_73">(1)</text:reference-ref></text:span> the Bank shall ensure that such <text:hidden-text text:condition="ooow:" text:string-value="P25:L23" text:is-hidden="true"/>steps as are necessary and appropriate to secure the winding up of the ICAV (whether <text:hidden-text text:condition="ooow:" text:string-value="P25:L24" text:is-hidden="true"/>by the court or otherwise) have been taken.</text:p>
      <text:p text:style-name="subsection"><text:hidden-text text:condition="ooow:" text:string-value="P25:L25" text:is-hidden="true"/><text:tab/><text:reference-mark-start text:name="subsectionnumber_76"/>(<text:sequence text:ref-name="refsubsectionnumber80" text:name="subsectionnumber" text:formula="ooow:subsectionnumber+1" style:num-format="1">4</text:sequence>)<text:reference-mark-end text:name="subsectionnumber_76"/><text:tab/>The Bank may revoke an authorisation granted to an ICAV under<text:span text:style-name="T17"> </text:span><text:span text:style-name="T6">section </text:span><text:span text:style-name="T6"><text:reference-ref text:reference-format="text" text:ref-name="sectionnumber_19">19</text:reference-ref></text:span><text:span text:style-name="T17"> </text:span>at the <text:hidden-text text:condition="ooow:" text:string-value="P25:L26" text:is-hidden="true"/>written request of the ICAV, its depositary or (if it has one) its management company.</text:p>
      <text:p text:style-name="subsection"><text:hidden-text text:condition="ooow:" text:string-value="P25:L27" text:is-hidden="true"/><text:tab/><text:reference-mark-start text:name="subsectionnumber_78"/>(<text:sequence text:ref-name="refsubsectionnumber81" text:name="subsectionnumber" text:formula="ooow:subsectionnumber+1" style:num-format="1">5</text:sequence>)<text:reference-mark-end text:name="subsectionnumber_78"/><text:tab/>Where the Bank proposes to revoke the authorisation of an ICAV otherwise than at <text:hidden-text text:condition="ooow:" text:string-value="P25:L28" text:is-hidden="true"/>the request of the ICAV, its depositary or its management company, it shall give notice <text:hidden-text text:condition="ooow:" text:string-value="P25:L29" text:is-hidden="true"/>in writing to each of them of its intention to do so, stating the reasons for which it <text:hidden-text text:condition="ooow:" text:string-value="P25:L30" text:is-hidden="true"/>proposes to act and giving particulars of the rights conferred by <text:span text:style-name="T3">subsection </text:span><text:span text:style-name="T3"><text:reference-ref text:reference-format="text" text:ref-name="subsectionnumber_79">(6)</text:reference-ref></text:span>.</text:p>
      <text:p text:style-name="subsection"><text:hidden-text text:condition="ooow:" text:string-value="P25:L31" text:is-hidden="true"/><text:tab/><text:reference-mark-start text:name="subsectionnumber_79"/>(<text:sequence text:ref-name="refsubsectionnumber82" text:name="subsectionnumber" text:formula="ooow:subsectionnumber+1" style:num-format="1">6</text:sequence>)<text:reference-mark-end text:name="subsectionnumber_79"/><text:tab/>An ICAV, depositary or management company on whom a notice is served under <text:hidden-text text:condition="ooow:" text:string-value="P25:L32" text:is-hidden="true"/><text:span text:style-name="T3">subsection </text:span><text:span text:style-name="T3"><text:reference-ref text:reference-format="text" text:ref-name="subsectionnumber_78">(5)</text:reference-ref></text:span> may, within 14 days after the date of service, make representations in <text:hidden-text text:condition="ooow:" text:string-value="P25:L33" text:is-hidden="true"/>writing to the Bank.</text:p>
      <text:p text:style-name="subsection"><text:hidden-text text:condition="ooow:" text:string-value="P25:L34" text:is-hidden="true"/><text:tab/><text:reference-mark-start text:name="subsectionnumber_80"/>(<text:sequence text:ref-name="refsubsectionnumber83" text:name="subsectionnumber" text:formula="ooow:subsectionnumber+1" style:num-format="1">7</text:sequence>)<text:reference-mark-end text:name="subsectionnumber_80"/><text:tab/>The Bank shall have regard to any representations made in accordance with <text:hidden-text text:condition="ooow:" text:string-value="P25:L35" text:is-hidden="true"/><text:span text:style-name="T3">subsection </text:span><text:span text:style-name="T3"><text:reference-ref text:reference-format="text" text:ref-name="subsectionnumber_79">(6)</text:reference-ref></text:span> in determining whether to revoke the authorisation.</text:p>
      <text:p text:style-name="shouldernote"><text:bookmark-start text:name="toc_book_39"/><text:hidden-text text:condition="ooow:" text:string-value="P25:L36" text:is-hidden="true"/>Imposition of conditions by Bank<text:bookmark-end text:name="toc_book_39"/></text:p>
      <text:p text:style-name="subsection"><text:hidden-text text:condition="ooow:" text:string-value="P25:L37" text:is-hidden="true"/><text:reference-mark-start text:name="sectionnumber_27"/><text:span text:style-name="T9"><text:sequence text:ref-name="refsectionnumber26" text:name="sectionnumber" text:formula="ooow:sectionnumber+1" style:num-format="1">27</text:sequence></text:span><text:reference-mark-end text:name="sectionnumber_27"/><text:span text:style-name="T9">.</text:span><text:tab/><text:reference-mark-start text:name="subsectionnumber_81"/>(<text:sequence text:ref-name="refsubsectionnumber84" text:name="subsectionnumber" style:num-format="1">1</text:sequence>)<text:reference-mark-end text:name="subsectionnumber_81"/><text:tab/>The Bank may, by notice in writing, impose such conditions for⁠—</text:p>
      <text:p text:style-name="paragraph"><text:hidden-text text:condition="ooow:" text:string-value="P25:L38" text:is-hidden="true"/><text:tab/><text:reference-mark-start text:name="paragraphnumber_88"/>(<text:sequence text:ref-name="refparagraphnumber58" text:name="paragraphnumber" text:formula="ooow:1" style:num-format="a">a</text:sequence>)<text:reference-mark-end text:name="paragraphnumber_88"/><text:tab/>the granting of an authorisation of an ICAV,</text:p>
      <text:p text:style-name="paragraph"><text:soft-page-break/><text:hidden-text text:condition="ooow:" text:string-value="P26:L1" text:is-hidden="true"/><text:tab/><text:reference-mark-start text:name="paragraphnumber_89"/>(<text:sequence text:ref-name="refparagraphnumber59" text:name="paragraphnumber" text:formula="ooow:paragraphnumber+1" style:num-format="a">b</text:sequence>)<text:reference-mark-end text:name="paragraphnumber_89"/><text:tab/>the granting of an approval of a depositary, or</text:p>
      <text:p text:style-name="paragraph"><text:hidden-text text:condition="ooow:" text:string-value="P26:L2" text:is-hidden="true"/><text:tab/><text:reference-mark-start text:name="paragraphnumber_90"/>(<text:sequence text:ref-name="refparagraphnumber60" text:name="paragraphnumber" text:formula="ooow:paragraphnumber+1" style:num-format="a">c</text:sequence>)<text:reference-mark-end text:name="paragraphnumber_90"/><text:tab/>the granting of an approval of a management company,</text:p>
      <text:p text:style-name="subsection"><text:hidden-text text:condition="ooow:" text:string-value="P26:L3" text:is-hidden="true"/><text:tab/><text:tab/>under this Chapter as the Bank considers appropriate and prudent for the purposes of <text:hidden-text text:condition="ooow:" text:string-value="P26:L4" text:is-hidden="true"/>the orderly and proper regulation of the business of Irish collective asset-management <text:hidden-text text:condition="ooow:" text:string-value="P26:L5" text:is-hidden="true"/>vehicles, depositaries or management companies.</text:p>
      <text:p text:style-name="subsection"><text:hidden-text text:condition="ooow:" text:string-value="P26:L6" text:is-hidden="true"/><text:tab/><text:reference-mark-start text:name="subsectionnumber_82"/>(<text:sequence text:ref-name="refsubsectionnumber85" text:name="subsectionnumber" text:formula="ooow:subsectionnumber+1" style:num-format="1">2</text:sequence>)<text:reference-mark-end text:name="subsectionnumber_82"/><text:tab/>Conditions imposed under <text:span text:style-name="T3">subsection </text:span><text:span text:style-name="T3"><text:reference-ref text:reference-format="text" text:ref-name="subsectionnumber_81">(1)</text:reference-ref></text:span> may be imposed generally, in relation to <text:hidden-text text:condition="ooow:" text:string-value="P26:L7" text:is-hidden="true"/>particular classes of ICAV, depositaries or management companies or in relation to a <text:hidden-text text:condition="ooow:" text:string-value="P26:L8" text:is-hidden="true"/>particular ICAV, depositary or management company or by reference to any other <text:hidden-text text:condition="ooow:" text:string-value="P26:L9" text:is-hidden="true"/>matter that the Bank considers appropriate and prudent for the purposes of the orderly <text:hidden-text text:condition="ooow:" text:string-value="P26:L10" text:is-hidden="true"/>and proper regulation of the ICAV, depositary or management company.</text:p>
      <text:p text:style-name="subsection"><text:hidden-text text:condition="ooow:" text:string-value="P26:L11" text:is-hidden="true"/><text:tab/><text:reference-mark-start text:name="subsectionnumber_84"/>(<text:sequence text:ref-name="refsubsectionnumber86" text:name="subsectionnumber" text:formula="ooow:subsectionnumber+1" style:num-format="1">3</text:sequence>)<text:reference-mark-end text:name="subsectionnumber_84"/><text:tab/>Without prejudice to the generality of <text:span text:style-name="T3">subsections </text:span><text:span text:style-name="T3"><text:reference-ref text:reference-format="text" text:ref-name="subsectionnumber_81">(1)</text:reference-ref></text:span><text:span text:style-name="T3"> </text:span><text:span text:style-name="T14">and </text:span><text:span text:style-name="T7"><text:reference-ref text:reference-format="text" text:ref-name="subsectionnumber_82">(2)</text:reference-ref></text:span><text:span text:style-name="T3"> </text:span>the conditions imposed <text:hidden-text text:condition="ooow:" text:string-value="P26:L12" text:is-hidden="true"/>may include conditions relating to (in particular)⁠—</text:p>
      <text:p text:style-name="paragraph"><text:hidden-text text:condition="ooow:" text:string-value="P26:L13" text:is-hidden="true"/><text:tab/><text:reference-mark-start text:name="paragraphnumber_91"/>(<text:sequence text:ref-name="refparagraphnumber61" text:name="paragraphnumber" text:formula="ooow:1" style:num-format="a">a</text:sequence>)<text:reference-mark-end text:name="paragraphnumber_91"/><text:tab/>the investment policies of an ICAV,</text:p>
      <text:p text:style-name="paragraph"><text:hidden-text text:condition="ooow:" text:string-value="P26:L14" text:is-hidden="true"/><text:tab/><text:reference-mark-start text:name="paragraphnumber_92"/>(<text:sequence text:ref-name="refparagraphnumber62" text:name="paragraphnumber" text:formula="ooow:paragraphnumber+1" style:num-format="a">b</text:sequence>)<text:reference-mark-end text:name="paragraphnumber_92"/><text:tab/>the issuing and content of documentation and other information disseminated by <text:hidden-text text:condition="ooow:" text:string-value="P26:L15" text:is-hidden="true"/>an ICAV,</text:p>
      <text:p text:style-name="paragraph"><text:hidden-text text:condition="ooow:" text:string-value="P26:L16" text:is-hidden="true"/><text:tab/><text:reference-mark-start text:name="paragraphnumber_93"/>(<text:sequence text:ref-name="refparagraphnumber63" text:name="paragraphnumber" text:formula="ooow:paragraphnumber+1" style:num-format="a">c</text:sequence>)<text:reference-mark-end text:name="paragraphnumber_93"/><text:tab/>the criteria for appointment of a depositary,</text:p>
      <text:p text:style-name="paragraph"><text:hidden-text text:condition="ooow:" text:string-value="P26:L17" text:is-hidden="true"/><text:tab/><text:reference-mark-start text:name="paragraphnumber_94"/>(<text:sequence text:ref-name="refparagraphnumber64" text:name="paragraphnumber" text:formula="ooow:paragraphnumber+1" style:num-format="a">d</text:sequence>)<text:reference-mark-end text:name="paragraphnumber_94"/><text:tab/>the vesting of the assets or specified assets of an ICAV in a person nominated by <text:hidden-text text:condition="ooow:" text:string-value="P26:L18" text:is-hidden="true"/>the Bank with such of the powers or duties of a depositary with regard to the <text:hidden-text text:condition="ooow:" text:string-value="P26:L19" text:is-hidden="true"/>ICAV as are specified by the Bank,</text:p>
      <text:p text:style-name="paragraph"><text:hidden-text text:condition="ooow:" text:string-value="P26:L20" text:is-hidden="true"/><text:tab/><text:reference-mark-start text:name="paragraphnumber_95"/>(<text:sequence text:ref-name="refparagraphnumber65" text:name="paragraphnumber" text:formula="ooow:paragraphnumber+1" style:num-format="a">e</text:sequence>)<text:reference-mark-end text:name="paragraphnumber_95"/><text:tab/>the vesting of the assets or specified assets of an ICAV in a depositary,</text:p>
      <text:p text:style-name="paragraph"><text:hidden-text text:condition="ooow:" text:string-value="P26:L21" text:is-hidden="true"/><text:tab/><text:reference-mark-start text:name="paragraphnumber_96"/>(<text:sequence text:ref-name="refparagraphnumber66" text:name="paragraphnumber" text:formula="ooow:paragraphnumber+1" style:num-format="a">f</text:sequence>)<text:reference-mark-end text:name="paragraphnumber_96"/><text:tab/>borrowing policies of an ICAV,</text:p>
      <text:p text:style-name="paragraph"><text:hidden-text text:condition="ooow:" text:string-value="P26:L22" text:is-hidden="true"/><text:tab/><text:reference-mark-start text:name="paragraphnumber_97"/>(<text:sequence text:ref-name="refparagraphnumber67" text:name="paragraphnumber" text:formula="ooow:paragraphnumber+1" style:num-format="a">g</text:sequence>)<text:reference-mark-end text:name="paragraphnumber_97"/><text:tab/>the timing and contents of reports issued by an ICAV, or</text:p>
      <text:p text:style-name="paragraph"><text:hidden-text text:condition="ooow:" text:string-value="P26:L23" text:is-hidden="true"/><text:tab/><text:reference-mark-start text:name="paragraphnumber_98"/>(<text:sequence text:ref-name="refparagraphnumber68" text:name="paragraphnumber" text:formula="ooow:paragraphnumber+1" style:num-format="a">h</text:sequence>)<text:reference-mark-end text:name="paragraphnumber_98"/><text:tab/>such other supervisory and reporting conditions relating to its business as the <text:hidden-text text:condition="ooow:" text:string-value="P26:L24" text:is-hidden="true"/>Bank considers appropriate and prudent to impose on an ICAV, depositary or <text:hidden-text text:condition="ooow:" text:string-value="P26:L25" text:is-hidden="true"/>management company.</text:p>
      <text:p text:style-name="subsection"><text:hidden-text text:condition="ooow:" text:string-value="P26:L26" text:is-hidden="true"/><text:tab/><text:reference-mark-start text:name="subsectionnumber_85"/>(<text:sequence text:ref-name="refsubsectionnumber87" text:name="subsectionnumber" text:formula="ooow:subsectionnumber+1" style:num-format="1">4</text:sequence>)<text:reference-mark-end text:name="subsectionnumber_85"/><text:tab/>The power to impose conditions referred to in <text:span text:style-name="T3">subsection </text:span><text:span text:style-name="T3"><text:reference-ref text:reference-format="text" text:ref-name="subsectionnumber_81">(1)</text:reference-ref></text:span> includes a power to <text:hidden-text text:condition="ooow:" text:string-value="P26:L27" text:is-hidden="true"/>impose such further conditions from time to time as the Bank considers appropriate <text:hidden-text text:condition="ooow:" text:string-value="P26:L28" text:is-hidden="true"/>and prudent for the purposes of the orderly and proper regulation of the business of <text:hidden-text text:condition="ooow:" text:string-value="P26:L29" text:is-hidden="true"/>Irish collective asset-management vehicles, depositaries and management companies.</text:p>
      <text:p text:style-name="subsection"><text:hidden-text text:condition="ooow:" text:string-value="P26:L30" text:is-hidden="true"/><text:tab/><text:reference-mark-start text:name="subsectionnumber_86"/>(<text:sequence text:ref-name="refsubsectionnumber88" text:name="subsectionnumber" text:formula="ooow:subsectionnumber+1" style:num-format="1">5</text:sequence>)<text:reference-mark-end text:name="subsectionnumber_86"/><text:tab/>The Bank may, from time to time, by notice in writing given to an ICAV, depositary or <text:hidden-text text:condition="ooow:" text:string-value="P26:L31" text:is-hidden="true"/>management company, vary or revoke a condition imposed in accordance with <text:hidden-text text:condition="ooow:" text:string-value="P26:L32" text:is-hidden="true"/><text:span text:style-name="T3">subsection </text:span><text:span text:style-name="T3"><text:reference-ref text:reference-format="text" text:ref-name="subsectionnumber_81">(1)</text:reference-ref></text:span> <text:span text:style-name="T20">or </text:span><text:span text:style-name="T26"><text:reference-ref text:reference-format="text" text:ref-name="subsectionnumber_85">(4)</text:reference-ref></text:span><text:span text:style-name="T20"> </text:span>or previously varied in accordance with this subsection.</text:p>
      <text:p text:style-name="shouldernote"><text:bookmark-start text:name="toc_book_40"/><text:hidden-text text:condition="ooow:" text:string-value="P26:L33" text:is-hidden="true"/>Prohibition on carrying on business as ICAV unless authorised etc.<text:bookmark-end text:name="toc_book_40"/></text:p>
      <text:p text:style-name="subsection"><text:hidden-text text:condition="ooow:" text:string-value="P26:L34" text:is-hidden="true"/><text:reference-mark-start text:name="sectionnumber_28"/><text:span text:style-name="T9"><text:sequence text:ref-name="refsectionnumber27" text:name="sectionnumber" text:formula="ooow:sectionnumber+1" style:num-format="1">28</text:sequence></text:span><text:reference-mark-end text:name="sectionnumber_28"/><text:span text:style-name="T9">.</text:span><text:tab/><text:reference-mark-start text:name="subsectionnumber_87"/>(<text:sequence text:ref-name="refsubsectionnumber89" text:name="subsectionnumber" style:num-format="1">1</text:sequence>)<text:reference-mark-end text:name="subsectionnumber_87"/><text:tab/>Neither a body that is not an authorised ICAV nor an individual shall carry on any <text:hidden-text text:condition="ooow:" text:string-value="P26:L35" text:is-hidden="true"/>business under a name which includes, as its last part, the words “Irish Collective <text:hidden-text text:condition="ooow:" text:string-value="P26:L36" text:is-hidden="true"/>Asset-management Vehicle” or the abbreviation “ICAV”.</text:p>
      <text:p text:style-name="subsection"><text:hidden-text text:condition="ooow:" text:string-value="P26:L37" text:is-hidden="true"/><text:tab/><text:reference-mark-start text:name="subsectionnumber_88"/>(<text:sequence text:ref-name="refsubsectionnumber90" text:name="subsectionnumber" text:formula="ooow:subsectionnumber+1" style:num-format="1">2</text:sequence>)<text:reference-mark-end text:name="subsectionnumber_88"/><text:tab/>Neither a body that is not an ICAV nor an individual shall in any other manner make a <text:hidden-text text:condition="ooow:" text:string-value="P26:L38" text:is-hidden="true"/>representation that the body or the individual is an ICAV.</text:p>
      <text:p text:style-name="subsection"><text:hidden-text text:condition="ooow:" text:string-value="P26:L39" text:is-hidden="true"/><text:tab/><text:reference-mark-start text:name="subsectionnumber_89"/>(<text:sequence text:ref-name="refsubsectionnumber91" text:name="subsectionnumber" text:formula="ooow:subsectionnumber+1" style:num-format="1">3</text:sequence>)<text:reference-mark-end text:name="subsectionnumber_89"/><text:tab/>A person who contravenes <text:span text:style-name="T3">subsection </text:span><text:span text:style-name="T3"><text:reference-ref text:reference-format="text" text:ref-name="subsectionnumber_87">(1)</text:reference-ref></text:span> or <text:span text:style-name="T3"><text:reference-ref text:reference-format="text" text:ref-name="subsectionnumber_88">(2)</text:reference-ref></text:span> commits a category 2 offence.</text:p>
      <text:p text:style-name="chapternumber"><text:bookmark-start text:name="toc_book_41"/><text:soft-page-break/><text:hidden-text text:condition="ooow:" text:string-value="P27:L1" text:is-hidden="true"/>Chapter <text:reference-mark-start text:name="chapternumber_5"/><text:sequence text:ref-name="refchapternumber4" text:name="chapternumber" text:formula="ooow:chapternumber+1" style:num-format="1">3</text:sequence><text:bookmark-end text:name="toc_book_41"/><text:reference-mark-end text:name="chapternumber_5"/></text:p>
      <text:p text:style-name="chaptertitle"><text:bookmark-start text:name="toc_book_42"/><text:hidden-text text:condition="ooow:" text:string-value="P27:L2" text:is-hidden="true"/>Names and changes in instrument of incorporation<text:bookmark-end text:name="toc_book_42"/></text:p>
      <text:p text:style-name="shouldernote"><text:bookmark-start text:name="toc_book_43"/><text:hidden-text text:condition="ooow:" text:string-value="P27:L3" text:is-hidden="true"/>Name of ICAV<text:bookmark-end text:name="toc_book_43"/></text:p>
      <text:p text:style-name="subsection"><text:hidden-text text:condition="ooow:" text:string-value="P27:L4" text:is-hidden="true"/><text:reference-mark-start text:name="sectionnumber_29"/><text:span text:style-name="T9"><text:sequence text:ref-name="refsectionnumber28" text:name="sectionnumber" text:formula="ooow:sectionnumber+1" style:num-format="1">29</text:sequence></text:span><text:reference-mark-end text:name="sectionnumber_29"/><text:span text:style-name="T9">.</text:span><text:tab/><text:reference-mark-start text:name="subsectionnumber_91"/>(<text:sequence text:ref-name="refsubsectionnumber92" text:name="subsectionnumber" style:num-format="1">1</text:sequence>)<text:reference-mark-end text:name="subsectionnumber_91"/><text:tab/>The name of an ICAV shall end with one of the following:</text:p>
      <text:p text:style-name="paragraph"><text:hidden-text text:condition="ooow:" text:string-value="P27:L5" text:is-hidden="true"/><text:tab/><text:reference-mark-start text:name="paragraphnumber_5"/>(<text:sequence text:ref-name="refparagraphnumber69" text:name="paragraphnumber" text:formula="ooow:1" style:num-format="a">a</text:sequence>)<text:reference-mark-end text:name="paragraphnumber_5"/><text:tab/>Irish Collective Asset-management Vehicle;</text:p>
      <text:p text:style-name="paragraph"><text:hidden-text text:condition="ooow:" text:string-value="P27:L6" text:is-hidden="true"/><text:tab/><text:reference-mark-start text:name="paragraphnumber_6"/>(<text:sequence text:ref-name="refparagraphnumber70" text:name="paragraphnumber" text:formula="ooow:paragraphnumber+1" style:num-format="a">b</text:sequence>)<text:reference-mark-end text:name="paragraphnumber_6"/><text:tab/>ICAV.</text:p>
      <text:p text:style-name="subsection"><text:hidden-text text:condition="ooow:" text:string-value="P27:L7" text:is-hidden="true"/><text:tab/><text:reference-mark-start text:name="subsectionnumber_69"/>(<text:sequence text:ref-name="refsubsectionnumber93" text:name="subsectionnumber" text:formula="ooow:subsectionnumber+1" style:num-format="1">2</text:sequence>)<text:reference-mark-end text:name="subsectionnumber_69"/><text:tab/>The name of an ICAV shall not be, such as is in the opinion of the Bank, undesirable <text:hidden-text text:condition="ooow:" text:string-value="P27:L8" text:is-hidden="true"/>or misleading.</text:p>
      <text:p text:style-name="shouldernote"><text:bookmark-start text:name="toc_book_44"/><text:hidden-text text:condition="ooow:" text:string-value="P27:L9" text:is-hidden="true"/>Approval for change of name<text:bookmark-end text:name="toc_book_44"/></text:p>
      <text:p text:style-name="subsection"><text:hidden-text text:condition="ooow:" text:string-value="P27:L10" text:is-hidden="true"/><text:reference-mark-start text:name="sectionnumber_30"/><text:span text:style-name="T9"><text:sequence text:ref-name="refsectionnumber29" text:name="sectionnumber" text:formula="ooow:sectionnumber+1" style:num-format="1">30</text:sequence></text:span><text:reference-mark-end text:name="sectionnumber_30"/><text:span text:style-name="T9">.</text:span><text:tab/><text:reference-mark-start text:name="subsectionnumber_94"/>(<text:sequence text:ref-name="refsubsectionnumber94" text:name="subsectionnumber" style:num-format="1">1</text:sequence>)<text:reference-mark-end text:name="subsectionnumber_94"/><text:tab/>If an ICAV proposes to change the name by which it is incorporated, it shall not do so <text:hidden-text text:condition="ooow:" text:string-value="P27:L11" text:is-hidden="true"/>unless the change is approved by the Bank as being neither undesirable nor <text:hidden-text text:condition="ooow:" text:string-value="P27:L12" text:is-hidden="true"/>misleading on an application under this section.</text:p>
      <text:p text:style-name="subsection"><text:hidden-text text:condition="ooow:" text:string-value="P27:L13" text:is-hidden="true"/><text:tab/><text:reference-mark-start text:name="subsectionnumber_98"/>(<text:sequence text:ref-name="refsubsectionnumber95" text:name="subsectionnumber" text:formula="ooow:subsectionnumber+1" style:num-format="1">2</text:sequence>)<text:reference-mark-end text:name="subsectionnumber_98"/><text:tab/>If an ICAV purports to change the name by which it is incorporated without first <text:hidden-text text:condition="ooow:" text:string-value="P27:L14" text:is-hidden="true"/>obtaining the approval of the Bank under this section, the ICAV and any officer of it <text:hidden-text text:condition="ooow:" text:string-value="P27:L15" text:is-hidden="true"/>who is in default commits a category 3 offence.<text:bookmark-start text:name="1421854270744"/></text:p>
      <text:p text:style-name="P13"><text:bookmark-start text:name="toc_book_45"/><text:hidden-text text:condition="ooow:" text:string-value="P27:L16" text:is-hidden="true"/>Alteration in instrument of incorporation<text:bookmark-end text:name="toc_book_45"/></text:p>
      <text:p text:style-name="P65"><text:hidden-text text:condition="ooow:" text:string-value="P27:L17" text:is-hidden="true"/><text:reference-mark-start text:name="sectionnumber_148_AIC_20/01/2015_37872"/><text:span text:style-name="T9"><text:sequence text:ref-name="refsectionnumber30" text:name="sectionnumber" text:formula="ooow:sectionnumber+1" style:num-format="1">31</text:sequence></text:span><text:reference-mark-end text:name="sectionnumber_148_AIC_20/01/2015_37872"/><text:span text:style-name="T9">.</text:span><text:tab/><text:reference-mark-start text:name="subsectionnumber_488_AIC_20/01/2015_37874"/>(<text:sequence text:ref-name="refsubsectionnumber96" text:name="subsectionnumber" style:num-format="1">1</text:sequence>)<text:reference-mark-end text:name="subsectionnumber_488_AIC_20/01/2015_37874"/><text:tab/>No alteration in the instrument of incorporation of an ICAV shall be made unless—</text:p>
      <text:p text:style-name="P64"><text:hidden-text text:condition="ooow:" text:string-value="P27:L18" text:is-hidden="true"/><text:tab/><text:reference-mark-start text:name="paragraphnumber_338_AIC_20/01/2015_37887"/>(<text:sequence text:ref-name="refparagraphnumber71" text:name="paragraphnumber" text:formula="ooow:1" style:num-format="a">a</text:sequence>)<text:reference-mark-end text:name="paragraphnumber_338_AIC_20/01/2015_37887"/><text:tab/>the alteration has been approved⁠—</text:p>
      <text:p text:style-name="P62"><text:hidden-text text:condition="ooow:" text:string-value="P27:L19" text:is-hidden="true"/><text:tab/><text:reference-mark-start text:name="subparagraphnumber_53_AIC_20/01/2015_37891"/>(<text:sequence text:ref-name="refsubparagraphnumber20" text:name="subparagraphnumber" text:formula="ooow:1" style:num-format="i">i</text:sequence>)<text:reference-mark-end text:name="subparagraphnumber_53_AIC_20/01/2015_37891"/><text:tab/>by ordinary resolution, or</text:p>
      <text:p text:style-name="P62"><text:hidden-text text:condition="ooow:" text:string-value="P27:L20" text:is-hidden="true"/><text:tab/><text:reference-mark-start text:name="subparagraphnumber_53_AIC_20/01/2015_37897"/>(<text:sequence text:ref-name="refsubparagraphnumber21" text:name="subparagraphnumber" text:formula="ooow:subparagraphnumber+1" style:num-format="i">ii</text:sequence>)<text:reference-mark-end text:name="subparagraphnumber_53_AIC_20/01/2015_37897"/><text:tab/>if the instrument of incorporation so requires, by a resolution passed by such <text:hidden-text text:condition="ooow:" text:string-value="P27:L21" text:is-hidden="true"/>majority as is specified in the instrument of incorporation of the votes cast by <text:hidden-text text:condition="ooow:" text:string-value="P27:L22" text:is-hidden="true"/>the members of the ICAV who, being entitled to do so, vote in person or by <text:hidden-text text:condition="ooow:" text:string-value="P27:L23" text:is-hidden="true"/>proxy at a general meeting of the ICAV,</text:p>
      <text:p text:style-name="P64"><text:hidden-text text:condition="ooow:" text:string-value="P27:L24" text:is-hidden="true"/><text:tab/><text:tab/>or</text:p>
      <text:p text:style-name="P64"><text:hidden-text text:condition="ooow:" text:string-value="P27:L25" text:is-hidden="true"/><text:tab/><text:reference-mark-start text:name="paragraphnumber_338_AIC_20/01/2015_37906"/>(<text:sequence text:ref-name="refparagraphnumber72" text:name="paragraphnumber" text:formula="ooow:paragraphnumber+1" style:num-format="a">b</text:sequence>)<text:reference-mark-end text:name="paragraphnumber_338_AIC_20/01/2015_37906"/><text:tab/>the depositary of the ICAV has certified in writing that the alteration⁠—</text:p>
      <text:p text:style-name="P62"><text:hidden-text text:condition="ooow:" text:string-value="P27:L26" text:is-hidden="true"/><text:tab/><text:reference-mark-start text:name="subparagraphnumber_53_AIC_20/01/2015_37914"/>(<text:sequence text:ref-name="refsubparagraphnumber22" text:name="subparagraphnumber" text:formula="ooow:1" style:num-format="i">i</text:sequence>)<text:reference-mark-end text:name="subparagraphnumber_53_AIC_20/01/2015_37914"/><text:tab/>does not prejudice the interests of the members of the ICAV, and</text:p>
      <text:p text:style-name="P62"><text:hidden-text text:condition="ooow:" text:string-value="P27:L27" text:is-hidden="true"/><text:tab/><text:reference-mark-start text:name="subparagraphnumber_53_AIC_20/01/2015_37920"/>(<text:sequence text:ref-name="refsubparagraphnumber23" text:name="subparagraphnumber" text:formula="ooow:subparagraphnumber+1" style:num-format="i">ii</text:sequence>)<text:reference-mark-end text:name="subparagraphnumber_53_AIC_20/01/2015_37920"/><text:tab/>does not relate to any such matter as may be specified by the Bank as one in <text:hidden-text text:condition="ooow:" text:string-value="P27:L28" text:is-hidden="true"/>the case of which an alteration may be made only if approved by members of <text:hidden-text text:condition="ooow:" text:string-value="P27:L29" text:is-hidden="true"/>an ICAV.</text:p>
      <text:p text:style-name="P65"><text:hidden-text text:condition="ooow:" text:string-value="P27:L30" text:is-hidden="true"/><text:tab/><text:reference-mark-start text:name="subsectionnumber_488_AIC_20/01/2015_37926"/>(<text:sequence text:ref-name="refsubsectionnumber97" text:name="subsectionnumber" text:formula="ooow:subsectionnumber+1" style:num-format="1">2</text:sequence>)<text:reference-mark-end text:name="subsectionnumber_488_AIC_20/01/2015_37926"/><text:tab/>No alteration in the instrument of incorporation of an ICAV shall be made without the <text:hidden-text text:condition="ooow:" text:string-value="P27:L31" text:is-hidden="true"/>approval of the Bank.</text:p>
      <text:p text:style-name="P65"><text:hidden-text text:condition="ooow:" text:string-value="P27:L32" text:is-hidden="true"/><text:tab/><text:reference-mark-start text:name="subsectionnumber_488_AIC_20/01/2015_37932"/>(<text:sequence text:ref-name="refsubsectionnumber98" text:name="subsectionnumber" text:formula="ooow:subsectionnumber+1" style:num-format="1">3</text:sequence>)<text:reference-mark-end text:name="subsectionnumber_488_AIC_20/01/2015_37932"/><text:tab/>Any person who makes an alteration in the instrument of incorporation of an ICAV <text:hidden-text text:condition="ooow:" text:string-value="P27:L33" text:is-hidden="true"/>otherwise than in accordance with <text:span text:style-name="T4">subsections </text:span><text:span text:style-name="T4"><text:reference-ref text:reference-format="text" text:ref-name="subsectionnumber_488_AIC_20/01/2015_37874">(1)</text:reference-ref></text:span> and <text:span text:style-name="T4"><text:reference-ref text:reference-format="text" text:ref-name="subsectionnumber_488_AIC_20/01/2015_37926">(2)</text:reference-ref></text:span> commits a category 3 <text:hidden-text text:condition="ooow:" text:string-value="P27:L34" text:is-hidden="true"/>offence.</text:p>
      <text:p text:style-name="P65"><text:soft-page-break/><text:hidden-text text:condition="ooow:" text:string-value="P28:L1" text:is-hidden="true"/><text:tab/><text:reference-mark-start text:name="subsectionnumber_488_AIC_20/01/2015_37958"/>(<text:sequence text:ref-name="refsubsectionnumber99" text:name="subsectionnumber" text:formula="ooow:subsectionnumber+1" style:num-format="1">4</text:sequence>)<text:reference-mark-end text:name="subsectionnumber_488_AIC_20/01/2015_37958"/><text:tab/>Within 21 days after the date of the making of an alteration in the instrument of <text:hidden-text text:condition="ooow:" text:string-value="P28:L2" text:is-hidden="true"/>incorporation of an ICAV, the ICAV shall deposit with the Bank a copy of the <text:hidden-text text:condition="ooow:" text:string-value="P28:L3" text:is-hidden="true"/>instrument of incorporation as so altered or containing the alterations.</text:p>
      <text:p text:style-name="P65"><text:hidden-text text:condition="ooow:" text:string-value="P28:L4" text:is-hidden="true"/><text:tab/><text:reference-mark-start text:name="subsectionnumber_488_AIC_20/01/2015_37963"/>(<text:sequence text:ref-name="refsubsectionnumber100" text:name="subsectionnumber" text:formula="ooow:subsectionnumber+1" style:num-format="1">5</text:sequence>)<text:reference-mark-end text:name="subsectionnumber_488_AIC_20/01/2015_37963"/><text:tab/>If an ICAV fails to comply with <text:span text:style-name="T4">subsection </text:span><text:span text:style-name="T4"><text:reference-ref text:reference-format="text" text:ref-name="subsectionnumber_488_AIC_20/01/2015_37958">(4)</text:reference-ref></text:span>, it commits a category 2 offence.</text:p>
      <text:p text:style-name="P65"><text:hidden-text text:condition="ooow:" text:string-value="P28:L5" text:is-hidden="true"/><text:tab/><text:reference-mark-start text:name="subsectionnumber_488_AIC_20/01/2015_37969"/>(<text:sequence text:ref-name="refsubsectionnumber101" text:name="subsectionnumber" text:formula="ooow:subsectionnumber+1" style:num-format="1">6</text:sequence>)<text:reference-mark-end text:name="subsectionnumber_488_AIC_20/01/2015_37969"/><text:tab/>In this section “alteration in the instrument of incorporation” does not include a <text:hidden-text text:condition="ooow:" text:string-value="P28:L6" text:is-hidden="true"/>change in the name of the ICAV.<text:bookmark-end text:name="1421854270744"/></text:p>
      <text:p text:style-name="chapternumber"><text:bookmark-start text:name="toc_book_46"/><text:hidden-text text:condition="ooow:" text:string-value="P28:L7" text:is-hidden="true"/>Chapter <text:reference-mark-start text:name="chapternumber_6"/><text:sequence text:ref-name="refchapternumber5" text:name="chapternumber" text:formula="ooow:chapternumber+1" style:num-format="1">4</text:sequence><text:bookmark-end text:name="toc_book_46"/><text:reference-mark-end text:name="chapternumber_6"/></text:p>
      <text:p text:style-name="chaptertitle"><text:bookmark-start text:name="toc_book_47"/><text:hidden-text text:condition="ooow:" text:string-value="P28:L8" text:is-hidden="true"/>Execution of documents, seals, etc.<text:bookmark-end text:name="toc_book_47"/></text:p>
      <text:p text:style-name="shouldernote"><text:bookmark-start text:name="toc_book_48"/><text:hidden-text text:condition="ooow:" text:string-value="P28:L9" text:is-hidden="true"/>Execution of documents<text:bookmark-end text:name="toc_book_48"/></text:p>
      <text:p text:style-name="subsection"><text:hidden-text text:condition="ooow:" text:string-value="P28:L10" text:is-hidden="true"/><text:reference-mark-start text:name="sectionnumber_33"/><text:span text:style-name="T9"><text:sequence text:ref-name="refsectionnumber31" text:name="sectionnumber" text:formula="ooow:sectionnumber+1" style:num-format="1">32</text:sequence></text:span><text:reference-mark-end text:name="sectionnumber_33"/><text:span text:style-name="T9">.</text:span><text:tab/><text:reference-mark-start text:name="subsectionnumber_106"/>(<text:sequence text:ref-name="refsubsectionnumber102" text:name="subsectionnumber" style:num-format="1">1</text:sequence>)<text:reference-mark-end text:name="subsectionnumber_106"/><text:tab/>The following provisions have effect with respect to the execution of documents by <text:hidden-text text:condition="ooow:" text:string-value="P28:L11" text:is-hidden="true"/>an ICAV.</text:p>
      <text:p text:style-name="subsection"><text:hidden-text text:condition="ooow:" text:string-value="P28:L12" text:is-hidden="true"/><text:tab/><text:reference-mark-start text:name="subsectionnumber_107"/>(<text:sequence text:ref-name="refsubsectionnumber103" text:name="subsectionnumber" text:formula="ooow:subsectionnumber+1" style:num-format="1">2</text:sequence>)<text:reference-mark-end text:name="subsectionnumber_107"/><text:tab/>A document is executed by the ICAV by the affixing of its common seal to it.</text:p>
      <text:p text:style-name="subsection"><text:hidden-text text:condition="ooow:" text:string-value="P28:L13" text:is-hidden="true"/><text:tab/><text:reference-mark-start text:name="subsectionnumber_108"/>(<text:sequence text:ref-name="refsubsectionnumber104" text:name="subsectionnumber" text:formula="ooow:subsectionnumber+1" style:num-format="1">3</text:sequence>)<text:reference-mark-end text:name="subsectionnumber_108"/><text:tab/>The following provisions of this section shall apply whether it is the case that⁠—</text:p>
      <text:p text:style-name="paragraph"><text:hidden-text text:condition="ooow:" text:string-value="P28:L14" text:is-hidden="true"/><text:tab/><text:reference-mark-start text:name="paragraphnumber_105"/>(<text:sequence text:ref-name="refparagraphnumber73" text:name="paragraphnumber" text:formula="ooow:1" style:num-format="a">a</text:sequence>)<text:reference-mark-end text:name="paragraphnumber_105"/><text:tab/>as permitted by <text:span text:style-name="T3">section </text:span><text:span text:style-name="T3"><text:reference-ref text:reference-format="text" text:ref-name="sectionnumber_34">33</text:reference-ref></text:span>, the ICAV does not have a common seal, or</text:p>
      <text:p text:style-name="paragraph"><text:hidden-text text:condition="ooow:" text:string-value="P28:L15" text:is-hidden="true"/><text:tab/><text:reference-mark-start text:name="paragraphnumber_106"/>(<text:sequence text:ref-name="refparagraphnumber74" text:name="paragraphnumber" text:formula="ooow:paragraphnumber+1" style:num-format="a">b</text:sequence>)<text:reference-mark-end text:name="paragraphnumber_106"/><text:tab/>the ICAV does have such a seal.</text:p>
      <text:p text:style-name="subsection"><text:hidden-text text:condition="ooow:" text:string-value="P28:L16" text:is-hidden="true"/><text:tab/><text:reference-mark-start text:name="subsectionnumber_109"/>(<text:sequence text:ref-name="refsubsectionnumber105" text:name="subsectionnumber" text:formula="ooow:subsectionnumber+1" style:num-format="1">4</text:sequence>)<text:reference-mark-end text:name="subsectionnumber_109"/><text:tab/>A document has the same effect as if executed under the common seal of the ICAV if <text:hidden-text text:condition="ooow:" text:string-value="P28:L17" text:is-hidden="true"/>it is expressed (in whatever form of words) to be executed by the ICAV and it is <text:hidden-text text:condition="ooow:" text:string-value="P28:L18" text:is-hidden="true"/>signed on behalf of the ICAV⁠—</text:p>
      <text:p text:style-name="paragraph"><text:hidden-text text:condition="ooow:" text:string-value="P28:L19" text:is-hidden="true"/><text:tab/><text:reference-mark-start text:name="paragraphnumber_107"/>(<text:sequence text:ref-name="refparagraphnumber75" text:name="paragraphnumber" text:formula="ooow:1" style:num-format="a">a</text:sequence>)<text:reference-mark-end text:name="paragraphnumber_107"/><text:tab/>by 2 authorised signatories, or</text:p>
      <text:p text:style-name="paragraph"><text:hidden-text text:condition="ooow:" text:string-value="P28:L20" text:is-hidden="true"/><text:tab/><text:reference-mark-start text:name="paragraphnumber_108"/>(<text:sequence text:ref-name="refparagraphnumber76" text:name="paragraphnumber" text:formula="ooow:paragraphnumber+1" style:num-format="a">b</text:sequence>)<text:reference-mark-end text:name="paragraphnumber_108"/><text:tab/>by a director of the ICAV in the presence of a witness who attests the signature.</text:p>
      <text:p text:style-name="subsection"><text:hidden-text text:condition="ooow:" text:string-value="P28:L21" text:is-hidden="true"/><text:tab/><text:reference-mark-start text:name="subsectionnumber_110"/>(<text:sequence text:ref-name="refsubsectionnumber106" text:name="subsectionnumber" text:formula="ooow:subsectionnumber+1" style:num-format="1">5</text:sequence>)<text:reference-mark-end text:name="subsectionnumber_110"/><text:tab/>Each of the following is an authorised signatory for the purposes of <text:span text:style-name="T3">subsection </text:span><text:span text:style-name="T3"><text:reference-ref text:reference-format="text" text:ref-name="subsectionnumber_109">(4)</text:reference-ref></text:span>⁠:</text:p>
      <text:p text:style-name="paragraph"><text:hidden-text text:condition="ooow:" text:string-value="P28:L22" text:is-hidden="true"/><text:tab/><text:reference-mark-start text:name="paragraphnumber_109"/>(<text:sequence text:ref-name="refparagraphnumber77" text:name="paragraphnumber" text:formula="ooow:1" style:num-format="a">a</text:sequence>)<text:reference-mark-end text:name="paragraphnumber_109"/><text:tab/>a director of the ICAV;</text:p>
      <text:p text:style-name="paragraph"><text:hidden-text text:condition="ooow:" text:string-value="P28:L23" text:is-hidden="true"/><text:tab/><text:reference-mark-start text:name="paragraphnumber_110"/>(<text:sequence text:ref-name="refparagraphnumber78" text:name="paragraphnumber" text:formula="ooow:paragraphnumber+1" style:num-format="a">b</text:sequence>)<text:reference-mark-end text:name="paragraphnumber_110"/><text:tab/>the secretary (or any joint secretary) of the ICAV.</text:p>
      <text:p text:style-name="subsection"><text:hidden-text text:condition="ooow:" text:string-value="P28:L24" text:is-hidden="true"/><text:tab/><text:reference-mark-start text:name="subsectionnumber_111"/>(<text:sequence text:ref-name="refsubsectionnumber107" text:name="subsectionnumber" text:formula="ooow:subsectionnumber+1" style:num-format="1">6</text:sequence>)<text:reference-mark-end text:name="subsectionnumber_111"/><text:tab/>In favour of a purchaser, a document is deemed to have been duly executed by an <text:hidden-text text:condition="ooow:" text:string-value="P28:L25" text:is-hidden="true"/>ICAV if it purports to be signed in accordance with <text:span text:style-name="T3">subsection </text:span><text:span text:style-name="T3"><text:reference-ref text:reference-format="text" text:ref-name="subsectionnumber_109">(4)</text:reference-ref></text:span>.</text:p>
      <text:p text:style-name="subsection"><text:hidden-text text:condition="ooow:" text:string-value="P28:L26" text:is-hidden="true"/><text:tab/><text:reference-mark-start text:name="subsectionnumber_112"/>(<text:sequence text:ref-name="refsubsectionnumber108" text:name="subsectionnumber" text:formula="ooow:subsectionnumber+1" style:num-format="1">7</text:sequence>)<text:reference-mark-end text:name="subsectionnumber_112"/><text:tab/>In <text:span text:style-name="T3">subsection </text:span><text:span text:style-name="T3"><text:reference-ref text:reference-format="text" text:ref-name="subsectionnumber_111">(6)</text:reference-ref></text:span> “purchaser” means a purchaser in good faith for valuable <text:hidden-text text:condition="ooow:" text:string-value="P28:L27" text:is-hidden="true"/>consideration and includes a lessee, mortgagee or other person who for valuable <text:hidden-text text:condition="ooow:" text:string-value="P28:L28" text:is-hidden="true"/>consideration acquires an interest in property.</text:p>
      <text:p text:style-name="subsection"><text:hidden-text text:condition="ooow:" text:string-value="P28:L29" text:is-hidden="true"/><text:tab/><text:reference-mark-start text:name="subsectionnumber_113"/>(<text:sequence text:ref-name="refsubsectionnumber109" text:name="subsectionnumber" text:formula="ooow:subsectionnumber+1" style:num-format="1">8</text:sequence>)<text:reference-mark-end text:name="subsectionnumber_113"/><text:tab/>Where a document is to be signed by a person on behalf of more than one ICAV, it is <text:hidden-text text:condition="ooow:" text:string-value="P28:L30" text:is-hidden="true"/>not duly signed by that person for the purposes of this section unless he or she signs it <text:hidden-text text:condition="ooow:" text:string-value="P28:L31" text:is-hidden="true"/>separately in each capacity.</text:p>
      <text:p text:style-name="subsection"><text:hidden-text text:condition="ooow:" text:string-value="P28:L32" text:is-hidden="true"/><text:tab/><text:reference-mark-start text:name="subsectionnumber_114"/>(<text:sequence text:ref-name="refsubsectionnumber110" text:name="subsectionnumber" text:formula="ooow:subsectionnumber+1" style:num-format="1">9</text:sequence>)<text:reference-mark-end text:name="subsectionnumber_114"/><text:tab/>References in this section to a document being (or purporting to be) signed by a <text:hidden-text text:condition="ooow:" text:string-value="P28:L33" text:is-hidden="true"/>secretary are to be read, in a case where that office is held by a firm, as references to <text:hidden-text text:condition="ooow:" text:string-value="P28:L34" text:is-hidden="true"/>its being (or purporting to be) signed by an individual authorised by the firm to sign <text:hidden-text text:condition="ooow:" text:string-value="P28:L35" text:is-hidden="true"/>on its behalf.</text:p>
      <text:p text:style-name="shouldernote"><text:bookmark-start text:name="toc_book_49"/><text:soft-page-break/><text:hidden-text text:condition="ooow:" text:string-value="P29:L1" text:is-hidden="true"/>Common seal<text:bookmark-end text:name="toc_book_49"/></text:p>
      <text:p text:style-name="subsection"><text:hidden-text text:condition="ooow:" text:string-value="P29:L2" text:is-hidden="true"/><text:reference-mark-start text:name="sectionnumber_34"/><text:span text:style-name="T9"><text:sequence text:ref-name="refsectionnumber32" text:name="sectionnumber" text:formula="ooow:sectionnumber+1" style:num-format="1">33</text:sequence></text:span><text:reference-mark-end text:name="sectionnumber_34"/><text:span text:style-name="T9">.</text:span><text:tab/><text:reference-mark-start text:name="subsectionnumber_115"/>(<text:sequence text:ref-name="refsubsectionnumber111" text:name="subsectionnumber" style:num-format="1">1</text:sequence>)<text:reference-mark-end text:name="subsectionnumber_115"/><text:tab/>An ICAV may provide itself with a common seal (but there is no requirement that it <text:hidden-text text:condition="ooow:" text:string-value="P29:L3" text:is-hidden="true"/>shall have such a seal).</text:p>
      <text:p text:style-name="subsection"><text:hidden-text text:condition="ooow:" text:string-value="P29:L4" text:is-hidden="true"/><text:tab/><text:reference-mark-start text:name="subsectionnumber_116"/>(<text:sequence text:ref-name="refsubsectionnumber112" text:name="subsectionnumber" text:formula="ooow:subsectionnumber+1" style:num-format="1">2</text:sequence>)<text:reference-mark-end text:name="subsectionnumber_116"/><text:tab/>An ICAV which has a common seal shall have its name engraved in legible characters <text:hidden-text text:condition="ooow:" text:string-value="P29:L5" text:is-hidden="true"/>on the seal.</text:p>
      <text:p text:style-name="subsection"><text:hidden-text text:condition="ooow:" text:string-value="P29:L6" text:is-hidden="true"/><text:tab/><text:reference-mark-start text:name="subsectionnumber_117"/>(<text:sequence text:ref-name="refsubsectionnumber113" text:name="subsectionnumber" text:formula="ooow:subsectionnumber+1" style:num-format="1">3</text:sequence>)<text:reference-mark-end text:name="subsectionnumber_117"/><text:tab/>A person who is an officer of an ICAV, or a person acting on behalf of an ICAV, <text:hidden-text text:condition="ooow:" text:string-value="P29:L7" text:is-hidden="true"/>commits a category 3 offence by using, or authorising the use of, a seal purporting to <text:hidden-text text:condition="ooow:" text:string-value="P29:L8" text:is-hidden="true"/>be a seal of the ICAV on which its name is not engraved as required by <text:span text:style-name="T3">subsection </text:span><text:span text:style-name="T3"><text:reference-ref text:reference-format="text" text:ref-name="subsectionnumber_116">(2)</text:reference-ref></text:span>.</text:p>
      <text:p text:style-name="shouldernote"><text:bookmark-start text:name="toc_book_50"/><text:hidden-text text:condition="ooow:" text:string-value="P29:L9" text:is-hidden="true"/>Official seal for share certificates<text:bookmark-end text:name="toc_book_50"/></text:p>
      <text:p text:style-name="subsection"><text:hidden-text text:condition="ooow:" text:string-value="P29:L10" text:is-hidden="true"/><text:reference-mark-start text:name="sectionnumber_35"/><text:span text:style-name="T9"><text:sequence text:ref-name="refsectionnumber33" text:name="sectionnumber" text:formula="ooow:sectionnumber+1" style:num-format="1">34</text:sequence></text:span><text:reference-mark-end text:name="sectionnumber_35"/><text:span text:style-name="T9">.</text:span><text:tab/><text:reference-mark-start text:name="subsectionnumber_119"/>(<text:sequence text:ref-name="refsubsectionnumber114" text:name="subsectionnumber" style:num-format="1">1</text:sequence>)<text:reference-mark-end text:name="subsectionnumber_119"/><text:tab/>An ICAV which has a common seal may have, for use for sealing shares issued by the <text:hidden-text text:condition="ooow:" text:string-value="P29:L11" text:is-hidden="true"/>ICAV and for sealing documents creating or evidencing shares so issued, an official <text:hidden-text text:condition="ooow:" text:string-value="P29:L12" text:is-hidden="true"/>seal which is a facsimile of its common seal with the addition on its face of the word <text:hidden-text text:condition="ooow:" text:string-value="P29:L13" text:is-hidden="true"/>“securities”.</text:p>
      <text:p text:style-name="subsection"><text:hidden-text text:condition="ooow:" text:string-value="P29:L14" text:is-hidden="true"/><text:tab/><text:reference-mark-start text:name="subsectionnumber_120"/>(<text:sequence text:ref-name="refsubsectionnumber115" text:name="subsectionnumber" text:formula="ooow:subsectionnumber+1" style:num-format="1">2</text:sequence>)<text:reference-mark-end text:name="subsectionnumber_120"/><text:tab/>The official seal when duly affixed to a document has the same effect as the ICAV’s <text:hidden-text text:condition="ooow:" text:string-value="P29:L15" text:is-hidden="true"/>common seal.</text:p>
      <text:p text:style-name="chapternumber"><text:bookmark-start text:name="toc_book_51"/><text:hidden-text text:condition="ooow:" text:string-value="P29:L16" text:is-hidden="true"/>Chapter <text:reference-mark-start text:name="chapternumber_7"/><text:sequence text:ref-name="refchapternumber6" text:name="chapternumber" text:formula="ooow:chapternumber+1" style:num-format="1">5</text:sequence><text:bookmark-end text:name="toc_book_51"/><text:reference-mark-end text:name="chapternumber_7"/></text:p>
      <text:p text:style-name="chaptertitle"><text:bookmark-start text:name="toc_book_52"/><text:hidden-text text:condition="ooow:" text:string-value="P29:L17" text:is-hidden="true"/>Sub-funds of umbrella funds<text:bookmark-end text:name="toc_book_52"/></text:p>
      <text:p text:style-name="shouldernote"><text:bookmark-start text:name="toc_book_53"/><text:hidden-text text:condition="ooow:" text:string-value="P29:L18" text:is-hidden="true"/>Segregated liability of ICAV sub-funds<text:bookmark-end text:name="toc_book_53"/></text:p>
      <text:p text:style-name="section"><text:hidden-text text:condition="ooow:" text:string-value="P29:L19" text:is-hidden="true"/><text:reference-mark-start text:name="sectionnumber_36"/><text:span text:style-name="T9"><text:sequence text:ref-name="refsectionnumber34" text:name="sectionnumber" text:formula="ooow:sectionnumber+1" style:num-format="1">35</text:sequence></text:span><text:reference-mark-end text:name="sectionnumber_36"/><text:span text:style-name="T9">.</text:span><text:tab/>Despite any enactment or rule of law to the contrary⁠—</text:p>
      <text:p text:style-name="paragraph"><text:hidden-text text:condition="ooow:" text:string-value="P29:L20" text:is-hidden="true"/><text:tab/><text:reference-mark-start text:name="paragraphnumber_111"/>(<text:sequence text:ref-name="refparagraphnumber79" text:name="paragraphnumber" text:formula="ooow:1" style:num-format="a">a</text:sequence>)<text:reference-mark-end text:name="paragraphnumber_111"/><text:tab/>any liability incurred on behalf of or attributable to any sub-fund of an umbrella <text:hidden-text text:condition="ooow:" text:string-value="P29:L21" text:is-hidden="true"/>fund shall be discharged solely out of the assets of that sub-fund, and</text:p>
      <text:p text:style-name="paragraph"><text:hidden-text text:condition="ooow:" text:string-value="P29:L22" text:is-hidden="true"/><text:tab/><text:reference-mark-start text:name="paragraphnumber_112"/>(<text:sequence text:ref-name="refparagraphnumber80" text:name="paragraphnumber" text:formula="ooow:paragraphnumber+1" style:num-format="a">b</text:sequence>)<text:reference-mark-end text:name="paragraphnumber_112"/><text:tab/>no umbrella fund or any director, receiver, liquidator, provisional liquidator or <text:hidden-text text:condition="ooow:" text:string-value="P29:L23" text:is-hidden="true"/>other person shall apply, or be obliged to apply, the assets of any such sub-fund in <text:hidden-text text:condition="ooow:" text:string-value="P29:L24" text:is-hidden="true"/>satisfaction of any liability incurred on behalf of or attributable to any other sub-<text:hidden-text text:condition="ooow:" text:string-value="P29:L25" text:is-hidden="true"/>fund of the same umbrella fund.</text:p>
      <text:p text:style-name="shouldernote"><text:bookmark-start text:name="toc_book_54"/><text:hidden-text text:condition="ooow:" text:string-value="P29:L26" text:is-hidden="true"/>Requirements to be complied with by, and other matters respecting, an umbrella fund<text:bookmark-end text:name="toc_book_54"/></text:p>
      <text:p text:style-name="subsection"><text:hidden-text text:condition="ooow:" text:string-value="P29:L27" text:is-hidden="true"/><text:reference-mark-start text:name="sectionnumber_37"/><text:span text:style-name="T9"><text:sequence text:ref-name="refsectionnumber35" text:name="sectionnumber" text:formula="ooow:sectionnumber+1" style:num-format="1">36</text:sequence></text:span><text:reference-mark-end text:name="sectionnumber_37"/><text:span text:style-name="T9">.</text:span><text:tab/><text:reference-mark-start text:name="subsectionnumber_121"/>(<text:sequence text:ref-name="refsubsectionnumber116" text:name="subsectionnumber" style:num-format="1">1</text:sequence>)<text:reference-mark-end text:name="subsectionnumber_121"/><text:tab/>An umbrella fund to which <text:span text:style-name="T3">section </text:span><text:span text:style-name="T3"><text:reference-ref text:reference-format="text" text:ref-name="sectionnumber_36">35</text:reference-ref></text:span> applies shall⁠—</text:p>
      <text:p text:style-name="paragraph"><text:hidden-text text:condition="ooow:" text:string-value="P29:L28" text:is-hidden="true"/><text:tab/><text:reference-mark-start text:name="paragraphnumber_113"/>(<text:sequence text:ref-name="refparagraphnumber81" text:name="paragraphnumber" text:formula="ooow:1" style:num-format="a">a</text:sequence>)<text:reference-mark-end text:name="paragraphnumber_113"/><text:tab/>ensure that the words “An umbrella fund with segregated liability between sub-<text:hidden-text text:condition="ooow:" text:string-value="P29:L29" text:is-hidden="true"/>funds” are included in all its letterheads and in any agreement entered into by it <text:hidden-text text:condition="ooow:" text:string-value="P29:L30" text:is-hidden="true"/>in writing with a third party, and</text:p>
      <text:p text:style-name="paragraph"><text:hidden-text text:condition="ooow:" text:string-value="P29:L31" text:is-hidden="true"/><text:tab/><text:reference-mark-start text:name="paragraphnumber_114"/>(<text:sequence text:ref-name="refparagraphnumber82" text:name="paragraphnumber" text:formula="ooow:paragraphnumber+1" style:num-format="a">b</text:sequence>)<text:reference-mark-end text:name="paragraphnumber_114"/><text:tab/>disclose to a third party that it is a segregated liability umbrella fund before it <text:hidden-text text:condition="ooow:" text:string-value="P29:L32" text:is-hidden="true"/>enters into an oral contract with the third party.</text:p>
      <text:p text:style-name="subsection"><text:hidden-text text:condition="ooow:" text:string-value="P29:L33" text:is-hidden="true"/><text:tab/><text:reference-mark-start text:name="subsectionnumber_122"/>(<text:sequence text:ref-name="refsubsectionnumber117" text:name="subsectionnumber" text:formula="ooow:subsectionnumber+1" style:num-format="1">2</text:sequence>)<text:reference-mark-end text:name="subsectionnumber_122"/><text:tab/>If an umbrella fund fails to comply with <text:span text:style-name="T3">subsection </text:span><text:span text:style-name="T3"><text:reference-ref text:reference-format="text" text:ref-name="subsectionnumber_121">(1)</text:reference-ref></text:span><text:span text:style-name="T3"><text:reference-ref text:reference-format="text" text:ref-name="paragraphnumber_113">(a)</text:reference-ref></text:span> or <text:span text:style-name="T3"><text:reference-ref text:reference-format="text" text:ref-name="paragraphnumber_114">(b)</text:reference-ref></text:span>, the umbrella fund <text:hidden-text text:condition="ooow:" text:string-value="P29:L34" text:is-hidden="true"/>and any officer of it who is in default commits a category 3 offence.</text:p>
      <text:p text:style-name="subsection"><text:hidden-text text:condition="ooow:" text:string-value="P29:L35" text:is-hidden="true"/><text:tab/><text:reference-mark-start text:name="subsectionnumber_124"/>(<text:sequence text:ref-name="refsubsectionnumber118" text:name="subsectionnumber" text:formula="ooow:subsectionnumber+1" style:num-format="1">3</text:sequence>)<text:reference-mark-end text:name="subsectionnumber_124"/><text:tab/>There shall be implied in every contract, agreement, arrangement or transaction <text:hidden-text text:condition="ooow:" text:string-value="P29:L36" text:is-hidden="true"/>entered into by an umbrella fund to which <text:span text:style-name="T5">section </text:span><text:span text:style-name="T5"><text:reference-ref text:reference-format="text" text:ref-name="sectionnumber_36">35</text:reference-ref></text:span> applies the following terms:</text:p>
      <text:p text:style-name="paragraph"><text:soft-page-break/><text:hidden-text text:condition="ooow:" text:string-value="P30:L1" text:is-hidden="true"/><text:tab/><text:reference-mark-start text:name="paragraphnumber_115"/>(<text:sequence text:ref-name="refparagraphnumber83" text:name="paragraphnumber" text:formula="ooow:1" style:num-format="a">a</text:sequence>)<text:reference-mark-end text:name="paragraphnumber_115"/><text:tab/>the party or parties contracting with the umbrella fund shall not seek, whether in <text:hidden-text text:condition="ooow:" text:string-value="P30:L2" text:is-hidden="true"/>any proceedings or by any other means whatsoever or wherever, to have recourse <text:hidden-text text:condition="ooow:" text:string-value="P30:L3" text:is-hidden="true"/>to any assets of any sub-fund of the umbrella fund in the discharge of all or any <text:hidden-text text:condition="ooow:" text:string-value="P30:L4" text:is-hidden="true"/>part of a liability which was not incurred on behalf of that sub-fund;</text:p>
      <text:p text:style-name="paragraph"><text:hidden-text text:condition="ooow:" text:string-value="P30:L5" text:is-hidden="true"/><text:tab/><text:reference-mark-start text:name="paragraphnumber_116"/>(<text:sequence text:ref-name="refparagraphnumber84" text:name="paragraphnumber" text:formula="ooow:paragraphnumber+1" style:num-format="a">b</text:sequence>)<text:reference-mark-end text:name="paragraphnumber_116"/><text:tab/>if any party contracting with the umbrella fund shall succeed by any means <text:hidden-text text:condition="ooow:" text:string-value="P30:L6" text:is-hidden="true"/>whatsoever or wherever in having recourse to any assets of any sub-fund of the <text:hidden-text text:condition="ooow:" text:string-value="P30:L7" text:is-hidden="true"/>umbrella fund in the discharge of all or any part of a liability which was not <text:hidden-text text:condition="ooow:" text:string-value="P30:L8" text:is-hidden="true"/>incurred on behalf of that sub-fund, that party shall be liable to the umbrella fund <text:hidden-text text:condition="ooow:" text:string-value="P30:L9" text:is-hidden="true"/>to pay a sum equal to the value of the benefit thereby obtained by it;</text:p>
      <text:p text:style-name="paragraph"><text:hidden-text text:condition="ooow:" text:string-value="P30:L10" text:is-hidden="true"/><text:tab/><text:reference-mark-start text:name="paragraphnumber_117"/>(<text:sequence text:ref-name="refparagraphnumber85" text:name="paragraphnumber" text:formula="ooow:paragraphnumber+1" style:num-format="a">c</text:sequence>)<text:reference-mark-end text:name="paragraphnumber_117"/><text:tab/>if any party contracting with the umbrella fund shall succeed in seizing or <text:hidden-text text:condition="ooow:" text:string-value="P30:L11" text:is-hidden="true"/>attaching by any means, or otherwise levying execution against, any assets of a <text:hidden-text text:condition="ooow:" text:string-value="P30:L12" text:is-hidden="true"/>sub-fund of an umbrella fund in respect of a liability which was not incurred on <text:hidden-text text:condition="ooow:" text:string-value="P30:L13" text:is-hidden="true"/>behalf of that sub-fund, that party shall hold those assets or the direct or indirect <text:hidden-text text:condition="ooow:" text:string-value="P30:L14" text:is-hidden="true"/>proceeds of the sale of such assets on trust for the umbrella fund and shall keep <text:hidden-text text:condition="ooow:" text:string-value="P30:L15" text:is-hidden="true"/>those assets or proceeds separate and identifiable as such trust property.</text:p>
      <text:p text:style-name="subsection"><text:hidden-text text:condition="ooow:" text:string-value="P30:L16" text:is-hidden="true"/><text:tab/><text:reference-mark-start text:name="subsectionnumber_125"/>(<text:sequence text:ref-name="refsubsectionnumber119" text:name="subsectionnumber" text:formula="ooow:subsectionnumber+1" style:num-format="1">4</text:sequence>)<text:reference-mark-end text:name="subsectionnumber_125"/><text:tab/>All sums recovered by an umbrella fund as a result of any such trust as is described in <text:hidden-text text:condition="ooow:" text:string-value="P30:L17" text:is-hidden="true"/><text:span text:style-name="T3">subsection </text:span><text:span text:style-name="T3"><text:reference-ref text:reference-format="text" text:ref-name="subsectionnumber_124">(3)</text:reference-ref></text:span><text:span text:style-name="T3"><text:reference-ref text:reference-format="text" text:ref-name="paragraphnumber_117">(c)</text:reference-ref></text:span> shall be credited against any concurrent liability pursuant to the <text:hidden-text text:condition="ooow:" text:string-value="P30:L18" text:is-hidden="true"/>implied term set out in <text:span text:style-name="T3">subsection </text:span><text:span text:style-name="T3"><text:reference-ref text:reference-format="text" text:ref-name="subsectionnumber_124">(3)</text:reference-ref></text:span><text:span text:style-name="T3"><text:reference-ref text:reference-format="text" text:ref-name="paragraphnumber_116">(b)</text:reference-ref></text:span>.</text:p>
      <text:p text:style-name="subsection"><text:hidden-text text:condition="ooow:" text:string-value="P30:L19" text:is-hidden="true"/><text:tab/><text:reference-mark-start text:name="subsectionnumber_126"/>(<text:sequence text:ref-name="refsubsectionnumber120" text:name="subsectionnumber" text:formula="ooow:subsectionnumber+1" style:num-format="1">5</text:sequence>)<text:reference-mark-end text:name="subsectionnumber_126"/><text:tab/>Any asset or sum recovered by an umbrella fund pursuant to the implied term set out <text:hidden-text text:condition="ooow:" text:string-value="P30:L20" text:is-hidden="true"/>in <text:span text:style-name="T3">paragraph </text:span><text:span text:style-name="T3"><text:reference-ref text:reference-format="text" text:ref-name="paragraphnumber_116">(b)</text:reference-ref></text:span> or <text:span text:style-name="T3"><text:reference-ref text:reference-format="text" text:ref-name="paragraphnumber_117">(c)</text:reference-ref></text:span> of <text:span text:style-name="T3">subsection </text:span><text:span text:style-name="T3"><text:reference-ref text:reference-format="text" text:ref-name="subsectionnumber_124">(3)</text:reference-ref></text:span> or by any other means whatsoever or <text:hidden-text text:condition="ooow:" text:string-value="P30:L21" text:is-hidden="true"/>wherever in the events referred to in those paragraphs shall, after the deduction or <text:hidden-text text:condition="ooow:" text:string-value="P30:L22" text:is-hidden="true"/>payment of any costs of recovery, be applied so as to compensate the sub-fund <text:hidden-text text:condition="ooow:" text:string-value="P30:L23" text:is-hidden="true"/>affected.</text:p>
      <text:p text:style-name="subsection"><text:hidden-text text:condition="ooow:" text:string-value="P30:L24" text:is-hidden="true"/><text:tab/><text:reference-mark-start text:name="subsectionnumber_127"/>(<text:sequence text:ref-name="refsubsectionnumber121" text:name="subsectionnumber" text:formula="ooow:subsectionnumber+1" style:num-format="1">6</text:sequence>)<text:reference-mark-end text:name="subsectionnumber_127"/><text:tab/>In the event that assets attributable to a sub-fund to which <text:span text:style-name="T3">section </text:span><text:span text:style-name="T3"><text:reference-ref text:reference-format="text" text:ref-name="sectionnumber_36">35</text:reference-ref></text:span> applies are taken <text:hidden-text text:condition="ooow:" text:string-value="P30:L25" text:is-hidden="true"/>in execution of a liability not attributable to that sub-fund, and in so far as such assets <text:hidden-text text:condition="ooow:" text:string-value="P30:L26" text:is-hidden="true"/>or compensation in respect thereof cannot otherwise be restored to that sub-fund <text:hidden-text text:condition="ooow:" text:string-value="P30:L27" text:is-hidden="true"/>affected, the directors of the umbrella fund, with the consent of the depositary, shall <text:hidden-text text:condition="ooow:" text:string-value="P30:L28" text:is-hidden="true"/>certify or cause to be certified, the value of the assets lost to the sub-fund affected and <text:hidden-text text:condition="ooow:" text:string-value="P30:L29" text:is-hidden="true"/>transfer or pay from the assets of the sub-fund or sub-funds to which the liability was <text:hidden-text text:condition="ooow:" text:string-value="P30:L30" text:is-hidden="true"/>attributable, in priority to all other claims against such sub-fund or sub-funds, assets <text:hidden-text text:condition="ooow:" text:string-value="P30:L31" text:is-hidden="true"/>or sums sufficient to restore to the sub-fund affected, the value of the assets or sums <text:hidden-text text:condition="ooow:" text:string-value="P30:L32" text:is-hidden="true"/>lost to it.</text:p>
      <text:p text:style-name="shouldernote"><text:bookmark-start text:name="toc_book_55"/><text:hidden-text text:condition="ooow:" text:string-value="P30:L33" text:is-hidden="true"/>Further matters about umbrella funds<text:bookmark-end text:name="toc_book_55"/></text:p>
      <text:p text:style-name="subsection"><text:hidden-text text:condition="ooow:" text:string-value="P30:L34" text:is-hidden="true"/><text:reference-mark-start text:name="sectionnumber_38"/><text:span text:style-name="T9"><text:sequence text:ref-name="refsectionnumber36" text:name="sectionnumber" text:formula="ooow:sectionnumber+1" style:num-format="1">37</text:sequence></text:span><text:reference-mark-end text:name="sectionnumber_38"/><text:span text:style-name="T9">.</text:span><text:tab/><text:reference-mark-start text:name="subsectionnumber_128"/>(<text:sequence text:ref-name="refsubsectionnumber122" text:name="subsectionnumber" style:num-format="1">1</text:sequence>)<text:reference-mark-end text:name="subsectionnumber_128"/><text:tab/>Without prejudice to the other provisions of this Chapter, a sub-fund of an umbrella <text:hidden-text text:condition="ooow:" text:string-value="P30:L35" text:is-hidden="true"/>fund is not a legal person separate from that umbrella fund, but an umbrella fund may <text:hidden-text text:condition="ooow:" text:string-value="P30:L36" text:is-hidden="true"/>sue and be sued in respect of a particular sub-fund and may exercise the same rights <text:hidden-text text:condition="ooow:" text:string-value="P30:L37" text:is-hidden="true"/>of set-off, if any, as between its sub-funds as apply at law in respect of an ICAV and <text:hidden-text text:condition="ooow:" text:string-value="P30:L38" text:is-hidden="true"/>the property of a sub-fund is subject to orders of the High Court as it would have been <text:hidden-text text:condition="ooow:" text:string-value="P30:L39" text:is-hidden="true"/>if the sub-fund were a separate legal person.</text:p>
      <text:p text:style-name="subsection"><text:hidden-text text:condition="ooow:" text:string-value="P30:L40" text:is-hidden="true"/><text:tab/><text:reference-mark-start text:name="subsectionnumber_129"/>(<text:sequence text:ref-name="refsubsectionnumber123" text:name="subsectionnumber" text:formula="ooow:subsectionnumber+1" style:num-format="1">2</text:sequence>)<text:reference-mark-end text:name="subsectionnumber_129"/><text:tab/>Nothing in this Chapter shall prevent the application of any enactment or rule of law <text:hidden-text text:condition="ooow:" text:string-value="P30:L41" text:is-hidden="true"/>which would require the application of the assets of any sub-fund in discharge of <text:hidden-text text:condition="ooow:" text:string-value="P30:L42" text:is-hidden="true"/>some or all of the liabilities of any other sub-fund on the grounds of fraud or <text:hidden-text text:condition="ooow:" text:string-value="P30:L43" text:is-hidden="true"/>misrepresentation.</text:p>
      <text:p text:style-name="subsection"><text:soft-page-break/><text:hidden-text text:condition="ooow:" text:string-value="P31:L1" text:is-hidden="true"/><text:tab/><text:reference-mark-start text:name="subsectionnumber_130"/>(<text:sequence text:ref-name="refsubsectionnumber124" text:name="subsectionnumber" text:formula="ooow:subsectionnumber+1" style:num-format="1">3</text:sequence>)<text:reference-mark-end text:name="subsectionnumber_130"/><text:tab/>A sub-fund may be wound up as if the sub-fund were a separate ICAV but, in any such <text:hidden-text text:condition="ooow:" text:string-value="P31:L2" text:is-hidden="true"/>case, the appointment of the liquidator or any provisional liquidator and the powers, <text:hidden-text text:condition="ooow:" text:string-value="P31:L3" text:is-hidden="true"/>rights, duties and responsibilities of the liquidator or any provisional liquidator shall <text:hidden-text text:condition="ooow:" text:string-value="P31:L4" text:is-hidden="true"/>be confined to the sub-fund or sub-funds which is or are being wound up.</text:p>
      <text:p text:style-name="subsection"><text:hidden-text text:condition="ooow:" text:string-value="P31:L5" text:is-hidden="true"/><text:tab/><text:reference-mark-start text:name="subsectionnumber_131"/>(<text:sequence text:ref-name="refsubsectionnumber125" text:name="subsectionnumber" text:formula="ooow:subsectionnumber+1" style:num-format="1">4</text:sequence>)<text:reference-mark-end text:name="subsectionnumber_131"/><text:tab/>For the purposes of <text:span text:style-name="T3">subsection </text:span><text:span text:style-name="T3"><text:reference-ref text:reference-format="text" text:ref-name="subsectionnumber_130">(3)</text:reference-ref></text:span>, all references in enactments relating to the <text:hidden-text text:condition="ooow:" text:string-value="P31:L6" text:is-hidden="true"/>winding up of an ICAV to one of the following words shall be read as follows:</text:p>
      <text:p text:style-name="paragraph"><text:hidden-text text:condition="ooow:" text:string-value="P31:L7" text:is-hidden="true"/><text:tab/><text:reference-mark-start text:name="paragraphnumber_118"/>(<text:sequence text:ref-name="refparagraphnumber86" text:name="paragraphnumber" text:formula="ooow:1" style:num-format="a">a</text:sequence>)<text:reference-mark-end text:name="paragraphnumber_118"/><text:tab/>“ICAV” shall be read as referring to the sub-fund or sub-funds which is or are <text:hidden-text text:condition="ooow:" text:string-value="P31:L8" text:is-hidden="true"/>being wound up;</text:p>
      <text:p text:style-name="paragraph"><text:hidden-text text:condition="ooow:" text:string-value="P31:L9" text:is-hidden="true"/><text:tab/><text:reference-mark-start text:name="paragraphnumber_119"/>(<text:sequence text:ref-name="refparagraphnumber87" text:name="paragraphnumber" text:formula="ooow:paragraphnumber+1" style:num-format="a">b</text:sequence>)<text:reference-mark-end text:name="paragraphnumber_119"/><text:tab/>a “member” or “members” shall be read as referring to the holders of the shares <text:hidden-text text:condition="ooow:" text:string-value="P31:L10" text:is-hidden="true"/>in that sub-fund or sub-funds;</text:p>
      <text:p text:style-name="paragraph"><text:hidden-text text:condition="ooow:" text:string-value="P31:L11" text:is-hidden="true"/><text:tab/><text:reference-mark-start text:name="paragraphnumber_120"/>(<text:sequence text:ref-name="refparagraphnumber88" text:name="paragraphnumber" text:formula="ooow:paragraphnumber+1" style:num-format="a">c</text:sequence>)<text:reference-mark-end text:name="paragraphnumber_120"/><text:tab/>“creditors” shall be read as referring to the creditors of that sub-fund or sub-<text:hidden-text text:condition="ooow:" text:string-value="P31:L12" text:is-hidden="true"/>funds.</text:p>
      <text:p text:style-name="partnumber"><text:bookmark-start text:name="toc_book_56"/><text:hidden-text text:condition="ooow:" text:string-value="P31:L13" text:is-hidden="true"/>PART <text:reference-mark-start text:name="partnumber_3"/><text:sequence text:ref-name="refpartnumber2" text:name="partnumber" text:formula="ooow:partnumber+1" style:num-format="1">3</text:sequence><text:bookmark-end text:name="toc_book_56"/><text:reference-mark-end text:name="partnumber_3"/></text:p>
      <text:p text:style-name="parttitle"><text:bookmark-start text:name="toc_book_57"/><text:hidden-text text:condition="ooow:" text:string-value="P31:L14" text:is-hidden="true"/>Shares and Debentures etc.<text:bookmark-end text:name="toc_book_57"/></text:p>
      <text:p text:style-name="shouldernote"><text:bookmark-start text:name="toc_book_58"/><text:hidden-text text:condition="ooow:" text:string-value="P31:L15" text:is-hidden="true"/>Power to issue shares and debentures<text:bookmark-end text:name="toc_book_58"/></text:p>
      <text:p text:style-name="subsection"><text:hidden-text text:condition="ooow:" text:string-value="P31:L16" text:is-hidden="true"/><text:reference-mark-start text:name="sectionnumber_39"/><text:span text:style-name="T9"><text:sequence text:ref-name="refsectionnumber37" text:name="sectionnumber" text:formula="ooow:sectionnumber+1" style:num-format="1">38</text:sequence></text:span><text:reference-mark-end text:name="sectionnumber_39"/><text:span text:style-name="T9">.</text:span><text:tab/><text:reference-mark-start text:name="subsectionnumber_132"/>(<text:sequence text:ref-name="refsubsectionnumber126" text:name="subsectionnumber" style:num-format="1">1</text:sequence>)<text:reference-mark-end text:name="subsectionnumber_132"/><text:tab/>An ICAV may issue shares and debentures according to its instrument of <text:hidden-text text:condition="ooow:" text:string-value="P31:L17" text:is-hidden="true"/>incorporation, its prospectus, Bank regulations and conditions imposed under <text:span text:style-name="T3">section </text:span><text:span text:style-name="T3"><text:hidden-text text:condition="ooow:" text:string-value="P31:L18" text:is-hidden="true"/></text:span><text:span text:style-name="T3"><text:reference-ref text:reference-format="text" text:ref-name="sectionnumber_27">27</text:reference-ref></text:span>.</text:p>
      <text:p text:style-name="subsection"><text:hidden-text text:condition="ooow:" text:string-value="P31:L19" text:is-hidden="true"/><text:tab/><text:reference-mark-start text:name="subsectionnumber_133"/>(<text:sequence text:ref-name="refsubsectionnumber127" text:name="subsectionnumber" text:formula="ooow:subsectionnumber+1" style:num-format="1">2</text:sequence>)<text:reference-mark-end text:name="subsectionnumber_133"/><text:tab/>An ICAV may issue shares as fully paid up, or subscribed and partly paid up, in such <text:hidden-text text:condition="ooow:" text:string-value="P31:L20" text:is-hidden="true"/>manner as may be provided by its instrument of incorporation and in accordance with <text:hidden-text text:condition="ooow:" text:string-value="P31:L21" text:is-hidden="true"/>its prospectus, Bank regulations and conditions imposed under <text:span text:style-name="T3">section </text:span><text:span text:style-name="T3"><text:reference-ref text:reference-format="text" text:ref-name="sectionnumber_27">27</text:reference-ref></text:span>.</text:p>
      <text:p text:style-name="subsection"><text:hidden-text text:condition="ooow:" text:string-value="P31:L22" text:is-hidden="true"/><text:tab/><text:reference-mark-start text:name="subsectionnumber_134"/>(<text:sequence text:ref-name="refsubsectionnumber128" text:name="subsectionnumber" text:formula="ooow:subsectionnumber+1" style:num-format="1">3</text:sequence>)<text:reference-mark-end text:name="subsectionnumber_134"/><text:tab/>An ICAV may issue more than one class of shares, and may create more than one sub-<text:hidden-text text:condition="ooow:" text:string-value="P31:L23" text:is-hidden="true"/>fund, in accordance with its instrument of incorporation, its prospectus, Bank <text:hidden-text text:condition="ooow:" text:string-value="P31:L24" text:is-hidden="true"/>regulations and conditions imposed under <text:span text:style-name="T3">section </text:span><text:span text:style-name="T3"><text:reference-ref text:reference-format="text" text:ref-name="sectionnumber_27">27</text:reference-ref></text:span>.</text:p>
      <text:p text:style-name="subsection"><text:hidden-text text:condition="ooow:" text:string-value="P31:L25" text:is-hidden="true"/><text:tab/><text:reference-mark-start text:name="subsectionnumber_135"/>(<text:sequence text:ref-name="refsubsectionnumber129" text:name="subsectionnumber" text:formula="ooow:subsectionnumber+1" style:num-format="1">4</text:sequence>)<text:reference-mark-end text:name="subsectionnumber_135"/><text:tab/>The assets of an ICAV shall belong exclusively to the ICAV and no shareholder has <text:hidden-text text:condition="ooow:" text:string-value="P31:L26" text:is-hidden="true"/>any interest in the assets of the ICAV.</text:p>
      <text:p text:style-name="subsection"><text:hidden-text text:condition="ooow:" text:string-value="P31:L27" text:is-hidden="true"/><text:tab/><text:reference-mark-start text:name="subsectionnumber_136"/>(<text:sequence text:ref-name="refsubsectionnumber130" text:name="subsectionnumber" text:formula="ooow:subsectionnumber+1" style:num-format="1">5</text:sequence>)<text:reference-mark-end text:name="subsectionnumber_136"/><text:tab/>The rights which attach to each share of an ICAV of any given class are the following:</text:p>
      <text:p text:style-name="paragraph"><text:hidden-text text:condition="ooow:" text:string-value="P31:L28" text:is-hidden="true"/><text:tab/><text:reference-mark-start text:name="paragraphnumber_121"/>(<text:sequence text:ref-name="refparagraphnumber89" text:name="paragraphnumber" text:formula="ooow:1" style:num-format="a">a</text:sequence>)<text:reference-mark-end text:name="paragraphnumber_121"/><text:tab/>the right, in accordance with the instrument of incorporation of the ICAV, to <text:hidden-text text:condition="ooow:" text:string-value="P31:L29" text:is-hidden="true"/>participate in or receive profits or income arising from the acquisition, holding, <text:hidden-text text:condition="ooow:" text:string-value="P31:L30" text:is-hidden="true"/>management or disposal of assets of the ICAV;</text:p>
      <text:p text:style-name="paragraph"><text:hidden-text text:condition="ooow:" text:string-value="P31:L31" text:is-hidden="true"/><text:tab/><text:reference-mark-start text:name="paragraphnumber_122"/>(<text:sequence text:ref-name="refparagraphnumber90" text:name="paragraphnumber" text:formula="ooow:paragraphnumber+1" style:num-format="a">b</text:sequence>)<text:reference-mark-end text:name="paragraphnumber_122"/><text:tab/>the right, in accordance with the instrument of incorporation of the ICAV, to vote <text:hidden-text text:condition="ooow:" text:string-value="P31:L32" text:is-hidden="true"/>at any general meeting of the ICAV or at any meeting of shareholders of that class <text:hidden-text text:condition="ooow:" text:string-value="P31:L33" text:is-hidden="true"/>of shares;</text:p>
      <text:p text:style-name="paragraph"><text:hidden-text text:condition="ooow:" text:string-value="P31:L34" text:is-hidden="true"/><text:tab/><text:reference-mark-start text:name="paragraphnumber_123"/>(<text:sequence text:ref-name="refparagraphnumber91" text:name="paragraphnumber" text:formula="ooow:paragraphnumber+1" style:num-format="a">c</text:sequence>)<text:reference-mark-end text:name="paragraphnumber_123"/><text:tab/>such other rights as may be provided for in the instrument of incorporation of <text:tab/><text:hidden-text text:condition="ooow:" text:string-value="P31:L35" text:is-hidden="true"/>the ICAV in relation to shares of that class, subject to Bank regulations and <text:hidden-text text:condition="ooow:" text:string-value="P31:L36" text:is-hidden="true"/>conditions imposed under <text:span text:style-name="T3">section </text:span><text:span text:style-name="T3"><text:reference-ref text:reference-format="text" text:ref-name="sectionnumber_27">27</text:reference-ref></text:span>.</text:p>
      <text:p text:style-name="subsection"><text:soft-page-break/><text:hidden-text text:condition="ooow:" text:string-value="P32:L1" text:is-hidden="true"/><text:tab/><text:reference-mark-start text:name="subsectionnumber_137"/>(<text:sequence text:ref-name="refsubsectionnumber131" text:name="subsectionnumber" text:formula="ooow:subsectionnumber+1" style:num-format="1">6</text:sequence>)<text:reference-mark-end text:name="subsectionnumber_137"/><text:tab/>In respect of any class of shares, the rights referred to in <text:span text:style-name="T3">subsection </text:span><text:span text:style-name="T3"><text:reference-ref text:reference-format="text" text:ref-name="subsectionnumber_136">(5)</text:reference-ref></text:span> may, if the <text:hidden-text text:condition="ooow:" text:string-value="P32:L2" text:is-hidden="true"/>instrument of incorporation of the ICAV so provides, be expressed in one or more <text:hidden-text text:condition="ooow:" text:string-value="P32:L3" text:is-hidden="true"/>denominations.</text:p>
      <text:p text:style-name="shouldernote"><text:bookmark-start text:name="toc_book_59"/><text:hidden-text text:condition="ooow:" text:string-value="P32:L4" text:is-hidden="true"/>Share certificates<text:bookmark-end text:name="toc_book_59"/></text:p>
      <text:p text:style-name="subsection"><text:hidden-text text:condition="ooow:" text:string-value="P32:L5" text:is-hidden="true"/><text:reference-mark-start text:name="sectionnumber_40"/><text:span text:style-name="T9"><text:sequence text:ref-name="refsectionnumber38" text:name="sectionnumber" text:formula="ooow:sectionnumber+1" style:num-format="1">39</text:sequence></text:span><text:reference-mark-end text:name="sectionnumber_40"/><text:span text:style-name="T9">.</text:span><text:tab/><text:reference-mark-start text:name="subsectionnumber_138"/>(<text:sequence text:ref-name="refsubsectionnumber132" text:name="subsectionnumber" style:num-format="1">1</text:sequence>)<text:reference-mark-end text:name="subsectionnumber_138"/><text:tab/>Subject to <text:span text:style-name="T3">subsection </text:span><text:span text:style-name="T3"><text:reference-ref text:reference-format="text" text:ref-name="subsectionnumber_140">(3)</text:reference-ref></text:span><text:span text:style-name="T3">,</text:span> to Bank regulations and conditions imposed under <text:span text:style-name="T3">section </text:span><text:span text:style-name="T3"><text:hidden-text text:condition="ooow:" text:string-value="P32:L6" text:is-hidden="true"/></text:span><text:span text:style-name="T3"><text:reference-ref text:reference-format="text" text:ref-name="sectionnumber_27">27</text:reference-ref></text:span>, an ICAV shall prepare and have ready for delivery the certificates of all shares and <text:hidden-text text:condition="ooow:" text:string-value="P32:L7" text:is-hidden="true"/>debentures allotted or transferred, in accordance with its instrument of incorporation.</text:p>
      <text:p text:style-name="subsection"><text:hidden-text text:condition="ooow:" text:string-value="P32:L8" text:is-hidden="true"/><text:tab/><text:reference-mark-start text:name="subsectionnumber_139"/>(<text:sequence text:ref-name="refsubsectionnumber133" text:name="subsectionnumber" text:formula="ooow:subsectionnumber+1" style:num-format="1">2</text:sequence>)<text:reference-mark-end text:name="subsectionnumber_139"/><text:tab/>In <text:span text:style-name="T3">subsection </text:span><text:span text:style-name="T3"><text:reference-ref text:reference-format="text" text:ref-name="subsectionnumber_138">(1)</text:reference-ref></text:span> “transfer” means a transfer that is (where appropriate) duly stamped <text:hidden-text text:condition="ooow:" text:string-value="P32:L9" text:is-hidden="true"/>and is otherwise valid, and does not include such a transfer as the ICAV is, for any <text:hidden-text text:condition="ooow:" text:string-value="P32:L10" text:is-hidden="true"/>reason, entitled to refuse to register and does not register.</text:p>
      <text:p text:style-name="subsection"><text:hidden-text text:condition="ooow:" text:string-value="P32:L11" text:is-hidden="true"/><text:tab/><text:reference-mark-start text:name="subsectionnumber_140"/>(<text:sequence text:ref-name="refsubsectionnumber134" text:name="subsectionnumber" text:formula="ooow:subsectionnumber+1" style:num-format="1">3</text:sequence>)<text:reference-mark-end text:name="subsectionnumber_140"/><text:tab/><text:span text:style-name="T3">Subsection </text:span><text:span text:style-name="T3"><text:reference-ref text:reference-format="text" text:ref-name="subsectionnumber_138">(1)</text:reference-ref></text:span> does not require an ICAV to prepare share certificates in the following <text:hidden-text text:condition="ooow:" text:string-value="P32:L12" text:is-hidden="true"/>circumstances:</text:p>
      <text:p text:style-name="paragraph"><text:hidden-text text:condition="ooow:" text:string-value="P32:L13" text:is-hidden="true"/><text:tab/><text:reference-mark-start text:name="paragraphnumber_124"/>(<text:sequence text:ref-name="refparagraphnumber92" text:name="paragraphnumber" text:formula="ooow:1" style:num-format="a">a</text:sequence>)<text:reference-mark-end text:name="paragraphnumber_124"/><text:tab/>where the ICAV’s instrument of incorporation states that share certificates will <text:hidden-text text:condition="ooow:" text:string-value="P32:L14" text:is-hidden="true"/>not be issued and contains provision for the issue of written confirmations of <text:hidden-text text:condition="ooow:" text:string-value="P32:L15" text:is-hidden="true"/>entry in the register of members;</text:p>
      <text:p text:style-name="paragraph"><text:hidden-text text:condition="ooow:" text:string-value="P32:L16" text:is-hidden="true"/><text:tab/><text:reference-mark-start text:name="paragraphnumber_125"/>(<text:sequence text:ref-name="refparagraphnumber93" text:name="paragraphnumber" text:formula="ooow:paragraphnumber+1" style:num-format="a">b</text:sequence>)<text:reference-mark-end text:name="paragraphnumber_125"/><text:tab/>where the shareholder has indicated to the ICAV in writing that the shareholder <text:hidden-text text:condition="ooow:" text:string-value="P32:L17" text:is-hidden="true"/>does not wish to receive a certificate.</text:p>
      <text:p text:style-name="subsection"><text:hidden-text text:condition="ooow:" text:string-value="P32:L18" text:is-hidden="true"/><text:tab/><text:reference-mark-start text:name="subsectionnumber_77"/>(<text:sequence text:ref-name="refsubsectionnumber135" text:name="subsectionnumber" text:formula="ooow:subsectionnumber+1" style:num-format="1">4</text:sequence>)<text:reference-mark-end text:name="subsectionnumber_77"/><text:tab/>If an ICAV fails to comply with <text:span text:style-name="T6">subsection </text:span><text:span text:style-name="T6"><text:reference-ref text:reference-format="text" text:ref-name="subsectionnumber_138">(1)</text:reference-ref></text:span> the ICAV and any officer of it who is in <text:hidden-text text:condition="ooow:" text:string-value="P32:L19" text:is-hidden="true"/>default commits a category 3 offence.</text:p>
      <text:p text:style-name="shouldernote"><text:bookmark-start text:name="toc_book_60"/><text:hidden-text text:condition="ooow:" text:string-value="P32:L20" text:is-hidden="true"/>Evidence of share certificate<text:bookmark-end text:name="toc_book_60"/></text:p>
      <text:p text:style-name="section"><text:hidden-text text:condition="ooow:" text:string-value="P32:L21" text:is-hidden="true"/><text:reference-mark-start text:name="sectionnumber_41"/><text:span text:style-name="T9"><text:sequence text:ref-name="refsectionnumber39" text:name="sectionnumber" text:formula="ooow:sectionnumber+1" style:num-format="1">40</text:sequence></text:span><text:reference-mark-end text:name="sectionnumber_41"/><text:span text:style-name="T9">.</text:span><text:tab/>A certificate under the common seal of an ICAV, or the seal kept by an ICAV pursuant to <text:hidden-text text:condition="ooow:" text:string-value="P32:L22" text:is-hidden="true"/><text:span text:style-name="T3">section </text:span><text:span text:style-name="T3"><text:reference-ref text:reference-format="text" text:ref-name="sectionnumber_35">34</text:reference-ref></text:span>, specifying any shares held by any member shall be <text:span text:style-name="T4">prima facie </text:span>evidence of <text:hidden-text text:condition="ooow:" text:string-value="P32:L23" text:is-hidden="true"/>the title of the member to the shares.</text:p>
      <text:p text:style-name="shouldernote"><text:bookmark-start text:name="toc_book_61"/><text:hidden-text text:condition="ooow:" text:string-value="P32:L24" text:is-hidden="true"/>Nature of shareholding<text:bookmark-end text:name="toc_book_61"/></text:p>
      <text:p text:style-name="section"><text:hidden-text text:condition="ooow:" text:string-value="P32:L25" text:is-hidden="true"/><text:reference-mark-start text:name="sectionnumber_42"/><text:span text:style-name="T9"><text:sequence text:ref-name="refsectionnumber40" text:name="sectionnumber" text:formula="ooow:sectionnumber+1" style:num-format="1">41</text:sequence></text:span><text:reference-mark-end text:name="sectionnumber_42"/><text:span text:style-name="T9">.</text:span><text:tab/>The shares or other interest of any member in an ICAV shall be personal property, <text:hidden-text text:condition="ooow:" text:string-value="P32:L26" text:is-hidden="true"/>transferable, subject to the provisions of this Act, Bank regulations and conditions <text:hidden-text text:condition="ooow:" text:string-value="P32:L27" text:is-hidden="true"/>imposed under <text:span text:style-name="T3">section </text:span><text:span text:style-name="T3"><text:reference-ref text:reference-format="text" text:ref-name="sectionnumber_27">27</text:reference-ref></text:span>, in a manner provided by the instrument of incorporation of the <text:hidden-text text:condition="ooow:" text:string-value="P32:L28" text:is-hidden="true"/>ICAV and shall not be of the nature of real property.</text:p>
      <text:p text:style-name="shouldernote"><text:bookmark-start text:name="toc_book_62"/><text:hidden-text text:condition="ooow:" text:string-value="P32:L29" text:is-hidden="true"/>Transfer of registered shares<text:bookmark-end text:name="toc_book_62"/></text:p>
      <text:p text:style-name="subsection"><text:hidden-text text:condition="ooow:" text:string-value="P32:L30" text:is-hidden="true"/><text:reference-mark-start text:name="sectionnumber_43"/><text:span text:style-name="T9"><text:sequence text:ref-name="refsectionnumber41" text:name="sectionnumber" text:formula="ooow:sectionnumber+1" style:num-format="1">42</text:sequence></text:span><text:reference-mark-end text:name="sectionnumber_43"/><text:span text:style-name="T9">.</text:span><text:tab/><text:reference-mark-start text:name="subsectionnumber_141"/>(<text:sequence text:ref-name="refsubsectionnumber136" text:name="subsectionnumber" style:num-format="1">1</text:sequence>)<text:reference-mark-end text:name="subsectionnumber_141"/><text:tab/>Subject to <text:span text:style-name="T3">subsection </text:span><text:span text:style-name="T3"><text:reference-ref text:reference-format="text" text:ref-name="subsectionnumber_142">(2)</text:reference-ref></text:span>, and despite anything in the instrument of incorporation of <text:hidden-text text:condition="ooow:" text:string-value="P32:L31" text:is-hidden="true"/>an ICAV, it shall not be lawful for the ICAV to register a transfer of shares in or <text:hidden-text text:condition="ooow:" text:string-value="P32:L32" text:is-hidden="true"/>debentures of the ICAV unless a proper instrument of transfer has been delivered to <text:hidden-text text:condition="ooow:" text:string-value="P32:L33" text:is-hidden="true"/>the ICAV.</text:p>
      <text:p text:style-name="subsection"><text:hidden-text text:condition="ooow:" text:string-value="P32:L34" text:is-hidden="true"/><text:tab/><text:reference-mark-start text:name="subsectionnumber_142"/>(<text:sequence text:ref-name="refsubsectionnumber137" text:name="subsectionnumber" text:formula="ooow:subsectionnumber+1" style:num-format="1">2</text:sequence>)<text:reference-mark-end text:name="subsectionnumber_142"/><text:tab/>Nothing in <text:span text:style-name="T3">subsection </text:span><text:span text:style-name="T3"><text:reference-ref text:reference-format="text" text:ref-name="subsectionnumber_141">(1)</text:reference-ref></text:span> shall prejudice any power of the ICAV to register as <text:hidden-text text:condition="ooow:" text:string-value="P32:L35" text:is-hidden="true"/>shareholder or debenture holder any person to whom the right to any shares in, or <text:hidden-text text:condition="ooow:" text:string-value="P32:L36" text:is-hidden="true"/>debentures of, the ICAV has been transmitted by operation of law.</text:p>
      <text:p text:style-name="subsection"><text:hidden-text text:condition="ooow:" text:string-value="P32:L37" text:is-hidden="true"/><text:tab/><text:reference-mark-start text:name="subsectionnumber_83"/>(<text:sequence text:ref-name="refsubsectionnumber138" text:name="subsectionnumber" text:formula="ooow:subsectionnumber+1" style:num-format="1">3</text:sequence>)<text:reference-mark-end text:name="subsectionnumber_83"/><text:tab/>If an ICAV registers a transfer in contravention of this section the ICAV and any <text:hidden-text text:condition="ooow:" text:string-value="P32:L38" text:is-hidden="true"/>officer of it who is in default commits a category 3 offence.</text:p>
      <text:p text:style-name="subsection"><text:soft-page-break/><text:hidden-text text:condition="ooow:" text:string-value="P33:L1" text:is-hidden="true"/><text:tab/><text:reference-mark-start text:name="subsectionnumber_143"/>(<text:sequence text:ref-name="refsubsectionnumber139" text:name="subsectionnumber" text:formula="ooow:subsectionnumber+1" style:num-format="1">4</text:sequence>)<text:reference-mark-end text:name="subsectionnumber_143"/><text:tab/>In this section “instrument of transfer” means such evidence as is required to prove <text:hidden-text text:condition="ooow:" text:string-value="P33:L2" text:is-hidden="true"/>the right of the transferor to transfer the shares as set out in the instrument of <text:hidden-text text:condition="ooow:" text:string-value="P33:L3" text:is-hidden="true"/>incorporation of the ICAV or the prospectus of the ICAV.</text:p>
      <text:p text:style-name="shouldernote"><text:bookmark-start text:name="toc_book_63"/><text:hidden-text text:condition="ooow:" text:string-value="P33:L4" text:is-hidden="true"/>Refusal to register transfer of shares<text:bookmark-end text:name="toc_book_63"/></text:p>
      <text:p text:style-name="subsection"><text:hidden-text text:condition="ooow:" text:string-value="P33:L5" text:is-hidden="true"/><text:reference-mark-start text:name="sectionnumber_44"/><text:span text:style-name="T9"><text:sequence text:ref-name="refsectionnumber42" text:name="sectionnumber" text:formula="ooow:sectionnumber+1" style:num-format="1">43</text:sequence></text:span><text:reference-mark-end text:name="sectionnumber_44"/><text:span text:style-name="T9">.</text:span><text:tab/><text:reference-mark-start text:name="subsectionnumber_144"/>(<text:sequence text:ref-name="refsubsectionnumber140" text:name="subsectionnumber" style:num-format="1">1</text:sequence>)<text:reference-mark-end text:name="subsectionnumber_144"/><text:tab/>An ICAV may, before the end of the period of 2 months commencing with the date of <text:hidden-text text:condition="ooow:" text:string-value="P33:L6" text:is-hidden="true"/>receipt of the transfer documents relating to any transfer of shares, refuse to register <text:hidden-text text:condition="ooow:" text:string-value="P33:L7" text:is-hidden="true"/>the transfer if⁠—</text:p>
      <text:p text:style-name="paragraph"><text:hidden-text text:condition="ooow:" text:string-value="P33:L8" text:is-hidden="true"/><text:tab/><text:reference-mark-start text:name="paragraphnumber_126"/>(<text:sequence text:ref-name="refparagraphnumber94" text:name="paragraphnumber" text:formula="ooow:1" style:num-format="a">a</text:sequence>)<text:reference-mark-end text:name="paragraphnumber_126"/><text:tab/>there exists a minimum requirement as to the number or value of shares that are <text:hidden-text text:condition="ooow:" text:string-value="P33:L9" text:is-hidden="true"/>to be held by any shareholder of the ICAV and the transfer would result in either <text:hidden-text text:condition="ooow:" text:string-value="P33:L10" text:is-hidden="true"/>the transferor or transferee holding less than the required minimum, or</text:p>
      <text:p text:style-name="paragraph"><text:hidden-text text:condition="ooow:" text:string-value="P33:L11" text:is-hidden="true"/><text:tab/><text:reference-mark-start text:name="paragraphnumber_127"/>(<text:sequence text:ref-name="refparagraphnumber95" text:name="paragraphnumber" text:formula="ooow:paragraphnumber+1" style:num-format="a">b</text:sequence>)<text:reference-mark-end text:name="paragraphnumber_127"/><text:tab/>the transfer would result in a contravention of any provision of the ICAV’s <text:hidden-text text:condition="ooow:" text:string-value="P33:L12" text:is-hidden="true"/>instrument of incorporation or would produce a result inconsistent with any <text:hidden-text text:condition="ooow:" text:string-value="P33:L13" text:is-hidden="true"/>provision of the ICAV’s prospectus.</text:p>
      <text:p text:style-name="subsection"><text:hidden-text text:condition="ooow:" text:string-value="P33:L14" text:is-hidden="true"/><text:tab/><text:reference-mark-start text:name="subsectionnumber_145"/>(<text:sequence text:ref-name="refsubsectionnumber141" text:name="subsectionnumber" text:formula="ooow:subsectionnumber+1" style:num-format="1">2</text:sequence>)<text:reference-mark-end text:name="subsectionnumber_145"/><text:tab/>An ICAV shall give the transferee written notice of any refusal to register a transfer of <text:hidden-text text:condition="ooow:" text:string-value="P33:L15" text:is-hidden="true"/>shares.</text:p>
      <text:p text:style-name="subsection"><text:hidden-text text:condition="ooow:" text:string-value="P33:L16" text:is-hidden="true"/><text:tab/><text:reference-mark-start text:name="subsectionnumber_146"/>(<text:sequence text:ref-name="refsubsectionnumber142" text:name="subsectionnumber" text:formula="ooow:subsectionnumber+1" style:num-format="1">3</text:sequence>)<text:reference-mark-end text:name="subsectionnumber_146"/><text:tab/>But an ICAV is not required to register a transfer or give notice to any person of a <text:hidden-text text:condition="ooow:" text:string-value="P33:L17" text:is-hidden="true"/>refusal to register a transfer where registering the transfer or giving the notice would <text:hidden-text text:condition="ooow:" text:string-value="P33:L18" text:is-hidden="true"/>result in a contravention of any provision of law (including any law that is for the <text:hidden-text text:condition="ooow:" text:string-value="P33:L19" text:is-hidden="true"/>time being in force in a country or territory other than the State).</text:p>
      <text:p text:style-name="subsection"><text:hidden-text text:condition="ooow:" text:string-value="P33:L20" text:is-hidden="true"/><text:tab/><text:reference-mark-start text:name="subsectionnumber_90"/>(<text:sequence text:ref-name="refsubsectionnumber143" text:name="subsectionnumber" text:formula="ooow:subsectionnumber+1" style:num-format="1">4</text:sequence>)<text:reference-mark-end text:name="subsectionnumber_90"/><text:tab/>If an ICAV fails to give notice as required by <text:span text:style-name="T6">subsection </text:span><text:span text:style-name="T6"><text:reference-ref text:reference-format="text" text:ref-name="subsectionnumber_145">(2)</text:reference-ref></text:span> the ICAV and any officer <text:hidden-text text:condition="ooow:" text:string-value="P33:L21" text:is-hidden="true"/>of it who is in default commits a category 3 offence.</text:p>
      <text:p text:style-name="shouldernote"><text:bookmark-start text:name="toc_book_64"/><text:hidden-text text:condition="ooow:" text:string-value="P33:L22" text:is-hidden="true"/>Certification of transfer of shares<text:bookmark-end text:name="toc_book_64"/></text:p>
      <text:p text:style-name="subsection"><text:hidden-text text:condition="ooow:" text:string-value="P33:L23" text:is-hidden="true"/><text:reference-mark-start text:name="sectionnumber_45"/><text:span text:style-name="T9"><text:sequence text:ref-name="refsectionnumber43" text:name="sectionnumber" text:formula="ooow:sectionnumber+1" style:num-format="1">44</text:sequence></text:span><text:reference-mark-end text:name="sectionnumber_45"/><text:span text:style-name="T9">.</text:span><text:tab/><text:reference-mark-start text:name="subsectionnumber_147"/>(<text:sequence text:ref-name="refsubsectionnumber144" text:name="subsectionnumber" style:num-format="1">1</text:sequence>)<text:reference-mark-end text:name="subsectionnumber_147"/><text:tab/>The certification by an ICAV of any instrument of transfer of shares in or debentures <text:hidden-text text:condition="ooow:" text:string-value="P33:L24" text:is-hidden="true"/>of the ICAV shall be taken as a representation by the ICAV to any person acting on the <text:hidden-text text:condition="ooow:" text:string-value="P33:L25" text:is-hidden="true"/>faith of the certificate that there have been produced to the ICAV such documents as <text:hidden-text text:condition="ooow:" text:string-value="P33:L26" text:is-hidden="true"/>on the face of them show a <text:span text:style-name="T4">prima facie</text:span> title to the shares or debentures in the <text:hidden-text text:condition="ooow:" text:string-value="P33:L27" text:is-hidden="true"/>transferor named in the instrument of transfer, but not as a representation that the <text:hidden-text text:condition="ooow:" text:string-value="P33:L28" text:is-hidden="true"/>transferor has any title to the shares or debentures.</text:p>
      <text:p text:style-name="subsection"><text:hidden-text text:condition="ooow:" text:string-value="P33:L29" text:is-hidden="true"/><text:tab/><text:reference-mark-start text:name="subsectionnumber_148"/>(<text:sequence text:ref-name="refsubsectionnumber145" text:name="subsectionnumber" text:formula="ooow:subsectionnumber+1" style:num-format="1">2</text:sequence>)<text:reference-mark-end text:name="subsectionnumber_148"/><text:tab/>For the purposes of <text:span text:style-name="T3">subsection </text:span><text:span text:style-name="T3"><text:reference-ref text:reference-format="text" text:ref-name="subsectionnumber_147">(1)</text:reference-ref></text:span>, an instrument shall be deemed to be certified if⁠—</text:p>
      <text:p text:style-name="paragraph"><text:hidden-text text:condition="ooow:" text:string-value="P33:L30" text:is-hidden="true"/><text:tab/><text:reference-mark-start text:name="paragraphnumber_128"/>(<text:sequence text:ref-name="refparagraphnumber96" text:name="paragraphnumber" text:formula="ooow:1" style:num-format="a">a</text:sequence>)<text:reference-mark-end text:name="paragraphnumber_128"/><text:tab/>the instrument bears the words “certificate lodged” (or words to the same effect), <text:hidden-text text:condition="ooow:" text:string-value="P33:L31" text:is-hidden="true"/>and</text:p>
      <text:p text:style-name="paragraph"><text:hidden-text text:condition="ooow:" text:string-value="P33:L32" text:is-hidden="true"/><text:tab/><text:reference-mark-start text:name="paragraphnumber_129"/>(<text:sequence text:ref-name="refparagraphnumber97" text:name="paragraphnumber" text:formula="ooow:paragraphnumber+1" style:num-format="a">b</text:sequence>)<text:reference-mark-end text:name="paragraphnumber_129"/><text:tab/>the instrument is signed by a person acting under authority (whether express or <text:hidden-text text:condition="ooow:" text:string-value="P33:L33" text:is-hidden="true"/>implied) given by the ICAV to issue and sign such certificates.</text:p>
      <text:p text:style-name="subsection"><text:hidden-text text:condition="ooow:" text:string-value="P33:L34" text:is-hidden="true"/><text:tab/><text:reference-mark-start text:name="subsectionnumber_149"/>(<text:sequence text:ref-name="refsubsectionnumber146" text:name="subsectionnumber" text:formula="ooow:subsectionnumber+1" style:num-format="1">3</text:sequence>)<text:reference-mark-end text:name="subsectionnumber_149"/><text:tab/>For the purposes of <text:span text:style-name="T3">subsection </text:span><text:span text:style-name="T3"><text:reference-ref text:reference-format="text" text:ref-name="subsectionnumber_148">(2)</text:reference-ref></text:span>, a certificate shall be deemed to be signed by any <text:hidden-text text:condition="ooow:" text:string-value="P33:L35" text:is-hidden="true"/>person if⁠—</text:p>
      <text:p text:style-name="paragraph"><text:hidden-text text:condition="ooow:" text:string-value="P33:L36" text:is-hidden="true"/><text:tab/><text:reference-mark-start text:name="paragraphnumber_130"/>(<text:sequence text:ref-name="refparagraphnumber98" text:name="paragraphnumber" text:formula="ooow:1" style:num-format="a">a</text:sequence>)<text:reference-mark-end text:name="paragraphnumber_130"/><text:tab/>it purports to be authenticated by the person’s signature or initials (whether hand <text:hidden-text text:condition="ooow:" text:string-value="P33:L37" text:is-hidden="true"/>written or not), and</text:p>
      <text:p text:style-name="paragraph"><text:hidden-text text:condition="ooow:" text:string-value="P33:L38" text:is-hidden="true"/><text:tab/><text:reference-mark-start text:name="paragraphnumber_131"/>(<text:sequence text:ref-name="refparagraphnumber99" text:name="paragraphnumber" text:formula="ooow:paragraphnumber+1" style:num-format="a">b</text:sequence>)<text:reference-mark-end text:name="paragraphnumber_131"/><text:tab/>it is not shown that the signature or initials was or were placed there neither by <text:hidden-text text:condition="ooow:" text:string-value="P33:L39" text:is-hidden="true"/>the person nor by any person authorised to use the signature or initials for the <text:hidden-text text:condition="ooow:" text:string-value="P33:L40" text:is-hidden="true"/>purpose of certifying transfers on the ICAV’s behalf.</text:p>
      <text:p text:style-name="subsection"><text:soft-page-break/><text:hidden-text text:condition="ooow:" text:string-value="P34:L1" text:is-hidden="true"/><text:tab/><text:reference-mark-start text:name="subsectionnumber_150"/>(<text:sequence text:ref-name="refsubsectionnumber147" text:name="subsectionnumber" text:formula="ooow:subsectionnumber+1" style:num-format="1">4</text:sequence>)<text:reference-mark-end text:name="subsectionnumber_150"/><text:tab/>Where any person acts on the faith of a false certificate by an ICAV made negligently, <text:hidden-text text:condition="ooow:" text:string-value="P34:L2" text:is-hidden="true"/>the ICAV shall be under the same liability to the person as if the certificate had been <text:hidden-text text:condition="ooow:" text:string-value="P34:L3" text:is-hidden="true"/>made fraudulently.</text:p>
      <text:p text:style-name="shouldernote"><text:bookmark-start text:name="toc_book_65"/><text:hidden-text text:condition="ooow:" text:string-value="P34:L4" text:is-hidden="true"/>Transfer: supplementary<text:bookmark-end text:name="toc_book_65"/></text:p>
      <text:p text:style-name="subsection"><text:hidden-text text:condition="ooow:" text:string-value="P34:L5" text:is-hidden="true"/><text:reference-mark-start text:name="sectionnumber_46"/><text:span text:style-name="T9"><text:sequence text:ref-name="refsectionnumber44" text:name="sectionnumber" text:formula="ooow:sectionnumber+1" style:num-format="1">45</text:sequence></text:span><text:reference-mark-end text:name="sectionnumber_46"/><text:span text:style-name="T9">.</text:span><text:tab/><text:reference-mark-start text:name="subsectionnumber_151"/>(<text:sequence text:ref-name="refsubsectionnumber148" text:name="subsectionnumber" style:num-format="1">1</text:sequence>)<text:reference-mark-end text:name="subsectionnumber_151"/><text:tab/>Nothing in the preceding provisions of this Part prejudices any power of an ICAV to <text:hidden-text text:condition="ooow:" text:string-value="P34:L6" text:is-hidden="true"/>register as shareholder or debenture holder any person to whom the right to any shares <text:hidden-text text:condition="ooow:" text:string-value="P34:L7" text:is-hidden="true"/>in or debentures of the ICAV has been transmitted by operation of law.</text:p>
      <text:p text:style-name="subsection"><text:hidden-text text:condition="ooow:" text:string-value="P34:L8" text:is-hidden="true"/><text:tab/><text:reference-mark-start text:name="subsectionnumber_152"/>(<text:sequence text:ref-name="refsubsectionnumber149" text:name="subsectionnumber" text:formula="ooow:subsectionnumber+1" style:num-format="1">2</text:sequence>)<text:reference-mark-end text:name="subsectionnumber_152"/><text:tab/>A transfer of registered shares or other interest of a deceased member of an ICAV <text:hidden-text text:condition="ooow:" text:string-value="P34:L9" text:is-hidden="true"/>made by the deceased member’s personal representatives shall, although the personal <text:hidden-text text:condition="ooow:" text:string-value="P34:L10" text:is-hidden="true"/>representatives are not members of the ICAV, be as valid as if they had been such a <text:hidden-text text:condition="ooow:" text:string-value="P34:L11" text:is-hidden="true"/>member at the time of the execution of the instrument of transfer.</text:p>
      <text:p text:style-name="subsection"><text:hidden-text text:condition="ooow:" text:string-value="P34:L12" text:is-hidden="true"/><text:tab/><text:reference-mark-start text:name="subsectionnumber_153"/>(<text:sequence text:ref-name="refsubsectionnumber150" text:name="subsectionnumber" text:formula="ooow:subsectionnumber+1" style:num-format="1">3</text:sequence>)<text:reference-mark-end text:name="subsectionnumber_153"/><text:tab/>On the death of any one of the joint holders of any shares in an ICAV, the survivor is <text:hidden-text text:condition="ooow:" text:string-value="P34:L13" text:is-hidden="true"/>to be the only person recognised by the ICAV as having any title to or any interest in <text:hidden-text text:condition="ooow:" text:string-value="P34:L14" text:is-hidden="true"/>those shares.</text:p>
      <text:p text:style-name="subsection"><text:hidden-text text:condition="ooow:" text:string-value="P34:L15" text:is-hidden="true"/><text:tab/><text:reference-mark-start text:name="subsectionnumber_154"/>(<text:sequence text:ref-name="refsubsectionnumber151" text:name="subsectionnumber" text:formula="ooow:subsectionnumber+1" style:num-format="1">4</text:sequence>)<text:reference-mark-end text:name="subsectionnumber_154"/><text:tab/>The production to an ICAV of any document which is by law sufficient evidence of <text:hidden-text text:condition="ooow:" text:string-value="P34:L16" text:is-hidden="true"/>probate of the will or letters of administration of the estate of a deceased person <text:hidden-text text:condition="ooow:" text:string-value="P34:L17" text:is-hidden="true"/>having been granted to some person shall be accepted by the ICAV, despite anything <text:hidden-text text:condition="ooow:" text:string-value="P34:L18" text:is-hidden="true"/>in its instrument of incorporation, as sufficient evidence of the grant.</text:p>
      <text:p text:style-name="shouldernote"><text:bookmark-start text:name="toc_book_66"/><text:hidden-text text:condition="ooow:" text:string-value="P34:L19" text:is-hidden="true"/>Power to purchase own shares<text:bookmark-end text:name="toc_book_66"/></text:p>
      <text:p text:style-name="subsection"><text:hidden-text text:condition="ooow:" text:string-value="P34:L20" text:is-hidden="true"/><text:reference-mark-start text:name="sectionnumber_47"/><text:span text:style-name="T9"><text:sequence text:ref-name="refsectionnumber45" text:name="sectionnumber" text:formula="ooow:sectionnumber+1" style:num-format="1">46</text:sequence></text:span><text:reference-mark-end text:name="sectionnumber_47"/><text:span text:style-name="T9">.</text:span><text:tab/><text:reference-mark-start text:name="subsectionnumber_155"/>(<text:sequence text:ref-name="refsubsectionnumber152" text:name="subsectionnumber" style:num-format="1">1</text:sequence>)<text:reference-mark-end text:name="subsectionnumber_155"/><text:tab/>Subject to <text:span text:style-name="T3">subsection </text:span><text:span text:style-name="T3"><text:reference-ref text:reference-format="text" text:ref-name="subsectionnumber_156">(2)</text:reference-ref></text:span>, the purchase by an ICAV of its own shares shall be on such <text:hidden-text text:condition="ooow:" text:string-value="P34:L21" text:is-hidden="true"/>terms and in such manner as may be provided by its instrument of incorporation and <text:hidden-text text:condition="ooow:" text:string-value="P34:L22" text:is-hidden="true"/>in accordance with Bank regulations and conditions imposed under <text:span text:style-name="T3">section </text:span><text:span text:style-name="T3"><text:reference-ref text:reference-format="text" text:ref-name="sectionnumber_27">27</text:reference-ref></text:span>.</text:p>
      <text:p text:style-name="subsection"><text:hidden-text text:condition="ooow:" text:string-value="P34:L23" text:is-hidden="true"/><text:tab/><text:reference-mark-start text:name="subsectionnumber_156"/>(<text:sequence text:ref-name="refsubsectionnumber153" text:name="subsectionnumber" text:formula="ooow:subsectionnumber+1" style:num-format="1">2</text:sequence>)<text:reference-mark-end text:name="subsectionnumber_156"/><text:tab/>An ICAV shall not purchase its own shares unless they are fully paid, but nothing in <text:hidden-text text:condition="ooow:" text:string-value="P34:L24" text:is-hidden="true"/>this subsection shall prevent a purchase being made in accordance with <text:span text:style-name="T6">section </text:span><text:span text:style-name="T6"><text:reference-ref text:reference-format="text" text:ref-name="sectionnumber_48">47</text:reference-ref></text:span><text:span text:style-name="T6"><text:reference-ref text:reference-format="text" text:ref-name="subsectionnumber_159">(2)</text:reference-ref></text:span>.</text:p>
      <text:p text:style-name="subsection"><text:hidden-text text:condition="ooow:" text:string-value="P34:L25" text:is-hidden="true"/><text:tab/><text:reference-mark-start text:name="subsectionnumber_157"/>(<text:sequence text:ref-name="refsubsectionnumber154" text:name="subsectionnumber" text:formula="ooow:subsectionnumber+1" style:num-format="1">3</text:sequence>)<text:reference-mark-end text:name="subsectionnumber_157"/><text:tab/>But an ICAV is not required to create any reserve account.</text:p>
      <text:p text:style-name="subsection"><text:hidden-text text:condition="ooow:" text:string-value="P34:L26" text:is-hidden="true"/><text:tab/><text:reference-mark-start text:name="subsectionnumber_92"/>(<text:sequence text:ref-name="refsubsectionnumber155" text:name="subsectionnumber" text:formula="ooow:subsectionnumber+1" style:num-format="1">4</text:sequence>)<text:reference-mark-end text:name="subsectionnumber_92"/><text:tab/>If an ICAV fails to comply with <text:span text:style-name="T6">subsection </text:span><text:span text:style-name="T6"><text:reference-ref text:reference-format="text" text:ref-name="subsectionnumber_156">(2)</text:reference-ref></text:span> the ICAV and any officer of it who is in <text:hidden-text text:condition="ooow:" text:string-value="P34:L27" text:is-hidden="true"/>default commits a category 3 offence.</text:p>
      <text:p text:style-name="shouldernote"><text:bookmark-start text:name="toc_book_67"/><text:hidden-text text:condition="ooow:" text:string-value="P34:L28" text:is-hidden="true"/>Treatment of purchased shares<text:bookmark-end text:name="toc_book_67"/></text:p>
      <text:p text:style-name="subsection"><text:hidden-text text:condition="ooow:" text:string-value="P34:L29" text:is-hidden="true"/><text:reference-mark-start text:name="sectionnumber_48"/><text:span text:style-name="T9"><text:sequence text:ref-name="refsectionnumber46" text:name="sectionnumber" text:formula="ooow:sectionnumber+1" style:num-format="1">47</text:sequence></text:span><text:reference-mark-end text:name="sectionnumber_48"/><text:span text:style-name="T9">.</text:span><text:tab/><text:reference-mark-start text:name="subsectionnumber_158"/>(<text:sequence text:ref-name="refsubsectionnumber156" text:name="subsectionnumber" style:num-format="1">1</text:sequence>)<text:reference-mark-end text:name="subsectionnumber_158"/><text:tab/>Shares of an ICAV which have been purchased by or otherwise transferred to the <text:hidden-text text:condition="ooow:" text:string-value="P34:L30" text:is-hidden="true"/>ICAV shall be cancelled and the amount of the issued share capital of the ICAV shall <text:hidden-text text:condition="ooow:" text:string-value="P34:L31" text:is-hidden="true"/>be reduced by the amount of the consideration paid by the ICAV for the purchase or <text:hidden-text text:condition="ooow:" text:string-value="P34:L32" text:is-hidden="true"/>other transfer of the shares.</text:p>
      <text:p text:style-name="subsection"><text:hidden-text text:condition="ooow:" text:string-value="P34:L33" text:is-hidden="true"/><text:tab/><text:reference-mark-start text:name="subsectionnumber_159"/>(<text:sequence text:ref-name="refsubsectionnumber157" text:name="subsectionnumber" text:formula="ooow:subsectionnumber+1" style:num-format="1">2</text:sequence>)<text:reference-mark-end text:name="subsectionnumber_159"/><text:tab/>Despite <text:span text:style-name="T3">subsection </text:span><text:span text:style-name="T3"><text:reference-ref text:reference-format="text" text:ref-name="subsectionnumber_158">(1)</text:reference-ref></text:span>, an umbrella fund may, for the account of any of its sub-funds, <text:hidden-text text:condition="ooow:" text:string-value="P34:L34" text:is-hidden="true"/>and in accordance with conditions imposed by the Bank, acquire by subscription or <text:hidden-text text:condition="ooow:" text:string-value="P34:L35" text:is-hidden="true"/>transfer for consideration, shares of any class or classes, however described, <text:hidden-text text:condition="ooow:" text:string-value="P34:L36" text:is-hidden="true"/>representing other sub-funds of the same umbrella fund.</text:p>
      <text:p text:style-name="shouldernote"><text:bookmark-start text:name="toc_book_68"/><text:hidden-text text:condition="ooow:" text:string-value="P34:L37" text:is-hidden="true"/>Membership<text:bookmark-end text:name="toc_book_68"/></text:p>
      <text:p text:style-name="section"><text:hidden-text text:condition="ooow:" text:string-value="P34:L38" text:is-hidden="true"/><text:reference-mark-start text:name="sectionnumber_49"/><text:span text:style-name="T9"><text:sequence text:ref-name="refsectionnumber47" text:name="sectionnumber" text:formula="ooow:sectionnumber+1" style:num-format="1">48</text:sequence></text:span><text:reference-mark-end text:name="sectionnumber_49"/><text:span text:style-name="T9">.</text:span><text:tab/>Every person who agrees to become a member of an ICAV, and whose name is entered on <text:soft-page-break/><text:hidden-text text:condition="ooow:" text:string-value="P35:L1" text:is-hidden="true"/>its register of members, shall be a member of the ICAV.</text:p>
      <text:p text:style-name="shouldernote"><text:bookmark-start text:name="toc_book_69"/><text:hidden-text text:condition="ooow:" text:string-value="P35:L2" text:is-hidden="true"/>Register of members<text:bookmark-end text:name="toc_book_69"/></text:p>
      <text:p text:style-name="subsection"><text:hidden-text text:condition="ooow:" text:string-value="P35:L3" text:is-hidden="true"/><text:reference-mark-start text:name="sectionnumber_50"/><text:span text:style-name="T9"><text:sequence text:ref-name="refsectionnumber48" text:name="sectionnumber" text:formula="ooow:sectionnumber+1" style:num-format="1">49</text:sequence></text:span><text:reference-mark-end text:name="sectionnumber_50"/><text:span text:style-name="T9">.</text:span><text:tab/><text:reference-mark-start text:name="subsectionnumber_160"/>(<text:sequence text:ref-name="refsubsectionnumber158" text:name="subsectionnumber" style:num-format="1">1</text:sequence>)<text:reference-mark-end text:name="subsectionnumber_160"/><text:tab/>An ICAV shall keep a register of its members and enter in it the following particulars:</text:p>
      <text:p text:style-name="paragraph"><text:hidden-text text:condition="ooow:" text:string-value="P35:L4" text:is-hidden="true"/><text:tab/><text:reference-mark-start text:name="paragraphnumber_132"/>(<text:sequence text:ref-name="refparagraphnumber100" text:name="paragraphnumber" text:formula="ooow:1" style:num-format="a">a</text:sequence>)<text:reference-mark-end text:name="paragraphnumber_132"/><text:tab/>the names and addresses of the members and a statement of the shares held by <text:hidden-text text:condition="ooow:" text:string-value="P35:L5" text:is-hidden="true"/>each member, distinguishing each share by its number so long as the share has a <text:hidden-text text:condition="ooow:" text:string-value="P35:L6" text:is-hidden="true"/>number, the sub-fund (if any) and share class (if any) of such sub-fund to which <text:hidden-text text:condition="ooow:" text:string-value="P35:L7" text:is-hidden="true"/>the share belongs and any amount paid or agreed to be considered as paid on the <text:hidden-text text:condition="ooow:" text:string-value="P35:L8" text:is-hidden="true"/>shares held by each member;</text:p>
      <text:p text:style-name="paragraph"><text:hidden-text text:condition="ooow:" text:string-value="P35:L9" text:is-hidden="true"/><text:tab/><text:reference-mark-start text:name="paragraphnumber_133"/>(<text:sequence text:ref-name="refparagraphnumber101" text:name="paragraphnumber" text:formula="ooow:paragraphnumber+1" style:num-format="a">b</text:sequence>)<text:reference-mark-end text:name="paragraphnumber_133"/><text:tab/>the date at which each person was entered in the register as a member;</text:p>
      <text:p text:style-name="paragraph"><text:hidden-text text:condition="ooow:" text:string-value="P35:L10" text:is-hidden="true"/><text:tab/><text:reference-mark-start text:name="paragraphnumber_134"/>(<text:sequence text:ref-name="refparagraphnumber102" text:name="paragraphnumber" text:formula="ooow:paragraphnumber+1" style:num-format="a">c</text:sequence>)<text:reference-mark-end text:name="paragraphnumber_134"/><text:tab/>the date at which any person ceased to be a member.</text:p>
      <text:p text:style-name="subsection"><text:hidden-text text:condition="ooow:" text:string-value="P35:L11" text:is-hidden="true"/><text:tab/><text:reference-mark-start text:name="subsectionnumber_161"/>(<text:sequence text:ref-name="refsubsectionnumber159" text:name="subsectionnumber" text:formula="ooow:subsectionnumber+1" style:num-format="1">2</text:sequence>)<text:reference-mark-end text:name="subsectionnumber_161"/><text:tab/>The entries required under <text:span text:style-name="T3">subsection </text:span><text:span text:style-name="T3"><text:reference-ref text:reference-format="text" text:ref-name="subsectionnumber_160">(1)</text:reference-ref></text:span><text:span text:style-name="T3"><text:reference-ref text:reference-format="text" text:ref-name="paragraphnumber_132">(a)</text:reference-ref></text:span> and <text:span text:style-name="T3"><text:reference-ref text:reference-format="text" text:ref-name="paragraphnumber_133">(b)</text:reference-ref></text:span> shall be made within 2 days after <text:hidden-text text:condition="ooow:" text:string-value="P35:L12" text:is-hidden="true"/>the date of the conclusion of the agreement with the ICAV to become a member.</text:p>
      <text:p text:style-name="subsection"><text:hidden-text text:condition="ooow:" text:string-value="P35:L13" text:is-hidden="true"/><text:tab/><text:reference-mark-start text:name="subsectionnumber_162"/>(<text:sequence text:ref-name="refsubsectionnumber160" text:name="subsectionnumber" text:formula="ooow:subsectionnumber+1" style:num-format="1">3</text:sequence>)<text:reference-mark-end text:name="subsectionnumber_162"/><text:tab/>The entry required under <text:span text:style-name="T3">subsection </text:span><text:span text:style-name="T3"><text:reference-ref text:reference-format="text" text:ref-name="subsectionnumber_160">(1)</text:reference-ref></text:span><text:span text:style-name="T3"><text:reference-ref text:reference-format="text" text:ref-name="paragraphnumber_134">(c)</text:reference-ref></text:span> shall be made⁠—</text:p>
      <text:p text:style-name="paragraph"><text:hidden-text text:condition="ooow:" text:string-value="P35:L14" text:is-hidden="true"/><text:tab/><text:reference-mark-start text:name="paragraphnumber_135"/>(<text:sequence text:ref-name="refparagraphnumber103" text:name="paragraphnumber" text:formula="ooow:1" style:num-format="a">a</text:sequence>)<text:reference-mark-end text:name="paragraphnumber_135"/><text:tab/>within 2 days after the date when the person concerned ceased to be a member, or</text:p>
      <text:p text:style-name="paragraph"><text:hidden-text text:condition="ooow:" text:string-value="P35:L15" text:is-hidden="true"/><text:tab/><text:reference-mark-start text:name="paragraphnumber_136"/>(<text:sequence text:ref-name="refparagraphnumber104" text:name="paragraphnumber" text:formula="ooow:paragraphnumber+1" style:num-format="a">b</text:sequence>)<text:reference-mark-end text:name="paragraphnumber_136"/><text:tab/>if the person ceased to be a member otherwise than as a result of action by the <text:hidden-text text:condition="ooow:" text:string-value="P35:L16" text:is-hidden="true"/>ICAV, within 2 days after the date of the production to the ICAV of evidence <text:hidden-text text:condition="ooow:" text:string-value="P35:L17" text:is-hidden="true"/>satisfactory to the ICAV of the occurrence of the event whereby the person <text:hidden-text text:condition="ooow:" text:string-value="P35:L18" text:is-hidden="true"/>ceased to be a member.</text:p>
      <text:p text:style-name="subsection"><text:hidden-text text:condition="ooow:" text:string-value="P35:L19" text:is-hidden="true"/><text:tab/><text:reference-mark-start text:name="subsectionnumber_163"/>(<text:sequence text:ref-name="refsubsectionnumber161" text:name="subsectionnumber" text:formula="ooow:subsectionnumber+1" style:num-format="1">4</text:sequence>)<text:reference-mark-end text:name="subsectionnumber_163"/><text:tab/>If an ICAV fails to comply with any of <text:span text:style-name="T3">subsections </text:span><text:span text:style-name="T3"><text:reference-ref text:reference-format="text" text:ref-name="subsectionnumber_160">(1)</text:reference-ref></text:span> to <text:span text:style-name="T3"><text:reference-ref text:reference-format="text" text:ref-name="subsectionnumber_162">(3)</text:reference-ref></text:span>, the ICAV and any <text:hidden-text text:condition="ooow:" text:string-value="P35:L20" text:is-hidden="true"/>officer of it who is in default commits a category 3 offence.</text:p>
      <text:p text:style-name="shouldernote"><text:bookmark-start text:name="toc_book_70"/><text:hidden-text text:condition="ooow:" text:string-value="P35:L21" text:is-hidden="true"/>Inspection of register of members<text:bookmark-end text:name="toc_book_70"/></text:p>
      <text:p text:style-name="subsection"><text:hidden-text text:condition="ooow:" text:string-value="P35:L22" text:is-hidden="true"/><text:reference-mark-start text:name="sectionnumber_51"/><text:span text:style-name="T9"><text:sequence text:ref-name="refsectionnumber49" text:name="sectionnumber" text:formula="ooow:sectionnumber+1" style:num-format="1">50</text:sequence></text:span><text:reference-mark-end text:name="sectionnumber_51"/><text:span text:style-name="T9">.</text:span><text:tab/><text:reference-mark-start text:name="subsectionnumber_165"/>(<text:sequence text:ref-name="refsubsectionnumber162" text:name="subsectionnumber" style:num-format="1">1</text:sequence>)<text:reference-mark-end text:name="subsectionnumber_165"/><text:tab/>Subject to <text:span text:style-name="T3">subsection </text:span><text:span text:style-name="T3"><text:reference-ref text:reference-format="text" text:ref-name="subsectionnumber_166">(2)</text:reference-ref></text:span>, the register of members shall be kept available for <text:hidden-text text:condition="ooow:" text:string-value="P35:L23" text:is-hidden="true"/>inspection<text:span text:style-name="T20"> by a person entitled to inspect it</text:span>⁠—</text:p>
      <text:p text:style-name="paragraph"><text:hidden-text text:condition="ooow:" text:string-value="P35:L24" text:is-hidden="true"/><text:tab/><text:reference-mark-start text:name="paragraphnumber_137"/>(<text:sequence text:ref-name="refparagraphnumber105" text:name="paragraphnumber" text:formula="ooow:1" style:num-format="a">a</text:sequence>)<text:reference-mark-end text:name="paragraphnumber_137"/><text:tab/>at the registered office of the ICAV, or</text:p>
      <text:p text:style-name="paragraph"><text:hidden-text text:condition="ooow:" text:string-value="P35:L25" text:is-hidden="true"/><text:tab/><text:reference-mark-start text:name="paragraphnumber_138"/>(<text:sequence text:ref-name="refparagraphnumber106" text:name="paragraphnumber" text:formula="ooow:paragraphnumber+1" style:num-format="a">b</text:sequence>)<text:reference-mark-end text:name="paragraphnumber_138"/><text:tab/>at an alternative place notified to the Bank under <text:span text:style-name="T3">subsection </text:span><text:span text:style-name="T3"><text:reference-ref text:reference-format="text" text:ref-name="subsectionnumber_167">(3)</text:reference-ref></text:span> as the place <text:hidden-text text:condition="ooow:" text:string-value="P35:L26" text:is-hidden="true"/>where the register of members is kept.</text:p>
      <text:p text:style-name="subsection"><text:hidden-text text:condition="ooow:" text:string-value="P35:L27" text:is-hidden="true"/><text:tab/><text:reference-mark-start text:name="subsectionnumber_166"/>(<text:sequence text:ref-name="refsubsectionnumber163" text:name="subsectionnumber" text:formula="ooow:subsectionnumber+1" style:num-format="1">2</text:sequence>)<text:reference-mark-end text:name="subsectionnumber_166"/><text:tab/>The register of members shall not be kept at a place outside the State.</text:p>
      <text:p text:style-name="subsection"><text:hidden-text text:condition="ooow:" text:string-value="P35:L28" text:is-hidden="true"/><text:tab/><text:reference-mark-start text:name="subsectionnumber_167"/>(<text:sequence text:ref-name="refsubsectionnumber164" text:name="subsectionnumber" text:formula="ooow:subsectionnumber+1" style:num-format="1">3</text:sequence>)<text:reference-mark-end text:name="subsectionnumber_167"/><text:tab/>Subject to <text:span text:style-name="T3">subsection </text:span><text:span text:style-name="T3"><text:reference-ref text:reference-format="text" text:ref-name="subsectionnumber_93">(4)</text:reference-ref></text:span>, every ICAV shall send notice to the Bank of the place where <text:hidden-text text:condition="ooow:" text:string-value="P35:L29" text:is-hidden="true"/>its register of members is kept and of any change in that place.</text:p>
      <text:p text:style-name="subsection"><text:hidden-text text:condition="ooow:" text:string-value="P35:L30" text:is-hidden="true"/><text:tab/><text:reference-mark-start text:name="subsectionnumber_93"/>(<text:sequence text:ref-name="refsubsectionnumber165" text:name="subsectionnumber" text:formula="ooow:subsectionnumber+1" style:num-format="1">4</text:sequence>)<text:reference-mark-end text:name="subsectionnumber_93"/><text:tab/>An ICAV shall not be bound to send notice under <text:span text:style-name="T6">subsection </text:span><text:span text:style-name="T6"><text:reference-ref text:reference-format="text" text:ref-name="subsectionnumber_167">(3)</text:reference-ref></text:span> where the register <text:hidden-text text:condition="ooow:" text:string-value="P35:L31" text:is-hidden="true"/>has, at all times since it came into existence, been kept at the registered office of the <text:hidden-text text:condition="ooow:" text:string-value="P35:L32" text:is-hidden="true"/>ICAV.</text:p>
      <text:p text:style-name="subsection"><text:hidden-text text:condition="ooow:" text:string-value="P35:L33" text:is-hidden="true"/><text:tab/><text:reference-mark-start text:name="subsectionnumber_168"/>(<text:sequence text:ref-name="refsubsectionnumber166" text:name="subsectionnumber" text:formula="ooow:subsectionnumber+1" style:num-format="1">5</text:sequence>)<text:reference-mark-end text:name="subsectionnumber_168"/><text:tab/>If an ICAV fails to comply with any of <text:span text:style-name="T6">subsections </text:span><text:span text:style-name="T6"><text:reference-ref text:reference-format="text" text:ref-name="subsectionnumber_165">(1)</text:reference-ref></text:span> to<text:span text:style-name="T17"> </text:span><text:span text:style-name="T6"><text:reference-ref text:reference-format="text" text:ref-name="subsectionnumber_167">(3)</text:reference-ref></text:span><text:span text:style-name="T17">,</text:span> the ICAV and any <text:hidden-text text:condition="ooow:" text:string-value="P35:L34" text:is-hidden="true"/>officer of it who is in default commits a category 3 offence.</text:p>
      <text:p text:style-name="P65"><text:hidden-text text:condition="ooow:" text:string-value="P35:L35" text:is-hidden="true"/><text:tab/><text:reference-mark-start text:name="subsectionnumber_488_AIC_04/11/2014_36385"/>(<text:sequence text:ref-name="refsubsectionnumber167" text:name="subsectionnumber" text:formula="ooow:subsectionnumber+1" style:num-format="1">6</text:sequence>)<text:reference-mark-end text:name="subsectionnumber_488_AIC_04/11/2014_36385"/><text:tab/>The persons entitled to inspect the register of members of an ICAV are—</text:p>
      <text:p text:style-name="P64"><text:hidden-text text:condition="ooow:" text:string-value="P35:L36" text:is-hidden="true"/><text:tab/><text:reference-mark-start text:name="paragraphnumber_323_AIC_04/11/2014_36427"/>(<text:sequence text:ref-name="refparagraphnumber107" text:name="paragraphnumber" text:formula="ooow:1" style:num-format="a">a</text:sequence>)<text:reference-mark-end text:name="paragraphnumber_323_AIC_04/11/2014_36427"/><text:tab/>the Bank,</text:p>
      <text:p text:style-name="P64"><text:hidden-text text:condition="ooow:" text:string-value="P35:L37" text:is-hidden="true"/><text:tab/><text:reference-mark-start text:name="paragraphnumber_323_AIC_04/11/2014_36434"/>(<text:sequence text:ref-name="refparagraphnumber108" text:name="paragraphnumber" text:formula="ooow:paragraphnumber+1" style:num-format="a">b</text:sequence>)<text:reference-mark-end text:name="paragraphnumber_323_AIC_04/11/2014_36434"/><text:tab/>the Director of Corporate Enforcement, and</text:p>
      <text:p text:style-name="P64"><text:soft-page-break/><text:hidden-text text:condition="ooow:" text:string-value="P36:L1" text:is-hidden="true"/><text:tab/><text:reference-mark-start text:name="paragraphnumber_323_AIC_04/11/2014_36438"/>(<text:sequence text:ref-name="refparagraphnumber109" text:name="paragraphnumber" text:formula="ooow:paragraphnumber+1" style:num-format="a">c</text:sequence>)<text:reference-mark-end text:name="paragraphnumber_323_AIC_04/11/2014_36438"/><text:tab/>any statutory body which needs to inspect the register in order properly to <text:hidden-text text:condition="ooow:" text:string-value="P36:L2" text:is-hidden="true"/>exercise any of its functions.</text:p>
      <text:p text:style-name="shouldernote"><text:bookmark-start text:name="toc_book_71"/><text:hidden-text text:condition="ooow:" text:string-value="P36:L3" text:is-hidden="true"/>Consequences of failure to comply with requirements as to register owing to agent’s <text:hidden-text text:condition="ooow:" text:string-value="P36:L4" text:is-hidden="true"/>default <text:bookmark-end text:name="toc_book_71"/></text:p>
      <text:p text:style-name="section"><text:hidden-text text:condition="ooow:" text:string-value="P36:L5" text:is-hidden="true"/><text:reference-mark-start text:name="sectionnumber_52"/><text:span text:style-name="T9"><text:sequence text:ref-name="refsectionnumber50" text:name="sectionnumber" text:formula="ooow:sectionnumber+1" style:num-format="1">51</text:sequence></text:span><text:reference-mark-end text:name="sectionnumber_52"/><text:span text:style-name="T9">.</text:span><text:tab/>Where, by virtue of <text:span text:style-name="T3">section </text:span><text:span text:style-name="T3"><text:reference-ref text:reference-format="text" text:ref-name="sectionnumber_51">50</text:reference-ref></text:span><text:span text:style-name="T3"><text:reference-ref text:reference-format="text" text:ref-name="subsectionnumber_165">(1)</text:reference-ref></text:span><text:span text:style-name="T3"><text:reference-ref text:reference-format="text" text:ref-name="paragraphnumber_138">(b)</text:reference-ref></text:span>, the register of members of an ICAV is kept at the <text:hidden-text text:condition="ooow:" text:string-value="P36:L6" text:is-hidden="true"/>office of some person other than the ICAV, and by reason of any default of that person <text:hidden-text text:condition="ooow:" text:string-value="P36:L7" text:is-hidden="true"/>the ICAV fails to comply with that section or with any requirements of this Act as to the <text:hidden-text text:condition="ooow:" text:string-value="P36:L8" text:is-hidden="true"/>production of the register, that other person shall be liable to the same penalties as if that <text:hidden-text text:condition="ooow:" text:string-value="P36:L9" text:is-hidden="true"/>other person were an officer of the ICAV who is in default.</text:p>
      <text:p text:style-name="shouldernote"><text:bookmark-start text:name="toc_book_72"/><text:hidden-text text:condition="ooow:" text:string-value="P36:L10" text:is-hidden="true"/>Rectification of register<text:bookmark-end text:name="toc_book_72"/></text:p>
      <text:p text:style-name="subsection"><text:hidden-text text:condition="ooow:" text:string-value="P36:L11" text:is-hidden="true"/><text:reference-mark-start text:name="sectionnumber_53"/><text:span text:style-name="T9"><text:sequence text:ref-name="refsectionnumber51" text:name="sectionnumber" text:formula="ooow:sectionnumber+1" style:num-format="1">52</text:sequence></text:span><text:reference-mark-end text:name="sectionnumber_53"/><text:span text:style-name="T9">.</text:span><text:tab/><text:reference-mark-start text:name="subsectionnumber_169"/>(<text:sequence text:ref-name="refsubsectionnumber168" text:name="subsectionnumber" style:num-format="1">1</text:sequence>)<text:reference-mark-end text:name="subsectionnumber_169"/><text:tab/>If⁠—</text:p>
      <text:p text:style-name="paragraph"><text:hidden-text text:condition="ooow:" text:string-value="P36:L12" text:is-hidden="true"/><text:tab/><text:reference-mark-start text:name="paragraphnumber_139"/>(<text:sequence text:ref-name="refparagraphnumber110" text:name="paragraphnumber" text:formula="ooow:1" style:num-format="a">a</text:sequence>)<text:reference-mark-end text:name="paragraphnumber_139"/><text:tab/>the name of any person is, without sufficient cause, entered in, or omitted from, <text:hidden-text text:condition="ooow:" text:string-value="P36:L13" text:is-hidden="true"/>the register of members in contravention of <text:span text:style-name="T3">section </text:span><text:span text:style-name="T3"><text:reference-ref text:reference-format="text" text:ref-name="sectionnumber_50">49</text:reference-ref></text:span><text:span text:style-name="T3"><text:reference-ref text:reference-format="text" text:ref-name="subsectionnumber_160">(1)</text:reference-ref></text:span><text:span text:style-name="T14">,</text:span></text:p>
      <text:p text:style-name="paragraph"><text:hidden-text text:condition="ooow:" text:string-value="P36:L14" text:is-hidden="true"/><text:tab/><text:reference-mark-start text:name="paragraphnumber_140"/>(<text:sequence text:ref-name="refparagraphnumber111" text:name="paragraphnumber" text:formula="ooow:paragraphnumber+1" style:num-format="a">b</text:sequence>)<text:reference-mark-end text:name="paragraphnumber_140"/><text:tab/>default is made as to the details contained in any entry on the register of members <text:hidden-text text:condition="ooow:" text:string-value="P36:L15" text:is-hidden="true"/>in contravention of <text:span text:style-name="T3">section </text:span><text:span text:style-name="T3"><text:reference-ref text:reference-format="text" text:ref-name="sectionnumber_50">49</text:reference-ref></text:span><text:span text:style-name="T3"><text:reference-ref text:reference-format="text" text:ref-name="subsectionnumber_160">(1)</text:reference-ref></text:span><text:span text:style-name="T14">,</text:span> or</text:p>
      <text:p text:style-name="paragraph"><text:hidden-text text:condition="ooow:" text:string-value="P36:L16" text:is-hidden="true"/><text:tab/><text:reference-mark-start text:name="paragraphnumber_141"/>(<text:sequence text:ref-name="refparagraphnumber112" text:name="paragraphnumber" text:formula="ooow:paragraphnumber+1" style:num-format="a">c</text:sequence>)<text:reference-mark-end text:name="paragraphnumber_141"/><text:tab/>default is made in entering on the register of members within the period fixed by <text:hidden-text text:condition="ooow:" text:string-value="P36:L17" text:is-hidden="true"/><text:span text:style-name="T3">section </text:span><text:span text:style-name="T3"><text:reference-ref text:reference-format="text" text:ref-name="sectionnumber_50">49</text:reference-ref></text:span><text:span text:style-name="T3"><text:reference-ref text:reference-format="text" text:ref-name="subsectionnumber_162">(3)</text:reference-ref></text:span> the fact of any person having ceased to be a member,</text:p>
      <text:p text:style-name="subsection"><text:hidden-text text:condition="ooow:" text:string-value="P36:L18" text:is-hidden="true"/><text:tab/><text:tab/>the person aggrieved, or any member of the ICAV, or the ICAV, may apply to the High <text:hidden-text text:condition="ooow:" text:string-value="P36:L19" text:is-hidden="true"/>Court for rectification of the register.</text:p>
      <text:p text:style-name="subsection"><text:hidden-text text:condition="ooow:" text:string-value="P36:L20" text:is-hidden="true"/><text:tab/><text:reference-mark-start text:name="subsectionnumber_170"/>(<text:sequence text:ref-name="refsubsectionnumber169" text:name="subsectionnumber" text:formula="ooow:subsectionnumber+1" style:num-format="1">2</text:sequence>)<text:reference-mark-end text:name="subsectionnumber_170"/><text:tab/>Where an application is made under this section, the High Court may either refuse the <text:hidden-text text:condition="ooow:" text:string-value="P36:L21" text:is-hidden="true"/>application or may order rectification of the register and payment by the ICAV of <text:hidden-text text:condition="ooow:" text:string-value="P36:L22" text:is-hidden="true"/>compensation for any loss sustained by any party aggrieved.</text:p>
      <text:p text:style-name="subsection"><text:hidden-text text:condition="ooow:" text:string-value="P36:L23" text:is-hidden="true"/><text:tab/><text:reference-mark-start text:name="subsectionnumber_171"/>(<text:sequence text:ref-name="refsubsectionnumber170" text:name="subsectionnumber" text:formula="ooow:subsectionnumber+1" style:num-format="1">3</text:sequence>)<text:reference-mark-end text:name="subsectionnumber_171"/><text:tab/>On an application under this section the High Court may decide any question relating <text:hidden-text text:condition="ooow:" text:string-value="P36:L24" text:is-hidden="true"/>to the title of any person who is a party to the application to have his or her name <text:hidden-text text:condition="ooow:" text:string-value="P36:L25" text:is-hidden="true"/>entered in or omitted from the register of members (whether the question arises <text:hidden-text text:condition="ooow:" text:string-value="P36:L26" text:is-hidden="true"/>between members or alleged members, or between members or alleged members on <text:hidden-text text:condition="ooow:" text:string-value="P36:L27" text:is-hidden="true"/>the one hand and the ICAV on the other hand) and generally may decide any question <text:hidden-text text:condition="ooow:" text:string-value="P36:L28" text:is-hidden="true"/>necessary or expedient to be decided for rectification of the register.</text:p>
      <text:p text:style-name="subsection"><text:hidden-text text:condition="ooow:" text:string-value="P36:L29" text:is-hidden="true"/><text:tab/><text:reference-mark-start text:name="subsectionnumber_172"/>(<text:sequence text:ref-name="refsubsectionnumber171" text:name="subsectionnumber" text:formula="ooow:subsectionnumber+1" style:num-format="1">4</text:sequence>)<text:reference-mark-end text:name="subsectionnumber_172"/><text:tab/>The High Court when making an order for the rectification of the register of members <text:hidden-text text:condition="ooow:" text:string-value="P36:L30" text:is-hidden="true"/>shall by its order direct, if appropriate, notice of the rectification to be given to the <text:hidden-text text:condition="ooow:" text:string-value="P36:L31" text:is-hidden="true"/>Bank.</text:p>
      <text:p text:style-name="subsection"><text:hidden-text text:condition="ooow:" text:string-value="P36:L32" text:is-hidden="true"/><text:tab/><text:reference-mark-start text:name="subsectionnumber_173"/>(<text:sequence text:ref-name="refsubsectionnumber172" text:name="subsectionnumber" text:formula="ooow:subsectionnumber+1" style:num-format="1">5</text:sequence>)<text:reference-mark-end text:name="subsectionnumber_173"/><text:tab/>An ICAV may, without application to the High Court, at any time rectify any error or <text:hidden-text text:condition="ooow:" text:string-value="P36:L33" text:is-hidden="true"/>omission in the register but such a rectification shall not adversely affect any person <text:hidden-text text:condition="ooow:" text:string-value="P36:L34" text:is-hidden="true"/>unless the person agrees to the rectification made.</text:p>
      <text:p text:style-name="subsection"><text:hidden-text text:condition="ooow:" text:string-value="P36:L35" text:is-hidden="true"/><text:tab/><text:reference-mark-start text:name="subsectionnumber_174"/>(<text:sequence text:ref-name="refsubsectionnumber173" text:name="subsectionnumber" text:formula="ooow:subsectionnumber+1" style:num-format="1">6</text:sequence>)<text:reference-mark-end text:name="subsectionnumber_174"/><text:tab/>The ICAV shall, within 21 days after the date on which rectification under <text:span text:style-name="T3">subsection </text:span><text:span text:style-name="T3"><text:hidden-text text:condition="ooow:" text:string-value="P36:L36" text:is-hidden="true"/></text:span><text:span text:style-name="T3"><text:reference-ref text:reference-format="text" text:ref-name="subsectionnumber_173">(5)</text:reference-ref></text:span> has been made, give to the Bank notice in writing of the rectification if the error or <text:hidden-text text:condition="ooow:" text:string-value="P36:L37" text:is-hidden="true"/>omission also occurs in any document forwarded by the ICAV to the Bank.</text:p>
      <text:p text:style-name="subsection"><text:hidden-text text:condition="ooow:" text:string-value="P36:L38" text:is-hidden="true"/><text:tab/><text:reference-mark-start text:name="subsectionnumber_175"/>(<text:sequence text:ref-name="refsubsectionnumber174" text:name="subsectionnumber" text:formula="ooow:subsectionnumber+1" style:num-format="1">7</text:sequence>)<text:reference-mark-end text:name="subsectionnumber_175"/><text:tab/>Without prejudice to the generality of <text:span text:style-name="T3">subsection </text:span><text:span text:style-name="T3"><text:reference-ref text:reference-format="text" text:ref-name="subsectionnumber_173">(5)</text:reference-ref></text:span>, a rectification may be effected <text:hidden-text text:condition="ooow:" text:string-value="P36:L39" text:is-hidden="true"/>by the ICAV under that subsection of an error or omission that relates to the amount <text:hidden-text text:condition="ooow:" text:string-value="P36:L40" text:is-hidden="true"/>of the ICAV’s issued share capital (whether it consists of an overstatement or an <text:soft-page-break/><text:hidden-text text:condition="ooow:" text:string-value="P37:L1" text:is-hidden="true"/>understatement of it) and <text:span text:style-name="T3">subsection </text:span><text:span text:style-name="T3"><text:reference-ref text:reference-format="text" text:ref-name="subsectionnumber_174">(6)</text:reference-ref></text:span><text:span text:style-name="T3"> </text:span>shall apply in the circumstances there set out <text:hidden-text text:condition="ooow:" text:string-value="P37:L2" text:is-hidden="true"/>in the event of such a rectification.</text:p>
      <text:p text:style-name="shouldernote"><text:bookmark-start text:name="toc_book_73"/><text:hidden-text text:condition="ooow:" text:string-value="P37:L3" text:is-hidden="true"/>Trusts not to be entered on the register<text:bookmark-end text:name="toc_book_73"/></text:p>
      <text:p text:style-name="section"><text:hidden-text text:condition="ooow:" text:string-value="P37:L4" text:is-hidden="true"/><text:reference-mark-start text:name="sectionnumber_54"/><text:span text:style-name="T9"><text:sequence text:ref-name="refsectionnumber52" text:name="sectionnumber" text:formula="ooow:sectionnumber+1" style:num-format="1">53</text:sequence></text:span><text:reference-mark-end text:name="sectionnumber_54"/><text:span text:style-name="T9">.</text:span><text:tab/>No notice of any trust, express, implied or constructive, shall be entered on the register of <text:hidden-text text:condition="ooow:" text:string-value="P37:L5" text:is-hidden="true"/>members of an ICAV.</text:p>
      <text:p text:style-name="shouldernote"><text:bookmark-start text:name="toc_book_74"/><text:hidden-text text:condition="ooow:" text:string-value="P37:L6" text:is-hidden="true"/>Register as evidence<text:bookmark-end text:name="toc_book_74"/></text:p>
      <text:p text:style-name="section"><text:hidden-text text:condition="ooow:" text:string-value="P37:L7" text:is-hidden="true"/><text:reference-mark-start text:name="sectionnumber_55"/><text:span text:style-name="T9"><text:sequence text:ref-name="refsectionnumber53" text:name="sectionnumber" text:formula="ooow:sectionnumber+1" style:num-format="1">54</text:sequence></text:span><text:reference-mark-end text:name="sectionnumber_55"/><text:span text:style-name="T9">.</text:span><text:tab/>The register of members shall be <text:span text:style-name="T4">prima facie</text:span> evidence of any matters by this Act directed <text:hidden-text text:condition="ooow:" text:string-value="P37:L8" text:is-hidden="true"/>or authorised to be inserted in it.</text:p>
      <text:p text:style-name="shouldernote"><text:bookmark-start text:name="toc_book_75"/><text:hidden-text text:condition="ooow:" text:string-value="P37:L9" text:is-hidden="true"/>Power of members to complain of oppressive conduct<text:bookmark-end text:name="toc_book_75"/></text:p>
      <text:p text:style-name="subsection"><text:hidden-text text:condition="ooow:" text:string-value="P37:L10" text:is-hidden="true"/><text:reference-mark-start text:name="sectionnumber_56"/><text:span text:style-name="T9"><text:sequence text:ref-name="refsectionnumber54" text:name="sectionnumber" text:formula="ooow:sectionnumber+1" style:num-format="1">55</text:sequence></text:span><text:reference-mark-end text:name="sectionnumber_56"/><text:span text:style-name="T9">.</text:span><text:tab/><text:reference-mark-start text:name="subsectionnumber_176"/>(<text:sequence text:ref-name="refsubsectionnumber175" text:name="subsectionnumber" style:num-format="1">1</text:sequence>)<text:reference-mark-end text:name="subsectionnumber_176"/><text:tab/>A member of an ICAV who complains that the affairs of the ICAV are being <text:hidden-text text:condition="ooow:" text:string-value="P37:L11" text:is-hidden="true"/>conducted or that the powers of the directors of the ICAV are being exercised⁠⁠—</text:p>
      <text:p text:style-name="paragraph"><text:hidden-text text:condition="ooow:" text:string-value="P37:L12" text:is-hidden="true"/><text:tab/><text:reference-mark-start text:name="paragraphnumber_142"/>(<text:sequence text:ref-name="refparagraphnumber113" text:name="paragraphnumber" text:formula="ooow:1" style:num-format="a">a</text:sequence>)<text:reference-mark-end text:name="paragraphnumber_142"/><text:tab/>in a manner oppressive to the member or to any of the members (including <text:hidden-text text:condition="ooow:" text:string-value="P37:L13" text:is-hidden="true"/>himself or herself), or</text:p>
      <text:p text:style-name="paragraph"><text:hidden-text text:condition="ooow:" text:string-value="P37:L14" text:is-hidden="true"/><text:tab/><text:reference-mark-start text:name="paragraphnumber_143"/>(<text:sequence text:ref-name="refparagraphnumber114" text:name="paragraphnumber" text:formula="ooow:paragraphnumber+1" style:num-format="a">b</text:sequence>)<text:reference-mark-end text:name="paragraphnumber_143"/><text:tab/>in disregard of the interest of the member or any of the members as a member or <text:hidden-text text:condition="ooow:" text:string-value="P37:L15" text:is-hidden="true"/>members,</text:p>
      <text:p text:style-name="subsection"><text:hidden-text text:condition="ooow:" text:string-value="P37:L16" text:is-hidden="true"/><text:tab/><text:tab/>may apply to the High Court for an order under this section.</text:p>
      <text:p text:style-name="subsection"><text:hidden-text text:condition="ooow:" text:string-value="P37:L17" text:is-hidden="true"/><text:tab/><text:reference-mark-start text:name="subsectionnumber_177"/>(<text:sequence text:ref-name="refsubsectionnumber176" text:name="subsectionnumber" text:formula="ooow:subsectionnumber+1" style:num-format="1">2</text:sequence>)<text:reference-mark-end text:name="subsectionnumber_177"/><text:tab/>If, on an application under <text:span text:style-name="T3">subsection </text:span><text:span text:style-name="T3"><text:reference-ref text:reference-format="text" text:ref-name="subsectionnumber_176">(1)</text:reference-ref></text:span> the High Court is of the opinion that the <text:hidden-text text:condition="ooow:" text:string-value="P37:L18" text:is-hidden="true"/>ICAV’s affairs are being conducted or the directors’ powers are being exercised in a <text:hidden-text text:condition="ooow:" text:string-value="P37:L19" text:is-hidden="true"/>manner mentioned in <text:span text:style-name="T3">subsection </text:span><text:span text:style-name="T3"><text:reference-ref text:reference-format="text" text:ref-name="subsectionnumber_176">(1)</text:reference-ref></text:span><text:span text:style-name="T3"><text:reference-ref text:reference-format="text" text:ref-name="paragraphnumber_142">(a)</text:reference-ref></text:span> or <text:span text:style-name="T3"><text:reference-ref text:reference-format="text" text:ref-name="paragraphnumber_143">(b)</text:reference-ref></text:span>, the High Court may, with a view to <text:hidden-text text:condition="ooow:" text:string-value="P37:L20" text:is-hidden="true"/>bringing to an end the matters complained of, make such order or orders as it thinks <text:hidden-text text:condition="ooow:" text:string-value="P37:L21" text:is-hidden="true"/>fit.</text:p>
      <text:p text:style-name="subsection"><text:hidden-text text:condition="ooow:" text:string-value="P37:L22" text:is-hidden="true"/><text:tab/><text:reference-mark-start text:name="subsectionnumber_178"/>(<text:sequence text:ref-name="refsubsectionnumber177" text:name="subsectionnumber" text:formula="ooow:subsectionnumber+1" style:num-format="1">3</text:sequence>)<text:reference-mark-end text:name="subsectionnumber_178"/><text:tab/>The orders which the High Court may so make include the following:</text:p>
      <text:p text:style-name="paragraph"><text:hidden-text text:condition="ooow:" text:string-value="P37:L23" text:is-hidden="true"/><text:tab/><text:reference-mark-start text:name="paragraphnumber_144"/>(<text:sequence text:ref-name="refparagraphnumber115" text:name="paragraphnumber" text:formula="ooow:1" style:num-format="a">a</text:sequence>)<text:reference-mark-end text:name="paragraphnumber_144"/><text:tab/>an order directing or prohibiting any act or cancelling or varying any transaction;</text:p>
      <text:p text:style-name="paragraph"><text:hidden-text text:condition="ooow:" text:string-value="P37:L24" text:is-hidden="true"/><text:tab/><text:reference-mark-start text:name="paragraphnumber_145"/>(<text:sequence text:ref-name="refparagraphnumber116" text:name="paragraphnumber" text:formula="ooow:paragraphnumber+1" style:num-format="a">b</text:sequence>)<text:reference-mark-end text:name="paragraphnumber_145"/><text:tab/>an order for regulating the conduct of the ICAV’s affairs in future;</text:p>
      <text:p text:style-name="paragraph"><text:hidden-text text:condition="ooow:" text:string-value="P37:L25" text:is-hidden="true"/><text:tab/><text:reference-mark-start text:name="paragraphnumber_146"/>(<text:sequence text:ref-name="refparagraphnumber117" text:name="paragraphnumber" text:formula="ooow:paragraphnumber+1" style:num-format="a">c</text:sequence>)<text:reference-mark-end text:name="paragraphnumber_146"/><text:tab/>an order for the purchase of the shares of any members of the ICAV by other <text:hidden-text text:condition="ooow:" text:string-value="P37:L26" text:is-hidden="true"/>members of the ICAV or by the ICAV and, in the case of a purchase by the ICAV, <text:hidden-text text:condition="ooow:" text:string-value="P37:L27" text:is-hidden="true"/>for the reduction accordingly of the ICAV’s capital;</text:p>
      <text:p text:style-name="paragraph"><text:hidden-text text:condition="ooow:" text:string-value="P37:L28" text:is-hidden="true"/><text:tab/><text:reference-mark-start text:name="paragraphnumber_147"/>(<text:sequence text:ref-name="refparagraphnumber118" text:name="paragraphnumber" text:formula="ooow:paragraphnumber+1" style:num-format="a">d</text:sequence>)<text:reference-mark-end text:name="paragraphnumber_147"/><text:tab/>an order for the payment of compensation.</text:p>
      <text:p text:style-name="subsection"><text:hidden-text text:condition="ooow:" text:string-value="P37:L29" text:is-hidden="true"/><text:tab/><text:reference-mark-start text:name="subsectionnumber_179"/>(<text:sequence text:ref-name="refsubsectionnumber178" text:name="subsectionnumber" text:formula="ooow:subsectionnumber+1" style:num-format="1">4</text:sequence>)<text:reference-mark-end text:name="subsectionnumber_179"/><text:tab/>Where an order under this section makes any amendment of an ICAV’s instrument of <text:hidden-text text:condition="ooow:" text:string-value="P37:L30" text:is-hidden="true"/>incorporation, then, despite anything in any other provision of this Act but subject to <text:hidden-text text:condition="ooow:" text:string-value="P37:L31" text:is-hidden="true"/>the provisions of the order, the ICAV concerned shall not have power without the <text:hidden-text text:condition="ooow:" text:string-value="P37:L32" text:is-hidden="true"/>leave of the High Court to make any further amendment of the instrument of <text:hidden-text text:condition="ooow:" text:string-value="P37:L33" text:is-hidden="true"/>incorporation inconsistent with the provisions of the order.</text:p>
      <text:p text:style-name="subsection"><text:hidden-text text:condition="ooow:" text:string-value="P37:L34" text:is-hidden="true"/><text:tab/><text:reference-mark-start text:name="subsectionnumber_180"/>(<text:sequence text:ref-name="refsubsectionnumber179" text:name="subsectionnumber" text:formula="ooow:subsectionnumber+1" style:num-format="1">5</text:sequence>)<text:reference-mark-end text:name="subsectionnumber_180"/><text:tab/>However, subject to <text:span text:style-name="T3">subsection </text:span><text:span text:style-name="T3"><text:reference-ref text:reference-format="text" text:ref-name="subsectionnumber_179">(4)</text:reference-ref></text:span>, the amendment made by the order shall be of the <text:hidden-text text:condition="ooow:" text:string-value="P37:L35" text:is-hidden="true"/>same effect as if duly made by resolution of the ICAV, and the provisions of this Act <text:hidden-text text:condition="ooow:" text:string-value="P37:L36" text:is-hidden="true"/>shall apply to the instrument of incorporation as so amended accordingly.</text:p>
      <text:p text:style-name="subsection"><text:soft-page-break/><text:hidden-text text:condition="ooow:" text:string-value="P38:L1" text:is-hidden="true"/><text:tab/><text:reference-mark-start text:name="subsectionnumber_181"/>(<text:sequence text:ref-name="refsubsectionnumber180" text:name="subsectionnumber" text:formula="ooow:subsectionnumber+1" style:num-format="1">6</text:sequence>)<text:reference-mark-end text:name="subsectionnumber_181"/><text:tab/>A certified copy of any order under this section amending or giving leave to amend an <text:hidden-text text:condition="ooow:" text:string-value="P38:L2" text:is-hidden="true"/>ICAV’s instrument of incorporation shall, within 21 days after the day on which it is <text:hidden-text text:condition="ooow:" text:string-value="P38:L3" text:is-hidden="true"/>made, be delivered by the ICAV to the Bank for registration.</text:p>
      <text:p text:style-name="subsection"><text:hidden-text text:condition="ooow:" text:string-value="P38:L4" text:is-hidden="true"/><text:tab/><text:reference-mark-start text:name="subsectionnumber_182"/>(<text:sequence text:ref-name="refsubsectionnumber181" text:name="subsectionnumber" text:formula="ooow:subsectionnumber+1" style:num-format="1">7</text:sequence>)<text:reference-mark-end text:name="subsectionnumber_182"/><text:tab/>If an ICAV fails to comply with <text:span text:style-name="T3">subsection </text:span><text:span text:style-name="T3"><text:reference-ref text:reference-format="text" text:ref-name="subsectionnumber_181">(6)</text:reference-ref></text:span>, the ICAV and any officer of it who is <text:hidden-text text:condition="ooow:" text:string-value="P38:L5" text:is-hidden="true"/>in default commits a category 3 offence.</text:p>
      <text:p text:style-name="subsection"><text:hidden-text text:condition="ooow:" text:string-value="P38:L6" text:is-hidden="true"/><text:tab/><text:reference-mark-start text:name="subsectionnumber_184"/>(<text:sequence text:ref-name="refsubsectionnumber182" text:name="subsectionnumber" text:formula="ooow:subsectionnumber+1" style:num-format="1">8</text:sequence>)<text:reference-mark-end text:name="subsectionnumber_184"/><text:tab/>Each of the following:</text:p>
      <text:p text:style-name="paragraph"><text:hidden-text text:condition="ooow:" text:string-value="P38:L7" text:is-hidden="true"/><text:tab/><text:reference-mark-start text:name="paragraphnumber_148"/>(<text:sequence text:ref-name="refparagraphnumber119" text:name="paragraphnumber" text:formula="ooow:1" style:num-format="a">a</text:sequence>)<text:reference-mark-end text:name="paragraphnumber_148"/><text:tab/>the personal representative of a person who, at the date of his or her death was a <text:hidden-text text:condition="ooow:" text:string-value="P38:L8" text:is-hidden="true"/>member of an ICAV;</text:p>
      <text:p text:style-name="paragraph"><text:hidden-text text:condition="ooow:" text:string-value="P38:L9" text:is-hidden="true"/><text:tab/><text:reference-mark-start text:name="paragraphnumber_149"/>(<text:sequence text:ref-name="refparagraphnumber120" text:name="paragraphnumber" text:formula="ooow:paragraphnumber+1" style:num-format="a">b</text:sequence>)<text:reference-mark-end text:name="paragraphnumber_149"/><text:tab/>any trustee of, or person beneficially interested in, the shares of an ICAV by <text:hidden-text text:condition="ooow:" text:string-value="P38:L10" text:is-hidden="true"/>virtue of the will or intestacy of any such person;</text:p>
      <text:p text:style-name="subsection"><text:hidden-text text:condition="ooow:" text:string-value="P38:L11" text:is-hidden="true"/><text:tab/><text:tab/>may apply to the High Court under <text:span text:style-name="T3">subsection </text:span><text:span text:style-name="T3"><text:reference-ref text:reference-format="text" text:ref-name="subsectionnumber_176">(1)</text:reference-ref></text:span> for an order under this section and, <text:hidden-text text:condition="ooow:" text:string-value="P38:L12" text:is-hidden="true"/>accordingly, any reference in that subsection to a member of an ICAV shall be <text:hidden-text text:condition="ooow:" text:string-value="P38:L13" text:is-hidden="true"/>construed as including a reference to any such personal representative, trustee or <text:hidden-text text:condition="ooow:" text:string-value="P38:L14" text:is-hidden="true"/>person beneficially interested or to all of them.</text:p>
      <text:p text:style-name="subsection"><text:hidden-text text:condition="ooow:" text:string-value="P38:L15" text:is-hidden="true"/><text:tab/><text:reference-mark-start text:name="subsectionnumber_185"/>(<text:sequence text:ref-name="refsubsectionnumber183" text:name="subsectionnumber" text:formula="ooow:subsectionnumber+1" style:num-format="1">9</text:sequence>)<text:reference-mark-end text:name="subsectionnumber_185"/><text:tab/>If, in the opinion of the High Court, the hearing of proceedings under this section <text:hidden-text text:condition="ooow:" text:string-value="P38:L16" text:is-hidden="true"/>would involve the disclosure of information, the publication of which would be <text:hidden-text text:condition="ooow:" text:string-value="P38:L17" text:is-hidden="true"/>seriously prejudicial to the legitimate interests of the ICAV, the High Court may order <text:hidden-text text:condition="ooow:" text:string-value="P38:L18" text:is-hidden="true"/>that the hearing of the proceedings or any part of them shall be <text:span text:style-name="T4">in camera</text:span>.</text:p>
      <text:p text:style-name="partnumber"><text:bookmark-start text:name="toc_book_76"/><text:hidden-text text:condition="ooow:" text:string-value="P38:L19" text:is-hidden="true"/>PART <text:reference-mark-start text:name="partnumber_4"/><text:sequence text:ref-name="refpartnumber3" text:name="partnumber" text:formula="ooow:partnumber+1" style:num-format="1">4</text:sequence><text:bookmark-end text:name="toc_book_76"/><text:reference-mark-end text:name="partnumber_4"/></text:p>
      <text:p text:style-name="parttitle"><text:bookmark-start text:name="toc_book_77"/><text:hidden-text text:condition="ooow:" text:string-value="P38:L20" text:is-hidden="true"/>Directors and Other Officers<text:bookmark-end text:name="toc_book_77"/></text:p>
      <text:p text:style-name="chapternumber"><text:bookmark-start text:name="toc_book_78"/><text:hidden-text text:condition="ooow:" text:string-value="P38:L21" text:is-hidden="true"/>Chapter <text:reference-mark-start text:name="chapternumber_8"/><text:sequence text:ref-name="refchapternumber7" text:name="chapternumber" style:num-format="1">1</text:sequence><text:bookmark-end text:name="toc_book_78"/><text:reference-mark-end text:name="chapternumber_8"/></text:p>
      <text:p text:style-name="chaptertitle"><text:bookmark-start text:name="toc_book_79"/><text:hidden-text text:condition="ooow:" text:string-value="P38:L22" text:is-hidden="true"/>Appointment, removal etc.<text:bookmark-end text:name="toc_book_79"/></text:p>
      <text:p text:style-name="shouldernote"><text:bookmark-start text:name="toc_book_80"/><text:hidden-text text:condition="ooow:" text:string-value="P38:L23" text:is-hidden="true"/>Number of directors<text:bookmark-end text:name="toc_book_80"/></text:p>
      <text:p text:style-name="section"><text:hidden-text text:condition="ooow:" text:string-value="P38:L24" text:is-hidden="true"/><text:reference-mark-start text:name="sectionnumber_3"/><text:span text:style-name="T9"><text:sequence text:ref-name="refsectionnumber55" text:name="sectionnumber" text:formula="ooow:sectionnumber+1" style:num-format="1">56</text:sequence></text:span><text:reference-mark-end text:name="sectionnumber_3"/><text:span text:style-name="T9">.</text:span><text:tab/>An ICAV shall have at least 2 directors.</text:p>
      <text:p text:style-name="shouldernote"><text:bookmark-start text:name="toc_book_81"/><text:hidden-text text:condition="ooow:" text:string-value="P38:L25" text:is-hidden="true"/>Secretary<text:bookmark-end text:name="toc_book_81"/></text:p>
      <text:p text:style-name="subsection"><text:hidden-text text:condition="ooow:" text:string-value="P38:L26" text:is-hidden="true"/><text:reference-mark-start text:name="sectionnumber_58"/><text:span text:style-name="T9"><text:sequence text:ref-name="refsectionnumber56" text:name="sectionnumber" text:formula="ooow:sectionnumber+1" style:num-format="1">57</text:sequence></text:span><text:reference-mark-end text:name="sectionnumber_58"/><text:span text:style-name="T9">.</text:span><text:tab/><text:reference-mark-start text:name="subsectionnumber_189"/>(<text:sequence text:ref-name="refsubsectionnumber184" text:name="subsectionnumber" style:num-format="1">1</text:sequence>)<text:reference-mark-end text:name="subsectionnumber_189"/><text:tab/>An ICAV shall have a secretary or joint secretaries, who may be one of the directors.</text:p>
      <text:p text:style-name="subsection"><text:hidden-text text:condition="ooow:" text:string-value="P38:L27" text:is-hidden="true"/><text:tab/><text:reference-mark-start text:name="subsectionnumber_190"/>(<text:sequence text:ref-name="refsubsectionnumber185" text:name="subsectionnumber" text:formula="ooow:subsectionnumber+1" style:num-format="1">2</text:sequence>)<text:reference-mark-end text:name="subsectionnumber_190"/><text:tab/>Anything required or authorised to be done by or to the secretary may, if the office is <text:hidden-text text:condition="ooow:" text:string-value="P38:L28" text:is-hidden="true"/>vacant or there is for any other reason no secretary capable of acting, be done by or to <text:hidden-text text:condition="ooow:" text:string-value="P38:L29" text:is-hidden="true"/>any assistant or deputy secretary or, if there is no assistant or deputy secretary capable <text:hidden-text text:condition="ooow:" text:string-value="P38:L30" text:is-hidden="true"/>of acting, by or to any officer of the ICAV authorised generally or specially in that <text:hidden-text text:condition="ooow:" text:string-value="P38:L31" text:is-hidden="true"/>behalf by the directors. </text:p>
      <text:p text:style-name="subsection"><text:hidden-text text:condition="ooow:" text:string-value="P38:L32" text:is-hidden="true"/><text:tab/><text:reference-mark-start text:name="subsectionnumber_191"/>(<text:sequence text:ref-name="refsubsectionnumber186" text:name="subsectionnumber" text:formula="ooow:subsectionnumber+1" style:num-format="1">3</text:sequence>)<text:reference-mark-end text:name="subsectionnumber_191"/><text:tab/>Subject to <text:span text:style-name="T6">section </text:span><text:span text:style-name="T6"><text:reference-ref text:reference-format="text" text:ref-name="sectionnumber_11">11</text:reference-ref></text:span><text:span text:style-name="T6"><text:reference-ref text:reference-format="text" text:ref-name="subsectionnumber_36">(6)</text:reference-ref></text:span>, the secretary shall be appointed by the directors of the <text:hidden-text text:condition="ooow:" text:string-value="P38:L33" text:is-hidden="true"/>company for such term, at such remuneration and on such conditions as they may <text:hidden-text text:condition="ooow:" text:string-value="P38:L34" text:is-hidden="true"/>think fit; and any secretary so appointed may be removed by them.</text:p>
      <text:p text:style-name="subsection"><text:hidden-text text:condition="ooow:" text:string-value="P38:L35" text:is-hidden="true"/><text:tab/><text:reference-mark-start text:name="subsectionnumber_192"/>(<text:sequence text:ref-name="refsubsectionnumber187" text:name="subsectionnumber" text:formula="ooow:subsectionnumber+1" style:num-format="1">4</text:sequence>)<text:reference-mark-end text:name="subsectionnumber_192"/><text:tab/>The directors of a company shall have a duty to ensure that the person appointed as <text:hidden-text text:condition="ooow:" text:string-value="P38:L36" text:is-hidden="true"/>secretary has the skills necessary to discharge his or her statutory and other legal <text:hidden-text text:condition="ooow:" text:string-value="P38:L37" text:is-hidden="true"/>duties and such other duties as may be delegated to the secretary by the directors.</text:p>
      <text:p text:style-name="subsection"><text:soft-page-break/><text:hidden-text text:condition="ooow:" text:string-value="P39:L1" text:is-hidden="true"/><text:tab/><text:reference-mark-start text:name="subsectionnumber_193"/>(<text:sequence text:ref-name="refsubsectionnumber188" text:name="subsectionnumber" text:formula="ooow:subsectionnumber+1" style:num-format="1">5</text:sequence>)<text:reference-mark-end text:name="subsectionnumber_193"/><text:tab/>The cases to which <text:span text:style-name="T3">subsection </text:span><text:span text:style-name="T3"><text:reference-ref text:reference-format="text" text:ref-name="subsectionnumber_192">(4)</text:reference-ref></text:span> applies includes the case of an appointment of one <text:hidden-text text:condition="ooow:" text:string-value="P39:L2" text:is-hidden="true"/>of the directors of the company as secretary.</text:p>
      <text:p text:style-name="subsection"><text:hidden-text text:condition="ooow:" text:string-value="P39:L3" text:is-hidden="true"/><text:tab/><text:reference-mark-start text:name="subsectionnumber_194"/>(<text:sequence text:ref-name="refsubsectionnumber189" text:name="subsectionnumber" text:formula="ooow:subsectionnumber+1" style:num-format="1">6</text:sequence>)<text:reference-mark-end text:name="subsectionnumber_194"/><text:tab/>In <text:span text:style-name="T3">subsections </text:span><text:span text:style-name="T3"><text:reference-ref text:reference-format="text" text:ref-name="subsectionnumber_190">(2)</text:reference-ref></text:span> to <text:span text:style-name="T5"><text:reference-ref text:reference-format="text" text:ref-name="subsectionnumber_193">(5)</text:reference-ref></text:span> references to a secretary include references to joint <text:hidden-text text:condition="ooow:" text:string-value="P39:L4" text:is-hidden="true"/>secretaries.</text:p>
      <text:p text:style-name="shouldernote"><text:bookmark-start text:name="toc_book_82"/><text:hidden-text text:condition="ooow:" text:string-value="P39:L5" text:is-hidden="true"/>Prohibition on body corporate being director<text:bookmark-end text:name="toc_book_82"/></text:p>
      <text:p text:style-name="subsection"><text:hidden-text text:condition="ooow:" text:string-value="P39:L6" text:is-hidden="true"/><text:reference-mark-start text:name="sectionnumber_59"/><text:span text:style-name="T9"><text:sequence text:ref-name="refsectionnumber57" text:name="sectionnumber" text:formula="ooow:sectionnumber+1" style:num-format="1">58</text:sequence></text:span><text:reference-mark-end text:name="sectionnumber_59"/><text:span text:style-name="T9">.</text:span><text:tab/><text:reference-mark-start text:name="subsectionnumber_195"/>(<text:sequence text:ref-name="refsubsectionnumber190" text:name="subsectionnumber" style:num-format="1">1</text:sequence>)<text:reference-mark-end text:name="subsectionnumber_195"/><text:tab/>An ICAV shall not have as a director of the ICAV a body corporate or an <text:hidden-text text:condition="ooow:" text:string-value="P39:L7" text:is-hidden="true"/>unincorporated body of persons.</text:p>
      <text:p text:style-name="subsection"><text:hidden-text text:condition="ooow:" text:string-value="P39:L8" text:is-hidden="true"/><text:tab/><text:reference-mark-start text:name="subsectionnumber_196"/>(<text:sequence text:ref-name="refsubsectionnumber191" text:name="subsectionnumber" text:formula="ooow:subsectionnumber+1" style:num-format="1">2</text:sequence>)<text:reference-mark-end text:name="subsectionnumber_196"/><text:tab/>Any purported appointment of a body corporate or an unincorporated body of persons <text:hidden-text text:condition="ooow:" text:string-value="P39:L9" text:is-hidden="true"/>as a director of an ICAV shall be void.</text:p>
      <text:p text:style-name="shouldernote"><text:bookmark-start text:name="toc_book_83"/><text:hidden-text text:condition="ooow:" text:string-value="P39:L10" text:is-hidden="true"/>Avoidance of acts done by person in dual capacity as director and secretary<text:bookmark-end text:name="toc_book_83"/></text:p>
      <text:p text:style-name="section"><text:hidden-text text:condition="ooow:" text:string-value="P39:L11" text:is-hidden="true"/><text:reference-mark-start text:name="sectionnumber_60"/><text:span text:style-name="T9"><text:sequence text:ref-name="refsectionnumber58" text:name="sectionnumber" text:formula="ooow:sectionnumber+1" style:num-format="1">59</text:sequence></text:span><text:reference-mark-end text:name="sectionnumber_60"/><text:span text:style-name="T9">.</text:span><text:tab/>A provision contained in this Act or any instrument made under it or in the instrument of <text:hidden-text text:condition="ooow:" text:string-value="P39:L12" text:is-hidden="true"/>incorporation of an ICAV requiring or authorising a thing to be done by or to a director <text:hidden-text text:condition="ooow:" text:string-value="P39:L13" text:is-hidden="true"/>and the secretary of an ICAV shall not be satisfied by its being done by or to the same <text:hidden-text text:condition="ooow:" text:string-value="P39:L14" text:is-hidden="true"/>person acting both as director and as, or in place of, the secretary.</text:p>
      <text:p text:style-name="shouldernote"><text:bookmark-start text:name="toc_book_84"/><text:hidden-text text:condition="ooow:" text:string-value="P39:L15" text:is-hidden="true"/>Validity of acts of directors<text:bookmark-end text:name="toc_book_84"/></text:p>
      <text:p text:style-name="section"><text:hidden-text text:condition="ooow:" text:string-value="P39:L16" text:is-hidden="true"/><text:reference-mark-start text:name="sectionnumber_61"/><text:span text:style-name="T9"><text:sequence text:ref-name="refsectionnumber59" text:name="sectionnumber" text:formula="ooow:sectionnumber+1" style:num-format="1">60</text:sequence></text:span><text:reference-mark-end text:name="sectionnumber_61"/><text:span text:style-name="T9">.</text:span><text:tab/>The acts of a director of an ICAV shall be valid despite any defect which may afterwards <text:hidden-text text:condition="ooow:" text:string-value="P39:L17" text:is-hidden="true"/>be discovered in the director’s appointment or qualification.</text:p>
      <text:p text:style-name="shouldernote"><text:bookmark-start text:name="toc_book_85"/><text:hidden-text text:condition="ooow:" text:string-value="P39:L18" text:is-hidden="true"/>Appointment of directors to be voted on individually<text:bookmark-end text:name="toc_book_85"/></text:p>
      <text:p text:style-name="subsection"><text:hidden-text text:condition="ooow:" text:string-value="P39:L19" text:is-hidden="true"/><text:reference-mark-start text:name="sectionnumber_62"/><text:span text:style-name="T9"><text:sequence text:ref-name="refsectionnumber60" text:name="sectionnumber" text:formula="ooow:sectionnumber+1" style:num-format="1">61</text:sequence></text:span><text:reference-mark-end text:name="sectionnumber_62"/><text:span text:style-name="T9">.</text:span><text:tab/><text:reference-mark-start text:name="subsectionnumber_197"/>(<text:sequence text:ref-name="refsubsectionnumber192" text:name="subsectionnumber" style:num-format="1">1</text:sequence>)<text:reference-mark-end text:name="subsectionnumber_197"/><text:tab/>At a general meeting of an ICAV, a motion for the appointment of 2 or more persons <text:hidden-text text:condition="ooow:" text:string-value="P39:L20" text:is-hidden="true"/>as directors of the ICAV by a single resolution shall not be made, unless a resolution <text:hidden-text text:condition="ooow:" text:string-value="P39:L21" text:is-hidden="true"/>that it shall be so made has first been agreed to by the meeting without any vote being <text:hidden-text text:condition="ooow:" text:string-value="P39:L22" text:is-hidden="true"/>given against it.</text:p>
      <text:p text:style-name="subsection"><text:hidden-text text:condition="ooow:" text:string-value="P39:L23" text:is-hidden="true"/><text:tab/><text:reference-mark-start text:name="subsectionnumber_198"/>(<text:sequence text:ref-name="refsubsectionnumber193" text:name="subsectionnumber" text:formula="ooow:subsectionnumber+1" style:num-format="1">2</text:sequence>)<text:reference-mark-end text:name="subsectionnumber_198"/><text:tab/>Subject to <text:span text:style-name="T3">subsections </text:span><text:span text:style-name="T3"><text:reference-ref text:reference-format="text" text:ref-name="subsectionnumber_199">(3)</text:reference-ref></text:span> and <text:span text:style-name="T3"><text:reference-ref text:reference-format="text" text:ref-name="subsectionnumber_200">(4)</text:reference-ref></text:span>, a resolution moved in contravention of this section <text:hidden-text text:condition="ooow:" text:string-value="P39:L24" text:is-hidden="true"/>shall be void, whether or not its being so moved was objected to at the time.</text:p>
      <text:p text:style-name="subsection"><text:hidden-text text:condition="ooow:" text:string-value="P39:L25" text:is-hidden="true"/><text:tab/><text:reference-mark-start text:name="subsectionnumber_199"/>(<text:sequence text:ref-name="refsubsectionnumber194" text:name="subsectionnumber" text:formula="ooow:subsectionnumber+1" style:num-format="1">3</text:sequence>)<text:reference-mark-end text:name="subsectionnumber_199"/><text:tab/><text:span text:style-name="T3">Subsection </text:span><text:span text:style-name="T3"><text:reference-ref text:reference-format="text" text:ref-name="subsectionnumber_198">(2)</text:reference-ref></text:span> shall not be taken as excluding the operation of <text:span text:style-name="T3">section </text:span><text:span text:style-name="T3"><text:reference-ref text:reference-format="text" text:ref-name="sectionnumber_61">60</text:reference-ref></text:span>.</text:p>
      <text:p text:style-name="subsection"><text:hidden-text text:condition="ooow:" text:string-value="P39:L26" text:is-hidden="true"/><text:tab/><text:reference-mark-start text:name="subsectionnumber_200"/>(<text:sequence text:ref-name="refsubsectionnumber195" text:name="subsectionnumber" text:formula="ooow:subsectionnumber+1" style:num-format="1">4</text:sequence>)<text:reference-mark-end text:name="subsectionnumber_200"/><text:tab/>Where a resolution moved in contravention of this section is passed, no provision for <text:hidden-text text:condition="ooow:" text:string-value="P39:L27" text:is-hidden="true"/>the automatic re-appointment of retiring directors in default of another appointment <text:hidden-text text:condition="ooow:" text:string-value="P39:L28" text:is-hidden="true"/>shall apply.</text:p>
      <text:p text:style-name="subsection"><text:hidden-text text:condition="ooow:" text:string-value="P39:L29" text:is-hidden="true"/><text:tab/><text:reference-mark-start text:name="subsectionnumber_201"/>(<text:sequence text:ref-name="refsubsectionnumber196" text:name="subsectionnumber" text:formula="ooow:subsectionnumber+1" style:num-format="1">5</text:sequence>)<text:reference-mark-end text:name="subsectionnumber_201"/><text:tab/>For the purposes of this section, a motion for approving a person’s appointment or for <text:hidden-text text:condition="ooow:" text:string-value="P39:L30" text:is-hidden="true"/>nominating a person for appointment shall be treated as a motion for the person’s <text:hidden-text text:condition="ooow:" text:string-value="P39:L31" text:is-hidden="true"/>appointment.</text:p>
      <text:p text:style-name="subsection"><text:hidden-text text:condition="ooow:" text:string-value="P39:L32" text:is-hidden="true"/><text:tab/><text:reference-mark-start text:name="subsectionnumber_202"/>(<text:sequence text:ref-name="refsubsectionnumber197" text:name="subsectionnumber" text:formula="ooow:subsectionnumber+1" style:num-format="1">6</text:sequence>)<text:reference-mark-end text:name="subsectionnumber_202"/><text:tab/>Nothing in this section shall apply to a resolution altering an ICAV’s instrument of <text:hidden-text text:condition="ooow:" text:string-value="P39:L33" text:is-hidden="true"/>incorporation.</text:p>
      <text:p text:style-name="shouldernote"><text:bookmark-start text:name="toc_book_86"/><text:soft-page-break/><text:hidden-text text:condition="ooow:" text:string-value="P40:L1" text:is-hidden="true"/>Removal of directors<text:bookmark-end text:name="toc_book_86"/></text:p>
      <text:p text:style-name="subsection"><text:hidden-text text:condition="ooow:" text:string-value="P40:L2" text:is-hidden="true"/><text:reference-mark-start text:name="sectionnumber_63"/><text:span text:style-name="T9"><text:sequence text:ref-name="refsectionnumber61" text:name="sectionnumber" text:formula="ooow:sectionnumber+1" style:num-format="1">62</text:sequence></text:span><text:reference-mark-end text:name="sectionnumber_63"/><text:span text:style-name="T9">.</text:span><text:tab/><text:reference-mark-start text:name="subsectionnumber_203"/>(<text:sequence text:ref-name="refsubsectionnumber198" text:name="subsectionnumber" style:num-format="1">1</text:sequence>)<text:reference-mark-end text:name="subsectionnumber_203"/><text:tab/>An ICAV may by ordinary resolution remove a director before the end of the <text:hidden-text text:condition="ooow:" text:string-value="P40:L3" text:is-hidden="true"/>director’s period of office despite anything in its instrument of incorporation or in any <text:hidden-text text:condition="ooow:" text:string-value="P40:L4" text:is-hidden="true"/>agreement between the ICAV and the director.</text:p>
      <text:p text:style-name="subsection"><text:hidden-text text:condition="ooow:" text:string-value="P40:L5" text:is-hidden="true"/><text:tab/><text:reference-mark-start text:name="subsectionnumber_204"/>(<text:sequence text:ref-name="refsubsectionnumber199" text:name="subsectionnumber" text:formula="ooow:subsectionnumber+1" style:num-format="1">2</text:sequence>)<text:reference-mark-end text:name="subsectionnumber_204"/><text:tab/>In the case of a resolution to remove a director under this section, or to appoint <text:hidden-text text:condition="ooow:" text:string-value="P40:L6" text:is-hidden="true"/>somebody instead of the director so removed at the meeting at which he or she is <text:hidden-text text:condition="ooow:" text:string-value="P40:L7" text:is-hidden="true"/>removed, the following provisions shall apply:</text:p>
      <text:p text:style-name="paragraph"><text:hidden-text text:condition="ooow:" text:string-value="P40:L8" text:is-hidden="true"/><text:tab/><text:reference-mark-start text:name="paragraphnumber_150"/>(<text:sequence text:ref-name="refparagraphnumber121" text:name="paragraphnumber" text:formula="ooow:1" style:num-format="a">a</text:sequence>)<text:reference-mark-end text:name="paragraphnumber_150"/><text:tab/>the ICAV shall be given not less than 28 days’ notice of the intention to move the <text:hidden-text text:condition="ooow:" text:string-value="P40:L9" text:is-hidden="true"/>resolution unless the directors of the ICAV have resolved to submit it;</text:p>
      <text:p text:style-name="paragraph"><text:hidden-text text:condition="ooow:" text:string-value="P40:L10" text:is-hidden="true"/><text:tab/><text:reference-mark-start text:name="paragraphnumber_151"/>(<text:sequence text:ref-name="refparagraphnumber122" text:name="paragraphnumber" text:formula="ooow:paragraphnumber+1" style:num-format="a">b</text:sequence>)<text:reference-mark-end text:name="paragraphnumber_151"/><text:tab/>on receipt of the notice the ICAV shall forthwith send a copy of the resolution to <text:hidden-text text:condition="ooow:" text:string-value="P40:L11" text:is-hidden="true"/>the director concerned, and the director (whether or not a member of the ICAV) <text:hidden-text text:condition="ooow:" text:string-value="P40:L12" text:is-hidden="true"/>shall be entitled to be heard on the resolution at the meeting;</text:p>
      <text:p text:style-name="paragraph"><text:hidden-text text:condition="ooow:" text:string-value="P40:L13" text:is-hidden="true"/><text:tab/><text:reference-mark-start text:name="paragraphnumber_152"/>(<text:sequence text:ref-name="refparagraphnumber123" text:name="paragraphnumber" text:formula="ooow:paragraphnumber+1" style:num-format="a">c</text:sequence>)<text:reference-mark-end text:name="paragraphnumber_152"/><text:tab/>the ICAV shall give its members notice of the resolution at the same time and in <text:hidden-text text:condition="ooow:" text:string-value="P40:L14" text:is-hidden="true"/>the same manner as it gives notice of the meeting or, if that is not practicable, <text:hidden-text text:condition="ooow:" text:string-value="P40:L15" text:is-hidden="true"/>shall give them notice of it, either by advertisement in a daily newspaper <text:hidden-text text:condition="ooow:" text:string-value="P40:L16" text:is-hidden="true"/>circulating in the district in which the registered office of the ICAV is situated or <text:hidden-text text:condition="ooow:" text:string-value="P40:L17" text:is-hidden="true"/>in any other mode allowed by the instrument of incorporation not less than 21 <text:hidden-text text:condition="ooow:" text:string-value="P40:L18" text:is-hidden="true"/>days before the date of the meeting.</text:p>
      <text:p text:style-name="subsection"><text:hidden-text text:condition="ooow:" text:string-value="P40:L19" text:is-hidden="true"/><text:tab/><text:reference-mark-start text:name="subsectionnumber_205"/>(<text:sequence text:ref-name="refsubsectionnumber200" text:name="subsectionnumber" text:formula="ooow:subsectionnumber+1" style:num-format="1">3</text:sequence>)<text:reference-mark-end text:name="subsectionnumber_205"/><text:tab/>If <text:span text:style-name="T3">subsection </text:span><text:span text:style-name="T3"><text:reference-ref text:reference-format="text" text:ref-name="subsectionnumber_204">(2)</text:reference-ref></text:span> has not been complied with, the resolution shall, subject to <text:hidden-text text:condition="ooow:" text:string-value="P40:L20" text:is-hidden="true"/><text:span text:style-name="T3">subsection </text:span><text:span text:style-name="T3"><text:reference-ref text:reference-format="text" text:ref-name="subsectionnumber_206">(4)</text:reference-ref></text:span>, not be effective.</text:p>
      <text:p text:style-name="subsection"><text:hidden-text text:condition="ooow:" text:string-value="P40:L21" text:is-hidden="true"/><text:tab/><text:reference-mark-start text:name="subsectionnumber_206"/>(<text:sequence text:ref-name="refsubsectionnumber201" text:name="subsectionnumber" text:formula="ooow:subsectionnumber+1" style:num-format="1">4</text:sequence>)<text:reference-mark-end text:name="subsectionnumber_206"/><text:tab/>If, after notice of the intention to move a resolution such as is mentioned in <text:hidden-text text:condition="ooow:" text:string-value="P40:L22" text:is-hidden="true"/><text:span text:style-name="T3">subsection </text:span><text:span text:style-name="T3"><text:reference-ref text:reference-format="text" text:ref-name="subsectionnumber_204">(2)</text:reference-ref></text:span> has been given to the ICAV, a meeting is called for a date 28 days or <text:hidden-text text:condition="ooow:" text:string-value="P40:L23" text:is-hidden="true"/>less after the date on which the notice has been given, the notice, though not given <text:hidden-text text:condition="ooow:" text:string-value="P40:L24" text:is-hidden="true"/>within the time required by <text:span text:style-name="T3">paragraph </text:span><text:span text:style-name="T3"><text:reference-ref text:reference-format="text" text:ref-name="paragraphnumber_150">(a)</text:reference-ref></text:span> of <text:span text:style-name="T3">subsection </text:span><text:span text:style-name="T3"><text:reference-ref text:reference-format="text" text:ref-name="subsectionnumber_204">(2)</text:reference-ref></text:span><text:span text:style-name="T14">,</text:span> shall be deemed to have <text:hidden-text text:condition="ooow:" text:string-value="P40:L25" text:is-hidden="true"/>been properly given for the purposes of that paragraph.</text:p>
      <text:p text:style-name="subsection"><text:hidden-text text:condition="ooow:" text:string-value="P40:L26" text:is-hidden="true"/><text:tab/><text:reference-mark-start text:name="subsectionnumber_207"/>(<text:sequence text:ref-name="refsubsectionnumber202" text:name="subsectionnumber" text:formula="ooow:subsectionnumber+1" style:num-format="1">5</text:sequence>)<text:reference-mark-end text:name="subsectionnumber_207"/><text:tab/>Subject to <text:span text:style-name="T3">subsection </text:span><text:span text:style-name="T3"><text:reference-ref text:reference-format="text" text:ref-name="subsectionnumber_209">(7)</text:reference-ref></text:span>, where notice is given of an intended resolution to remove a <text:hidden-text text:condition="ooow:" text:string-value="P40:L27" text:is-hidden="true"/>director and the director concerned makes in relation to the resolution representations <text:hidden-text text:condition="ooow:" text:string-value="P40:L28" text:is-hidden="true"/>in writing to the ICAV (not exceeding a reasonable length) and requests their <text:hidden-text text:condition="ooow:" text:string-value="P40:L29" text:is-hidden="true"/>notification to the members of the ICAV, the ICAV shall (unless the representations <text:hidden-text text:condition="ooow:" text:string-value="P40:L30" text:is-hidden="true"/>are received by it too late for it to do so)⁠—</text:p>
      <text:p text:style-name="paragraph"><text:hidden-text text:condition="ooow:" text:string-value="P40:L31" text:is-hidden="true"/><text:tab/><text:reference-mark-start text:name="paragraphnumber_153"/>(<text:sequence text:ref-name="refparagraphnumber124" text:name="paragraphnumber" text:formula="ooow:1" style:num-format="a">a</text:sequence>)<text:reference-mark-end text:name="paragraphnumber_153"/><text:tab/>in any notice of the resolution given to members of the ICAV, state the fact that <text:hidden-text text:condition="ooow:" text:string-value="P40:L32" text:is-hidden="true"/>the representations have been made, and</text:p>
      <text:p text:style-name="paragraph"><text:hidden-text text:condition="ooow:" text:string-value="P40:L33" text:is-hidden="true"/><text:tab/><text:reference-mark-start text:name="paragraphnumber_154"/>(<text:sequence text:ref-name="refparagraphnumber125" text:name="paragraphnumber" text:formula="ooow:paragraphnumber+1" style:num-format="a">b</text:sequence>)<text:reference-mark-end text:name="paragraphnumber_154"/><text:tab/>send a copy of the representations to every member of the ICAV to whom notice <text:hidden-text text:condition="ooow:" text:string-value="P40:L34" text:is-hidden="true"/>of the meeting is sent (whether before or after receipt of the representations by <text:hidden-text text:condition="ooow:" text:string-value="P40:L35" text:is-hidden="true"/>the ICAV).</text:p>
      <text:p text:style-name="subsection"><text:hidden-text text:condition="ooow:" text:string-value="P40:L36" text:is-hidden="true"/><text:tab/><text:reference-mark-start text:name="subsectionnumber_208"/>(<text:sequence text:ref-name="refsubsectionnumber203" text:name="subsectionnumber" text:formula="ooow:subsectionnumber+1" style:num-format="1">6</text:sequence>)<text:reference-mark-end text:name="subsectionnumber_208"/><text:tab/>If a copy of the representations is not sent as mentioned in <text:span text:style-name="T3">subsection </text:span><text:span text:style-name="T3"><text:reference-ref text:reference-format="text" text:ref-name="subsectionnumber_207">(5)</text:reference-ref></text:span> (whether <text:hidden-text text:condition="ooow:" text:string-value="P40:L37" text:is-hidden="true"/>because they were received too late or because of the ICAV’s default), the director <text:hidden-text text:condition="ooow:" text:string-value="P40:L38" text:is-hidden="true"/>may (without prejudice to his or her right to be heard orally) require that the <text:hidden-text text:condition="ooow:" text:string-value="P40:L39" text:is-hidden="true"/>representations be read out at the meeting.</text:p>
      <text:p text:style-name="subsection"><text:hidden-text text:condition="ooow:" text:string-value="P40:L40" text:is-hidden="true"/><text:tab/><text:reference-mark-start text:name="subsectionnumber_209"/>(<text:sequence text:ref-name="refsubsectionnumber204" text:name="subsectionnumber" text:formula="ooow:subsectionnumber+1" style:num-format="1">7</text:sequence>)<text:reference-mark-end text:name="subsectionnumber_209"/><text:tab/>Copies of the representations need not be sent out, and the representations need not be <text:hidden-text text:condition="ooow:" text:string-value="P40:L41" text:is-hidden="true"/>read out at the meeting, as mentioned in <text:span text:style-name="T3">subsection </text:span><text:span text:style-name="T3"><text:reference-ref text:reference-format="text" text:ref-name="subsectionnumber_207">(5)</text:reference-ref></text:span> or <text:span text:style-name="T3"><text:reference-ref text:reference-format="text" text:ref-name="subsectionnumber_208">(6)</text:reference-ref></text:span>, if, on the application <text:hidden-text text:condition="ooow:" text:string-value="P40:L42" text:is-hidden="true"/>either of the ICAV or of any other person who claims to be aggrieved, the High Court <text:hidden-text text:condition="ooow:" text:string-value="P40:L43" text:is-hidden="true"/>is satisfied that the rights conferred by this section are being abused to secure <text:soft-page-break/><text:hidden-text text:condition="ooow:" text:string-value="P41:L1" text:is-hidden="true"/>needless publicity for defamatory matter and orders that those things need not be <text:hidden-text text:condition="ooow:" text:string-value="P41:L2" text:is-hidden="true"/>done.</text:p>
      <text:p text:style-name="subsection"><text:hidden-text text:condition="ooow:" text:string-value="P41:L3" text:is-hidden="true"/><text:tab/><text:reference-mark-start text:name="subsectionnumber_210"/>(<text:sequence text:ref-name="refsubsectionnumber205" text:name="subsectionnumber" text:formula="ooow:subsectionnumber+1" style:num-format="1">8</text:sequence>)<text:reference-mark-end text:name="subsectionnumber_210"/><text:tab/>The High Court may order the ICAV’s costs on an application under <text:span text:style-name="T3">subsection </text:span><text:span text:style-name="T3"><text:reference-ref text:reference-format="text" text:ref-name="subsectionnumber_209">(7)</text:reference-ref></text:span> to <text:hidden-text text:condition="ooow:" text:string-value="P41:L4" text:is-hidden="true"/>be paid in whole or in part by the director concerned, even if the director is not a party <text:hidden-text text:condition="ooow:" text:string-value="P41:L5" text:is-hidden="true"/>to the application.</text:p>
      <text:p text:style-name="shouldernote"><text:bookmark-start text:name="toc_book_87"/><text:hidden-text text:condition="ooow:" text:string-value="P41:L6" text:is-hidden="true"/>Prohibition of undischarged bankrupt acting as officer etc. of ICAV<text:bookmark-end text:name="toc_book_87"/></text:p>
      <text:p text:style-name="subsection"><text:hidden-text text:condition="ooow:" text:string-value="P41:L7" text:is-hidden="true"/><text:reference-mark-start text:name="sectionnumber_64"/><text:span text:style-name="T9"><text:sequence text:ref-name="refsectionnumber62" text:name="sectionnumber" text:formula="ooow:sectionnumber+1" style:num-format="1">63</text:sequence></text:span><text:reference-mark-end text:name="sectionnumber_64"/><text:span text:style-name="T9">.</text:span><text:tab/><text:reference-mark-start text:name="subsectionnumber_211"/>(<text:sequence text:ref-name="refsubsectionnumber206" text:name="subsectionnumber" style:num-format="1">1</text:sequence>)<text:reference-mark-end text:name="subsectionnumber_211"/><text:tab/>If any person being an undischarged bankrupt acts as a director or secretary of, or <text:hidden-text text:condition="ooow:" text:string-value="P41:L8" text:is-hidden="true"/>directly or indirectly takes part or is concerned in the promotion, formation or <text:hidden-text text:condition="ooow:" text:string-value="P41:L9" text:is-hidden="true"/>management of, an ICAV except with the leave of the High Court, the person commits <text:hidden-text text:condition="ooow:" text:string-value="P41:L10" text:is-hidden="true"/>a category 2 offence.</text:p>
      <text:p text:style-name="subsection"><text:hidden-text text:condition="ooow:" text:string-value="P41:L11" text:is-hidden="true"/><text:tab/><text:reference-mark-start text:name="subsectionnumber_212"/>(<text:sequence text:ref-name="refsubsectionnumber207" text:name="subsectionnumber" text:formula="ooow:subsectionnumber+1" style:num-format="1">2</text:sequence>)<text:reference-mark-end text:name="subsectionnumber_212"/><text:tab/>Where a person is convicted of an offence under <text:span text:style-name="T3">subsection </text:span><text:span text:style-name="T3"><text:reference-ref text:reference-format="text" text:ref-name="subsectionnumber_211">(1)</text:reference-ref></text:span> the person shall be <text:hidden-text text:condition="ooow:" text:string-value="P41:L12" text:is-hidden="true"/>deemed to be subject to a disqualification order from the date of such conviction if he <text:hidden-text text:condition="ooow:" text:string-value="P41:L13" text:is-hidden="true"/>or she was not, or was not deemed to be, subject to such an order on that date.</text:p>
      <text:p text:style-name="shouldernote"><text:bookmark-start text:name="toc_book_88"/><text:hidden-text text:condition="ooow:" text:string-value="P41:L14" text:is-hidden="true"/>Examination as to solvency status of director etc.<text:bookmark-end text:name="toc_book_88"/></text:p>
      <text:p text:style-name="subsection"><text:hidden-text text:condition="ooow:" text:string-value="P41:L15" text:is-hidden="true"/><text:reference-mark-start text:name="sectionnumber_65"/><text:span text:style-name="T9"><text:sequence text:ref-name="refsectionnumber63" text:name="sectionnumber" text:formula="ooow:sectionnumber+1" style:num-format="1">64</text:sequence></text:span><text:reference-mark-end text:name="sectionnumber_65"/><text:span text:style-name="T9">.</text:span><text:tab/><text:reference-mark-start text:name="subsectionnumber_213"/>(<text:sequence text:ref-name="refsubsectionnumber208" text:name="subsectionnumber" style:num-format="1">1</text:sequence>)<text:reference-mark-end text:name="subsectionnumber_213"/><text:tab/>Where the Director of Corporate Enforcement has reason to believe that a director or <text:hidden-text text:condition="ooow:" text:string-value="P41:L16" text:is-hidden="true"/>secretary of an ICAV is an undischarged bankrupt, the Director may require the <text:hidden-text text:condition="ooow:" text:string-value="P41:L17" text:is-hidden="true"/>director or secretary of the ICAV to produce by a specified date a sworn statement of <text:hidden-text text:condition="ooow:" text:string-value="P41:L18" text:is-hidden="true"/>all relevant facts pertaining to the director’s, or secretary’s, financial position, both <text:hidden-text text:condition="ooow:" text:string-value="P41:L19" text:is-hidden="true"/>within the State and elsewhere, and, in particular, to any matter pertaining to <text:hidden-text text:condition="ooow:" text:string-value="P41:L20" text:is-hidden="true"/>bankruptcy as at a particular date.</text:p>
      <text:p text:style-name="subsection"><text:hidden-text text:condition="ooow:" text:string-value="P41:L21" text:is-hidden="true"/><text:tab/><text:reference-mark-start text:name="subsectionnumber_214"/>(<text:sequence text:ref-name="refsubsectionnumber209" text:name="subsectionnumber" text:formula="ooow:subsectionnumber+1" style:num-format="1">2</text:sequence>)<text:reference-mark-end text:name="subsectionnumber_214"/><text:tab/>The High Court may, on the application of the Director of Corporate Enforcement, <text:hidden-text text:condition="ooow:" text:string-value="P41:L22" text:is-hidden="true"/>require a director or secretary of an ICAV who has made a statement under <text:span text:style-name="T3">subsection </text:span><text:span text:style-name="T3"><text:hidden-text text:condition="ooow:" text:string-value="P41:L23" text:is-hidden="true"/></text:span><text:span text:style-name="T3"><text:reference-ref text:reference-format="text" text:ref-name="subsectionnumber_213">(1)</text:reference-ref></text:span> to appear before it and answer on oath any question pertaining to the content of <text:hidden-text text:condition="ooow:" text:string-value="P41:L24" text:is-hidden="true"/>the statement.</text:p>
      <text:p text:style-name="subsection"><text:hidden-text text:condition="ooow:" text:string-value="P41:L25" text:is-hidden="true"/><text:tab/><text:reference-mark-start text:name="subsectionnumber_215"/>(<text:sequence text:ref-name="refsubsectionnumber210" text:name="subsectionnumber" text:formula="ooow:subsectionnumber+1" style:num-format="1">3</text:sequence>)<text:reference-mark-end text:name="subsectionnumber_215"/><text:tab/>The High Court may, on the application of the Director of Corporate Enforcement, <text:hidden-text text:condition="ooow:" text:string-value="P41:L26" text:is-hidden="true"/>make a disqualification order against a person who is a director or secretary of an <text:hidden-text text:condition="ooow:" text:string-value="P41:L27" text:is-hidden="true"/>ICAV, to be for such period as the High Court specifies, on the grounds that the <text:hidden-text text:condition="ooow:" text:string-value="P41:L28" text:is-hidden="true"/>person is an undischarged bankrupt.</text:p>
      <text:p text:style-name="subsection"><text:hidden-text text:condition="ooow:" text:string-value="P41:L29" text:is-hidden="true"/><text:tab/><text:reference-mark-start text:name="subsectionnumber_216"/>(<text:sequence text:ref-name="refsubsectionnumber211" text:name="subsectionnumber" text:formula="ooow:subsectionnumber+1" style:num-format="1">4</text:sequence>)<text:reference-mark-end text:name="subsectionnumber_216"/><text:tab/>A director or secretary of an ICAV who fails to comply with a requirement under <text:hidden-text text:condition="ooow:" text:string-value="P41:L30" text:is-hidden="true"/><text:span text:style-name="T3">subsection </text:span><text:span text:style-name="T3"><text:reference-ref text:reference-format="text" text:ref-name="subsectionnumber_213">(1)</text:reference-ref></text:span> commits a category 3 offence.</text:p>
      <text:p text:style-name="shouldernote"><text:bookmark-start text:name="toc_book_89"/><text:hidden-text text:condition="ooow:" text:string-value="P41:L31" text:is-hidden="true"/>Register of directors and secretaries<text:bookmark-end text:name="toc_book_89"/></text:p>
      <text:p text:style-name="subsection"><text:hidden-text text:condition="ooow:" text:string-value="P41:L32" text:is-hidden="true"/><text:reference-mark-start text:name="sectionnumber_66"/><text:span text:style-name="T9"><text:sequence text:ref-name="refsectionnumber64" text:name="sectionnumber" text:formula="ooow:sectionnumber+1" style:num-format="1">65</text:sequence></text:span><text:reference-mark-end text:name="sectionnumber_66"/><text:span text:style-name="T9">.</text:span><text:tab/><text:reference-mark-start text:name="subsectionnumber_218"/>(<text:sequence text:ref-name="refsubsectionnumber212" text:name="subsectionnumber" style:num-format="1">1</text:sequence>)<text:reference-mark-end text:name="subsectionnumber_218"/><text:tab/>An ICAV shall keep at its registered office a register of its directors and secretaries <text:hidden-text text:condition="ooow:" text:string-value="P41:L33" text:is-hidden="true"/>and, if any, its deputy and assistant secretaries.</text:p>
      <text:p text:style-name="subsection"><text:hidden-text text:condition="ooow:" text:string-value="P41:L34" text:is-hidden="true"/><text:tab/><text:reference-mark-start text:name="subsectionnumber_219"/>(<text:sequence text:ref-name="refsubsectionnumber213" text:name="subsectionnumber" text:formula="ooow:subsectionnumber+1" style:num-format="1">2</text:sequence>)<text:reference-mark-end text:name="subsectionnumber_219"/><text:tab/>Subject to <text:span text:style-name="T3">subsection </text:span><text:span text:style-name="T3"><text:reference-ref text:reference-format="text" text:ref-name="subsectionnumber_220">(3)</text:reference-ref></text:span>, the register shall contain the following particulars relating <text:hidden-text text:condition="ooow:" text:string-value="P41:L35" text:is-hidden="true"/>to each director:</text:p>
      <text:p text:style-name="paragraph"><text:hidden-text text:condition="ooow:" text:string-value="P41:L36" text:is-hidden="true"/><text:tab/><text:reference-mark-start text:name="paragraphnumber_155"/>(<text:sequence text:ref-name="refparagraphnumber126" text:name="paragraphnumber" text:formula="ooow:1" style:num-format="a">a</text:sequence>)<text:reference-mark-end text:name="paragraphnumber_155"/><text:tab/>present forename and surname and any former forename and surname;</text:p>
      <text:p text:style-name="paragraph"><text:hidden-text text:condition="ooow:" text:string-value="P41:L37" text:is-hidden="true"/><text:tab/><text:reference-mark-start text:name="paragraphnumber_156"/>(<text:sequence text:ref-name="refparagraphnumber127" text:name="paragraphnumber" text:formula="ooow:paragraphnumber+1" style:num-format="a">b</text:sequence>)<text:reference-mark-end text:name="paragraphnumber_156"/><text:tab/>date of birth;</text:p>
      <text:p text:style-name="paragraph"><text:hidden-text text:condition="ooow:" text:string-value="P41:L38" text:is-hidden="true"/><text:tab/><text:reference-mark-start text:name="paragraphnumber_157"/>(<text:sequence text:ref-name="refparagraphnumber128" text:name="paragraphnumber" text:formula="ooow:paragraphnumber+1" style:num-format="a">c</text:sequence>)<text:reference-mark-end text:name="paragraphnumber_157"/><text:tab/>usual residential address;</text:p>
      <text:p text:style-name="paragraph"><text:hidden-text text:condition="ooow:" text:string-value="P41:L39" text:is-hidden="true"/><text:tab/><text:reference-mark-start text:name="paragraphnumber_158"/>(<text:sequence text:ref-name="refparagraphnumber129" text:name="paragraphnumber" text:formula="ooow:paragraphnumber+1" style:num-format="a">d</text:sequence>)<text:reference-mark-end text:name="paragraphnumber_158"/><text:tab/>nationality;</text:p>
      <text:p text:style-name="paragraph"><text:soft-page-break/><text:hidden-text text:condition="ooow:" text:string-value="P42:L1" text:is-hidden="true"/><text:tab/><text:reference-mark-start text:name="paragraphnumber_159"/>(<text:sequence text:ref-name="refparagraphnumber130" text:name="paragraphnumber" text:formula="ooow:paragraphnumber+1" style:num-format="a">e</text:sequence>)<text:reference-mark-end text:name="paragraphnumber_159"/><text:tab/>business occupation, if any;</text:p>
      <text:p text:style-name="paragraph"><text:hidden-text text:condition="ooow:" text:string-value="P42:L2" text:is-hidden="true"/><text:tab/><text:reference-mark-start text:name="paragraphnumber_160"/>(<text:sequence text:ref-name="refparagraphnumber131" text:name="paragraphnumber" text:formula="ooow:paragraphnumber+1" style:num-format="a">f</text:sequence>)<text:reference-mark-end text:name="paragraphnumber_160"/><text:tab/>particulars of any other present or former directorships of bodies corporate, <text:hidden-text text:condition="ooow:" text:string-value="P42:L3" text:is-hidden="true"/>whether incorporated in the State or elsewhere.</text:p>
      <text:p text:style-name="subsection"><text:hidden-text text:condition="ooow:" text:string-value="P42:L4" text:is-hidden="true"/><text:tab/><text:reference-mark-start text:name="subsectionnumber_220"/>(<text:sequence text:ref-name="refsubsectionnumber214" text:name="subsectionnumber" text:formula="ooow:subsectionnumber+1" style:num-format="1">3</text:sequence>)<text:reference-mark-end text:name="subsectionnumber_220"/><text:tab/>It is not necessary for the register to contain on any day particulars of any <text:hidden-text text:condition="ooow:" text:string-value="P42:L5" text:is-hidden="true"/>directorship⁠—</text:p>
      <text:p text:style-name="paragraph"><text:hidden-text text:condition="ooow:" text:string-value="P42:L6" text:is-hidden="true"/><text:tab/><text:reference-mark-start text:name="paragraphnumber_161"/>(<text:sequence text:ref-name="refparagraphnumber132" text:name="paragraphnumber" text:formula="ooow:1" style:num-format="a">a</text:sequence>)<text:reference-mark-end text:name="paragraphnumber_161"/><text:tab/>which has not been held by a director at any time during the 5 years preceding <text:hidden-text text:condition="ooow:" text:string-value="P42:L7" text:is-hidden="true"/>that day, or</text:p>
      <text:p text:style-name="paragraph"><text:hidden-text text:condition="ooow:" text:string-value="P42:L8" text:is-hidden="true"/><text:tab/><text:reference-mark-start text:name="paragraphnumber_162"/>(<text:sequence text:ref-name="refparagraphnumber133" text:name="paragraphnumber" text:formula="ooow:paragraphnumber+1" style:num-format="a">b</text:sequence>)<text:reference-mark-end text:name="paragraphnumber_162"/><text:tab/>which is held or was held by a director in bodies corporate of which the ICAV is <text:hidden-text text:condition="ooow:" text:string-value="P42:L9" text:is-hidden="true"/>or was the wholly-owned subsidiary or which are or were the wholly-owned <text:hidden-text text:condition="ooow:" text:string-value="P42:L10" text:is-hidden="true"/>subsidiaries either of the ICAV or of another body corporate of which the ICAV is <text:hidden-text text:condition="ooow:" text:string-value="P42:L11" text:is-hidden="true"/>or was the wholly-owned subsidiary,</text:p>
      <text:p text:style-name="subsection"><text:hidden-text text:condition="ooow:" text:string-value="P42:L12" text:is-hidden="true"/><text:tab/><text:tab/>and for the purposes of this subsection a body corporate is the wholly-owned <text:hidden-text text:condition="ooow:" text:string-value="P42:L13" text:is-hidden="true"/>subsidiary of another if it has no members except that other and that other’s wholly-<text:hidden-text text:condition="ooow:" text:string-value="P42:L14" text:is-hidden="true"/>owned subsidiaries and its or their nominees.</text:p>
      <text:p text:style-name="subsection"><text:hidden-text text:condition="ooow:" text:string-value="P42:L15" text:is-hidden="true"/><text:tab/><text:reference-mark-start text:name="subsectionnumber_221"/>(<text:sequence text:ref-name="refsubsectionnumber215" text:name="subsectionnumber" text:formula="ooow:subsectionnumber+1" style:num-format="1">4</text:sequence>)<text:reference-mark-end text:name="subsectionnumber_221"/><text:tab/>Subject to <text:span text:style-name="T3">subsection </text:span><text:span text:style-name="T3"><text:reference-ref text:reference-format="text" text:ref-name="subsectionnumber_222">(5)</text:reference-ref></text:span>, the register shall contain the following particulars relating <text:hidden-text text:condition="ooow:" text:string-value="P42:L16" text:is-hidden="true"/>to the secretary or, where there are joint secretaries, in relation to each of them, any <text:hidden-text text:condition="ooow:" text:string-value="P42:L17" text:is-hidden="true"/>deputy secretary or any assistant secretary:</text:p>
      <text:p text:style-name="paragraph"><text:hidden-text text:condition="ooow:" text:string-value="P42:L18" text:is-hidden="true"/><text:tab/><text:reference-mark-start text:name="paragraphnumber_163"/>(<text:sequence text:ref-name="refparagraphnumber134" text:name="paragraphnumber" text:formula="ooow:1" style:num-format="a">a</text:sequence>)<text:reference-mark-end text:name="paragraphnumber_163"/><text:tab/>in the case of an individual, present forename and surname, any former forename <text:hidden-text text:condition="ooow:" text:string-value="P42:L19" text:is-hidden="true"/>and surname, usual residential address and date of birth;</text:p>
      <text:p text:style-name="paragraph"><text:hidden-text text:condition="ooow:" text:string-value="P42:L20" text:is-hidden="true"/><text:tab/><text:reference-mark-start text:name="paragraphnumber_164"/>(<text:sequence text:ref-name="refparagraphnumber135" text:name="paragraphnumber" text:formula="ooow:paragraphnumber+1" style:num-format="a">b</text:sequence>)<text:reference-mark-end text:name="paragraphnumber_164"/><text:tab/>in the case of a body corporate, the corporate name and, if the body corporate is <text:hidden-text text:condition="ooow:" text:string-value="P42:L21" text:is-hidden="true"/>registered, its registered office, the register in which it is registered and its <text:hidden-text text:condition="ooow:" text:string-value="P42:L22" text:is-hidden="true"/>number in that register.</text:p>
      <text:p text:style-name="subsection"><text:hidden-text text:condition="ooow:" text:string-value="P42:L23" text:is-hidden="true"/><text:tab/><text:reference-mark-start text:name="subsectionnumber_222"/>(<text:sequence text:ref-name="refsubsectionnumber216" text:name="subsectionnumber" text:formula="ooow:subsectionnumber+1" style:num-format="1">5</text:sequence>)<text:reference-mark-end text:name="subsectionnumber_222"/><text:tab/>Where all the partners in a firm are joint secretaries of an ICAV, the name and <text:hidden-text text:condition="ooow:" text:string-value="P42:L24" text:is-hidden="true"/>principal office of the firm may be stated instead of those particulars.</text:p>
      <text:p text:style-name="subsection"><text:hidden-text text:condition="ooow:" text:string-value="P42:L25" text:is-hidden="true"/><text:tab/><text:reference-mark-start text:name="subsectionnumber_223"/>(<text:sequence text:ref-name="refsubsectionnumber217" text:name="subsectionnumber" text:formula="ooow:subsectionnumber+1" style:num-format="1">6</text:sequence>)<text:reference-mark-end text:name="subsectionnumber_223"/><text:tab/>The ICAV shall, within 14 days after the date of the happening of⁠—</text:p>
      <text:p text:style-name="paragraph"><text:hidden-text text:condition="ooow:" text:string-value="P42:L26" text:is-hidden="true"/><text:tab/><text:reference-mark-start text:name="paragraphnumber_165"/>(<text:sequence text:ref-name="refparagraphnumber136" text:name="paragraphnumber" text:formula="ooow:1" style:num-format="a">a</text:sequence>)<text:reference-mark-end text:name="paragraphnumber_165"/><text:tab/>any change among its directors or in its secretary or deputy or assistant secretary, <text:hidden-text text:condition="ooow:" text:string-value="P42:L27" text:is-hidden="true"/>or</text:p>
      <text:p text:style-name="paragraph"><text:hidden-text text:condition="ooow:" text:string-value="P42:L28" text:is-hidden="true"/><text:tab/><text:reference-mark-start text:name="paragraphnumber_166"/>(<text:sequence text:ref-name="refparagraphnumber137" text:name="paragraphnumber" text:formula="ooow:paragraphnumber+1" style:num-format="a">b</text:sequence>)<text:reference-mark-end text:name="paragraphnumber_166"/><text:tab/>any change in any of the particulars contained in the register,</text:p>
      <text:p text:style-name="subsection"><text:hidden-text text:condition="ooow:" text:string-value="P42:L29" text:is-hidden="true"/><text:tab/><text:tab/>send to the Bank a notification in writing of the change and of the date on which it <text:hidden-text text:condition="ooow:" text:string-value="P42:L30" text:is-hidden="true"/>occurred.</text:p>
      <text:p text:style-name="subsection"><text:hidden-text text:condition="ooow:" text:string-value="P42:L31" text:is-hidden="true"/><text:tab/><text:reference-mark-start text:name="subsectionnumber_224"/>(<text:sequence text:ref-name="refsubsectionnumber218" text:name="subsectionnumber" text:formula="ooow:subsectionnumber+1" style:num-format="1">7</text:sequence>)<text:reference-mark-end text:name="subsectionnumber_224"/><text:tab/>In the case of a person who is a director of more than one ICAV the following <text:hidden-text text:condition="ooow:" text:string-value="P42:L32" text:is-hidden="true"/>provisions apply:</text:p>
      <text:p text:style-name="paragraph"><text:hidden-text text:condition="ooow:" text:string-value="P42:L33" text:is-hidden="true"/><text:tab/><text:reference-mark-start text:name="paragraphnumber_167"/>(<text:sequence text:ref-name="refparagraphnumber138" text:name="paragraphnumber" text:formula="ooow:1" style:num-format="a">a</text:sequence>)<text:reference-mark-end text:name="paragraphnumber_167"/><text:tab/>the person may send a notification in writing to the Bank of a change in usual <text:hidden-text text:condition="ooow:" text:string-value="P42:L34" text:is-hidden="true"/>residential address or of a change in name and (in each case) of the date on which <text:hidden-text text:condition="ooow:" text:string-value="P42:L35" text:is-hidden="true"/>the change occurred;</text:p>
      <text:p text:style-name="paragraph"><text:hidden-text text:condition="ooow:" text:string-value="P42:L36" text:is-hidden="true"/><text:tab/><text:reference-mark-start text:name="paragraphnumber_168"/>(<text:sequence text:ref-name="refparagraphnumber139" text:name="paragraphnumber" text:formula="ooow:paragraphnumber+1" style:num-format="a">b</text:sequence>)<text:reference-mark-end text:name="paragraphnumber_168"/><text:tab/>if such a notification is sent to the Bank and each ICAV is listed in the <text:hidden-text text:condition="ooow:" text:string-value="P42:L37" text:is-hidden="true"/>notification as being one of which the person is a director⁠—</text:p>
      <text:p text:style-name="subparagraph"><text:hidden-text text:condition="ooow:" text:string-value="P42:L38" text:is-hidden="true"/><text:tab/><text:reference-mark-start text:name="subparagraphnumber_23"/>(<text:sequence text:ref-name="refsubparagraphnumber24" text:name="subparagraphnumber" text:formula="ooow:1" style:num-format="i">i</text:sequence>)<text:reference-mark-end text:name="subparagraphnumber_23"/><text:tab/>each ICAV shall be relieved, as respects, and only as respects, that particular <text:hidden-text text:condition="ooow:" text:string-value="P42:L39" text:is-hidden="true"/>change or, as the case may be, those particular changes, of the obligation <text:hidden-text text:condition="ooow:" text:string-value="P42:L40" text:is-hidden="true"/>under <text:span text:style-name="T3">subsection </text:span><text:span text:style-name="T3"><text:reference-ref text:reference-format="text" text:ref-name="subsectionnumber_223">(6)</text:reference-ref></text:span> to send a notification of it or them to the Bank, and</text:p>
      <text:p text:style-name="subparagraph"><text:soft-page-break/><text:hidden-text text:condition="ooow:" text:string-value="P43:L1" text:is-hidden="true"/><text:tab/><text:reference-mark-start text:name="subparagraphnumber_24"/>(<text:sequence text:ref-name="refsubparagraphnumber25" text:name="subparagraphnumber" text:formula="ooow:subparagraphnumber+1" style:num-format="i">ii</text:sequence>)<text:reference-mark-end text:name="subparagraphnumber_24"/><text:tab/>the Bank may proceed to record the relevant change or changes concerning <text:hidden-text text:condition="ooow:" text:string-value="P43:L2" text:is-hidden="true"/>the person in relation to each ICAV.</text:p>
      <text:p text:style-name="subsection"><text:hidden-text text:condition="ooow:" text:string-value="P43:L3" text:is-hidden="true"/><text:tab/><text:reference-mark-start text:name="subsectionnumber_225"/>(<text:sequence text:ref-name="refsubsectionnumber219" text:name="subsectionnumber" text:formula="ooow:subsectionnumber+1" style:num-format="1">8</text:sequence>)<text:reference-mark-end text:name="subsectionnumber_225"/><text:tab/>A notification sent to the Bank pursuant to <text:span text:style-name="T3">subsection </text:span><text:span text:style-name="T3"><text:reference-ref text:reference-format="text" text:ref-name="subsectionnumber_223">(6)</text:reference-ref></text:span> of the appointment of a <text:hidden-text text:condition="ooow:" text:string-value="P43:L4" text:is-hidden="true"/>person as a director, secretary or joint secretary, deputy secretary or assistant secretary <text:hidden-text text:condition="ooow:" text:string-value="P43:L5" text:is-hidden="true"/>of an ICAV shall be accompanied by a consent signed by that person to act as director, <text:hidden-text text:condition="ooow:" text:string-value="P43:L6" text:is-hidden="true"/>secretary or joint secretary, deputy secretary or assistant secretary, as the case may be.</text:p>
      <text:p text:style-name="subsection"><text:hidden-text text:condition="ooow:" text:string-value="P43:L7" text:is-hidden="true"/><text:tab/><text:reference-mark-start text:name="subsectionnumber_226"/>(<text:sequence text:ref-name="refsubsectionnumber220" text:name="subsectionnumber" text:formula="ooow:subsectionnumber+1" style:num-format="1">9</text:sequence>)<text:reference-mark-end text:name="subsectionnumber_226"/><text:tab/>For the purposes of this section⁠—</text:p>
      <text:p text:style-name="paragraph"><text:hidden-text text:condition="ooow:" text:string-value="P43:L8" text:is-hidden="true"/><text:tab/><text:reference-mark-start text:name="paragraphnumber_169"/>(<text:sequence text:ref-name="refparagraphnumber140" text:name="paragraphnumber" text:formula="ooow:1" style:num-format="a">a</text:sequence>)<text:reference-mark-end text:name="paragraphnumber_169"/><text:tab/>in the case of a person usually known by a title different from his or her surname, <text:hidden-text text:condition="ooow:" text:string-value="P43:L9" text:is-hidden="true"/>the expression “surname” means that title,</text:p>
      <text:p text:style-name="paragraph"><text:hidden-text text:condition="ooow:" text:string-value="P43:L10" text:is-hidden="true"/><text:tab/><text:reference-mark-start text:name="paragraphnumber_170"/>(<text:sequence text:ref-name="refparagraphnumber141" text:name="paragraphnumber" text:formula="ooow:paragraphnumber+1" style:num-format="a">b</text:sequence>)<text:reference-mark-end text:name="paragraphnumber_170"/><text:tab/>references to a “former forename or surname” do not include⁠—</text:p>
      <text:p text:style-name="subparagraph"><text:hidden-text text:condition="ooow:" text:string-value="P43:L11" text:is-hidden="true"/><text:tab/><text:reference-mark-start text:name="subparagraphnumber_25"/>(<text:sequence text:ref-name="refsubparagraphnumber26" text:name="subparagraphnumber" text:formula="ooow:1" style:num-format="i">i</text:sequence>)<text:reference-mark-end text:name="subparagraphnumber_25"/><text:tab/>in the case of a person usually known by a title different from his or her <text:hidden-text text:condition="ooow:" text:string-value="P43:L12" text:is-hidden="true"/>surname, the name by which he or she was known previous to the adoption <text:hidden-text text:condition="ooow:" text:string-value="P43:L13" text:is-hidden="true"/>of or succession to the title,</text:p>
      <text:p text:style-name="subparagraph"><text:hidden-text text:condition="ooow:" text:string-value="P43:L14" text:is-hidden="true"/><text:tab/><text:reference-mark-start text:name="subparagraphnumber_26"/>(<text:sequence text:ref-name="refsubparagraphnumber27" text:name="subparagraphnumber" text:formula="ooow:subparagraphnumber+1" style:num-format="i">ii</text:sequence>)<text:reference-mark-end text:name="subparagraphnumber_26"/><text:tab/>in the case of any person, a former forename or surname where that name or <text:hidden-text text:condition="ooow:" text:string-value="P43:L15" text:is-hidden="true"/>surname was changed or disused before the person bearing the name attained <text:hidden-text text:condition="ooow:" text:string-value="P43:L16" text:is-hidden="true"/>the age of 18 years or has been changed or disused for a period of not less <text:hidden-text text:condition="ooow:" text:string-value="P43:L17" text:is-hidden="true"/>than 20 years, or</text:p>
      <text:p text:style-name="subparagraph"><text:hidden-text text:condition="ooow:" text:string-value="P43:L18" text:is-hidden="true"/><text:tab/><text:reference-mark-start text:name="subparagraphnumber_27"/>(<text:sequence text:ref-name="refsubparagraphnumber28" text:name="subparagraphnumber" text:formula="ooow:subparagraphnumber+1" style:num-format="i">iii</text:sequence>)<text:reference-mark-end text:name="subparagraphnumber_27"/><text:tab/>in the case of a married woman, the name or surname by which she was <text:hidden-text text:condition="ooow:" text:string-value="P43:L19" text:is-hidden="true"/>known previous to her marriage.</text:p>
      <text:p text:style-name="shouldernote"><text:bookmark-start text:name="toc_book_90"/><text:hidden-text text:condition="ooow:" text:string-value="P43:L20" text:is-hidden="true"/>Provisions supplementary to <text:span text:style-name="T3">section </text:span><text:span text:style-name="T3"><text:reference-ref text:reference-format="text" text:ref-name="sectionnumber_66">65</text:reference-ref></text:span><text:bookmark-end text:name="toc_book_90"/></text:p>
      <text:p text:style-name="subsection"><text:hidden-text text:condition="ooow:" text:string-value="P43:L21" text:is-hidden="true"/><text:reference-mark-start text:name="sectionnumber_67"/><text:span text:style-name="T9"><text:sequence text:ref-name="refsectionnumber65" text:name="sectionnumber" text:formula="ooow:sectionnumber+1" style:num-format="1">66</text:sequence></text:span><text:reference-mark-end text:name="sectionnumber_67"/><text:span text:style-name="T9">.</text:span><text:tab/><text:reference-mark-start text:name="subsectionnumber_227"/>(<text:sequence text:ref-name="refsubsectionnumber221" text:name="subsectionnumber" style:num-format="1">1</text:sequence>)<text:reference-mark-end text:name="subsectionnumber_227"/><text:tab/>Without prejudice to <text:span text:style-name="T3">section </text:span><text:span text:style-name="T3"><text:reference-ref text:reference-format="text" text:ref-name="sectionnumber_66">65</text:reference-ref></text:span><text:span text:style-name="T3"><text:reference-ref text:reference-format="text" text:ref-name="subsectionnumber_223">(6)</text:reference-ref></text:span>, a change among the directors for the purposes of <text:hidden-text text:condition="ooow:" text:string-value="P43:L22" text:is-hidden="true"/>that provision includes the case of a director’s becoming disqualified under the law of <text:hidden-text text:condition="ooow:" text:string-value="P43:L23" text:is-hidden="true"/>a country or territory other than the State (whether pursuant to an order of a judge or a <text:hidden-text text:condition="ooow:" text:string-value="P43:L24" text:is-hidden="true"/>tribunal or otherwise) from being appointed or acting as a director or secretary of a <text:hidden-text text:condition="ooow:" text:string-value="P43:L25" text:is-hidden="true"/>body corporate or an undertaking; and, accordingly, in such a case the notification <text:hidden-text text:condition="ooow:" text:string-value="P43:L26" text:is-hidden="true"/>under <text:span text:style-name="T5">section </text:span><text:span text:style-name="T5"><text:reference-ref text:reference-format="text" text:ref-name="sectionnumber_66">65</text:reference-ref></text:span><text:span text:style-name="T5"><text:reference-ref text:reference-format="text" text:ref-name="subsectionnumber_223">(6)</text:reference-ref></text:span><text:span text:style-name="T14"> </text:span>shall state in relation to the director⁠—</text:p>
      <text:p text:style-name="paragraph"><text:hidden-text text:condition="ooow:" text:string-value="P43:L27" text:is-hidden="true"/><text:tab/><text:reference-mark-start text:name="paragraphnumber_171"/>(<text:sequence text:ref-name="refparagraphnumber142" text:name="paragraphnumber" text:formula="ooow:1" style:num-format="a">a</text:sequence>)<text:reference-mark-end text:name="paragraphnumber_171"/><text:tab/>the jurisdiction in which the director became disqualified,</text:p>
      <text:p text:style-name="paragraph"><text:hidden-text text:condition="ooow:" text:string-value="P43:L28" text:is-hidden="true"/><text:tab/><text:reference-mark-start text:name="paragraphnumber_172"/>(<text:sequence text:ref-name="refparagraphnumber143" text:name="paragraphnumber" text:formula="ooow:paragraphnumber+1" style:num-format="a">b</text:sequence>)<text:reference-mark-end text:name="paragraphnumber_172"/><text:tab/>the date on which the director became disqualified, and</text:p>
      <text:p text:style-name="paragraph"><text:hidden-text text:condition="ooow:" text:string-value="P43:L29" text:is-hidden="true"/><text:tab/><text:reference-mark-start text:name="paragraphnumber_173"/>(<text:sequence text:ref-name="refparagraphnumber144" text:name="paragraphnumber" text:formula="ooow:paragraphnumber+1" style:num-format="a">c</text:sequence>)<text:reference-mark-end text:name="paragraphnumber_173"/><text:tab/>the period for which the director is disqualified.</text:p>
      <text:p text:style-name="subsection"><text:hidden-text text:condition="ooow:" text:string-value="P43:L30" text:is-hidden="true"/><text:tab/><text:reference-mark-start text:name="subsectionnumber_228"/>(<text:sequence text:ref-name="refsubsectionnumber222" text:name="subsectionnumber" text:formula="ooow:subsectionnumber+1" style:num-format="1">2</text:sequence>)<text:reference-mark-end text:name="subsectionnumber_228"/><text:tab/>Without prejudice to <text:span text:style-name="T3">subsection </text:span><text:span text:style-name="T3"><text:reference-ref text:reference-format="text" text:ref-name="subsectionnumber_227">(1)</text:reference-ref></text:span> and to the requirement under <text:span text:style-name="T3">section </text:span><text:span text:style-name="T3"><text:reference-ref text:reference-format="text" text:ref-name="sectionnumber_66">65</text:reference-ref></text:span><text:span text:style-name="T3"><text:reference-ref text:reference-format="text" text:ref-name="subsectionnumber_225">(8)</text:reference-ref></text:span> that <text:hidden-text text:condition="ooow:" text:string-value="P43:L31" text:is-hidden="true"/>the notification be accompanied by the consent referred to there, if⁠—</text:p>
      <text:p text:style-name="paragraph"><text:hidden-text text:condition="ooow:" text:string-value="P43:L32" text:is-hidden="true"/><text:tab/><text:reference-mark-start text:name="paragraphnumber_174"/>(<text:sequence text:ref-name="refparagraphnumber145" text:name="paragraphnumber" text:formula="ooow:1" style:num-format="a">a</text:sequence>)<text:reference-mark-end text:name="paragraphnumber_174"/><text:tab/>the notification sent to the Bank pursuant to <text:span text:style-name="T3">section </text:span><text:span text:style-name="T3"><text:reference-ref text:reference-format="text" text:ref-name="sectionnumber_66">65</text:reference-ref></text:span><text:span text:style-name="T3"><text:reference-ref text:reference-format="text" text:ref-name="subsectionnumber_223">(6)</text:reference-ref></text:span> is a notification of the <text:hidden-text text:condition="ooow:" text:string-value="P43:L33" text:is-hidden="true"/>appointment of a person as a director of an ICAV, and</text:p>
      <text:p text:style-name="paragraph"><text:hidden-text text:condition="ooow:" text:string-value="P43:L34" text:is-hidden="true"/><text:tab/><text:reference-mark-start text:name="paragraphnumber_175"/>(<text:sequence text:ref-name="refparagraphnumber146" text:name="paragraphnumber" text:formula="ooow:paragraphnumber+1" style:num-format="a">b</text:sequence>)<text:reference-mark-end text:name="paragraphnumber_175"/><text:tab/>that person is a person who is disqualified under the law of a country or territory <text:hidden-text text:condition="ooow:" text:string-value="P43:L35" text:is-hidden="true"/>other than the State (whether pursuant to an order of a judge or a tribunal or <text:hidden-text text:condition="ooow:" text:string-value="P43:L36" text:is-hidden="true"/>otherwise) from being appointed or acting as a director or secretary of a body <text:hidden-text text:condition="ooow:" text:string-value="P43:L37" text:is-hidden="true"/>corporate or an undertaking,</text:p>
      <text:p text:style-name="subsection"><text:hidden-text text:condition="ooow:" text:string-value="P43:L38" text:is-hidden="true"/><text:tab/><text:tab/>that person shall secure that the notification is accompanied by a statement in writing <text:hidden-text text:condition="ooow:" text:string-value="P43:L39" text:is-hidden="true"/>and signed by that person specifying⁠—</text:p>
      <text:p text:style-name="paragraph"><text:hidden-text text:condition="ooow:" text:string-value="P43:L40" text:is-hidden="true"/><text:tab/><text:reference-mark-start text:name="paragraphnumber_176"/>(<text:sequence text:ref-name="refparagraphnumber147" text:name="paragraphnumber" text:formula="ooow:1" style:num-format="i">i</text:sequence>)<text:reference-mark-end text:name="paragraphnumber_176"/><text:tab/>the jurisdiction in which the person became disqualified,</text:p>
      <text:p text:style-name="paragraph"><text:soft-page-break/><text:hidden-text text:condition="ooow:" text:string-value="P44:L1" text:is-hidden="true"/><text:tab/><text:reference-mark-start text:name="paragraphnumber_177"/>(<text:sequence text:ref-name="refparagraphnumber148" text:name="paragraphnumber" text:formula="ooow:paragraphnumber+1" style:num-format="i">ii</text:sequence>)<text:reference-mark-end text:name="paragraphnumber_177"/><text:tab/>the date on which the person became disqualified, and</text:p>
      <text:p text:style-name="paragraph"><text:hidden-text text:condition="ooow:" text:string-value="P44:L2" text:is-hidden="true"/><text:tab/><text:reference-mark-start text:name="paragraphnumber_178"/>(<text:sequence text:ref-name="refparagraphnumber149" text:name="paragraphnumber" text:formula="ooow:paragraphnumber+1" style:num-format="i">iii</text:sequence>)<text:reference-mark-end text:name="paragraphnumber_178"/><text:tab/>the period for which the person is disqualified.</text:p>
      <text:p text:style-name="subsection"><text:hidden-text text:condition="ooow:" text:string-value="P44:L3" text:is-hidden="true"/><text:tab/><text:reference-mark-start text:name="subsectionnumber_229"/>(<text:sequence text:ref-name="refsubsectionnumber223" text:name="subsectionnumber" text:formula="ooow:subsectionnumber+1" style:num-format="1">3</text:sequence>)<text:reference-mark-end text:name="subsectionnumber_229"/><text:tab/>It shall be the duty of each director and secretary and deputy or assistant secretary of <text:hidden-text text:condition="ooow:" text:string-value="P44:L4" text:is-hidden="true"/>an ICAV to give information in writing to the ICAV as soon as may be of such matters <text:hidden-text text:condition="ooow:" text:string-value="P44:L5" text:is-hidden="true"/>as may be necessary to enable the ICAV to comply with <text:span text:style-name="T5">section </text:span><text:span text:style-name="T5"><text:reference-ref text:reference-format="text" text:ref-name="sectionnumber_66">65</text:reference-ref></text:span> and the preceding <text:hidden-text text:condition="ooow:" text:string-value="P44:L6" text:is-hidden="true"/>provisions of this section.</text:p>
      <text:p text:style-name="subsection"><text:hidden-text text:condition="ooow:" text:string-value="P44:L7" text:is-hidden="true"/><text:tab/><text:reference-mark-start text:name="subsectionnumber_230"/>(<text:sequence text:ref-name="refsubsectionnumber224" text:name="subsectionnumber" text:formula="ooow:subsectionnumber+1" style:num-format="1">4</text:sequence>)<text:reference-mark-end text:name="subsectionnumber_230"/><text:tab/>If default is made in complying with <text:span text:style-name="T3">section </text:span><text:span text:style-name="T3"><text:reference-ref text:reference-format="text" text:ref-name="sectionnumber_66">65</text:reference-ref></text:span>, the ICAV and any officer of it who is <text:hidden-text text:condition="ooow:" text:string-value="P44:L8" text:is-hidden="true"/>in default commits a category 3 offence.</text:p>
      <text:p text:style-name="subsection"><text:hidden-text text:condition="ooow:" text:string-value="P44:L9" text:is-hidden="true"/><text:tab/><text:reference-mark-start text:name="subsectionnumber_231"/>(<text:sequence text:ref-name="refsubsectionnumber225" text:name="subsectionnumber" text:formula="ooow:subsectionnumber+1" style:num-format="1">5</text:sequence>)<text:reference-mark-end text:name="subsectionnumber_231"/><text:tab/>A person who fails to comply with <text:span text:style-name="T3">subsection </text:span><text:span text:style-name="T3"><text:reference-ref text:reference-format="text" text:ref-name="subsectionnumber_227">(1)</text:reference-ref></text:span>, <text:span text:style-name="T3"><text:reference-ref text:reference-format="text" text:ref-name="subsectionnumber_228">(2)</text:reference-ref></text:span> or <text:span text:style-name="T3"><text:reference-ref text:reference-format="text" text:ref-name="subsectionnumber_229">(3)</text:reference-ref></text:span> commits a category 3 <text:hidden-text text:condition="ooow:" text:string-value="P44:L10" text:is-hidden="true"/>offence.</text:p>
      <text:p text:style-name="shouldernote"><text:bookmark-start text:name="toc_book_91"/><text:hidden-text text:condition="ooow:" text:string-value="P44:L11" text:is-hidden="true"/>Entitlement to notify Bank of changes if <text:span text:style-name="T3">section </text:span><text:span text:style-name="T3"><text:reference-ref text:reference-format="text" text:ref-name="sectionnumber_66">65</text:reference-ref></text:span><text:span text:style-name="T3"><text:reference-ref text:reference-format="text" text:ref-name="subsectionnumber_223">(6)</text:reference-ref></text:span> contravened<text:bookmark-end text:name="toc_book_91"/></text:p>
      <text:p text:style-name="subsection"><text:hidden-text text:condition="ooow:" text:string-value="P44:L12" text:is-hidden="true"/><text:reference-mark-start text:name="sectionnumber_68"/><text:span text:style-name="T9"><text:sequence text:ref-name="refsectionnumber66" text:name="sectionnumber" text:formula="ooow:sectionnumber+1" style:num-format="1">67</text:sequence></text:span><text:reference-mark-end text:name="sectionnumber_68"/><text:span text:style-name="T9">.</text:span><text:tab/><text:reference-mark-start text:name="subsectionnumber_233"/>(<text:sequence text:ref-name="refsubsectionnumber226" text:name="subsectionnumber" style:num-format="1">1</text:sequence>)<text:reference-mark-end text:name="subsectionnumber_233"/><text:tab/>This section applies if an ICAV fails to send, in accordance with <text:span text:style-name="T3">section </text:span><text:span text:style-name="T3"><text:reference-ref text:reference-format="text" text:ref-name="sectionnumber_66">65</text:reference-ref></text:span><text:span text:style-name="T3"><text:reference-ref text:reference-format="text" text:ref-name="subsectionnumber_223">(6)</text:reference-ref></text:span>, a <text:hidden-text text:condition="ooow:" text:string-value="P44:L13" text:is-hidden="true"/>notification, in the specified form, to the Bank of the fact of a person’s having ceased, <text:hidden-text text:condition="ooow:" text:string-value="P44:L14" text:is-hidden="true"/>for whatever reason, to be a director or secretary of the ICAV and of the date on <text:hidden-text text:condition="ooow:" text:string-value="P44:L15" text:is-hidden="true"/>which that event occurred.</text:p>
      <text:p text:style-name="subsection"><text:hidden-text text:condition="ooow:" text:string-value="P44:L16" text:is-hidden="true"/><text:tab/><text:reference-mark-start text:name="subsectionnumber_234"/>(<text:sequence text:ref-name="refsubsectionnumber227" text:name="subsectionnumber" text:formula="ooow:subsectionnumber+1" style:num-format="1">2</text:sequence>)<text:reference-mark-end text:name="subsectionnumber_234"/><text:tab/>The former director or secretary may serve on the ICAV a notice⁠—</text:p>
      <text:p text:style-name="paragraph"><text:hidden-text text:condition="ooow:" text:string-value="P44:L17" text:is-hidden="true"/><text:tab/><text:reference-mark-start text:name="paragraphnumber_179"/>(<text:sequence text:ref-name="refparagraphnumber150" text:name="paragraphnumber" text:formula="ooow:1" style:num-format="a">a</text:sequence>)<text:reference-mark-end text:name="paragraphnumber_179"/><text:tab/>requesting it to send forthwith the notification of that matter in the specified form <text:hidden-text text:condition="ooow:" text:string-value="P44:L18" text:is-hidden="true"/>to the Bank, and</text:p>
      <text:p text:style-name="paragraph"><text:hidden-text text:condition="ooow:" text:string-value="P44:L19" text:is-hidden="true"/><text:tab/><text:reference-mark-start text:name="paragraphnumber_180"/>(<text:sequence text:ref-name="refparagraphnumber151" text:name="paragraphnumber" text:formula="ooow:paragraphnumber+1" style:num-format="a">b</text:sequence>)<text:reference-mark-end text:name="paragraphnumber_180"/><text:tab/>stating that, if the ICAV fails to comply with that request within 21 days after the <text:hidden-text text:condition="ooow:" text:string-value="P44:L20" text:is-hidden="true"/>date of the service of the notice on it, he or she will forward to the Bank and to <text:hidden-text text:condition="ooow:" text:string-value="P44:L21" text:is-hidden="true"/>every person who, to his or her knowledge, is an officer of the ICAV a copy of <text:hidden-text text:condition="ooow:" text:string-value="P44:L22" text:is-hidden="true"/>any notice of resignation by him or her as a director or secretary of the ICAV or <text:hidden-text text:condition="ooow:" text:string-value="P44:L23" text:is-hidden="true"/>any other documentary proof of his or her having ceased to be such a director or <text:hidden-text text:condition="ooow:" text:string-value="P44:L24" text:is-hidden="true"/>secretary together with what is required to be forwarded by <text:span text:style-name="T3">subsection </text:span><text:span text:style-name="T3"><text:reference-ref text:reference-format="text" text:ref-name="subsectionnumber_235">(3)</text:reference-ref></text:span>.</text:p>
      <text:p text:style-name="subsection"><text:hidden-text text:condition="ooow:" text:string-value="P44:L25" text:is-hidden="true"/><text:tab/><text:reference-mark-start text:name="subsectionnumber_235"/>(<text:sequence text:ref-name="refsubsectionnumber228" text:name="subsectionnumber" text:formula="ooow:subsectionnumber+1" style:num-format="1">3</text:sequence>)<text:reference-mark-end text:name="subsectionnumber_235"/><text:tab/>This subsection requires to be forwarded⁠—</text:p>
      <text:p text:style-name="paragraph"><text:hidden-text text:condition="ooow:" text:string-value="P44:L26" text:is-hidden="true"/><text:tab/><text:reference-mark-start text:name="paragraphnumber_181"/>(<text:sequence text:ref-name="refparagraphnumber152" text:name="paragraphnumber" text:formula="ooow:1" style:num-format="a">a</text:sequence>)<text:reference-mark-end text:name="paragraphnumber_181"/><text:tab/>to the Bank, such additional information as may be specified by the Bank (which <text:hidden-text text:condition="ooow:" text:string-value="P44:L27" text:is-hidden="true"/>may include a statutory declaration made by the former director or secretary <text:hidden-text text:condition="ooow:" text:string-value="P44:L28" text:is-hidden="true"/>stating the names of the persons who, to his or her knowledge, are officers of the <text:hidden-text text:condition="ooow:" text:string-value="P44:L29" text:is-hidden="true"/>ICAV), and</text:p>
      <text:p text:style-name="paragraph"><text:hidden-text text:condition="ooow:" text:string-value="P44:L30" text:is-hidden="true"/><text:tab/><text:reference-mark-start text:name="paragraphnumber_182"/>(<text:sequence text:ref-name="refparagraphnumber153" text:name="paragraphnumber" text:formula="ooow:paragraphnumber+1" style:num-format="a">b</text:sequence>)<text:reference-mark-end text:name="paragraphnumber_182"/><text:tab/>to every other person who, to his or her knowledge, is an officer of the ICAV, a <text:hidden-text text:condition="ooow:" text:string-value="P44:L31" text:is-hidden="true"/>written request of the person that he or she take such steps as will ensure that the <text:hidden-text text:condition="ooow:" text:string-value="P44:L32" text:is-hidden="true"/>failure of the ICAV to comply with the notice continues no further.</text:p>
      <text:p text:style-name="subsection"><text:hidden-text text:condition="ooow:" text:string-value="P44:L33" text:is-hidden="true"/><text:tab/><text:reference-mark-start text:name="subsectionnumber_236"/>(<text:sequence text:ref-name="refsubsectionnumber229" text:name="subsectionnumber" text:formula="ooow:subsectionnumber+1" style:num-format="1">4</text:sequence>)<text:reference-mark-end text:name="subsectionnumber_236"/><text:tab/>If an ICAV fails to comply with a request made of it under a notice referred to in <text:hidden-text text:condition="ooow:" text:string-value="P44:L34" text:is-hidden="true"/><text:span text:style-name="T3">subsection </text:span><text:span text:style-name="T3"><text:reference-ref text:reference-format="text" text:ref-name="subsectionnumber_234">(2)</text:reference-ref></text:span> the person who served the notice may forward to the Bank and to every <text:hidden-text text:condition="ooow:" text:string-value="P44:L35" text:is-hidden="true"/>person who, to his or her knowledge, is an officer of the ICAV a copy of the notice of <text:hidden-text text:condition="ooow:" text:string-value="P44:L36" text:is-hidden="true"/>resignation or other documentary proof referred to in <text:span text:style-name="T3">subsection </text:span><text:span text:style-name="T3"><text:reference-ref text:reference-format="text" text:ref-name="subsectionnumber_234">(2)</text:reference-ref></text:span><text:span text:style-name="T3"><text:reference-ref text:reference-format="text" text:ref-name="paragraphnumber_180">(b)</text:reference-ref></text:span> if, but only if, <text:hidden-text text:condition="ooow:" text:string-value="P44:L37" text:is-hidden="true"/>there is forwarded together with that notice or proof⁠—</text:p>
      <text:p text:style-name="paragraph"><text:hidden-text text:condition="ooow:" text:string-value="P44:L38" text:is-hidden="true"/><text:tab/><text:reference-mark-start text:name="paragraphnumber_183"/>(<text:sequence text:ref-name="refparagraphnumber154" text:name="paragraphnumber" text:formula="ooow:1" style:num-format="a">a</text:sequence>)<text:reference-mark-end text:name="paragraphnumber_183"/><text:tab/>in the case of the Bank, the additional information referred to in <text:span text:style-name="T3">subsection </text:span><text:span text:style-name="T3"><text:reference-ref text:reference-format="text" text:ref-name="subsectionnumber_235">(3)</text:reference-ref></text:span><text:span text:style-name="T3"><text:reference-ref text:reference-format="text" text:ref-name="paragraphnumber_181">(a)</text:reference-ref></text:span><text:span text:style-name="T3"><text:hidden-text text:condition="ooow:" text:string-value="P44:L39" text:is-hidden="true"/></text:span><text:span text:style-name="T14">,</text:span> and</text:p>
      <text:p text:style-name="paragraph"><text:hidden-text text:condition="ooow:" text:string-value="P44:L40" text:is-hidden="true"/><text:tab/><text:reference-mark-start text:name="paragraphnumber_184"/>(<text:sequence text:ref-name="refparagraphnumber155" text:name="paragraphnumber" text:formula="ooow:paragraphnumber+1" style:num-format="a">b</text:sequence>)<text:reference-mark-end text:name="paragraphnumber_184"/><text:tab/>in the case of every other such person, the written request referred to in <text:hidden-text text:condition="ooow:" text:string-value="P44:L41" text:is-hidden="true"/><text:span text:style-name="T3">subsection </text:span><text:span text:style-name="T3"><text:reference-ref text:reference-format="text" text:ref-name="subsectionnumber_235">(3)</text:reference-ref></text:span><text:span text:style-name="T3"><text:reference-ref text:reference-format="text" text:ref-name="paragraphnumber_182">(b)</text:reference-ref></text:span>.</text:p>
      <text:p text:style-name="subsection"><text:soft-page-break/><text:hidden-text text:condition="ooow:" text:string-value="P45:L1" text:is-hidden="true"/><text:tab/><text:reference-mark-start text:name="subsectionnumber_237"/>(<text:sequence text:ref-name="refsubsectionnumber230" text:name="subsectionnumber" text:formula="ooow:subsectionnumber+1" style:num-format="1">5</text:sequence>)<text:reference-mark-end text:name="subsectionnumber_237"/><text:tab/>No notice of resignation or other documentary proof of a person’s having ceased to be <text:hidden-text text:condition="ooow:" text:string-value="P45:L2" text:is-hidden="true"/>a director or secretary of an ICAV which is forwarded to the Bank by that person <text:hidden-text text:condition="ooow:" text:string-value="P45:L3" text:is-hidden="true"/>(other than such a notice or other proof which is forwarded under this section) shall <text:hidden-text text:condition="ooow:" text:string-value="P45:L4" text:is-hidden="true"/>be considered by the Bank.</text:p>
      <text:p text:style-name="subsection"><text:hidden-text text:condition="ooow:" text:string-value="P45:L5" text:is-hidden="true"/><text:tab/><text:reference-mark-start text:name="subsectionnumber_238"/>(<text:sequence text:ref-name="refsubsectionnumber231" text:name="subsectionnumber" text:formula="ooow:subsectionnumber+1" style:num-format="1">6</text:sequence>)<text:reference-mark-end text:name="subsectionnumber_238"/><text:tab/>No additional information referred to in <text:span text:style-name="T3">subsection </text:span><text:span text:style-name="T3"><text:reference-ref text:reference-format="text" text:ref-name="subsectionnumber_235">(3)</text:reference-ref></text:span><text:span text:style-name="T3"><text:reference-ref text:reference-format="text" text:ref-name="paragraphnumber_181">(a)</text:reference-ref></text:span> that is⁠—</text:p>
      <text:p text:style-name="paragraph"><text:hidden-text text:condition="ooow:" text:string-value="P45:L6" text:is-hidden="true"/><text:tab/><text:reference-mark-start text:name="paragraphnumber_185"/>(<text:sequence text:ref-name="refparagraphnumber156" text:name="paragraphnumber" text:formula="ooow:1" style:num-format="a">a</text:sequence>)<text:reference-mark-end text:name="paragraphnumber_185"/><text:tab/>included in a notice of resignation or other documentary proof referred to in this <text:hidden-text text:condition="ooow:" text:string-value="P45:L7" text:is-hidden="true"/>section, and</text:p>
      <text:p text:style-name="paragraph"><text:hidden-text text:condition="ooow:" text:string-value="P45:L8" text:is-hidden="true"/><text:tab/><text:reference-mark-start text:name="paragraphnumber_186"/>(<text:sequence text:ref-name="refparagraphnumber157" text:name="paragraphnumber" text:formula="ooow:paragraphnumber+1" style:num-format="a">b</text:sequence>)<text:reference-mark-end text:name="paragraphnumber_186"/><text:tab/>forwarded, under and in accordance with this section, to the Bank,</text:p>
      <text:p text:style-name="subsection"><text:hidden-text text:condition="ooow:" text:string-value="P45:L9" text:is-hidden="true"/><text:tab/><text:tab/>shall, of itself, be regarded as constituting defamatory matter.</text:p>
      <text:p text:style-name="shouldernote"><text:bookmark-start text:name="toc_book_92"/><text:hidden-text text:condition="ooow:" text:string-value="P45:L10" text:is-hidden="true"/>Particulars relating to directors to be shown on all business letters<text:bookmark-end text:name="toc_book_92"/></text:p>
      <text:p text:style-name="subsection"><text:hidden-text text:condition="ooow:" text:string-value="P45:L11" text:is-hidden="true"/><text:reference-mark-start text:name="sectionnumber_69"/><text:span text:style-name="T9"><text:sequence text:ref-name="refsectionnumber67" text:name="sectionnumber" text:formula="ooow:sectionnumber+1" style:num-format="1">68</text:sequence></text:span><text:reference-mark-end text:name="sectionnumber_69"/><text:span text:style-name="T9">.</text:span><text:tab/><text:reference-mark-start text:name="subsectionnumber_239"/>(<text:sequence text:ref-name="refsubsectionnumber232" text:name="subsectionnumber" style:num-format="1">1</text:sequence>)<text:reference-mark-end text:name="subsectionnumber_239"/><text:tab/>Subject to <text:span text:style-name="T3">subsection </text:span><text:span text:style-name="T3"><text:reference-ref text:reference-format="text" text:ref-name="subsectionnumber_240">(2)</text:reference-ref></text:span>, an ICAV shall, in all business letters on or in which the <text:hidden-text text:condition="ooow:" text:string-value="P45:L12" text:is-hidden="true"/>ICAV’s name appears and which are sent by the ICAV to any person, state in legible <text:hidden-text text:condition="ooow:" text:string-value="P45:L13" text:is-hidden="true"/>characters in relation to every director the following particulars:</text:p>
      <text:p text:style-name="paragraph"><text:hidden-text text:condition="ooow:" text:string-value="P45:L14" text:is-hidden="true"/><text:tab/><text:reference-mark-start text:name="paragraphnumber_187"/>(<text:sequence text:ref-name="refparagraphnumber158" text:name="paragraphnumber" text:formula="ooow:1" style:num-format="a">a</text:sequence>)<text:reference-mark-end text:name="paragraphnumber_187"/><text:tab/>the director’s present forename, or initials, and present surname;</text:p>
      <text:p text:style-name="paragraph"><text:hidden-text text:condition="ooow:" text:string-value="P45:L15" text:is-hidden="true"/><text:tab/><text:reference-mark-start text:name="paragraphnumber_188"/>(<text:sequence text:ref-name="refparagraphnumber159" text:name="paragraphnumber" text:formula="ooow:paragraphnumber+1" style:num-format="a">b</text:sequence>)<text:reference-mark-end text:name="paragraphnumber_188"/><text:tab/>any former forenames and surnames of the director;</text:p>
      <text:p text:style-name="paragraph"><text:hidden-text text:condition="ooow:" text:string-value="P45:L16" text:is-hidden="true"/><text:tab/><text:reference-mark-start text:name="paragraphnumber_189"/>(<text:sequence text:ref-name="refparagraphnumber160" text:name="paragraphnumber" text:formula="ooow:paragraphnumber+1" style:num-format="a">c</text:sequence>)<text:reference-mark-end text:name="paragraphnumber_189"/><text:tab/>the director’s nationality, if not Irish.</text:p>
      <text:p text:style-name="subsection"><text:hidden-text text:condition="ooow:" text:string-value="P45:L17" text:is-hidden="true"/><text:tab/><text:reference-mark-start text:name="subsectionnumber_240"/>(<text:sequence text:ref-name="refsubsectionnumber233" text:name="subsectionnumber" text:formula="ooow:subsectionnumber+1" style:num-format="1">2</text:sequence>)<text:reference-mark-end text:name="subsectionnumber_240"/><text:tab/>If special circumstances exist which render it in the opinion of the Bank expedient <text:hidden-text text:condition="ooow:" text:string-value="P45:L18" text:is-hidden="true"/>that such an exemption should be granted, the Bank may, subject to such conditions as <text:hidden-text text:condition="ooow:" text:string-value="P45:L19" text:is-hidden="true"/>it may think fit, grant exemption from the obligations imposed by <text:span text:style-name="T3">subsection </text:span><text:span text:style-name="T3"><text:reference-ref text:reference-format="text" text:ref-name="subsectionnumber_239">(1)</text:reference-ref></text:span>.</text:p>
      <text:p text:style-name="subsection"><text:hidden-text text:condition="ooow:" text:string-value="P45:L20" text:is-hidden="true"/><text:tab/><text:reference-mark-start text:name="subsectionnumber_241"/>(<text:sequence text:ref-name="refsubsectionnumber234" text:name="subsectionnumber" text:formula="ooow:subsectionnumber+1" style:num-format="1">3</text:sequence>)<text:reference-mark-end text:name="subsectionnumber_241"/><text:tab/>If an ICAV makes default in complying with this section, the ICAV and any officer of <text:hidden-text text:condition="ooow:" text:string-value="P45:L21" text:is-hidden="true"/>it who is in default commits a category 3 offence.</text:p>
      <text:p text:style-name="subsection"><text:hidden-text text:condition="ooow:" text:string-value="P45:L22" text:is-hidden="true"/><text:tab/><text:reference-mark-start text:name="subsectionnumber_243"/>(<text:sequence text:ref-name="refsubsectionnumber235" text:name="subsectionnumber" text:formula="ooow:subsectionnumber+1" style:num-format="1">4</text:sequence>)<text:reference-mark-end text:name="subsectionnumber_243"/><text:tab/>For the purposes of this section⁠—</text:p>
      <text:p text:style-name="paragraph"><text:hidden-text text:condition="ooow:" text:string-value="P45:L23" text:is-hidden="true"/><text:tab/><text:reference-mark-start text:name="paragraphnumber_190"/>(<text:sequence text:ref-name="refparagraphnumber161" text:name="paragraphnumber" text:formula="ooow:1" style:num-format="a">a</text:sequence>)<text:reference-mark-end text:name="paragraphnumber_190"/><text:tab/>“director” includes a shadow director and “officer” shall be construed <text:hidden-text text:condition="ooow:" text:string-value="P45:L24" text:is-hidden="true"/>accordingly;</text:p>
      <text:p text:style-name="paragraph"><text:hidden-text text:condition="ooow:" text:string-value="P45:L25" text:is-hidden="true"/><text:tab/><text:reference-mark-start text:name="paragraphnumber_191"/>(<text:sequence text:ref-name="refparagraphnumber162" text:name="paragraphnumber" text:formula="ooow:paragraphnumber+1" style:num-format="a">b</text:sequence>)<text:reference-mark-end text:name="paragraphnumber_191"/><text:tab/>“initials” includes a recognised abbreviation of a forename;</text:p>
      <text:p text:style-name="paragraph"><text:hidden-text text:condition="ooow:" text:string-value="P45:L26" text:is-hidden="true"/><text:tab/><text:reference-mark-start text:name="paragraphnumber_192"/>(<text:sequence text:ref-name="refparagraphnumber163" text:name="paragraphnumber" text:formula="ooow:paragraphnumber+1" style:num-format="a">c</text:sequence>)<text:reference-mark-end text:name="paragraphnumber_192"/><text:tab/><text:span text:style-name="T3">subsection </text:span><text:span text:style-name="T3"><text:reference-ref text:reference-format="text" text:ref-name="subsectionnumber_226">(9)</text:reference-ref></text:span> of <text:span text:style-name="T3">section </text:span><text:span text:style-name="T3"><text:reference-ref text:reference-format="text" text:ref-name="sectionnumber_66">65</text:reference-ref></text:span> shall apply as it applies for the purposes of that <text:hidden-text text:condition="ooow:" text:string-value="P45:L27" text:is-hidden="true"/>section.</text:p>
      <text:p text:style-name="chapternumber"><text:bookmark-start text:name="toc_book_93"/><text:hidden-text text:condition="ooow:" text:string-value="P45:L28" text:is-hidden="true"/>Chapter <text:reference-mark-start text:name="chapternumber_9"/><text:sequence text:ref-name="refchapternumber8" text:name="chapternumber" text:formula="ooow:chapternumber+1" style:num-format="1">2</text:sequence><text:bookmark-end text:name="toc_book_93"/><text:reference-mark-end text:name="chapternumber_9"/></text:p>
      <text:p text:style-name="chaptertitle"><text:bookmark-start text:name="toc_book_94"/><text:hidden-text text:condition="ooow:" text:string-value="P45:L29" text:is-hidden="true"/>Controls of directors<text:bookmark-end text:name="toc_book_94"/></text:p>
      <text:p text:style-name="shouldernote"><text:bookmark-start text:name="toc_book_95"/><text:hidden-text text:condition="ooow:" text:string-value="P45:L30" text:is-hidden="true"/>Prohibition of tax-free payments to directors<text:bookmark-end text:name="toc_book_95"/></text:p>
      <text:p text:style-name="subsection"><text:hidden-text text:condition="ooow:" text:string-value="P45:L31" text:is-hidden="true"/><text:reference-mark-start text:name="sectionnumber_70"/><text:span text:style-name="T9"><text:sequence text:ref-name="refsectionnumber68" text:name="sectionnumber" text:formula="ooow:sectionnumber+1" style:num-format="1">69</text:sequence></text:span><text:reference-mark-end text:name="sectionnumber_70"/><text:span text:style-name="T9">.</text:span><text:tab/><text:reference-mark-start text:name="subsectionnumber_244"/>(<text:sequence text:ref-name="refsubsectionnumber236" text:name="subsectionnumber" style:num-format="1">1</text:sequence>)<text:reference-mark-end text:name="subsectionnumber_244"/><text:tab/>It shall not be lawful for an ICAV to pay a director of the ICAV remuneration <text:hidden-text text:condition="ooow:" text:string-value="P45:L32" text:is-hidden="true"/>(whether as director or otherwise)⁠—</text:p>
      <text:p text:style-name="paragraph"><text:hidden-text text:condition="ooow:" text:string-value="P45:L33" text:is-hidden="true"/><text:tab/><text:reference-mark-start text:name="paragraphnumber_193"/>(<text:sequence text:ref-name="refparagraphnumber164" text:name="paragraphnumber" text:formula="ooow:1" style:num-format="a">a</text:sequence>)<text:reference-mark-end text:name="paragraphnumber_193"/><text:tab/>free of income tax or the universal social charge, or</text:p>
      <text:p text:style-name="paragraph"><text:hidden-text text:condition="ooow:" text:string-value="P45:L34" text:is-hidden="true"/><text:tab/><text:reference-mark-start text:name="paragraphnumber_194"/>(<text:sequence text:ref-name="refparagraphnumber165" text:name="paragraphnumber" text:formula="ooow:paragraphnumber+1" style:num-format="a">b</text:sequence>)<text:reference-mark-end text:name="paragraphnumber_194"/><text:tab/>otherwise calculated by reference to or varying with the amount of the director’s <text:hidden-text text:condition="ooow:" text:string-value="P45:L35" text:is-hidden="true"/>income or to or with the rate of income tax.</text:p>
      <text:p text:style-name="subsection"><text:hidden-text text:condition="ooow:" text:string-value="P45:L36" text:is-hidden="true"/><text:tab/><text:reference-mark-start text:name="subsectionnumber_245"/>(<text:sequence text:ref-name="refsubsectionnumber237" text:name="subsectionnumber" text:formula="ooow:subsectionnumber+1" style:num-format="1">2</text:sequence>)<text:reference-mark-end text:name="subsectionnumber_245"/><text:tab/>Any provision contained in⁠—</text:p>
      <text:p text:style-name="paragraph"><text:soft-page-break/><text:hidden-text text:condition="ooow:" text:string-value="P46:L1" text:is-hidden="true"/><text:tab/><text:reference-mark-start text:name="paragraphnumber_195"/>(<text:sequence text:ref-name="refparagraphnumber166" text:name="paragraphnumber" text:formula="ooow:1" style:num-format="a">a</text:sequence>)<text:reference-mark-end text:name="paragraphnumber_195"/><text:tab/>an ICAV’s instrument of incorporation,</text:p>
      <text:p text:style-name="paragraph"><text:hidden-text text:condition="ooow:" text:string-value="P46:L2" text:is-hidden="true"/><text:tab/><text:reference-mark-start text:name="paragraphnumber_196"/>(<text:sequence text:ref-name="refparagraphnumber167" text:name="paragraphnumber" text:formula="ooow:paragraphnumber+1" style:num-format="a">b</text:sequence>)<text:reference-mark-end text:name="paragraphnumber_196"/><text:tab/>any contract, or</text:p>
      <text:p text:style-name="paragraph"><text:hidden-text text:condition="ooow:" text:string-value="P46:L3" text:is-hidden="true"/><text:tab/><text:reference-mark-start text:name="paragraphnumber_197"/>(<text:sequence text:ref-name="refparagraphnumber168" text:name="paragraphnumber" text:formula="ooow:paragraphnumber+1" style:num-format="a">c</text:sequence>)<text:reference-mark-end text:name="paragraphnumber_197"/><text:tab/>any resolution of an ICAV or an ICAV’s directors,</text:p>
      <text:p text:style-name="subsection"><text:hidden-text text:condition="ooow:" text:string-value="P46:L4" text:is-hidden="true"/><text:tab/><text:tab/>for payment to a director of remuneration in the manner referred to in <text:span text:style-name="T4">subsection </text:span><text:span text:style-name="T4"><text:reference-ref text:reference-format="text" text:ref-name="subsectionnumber_244">(1)</text:reference-ref></text:span> <text:hidden-text text:condition="ooow:" text:string-value="P46:L5" text:is-hidden="true"/>shall have effect as if it provided for payment, as a gross sum subject to income tax or <text:hidden-text text:condition="ooow:" text:string-value="P46:L6" text:is-hidden="true"/>the universal social charge, of the net sum for which it actually provides.</text:p>
      <text:p text:style-name="shouldernote"><text:bookmark-start text:name="toc_book_96"/><text:hidden-text text:condition="ooow:" text:string-value="P46:L7" text:is-hidden="true"/>Payment of compensation<text:bookmark-end text:name="toc_book_96"/></text:p>
      <text:p text:style-name="subsection"><text:hidden-text text:condition="ooow:" text:string-value="P46:L8" text:is-hidden="true"/><text:reference-mark-start text:name="sectionnumber_71"/><text:span text:style-name="T9"><text:sequence text:ref-name="refsectionnumber69" text:name="sectionnumber" text:formula="ooow:sectionnumber+1" style:num-format="1">70</text:sequence></text:span><text:reference-mark-end text:name="sectionnumber_71"/><text:span text:style-name="T9">.</text:span><text:tab/><text:reference-mark-start text:name="subsectionnumber_246"/>(<text:sequence text:ref-name="refsubsectionnumber238" text:name="subsectionnumber" style:num-format="1">1</text:sequence>)<text:reference-mark-end text:name="subsectionnumber_246"/><text:tab/>It shall not be lawful for an ICAV to make to any director of the ICAV any payment by <text:hidden-text text:condition="ooow:" text:string-value="P46:L9" text:is-hidden="true"/>way of compensation for loss of office, or as consideration for or in connection with <text:hidden-text text:condition="ooow:" text:string-value="P46:L10" text:is-hidden="true"/>retirement from office, unless the following conditions are first satisfied.</text:p>
      <text:p text:style-name="subsection"><text:hidden-text text:condition="ooow:" text:string-value="P46:L11" text:is-hidden="true"/><text:tab/><text:reference-mark-start text:name="subsectionnumber_247"/>(<text:sequence text:ref-name="refsubsectionnumber239" text:name="subsectionnumber" text:formula="ooow:subsectionnumber+1" style:num-format="1">2</text:sequence>)<text:reference-mark-end text:name="subsectionnumber_247"/><text:tab/>Those conditions are⁠—</text:p>
      <text:p text:style-name="paragraph"><text:hidden-text text:condition="ooow:" text:string-value="P46:L12" text:is-hidden="true"/><text:tab/><text:reference-mark-start text:name="paragraphnumber_198"/>(<text:sequence text:ref-name="refparagraphnumber169" text:name="paragraphnumber" text:formula="ooow:1" style:num-format="a">a</text:sequence>)<text:reference-mark-end text:name="paragraphnumber_198"/><text:tab/>that particulars relating to the proposed payment (including its amount) are <text:hidden-text text:condition="ooow:" text:string-value="P46:L13" text:is-hidden="true"/>disclosed to the members of the ICAV, and</text:p>
      <text:p text:style-name="paragraph"><text:hidden-text text:condition="ooow:" text:string-value="P46:L14" text:is-hidden="true"/><text:tab/><text:reference-mark-start text:name="paragraphnumber_199"/>(<text:sequence text:ref-name="refparagraphnumber170" text:name="paragraphnumber" text:formula="ooow:paragraphnumber+1" style:num-format="a">b</text:sequence>)<text:reference-mark-end text:name="paragraphnumber_199"/><text:tab/>that the proposal is approved by resolution of the ICAV in general meeting.</text:p>
      <text:p text:style-name="subsection"><text:hidden-text text:condition="ooow:" text:string-value="P46:L15" text:is-hidden="true"/><text:tab/><text:reference-mark-start text:name="subsectionnumber_95"/>(<text:sequence text:ref-name="refsubsectionnumber240" text:name="subsectionnumber" text:formula="ooow:subsectionnumber+1" style:num-format="1">3</text:sequence>)<text:reference-mark-end text:name="subsectionnumber_95"/><text:tab/>Where a payment which is unlawful under <text:span text:style-name="T6">subsection </text:span><text:span text:style-name="T6"><text:reference-ref text:reference-format="text" text:ref-name="subsectionnumber_246">(1)</text:reference-ref></text:span> is made to a director of an <text:hidden-text text:condition="ooow:" text:string-value="P46:L16" text:is-hidden="true"/>ICAV, the ICAV and any officer of it who is in default commits a category 3 offence.</text:p>
      <text:p text:style-name="shouldernote"><text:bookmark-start text:name="toc_book_97"/><text:hidden-text text:condition="ooow:" text:string-value="P46:L17" text:is-hidden="true"/>Duty of director to disclose payments made in connection with transfer of shares<text:bookmark-end text:name="toc_book_97"/></text:p>
      <text:p text:style-name="subsection"><text:hidden-text text:condition="ooow:" text:string-value="P46:L18" text:is-hidden="true"/><text:reference-mark-start text:name="sectionnumber_72"/><text:span text:style-name="T9"><text:sequence text:ref-name="refsectionnumber70" text:name="sectionnumber" text:formula="ooow:sectionnumber+1" style:num-format="1">71</text:sequence></text:span><text:reference-mark-end text:name="sectionnumber_72"/><text:span text:style-name="T9">.</text:span><text:tab/><text:reference-mark-start text:name="subsectionnumber_249"/>(<text:sequence text:ref-name="refsubsectionnumber241" text:name="subsectionnumber" style:num-format="1">1</text:sequence>)<text:reference-mark-end text:name="subsectionnumber_249"/><text:tab/>The following duty arises on the part of a director where, in connection with the <text:hidden-text text:condition="ooow:" text:string-value="P46:L19" text:is-hidden="true"/>transfer to any persons of all or any of the shares in an ICAV being a transfer resulting <text:hidden-text text:condition="ooow:" text:string-value="P46:L20" text:is-hidden="true"/>from⁠—</text:p>
      <text:p text:style-name="paragraph"><text:hidden-text text:condition="ooow:" text:string-value="P46:L21" text:is-hidden="true"/><text:tab/><text:reference-mark-start text:name="paragraphnumber_200"/>(<text:sequence text:ref-name="refparagraphnumber171" text:name="paragraphnumber" text:formula="ooow:1" style:num-format="a">a</text:sequence>)<text:reference-mark-end text:name="paragraphnumber_200"/><text:tab/>an offer made to the general body of shareholders,</text:p>
      <text:p text:style-name="paragraph"><text:hidden-text text:condition="ooow:" text:string-value="P46:L22" text:is-hidden="true"/><text:tab/><text:reference-mark-start text:name="paragraphnumber_201"/>(<text:sequence text:ref-name="refparagraphnumber172" text:name="paragraphnumber" text:formula="ooow:paragraphnumber+1" style:num-format="a">b</text:sequence>)<text:reference-mark-end text:name="paragraphnumber_201"/><text:tab/>an offer made by or on behalf of some other body corporate, with a view to the <text:hidden-text text:condition="ooow:" text:string-value="P46:L23" text:is-hidden="true"/>ICAV becoming its subsidiary or a subsidiary of its holding company,</text:p>
      <text:p text:style-name="paragraph"><text:hidden-text text:condition="ooow:" text:string-value="P46:L24" text:is-hidden="true"/><text:tab/><text:reference-mark-start text:name="paragraphnumber_202"/>(<text:sequence text:ref-name="refparagraphnumber173" text:name="paragraphnumber" text:formula="ooow:paragraphnumber+1" style:num-format="a">c</text:sequence>)<text:reference-mark-end text:name="paragraphnumber_202"/><text:tab/>an offer made by or on behalf of an individual with a view to his or her obtaining <text:hidden-text text:condition="ooow:" text:string-value="P46:L25" text:is-hidden="true"/>the right to exercise or control the exercise of not less than one-third of the voting <text:hidden-text text:condition="ooow:" text:string-value="P46:L26" text:is-hidden="true"/>power at any general meeting of the ICAV, or</text:p>
      <text:p text:style-name="paragraph"><text:hidden-text text:condition="ooow:" text:string-value="P46:L27" text:is-hidden="true"/><text:tab/><text:reference-mark-start text:name="paragraphnumber_203"/>(<text:sequence text:ref-name="refparagraphnumber174" text:name="paragraphnumber" text:formula="ooow:paragraphnumber+1" style:num-format="a">d</text:sequence>)<text:reference-mark-end text:name="paragraphnumber_203"/><text:tab/>any other offer which is conditional on acceptance to a given extent,</text:p>
      <text:p text:style-name="subsection"><text:hidden-text text:condition="ooow:" text:string-value="P46:L28" text:is-hidden="true"/><text:tab/><text:tab/>a payment is to be made to the director of the ICAV by way of compensation for loss <text:hidden-text text:condition="ooow:" text:string-value="P46:L29" text:is-hidden="true"/>of office, or as a consideration for or in connection with retirement from office.</text:p>
      <text:p text:style-name="subsection"><text:hidden-text text:condition="ooow:" text:string-value="P46:L30" text:is-hidden="true"/><text:tab/><text:reference-mark-start text:name="subsectionnumber_250"/>(<text:sequence text:ref-name="refsubsectionnumber242" text:name="subsectionnumber" text:formula="ooow:subsectionnumber+1" style:num-format="1">2</text:sequence>)<text:reference-mark-end text:name="subsectionnumber_250"/><text:tab/>That duty on the part of the director is to take all reasonable steps to secure that <text:hidden-text text:condition="ooow:" text:string-value="P46:L31" text:is-hidden="true"/>particulars of the proposed payment (including its amount) shall be included in or sent <text:hidden-text text:condition="ooow:" text:string-value="P46:L32" text:is-hidden="true"/>with any notice of the offer made for their shares which is given to any shareholders.</text:p>
      <text:p text:style-name="subsection"><text:hidden-text text:condition="ooow:" text:string-value="P46:L33" text:is-hidden="true"/><text:tab/><text:reference-mark-start text:name="subsectionnumber_251"/>(<text:sequence text:ref-name="refsubsectionnumber243" text:name="subsectionnumber" text:formula="ooow:subsectionnumber+1" style:num-format="1">3</text:sequence>)<text:reference-mark-end text:name="subsectionnumber_251"/><text:tab/>If⁠—</text:p>
      <text:p text:style-name="paragraph"><text:hidden-text text:condition="ooow:" text:string-value="P46:L34" text:is-hidden="true"/><text:tab/><text:reference-mark-start text:name="paragraphnumber_204"/>(<text:sequence text:ref-name="refparagraphnumber175" text:name="paragraphnumber" text:formula="ooow:1" style:num-format="a">a</text:sequence>)<text:reference-mark-end text:name="paragraphnumber_204"/><text:tab/>any such director fails to take reasonable steps as mentioned in <text:span text:style-name="T4">subsection </text:span><text:span text:style-name="T4"><text:reference-ref text:reference-format="text" text:ref-name="subsectionnumber_250">(2)</text:reference-ref></text:span>, or</text:p>
      <text:p text:style-name="paragraph"><text:hidden-text text:condition="ooow:" text:string-value="P46:L35" text:is-hidden="true"/><text:tab/><text:reference-mark-start text:name="paragraphnumber_205"/>(<text:sequence text:ref-name="refparagraphnumber176" text:name="paragraphnumber" text:formula="ooow:paragraphnumber+1" style:num-format="a">b</text:sequence>)<text:reference-mark-end text:name="paragraphnumber_205"/><text:tab/>any person who has been properly required by any such director to include the <text:hidden-text text:condition="ooow:" text:string-value="P46:L36" text:is-hidden="true"/>particulars specified in that subsection in, or send them with, any such notice so <text:hidden-text text:condition="ooow:" text:string-value="P46:L37" text:is-hidden="true"/>mentioned fails so to do,</text:p>
      <text:p text:style-name="subsection"><text:soft-page-break/><text:hidden-text text:condition="ooow:" text:string-value="P47:L1" text:is-hidden="true"/><text:tab/><text:tab/>he or she commits a category 3 offence.</text:p>
      <text:p text:style-name="subsection"><text:hidden-text text:condition="ooow:" text:string-value="P47:L2" text:is-hidden="true"/><text:tab/><text:reference-mark-start text:name="subsectionnumber_253"/>(<text:sequence text:ref-name="refsubsectionnumber244" text:name="subsectionnumber" text:formula="ooow:subsectionnumber+1" style:num-format="1">4</text:sequence>)<text:reference-mark-end text:name="subsectionnumber_253"/><text:tab/>Unless⁠—</text:p>
      <text:p text:style-name="paragraph"><text:hidden-text text:condition="ooow:" text:string-value="P47:L3" text:is-hidden="true"/><text:tab/><text:reference-mark-start text:name="paragraphnumber_206"/>(<text:sequence text:ref-name="refparagraphnumber177" text:name="paragraphnumber" text:formula="ooow:1" style:num-format="a">a</text:sequence>)<text:reference-mark-end text:name="paragraphnumber_206"/><text:tab/>the requirements of <text:span text:style-name="T4">subsections </text:span><text:span text:style-name="T4"><text:reference-ref text:reference-format="text" text:ref-name="subsectionnumber_249">(1)</text:reference-ref></text:span> and <text:span text:style-name="T4"><text:reference-ref text:reference-format="text" text:ref-name="subsectionnumber_250">(2)</text:reference-ref></text:span> are complied with in relation to any <text:hidden-text text:condition="ooow:" text:string-value="P47:L4" text:is-hidden="true"/>such payment as is mentioned in <text:span text:style-name="T4">subsection </text:span><text:span text:style-name="T4"><text:reference-ref text:reference-format="text" text:ref-name="subsectionnumber_249">(1)</text:reference-ref></text:span><text:span text:style-name="T14">,</text:span> and</text:p>
      <text:p text:style-name="paragraph"><text:hidden-text text:condition="ooow:" text:string-value="P47:L5" text:is-hidden="true"/><text:tab/><text:reference-mark-start text:name="paragraphnumber_207"/>(<text:sequence text:ref-name="refparagraphnumber178" text:name="paragraphnumber" text:formula="ooow:paragraphnumber+1" style:num-format="a">b</text:sequence>)<text:reference-mark-end text:name="paragraphnumber_207"/><text:tab/>the making of the proposed payment is, before the transfer of any shares in <text:hidden-text text:condition="ooow:" text:string-value="P47:L6" text:is-hidden="true"/>pursuance of the offer, approved by a meeting summoned for the purpose of the <text:hidden-text text:condition="ooow:" text:string-value="P47:L7" text:is-hidden="true"/>holders of the shares to which the offer relates and of other holders of shares of <text:hidden-text text:condition="ooow:" text:string-value="P47:L8" text:is-hidden="true"/>the same class as any of those shares,</text:p>
      <text:p text:style-name="subsection"><text:hidden-text text:condition="ooow:" text:string-value="P47:L9" text:is-hidden="true"/><text:tab/><text:tab/>any sum received by the director on account of the payment shall be deemed to have <text:hidden-text text:condition="ooow:" text:string-value="P47:L10" text:is-hidden="true"/>been received by him or her in trust for any persons who have sold their shares as a <text:hidden-text text:condition="ooow:" text:string-value="P47:L11" text:is-hidden="true"/>result of the offer made, and the expenses incurred by him or her in distributing that <text:hidden-text text:condition="ooow:" text:string-value="P47:L12" text:is-hidden="true"/>sum among those persons shall be borne by him or her and not retained out of that <text:hidden-text text:condition="ooow:" text:string-value="P47:L13" text:is-hidden="true"/>sum.</text:p>
      <text:p text:style-name="subsection"><text:hidden-text text:condition="ooow:" text:string-value="P47:L14" text:is-hidden="true"/><text:tab/><text:reference-mark-start text:name="subsectionnumber_254"/>(<text:sequence text:ref-name="refsubsectionnumber245" text:name="subsectionnumber" text:formula="ooow:subsectionnumber+1" style:num-format="1">5</text:sequence>)<text:reference-mark-end text:name="subsectionnumber_254"/><text:tab/>Where the shareholders referred to in <text:span text:style-name="T4">paragraph </text:span><text:span text:style-name="T4"><text:reference-ref text:reference-format="text" text:ref-name="paragraphnumber_207">(b)</text:reference-ref></text:span> of <text:span text:style-name="T4">subsection </text:span><text:span text:style-name="T4"><text:reference-ref text:reference-format="text" text:ref-name="subsectionnumber_253">(4)</text:reference-ref></text:span> are not all the <text:hidden-text text:condition="ooow:" text:string-value="P47:L15" text:is-hidden="true"/>members of the ICAV and no provision is made by the instrument of incorporation for <text:hidden-text text:condition="ooow:" text:string-value="P47:L16" text:is-hidden="true"/>summoning or regulating such a meeting as is mentioned in that paragraph, the <text:hidden-text text:condition="ooow:" text:string-value="P47:L17" text:is-hidden="true"/>provisions of this Act and of the ICAV’s instrument of incorporation relating to <text:hidden-text text:condition="ooow:" text:string-value="P47:L18" text:is-hidden="true"/>general meetings of the ICAV shall, for that purpose, apply to the meeting either <text:hidden-text text:condition="ooow:" text:string-value="P47:L19" text:is-hidden="true"/>without modification or with such modifications as the Bank on the application of any <text:hidden-text text:condition="ooow:" text:string-value="P47:L20" text:is-hidden="true"/>person concerned may specify for the purpose of adapting them to the circumstances <text:hidden-text text:condition="ooow:" text:string-value="P47:L21" text:is-hidden="true"/>of the meeting.</text:p>
      <text:p text:style-name="subsection"><text:hidden-text text:condition="ooow:" text:string-value="P47:L22" text:is-hidden="true"/><text:tab/><text:reference-mark-start text:name="subsectionnumber_255"/>(<text:sequence text:ref-name="refsubsectionnumber246" text:name="subsectionnumber" text:formula="ooow:subsectionnumber+1" style:num-format="1">6</text:sequence>)<text:reference-mark-end text:name="subsectionnumber_255"/><text:tab/>If at a meeting summoned for the purpose of approving any payment as required by <text:hidden-text text:condition="ooow:" text:string-value="P47:L23" text:is-hidden="true"/><text:span text:style-name="T4">paragraph </text:span><text:span text:style-name="T4"><text:reference-ref text:reference-format="text" text:ref-name="paragraphnumber_207">(b)</text:reference-ref></text:span> of <text:span text:style-name="T4">subsection </text:span><text:span text:style-name="T4"><text:reference-ref text:reference-format="text" text:ref-name="subsectionnumber_253">(4)</text:reference-ref></text:span>, a quorum is not present and, after the meeting has <text:hidden-text text:condition="ooow:" text:string-value="P47:L24" text:is-hidden="true"/>been adjourned to a later date, a quorum is again not present, the payment shall be <text:hidden-text text:condition="ooow:" text:string-value="P47:L25" text:is-hidden="true"/>deemed, for the purposes of that subsection, to have been approved.</text:p>
      <text:p text:style-name="shouldernote"><text:bookmark-start text:name="toc_book_98"/><text:hidden-text text:condition="ooow:" text:string-value="P47:L26" text:is-hidden="true"/><text:span text:style-name="T4">Sections </text:span><text:span text:style-name="T8"><text:reference-ref text:reference-format="text" text:ref-name="sectionnumber_71">70</text:reference-ref></text:span> and <text:span text:style-name="T3"><text:reference-ref text:reference-format="text" text:ref-name="sectionnumber_72">71</text:reference-ref></text:span>: supplementary<text:bookmark-end text:name="toc_book_98"/></text:p>
      <text:p text:style-name="subsection"><text:hidden-text text:condition="ooow:" text:string-value="P47:L27" text:is-hidden="true"/><text:reference-mark-start text:name="sectionnumber_73"/><text:span text:style-name="T9"><text:sequence text:ref-name="refsectionnumber71" text:name="sectionnumber" text:formula="ooow:sectionnumber+1" style:num-format="1">72</text:sequence></text:span><text:reference-mark-end text:name="sectionnumber_73"/><text:span text:style-name="T9">.</text:span><text:tab/><text:reference-mark-start text:name="subsectionnumber_256"/>(<text:sequence text:ref-name="refsubsectionnumber247" text:name="subsectionnumber" style:num-format="1">1</text:sequence>)<text:reference-mark-end text:name="subsectionnumber_256"/><text:tab/>Where in proceedings for the recovery of any payment as having, by virtue of any <text:hidden-text text:condition="ooow:" text:string-value="P47:L28" text:is-hidden="true"/>provision of <text:span text:style-name="T4">section </text:span><text:span text:style-name="T4"><text:reference-ref text:reference-format="text" text:ref-name="sectionnumber_71">70</text:reference-ref></text:span> or <text:span text:style-name="T4"><text:reference-ref text:reference-format="text" text:ref-name="sectionnumber_72">71</text:reference-ref></text:span>, been received by any person in trust, it is shown that⁠—</text:p>
      <text:p text:style-name="paragraph"><text:hidden-text text:condition="ooow:" text:string-value="P47:L29" text:is-hidden="true"/><text:tab/><text:reference-mark-start text:name="paragraphnumber_208"/>(<text:sequence text:ref-name="refparagraphnumber179" text:name="paragraphnumber" text:formula="ooow:1" style:num-format="a">a</text:sequence>)<text:reference-mark-end text:name="paragraphnumber_208"/><text:tab/>the payment was made in pursuance of any arrangement entered into as part of <text:hidden-text text:condition="ooow:" text:string-value="P47:L30" text:is-hidden="true"/>the agreement for the transfer in question, or within one year before or 2 years <text:hidden-text text:condition="ooow:" text:string-value="P47:L31" text:is-hidden="true"/>after that agreement or the offer leading to it, and</text:p>
      <text:p text:style-name="paragraph"><text:hidden-text text:condition="ooow:" text:string-value="P47:L32" text:is-hidden="true"/><text:tab/><text:reference-mark-start text:name="paragraphnumber_209"/>(<text:sequence text:ref-name="refparagraphnumber180" text:name="paragraphnumber" text:formula="ooow:paragraphnumber+1" style:num-format="a">b</text:sequence>)<text:reference-mark-end text:name="paragraphnumber_209"/><text:tab/>the ICAV or any person to whom the transfer was made was privy to that <text:hidden-text text:condition="ooow:" text:string-value="P47:L33" text:is-hidden="true"/>arrangement,</text:p>
      <text:p text:style-name="subsection"><text:hidden-text text:condition="ooow:" text:string-value="P47:L34" text:is-hidden="true"/><text:tab/><text:tab/>the payment shall be deemed, except in so far as the contrary is shown, to be one to <text:hidden-text text:condition="ooow:" text:string-value="P47:L35" text:is-hidden="true"/>which the provisions apply.</text:p>
      <text:p text:style-name="subsection"><text:hidden-text text:condition="ooow:" text:string-value="P47:L36" text:is-hidden="true"/><text:tab/><text:reference-mark-start text:name="subsectionnumber_257"/>(<text:sequence text:ref-name="refsubsectionnumber248" text:name="subsectionnumber" text:formula="ooow:subsectionnumber+1" style:num-format="1">2</text:sequence>)<text:reference-mark-end text:name="subsectionnumber_257"/><text:tab/>If in connection with any such transfer as is mentioned in <text:span text:style-name="T4">section </text:span><text:span text:style-name="T4"><text:reference-ref text:reference-format="text" text:ref-name="sectionnumber_71">70</text:reference-ref></text:span> or <text:span text:style-name="T3"><text:reference-ref text:reference-format="text" text:ref-name="sectionnumber_72">71</text:reference-ref></text:span><text:span text:style-name="T4">⁠</text:span>—</text:p>
      <text:p text:style-name="paragraph"><text:hidden-text text:condition="ooow:" text:string-value="P47:L37" text:is-hidden="true"/><text:tab/><text:reference-mark-start text:name="paragraphnumber_210"/>(<text:sequence text:ref-name="refparagraphnumber181" text:name="paragraphnumber" text:formula="ooow:1" style:num-format="a">a</text:sequence>)<text:reference-mark-end text:name="paragraphnumber_210"/><text:tab/>the price to be paid to a director of the ICAV for any shares in the ICAV held by <text:hidden-text text:condition="ooow:" text:string-value="P47:L38" text:is-hidden="true"/>him or her is in excess of the price which could at the time have been obtained by <text:hidden-text text:condition="ooow:" text:string-value="P47:L39" text:is-hidden="true"/>other holders of the like shares, or</text:p>
      <text:p text:style-name="paragraph"><text:hidden-text text:condition="ooow:" text:string-value="P47:L40" text:is-hidden="true"/><text:tab/><text:reference-mark-start text:name="paragraphnumber_211"/>(<text:sequence text:ref-name="refparagraphnumber182" text:name="paragraphnumber" text:formula="ooow:paragraphnumber+1" style:num-format="a">b</text:sequence>)<text:reference-mark-end text:name="paragraphnumber_211"/><text:tab/>any valuable consideration is given to any such director,</text:p>
      <text:p text:style-name="subsection"><text:soft-page-break/><text:hidden-text text:condition="ooow:" text:string-value="P48:L1" text:is-hidden="true"/><text:tab/><text:tab/>the excess or the money value of the consideration, as the case may be, shall, for the <text:hidden-text text:condition="ooow:" text:string-value="P48:L2" text:is-hidden="true"/>purposes of that section, be deemed to have been a payment made to him or her by <text:hidden-text text:condition="ooow:" text:string-value="P48:L3" text:is-hidden="true"/>way of compensation for loss of office or as consideration for or in connection with <text:hidden-text text:condition="ooow:" text:string-value="P48:L4" text:is-hidden="true"/>retirement from office.</text:p>
      <text:p text:style-name="subsection"><text:hidden-text text:condition="ooow:" text:string-value="P48:L5" text:is-hidden="true"/><text:tab/><text:reference-mark-start text:name="subsectionnumber_258"/>(<text:sequence text:ref-name="refsubsectionnumber249" text:name="subsectionnumber" text:formula="ooow:subsectionnumber+1" style:num-format="1">3</text:sequence>)<text:reference-mark-end text:name="subsectionnumber_258"/><text:tab/>References in <text:span text:style-name="T4">sections </text:span><text:span text:style-name="T4"><text:reference-ref text:reference-format="text" text:ref-name="sectionnumber_71">70</text:reference-ref></text:span> and <text:span text:style-name="T4"><text:reference-ref text:reference-format="text" text:ref-name="sectionnumber_72">71</text:reference-ref></text:span> to payments to any director of an ICAV by way of <text:hidden-text text:condition="ooow:" text:string-value="P48:L6" text:is-hidden="true"/>compensation for loss of office, or as consideration for or in connection with <text:hidden-text text:condition="ooow:" text:string-value="P48:L7" text:is-hidden="true"/>retirement from office, include payments to him or her by way of compensation for⁠—</text:p>
      <text:p text:style-name="paragraph"><text:hidden-text text:condition="ooow:" text:string-value="P48:L8" text:is-hidden="true"/><text:tab/><text:reference-mark-start text:name="paragraphnumber_212"/>(<text:sequence text:ref-name="refparagraphnumber183" text:name="paragraphnumber" text:formula="ooow:1" style:num-format="a">a</text:sequence>)<text:reference-mark-end text:name="paragraphnumber_212"/><text:tab/>loss of office as director of the ICAV, or</text:p>
      <text:p text:style-name="paragraph"><text:hidden-text text:condition="ooow:" text:string-value="P48:L9" text:is-hidden="true"/><text:tab/><text:reference-mark-start text:name="paragraphnumber_213"/>(<text:sequence text:ref-name="refparagraphnumber184" text:name="paragraphnumber" text:formula="ooow:paragraphnumber+1" style:num-format="a">b</text:sequence>)<text:reference-mark-end text:name="paragraphnumber_213"/><text:tab/>the loss, while director of the ICAV, or on or in connection with his or her ceasing <text:hidden-text text:condition="ooow:" text:string-value="P48:L10" text:is-hidden="true"/>to be a director of the ICAV, of any other office in connection with the <text:hidden-text text:condition="ooow:" text:string-value="P48:L11" text:is-hidden="true"/>management of the ICAV’s affairs or of any office as director or otherwise in <text:hidden-text text:condition="ooow:" text:string-value="P48:L12" text:is-hidden="true"/>connection with the management of the affairs of any subsidiary,</text:p>
      <text:p text:style-name="subsection"><text:hidden-text text:condition="ooow:" text:string-value="P48:L13" text:is-hidden="true"/><text:tab/><text:tab/>but do not include any <text:span text:style-name="T4">bona fide </text:span>payment by way of damages for breach of contract or <text:hidden-text text:condition="ooow:" text:string-value="P48:L14" text:is-hidden="true"/>by way of pension in respect of past services, and for the purposes of this subsection <text:hidden-text text:condition="ooow:" text:string-value="P48:L15" text:is-hidden="true"/>“pension” includes any superannuation allowance, superannuation gratuity or similar <text:hidden-text text:condition="ooow:" text:string-value="P48:L16" text:is-hidden="true"/>payment.</text:p>
      <text:p text:style-name="subsection"><text:hidden-text text:condition="ooow:" text:string-value="P48:L17" text:is-hidden="true"/><text:tab/><text:reference-mark-start text:name="subsectionnumber_259"/>(<text:sequence text:ref-name="refsubsectionnumber250" text:name="subsectionnumber" text:formula="ooow:subsectionnumber+1" style:num-format="1">4</text:sequence>)<text:reference-mark-end text:name="subsectionnumber_259"/><text:tab/>Nothing in <text:span text:style-name="T4">section </text:span><text:span text:style-name="T4"><text:reference-ref text:reference-format="text" text:ref-name="sectionnumber_71">70</text:reference-ref></text:span> or <text:span text:style-name="T4"><text:reference-ref text:reference-format="text" text:ref-name="sectionnumber_72">71</text:reference-ref></text:span> shall be taken to prejudice⁠—</text:p>
      <text:p text:style-name="paragraph"><text:hidden-text text:condition="ooow:" text:string-value="P48:L18" text:is-hidden="true"/><text:tab/><text:reference-mark-start text:name="paragraphnumber_214"/>(<text:sequence text:ref-name="refparagraphnumber185" text:name="paragraphnumber" text:formula="ooow:1" style:num-format="a">a</text:sequence>)<text:reference-mark-end text:name="paragraphnumber_214"/><text:tab/>the operation of any rule of law requiring disclosure to be made with respect to <text:hidden-text text:condition="ooow:" text:string-value="P48:L19" text:is-hidden="true"/>any such payments as are mentioned in that section or with respect to any other <text:hidden-text text:condition="ooow:" text:string-value="P48:L20" text:is-hidden="true"/>like payments made or to be made to the directors of an ICAV, or</text:p>
      <text:p text:style-name="paragraph"><text:hidden-text text:condition="ooow:" text:string-value="P48:L21" text:is-hidden="true"/><text:tab/><text:reference-mark-start text:name="paragraphnumber_215"/>(<text:sequence text:ref-name="refparagraphnumber186" text:name="paragraphnumber" text:formula="ooow:paragraphnumber+1" style:num-format="a">b</text:sequence>)<text:reference-mark-end text:name="paragraphnumber_215"/><text:tab/>the operation of any rule of law in relation to the accountability (if any) of any <text:hidden-text text:condition="ooow:" text:string-value="P48:L22" text:is-hidden="true"/>director for any such payment received by him.</text:p>
      <text:p text:style-name="subsection"><text:hidden-text text:condition="ooow:" text:string-value="P48:L23" text:is-hidden="true"/><text:tab/><text:reference-mark-start text:name="subsectionnumber_260"/>(<text:sequence text:ref-name="refsubsectionnumber251" text:name="subsectionnumber" text:formula="ooow:subsectionnumber+1" style:num-format="1">5</text:sequence>)<text:reference-mark-end text:name="subsectionnumber_260"/><text:tab/>References in <text:span text:style-name="T4">sections </text:span><text:span text:style-name="T4"><text:reference-ref text:reference-format="text" text:ref-name="sectionnumber_71">70</text:reference-ref></text:span> and <text:span text:style-name="T4"><text:reference-ref text:reference-format="text" text:ref-name="sectionnumber_72">71</text:reference-ref></text:span> and this section to a director include references to a <text:hidden-text text:condition="ooow:" text:string-value="P48:L24" text:is-hidden="true"/>former director.</text:p>
      <text:p text:style-name="shouldernote"><text:bookmark-start text:name="toc_book_99"/><text:hidden-text text:condition="ooow:" text:string-value="P48:L25" text:is-hidden="true"/>Contracts of employment of directors<text:bookmark-end text:name="toc_book_99"/></text:p>
      <text:p text:style-name="subsection"><text:hidden-text text:condition="ooow:" text:string-value="P48:L26" text:is-hidden="true"/><text:reference-mark-start text:name="sectionnumber_74"/><text:span text:style-name="T9"><text:sequence text:ref-name="refsectionnumber72" text:name="sectionnumber" text:formula="ooow:sectionnumber+1" style:num-format="1">73</text:sequence></text:span><text:reference-mark-end text:name="sectionnumber_74"/><text:span text:style-name="T9">.</text:span><text:tab/><text:reference-mark-start text:name="subsectionnumber_261"/>(<text:sequence text:ref-name="refsubsectionnumber252" text:name="subsectionnumber" style:num-format="1">1</text:sequence>)<text:reference-mark-end text:name="subsectionnumber_261"/><text:tab/>In this section “relevant term” means any term by which a director’s employment with <text:hidden-text text:condition="ooow:" text:string-value="P48:L27" text:is-hidden="true"/>the ICAV of which he or she is a director or, where he or she is the director of a <text:hidden-text text:condition="ooow:" text:string-value="P48:L28" text:is-hidden="true"/>holding company, his or her employment within the group is to continue, or may be <text:hidden-text text:condition="ooow:" text:string-value="P48:L29" text:is-hidden="true"/>continued, otherwise than at the instance of the ICAV, for a period exceeding 5 years <text:hidden-text text:condition="ooow:" text:string-value="P48:L30" text:is-hidden="true"/>during which the employment⁠—</text:p>
      <text:p text:style-name="paragraph"><text:hidden-text text:condition="ooow:" text:string-value="P48:L31" text:is-hidden="true"/><text:tab/><text:reference-mark-start text:name="paragraphnumber_216"/>(<text:sequence text:ref-name="refparagraphnumber187" text:name="paragraphnumber" text:formula="ooow:1" style:num-format="a">a</text:sequence>)<text:reference-mark-end text:name="paragraphnumber_216"/><text:tab/>cannot be terminated by the ICAV by notice, or</text:p>
      <text:p text:style-name="paragraph"><text:hidden-text text:condition="ooow:" text:string-value="P48:L32" text:is-hidden="true"/><text:tab/><text:reference-mark-start text:name="paragraphnumber_217"/>(<text:sequence text:ref-name="refparagraphnumber188" text:name="paragraphnumber" text:formula="ooow:paragraphnumber+1" style:num-format="a">b</text:sequence>)<text:reference-mark-end text:name="paragraphnumber_217"/><text:tab/>can be so terminated only in specified circumstances.</text:p>
      <text:p text:style-name="subsection"><text:hidden-text text:condition="ooow:" text:string-value="P48:L33" text:is-hidden="true"/><text:tab/><text:reference-mark-start text:name="subsectionnumber_262"/>(<text:sequence text:ref-name="refsubsectionnumber253" text:name="subsectionnumber" text:formula="ooow:subsectionnumber+1" style:num-format="1">2</text:sequence>)<text:reference-mark-end text:name="subsectionnumber_262"/><text:tab/>References in <text:span text:style-name="T4">subsection </text:span><text:span text:style-name="T4"><text:reference-ref text:reference-format="text" text:ref-name="subsectionnumber_261">(1)</text:reference-ref></text:span> to employment being continued (or its potential to be <text:hidden-text text:condition="ooow:" text:string-value="P48:L34" text:is-hidden="true"/>continued) are references to its being continued (or its potential to be continued) <text:hidden-text text:condition="ooow:" text:string-value="P48:L35" text:is-hidden="true"/>whether under the original agreement or under a new agreement entered into in <text:hidden-text text:condition="ooow:" text:string-value="P48:L36" text:is-hidden="true"/>pursuance of the original agreement. </text:p>
      <text:p text:style-name="subsection"><text:hidden-text text:condition="ooow:" text:string-value="P48:L37" text:is-hidden="true"/><text:tab/><text:reference-mark-start text:name="subsectionnumber_263"/>(<text:sequence text:ref-name="refsubsectionnumber254" text:name="subsectionnumber" text:formula="ooow:subsectionnumber+1" style:num-format="1">3</text:sequence>)<text:reference-mark-end text:name="subsectionnumber_263"/><text:tab/>An ICAV shall not incorporate in any agreement a term to which this section applies <text:hidden-text text:condition="ooow:" text:string-value="P48:L38" text:is-hidden="true"/>unless the term is first approved by a resolution of the ICAV in general meeting and, <text:hidden-text text:condition="ooow:" text:string-value="P48:L39" text:is-hidden="true"/>in the case of a director of a holding company, by a resolution of the holding company <text:hidden-text text:condition="ooow:" text:string-value="P48:L40" text:is-hidden="true"/>in general meeting.</text:p>
      <text:p text:style-name="subsection"><text:soft-page-break/><text:hidden-text text:condition="ooow:" text:string-value="P49:L1" text:is-hidden="true"/><text:tab/><text:reference-mark-start text:name="subsectionnumber_264"/>(<text:sequence text:ref-name="refsubsectionnumber255" text:name="subsectionnumber" text:formula="ooow:subsectionnumber+1" style:num-format="1">4</text:sequence>)<text:reference-mark-end text:name="subsectionnumber_264"/><text:tab/>A resolution of an ICAV approving a term to which this section applies shall not be <text:hidden-text text:condition="ooow:" text:string-value="P49:L2" text:is-hidden="true"/>passed at a general meeting of the ICAV unless a written memorandum setting out the <text:hidden-text text:condition="ooow:" text:string-value="P49:L3" text:is-hidden="true"/>proposed agreement incorporating the term is available for inspection by members of <text:hidden-text text:condition="ooow:" text:string-value="P49:L4" text:is-hidden="true"/>the ICAV both⁠—</text:p>
      <text:p text:style-name="paragraph"><text:hidden-text text:condition="ooow:" text:string-value="P49:L5" text:is-hidden="true"/><text:tab/><text:reference-mark-start text:name="paragraphnumber_218"/>(<text:sequence text:ref-name="refparagraphnumber189" text:name="paragraphnumber" text:formula="ooow:1" style:num-format="a">a</text:sequence>)<text:reference-mark-end text:name="paragraphnumber_218"/><text:tab/>at the registered office of the ICAV for not less than the period of 15 days ending <text:hidden-text text:condition="ooow:" text:string-value="P49:L6" text:is-hidden="true"/>with the date of the meeting, and</text:p>
      <text:p text:style-name="paragraph"><text:hidden-text text:condition="ooow:" text:string-value="P49:L7" text:is-hidden="true"/><text:tab/><text:reference-mark-start text:name="paragraphnumber_219"/>(<text:sequence text:ref-name="refparagraphnumber190" text:name="paragraphnumber" text:formula="ooow:paragraphnumber+1" style:num-format="a">b</text:sequence>)<text:reference-mark-end text:name="paragraphnumber_219"/><text:tab/>at the meeting itself.</text:p>
      <text:p text:style-name="subsection"><text:hidden-text text:condition="ooow:" text:string-value="P49:L8" text:is-hidden="true"/><text:tab/><text:reference-mark-start text:name="subsectionnumber_265"/>(<text:sequence text:ref-name="refsubsectionnumber256" text:name="subsectionnumber" text:formula="ooow:subsectionnumber+1" style:num-format="1">5</text:sequence>)<text:reference-mark-end text:name="subsectionnumber_265"/><text:tab/>A term incorporated in an agreement in contravention of this section shall to the <text:hidden-text text:condition="ooow:" text:string-value="P49:L9" text:is-hidden="true"/>extent that it contravenes this section be void; and that agreement shall be deemed to <text:hidden-text text:condition="ooow:" text:string-value="P49:L10" text:is-hidden="true"/>contain a term entitling the ICAV to terminate it at any time by the giving of <text:hidden-text text:condition="ooow:" text:string-value="P49:L11" text:is-hidden="true"/>reasonable notice.</text:p>
      <text:p text:style-name="subsection"><text:hidden-text text:condition="ooow:" text:string-value="P49:L12" text:is-hidden="true"/><text:tab/><text:reference-mark-start text:name="subsectionnumber_267"/>(<text:sequence text:ref-name="refsubsectionnumber257" text:name="subsectionnumber" text:formula="ooow:subsectionnumber+1" style:num-format="1">6</text:sequence>)<text:reference-mark-end text:name="subsectionnumber_267"/><text:tab/>In this section⁠—</text:p>
      <text:p text:style-name="subsection"><text:hidden-text text:condition="ooow:" text:string-value="P49:L13" text:is-hidden="true"/><text:tab/><text:tab/>“employment” includes employment under a contract for services;</text:p>
      <text:p text:style-name="subsection"><text:hidden-text text:condition="ooow:" text:string-value="P49:L14" text:is-hidden="true"/><text:tab/><text:tab/>“group”, in relation to a director of a holding company, means the group which <text:hidden-text text:condition="ooow:" text:string-value="P49:L15" text:is-hidden="true"/>consists of the holding company and its subsidiaries.</text:p>
      <text:p text:style-name="shouldernote"><text:bookmark-start text:name="toc_book_100"/><text:hidden-text text:condition="ooow:" text:string-value="P49:L16" text:is-hidden="true"/><text:span text:style-name="T4">Section </text:span><text:span text:style-name="T8"><text:reference-ref text:reference-format="text" text:ref-name="sectionnumber_74">73</text:reference-ref></text:span>: anti-avoidance<text:bookmark-end text:name="toc_book_100"/></text:p>
      <text:p text:style-name="subsection"><text:hidden-text text:condition="ooow:" text:string-value="P49:L17" text:is-hidden="true"/><text:reference-mark-start text:name="sectionnumber_75"/><text:span text:style-name="T9"><text:sequence text:ref-name="refsectionnumber73" text:name="sectionnumber" text:formula="ooow:sectionnumber+1" style:num-format="1">74</text:sequence></text:span><text:reference-mark-end text:name="sectionnumber_75"/><text:span text:style-name="T9">.</text:span><text:tab/><text:reference-mark-start text:name="subsectionnumber_268"/>(<text:sequence text:ref-name="refsubsectionnumber258" text:name="subsectionnumber" style:num-format="1">1</text:sequence>)<text:reference-mark-end text:name="subsectionnumber_268"/><text:tab/>In any case where⁠—</text:p>
      <text:p text:style-name="paragraph"><text:hidden-text text:condition="ooow:" text:string-value="P49:L18" text:is-hidden="true"/><text:tab/><text:reference-mark-start text:name="paragraphnumber_220"/>(<text:sequence text:ref-name="refparagraphnumber191" text:name="paragraphnumber" text:formula="ooow:1" style:num-format="a">a</text:sequence>)<text:reference-mark-end text:name="paragraphnumber_220"/><text:tab/>a person is or is to be employed with an ICAV under an agreement which cannot <text:hidden-text text:condition="ooow:" text:string-value="P49:L19" text:is-hidden="true"/>be terminated by the ICAV by notice or can be so terminated only in specified <text:hidden-text text:condition="ooow:" text:string-value="P49:L20" text:is-hidden="true"/>circumstances, and</text:p>
      <text:p text:style-name="paragraph"><text:hidden-text text:condition="ooow:" text:string-value="P49:L21" text:is-hidden="true"/><text:tab/><text:reference-mark-start text:name="paragraphnumber_221"/>(<text:sequence text:ref-name="refparagraphnumber192" text:name="paragraphnumber" text:formula="ooow:paragraphnumber+1" style:num-format="a">b</text:sequence>)<text:reference-mark-end text:name="paragraphnumber_221"/><text:tab/>more than 6 months before the end of the period for which the person is or is to <text:hidden-text text:condition="ooow:" text:string-value="P49:L22" text:is-hidden="true"/>be so employed, the ICAV enters into a further agreement (otherwise than in <text:hidden-text text:condition="ooow:" text:string-value="P49:L23" text:is-hidden="true"/>pursuance of a right conferred by or by virtue of the original agreement on the <text:hidden-text text:condition="ooow:" text:string-value="P49:L24" text:is-hidden="true"/>other party to it) under which the person is to be employed with the ICAV or, <text:hidden-text text:condition="ooow:" text:string-value="P49:L25" text:is-hidden="true"/>where the person is a director of a holding company, within the group,</text:p>
      <text:p text:style-name="subsection"><text:hidden-text text:condition="ooow:" text:string-value="P49:L26" text:is-hidden="true"/><text:tab/><text:tab/>the definition of “relevant term” in <text:span text:style-name="T4">section </text:span><text:span text:style-name="T4"><text:reference-ref text:reference-format="text" text:ref-name="sectionnumber_74">73</text:reference-ref></text:span> shall apply as if to the period for which <text:hidden-text text:condition="ooow:" text:string-value="P49:L27" text:is-hidden="true"/>the person is to be employed under that further agreement there were added a further <text:hidden-text text:condition="ooow:" text:string-value="P49:L28" text:is-hidden="true"/>period equal to the unexpired period of the original agreement.</text:p>
      <text:p text:style-name="subsection"><text:hidden-text text:condition="ooow:" text:string-value="P49:L29" text:is-hidden="true"/><text:tab/><text:reference-mark-start text:name="subsectionnumber_269"/>(<text:sequence text:ref-name="refsubsectionnumber259" text:name="subsectionnumber" text:formula="ooow:subsectionnumber+1" style:num-format="1">2</text:sequence>)<text:reference-mark-end text:name="subsectionnumber_269"/><text:tab/>Where <text:span text:style-name="T4">subsection </text:span><text:span text:style-name="T4"><text:reference-ref text:reference-format="text" text:ref-name="subsectionnumber_268">(1)</text:reference-ref></text:span> has effect in relation to the definition of “relevant term” in <text:hidden-text text:condition="ooow:" text:string-value="P49:L30" text:is-hidden="true"/><text:span text:style-name="T4">section </text:span><text:span text:style-name="T4"><text:reference-ref text:reference-format="text" text:ref-name="sectionnumber_74">73</text:reference-ref></text:span>, <text:span text:style-name="T4">subsection </text:span><text:span text:style-name="T4"><text:reference-ref text:reference-format="text" text:ref-name="subsectionnumber_265">(5)</text:reference-ref></text:span> of that section has effect as if “and the agreement and the <text:hidden-text text:condition="ooow:" text:string-value="P49:L31" text:is-hidden="true"/>original agreement shall each be deemed to contain a term entitling the ICAV to <text:hidden-text text:condition="ooow:" text:string-value="P49:L32" text:is-hidden="true"/>terminate it at any time by the giving of reasonable notice” were substituted for “and <text:hidden-text text:condition="ooow:" text:string-value="P49:L33" text:is-hidden="true"/>that agreement shall be deemed to contain a term entitling the ICAV to terminate it at <text:hidden-text text:condition="ooow:" text:string-value="P49:L34" text:is-hidden="true"/>any time by the giving of reasonable notice”.</text:p>
      <text:p text:style-name="shouldernote"><text:bookmark-start text:name="toc_book_101"/><text:hidden-text text:condition="ooow:" text:string-value="P49:L35" text:is-hidden="true"/>Prohibition of loans etc. to directors and connected persons<text:bookmark-end text:name="toc_book_101"/></text:p>
      <text:p text:style-name="subsection"><text:hidden-text text:condition="ooow:" text:string-value="P49:L36" text:is-hidden="true"/><text:reference-mark-start text:name="sectionnumber_76"/><text:span text:style-name="T9"><text:sequence text:ref-name="refsectionnumber74" text:name="sectionnumber" text:formula="ooow:sectionnumber+1" style:num-format="1">75</text:sequence></text:span><text:reference-mark-end text:name="sectionnumber_76"/><text:span text:style-name="T9">.</text:span><text:tab/><text:reference-mark-start text:name="subsectionnumber_270"/>(<text:sequence text:ref-name="refsubsectionnumber260" text:name="subsectionnumber" style:num-format="1">1</text:sequence>)<text:reference-mark-end text:name="subsectionnumber_270"/><text:tab/>An ICAV shall not⁠—</text:p>
      <text:p text:style-name="paragraph"><text:hidden-text text:condition="ooow:" text:string-value="P49:L37" text:is-hidden="true"/><text:tab/><text:reference-mark-start text:name="paragraphnumber_222"/>(<text:sequence text:ref-name="refparagraphnumber193" text:name="paragraphnumber" text:formula="ooow:1" style:num-format="a">a</text:sequence>)<text:reference-mark-end text:name="paragraphnumber_222"/><text:tab/>make a loan or a quasi-loan to a director of the ICAV or its holding company or to <text:hidden-text text:condition="ooow:" text:string-value="P49:L38" text:is-hidden="true"/>a person connected with such a director,</text:p>
      <text:p text:style-name="paragraph"><text:soft-page-break/><text:hidden-text text:condition="ooow:" text:string-value="P50:L1" text:is-hidden="true"/><text:tab/><text:reference-mark-start text:name="paragraphnumber_223"/>(<text:sequence text:ref-name="refparagraphnumber194" text:name="paragraphnumber" text:formula="ooow:paragraphnumber+1" style:num-format="a">b</text:sequence>)<text:reference-mark-end text:name="paragraphnumber_223"/><text:tab/>enter into a credit transaction as creditor for such a director or a person so <text:hidden-text text:condition="ooow:" text:string-value="P50:L2" text:is-hidden="true"/>connected, or</text:p>
      <text:p text:style-name="paragraph"><text:hidden-text text:condition="ooow:" text:string-value="P50:L3" text:is-hidden="true"/><text:tab/><text:reference-mark-start text:name="paragraphnumber_224"/>(<text:sequence text:ref-name="refparagraphnumber195" text:name="paragraphnumber" text:formula="ooow:paragraphnumber+1" style:num-format="a">c</text:sequence>)<text:reference-mark-end text:name="paragraphnumber_224"/><text:tab/>enter into a guarantee or provide any security in connection with a loan, quasi-<text:hidden-text text:condition="ooow:" text:string-value="P50:L4" text:is-hidden="true"/>loan or credit transaction made by any other person for such a director or a <text:hidden-text text:condition="ooow:" text:string-value="P50:L5" text:is-hidden="true"/>person so connected.</text:p>
      <text:p text:style-name="subsection"><text:hidden-text text:condition="ooow:" text:string-value="P50:L6" text:is-hidden="true"/><text:tab/><text:reference-mark-start text:name="subsectionnumber_271"/>(<text:sequence text:ref-name="refsubsectionnumber261" text:name="subsectionnumber" text:formula="ooow:subsectionnumber+1" style:num-format="1">2</text:sequence>)<text:reference-mark-end text:name="subsectionnumber_271"/><text:tab/>An ICAV shall not arrange for the assignment to it or the assumption by it of any <text:hidden-text text:condition="ooow:" text:string-value="P50:L7" text:is-hidden="true"/>rights, obligations or liabilities under a transaction which, if it had been entered into <text:hidden-text text:condition="ooow:" text:string-value="P50:L8" text:is-hidden="true"/>by the ICAV, would have contravened <text:span text:style-name="T4">subsection </text:span><text:span text:style-name="T4"><text:reference-ref text:reference-format="text" text:ref-name="subsectionnumber_270">(1)</text:reference-ref></text:span>; but for the purposes of this Act <text:hidden-text text:condition="ooow:" text:string-value="P50:L9" text:is-hidden="true"/>the transaction shall be treated as having been entered into on the date of the <text:hidden-text text:condition="ooow:" text:string-value="P50:L10" text:is-hidden="true"/>arrangement.</text:p>
      <text:p text:style-name="subsection"><text:hidden-text text:condition="ooow:" text:string-value="P50:L11" text:is-hidden="true"/><text:tab/><text:reference-mark-start text:name="subsectionnumber_272"/>(<text:sequence text:ref-name="refsubsectionnumber262" text:name="subsectionnumber" text:formula="ooow:subsectionnumber+1" style:num-format="1">3</text:sequence>)<text:reference-mark-end text:name="subsectionnumber_272"/><text:tab/>An ICAV shall not take part in any arrangement whereby⁠—</text:p>
      <text:p text:style-name="paragraph"><text:hidden-text text:condition="ooow:" text:string-value="P50:L12" text:is-hidden="true"/><text:tab/><text:reference-mark-start text:name="paragraphnumber_225"/>(<text:sequence text:ref-name="refparagraphnumber196" text:name="paragraphnumber" text:formula="ooow:1" style:num-format="a">a</text:sequence>)<text:reference-mark-end text:name="paragraphnumber_225"/><text:tab/>another person enters into a transaction which, if it had been entered into by the <text:hidden-text text:condition="ooow:" text:string-value="P50:L13" text:is-hidden="true"/>ICAV, would have contravened <text:span text:style-name="T4">subsection </text:span><text:span text:style-name="T4"><text:reference-ref text:reference-format="text" text:ref-name="subsectionnumber_270">(1)</text:reference-ref></text:span> or <text:span text:style-name="T4"><text:reference-ref text:reference-format="text" text:ref-name="subsectionnumber_271">(2)</text:reference-ref></text:span><text:span text:style-name="T14">,</text:span> and</text:p>
      <text:p text:style-name="paragraph"><text:hidden-text text:condition="ooow:" text:string-value="P50:L14" text:is-hidden="true"/><text:tab/><text:reference-mark-start text:name="paragraphnumber_226"/>(<text:sequence text:ref-name="refparagraphnumber197" text:name="paragraphnumber" text:formula="ooow:paragraphnumber+1" style:num-format="a">b</text:sequence>)<text:reference-mark-end text:name="paragraphnumber_226"/><text:tab/>that other person, in pursuance of the arrangement, has obtained or is to obtain <text:hidden-text text:condition="ooow:" text:string-value="P50:L15" text:is-hidden="true"/>any benefit from the ICAV.</text:p>
      <text:p text:style-name="subsection"><text:hidden-text text:condition="ooow:" text:string-value="P50:L16" text:is-hidden="true"/><text:tab/><text:reference-mark-start text:name="subsectionnumber_96"/>(<text:sequence text:ref-name="refsubsectionnumber263" text:name="subsectionnumber" text:formula="ooow:subsectionnumber+1" style:num-format="1">4</text:sequence>)<text:reference-mark-end text:name="subsectionnumber_96"/><text:tab/>Where an ICAV contravenes <text:span text:style-name="T6">subsection </text:span><text:span text:style-name="T6"><text:reference-ref text:reference-format="text" text:ref-name="subsectionnumber_270">(1)</text:reference-ref></text:span><text:span text:style-name="T15">, </text:span><text:span text:style-name="T6"><text:reference-ref text:reference-format="text" text:ref-name="subsectionnumber_271">(2)</text:reference-ref></text:span> or <text:span text:style-name="T6"><text:reference-ref text:reference-format="text" text:ref-name="subsectionnumber_272">(3)</text:reference-ref></text:span>, the ICAV and any officer of it <text:hidden-text text:condition="ooow:" text:string-value="P50:L17" text:is-hidden="true"/>who is in default commits a category 2 offence.</text:p>
      <text:p text:style-name="subsection"><text:hidden-text text:condition="ooow:" text:string-value="P50:L18" text:is-hidden="true"/><text:tab/><text:reference-mark-start text:name="subsectionnumber_273"/>(<text:sequence text:ref-name="refsubsectionnumber264" text:name="subsectionnumber" text:formula="ooow:subsectionnumber+1" style:num-format="1">5</text:sequence>)<text:reference-mark-end text:name="subsectionnumber_273"/><text:tab/>Where an ICAV enters into a transaction or arrangement in contravention of <text:hidden-text text:condition="ooow:" text:string-value="P50:L19" text:is-hidden="true"/><text:span text:style-name="T4">subsection </text:span><text:span text:style-name="T4"><text:reference-ref text:reference-format="text" text:ref-name="subsectionnumber_270">(1)</text:reference-ref></text:span> or <text:span text:style-name="T4"><text:reference-ref text:reference-format="text" text:ref-name="subsectionnumber_271">(2)</text:reference-ref></text:span> the transaction or arrangement shall be voidable at the instance <text:hidden-text text:condition="ooow:" text:string-value="P50:L20" text:is-hidden="true"/>of the ICAV unless⁠—</text:p>
      <text:p text:style-name="paragraph"><text:hidden-text text:condition="ooow:" text:string-value="P50:L21" text:is-hidden="true"/><text:tab/><text:reference-mark-start text:name="paragraphnumber_227"/>(<text:sequence text:ref-name="refparagraphnumber198" text:name="paragraphnumber" text:formula="ooow:1" style:num-format="a">a</text:sequence>)<text:reference-mark-end text:name="paragraphnumber_227"/><text:tab/>restitution of any money or any other asset which is the subject matter of the <text:hidden-text text:condition="ooow:" text:string-value="P50:L22" text:is-hidden="true"/>arrangement or transaction is no longer possible, or the ICAV has been <text:hidden-text text:condition="ooow:" text:string-value="P50:L23" text:is-hidden="true"/>indemnified in pursuance of <text:span text:style-name="T4">subsection </text:span><text:span text:style-name="T4"><text:reference-ref text:reference-format="text" text:ref-name="subsectionnumber_274">(6)</text:reference-ref></text:span><text:span text:style-name="T4"><text:reference-ref text:reference-format="text" text:ref-name="paragraphnumber_230">(b)</text:reference-ref></text:span> for the loss or damage suffered by <text:hidden-text text:condition="ooow:" text:string-value="P50:L24" text:is-hidden="true"/>it, or</text:p>
      <text:p text:style-name="paragraph"><text:hidden-text text:condition="ooow:" text:string-value="P50:L25" text:is-hidden="true"/><text:tab/><text:reference-mark-start text:name="paragraphnumber_228"/>(<text:sequence text:ref-name="refparagraphnumber199" text:name="paragraphnumber" text:formula="ooow:paragraphnumber+1" style:num-format="a">b</text:sequence>)<text:reference-mark-end text:name="paragraphnumber_228"/><text:tab/>any rights acquired <text:span text:style-name="T4">bona fide</text:span> for value and without actual notice of the <text:hidden-text text:condition="ooow:" text:string-value="P50:L26" text:is-hidden="true"/>contravention by any person, other than the person for whom the transaction or <text:hidden-text text:condition="ooow:" text:string-value="P50:L27" text:is-hidden="true"/>arrangement was made, would be affected by its avoidance.</text:p>
      <text:p text:style-name="subsection"><text:hidden-text text:condition="ooow:" text:string-value="P50:L28" text:is-hidden="true"/><text:tab/><text:reference-mark-start text:name="subsectionnumber_274"/>(<text:sequence text:ref-name="refsubsectionnumber265" text:name="subsectionnumber" text:formula="ooow:subsectionnumber+1" style:num-format="1">6</text:sequence>)<text:reference-mark-end text:name="subsectionnumber_274"/><text:tab/>Without prejudice to any liability imposed otherwise than by this subsection but <text:hidden-text text:condition="ooow:" text:string-value="P50:L29" text:is-hidden="true"/>subject to <text:span text:style-name="T4">subsection </text:span><text:span text:style-name="T4"><text:reference-ref text:reference-format="text" text:ref-name="subsectionnumber_275">(7)</text:reference-ref></text:span>, where an arrangement or transaction is made by an ICAV for <text:hidden-text text:condition="ooow:" text:string-value="P50:L30" text:is-hidden="true"/>a director of the ICAV or person connected with such a director in contravention of <text:hidden-text text:condition="ooow:" text:string-value="P50:L31" text:is-hidden="true"/><text:span text:style-name="T4">subsection </text:span><text:span text:style-name="T4"><text:reference-ref text:reference-format="text" text:ref-name="subsectionnumber_270">(1)</text:reference-ref></text:span> or <text:span text:style-name="T4"><text:reference-ref text:reference-format="text" text:ref-name="subsectionnumber_271">(2)</text:reference-ref></text:span>, that director and the person so connected and any other director <text:hidden-text text:condition="ooow:" text:string-value="P50:L32" text:is-hidden="true"/>of the ICAV who authorised the transaction or arrangement shall (whether or not it <text:hidden-text text:condition="ooow:" text:string-value="P50:L33" text:is-hidden="true"/>has been avoided in pursuance of <text:span text:style-name="T4">subsection </text:span><text:span text:style-name="T4"><text:reference-ref text:reference-format="text" text:ref-name="subsectionnumber_273">(5)</text:reference-ref></text:span>) be liable⁠—</text:p>
      <text:p text:style-name="paragraph"><text:hidden-text text:condition="ooow:" text:string-value="P50:L34" text:is-hidden="true"/><text:tab/><text:reference-mark-start text:name="paragraphnumber_229"/>(<text:sequence text:ref-name="refparagraphnumber200" text:name="paragraphnumber" text:formula="ooow:1" style:num-format="a">a</text:sequence>)<text:reference-mark-end text:name="paragraphnumber_229"/><text:tab/>to account to the ICAV for any gain which he or she has made directly or <text:hidden-text text:condition="ooow:" text:string-value="P50:L35" text:is-hidden="true"/>indirectly by the arrangement or transaction, and</text:p>
      <text:p text:style-name="paragraph"><text:hidden-text text:condition="ooow:" text:string-value="P50:L36" text:is-hidden="true"/><text:tab/><text:reference-mark-start text:name="paragraphnumber_230"/>(<text:sequence text:ref-name="refparagraphnumber201" text:name="paragraphnumber" text:formula="ooow:paragraphnumber+1" style:num-format="a">b</text:sequence>)<text:reference-mark-end text:name="paragraphnumber_230"/><text:tab/>(jointly and severally with any other person liable under this subsection) to <text:hidden-text text:condition="ooow:" text:string-value="P50:L37" text:is-hidden="true"/>indemnify the ICAV for any loss or damage resulting from the arrangement or <text:hidden-text text:condition="ooow:" text:string-value="P50:L38" text:is-hidden="true"/>transaction.</text:p>
      <text:p text:style-name="subsection"><text:hidden-text text:condition="ooow:" text:string-value="P50:L39" text:is-hidden="true"/><text:tab/><text:reference-mark-start text:name="subsectionnumber_275"/>(<text:sequence text:ref-name="refsubsectionnumber266" text:name="subsectionnumber" text:formula="ooow:subsectionnumber+1" style:num-format="1">7</text:sequence>)<text:reference-mark-end text:name="subsectionnumber_275"/><text:tab/>Where an arrangement or transaction is entered into by an ICAV and a person <text:hidden-text text:condition="ooow:" text:string-value="P50:L40" text:is-hidden="true"/>connected with a director of the ICAV in contravention of <text:span text:style-name="T4">subsection </text:span><text:span text:style-name="T4"><text:reference-ref text:reference-format="text" text:ref-name="subsectionnumber_270">(1)</text:reference-ref></text:span> or <text:span text:style-name="T4"><text:reference-ref text:reference-format="text" text:ref-name="subsectionnumber_271">(2)</text:reference-ref></text:span> that <text:hidden-text text:condition="ooow:" text:string-value="P50:L41" text:is-hidden="true"/>director shall not be liable under <text:span text:style-name="T4">subsection </text:span><text:span text:style-name="T4"><text:reference-ref text:reference-format="text" text:ref-name="subsectionnumber_274">(6)</text:reference-ref></text:span> if the person shows that he or she took <text:hidden-text text:condition="ooow:" text:string-value="P50:L42" text:is-hidden="true"/>all reasonable steps to secure the ICAV’s compliance with that subsection and, in any <text:soft-page-break/><text:hidden-text text:condition="ooow:" text:string-value="P51:L1" text:is-hidden="true"/>case, a person so connected and any such other director as is mentioned in <text:span text:style-name="T4">subsection </text:span><text:span text:style-name="T4"><text:hidden-text text:condition="ooow:" text:string-value="P51:L2" text:is-hidden="true"/></text:span><text:span text:style-name="T4"><text:reference-ref text:reference-format="text" text:ref-name="subsectionnumber_274">(6)</text:reference-ref></text:span> shall not be so liable if he or she shows that, at the time the arrangement or <text:hidden-text text:condition="ooow:" text:string-value="P51:L3" text:is-hidden="true"/>transaction was entered into, he or she did not know the relevant circumstances <text:hidden-text text:condition="ooow:" text:string-value="P51:L4" text:is-hidden="true"/>constituting the contravention.</text:p>
      <text:p text:style-name="shouldernote"><text:bookmark-start text:name="toc_book_102"/><text:hidden-text text:condition="ooow:" text:string-value="P51:L5" text:is-hidden="true"/><text:span text:style-name="T4">Section </text:span><text:span text:style-name="T8"><text:reference-ref text:reference-format="text" text:ref-name="sectionnumber_76">75</text:reference-ref></text:span>: supplementary<text:bookmark-end text:name="toc_book_102"/></text:p>
      <text:p text:style-name="subsection"><text:hidden-text text:condition="ooow:" text:string-value="P51:L6" text:is-hidden="true"/><text:reference-mark-start text:name="sectionnumber_77"/><text:span text:style-name="T9"><text:sequence text:ref-name="refsectionnumber75" text:name="sectionnumber" text:formula="ooow:sectionnumber+1" style:num-format="1">76</text:sequence></text:span><text:reference-mark-end text:name="sectionnumber_77"/><text:span text:style-name="T9">.</text:span><text:tab/><text:reference-mark-start text:name="subsectionnumber_276"/>(<text:sequence text:ref-name="refsubsectionnumber267" text:name="subsectionnumber" style:num-format="1">1</text:sequence>)<text:reference-mark-end text:name="subsectionnumber_276"/><text:tab/>In <text:span text:style-name="T4">section </text:span><text:span text:style-name="T4"><text:reference-ref text:reference-format="text" text:ref-name="sectionnumber_76">75</text:reference-ref></text:span> “guarantee” includes indemnity.</text:p>
      <text:p text:style-name="subsection"><text:hidden-text text:condition="ooow:" text:string-value="P51:L7" text:is-hidden="true"/><text:tab/><text:reference-mark-start text:name="subsectionnumber_277"/>(<text:sequence text:ref-name="refsubsectionnumber268" text:name="subsectionnumber" text:formula="ooow:subsectionnumber+1" style:num-format="1">2</text:sequence>)<text:reference-mark-end text:name="subsectionnumber_277"/><text:tab/>For the purposes of <text:span text:style-name="T4">section </text:span><text:span text:style-name="T4"><text:reference-ref text:reference-format="text" text:ref-name="sectionnumber_76">75</text:reference-ref></text:span><text:span text:style-name="T14">⁠—</text:span></text:p>
      <text:p text:style-name="paragraph"><text:hidden-text text:condition="ooow:" text:string-value="P51:L8" text:is-hidden="true"/><text:tab/><text:reference-mark-start text:name="paragraphnumber_231"/>(<text:sequence text:ref-name="refparagraphnumber202" text:name="paragraphnumber" text:formula="ooow:1" style:num-format="a">a</text:sequence>)<text:reference-mark-end text:name="paragraphnumber_231"/><text:tab/>a quasi-loan is a transaction under which one party (“the creditor”) agrees to pay, <text:hidden-text text:condition="ooow:" text:string-value="P51:L9" text:is-hidden="true"/>or pays otherwise than in pursuance of an agreement, a sum for another (“the <text:hidden-text text:condition="ooow:" text:string-value="P51:L10" text:is-hidden="true"/>borrower”) or agrees to reimburse, or reimburses otherwise than in pursuance of <text:hidden-text text:condition="ooow:" text:string-value="P51:L11" text:is-hidden="true"/>an agreement, expenditure incurred by another party for another (“the <text:hidden-text text:condition="ooow:" text:string-value="P51:L12" text:is-hidden="true"/>borrower”)⁠—</text:p>
      <text:p text:style-name="subparagraph"><text:hidden-text text:condition="ooow:" text:string-value="P51:L13" text:is-hidden="true"/><text:tab/><text:reference-mark-start text:name="subparagraphnumber_28"/>(<text:sequence text:ref-name="refsubparagraphnumber29" text:name="subparagraphnumber" text:formula="ooow:1" style:num-format="i">i</text:sequence>)<text:reference-mark-end text:name="subparagraphnumber_28"/><text:tab/>on terms that the borrower (or a person on the borrower’s behalf) will <text:hidden-text text:condition="ooow:" text:string-value="P51:L14" text:is-hidden="true"/>reimburse the creditor, or</text:p>
      <text:p text:style-name="subparagraph"><text:hidden-text text:condition="ooow:" text:string-value="P51:L15" text:is-hidden="true"/><text:tab/><text:reference-mark-start text:name="subparagraphnumber_29"/>(<text:sequence text:ref-name="refsubparagraphnumber30" text:name="subparagraphnumber" text:formula="ooow:subparagraphnumber+1" style:num-format="i">ii</text:sequence>)<text:reference-mark-end text:name="subparagraphnumber_29"/><text:tab/>in circumstances giving rise to a liability on the borrower to reimburse the <text:hidden-text text:condition="ooow:" text:string-value="P51:L16" text:is-hidden="true"/>creditor,</text:p>
      <text:p text:style-name="paragraph"><text:hidden-text text:condition="ooow:" text:string-value="P51:L17" text:is-hidden="true"/><text:tab/><text:reference-mark-start text:name="paragraphnumber_232"/>(<text:sequence text:ref-name="refparagraphnumber203" text:name="paragraphnumber" text:formula="ooow:paragraphnumber+1" style:num-format="a">b</text:sequence>)<text:reference-mark-end text:name="paragraphnumber_232"/><text:tab/>any reference to the person to whom a quasi-loan is made is a reference to the <text:hidden-text text:condition="ooow:" text:string-value="P51:L18" text:is-hidden="true"/>borrower, and</text:p>
      <text:p text:style-name="paragraph"><text:hidden-text text:condition="ooow:" text:string-value="P51:L19" text:is-hidden="true"/><text:tab/><text:reference-mark-start text:name="paragraphnumber_233"/>(<text:sequence text:ref-name="refparagraphnumber204" text:name="paragraphnumber" text:formula="ooow:paragraphnumber+1" style:num-format="a">c</text:sequence>)<text:reference-mark-end text:name="paragraphnumber_233"/><text:tab/>the liabilities of a borrower under a quasi-loan include the liabilities of any <text:hidden-text text:condition="ooow:" text:string-value="P51:L20" text:is-hidden="true"/>person who has agreed to reimburse the creditor on behalf of the borrower.</text:p>
      <text:p text:style-name="subsection"><text:hidden-text text:condition="ooow:" text:string-value="P51:L21" text:is-hidden="true"/><text:tab/><text:reference-mark-start text:name="subsectionnumber_278"/>(<text:sequence text:ref-name="refsubsectionnumber269" text:name="subsectionnumber" text:formula="ooow:subsectionnumber+1" style:num-format="1">3</text:sequence>)<text:reference-mark-end text:name="subsectionnumber_278"/><text:tab/>For the purposes of <text:span text:style-name="T6">section </text:span><text:span text:style-name="T6"><text:reference-ref text:reference-format="text" text:ref-name="sectionnumber_76">75</text:reference-ref></text:span><text:span text:style-name="T15">,</text:span><text:span text:style-name="T6"> </text:span>a credit transaction is a transaction under which one <text:hidden-text text:condition="ooow:" text:string-value="P51:L22" text:is-hidden="true"/>party (“the creditor”)⁠—</text:p>
      <text:p text:style-name="paragraph"><text:hidden-text text:condition="ooow:" text:string-value="P51:L23" text:is-hidden="true"/><text:tab/><text:reference-mark-start text:name="paragraphnumber_234"/>(<text:sequence text:ref-name="refparagraphnumber205" text:name="paragraphnumber" text:formula="ooow:1" style:num-format="a">a</text:sequence>)<text:reference-mark-end text:name="paragraphnumber_234"/><text:tab/>supplies any goods or sells any land under a hire-purchase agreement or <text:hidden-text text:condition="ooow:" text:string-value="P51:L24" text:is-hidden="true"/>conditional sale agreement,</text:p>
      <text:p text:style-name="paragraph"><text:hidden-text text:condition="ooow:" text:string-value="P51:L25" text:is-hidden="true"/><text:tab/><text:reference-mark-start text:name="paragraphnumber_235"/>(<text:sequence text:ref-name="refparagraphnumber206" text:name="paragraphnumber" text:formula="ooow:paragraphnumber+1" style:num-format="a">b</text:sequence>)<text:reference-mark-end text:name="paragraphnumber_235"/><text:tab/>leases or licenses the use of land or hires goods in return for periodical payments, <text:hidden-text text:condition="ooow:" text:string-value="P51:L26" text:is-hidden="true"/>or</text:p>
      <text:p text:style-name="paragraph"><text:hidden-text text:condition="ooow:" text:string-value="P51:L27" text:is-hidden="true"/><text:tab/><text:reference-mark-start text:name="paragraphnumber_236"/>(<text:sequence text:ref-name="refparagraphnumber207" text:name="paragraphnumber" text:formula="ooow:paragraphnumber+1" style:num-format="a">c</text:sequence>)<text:reference-mark-end text:name="paragraphnumber_236"/><text:tab/>otherwise disposes of land or supplies goods or services on the understanding that <text:hidden-text text:condition="ooow:" text:string-value="P51:L28" text:is-hidden="true"/>payment (whether in a lump-sum or instalments or by way of periodical payments <text:hidden-text text:condition="ooow:" text:string-value="P51:L29" text:is-hidden="true"/>or otherwise) is to be deferred,</text:p>
      <text:p text:style-name="subsection"><text:hidden-text text:condition="ooow:" text:string-value="P51:L30" text:is-hidden="true"/><text:tab/><text:tab/>but a lease of land which reserves a nominal annual rent of not more than €100 is not <text:hidden-text text:condition="ooow:" text:string-value="P51:L31" text:is-hidden="true"/>a credit transaction where an ICAV grants the lease in return for a premium or capital <text:hidden-text text:condition="ooow:" text:string-value="P51:L32" text:is-hidden="true"/>payment which represents the open market value of the land thereby disposed of by <text:hidden-text text:condition="ooow:" text:string-value="P51:L33" text:is-hidden="true"/>the ICAV.</text:p>
      <text:p text:style-name="subsection"><text:hidden-text text:condition="ooow:" text:string-value="P51:L34" text:is-hidden="true"/><text:tab/><text:reference-mark-start text:name="subsectionnumber_279"/>(<text:sequence text:ref-name="refsubsectionnumber270" text:name="subsectionnumber" text:formula="ooow:subsectionnumber+1" style:num-format="1">4</text:sequence>)<text:reference-mark-end text:name="subsectionnumber_279"/><text:tab/>For the purposes of <text:span text:style-name="T6">section </text:span><text:span text:style-name="T6"><text:reference-ref text:reference-format="text" text:ref-name="sectionnumber_76">75</text:reference-ref></text:span>, the value of a transaction or arrangement is⁠—</text:p>
      <text:p text:style-name="paragraph"><text:hidden-text text:condition="ooow:" text:string-value="P51:L35" text:is-hidden="true"/><text:tab/><text:reference-mark-start text:name="paragraphnumber_237"/>(<text:sequence text:ref-name="refparagraphnumber208" text:name="paragraphnumber" text:formula="ooow:1" style:num-format="a">a</text:sequence>)<text:reference-mark-end text:name="paragraphnumber_237"/><text:tab/>in the case of a loan, the principal of the loan,</text:p>
      <text:p text:style-name="paragraph"><text:hidden-text text:condition="ooow:" text:string-value="P51:L36" text:is-hidden="true"/><text:tab/><text:reference-mark-start text:name="paragraphnumber_238"/>(<text:sequence text:ref-name="refparagraphnumber209" text:name="paragraphnumber" text:formula="ooow:paragraphnumber+1" style:num-format="a">b</text:sequence>)<text:reference-mark-end text:name="paragraphnumber_238"/><text:tab/>in the case of a quasi-loan, the amount, or maximum amount, which the person to <text:hidden-text text:condition="ooow:" text:string-value="P51:L37" text:is-hidden="true"/>whom the quasi-loan is made is liable to reimburse the creditor,</text:p>
      <text:p text:style-name="paragraph"><text:hidden-text text:condition="ooow:" text:string-value="P51:L38" text:is-hidden="true"/><text:tab/><text:reference-mark-start text:name="paragraphnumber_21"/>(<text:sequence text:ref-name="refparagraphnumber210" text:name="paragraphnumber" text:formula="ooow:paragraphnumber+1" style:num-format="a">c</text:sequence>)<text:reference-mark-end text:name="paragraphnumber_21"/><text:tab/>in the case of a guarantee or security, the amount guaranteed or secured, and</text:p>
      <text:p text:style-name="paragraph"><text:soft-page-break/><text:hidden-text text:condition="ooow:" text:string-value="P52:L1" text:is-hidden="true"/><text:tab/><text:reference-mark-start text:name="paragraphnumber_239"/>(<text:sequence text:ref-name="refparagraphnumber211" text:name="paragraphnumber" text:formula="ooow:paragraphnumber+1" style:num-format="a">d</text:sequence>)<text:reference-mark-end text:name="paragraphnumber_239"/><text:tab/>in the case of a transaction or arrangement, the price which it is reasonable to <text:hidden-text text:condition="ooow:" text:string-value="P52:L2" text:is-hidden="true"/>expect could be obtained for the goods, land or services to which the transaction <text:hidden-text text:condition="ooow:" text:string-value="P52:L3" text:is-hidden="true"/>or arrangement relates if they had been supplied at the time the transaction or <text:hidden-text text:condition="ooow:" text:string-value="P52:L4" text:is-hidden="true"/>arrangement is entered into in the ordinary course of business and on the same <text:hidden-text text:condition="ooow:" text:string-value="P52:L5" text:is-hidden="true"/>terms (apart from price) as they have been supplied or are to be supplied under <text:hidden-text text:condition="ooow:" text:string-value="P52:L6" text:is-hidden="true"/>the transaction or arrangement in question or the value of the transaction to which <text:hidden-text text:condition="ooow:" text:string-value="P52:L7" text:is-hidden="true"/>the arrangement relates less any amount by which the liabilities under the <text:hidden-text text:condition="ooow:" text:string-value="P52:L8" text:is-hidden="true"/>arrangement or transaction of the person for whom the transaction was made have <text:hidden-text text:condition="ooow:" text:string-value="P52:L9" text:is-hidden="true"/>been reduced.</text:p>
      <text:p text:style-name="subsection"><text:hidden-text text:condition="ooow:" text:string-value="P52:L10" text:is-hidden="true"/><text:tab/><text:reference-mark-start text:name="subsectionnumber_280"/>(<text:sequence text:ref-name="refsubsectionnumber271" text:name="subsectionnumber" text:formula="ooow:subsectionnumber+1" style:num-format="1">5</text:sequence>)<text:reference-mark-end text:name="subsectionnumber_280"/><text:tab/>For the purposes of <text:span text:style-name="T4">subsection </text:span><text:span text:style-name="T4"><text:reference-ref text:reference-format="text" text:ref-name="subsectionnumber_279">(4)</text:reference-ref></text:span>, the value of a transaction or arrangement which is <text:hidden-text text:condition="ooow:" text:string-value="P52:L11" text:is-hidden="true"/>not capable of being expressed as a specific sum of money (because the amount of <text:hidden-text text:condition="ooow:" text:string-value="P52:L12" text:is-hidden="true"/>any liability arising under the transaction is unascertainable, or for any other reason) <text:hidden-text text:condition="ooow:" text:string-value="P52:L13" text:is-hidden="true"/>shall, whether or not any liability under the transaction has been reduced, be deemed <text:hidden-text text:condition="ooow:" text:string-value="P52:L14" text:is-hidden="true"/>to exceed €65,000.</text:p>
      <text:p text:style-name="subsection"><text:hidden-text text:condition="ooow:" text:string-value="P52:L15" text:is-hidden="true"/><text:tab/><text:reference-mark-start text:name="subsectionnumber_281"/>(<text:sequence text:ref-name="refsubsectionnumber272" text:name="subsectionnumber" text:formula="ooow:subsectionnumber+1" style:num-format="1">6</text:sequence>)<text:reference-mark-end text:name="subsectionnumber_281"/><text:tab/>For the purposes of <text:span text:style-name="T4">section </text:span><text:span text:style-name="T4"><text:reference-ref text:reference-format="text" text:ref-name="sectionnumber_76">75</text:reference-ref></text:span>, a transaction or arrangement is made for a person if⁠—</text:p>
      <text:p text:style-name="paragraph"><text:hidden-text text:condition="ooow:" text:string-value="P52:L16" text:is-hidden="true"/><text:tab/><text:reference-mark-start text:name="paragraphnumber_242"/>(<text:sequence text:ref-name="refparagraphnumber212" text:name="paragraphnumber" text:formula="ooow:1" style:num-format="a">a</text:sequence>)<text:reference-mark-end text:name="paragraphnumber_242"/><text:tab/>in the case of a loan or quasi-loan, it is made to the person,</text:p>
      <text:p text:style-name="paragraph"><text:hidden-text text:condition="ooow:" text:string-value="P52:L17" text:is-hidden="true"/><text:tab/><text:reference-mark-start text:name="paragraphnumber_243"/>(<text:sequence text:ref-name="refparagraphnumber213" text:name="paragraphnumber" text:formula="ooow:paragraphnumber+1" style:num-format="a">b</text:sequence>)<text:reference-mark-end text:name="paragraphnumber_243"/><text:tab/>in the case of a credit transaction, the person is one to whom goods or services <text:hidden-text text:condition="ooow:" text:string-value="P52:L18" text:is-hidden="true"/>are supplied, or land is sold or otherwise disposed of, under the transaction,</text:p>
      <text:p text:style-name="paragraph"><text:hidden-text text:condition="ooow:" text:string-value="P52:L19" text:is-hidden="true"/><text:tab/><text:reference-mark-start text:name="paragraphnumber_244"/>(<text:sequence text:ref-name="refparagraphnumber214" text:name="paragraphnumber" text:formula="ooow:paragraphnumber+1" style:num-format="a">c</text:sequence>)<text:reference-mark-end text:name="paragraphnumber_244"/><text:tab/>in the case of a guarantee or security, it is entered into or provided in connection <text:hidden-text text:condition="ooow:" text:string-value="P52:L20" text:is-hidden="true"/>with a loan or quasi-loan made to the person or a credit transaction made for the <text:hidden-text text:condition="ooow:" text:string-value="P52:L21" text:is-hidden="true"/>person, and</text:p>
      <text:p text:style-name="paragraph"><text:hidden-text text:condition="ooow:" text:string-value="P52:L22" text:is-hidden="true"/><text:tab/><text:reference-mark-start text:name="paragraphnumber_246"/>(<text:sequence text:ref-name="refparagraphnumber215" text:name="paragraphnumber" text:formula="ooow:paragraphnumber+1" style:num-format="a">d</text:sequence>)<text:reference-mark-end text:name="paragraphnumber_246"/><text:tab/>in the case of a transaction or arrangement for the supply or transfer of goods, <text:hidden-text text:condition="ooow:" text:string-value="P52:L23" text:is-hidden="true"/>land or services (or any interest therein), the person is the person to whom the <text:hidden-text text:condition="ooow:" text:string-value="P52:L24" text:is-hidden="true"/>goods, land or services (or the interest) are supplied or transferred or for whom <text:hidden-text text:condition="ooow:" text:string-value="P52:L25" text:is-hidden="true"/>the arrangement was made.</text:p>
      <text:p text:style-name="subsection"><text:hidden-text text:condition="ooow:" text:string-value="P52:L26" text:is-hidden="true"/><text:tab/><text:reference-mark-start text:name="subsectionnumber_282"/>(<text:sequence text:ref-name="refsubsectionnumber273" text:name="subsectionnumber" text:formula="ooow:subsectionnumber+1" style:num-format="1">7</text:sequence>)<text:reference-mark-end text:name="subsectionnumber_282"/><text:tab/><text:span text:style-name="T4">Section </text:span><text:span text:style-name="T4"><text:reference-ref text:reference-format="text" text:ref-name="sectionnumber_76">75</text:reference-ref></text:span> has effect in relation to an arrangement or transaction whether governed by <text:hidden-text text:condition="ooow:" text:string-value="P52:L27" text:is-hidden="true"/>the law of the State or of another country.</text:p>
      <text:p text:style-name="shouldernote"><text:bookmark-start text:name="toc_book_103"/><text:hidden-text text:condition="ooow:" text:string-value="P52:L28" text:is-hidden="true"/><text:span text:style-name="T4">Section </text:span><text:span text:style-name="T8"><text:reference-ref text:reference-format="text" text:ref-name="sectionnumber_76">75</text:reference-ref></text:span>: connected persons<text:bookmark-end text:name="toc_book_103"/></text:p>
      <text:p text:style-name="subsection"><text:hidden-text text:condition="ooow:" text:string-value="P52:L29" text:is-hidden="true"/><text:reference-mark-start text:name="sectionnumber_78"/><text:span text:style-name="T9"><text:sequence text:ref-name="refsectionnumber76" text:name="sectionnumber" text:formula="ooow:sectionnumber+1" style:num-format="1">77</text:sequence></text:span><text:reference-mark-end text:name="sectionnumber_78"/><text:span text:style-name="T9">.</text:span><text:tab/><text:reference-mark-start text:name="subsectionnumber_283"/>(<text:sequence text:ref-name="refsubsectionnumber274" text:name="subsectionnumber" style:num-format="1">1</text:sequence>)<text:reference-mark-end text:name="subsectionnumber_283"/><text:tab/>For the purposes of <text:span text:style-name="T4">section </text:span><text:span text:style-name="T4"><text:reference-ref text:reference-format="text" text:ref-name="sectionnumber_76">75</text:reference-ref></text:span>, a person is connected with a director of an ICAV if, <text:hidden-text text:condition="ooow:" text:string-value="P52:L30" text:is-hidden="true"/>but only if, the person (not being a director of the ICAV) is⁠—</text:p>
      <text:p text:style-name="paragraph"><text:hidden-text text:condition="ooow:" text:string-value="P52:L31" text:is-hidden="true"/><text:tab/><text:reference-mark-start text:name="paragraphnumber_247"/>(<text:sequence text:ref-name="refparagraphnumber216" text:name="paragraphnumber" text:formula="ooow:1" style:num-format="a">a</text:sequence>)<text:reference-mark-end text:name="paragraphnumber_247"/><text:tab/>the director’s spouse, civil partner within the meaning of the <text:alphabetical-index-mark text:string-value="Civil Partnership and Certain Rights and Obligations of Cohabitants Act 2010 (No. 24)"/><text:a xlink:type="simple" xlink:href="http://www.irishstatutebook.ie/2010/en/act/pub/0024/index.html">Civil Partnership </text:a><text:a xlink:type="simple" xlink:href="http://www.irishstatutebook.ie/2010/en/act/pub/0024/index.html"><text:hidden-text text:condition="ooow:" text:string-value="P52:L32" text:is-hidden="true"/></text:a><text:a xlink:type="simple" xlink:href="http://www.irishstatutebook.ie/2010/en/act/pub/0024/index.html">and Certain Rights and Obligations of Cohabitants Act 2010</text:a>, parent, brother, <text:hidden-text text:condition="ooow:" text:string-value="P52:L33" text:is-hidden="true"/>sister or child,</text:p>
      <text:p text:style-name="paragraph"><text:hidden-text text:condition="ooow:" text:string-value="P52:L34" text:is-hidden="true"/><text:tab/><text:reference-mark-start text:name="paragraphnumber_248"/>(<text:sequence text:ref-name="refparagraphnumber217" text:name="paragraphnumber" text:formula="ooow:paragraphnumber+1" style:num-format="a">b</text:sequence>)<text:reference-mark-end text:name="paragraphnumber_248"/><text:tab/>a person acting as the trustee of any trust, the principal beneficiaries of which are <text:hidden-text text:condition="ooow:" text:string-value="P52:L35" text:is-hidden="true"/>the director, the director’s spouse or civil partner or any of the director’s children <text:hidden-text text:condition="ooow:" text:string-value="P52:L36" text:is-hidden="true"/>or any body corporate which the director controls, or</text:p>
      <text:p text:style-name="paragraph"><text:hidden-text text:condition="ooow:" text:string-value="P52:L37" text:is-hidden="true"/><text:tab/><text:reference-mark-start text:name="paragraphnumber_249"/>(<text:sequence text:ref-name="refparagraphnumber218" text:name="paragraphnumber" text:formula="ooow:paragraphnumber+1" style:num-format="a">c</text:sequence>)<text:reference-mark-end text:name="paragraphnumber_249"/><text:tab/>in partnership, within the meaning of section 1(1) of the <text:alphabetical-index-mark text:string-value="Partnership Act 1890 (53 &amp; 54 Vict., c. 39)"/><text:a xlink:type="simple" xlink:href="http://www.irishstatutebook.ie/1890/en/act/pub/0039/index.html">Partnership Act 1890</text:a>, <text:hidden-text text:condition="ooow:" text:string-value="P52:L38" text:is-hidden="true"/>with the director.</text:p>
      <text:p text:style-name="subsection"><text:hidden-text text:condition="ooow:" text:string-value="P52:L39" text:is-hidden="true"/><text:tab/><text:reference-mark-start text:name="subsectionnumber_284"/>(<text:sequence text:ref-name="refsubsectionnumber275" text:name="subsectionnumber" text:formula="ooow:subsectionnumber+1" style:num-format="1">2</text:sequence>)<text:reference-mark-end text:name="subsectionnumber_284"/><text:tab/>A body corporate shall also be deemed to be connected with a director of an ICAV if it <text:hidden-text text:condition="ooow:" text:string-value="P52:L40" text:is-hidden="true"/>is controlled by that director.</text:p>
      <text:p text:style-name="subsection"><text:soft-page-break/><text:hidden-text text:condition="ooow:" text:string-value="P53:L1" text:is-hidden="true"/><text:tab/><text:reference-mark-start text:name="subsectionnumber_285"/>(<text:sequence text:ref-name="refsubsectionnumber276" text:name="subsectionnumber" text:formula="ooow:subsectionnumber+1" style:num-format="1">3</text:sequence>)<text:reference-mark-end text:name="subsectionnumber_285"/><text:tab/>For the purposes of this section, a director of an ICAV shall be deemed to control a <text:hidden-text text:condition="ooow:" text:string-value="P53:L2" text:is-hidden="true"/>body corporate if, but only if, the director is, alone or together with any other director <text:hidden-text text:condition="ooow:" text:string-value="P53:L3" text:is-hidden="true"/>or directors of the ICAV, or any person connected with the director or such other <text:hidden-text text:condition="ooow:" text:string-value="P53:L4" text:is-hidden="true"/>director or directors, interested in one-half or more of the equity share capital of that <text:hidden-text text:condition="ooow:" text:string-value="P53:L5" text:is-hidden="true"/>body or entitled to exercise or control the exercise of one-half or more of the voting <text:hidden-text text:condition="ooow:" text:string-value="P53:L6" text:is-hidden="true"/>power at any general meeting of that body.</text:p>
      <text:p text:style-name="subsection"><text:hidden-text text:condition="ooow:" text:string-value="P53:L7" text:is-hidden="true"/><text:tab/><text:reference-mark-start text:name="subsectionnumber_286"/>(<text:sequence text:ref-name="refsubsectionnumber277" text:name="subsectionnumber" text:formula="ooow:subsectionnumber+1" style:num-format="1">4</text:sequence>)<text:reference-mark-end text:name="subsectionnumber_286"/><text:tab/>In <text:span text:style-name="T4">subsection </text:span><text:span text:style-name="T4"><text:reference-ref text:reference-format="text" text:ref-name="subsectionnumber_285">(3)</text:reference-ref></text:span><text:span text:style-name="T4">⁠</text:span><text:span text:style-name="T14">—</text:span></text:p>
      <text:p text:style-name="paragraph"><text:hidden-text text:condition="ooow:" text:string-value="P53:L8" text:is-hidden="true"/><text:tab/><text:reference-mark-start text:name="paragraphnumber_250"/>(<text:sequence text:ref-name="refparagraphnumber219" text:name="paragraphnumber" text:formula="ooow:1" style:num-format="a">a</text:sequence>)<text:reference-mark-end text:name="paragraphnumber_250"/><text:tab/>“equity share capital”, in relation to an ICAV, means its issued share capital <text:hidden-text text:condition="ooow:" text:string-value="P53:L9" text:is-hidden="true"/>excluding any part of it which, neither as respects dividends nor as respects <text:hidden-text text:condition="ooow:" text:string-value="P53:L10" text:is-hidden="true"/>capital, carries any right to participate beyond a specified amount in a <text:hidden-text text:condition="ooow:" text:string-value="P53:L11" text:is-hidden="true"/>distribution;</text:p>
      <text:p text:style-name="paragraph"><text:hidden-text text:condition="ooow:" text:string-value="P53:L12" text:is-hidden="true"/><text:tab/><text:reference-mark-start text:name="paragraphnumber_251"/>(<text:sequence text:ref-name="refparagraphnumber220" text:name="paragraphnumber" text:formula="ooow:paragraphnumber+1" style:num-format="a">b</text:sequence>)<text:reference-mark-end text:name="paragraphnumber_251"/><text:tab/>references to voting power exercised by a director shall include references to <text:hidden-text text:condition="ooow:" text:string-value="P53:L13" text:is-hidden="true"/>voting power exercised by another body corporate which that director controls.</text:p>
      <text:p text:style-name="chapternumber"><text:bookmark-start text:name="toc_book_104"/><text:hidden-text text:condition="ooow:" text:string-value="P53:L14" text:is-hidden="true"/>Chapter <text:reference-mark-start text:name="chapternumber_10"/><text:sequence text:ref-name="refchapternumber9" text:name="chapternumber" text:formula="ooow:chapternumber+1" style:num-format="1">3</text:sequence><text:bookmark-end text:name="toc_book_104"/><text:reference-mark-end text:name="chapternumber_10"/></text:p>
      <text:p text:style-name="chaptertitle"><text:bookmark-start text:name="toc_book_105"/><text:hidden-text text:condition="ooow:" text:string-value="P53:L15" text:is-hidden="true"/>Other matters<text:bookmark-end text:name="toc_book_105"/></text:p>
      <text:p text:style-name="P13"><text:bookmark-start text:name="toc_book_106"/><text:hidden-text text:condition="ooow:" text:string-value="P53:L16" text:is-hidden="true"/>Fiduciary duties of directors of ICAVs <text:bookmark-end text:name="toc_book_106"/></text:p>
      <text:p text:style-name="P65"><text:hidden-text text:condition="ooow:" text:string-value="P53:L17" text:is-hidden="true"/><text:reference-mark-start text:name="sectionnumber_148_AIC_20/01/2015_38153"/><text:span text:style-name="T9"><text:sequence text:ref-name="refsectionnumber77" text:name="sectionnumber" text:formula="ooow:sectionnumber+1" style:num-format="1">78</text:sequence></text:span><text:reference-mark-end text:name="sectionnumber_148_AIC_20/01/2015_38153"/><text:span text:style-name="T9">.</text:span><text:tab/><text:reference-mark-start text:name="subsectionnumber_488_AIC_20/01/2015_38155"/>(<text:sequence text:ref-name="refsubsectionnumber278" text:name="subsectionnumber" text:formula="ooow:1.0" style:num-format="1">1</text:sequence>)<text:reference-mark-end text:name="subsectionnumber_488_AIC_20/01/2015_38155"/><text:tab/>Without prejudice to the provisions of any enactment (including this Act), a director <text:hidden-text text:condition="ooow:" text:string-value="P53:L18" text:is-hidden="true"/>of an ICAV shall owe the duties set out in <text:span text:style-name="T4">section </text:span><text:span text:style-name="T4"><text:reference-ref text:reference-format="text" text:ref-name="sectionnumber_148_AIC_20/01/2015_38274">79</text:reference-ref></text:span> (“the relevant duties”) to the <text:hidden-text text:condition="ooow:" text:string-value="P53:L19" text:is-hidden="true"/>ICAV (and the ICAV alone).</text:p>
      <text:p text:style-name="P65"><text:hidden-text text:condition="ooow:" text:string-value="P53:L20" text:is-hidden="true"/><text:tab/><text:reference-mark-start text:name="subsectionnumber_488_AIC_20/01/2015_38172"/>(<text:sequence text:ref-name="refsubsectionnumber279" text:name="subsectionnumber" text:formula="ooow:subsectionnumber+1" style:num-format="1">2</text:sequence>)<text:reference-mark-end text:name="subsectionnumber_488_AIC_20/01/2015_38172"/><text:tab/>The breach by a director of the relevant duties shall not of itself affect⁠—</text:p>
      <text:p text:style-name="P64"><text:hidden-text text:condition="ooow:" text:string-value="P53:L21" text:is-hidden="true"/><text:tab/><text:reference-mark-start text:name="paragraphnumber_338_AIC_20/01/2015_38183"/>(<text:sequence text:ref-name="refparagraphnumber221" text:name="paragraphnumber" text:formula="ooow:1.0" style:num-format="a">a</text:sequence>)<text:reference-mark-end text:name="paragraphnumber_338_AIC_20/01/2015_38183"/><text:tab/>the validity of any contract or other transaction, or</text:p>
      <text:p text:style-name="P64"><text:hidden-text text:condition="ooow:" text:string-value="P53:L22" text:is-hidden="true"/><text:tab/><text:reference-mark-start text:name="paragraphnumber_338_AIC_20/01/2015_38190"/>(<text:sequence text:ref-name="refparagraphnumber222" text:name="paragraphnumber" text:formula="ooow:paragraphnumber+1" style:num-format="a">b</text:sequence>)<text:reference-mark-end text:name="paragraphnumber_338_AIC_20/01/2015_38190"/><text:tab/>the enforceability, otherwise than by the director in breach of that duty, of any <text:hidden-text text:condition="ooow:" text:string-value="P53:L23" text:is-hidden="true"/>contract or other transaction by any person,</text:p>
      <text:p text:style-name="P65"><text:hidden-text text:condition="ooow:" text:string-value="P53:L24" text:is-hidden="true"/><text:tab/><text:tab/>but nothing in this subsection affects the principles of liability of a third party where <text:hidden-text text:condition="ooow:" text:string-value="P53:L25" text:is-hidden="true"/>he or she has been an accessory to a breach of duty or has knowingly received a <text:hidden-text text:condition="ooow:" text:string-value="P53:L26" text:is-hidden="true"/>benefit from it.</text:p>
      <text:p text:style-name="P65"><text:hidden-text text:condition="ooow:" text:string-value="P53:L27" text:is-hidden="true"/><text:tab/><text:reference-mark-start text:name="subsectionnumber_488_AIC_20/01/2015_38225"/>(<text:sequence text:ref-name="refsubsectionnumber280" text:name="subsectionnumber" text:formula="ooow:subsectionnumber+1" style:num-format="1">3</text:sequence>)<text:reference-mark-end text:name="subsectionnumber_488_AIC_20/01/2015_38225"/><text:tab/>The relevant duties (other than those set out in <text:span text:style-name="T4">section </text:span><text:span text:style-name="T4"><text:reference-ref text:reference-format="text" text:ref-name="sectionnumber_148_AIC_20/01/2015_38274">79</text:reference-ref></text:span><text:span text:style-name="T4"><text:reference-ref text:reference-format="text" text:ref-name="subsectionnumber_488_AIC_20/01/2015_38276">(1)</text:reference-ref></text:span><text:span text:style-name="T4"><text:reference-ref text:reference-format="text" text:ref-name="paragraphnumber_338_AIC_20/01/2015_38293">(b)</text:reference-ref></text:span> and <text:span text:style-name="T3"><text:reference-ref text:reference-format="text" text:ref-name="paragraphnumber_338_AIC_20/01/2015_38431">(h)</text:reference-ref></text:span>) are based on <text:hidden-text text:condition="ooow:" text:string-value="P53:L28" text:is-hidden="true"/>certain common law rules and equitable principles as they apply in relation to the <text:hidden-text text:condition="ooow:" text:string-value="P53:L29" text:is-hidden="true"/>directors of bodies corporate and shall have effect in place of those rules and <text:hidden-text text:condition="ooow:" text:string-value="P53:L30" text:is-hidden="true"/>principles as regards the duties owed to an ICAV by a director.</text:p>
      <text:p text:style-name="P65"><text:hidden-text text:condition="ooow:" text:string-value="P53:L31" text:is-hidden="true"/><text:tab/><text:reference-mark-start text:name="subsectionnumber_488_AIC_20/01/2015_38243"/>(<text:sequence text:ref-name="refsubsectionnumber281" text:name="subsectionnumber" text:formula="ooow:subsectionnumber+1" style:num-format="1">4</text:sequence>)<text:reference-mark-end text:name="subsectionnumber_488_AIC_20/01/2015_38243"/><text:tab/>The relevant duties (other than those set out in <text:span text:style-name="T4">section </text:span><text:span text:style-name="T4"><text:reference-ref text:reference-format="text" text:ref-name="sectionnumber_148_AIC_20/01/2015_38274">79</text:reference-ref></text:span><text:span text:style-name="T4"><text:reference-ref text:reference-format="text" text:ref-name="subsectionnumber_488_AIC_20/01/2015_38276">(1)</text:reference-ref></text:span><text:span text:style-name="T4"><text:reference-ref text:reference-format="text" text:ref-name="paragraphnumber_338_AIC_20/01/2015_38293">(b)</text:reference-ref></text:span> and <text:span text:style-name="T4"><text:reference-ref text:reference-format="text" text:ref-name="paragraphnumber_338_AIC_20/01/2015_38431">(h)</text:reference-ref></text:span>) shall be <text:hidden-text text:condition="ooow:" text:string-value="P53:L32" text:is-hidden="true"/>interpreted, and the provisions concerned of <text:span text:style-name="T4">section </text:span><text:span text:style-name="T4"><text:reference-ref text:reference-format="text" text:ref-name="sectionnumber_148_AIC_20/01/2015_38274">79</text:reference-ref></text:span> shall be applied, in the same <text:hidden-text text:condition="ooow:" text:string-value="P53:L33" text:is-hidden="true"/>way as common law rules or equitable principles and regard shall be had to the <text:hidden-text text:condition="ooow:" text:string-value="P53:L34" text:is-hidden="true"/>corresponding common law rules and equitable principles in interpreting those duties <text:hidden-text text:condition="ooow:" text:string-value="P53:L35" text:is-hidden="true"/>and applying those provisions.</text:p>
      <text:p text:style-name="P13"><text:bookmark-start text:name="toc_book_107"/><text:hidden-text text:condition="ooow:" text:string-value="P53:L36" text:is-hidden="true"/>Statement of principal fiduciary duties of directors of ICAVs<text:bookmark-end text:name="toc_book_107"/></text:p>
      <text:p text:style-name="P65"><text:hidden-text text:condition="ooow:" text:string-value="P53:L37" text:is-hidden="true"/><text:reference-mark-start text:name="sectionnumber_148_AIC_20/01/2015_38274"/><text:span text:style-name="T9"><text:sequence text:ref-name="refsectionnumber78" text:name="sectionnumber" text:formula="ooow:sectionnumber+1" style:num-format="1">79</text:sequence></text:span><text:reference-mark-end text:name="sectionnumber_148_AIC_20/01/2015_38274"/><text:span text:style-name="T9">.</text:span><text:tab/><text:reference-mark-start text:name="subsectionnumber_488_AIC_20/01/2015_38276"/>(<text:sequence text:ref-name="refsubsectionnumber282" text:name="subsectionnumber" text:formula="ooow:1.0" style:num-format="1">1</text:sequence>)<text:reference-mark-end text:name="subsectionnumber_488_AIC_20/01/2015_38276"/><text:tab/>A director of an ICAV shall⁠—</text:p>
      <text:p text:style-name="P64"><text:hidden-text text:condition="ooow:" text:string-value="P53:L38" text:is-hidden="true"/><text:tab/><text:reference-mark-start text:name="paragraphnumber_338_AIC_20/01/2015_38286"/>(<text:sequence text:ref-name="refparagraphnumber223" text:name="paragraphnumber" text:formula="ooow:1.0" style:num-format="a">a</text:sequence>)<text:reference-mark-end text:name="paragraphnumber_338_AIC_20/01/2015_38286"/><text:tab/>act in good faith in what the director considers to be the interests of the ICAV,</text:p>
      <text:p text:style-name="P64"><text:soft-page-break/><text:hidden-text text:condition="ooow:" text:string-value="P54:L1" text:is-hidden="true"/><text:tab/><text:reference-mark-start text:name="paragraphnumber_338_AIC_20/01/2015_38293"/>(<text:sequence text:ref-name="refparagraphnumber224" text:name="paragraphnumber" text:formula="ooow:paragraphnumber+1" style:num-format="a">b</text:sequence>)<text:reference-mark-end text:name="paragraphnumber_338_AIC_20/01/2015_38293"/><text:tab/>act honestly and responsibly in relation to the conduct of the affairs of the ICAV,</text:p>
      <text:p text:style-name="P64"><text:hidden-text text:condition="ooow:" text:string-value="P54:L2" text:is-hidden="true"/><text:tab/><text:reference-mark-start text:name="paragraphnumber_338_AIC_20/01/2015_38299"/>(<text:sequence text:ref-name="refparagraphnumber225" text:name="paragraphnumber" text:formula="ooow:paragraphnumber+1" style:num-format="a">c</text:sequence>)<text:reference-mark-end text:name="paragraphnumber_338_AIC_20/01/2015_38299"/><text:tab/>act in accordance with the instrument of incorporation of the ICAV and exercise <text:hidden-text text:condition="ooow:" text:string-value="P54:L3" text:is-hidden="true"/>his or her powers only for the purposes allowed by law,</text:p>
      <text:p text:style-name="P64"><text:hidden-text text:condition="ooow:" text:string-value="P54:L4" text:is-hidden="true"/><text:tab/><text:reference-mark-start text:name="paragraphnumber_338_AIC_20/01/2015_38305"/>(<text:sequence text:ref-name="refparagraphnumber226" text:name="paragraphnumber" text:formula="ooow:paragraphnumber+1" style:num-format="a">d</text:sequence>)<text:reference-mark-end text:name="paragraphnumber_338_AIC_20/01/2015_38305"/><text:tab/>not use the ICAV’s property, information or opportunities for his or her own or <text:hidden-text text:condition="ooow:" text:string-value="P54:L5" text:is-hidden="true"/>anyone else’s benefit unless⁠—</text:p>
      <text:p text:style-name="P62"><text:hidden-text text:condition="ooow:" text:string-value="P54:L6" text:is-hidden="true"/><text:tab/><text:reference-mark-start text:name="subparagraphnumber_53_AIC_20/01/2015_38321"/>(<text:sequence text:ref-name="refsubparagraphnumber31" text:name="subparagraphnumber" text:formula="ooow:1.0" style:num-format="i">i</text:sequence>)<text:reference-mark-end text:name="subparagraphnumber_53_AIC_20/01/2015_38321"/><text:tab/>that is expressly permitted by the ICAV’s instrument of incorporation, or</text:p>
      <text:p text:style-name="P62"><text:hidden-text text:condition="ooow:" text:string-value="P54:L7" text:is-hidden="true"/><text:tab/><text:reference-mark-start text:name="subparagraphnumber_53_AIC_20/01/2015_38330"/>(<text:sequence text:ref-name="refsubparagraphnumber32" text:name="subparagraphnumber" text:formula="ooow:subparagraphnumber+1" style:num-format="i">ii</text:sequence>)<text:reference-mark-end text:name="subparagraphnumber_53_AIC_20/01/2015_38330"/><text:tab/>the use has been approved by a resolution of the ICAV in general meeting,</text:p>
      <text:p text:style-name="P64"><text:hidden-text text:condition="ooow:" text:string-value="P54:L8" text:is-hidden="true"/><text:tab/><text:reference-mark-start text:name="paragraphnumber_338_AIC_20/01/2015_38339"/>(<text:sequence text:ref-name="refparagraphnumber227" text:name="paragraphnumber" text:formula="ooow:paragraphnumber+1" style:num-format="a">e</text:sequence>)<text:reference-mark-end text:name="paragraphnumber_338_AIC_20/01/2015_38339"/><text:tab/>not agree to restrict the director’s power to exercise an independent judgement <text:hidden-text text:condition="ooow:" text:string-value="P54:L9" text:is-hidden="true"/>unless⁠—</text:p>
      <text:p text:style-name="P62"><text:hidden-text text:condition="ooow:" text:string-value="P54:L10" text:is-hidden="true"/><text:tab/><text:reference-mark-start text:name="subparagraphnumber_53_AIC_20/01/2015_38350"/>(<text:sequence text:ref-name="refsubparagraphnumber33" text:name="subparagraphnumber" text:formula="ooow:1.0" style:num-format="i">i</text:sequence>)<text:reference-mark-end text:name="subparagraphnumber_53_AIC_20/01/2015_38350"/><text:tab/>that is expressly permitted by the ICAV’s instrument of incorporation,</text:p>
      <text:p text:style-name="P62"><text:hidden-text text:condition="ooow:" text:string-value="P54:L11" text:is-hidden="true"/><text:tab/><text:reference-mark-start text:name="subparagraphnumber_53_AIC_20/01/2015_38359"/>(<text:sequence text:ref-name="refsubparagraphnumber34" text:name="subparagraphnumber" text:formula="ooow:subparagraphnumber+1" style:num-format="i">ii</text:sequence>)<text:reference-mark-end text:name="subparagraphnumber_53_AIC_20/01/2015_38359"/><text:tab/>the case concerned falls within <text:span text:style-name="T4">subsection</text:span><text:span text:style-name="T4"><text:reference-ref text:reference-format="text" text:ref-name="subsectionnumber_488_AIC_20/01/2015_38441">(2)</text:reference-ref></text:span>, or</text:p>
      <text:p text:style-name="P62"><text:hidden-text text:condition="ooow:" text:string-value="P54:L12" text:is-hidden="true"/><text:tab/><text:reference-mark-start text:name="subparagraphnumber_53_AIC_20/01/2015_38377"/>(<text:sequence text:ref-name="refsubparagraphnumber35" text:name="subparagraphnumber" text:formula="ooow:subparagraphnumber+1" style:num-format="i">iii</text:sequence>)<text:reference-mark-end text:name="subparagraphnumber_53_AIC_20/01/2015_38377"/><text:tab/>the director’s agreeing to such has been approved by a resolution of the <text:hidden-text text:condition="ooow:" text:string-value="P54:L13" text:is-hidden="true"/>ICAV in general meeting,</text:p>
      <text:p text:style-name="P64"><text:hidden-text text:condition="ooow:" text:string-value="P54:L14" text:is-hidden="true"/><text:tab/><text:reference-mark-start text:name="paragraphnumber_338_AIC_20/01/2015_38390"/>(<text:sequence text:ref-name="refparagraphnumber228" text:name="paragraphnumber" text:formula="ooow:paragraphnumber+1" style:num-format="a">f</text:sequence>)<text:reference-mark-end text:name="paragraphnumber_338_AIC_20/01/2015_38390"/><text:tab/>avoid any conflict between the director’s duties to the ICAV and the director’s <text:hidden-text text:condition="ooow:" text:string-value="P54:L15" text:is-hidden="true"/>other (including personal) interests unless the director is released from his or her <text:hidden-text text:condition="ooow:" text:string-value="P54:L16" text:is-hidden="true"/>duty to the ICAV in relation to the matter concerned, whether in accordance with <text:hidden-text text:condition="ooow:" text:string-value="P54:L17" text:is-hidden="true"/>provisions of the ICAV’s instrument of incorporation in that behalf or by a <text:hidden-text text:condition="ooow:" text:string-value="P54:L18" text:is-hidden="true"/>resolution of it in general meeting,</text:p>
      <text:p text:style-name="P64"><text:hidden-text text:condition="ooow:" text:string-value="P54:L19" text:is-hidden="true"/><text:tab/><text:reference-mark-start text:name="paragraphnumber_338_AIC_20/01/2015_38405"/>(<text:sequence text:ref-name="refparagraphnumber229" text:name="paragraphnumber" text:formula="ooow:paragraphnumber+1" style:num-format="a">g</text:sequence>)<text:reference-mark-end text:name="paragraphnumber_338_AIC_20/01/2015_38405"/><text:tab/>exercise the care, skill and diligence which would be exercised in the same <text:hidden-text text:condition="ooow:" text:string-value="P54:L20" text:is-hidden="true"/>circumstances by a reasonable person having both⁠—</text:p>
      <text:p text:style-name="P62"><text:hidden-text text:condition="ooow:" text:string-value="P54:L21" text:is-hidden="true"/><text:tab/><text:reference-mark-start text:name="subparagraphnumber_53_AIC_20/01/2015_38416"/>(<text:sequence text:ref-name="refsubparagraphnumber36" text:name="subparagraphnumber" text:formula="ooow:1.0" style:num-format="i">i</text:sequence>)<text:reference-mark-end text:name="subparagraphnumber_53_AIC_20/01/2015_38416"/><text:tab/>the knowledge and experience that may reasonably be expected of a person <text:hidden-text text:condition="ooow:" text:string-value="P54:L22" text:is-hidden="true"/>in the same position as the director, and</text:p>
      <text:p text:style-name="P62"><text:hidden-text text:condition="ooow:" text:string-value="P54:L23" text:is-hidden="true"/><text:tab/><text:reference-mark-start text:name="subparagraphnumber_53_AIC_20/01/2015_38423"/>(<text:sequence text:ref-name="refsubparagraphnumber37" text:name="subparagraphnumber" text:formula="ooow:subparagraphnumber+1" style:num-format="i">ii</text:sequence>)<text:reference-mark-end text:name="subparagraphnumber_53_AIC_20/01/2015_38423"/><text:tab/>the knowledge and experience which the director has,</text:p>
      <text:p text:style-name="P64"><text:hidden-text text:condition="ooow:" text:string-value="P54:L24" text:is-hidden="true"/><text:tab/><text:tab/>and</text:p>
      <text:p text:style-name="P64"><text:hidden-text text:condition="ooow:" text:string-value="P54:L25" text:is-hidden="true"/><text:tab/><text:reference-mark-start text:name="paragraphnumber_338_AIC_20/01/2015_38431"/>(<text:sequence text:ref-name="refparagraphnumber230" text:name="paragraphnumber" text:formula="ooow:paragraphnumber+1" style:num-format="a">h</text:sequence>)<text:reference-mark-end text:name="paragraphnumber_338_AIC_20/01/2015_38431"/><text:tab/>in addition to the duty under <text:span text:style-name="T4">section </text:span><text:span text:style-name="T4"><text:reference-ref text:reference-format="text" text:ref-name="sectionnumber_148_AIC_20/01/2015_38153">78</text:reference-ref></text:span><text:span text:style-name="T14">,</text:span> have regard to the interests of its <text:hidden-text text:condition="ooow:" text:string-value="P54:L26" text:is-hidden="true"/>members.</text:p>
      <text:p text:style-name="P65"><text:hidden-text text:condition="ooow:" text:string-value="P54:L27" text:is-hidden="true"/><text:tab/><text:reference-mark-start text:name="subsectionnumber_488_AIC_20/01/2015_38441"/>(<text:sequence text:ref-name="refsubsectionnumber283" text:name="subsectionnumber" text:formula="ooow:subsectionnumber+1" style:num-format="1">2</text:sequence>)<text:reference-mark-end text:name="subsectionnumber_488_AIC_20/01/2015_38441"/><text:tab/>If a director of an ICAV considers in good faith that it is in the interests of the ICAV <text:hidden-text text:condition="ooow:" text:string-value="P54:L28" text:is-hidden="true"/>for a transaction or engagement to be entered into and carried into effect, a director <text:hidden-text text:condition="ooow:" text:string-value="P54:L29" text:is-hidden="true"/>may restrict the director’s power to exercise an independent judgement in the future <text:hidden-text text:condition="ooow:" text:string-value="P54:L30" text:is-hidden="true"/>by agreeing to act in a particular way to achieve this.</text:p>
      <text:p text:style-name="shouldernote"><text:bookmark-start text:name="toc_book_108"/><text:hidden-text text:condition="ooow:" text:string-value="P54:L31" text:is-hidden="true"/>Directors to have regard to interests of employees<text:bookmark-end text:name="toc_book_108"/></text:p>
      <text:p text:style-name="subsection"><text:hidden-text text:condition="ooow:" text:string-value="P54:L32" text:is-hidden="true"/><text:reference-mark-start text:name="sectionnumber_79"/><text:span text:style-name="T9"><text:sequence text:ref-name="refsectionnumber79" text:name="sectionnumber" text:formula="ooow:sectionnumber+1" style:num-format="1">80</text:sequence></text:span><text:reference-mark-end text:name="sectionnumber_79"/><text:span text:style-name="T9">.</text:span><text:tab/><text:reference-mark-start text:name="subsectionnumber_289"/>(<text:sequence text:ref-name="refsubsectionnumber284" text:name="subsectionnumber" style:num-format="1">1</text:sequence>)<text:reference-mark-end text:name="subsectionnumber_289"/><text:tab/>The matters to which the directors of an ICAV are to have regard in the performance <text:hidden-text text:condition="ooow:" text:string-value="P54:L33" text:is-hidden="true"/>of their functions shall include the interests of the ICAV’s employees in general, as <text:hidden-text text:condition="ooow:" text:string-value="P54:L34" text:is-hidden="true"/>well as the interests of its members.</text:p>
      <text:p text:style-name="subsection"><text:hidden-text text:condition="ooow:" text:string-value="P54:L35" text:is-hidden="true"/><text:tab/><text:reference-mark-start text:name="subsectionnumber_290"/>(<text:sequence text:ref-name="refsubsectionnumber285" text:name="subsectionnumber" text:formula="ooow:subsectionnumber+1" style:num-format="1">2</text:sequence>)<text:reference-mark-end text:name="subsectionnumber_290"/><text:tab/>Accordingly, the duty imposed by this section on the directors shall be owed by them <text:hidden-text text:condition="ooow:" text:string-value="P54:L36" text:is-hidden="true"/>to the ICAV (and the ICAV alone) and shall be enforceable in the same way as any <text:hidden-text text:condition="ooow:" text:string-value="P54:L37" text:is-hidden="true"/>other fiduciary duty owed to an ICAV by its directors.</text:p>
      <text:p text:style-name="shouldernote"><text:bookmark-start text:name="toc_book_109"/><text:soft-page-break/><text:hidden-text text:condition="ooow:" text:string-value="P55:L1" text:is-hidden="true"/>Register of shareholdings of directors etc.<text:bookmark-end text:name="toc_book_109"/></text:p>
      <text:p text:style-name="subsection"><text:hidden-text text:condition="ooow:" text:string-value="P55:L2" text:is-hidden="true"/><text:reference-mark-start text:name="sectionnumber_80"/><text:span text:style-name="T9"><text:sequence text:ref-name="refsectionnumber80" text:name="sectionnumber" text:formula="ooow:sectionnumber+1" style:num-format="1">81</text:sequence></text:span><text:reference-mark-end text:name="sectionnumber_80"/><text:span text:style-name="T9">.</text:span><text:tab/><text:reference-mark-start text:name="subsectionnumber_291"/>(<text:sequence text:ref-name="refsubsectionnumber286" text:name="subsectionnumber" style:num-format="1">1</text:sequence>)<text:reference-mark-end text:name="subsectionnumber_291"/><text:tab/>An ICAV shall keep a register showing, in relation to each director and secretary of <text:hidden-text text:condition="ooow:" text:string-value="P55:L3" text:is-hidden="true"/>the ICAV, the number, description and amount of any shares in or debentures of⁠—</text:p>
      <text:p text:style-name="paragraph"><text:hidden-text text:condition="ooow:" text:string-value="P55:L4" text:is-hidden="true"/><text:tab/><text:reference-mark-start text:name="paragraphnumber_252"/>(<text:sequence text:ref-name="refparagraphnumber231" text:name="paragraphnumber" text:formula="ooow:1" style:num-format="a">a</text:sequence>)<text:reference-mark-end text:name="paragraphnumber_252"/><text:tab/>the ICAV, or</text:p>
      <text:p text:style-name="paragraph"><text:hidden-text text:condition="ooow:" text:string-value="P55:L5" text:is-hidden="true"/><text:tab/><text:reference-mark-start text:name="paragraphnumber_253"/>(<text:sequence text:ref-name="refparagraphnumber232" text:name="paragraphnumber" text:formula="ooow:paragraphnumber+1" style:num-format="a">b</text:sequence>)<text:reference-mark-end text:name="paragraphnumber_253"/><text:tab/>any other body corporate which is the ICAV’s subsidiary or holding company, or <text:hidden-text text:condition="ooow:" text:string-value="P55:L6" text:is-hidden="true"/>a subsidiary of the ICAV’s holding company,</text:p>
      <text:p text:style-name="subsection"><text:hidden-text text:condition="ooow:" text:string-value="P55:L7" text:is-hidden="true"/><text:tab/><text:tab/>which are held by, or in trust for, him or her, his or her spouse or any child of his or <text:hidden-text text:condition="ooow:" text:string-value="P55:L8" text:is-hidden="true"/>hers of which he or she has any right to become the holder (whether on payment or <text:hidden-text text:condition="ooow:" text:string-value="P55:L9" text:is-hidden="true"/>not).</text:p>
      <text:p text:style-name="subsection"><text:hidden-text text:condition="ooow:" text:string-value="P55:L10" text:is-hidden="true"/><text:tab/><text:reference-mark-start text:name="subsectionnumber_292"/>(<text:sequence text:ref-name="refsubsectionnumber287" text:name="subsectionnumber" text:formula="ooow:subsectionnumber+1" style:num-format="1">2</text:sequence>)<text:reference-mark-end text:name="subsectionnumber_292"/><text:tab/>The register need not include shares in any body corporate which is the wholly-owned <text:hidden-text text:condition="ooow:" text:string-value="P55:L11" text:is-hidden="true"/>subsidiary of another body corporate, and for this purpose a body corporate shall be <text:hidden-text text:condition="ooow:" text:string-value="P55:L12" text:is-hidden="true"/>deemed to be the wholly-owned subsidiary of another if it has no members but that <text:hidden-text text:condition="ooow:" text:string-value="P55:L13" text:is-hidden="true"/>other and that other’s wholly-owned subsidiaries and its or their nominees.</text:p>
      <text:p text:style-name="subsection"><text:hidden-text text:condition="ooow:" text:string-value="P55:L14" text:is-hidden="true"/><text:tab/><text:reference-mark-start text:name="subsectionnumber_293"/>(<text:sequence text:ref-name="refsubsectionnumber288" text:name="subsectionnumber" text:formula="ooow:subsectionnumber+1" style:num-format="1">3</text:sequence>)<text:reference-mark-end text:name="subsectionnumber_293"/><text:tab/>Subject to <text:span text:style-name="T4">subsection </text:span><text:span text:style-name="T4"><text:reference-ref text:reference-format="text" text:ref-name="subsectionnumber_294">(4)</text:reference-ref></text:span>, where any shares or debentures have to be, or cease to be, <text:hidden-text text:condition="ooow:" text:string-value="P55:L15" text:is-hidden="true"/>recorded in the register in relation to any director or secretary by reason of a <text:hidden-text text:condition="ooow:" text:string-value="P55:L16" text:is-hidden="true"/>transaction entered while he or she is a director or secretary the register shall also <text:hidden-text text:condition="ooow:" text:string-value="P55:L17" text:is-hidden="true"/>show the date of, and price or other consideration for, the transaction.</text:p>
      <text:p text:style-name="subsection"><text:hidden-text text:condition="ooow:" text:string-value="P55:L18" text:is-hidden="true"/><text:tab/><text:reference-mark-start text:name="subsectionnumber_294"/>(<text:sequence text:ref-name="refsubsectionnumber289" text:name="subsectionnumber" text:formula="ooow:subsectionnumber+1" style:num-format="1">4</text:sequence>)<text:reference-mark-end text:name="subsectionnumber_294"/><text:tab/>Where there is an interval between the agreement for any such transaction and the <text:hidden-text text:condition="ooow:" text:string-value="P55:L19" text:is-hidden="true"/>completion of it, the date shall be that of the agreement.</text:p>
      <text:p text:style-name="subsection"><text:hidden-text text:condition="ooow:" text:string-value="P55:L20" text:is-hidden="true"/><text:tab/><text:reference-mark-start text:name="subsectionnumber_295"/>(<text:sequence text:ref-name="refsubsectionnumber290" text:name="subsectionnumber" text:formula="ooow:subsectionnumber+1" style:num-format="1">5</text:sequence>)<text:reference-mark-end text:name="subsectionnumber_295"/><text:tab/>The nature and extent of the interest or right in or over any shares or debentures <text:hidden-text text:condition="ooow:" text:string-value="P55:L21" text:is-hidden="true"/>recorded in relation to a director or secretary in the register shall, if he or she so <text:hidden-text text:condition="ooow:" text:string-value="P55:L22" text:is-hidden="true"/>requires, be indicated in the register.</text:p>
      <text:p text:style-name="subsection"><text:hidden-text text:condition="ooow:" text:string-value="P55:L23" text:is-hidden="true"/><text:tab/><text:reference-mark-start text:name="subsectionnumber_296"/>(<text:sequence text:ref-name="refsubsectionnumber291" text:name="subsectionnumber" text:formula="ooow:subsectionnumber+1" style:num-format="1">6</text:sequence>)<text:reference-mark-end text:name="subsectionnumber_296"/><text:tab/>The ICAV shall not, by virtue of anything done for the purposes of this section, be <text:hidden-text text:condition="ooow:" text:string-value="P55:L24" text:is-hidden="true"/>affected with notice of, or put upon inquiry as to, the rights of any person in relation <text:hidden-text text:condition="ooow:" text:string-value="P55:L25" text:is-hidden="true"/>to any shares or debentures.</text:p>
      <text:p text:style-name="subsection"><text:hidden-text text:condition="ooow:" text:string-value="P55:L26" text:is-hidden="true"/><text:tab/><text:reference-mark-start text:name="subsectionnumber_297"/>(<text:sequence text:ref-name="refsubsectionnumber292" text:name="subsectionnumber" text:formula="ooow:subsectionnumber+1" style:num-format="1">7</text:sequence>)<text:reference-mark-end text:name="subsectionnumber_297"/><text:tab/>Subject to <text:span text:style-name="T4">subsection </text:span><text:span text:style-name="T4"><text:reference-ref text:reference-format="text" text:ref-name="subsectionnumber_298">(8)</text:reference-ref></text:span>, the register shall be kept at the same office as the register of <text:hidden-text text:condition="ooow:" text:string-value="P55:L27" text:is-hidden="true"/>members is kept, and shall be open to inspection during business hours (subject to <text:hidden-text text:condition="ooow:" text:string-value="P55:L28" text:is-hidden="true"/>such reasonable restrictions as the ICAV may by its instrument of incorporation or in <text:hidden-text text:condition="ooow:" text:string-value="P55:L29" text:is-hidden="true"/>general meeting impose, so that not less than 2 hours in each day be allowed for <text:hidden-text text:condition="ooow:" text:string-value="P55:L30" text:is-hidden="true"/>inspection) by any member or holder of debentures of the ICAV.</text:p>
      <text:p text:style-name="subsection"><text:hidden-text text:condition="ooow:" text:string-value="P55:L31" text:is-hidden="true"/><text:tab/><text:reference-mark-start text:name="subsectionnumber_298"/>(<text:sequence text:ref-name="refsubsectionnumber293" text:name="subsectionnumber" text:formula="ooow:subsectionnumber+1" style:num-format="1">8</text:sequence>)<text:reference-mark-end text:name="subsectionnumber_298"/><text:tab/>The register shall also be produced at the commencement of the ICAV’s annual <text:hidden-text text:condition="ooow:" text:string-value="P55:L32" text:is-hidden="true"/>general meeting and shall remain open and accessible during the continuance of the <text:hidden-text text:condition="ooow:" text:string-value="P55:L33" text:is-hidden="true"/>meeting to any person attending the meeting.</text:p>
      <text:p text:style-name="subsection"><text:hidden-text text:condition="ooow:" text:string-value="P55:L34" text:is-hidden="true"/><text:tab/><text:reference-mark-start text:name="subsectionnumber_299"/>(<text:sequence text:ref-name="refsubsectionnumber294" text:name="subsectionnumber" text:formula="ooow:subsectionnumber+1" style:num-format="1">9</text:sequence>)<text:reference-mark-end text:name="subsectionnumber_299"/><text:tab/>Any member or holder of debentures of the ICAV may require a copy of the register, <text:hidden-text text:condition="ooow:" text:string-value="P55:L35" text:is-hidden="true"/>or of any part thereof, on payment of <text:span text:style-name="T17">€10</text:span>, or such less sum as the ICAV may <text:hidden-text text:condition="ooow:" text:string-value="P55:L36" text:is-hidden="true"/>determine.</text:p>
      <text:p text:style-name="subsection"><text:hidden-text text:condition="ooow:" text:string-value="P55:L37" text:is-hidden="true"/><text:tab/><text:reference-mark-start text:name="subsectionnumber_300"/>(<text:sequence text:ref-name="refsubsectionnumber295" text:name="subsectionnumber" text:formula="ooow:subsectionnumber+1" style:num-format="1">10</text:sequence>)<text:reference-mark-end text:name="subsectionnumber_300"/><text:tab/>The ICAV shall cause any copy so required by any person to be sent to that person <text:hidden-text text:condition="ooow:" text:string-value="P55:L38" text:is-hidden="true"/>within 10 days after the day on which the requirement is received by the ICAV.</text:p>
      <text:p text:style-name="subsection"><text:hidden-text text:condition="ooow:" text:string-value="P55:L39" text:is-hidden="true"/><text:tab/><text:reference-mark-start text:name="subsectionnumber_301"/>(<text:sequence text:ref-name="refsubsectionnumber296" text:name="subsectionnumber" text:formula="ooow:subsectionnumber+1" style:num-format="1">11</text:sequence>)<text:reference-mark-end text:name="subsectionnumber_301"/><text:tab/>If default is made in complying with <text:span text:style-name="T4">subsection </text:span><text:span text:style-name="T4"><text:reference-ref text:reference-format="text" text:ref-name="subsectionnumber_297">(7)</text:reference-ref></text:span>, the ICAV and any officer of it <text:hidden-text text:condition="ooow:" text:string-value="P55:L40" text:is-hidden="true"/>who is in default commits a category 3 offence.</text:p>
      <text:p text:style-name="subsection"><text:hidden-text text:condition="ooow:" text:string-value="P55:L41" text:is-hidden="true"/><text:tab/><text:reference-mark-start text:name="subsectionnumber_302"/>(<text:sequence text:ref-name="refsubsectionnumber297" text:name="subsectionnumber" text:formula="ooow:subsectionnumber+1" style:num-format="1">12</text:sequence>)<text:reference-mark-end text:name="subsectionnumber_302"/><text:tab/>If default is made in complying with <text:span text:style-name="T4">subsection </text:span><text:span text:style-name="T4"><text:reference-ref text:reference-format="text" text:ref-name="subsectionnumber_291">(1)</text:reference-ref></text:span> or<text:span text:style-name="T4"> </text:span><text:span text:style-name="T4"><text:reference-ref text:reference-format="text" text:ref-name="subsectionnumber_292">(2)</text:reference-ref></text:span>, or if any inspection <text:hidden-text text:condition="ooow:" text:string-value="P55:L42" text:is-hidden="true"/>required under this section is refused or if any copy required under this section is not <text:soft-page-break/><text:hidden-text text:condition="ooow:" text:string-value="P56:L1" text:is-hidden="true"/>sent within the proper period, the ICAV and any officer of it who is in default <text:hidden-text text:condition="ooow:" text:string-value="P56:L2" text:is-hidden="true"/>commits a category 3 offence.</text:p>
      <text:p text:style-name="subsection"><text:hidden-text text:condition="ooow:" text:string-value="P56:L3" text:is-hidden="true"/><text:tab/><text:reference-mark-start text:name="subsectionnumber_304"/>(<text:sequence text:ref-name="refsubsectionnumber298" text:name="subsectionnumber" text:formula="ooow:subsectionnumber+1" style:num-format="1">13</text:sequence>)<text:reference-mark-end text:name="subsectionnumber_304"/><text:tab/>To ensure compliance with the provisions of this section the High Court may by order <text:hidden-text text:condition="ooow:" text:string-value="P56:L4" text:is-hidden="true"/>compel an inspection of the register or direct that the copies required shall be sent to <text:hidden-text text:condition="ooow:" text:string-value="P56:L5" text:is-hidden="true"/>the persons requiring them.</text:p>
      <text:p text:style-name="subsection"><text:hidden-text text:condition="ooow:" text:string-value="P56:L6" text:is-hidden="true"/><text:tab/><text:reference-mark-start text:name="subsectionnumber_305"/>(<text:sequence text:ref-name="refsubsectionnumber299" text:name="subsectionnumber" text:formula="ooow:subsectionnumber+1" style:num-format="1">14</text:sequence>)<text:reference-mark-end text:name="subsectionnumber_305"/><text:tab/>For the purposes of this section⁠—</text:p>
      <text:p text:style-name="paragraph"><text:hidden-text text:condition="ooow:" text:string-value="P56:L7" text:is-hidden="true"/><text:tab/><text:reference-mark-start text:name="paragraphnumber_254"/>(<text:sequence text:ref-name="refparagraphnumber233" text:name="paragraphnumber" text:formula="ooow:1" style:num-format="a">a</text:sequence>)<text:reference-mark-end text:name="paragraphnumber_254"/><text:tab/>any person in accordance with whose directions or instructions the directors of an <text:hidden-text text:condition="ooow:" text:string-value="P56:L8" text:is-hidden="true"/>ICAV are accustomed to act shall be deemed to be a director of the ICAV;</text:p>
      <text:p text:style-name="paragraph"><text:hidden-text text:condition="ooow:" text:string-value="P56:L9" text:is-hidden="true"/><text:tab/><text:reference-mark-start text:name="paragraphnumber_255"/>(<text:sequence text:ref-name="refparagraphnumber234" text:name="paragraphnumber" text:formula="ooow:paragraphnumber+1" style:num-format="a">b</text:sequence>)<text:reference-mark-end text:name="paragraphnumber_255"/><text:tab/>a person shall be deemed to hold, or to have an interest in or right over, any <text:hidden-text text:condition="ooow:" text:string-value="P56:L10" text:is-hidden="true"/>shares or debentures in which the person has an interest jointly or in common <text:hidden-text text:condition="ooow:" text:string-value="P56:L11" text:is-hidden="true"/>with any other person or a limited, reversionary or contingent interest or an <text:hidden-text text:condition="ooow:" text:string-value="P56:L12" text:is-hidden="true"/>interest as the object of a discretionary trust;</text:p>
      <text:p text:style-name="paragraph"><text:hidden-text text:condition="ooow:" text:string-value="P56:L13" text:is-hidden="true"/><text:tab/><text:reference-mark-start text:name="paragraphnumber_256"/>(<text:sequence text:ref-name="refparagraphnumber235" text:name="paragraphnumber" text:formula="ooow:paragraphnumber+1" style:num-format="a">c</text:sequence>)<text:reference-mark-end text:name="paragraphnumber_256"/><text:tab/>a person shall be deemed to hold, or to have an interest or right in or over any <text:hidden-text text:condition="ooow:" text:string-value="P56:L14" text:is-hidden="true"/>shares or debentures if a body corporate other than the ICAV holds them or has <text:hidden-text text:condition="ooow:" text:string-value="P56:L15" text:is-hidden="true"/>that interest or right in or over them, and either⁠—</text:p>
      <text:p text:style-name="subparagraph"><text:hidden-text text:condition="ooow:" text:string-value="P56:L16" text:is-hidden="true"/><text:tab/><text:reference-mark-start text:name="subparagraphnumber_30"/>(<text:sequence text:ref-name="refsubparagraphnumber38" text:name="subparagraphnumber" text:formula="ooow:1" style:num-format="i">i</text:sequence>)<text:reference-mark-end text:name="subparagraphnumber_30"/><text:tab/>that body corporate or its directors are accustomed to act in accordance with <text:hidden-text text:condition="ooow:" text:string-value="P56:L17" text:is-hidden="true"/>the person’s directions or instructions; or</text:p>
      <text:p text:style-name="subparagraph"><text:hidden-text text:condition="ooow:" text:string-value="P56:L18" text:is-hidden="true"/><text:tab/><text:reference-mark-start text:name="subparagraphnumber_31"/>(<text:sequence text:ref-name="refsubparagraphnumber39" text:name="subparagraphnumber" text:formula="ooow:subparagraphnumber+1" style:num-format="i">ii</text:sequence>)<text:reference-mark-end text:name="subparagraphnumber_31"/><text:tab/>the person is entitled to exercise or control the exercise of one-third or more <text:hidden-text text:condition="ooow:" text:string-value="P56:L19" text:is-hidden="true"/>of the voting power at any general meeting of that body corporate.</text:p>
      <text:p text:style-name="shouldernote"><text:bookmark-start text:name="toc_book_110"/><text:hidden-text text:condition="ooow:" text:string-value="P56:L20" text:is-hidden="true"/>Disclosure for purposes of <text:span text:style-name="T4">section </text:span><text:span text:style-name="T8"><text:reference-ref text:reference-format="text" text:ref-name="sectionnumber_80">81</text:reference-ref></text:span><text:bookmark-end text:name="toc_book_110"/></text:p>
      <text:p text:style-name="subsection"><text:hidden-text text:condition="ooow:" text:string-value="P56:L21" text:is-hidden="true"/><text:reference-mark-start text:name="sectionnumber_81"/><text:span text:style-name="T9"><text:sequence text:ref-name="refsectionnumber81" text:name="sectionnumber" text:formula="ooow:sectionnumber+1" style:num-format="1">82</text:sequence></text:span><text:reference-mark-end text:name="sectionnumber_81"/><text:span text:style-name="T9">.</text:span><text:tab/><text:reference-mark-start text:name="subsectionnumber_306"/>(<text:sequence text:ref-name="refsubsectionnumber300" text:name="subsectionnumber" style:num-format="1">1</text:sequence>)<text:reference-mark-end text:name="subsectionnumber_306"/><text:tab/>It shall be the duty of every director of an ICAV to give notice in writing to the ICAV <text:hidden-text text:condition="ooow:" text:string-value="P56:L22" text:is-hidden="true"/>of such matters relating to himself or herself as may be necessary for the purposes of <text:hidden-text text:condition="ooow:" text:string-value="P56:L23" text:is-hidden="true"/><text:span text:style-name="T6">section </text:span><text:span text:style-name="T6"><text:reference-ref text:reference-format="text" text:ref-name="sectionnumber_80">81</text:reference-ref></text:span>.</text:p>
      <text:p text:style-name="subsection"><text:hidden-text text:condition="ooow:" text:string-value="P56:L24" text:is-hidden="true"/><text:tab/><text:reference-mark-start text:name="subsectionnumber_307"/>(<text:sequence text:ref-name="refsubsectionnumber301" text:name="subsectionnumber" text:formula="ooow:subsectionnumber+1" style:num-format="1">2</text:sequence>)<text:reference-mark-end text:name="subsectionnumber_307"/><text:tab/>If any such notice is not given at a meeting of directors, the director or secretary, as <text:hidden-text text:condition="ooow:" text:string-value="P56:L25" text:is-hidden="true"/>the case may be, giving it shall take reasonable steps to secure that it is brought up <text:hidden-text text:condition="ooow:" text:string-value="P56:L26" text:is-hidden="true"/>and read at the next meeting of the directors after it is given.</text:p>
      <text:p text:style-name="subsection"><text:hidden-text text:condition="ooow:" text:string-value="P56:L27" text:is-hidden="true"/><text:tab/><text:reference-mark-start text:name="subsectionnumber_308"/>(<text:sequence text:ref-name="refsubsectionnumber302" text:name="subsectionnumber" text:formula="ooow:subsectionnumber+1" style:num-format="1">3</text:sequence>)<text:reference-mark-end text:name="subsectionnumber_308"/><text:tab/>A person who fails to comply with this section commits a category 3 offence.</text:p>
      <text:p text:style-name="P12"><text:bookmark-start text:name="toc_book_111"/><text:hidden-text text:condition="ooow:" text:string-value="P56:L28" text:is-hidden="true"/>Declaration of interest in contracts<text:bookmark-end text:name="toc_book_111"/></text:p>
      <text:p text:style-name="subsection"><text:hidden-text text:condition="ooow:" text:string-value="P56:L29" text:is-hidden="true"/><text:reference-mark-start text:name="sectionnumber_82"/><text:span text:style-name="T9"><text:sequence text:ref-name="refsectionnumber82" text:name="sectionnumber" text:formula="ooow:sectionnumber+1" style:num-format="1">83</text:sequence></text:span><text:reference-mark-end text:name="sectionnumber_82"/><text:span text:style-name="T9">.</text:span><text:tab/><text:reference-mark-start text:name="subsectionnumber_310"/>(<text:sequence text:ref-name="refsubsectionnumber303" text:name="subsectionnumber" style:num-format="1">1</text:sequence>)<text:reference-mark-end text:name="subsectionnumber_310"/><text:tab/>It shall be the duty of a director of an ICAV who is in any way, whether directly or <text:hidden-text text:condition="ooow:" text:string-value="P56:L30" text:is-hidden="true"/>indirectly, interested in a contract or proposed contract with the ICAV to declare the <text:hidden-text text:condition="ooow:" text:string-value="P56:L31" text:is-hidden="true"/>nature of his or her interest at a meeting of the directors of the ICAV.</text:p>
      <text:p text:style-name="subsection"><text:hidden-text text:condition="ooow:" text:string-value="P56:L32" text:is-hidden="true"/><text:tab/><text:reference-mark-start text:name="subsectionnumber_311"/>(<text:sequence text:ref-name="refsubsectionnumber304" text:name="subsectionnumber" text:formula="ooow:subsectionnumber+1" style:num-format="1">2</text:sequence>)<text:reference-mark-end text:name="subsectionnumber_311"/><text:tab/><text:span text:style-name="T4">Subsection </text:span><text:span text:style-name="T4"><text:reference-ref text:reference-format="text" text:ref-name="subsectionnumber_310">(1)</text:reference-ref></text:span> does not apply in relation to an interest that cannot reasonably be <text:hidden-text text:condition="ooow:" text:string-value="P56:L33" text:is-hidden="true"/>regarded as likely to give rise to a conflict of interest.</text:p>
      <text:p text:style-name="subsection"><text:hidden-text text:condition="ooow:" text:string-value="P56:L34" text:is-hidden="true"/><text:tab/><text:reference-mark-start text:name="subsectionnumber_312"/>(<text:sequence text:ref-name="refsubsectionnumber305" text:name="subsectionnumber" text:formula="ooow:subsectionnumber+1" style:num-format="1">3</text:sequence>)<text:reference-mark-end text:name="subsectionnumber_312"/><text:tab/>The declaration required by this section to be made by a director shall⁠—</text:p>
      <text:p text:style-name="paragraph"><text:hidden-text text:condition="ooow:" text:string-value="P56:L35" text:is-hidden="true"/><text:tab/><text:reference-mark-start text:name="paragraphnumber_257"/>(<text:sequence text:ref-name="refparagraphnumber236" text:name="paragraphnumber" text:formula="ooow:1" style:num-format="a">a</text:sequence>)<text:reference-mark-end text:name="paragraphnumber_257"/><text:tab/>in the case of a proposed contract, be made at the meeting of the directors at <text:hidden-text text:condition="ooow:" text:string-value="P56:L36" text:is-hidden="true"/>which the question of entering into the contract is first taken into consideration, <text:hidden-text text:condition="ooow:" text:string-value="P56:L37" text:is-hidden="true"/>or if the director was not at the date of that meeting interested in the proposed <text:hidden-text text:condition="ooow:" text:string-value="P56:L38" text:is-hidden="true"/>contract, at the next meeting of the directors held after he or she became so <text:hidden-text text:condition="ooow:" text:string-value="P56:L39" text:is-hidden="true"/>interested,</text:p>
      <text:p text:style-name="paragraph"><text:soft-page-break/><text:hidden-text text:condition="ooow:" text:string-value="P57:L1" text:is-hidden="true"/><text:tab/><text:reference-mark-start text:name="paragraphnumber_258"/>(<text:sequence text:ref-name="refparagraphnumber237" text:name="paragraphnumber" text:formula="ooow:paragraphnumber+1" style:num-format="a">b</text:sequence>)<text:reference-mark-end text:name="paragraphnumber_258"/><text:tab/>in a case where the director becomes interested in a contract after it is made, be <text:hidden-text text:condition="ooow:" text:string-value="P57:L2" text:is-hidden="true"/>made at the first meeting of the directors held after the director becomes so <text:hidden-text text:condition="ooow:" text:string-value="P57:L3" text:is-hidden="true"/>interested.</text:p>
      <text:p text:style-name="subsection"><text:hidden-text text:condition="ooow:" text:string-value="P57:L4" text:is-hidden="true"/><text:tab/><text:reference-mark-start text:name="subsectionnumber_313"/>(<text:sequence text:ref-name="refsubsectionnumber306" text:name="subsectionnumber" text:formula="ooow:subsectionnumber+1" style:num-format="1">4</text:sequence>)<text:reference-mark-end text:name="subsectionnumber_313"/><text:tab/>Subject to <text:span text:style-name="T4">subsection </text:span><text:span text:style-name="T6"><text:reference-ref text:reference-format="text" text:ref-name="subsectionnumber_314">(5)</text:reference-ref></text:span>, for the purposes of this section, a general notice given to the <text:hidden-text text:condition="ooow:" text:string-value="P57:L5" text:is-hidden="true"/>directors of an ICAV by a director to the effect that⁠—</text:p>
      <text:p text:style-name="paragraph"><text:hidden-text text:condition="ooow:" text:string-value="P57:L6" text:is-hidden="true"/><text:tab/><text:reference-mark-start text:name="paragraphnumber_259"/>(<text:sequence text:ref-name="refparagraphnumber238" text:name="paragraphnumber" text:formula="ooow:1" style:num-format="a">a</text:sequence>)<text:reference-mark-end text:name="paragraphnumber_259"/><text:tab/>he or she is a member of a specified ICAV, company or firm and is to be regarded <text:hidden-text text:condition="ooow:" text:string-value="P57:L7" text:is-hidden="true"/>as interested in any contract which may, after the date of the notice, be made with <text:hidden-text text:condition="ooow:" text:string-value="P57:L8" text:is-hidden="true"/>that ICAV, company or firm, or</text:p>
      <text:p text:style-name="P14"><text:hidden-text text:condition="ooow:" text:string-value="P57:L9" text:is-hidden="true"/><text:tab/><text:reference-mark-start text:name="paragraphnumber_260"/>(<text:sequence text:ref-name="refparagraphnumber239" text:name="paragraphnumber" text:formula="ooow:paragraphnumber+1" style:num-format="a">b</text:sequence>)<text:reference-mark-end text:name="paragraphnumber_260"/><text:tab/>he or she is to be regarded as interested in any contract which may after the date <text:hidden-text text:condition="ooow:" text:string-value="P57:L10" text:is-hidden="true"/>of the notice be made with a specified person who is connected with him or her <text:hidden-text text:condition="ooow:" text:string-value="P57:L11" text:is-hidden="true"/>(within the meaning of <text:span text:style-name="T3">section </text:span><text:span text:style-name="T3"><text:reference-ref text:reference-format="text" text:ref-name="sectionnumber_78">77</text:reference-ref></text:span><text:span text:style-name="T15">),</text:span></text:p>
      <text:p text:style-name="subsection"><text:hidden-text text:condition="ooow:" text:string-value="P57:L12" text:is-hidden="true"/><text:tab/><text:tab/>shall be deemed to be a sufficient declaration of interest in relation to any such <text:hidden-text text:condition="ooow:" text:string-value="P57:L13" text:is-hidden="true"/>contract.</text:p>
      <text:p text:style-name="subsection"><text:hidden-text text:condition="ooow:" text:string-value="P57:L14" text:is-hidden="true"/><text:tab/><text:reference-mark-start text:name="subsectionnumber_314"/>(<text:sequence text:ref-name="refsubsectionnumber307" text:name="subsectionnumber" text:formula="ooow:subsectionnumber+1" style:num-format="1">5</text:sequence>)<text:reference-mark-end text:name="subsectionnumber_314"/><text:tab/>No such notice such as is mentioned in <text:span text:style-name="T4">subsection </text:span><text:span text:style-name="T4"><text:reference-ref text:reference-format="text" text:ref-name="subsectionnumber_313">(4)</text:reference-ref></text:span> shall be of effect unless either it <text:hidden-text text:condition="ooow:" text:string-value="P57:L15" text:is-hidden="true"/>is given at a meeting of the directors or the director takes reasonable steps to secure <text:hidden-text text:condition="ooow:" text:string-value="P57:L16" text:is-hidden="true"/>that it is brought up and read at the next meeting of the directors after it is given.</text:p>
      <text:p text:style-name="subsection"><text:hidden-text text:condition="ooow:" text:string-value="P57:L17" text:is-hidden="true"/><text:tab/><text:reference-mark-start text:name="subsectionnumber_315"/>(<text:sequence text:ref-name="refsubsectionnumber308" text:name="subsectionnumber" text:formula="ooow:subsectionnumber+1" style:num-format="1">6</text:sequence>)<text:reference-mark-end text:name="subsectionnumber_315"/><text:tab/>This section applies in relation to a shadow director of an ICAV as it applies in <text:hidden-text text:condition="ooow:" text:string-value="P57:L18" text:is-hidden="true"/>relation to a director of an ICAV, except that the shadow director shall declare his or <text:hidden-text text:condition="ooow:" text:string-value="P57:L19" text:is-hidden="true"/>her interest, not at a meeting of the directors but by a notice in writing to the directors <text:hidden-text text:condition="ooow:" text:string-value="P57:L20" text:is-hidden="true"/>which is either⁠—</text:p>
      <text:p text:style-name="paragraph"><text:hidden-text text:condition="ooow:" text:string-value="P57:L21" text:is-hidden="true"/><text:tab/><text:reference-mark-start text:name="paragraphnumber_261"/>(<text:sequence text:ref-name="refparagraphnumber240" text:name="paragraphnumber" text:formula="ooow:1" style:num-format="a">a</text:sequence>)<text:reference-mark-end text:name="paragraphnumber_261"/><text:tab/>a specific notice given before the date of the meeting at which, if he or she had <text:hidden-text text:condition="ooow:" text:string-value="P57:L22" text:is-hidden="true"/>been a director, the declaration would be required to be given, or</text:p>
      <text:p text:style-name="paragraph"><text:hidden-text text:condition="ooow:" text:string-value="P57:L23" text:is-hidden="true"/><text:tab/><text:reference-mark-start text:name="paragraphnumber_262"/>(<text:sequence text:ref-name="refparagraphnumber241" text:name="paragraphnumber" text:formula="ooow:paragraphnumber+1" style:num-format="a">b</text:sequence>)<text:reference-mark-end text:name="paragraphnumber_262"/><text:tab/>a notice which under <text:span text:style-name="T4">subsection </text:span><text:span text:style-name="T4"><text:reference-ref text:reference-format="text" text:ref-name="subsectionnumber_313">(4)</text:reference-ref></text:span> is deemed to be a sufficient declaration of <text:hidden-text text:condition="ooow:" text:string-value="P57:L24" text:is-hidden="true"/>that interest or would fall to be so treated apart from <text:span text:style-name="T4">subsection </text:span><text:span text:style-name="T4"><text:reference-ref text:reference-format="text" text:ref-name="subsectionnumber_314">(5)</text:reference-ref></text:span><text:span text:style-name="T14">,</text:span></text:p>
      <text:p text:style-name="subsection"><text:hidden-text text:condition="ooow:" text:string-value="P57:L25" text:is-hidden="true"/><text:tab/><text:tab/>and <text:span text:style-name="T6">section </text:span><text:span text:style-name="T6"><text:reference-ref text:reference-format="text" text:ref-name="sectionnumber_84">86</text:reference-ref></text:span> shall have effect as if the declaration had been made at the meeting in <text:hidden-text text:condition="ooow:" text:string-value="P57:L26" text:is-hidden="true"/>question and had accordingly formed part of the proceedings at that meeting.</text:p>
      <text:p text:style-name="subsection"><text:hidden-text text:condition="ooow:" text:string-value="P57:L27" text:is-hidden="true"/><text:tab/><text:reference-mark-start text:name="subsectionnumber_316"/>(<text:sequence text:ref-name="refsubsectionnumber309" text:name="subsectionnumber" text:formula="ooow:subsectionnumber+1" style:num-format="1">7</text:sequence>)<text:reference-mark-end text:name="subsectionnumber_316"/><text:tab/>A copy of every declaration made and notice given in pursuance of this section shall, <text:hidden-text text:condition="ooow:" text:string-value="P57:L28" text:is-hidden="true"/>within 3 days after the date of the making or giving of it, be entered in a book kept by <text:hidden-text text:condition="ooow:" text:string-value="P57:L29" text:is-hidden="true"/>the ICAV for this purpose.</text:p>
      <text:p text:style-name="subsection"><text:hidden-text text:condition="ooow:" text:string-value="P57:L30" text:is-hidden="true"/><text:tab/><text:reference-mark-start text:name="subsectionnumber_317"/>(<text:sequence text:ref-name="refsubsectionnumber310" text:name="subsectionnumber" text:formula="ooow:subsectionnumber+1" style:num-format="1">8</text:sequence>)<text:reference-mark-end text:name="subsectionnumber_317"/><text:tab/>The book shall be open for inspection without charge by any director, secretary, <text:hidden-text text:condition="ooow:" text:string-value="P57:L31" text:is-hidden="true"/>auditor or member of the ICAV at the registered office of the ICAV and shall be <text:hidden-text text:condition="ooow:" text:string-value="P57:L32" text:is-hidden="true"/>produced at⁠—</text:p>
      <text:p text:style-name="paragraph"><text:hidden-text text:condition="ooow:" text:string-value="P57:L33" text:is-hidden="true"/><text:tab/><text:reference-mark-start text:name="paragraphnumber_263"/>(<text:sequence text:ref-name="refparagraphnumber242" text:name="paragraphnumber" text:formula="ooow:1" style:num-format="a">a</text:sequence>)<text:reference-mark-end text:name="paragraphnumber_263"/><text:tab/>every general meeting of the ICAV, and</text:p>
      <text:p text:style-name="paragraph"><text:hidden-text text:condition="ooow:" text:string-value="P57:L34" text:is-hidden="true"/><text:tab/><text:reference-mark-start text:name="paragraphnumber_264"/>(<text:sequence text:ref-name="refparagraphnumber243" text:name="paragraphnumber" text:formula="ooow:paragraphnumber+1" style:num-format="a">b</text:sequence>)<text:reference-mark-end text:name="paragraphnumber_264"/><text:tab/>any meeting of the directors if any director so requests in sufficient time to enable <text:hidden-text text:condition="ooow:" text:string-value="P57:L35" text:is-hidden="true"/>the book to be available at the meeting.</text:p>
      <text:p text:style-name="subsection"><text:hidden-text text:condition="ooow:" text:string-value="P57:L36" text:is-hidden="true"/><text:tab/><text:reference-mark-start text:name="subsectionnumber_318"/>(<text:sequence text:ref-name="refsubsectionnumber311" text:name="subsectionnumber" text:formula="ooow:subsectionnumber+1" style:num-format="1">9</text:sequence>)<text:reference-mark-end text:name="subsectionnumber_318"/><text:tab/>An ICAV shall, if required by the Director of Corporate Enforcement, produce to the <text:hidden-text text:condition="ooow:" text:string-value="P57:L37" text:is-hidden="true"/>Director for inspection the book kept by it in accordance with <text:span text:style-name="T3">subsection </text:span><text:span text:style-name="T3"><text:reference-ref text:reference-format="text" text:ref-name="subsectionnumber_316">(7)</text:reference-ref></text:span> and shall <text:hidden-text text:condition="ooow:" text:string-value="P57:L38" text:is-hidden="true"/>give the Director such facilities for inspecting and taking copies of the contents of the <text:hidden-text text:condition="ooow:" text:string-value="P57:L39" text:is-hidden="true"/>book as the Director may require.</text:p>
      <text:p text:style-name="subsection"><text:hidden-text text:condition="ooow:" text:string-value="P57:L40" text:is-hidden="true"/><text:tab/><text:reference-mark-start text:name="subsectionnumber_319"/>(<text:sequence text:ref-name="refsubsectionnumber312" text:name="subsectionnumber" text:formula="ooow:subsectionnumber+1" style:num-format="1">10</text:sequence>)<text:reference-mark-end text:name="subsectionnumber_319"/><text:tab/>If an ICAV fails to comply with <text:span text:style-name="T4">subsection </text:span><text:span text:style-name="T4"><text:reference-ref text:reference-format="text" text:ref-name="subsectionnumber_316">(7)</text:reference-ref></text:span><text:span text:style-name="T14">, </text:span><text:span text:style-name="T4"><text:reference-ref text:reference-format="text" text:ref-name="subsectionnumber_317">(8)</text:reference-ref></text:span> or <text:span text:style-name="T4"><text:reference-ref text:reference-format="text" text:ref-name="subsectionnumber_318">(9)</text:reference-ref></text:span> the ICAV and any officer of <text:hidden-text text:condition="ooow:" text:string-value="P57:L41" text:is-hidden="true"/>it who is in default commits a category 3 offence; and if any inspection or production <text:soft-page-break/><text:hidden-text text:condition="ooow:" text:string-value="P58:L1" text:is-hidden="true"/>required under any of those subsections is refused, the High Court may by order <text:hidden-text text:condition="ooow:" text:string-value="P58:L2" text:is-hidden="true"/>compel an immediate inspection or production.</text:p>
      <text:p text:style-name="subsection"><text:hidden-text text:condition="ooow:" text:string-value="P58:L3" text:is-hidden="true"/><text:tab/><text:reference-mark-start text:name="subsectionnumber_320"/>(<text:sequence text:ref-name="refsubsectionnumber313" text:name="subsectionnumber" text:formula="ooow:subsectionnumber+1" style:num-format="1">11</text:sequence>)<text:reference-mark-end text:name="subsectionnumber_320"/><text:tab/>Any director who fails to comply with this section commits a category 3 offence.</text:p>
      <text:p text:style-name="subsection"><text:hidden-text text:condition="ooow:" text:string-value="P58:L4" text:is-hidden="true"/><text:tab/><text:reference-mark-start text:name="subsectionnumber_322"/>(<text:sequence text:ref-name="refsubsectionnumber314" text:name="subsectionnumber" text:formula="ooow:subsectionnumber+1" style:num-format="1">12</text:sequence>)<text:reference-mark-end text:name="subsectionnumber_322"/><text:tab/>Nothing in this section shall be taken to prejudice the operation of any enactment or <text:hidden-text text:condition="ooow:" text:string-value="P58:L5" text:is-hidden="true"/>rule of law restricting directors of an ICAV from having any interest in contracts with <text:hidden-text text:condition="ooow:" text:string-value="P58:L6" text:is-hidden="true"/>the ICAV.</text:p>
      <text:p text:style-name="subsection"><text:hidden-text text:condition="ooow:" text:string-value="P58:L7" text:is-hidden="true"/><text:tab/><text:reference-mark-start text:name="subsectionnumber_97"/>(<text:sequence text:ref-name="refsubsectionnumber315" text:name="subsectionnumber" text:formula="ooow:subsectionnumber+1" style:num-format="1">13</text:sequence>)<text:reference-mark-end text:name="subsectionnumber_97"/><text:tab/>Any reference in this section to a contract:</text:p>
      <text:p text:style-name="paragraph"><text:hidden-text text:condition="ooow:" text:string-value="P58:L8" text:is-hidden="true"/><text:tab/><text:reference-mark-start text:name="paragraphnumber_22"/>(<text:sequence text:ref-name="refparagraphnumber244" text:name="paragraphnumber" text:formula="ooow:1" style:num-format="a">a</text:sequence>)<text:reference-mark-end text:name="paragraphnumber_22"/><text:tab/>shall be read as excluding a contract the decision as to whether to enter into <text:hidden-text text:condition="ooow:" text:string-value="P58:L9" text:is-hidden="true"/>which is taken otherwise than by the board of directors or a committee of which <text:hidden-text text:condition="ooow:" text:string-value="P58:L10" text:is-hidden="true"/>the director concerned is a member;</text:p>
      <text:p text:style-name="paragraph"><text:hidden-text text:condition="ooow:" text:string-value="P58:L11" text:is-hidden="true"/><text:tab/><text:reference-mark-start text:name="paragraphnumber_41"/>(<text:sequence text:ref-name="refparagraphnumber245" text:name="paragraphnumber" text:formula="ooow:paragraphnumber+1" style:num-format="a">b</text:sequence>)<text:reference-mark-end text:name="paragraphnumber_41"/><text:tab/>shall be read as including a transaction or arrangement whether or not <text:hidden-text text:condition="ooow:" text:string-value="P58:L12" text:is-hidden="true"/>constituting a contract (but subject to a similar limitation as that imposed by <text:hidden-text text:condition="ooow:" text:string-value="P58:L13" text:is-hidden="true"/><text:span text:style-name="T4">paragraph </text:span><text:span text:style-name="T4"><text:reference-ref text:reference-format="text" text:ref-name="paragraphnumber_22">(a)</text:reference-ref></text:span>).</text:p>
      <text:p text:style-name="subsection"><text:hidden-text text:condition="ooow:" text:string-value="P58:L14" text:is-hidden="true"/><text:tab/><text:reference-mark-start text:name="subsectionnumber_99"/>(<text:sequence text:ref-name="refsubsectionnumber316" text:name="subsectionnumber" text:formula="ooow:subsectionnumber+1" style:num-format="1">14</text:sequence>)<text:reference-mark-end text:name="subsectionnumber_99"/><text:tab/>For the purposes of this section a transaction or arrangement of a kind described in <text:hidden-text text:condition="ooow:" text:string-value="P58:L15" text:is-hidden="true"/><text:span text:style-name="T4">section </text:span><text:span text:style-name="T4"><text:reference-ref text:reference-format="text" text:ref-name="sectionnumber_76">75</text:reference-ref></text:span> made by an ICAV for, or for a person connected with, a director of the <text:hidden-text text:condition="ooow:" text:string-value="P58:L16" text:is-hidden="true"/>ICAV shall, if it would not otherwise be so treated (and whether or not prohibited by <text:hidden-text text:condition="ooow:" text:string-value="P58:L17" text:is-hidden="true"/>that section), be treated as a transaction or arrangement in which that director is <text:hidden-text text:condition="ooow:" text:string-value="P58:L18" text:is-hidden="true"/>interested.<text:bookmark-start text:name="1421854281772"/></text:p>
      <text:p text:style-name="P13"><text:bookmark-start text:name="toc_book_112"/><text:hidden-text text:condition="ooow:" text:string-value="P58:L19" text:is-hidden="true"/>Restrictions on directors of insolvent ICAVs<text:bookmark-end text:name="toc_book_112"/></text:p>
      <text:p text:style-name="P65"><text:hidden-text text:condition="ooow:" text:string-value="P58:L20" text:is-hidden="true"/><text:reference-mark-start text:name="sectionnumber_148_AIC_20/01/2015_39026"/><text:span text:style-name="T9"><text:sequence text:ref-name="refsectionnumber83" text:name="sectionnumber" text:formula="ooow:sectionnumber+1" style:num-format="1">84</text:sequence></text:span><text:reference-mark-end text:name="sectionnumber_148_AIC_20/01/2015_39026"/><text:span text:style-name="T9">.</text:span><text:tab/><text:reference-mark-start text:name="subsectionnumber_488_AIC_20/01/2015_39029"/>(<text:sequence text:ref-name="refsubsectionnumber317" text:name="subsectionnumber" text:formula="ooow:1.0" style:num-format="1">1</text:sequence>)<text:reference-mark-end text:name="subsectionnumber_488_AIC_20/01/2015_39029"/><text:tab/>The provisions of Chapter 3 of Part 14 of the <text:alphabetical-index-mark text:string-value="Companies Act 2014 (No. 38)"/>Companies Act 2014, and the other <text:hidden-text text:condition="ooow:" text:string-value="P58:L21" text:is-hidden="true"/>provisions of that Act relating to restrictions on directors of an insolvent company <text:hidden-text text:condition="ooow:" text:string-value="P58:L22" text:is-hidden="true"/>(within the meaning of section 818), have effect in accordance with <text:span text:style-name="T4">subsection </text:span><text:span text:style-name="T4"><text:reference-ref text:reference-format="text" text:ref-name="subsectionnumber_488_AIC_20/01/2015_39040">(2)</text:reference-ref></text:span><text:span text:style-name="T4">.</text:span></text:p>
      <text:p text:style-name="P65"><text:hidden-text text:condition="ooow:" text:string-value="P58:L23" text:is-hidden="true"/><text:tab/><text:reference-mark-start text:name="subsectionnumber_488_AIC_20/01/2015_39040"/>(<text:sequence text:ref-name="refsubsectionnumber318" text:name="subsectionnumber" text:formula="ooow:subsectionnumber+1" style:num-format="1">2</text:sequence>)<text:reference-mark-end text:name="subsectionnumber_488_AIC_20/01/2015_39040"/><text:tab/>Those provisions have effect as if⁠—</text:p>
      <text:p text:style-name="P64"><text:hidden-text text:condition="ooow:" text:string-value="P58:L24" text:is-hidden="true"/><text:tab/><text:reference-mark-start text:name="paragraphnumber_338_AIC_20/01/2015_39050"/>(<text:sequence text:ref-name="refparagraphnumber246" text:name="paragraphnumber" text:formula="ooow:1.0" style:num-format="a">a</text:sequence>)<text:reference-mark-end text:name="paragraphnumber_338_AIC_20/01/2015_39050"/><text:tab/>the following references:</text:p>
      <text:p text:style-name="P62"><text:hidden-text text:condition="ooow:" text:string-value="P58:L25" text:is-hidden="true"/><text:tab/><text:reference-mark-start text:name="subparagraphnumber_53_AIC_20/01/2015_39103"/>(<text:sequence text:ref-name="refsubparagraphnumber40" text:name="subparagraphnumber" text:formula="ooow:1.0" style:num-format="i">i</text:sequence>)<text:reference-mark-end text:name="subparagraphnumber_53_AIC_20/01/2015_39103"/><text:tab/>the reference to a company referred to in section 819(6) in the definition of <text:hidden-text text:condition="ooow:" text:string-value="P58:L26" text:is-hidden="true"/>“company” in section 818(1);</text:p>
      <text:p text:style-name="P62"><text:hidden-text text:condition="ooow:" text:string-value="P58:L27" text:is-hidden="true"/><text:tab/><text:reference-mark-start text:name="subparagraphnumber_53_AIC_20/01/2015_39142"/>(<text:sequence text:ref-name="refsubparagraphnumber41" text:name="subparagraphnumber" text:formula="ooow:subparagraphnumber+1" style:num-format="i">ii</text:sequence>)<text:reference-mark-end text:name="subparagraphnumber_53_AIC_20/01/2015_39142"/><text:tab/>the references to a company in section 818(3);</text:p>
      <text:p text:style-name="P62"><text:hidden-text text:condition="ooow:" text:string-value="P58:L28" text:is-hidden="true"/><text:tab/><text:reference-mark-start text:name="subparagraphnumber_53_AIC_20/01/2015_39149"/>(<text:sequence text:ref-name="refsubparagraphnumber42" text:name="subparagraphnumber" text:formula="ooow:subparagraphnumber+1" style:num-format="i">iii</text:sequence>)<text:reference-mark-end text:name="subparagraphnumber_53_AIC_20/01/2015_39149"/><text:tab/>the final 3 references to a company in section 819(1);</text:p>
      <text:p text:style-name="P62"><text:hidden-text text:condition="ooow:" text:string-value="P58:L29" text:is-hidden="true"/><text:tab/><text:reference-mark-start text:name="subparagraphnumber_53_AIC_20/01/2015_39158"/>(<text:sequence text:ref-name="refsubparagraphnumber43" text:name="subparagraphnumber" text:formula="ooow:subparagraphnumber+1" style:num-format="i">iv</text:sequence>)<text:reference-mark-end text:name="subparagraphnumber_53_AIC_20/01/2015_39158"/><text:tab/>the references to an investment company in section 819(5);</text:p>
      <text:p text:style-name="P62"><text:hidden-text text:condition="ooow:" text:string-value="P58:L30" text:is-hidden="true"/><text:tab/><text:reference-mark-start text:name="subparagraphnumber_53_AIC_20/01/2015_39164"/>(<text:sequence text:ref-name="refsubparagraphnumber44" text:name="subparagraphnumber" text:formula="ooow:subparagraphnumber+1" style:num-format="i">v</text:sequence>)<text:reference-mark-end text:name="subparagraphnumber_53_AIC_20/01/2015_39164"/><text:tab/>the references to a company in sections 821(1)(a) and (b), 825(1) and (2) and <text:hidden-text text:condition="ooow:" text:string-value="P58:L31" text:is-hidden="true"/>836;</text:p>
      <text:p text:style-name="P62"><text:hidden-text text:condition="ooow:" text:string-value="P58:L32" text:is-hidden="true"/><text:tab/><text:reference-mark-start text:name="subparagraphnumber_53_AIC_20/01/2015_39177"/>(<text:sequence text:ref-name="refsubparagraphnumber45" text:name="subparagraphnumber" text:formula="ooow:subparagraphnumber+1" style:num-format="i">vi</text:sequence>)<text:reference-mark-end text:name="subparagraphnumber_53_AIC_20/01/2015_39177"/><text:tab/>the references to a company in the definition of “restriction” in section 849;</text:p>
      <text:p text:style-name="P62"><text:hidden-text text:condition="ooow:" text:string-value="P58:L33" text:is-hidden="true"/><text:tab/><text:reference-mark-start text:name="subparagraphnumber_53_AIC_20/01/2015_39185"/>(<text:sequence text:ref-name="refsubparagraphnumber46" text:name="subparagraphnumber" text:formula="ooow:subparagraphnumber+1" style:num-format="i">vii</text:sequence>)<text:reference-mark-end text:name="subparagraphnumber_53_AIC_20/01/2015_39185"/><text:tab/>the references to a company in sections 853(5), 855(1), 858 and 859,</text:p>
      <text:p text:style-name="P64"><text:hidden-text text:condition="ooow:" text:string-value="P58:L34" text:is-hidden="true"/><text:tab/><text:tab/>included an ICAV, and</text:p>
      <text:p text:style-name="P64"><text:hidden-text text:condition="ooow:" text:string-value="P58:L35" text:is-hidden="true"/><text:tab/><text:reference-mark-start text:name="paragraphnumber_338_AIC_20/01/2015_39210"/>(<text:sequence text:ref-name="refparagraphnumber247" text:name="paragraphnumber" text:formula="ooow:paragraphnumber+1" style:num-format="a">b</text:sequence>)<text:reference-mark-end text:name="paragraphnumber_338_AIC_20/01/2015_39210"/><text:tab/>the reference in section 828(2) to the constitution of a company included the <text:hidden-text text:condition="ooow:" text:string-value="P58:L36" text:is-hidden="true"/>instrument of incorporation of an ICAV.</text:p>
      <text:p text:style-name="P65"><text:hidden-text text:condition="ooow:" text:string-value="P58:L37" text:is-hidden="true"/><text:tab/><text:reference-mark-start text:name="subsectionnumber_488_AIC_20/01/2015_39216"/>(<text:sequence text:ref-name="refsubsectionnumber319" text:name="subsectionnumber" text:formula="ooow:subsectionnumber+1" style:num-format="1">3</text:sequence>)<text:reference-mark-end text:name="subsectionnumber_488_AIC_20/01/2015_39216"/><text:tab/>The provisions of the <text:alphabetical-index-mark text:string-value="Companies Act 2014 (No. 38)"/>Companies Act 2014 mentioned in <text:span text:style-name="T4">subsection </text:span><text:span text:style-name="T4"><text:reference-ref text:reference-format="text" text:ref-name="subsectionnumber_488_AIC_20/01/2015_39029">(1)</text:reference-ref></text:span> apply, subject <text:hidden-text text:condition="ooow:" text:string-value="P58:L38" text:is-hidden="true"/>to necessary modifications and to the specific modifications specified in <text:span text:style-name="T4">subsection </text:span><text:soft-page-break/><text:span text:style-name="T4"><text:hidden-text text:condition="ooow:" text:string-value="P59:L1" text:is-hidden="true"/></text:span><text:span text:style-name="T4"><text:reference-ref text:reference-format="text" text:ref-name="subsectionnumber_488_AIC_20/01/2015_39251">(4)</text:reference-ref></text:span>, in relation to directors of an insolvent ICAV as if they were directors of an <text:hidden-text text:condition="ooow:" text:string-value="P59:L2" text:is-hidden="true"/>insolvent investment company.</text:p>
      <text:p text:style-name="P65"><text:hidden-text text:condition="ooow:" text:string-value="P59:L3" text:is-hidden="true"/><text:tab/><text:reference-mark-start text:name="subsectionnumber_488_AIC_20/01/2015_39251"/>(<text:sequence text:ref-name="refsubsectionnumber320" text:name="subsectionnumber" text:formula="ooow:subsectionnumber+1" style:num-format="1">4</text:sequence>)<text:reference-mark-end text:name="subsectionnumber_488_AIC_20/01/2015_39251"/><text:tab/>The modifications are that⁠—</text:p>
      <text:p text:style-name="P64"><text:hidden-text text:condition="ooow:" text:string-value="P59:L4" text:is-hidden="true"/><text:tab/><text:reference-mark-start text:name="paragraphnumber_338_AIC_20/01/2015_39262"/>(<text:sequence text:ref-name="refparagraphnumber248" text:name="paragraphnumber" text:formula="ooow:1.0" style:num-format="a">a</text:sequence>)<text:reference-mark-end text:name="paragraphnumber_338_AIC_20/01/2015_39262"/><text:tab/>references to a company in the definitions of “director of an insolvent company” <text:hidden-text text:condition="ooow:" text:string-value="P59:L5" text:is-hidden="true"/>and “insolvent company” in subsection (1) of section 818 and subsection (2) of <text:hidden-text text:condition="ooow:" text:string-value="P59:L6" text:is-hidden="true"/>that section are to an ICAV,</text:p>
      <text:p text:style-name="P64"><text:hidden-text text:condition="ooow:" text:string-value="P59:L7" text:is-hidden="true"/><text:tab/><text:reference-mark-start text:name="paragraphnumber_338_AIC_20/01/2015_39271"/>(<text:sequence text:ref-name="refparagraphnumber249" text:name="paragraphnumber" text:formula="ooow:paragraphnumber+1" style:num-format="a">b</text:sequence>)<text:reference-mark-end text:name="paragraphnumber_338_AIC_20/01/2015_39271"/><text:tab/>references to the Registrar are to the Bank,</text:p>
      <text:p text:style-name="P64"><text:hidden-text text:condition="ooow:" text:string-value="P59:L8" text:is-hidden="true"/><text:tab/><text:reference-mark-start text:name="paragraphnumber_338_AIC_20/01/2015_39286"/>(<text:sequence text:ref-name="refparagraphnumber250" text:name="paragraphnumber" text:formula="ooow:paragraphnumber+1" style:num-format="a">c</text:sequence>)<text:reference-mark-end text:name="paragraphnumber_338_AIC_20/01/2015_39286"/><text:tab/>the reference to prescribed particulars in sections 819(7) and 823(2), and to the <text:hidden-text text:condition="ooow:" text:string-value="P59:L9" text:is-hidden="true"/>prescribed form and manner in section 819(7), are to particulars, and to the form <text:hidden-text text:condition="ooow:" text:string-value="P59:L10" text:is-hidden="true"/>and manner, specified by the Bank, and</text:p>
      <text:p text:style-name="P64"><text:hidden-text text:condition="ooow:" text:string-value="P59:L11" text:is-hidden="true"/><text:tab/><text:reference-mark-start text:name="paragraphnumber_338_AIC_20/01/2015_39294"/>(<text:sequence text:ref-name="refparagraphnumber251" text:name="paragraphnumber" text:formula="ooow:paragraphnumber+1" style:num-format="a">d</text:sequence>)<text:reference-mark-end text:name="paragraphnumber_338_AIC_20/01/2015_39294"/><text:tab/>the reference in section 823(5) to section 894 is to <text:span text:style-name="T4">section </text:span><text:span text:style-name="T4"><text:reference-ref text:reference-format="text" text:ref-name="sectionnumber_14">14</text:reference-ref></text:span> of this Act.<text:bookmark-end text:name="1421854281772"/></text:p>
      <text:p text:style-name="P13"><text:bookmark-start text:name="toc_book_113"/><text:hidden-text text:condition="ooow:" text:string-value="P59:L12" text:is-hidden="true"/>Disqualification of directors etc.<text:bookmark-end text:name="toc_book_113"/></text:p>
      <text:p text:style-name="P65"><text:hidden-text text:condition="ooow:" text:string-value="P59:L13" text:is-hidden="true"/><text:reference-mark-start text:name="sectionnumber_148_AIC_20/01/2015_39317"/><text:span text:style-name="T9"><text:sequence text:ref-name="refsectionnumber84" text:name="sectionnumber" text:formula="ooow:sectionnumber+1" style:num-format="1">85</text:sequence></text:span><text:reference-mark-end text:name="sectionnumber_148_AIC_20/01/2015_39317"/><text:span text:style-name="T9">.</text:span><text:tab/><text:reference-mark-start text:name="subsectionnumber_488_AIC_20/01/2015_39319"/>(<text:sequence text:ref-name="refsubsectionnumber321" text:name="subsectionnumber" text:formula="ooow:1.0" style:num-format="1">1</text:sequence>)<text:reference-mark-end text:name="subsectionnumber_488_AIC_20/01/2015_39319"/><text:tab/>The provisions of Chapter 4 of Part 14 of the <text:alphabetical-index-mark text:string-value="Companies Act 2014 (No. 38)"/>Companies Act 2014, and the other <text:hidden-text text:condition="ooow:" text:string-value="P59:L14" text:is-hidden="true"/>provisions of that Act relating to the disqualification of a person from being appointed <text:hidden-text text:condition="ooow:" text:string-value="P59:L15" text:is-hidden="true"/>or acting as a director or other officer, statutory auditor, receiver or liquidator, or <text:hidden-text text:condition="ooow:" text:string-value="P59:L16" text:is-hidden="true"/>being in any way (whether directly or indirectly) concerned or taking part in the <text:hidden-text text:condition="ooow:" text:string-value="P59:L17" text:is-hidden="true"/>promotion, formation or management of a company, have effect in accordance with <text:hidden-text text:condition="ooow:" text:string-value="P59:L18" text:is-hidden="true"/><text:span text:style-name="T4">subsection (2)</text:span>.</text:p>
      <text:p text:style-name="P65"><text:hidden-text text:condition="ooow:" text:string-value="P59:L19" text:is-hidden="true"/><text:tab/><text:reference-mark-start text:name="subsectionnumber_488_AIC_20/01/2015_39348"/>(<text:sequence text:ref-name="refsubsectionnumber322" text:name="subsectionnumber" text:formula="ooow:subsectionnumber+1" style:num-format="1">2</text:sequence>)<text:reference-mark-end text:name="subsectionnumber_488_AIC_20/01/2015_39348"/><text:tab/>Those provisions have effect as if⁠—</text:p>
      <text:p text:style-name="P64"><text:hidden-text text:condition="ooow:" text:string-value="P59:L20" text:is-hidden="true"/><text:tab/><text:reference-mark-start text:name="paragraphnumber_338_AIC_20/01/2015_39356"/>(<text:sequence text:ref-name="refparagraphnumber252" text:name="paragraphnumber" text:formula="ooow:1.0" style:num-format="a">a</text:sequence>)<text:reference-mark-end text:name="paragraphnumber_338_AIC_20/01/2015_39356"/><text:tab/>in the definition of “company” in section 837 after “Act” there were inserted <text:hidden-text text:condition="ooow:" text:string-value="P59:L21" text:is-hidden="true"/>“(including an Irish Collective Asset-management Vehicle)”,</text:p>
      <text:p text:style-name="P64"><text:hidden-text text:condition="ooow:" text:string-value="P59:L22" text:is-hidden="true"/><text:tab/><text:reference-mark-start text:name="paragraphnumber_338_AIC_20/01/2015_39367"/>(<text:sequence text:ref-name="refparagraphnumber253" text:name="paragraphnumber" text:formula="ooow:paragraphnumber+1" style:num-format="a">b</text:sequence>)<text:reference-mark-end text:name="paragraphnumber_338_AIC_20/01/2015_39367"/><text:tab/>in the definition of “relevant requirement” in that section the reference to that Act <text:hidden-text text:condition="ooow:" text:string-value="P59:L23" text:is-hidden="true"/>included this Act and the reference to the Registrar included the Bank,</text:p>
      <text:p text:style-name="P64"><text:hidden-text text:condition="ooow:" text:string-value="P59:L24" text:is-hidden="true"/><text:tab/><text:reference-mark-start text:name="paragraphnumber_338_AIC_20/01/2015_39373"/>(<text:sequence text:ref-name="refparagraphnumber254" text:name="paragraphnumber" text:formula="ooow:paragraphnumber+1" style:num-format="a">c</text:sequence>)<text:reference-mark-end text:name="paragraphnumber_338_AIC_20/01/2015_39373"/><text:tab/>the references to a company within the meaning of section 819(6) in sections 838, <text:hidden-text text:condition="ooow:" text:string-value="P59:L25" text:is-hidden="true"/>848, 849 and 851 included an ICAV,</text:p>
      <text:p text:style-name="P64"><text:hidden-text text:condition="ooow:" text:string-value="P59:L26" text:is-hidden="true"/><text:tab/><text:reference-mark-start text:name="paragraphnumber_338_AIC_20/01/2015_39381"/>(<text:sequence text:ref-name="refparagraphnumber255" text:name="paragraphnumber" text:formula="ooow:paragraphnumber+1" style:num-format="a">d</text:sequence>)<text:reference-mark-end text:name="paragraphnumber_338_AIC_20/01/2015_39381"/><text:tab/>the reference to that Act in section 839(1)(a) included this Act,</text:p>
      <text:p text:style-name="P64"><text:hidden-text text:condition="ooow:" text:string-value="P59:L27" text:is-hidden="true"/><text:tab/><text:reference-mark-start text:name="paragraphnumber_338_AIC_20/01/2015_39387"/>(<text:sequence text:ref-name="refparagraphnumber256" text:name="paragraphnumber" text:formula="ooow:paragraphnumber+1" style:num-format="a">e</text:sequence>)<text:reference-mark-end text:name="paragraphnumber_338_AIC_20/01/2015_39387"/><text:tab/>in section 840⁠—</text:p>
      <text:p text:style-name="P62"><text:hidden-text text:condition="ooow:" text:string-value="P59:L28" text:is-hidden="true"/><text:tab/><text:reference-mark-start text:name="subparagraphnumber_53_AIC_20/01/2015_39396"/>(<text:sequence text:ref-name="refsubparagraphnumber47" text:name="subparagraphnumber" text:formula="ooow:1.0" style:num-format="i">i</text:sequence>)<text:reference-mark-end text:name="subparagraphnumber_53_AIC_20/01/2015_39396"/><text:tab/>the references to section 149(8) included <text:span text:style-name="T4">section </text:span><text:span text:style-name="T4"><text:reference-ref text:reference-format="text" text:ref-name="sectionnumber_66">65</text:reference-ref></text:span><text:span text:style-name="T4"><text:reference-ref text:reference-format="text" text:ref-name="subsectionnumber_223">(6)</text:reference-ref></text:span> of this Act,</text:p>
      <text:p text:style-name="P62"><text:hidden-text text:condition="ooow:" text:string-value="P59:L29" text:is-hidden="true"/><text:tab/><text:reference-mark-start text:name="subparagraphnumber_53_AIC_20/01/2015_39401"/>(<text:sequence text:ref-name="refsubparagraphnumber48" text:name="subparagraphnumber" text:formula="ooow:subparagraphnumber+1" style:num-format="i">ii</text:sequence>)<text:reference-mark-end text:name="subparagraphnumber_53_AIC_20/01/2015_39401"/><text:tab/>the references to section 150(1) included <text:span text:style-name="T4">section </text:span><text:span text:style-name="T4"><text:reference-ref text:reference-format="text" text:ref-name="sectionnumber_67">66</text:reference-ref></text:span><text:span text:style-name="T4"><text:reference-ref text:reference-format="text" text:ref-name="subsectionnumber_227">(1)</text:reference-ref></text:span> of this Act,</text:p>
      <text:p text:style-name="P62"><text:hidden-text text:condition="ooow:" text:string-value="P59:L30" text:is-hidden="true"/><text:tab/><text:reference-mark-start text:name="subparagraphnumber_53_AIC_20/01/2015_39422"/>(<text:sequence text:ref-name="refsubparagraphnumber49" text:name="subparagraphnumber" text:formula="ooow:subparagraphnumber+1" style:num-format="i">iii</text:sequence>)<text:reference-mark-end text:name="subparagraphnumber_53_AIC_20/01/2015_39422"/><text:tab/>the reference to section 150(3) included <text:span text:style-name="T4">section </text:span><text:span text:style-name="T4"><text:reference-ref text:reference-format="text" text:ref-name="sectionnumber_67">66</text:reference-ref></text:span><text:span text:style-name="T4"><text:reference-ref text:reference-format="text" text:ref-name="subsectionnumber_229">(3)</text:reference-ref></text:span> of this Act, and</text:p>
      <text:p text:style-name="P62"><text:hidden-text text:condition="ooow:" text:string-value="P59:L31" text:is-hidden="true"/><text:tab/><text:reference-mark-start text:name="subparagraphnumber_53_AIC_20/01/2015_39433"/>(<text:sequence text:ref-name="refsubparagraphnumber50" text:name="subparagraphnumber" text:formula="ooow:subparagraphnumber+1" style:num-format="i">iv</text:sequence>)<text:reference-mark-end text:name="subparagraphnumber_53_AIC_20/01/2015_39433"/><text:tab/>the references to the Registrar included the Bank,</text:p>
      <text:p text:style-name="P64"><text:hidden-text text:condition="ooow:" text:string-value="P59:L32" text:is-hidden="true"/><text:tab/><text:reference-mark-start text:name="paragraphnumber_338_AIC_20/01/2015_39441"/>(<text:sequence text:ref-name="refparagraphnumber257" text:name="paragraphnumber" text:formula="ooow:paragraphnumber+1" style:num-format="a">f</text:sequence>)<text:reference-mark-end text:name="paragraphnumber_338_AIC_20/01/2015_39441"/><text:tab/>in section 841⁠—</text:p>
      <text:p text:style-name="P62"><text:hidden-text text:condition="ooow:" text:string-value="P59:L33" text:is-hidden="true"/><text:tab/><text:reference-mark-start text:name="subparagraphnumber_53_AIC_20/01/2015_39450"/>(<text:sequence text:ref-name="refsubparagraphnumber51" text:name="subparagraphnumber" text:formula="ooow:1.0" style:num-format="i">i</text:sequence>)<text:reference-mark-end text:name="subparagraphnumber_53_AIC_20/01/2015_39450"/><text:tab/>the references to section 150(2) included <text:span text:style-name="T4">section </text:span><text:span text:style-name="T4"><text:reference-ref text:reference-format="text" text:ref-name="sectionnumber_67">66</text:reference-ref></text:span><text:span text:style-name="T4"><text:reference-ref text:reference-format="text" text:ref-name="subsectionnumber_228">(2)</text:reference-ref></text:span> of this Act, and</text:p>
      <text:p text:style-name="P62"><text:hidden-text text:condition="ooow:" text:string-value="P59:L34" text:is-hidden="true"/><text:tab/><text:reference-mark-start text:name="subparagraphnumber_53_AIC_20/01/2015_39456"/>(<text:sequence text:ref-name="refsubparagraphnumber52" text:name="subparagraphnumber" text:formula="ooow:subparagraphnumber+1" style:num-format="i">ii</text:sequence>)<text:reference-mark-end text:name="subparagraphnumber_53_AIC_20/01/2015_39456"/><text:tab/>the reference to section 149(8) included <text:span text:style-name="T4">section</text:span><text:bookmark text:name="SwXTextPosition140365"/><text:span text:style-name="T4"> </text:span><text:span text:style-name="T4"><text:reference-ref text:reference-format="text" text:ref-name="sectionnumber_66">65</text:reference-ref></text:span><text:span text:style-name="T4"><text:reference-ref text:reference-format="text" text:ref-name="subsectionnumber_223">(6)</text:reference-ref></text:span> of this Act,</text:p>
      <text:p text:style-name="P64"><text:hidden-text text:condition="ooow:" text:string-value="P59:L35" text:is-hidden="true"/><text:tab/><text:reference-mark-start text:name="paragraphnumber_338_AIC_20/01/2015_39476"/>(<text:sequence text:ref-name="refparagraphnumber258" text:name="paragraphnumber" text:formula="ooow:paragraphnumber+1" style:num-format="a">g</text:sequence>)<text:reference-mark-end text:name="paragraphnumber_338_AIC_20/01/2015_39476"/><text:tab/>in section 842⁠—</text:p>
      <text:p text:style-name="P62"><text:hidden-text text:condition="ooow:" text:string-value="P59:L36" text:is-hidden="true"/><text:tab/><text:reference-mark-start text:name="subparagraphnumber_53_AIC_20/01/2015_39485"/>(<text:sequence text:ref-name="refsubparagraphnumber53" text:name="subparagraphnumber" text:formula="ooow:1.0" style:num-format="i">i</text:sequence>)<text:reference-mark-end text:name="subparagraphnumber_53_AIC_20/01/2015_39485"/><text:tab/>the reference to section 286 included <text:span text:style-name="T4">section </text:span><text:span text:style-name="T4"><text:reference-ref text:reference-format="text" text:ref-name="sectionnumber_91">112</text:reference-ref></text:span> of this Act,</text:p>
      <text:p text:style-name="P62"><text:hidden-text text:condition="ooow:" text:string-value="P59:L37" text:is-hidden="true"/><text:tab/><text:reference-mark-start text:name="subparagraphnumber_53_AIC_20/01/2015_39497"/>(<text:sequence text:ref-name="refsubparagraphnumber54" text:name="subparagraphnumber" text:formula="ooow:subparagraphnumber+1" style:num-format="i">ii</text:sequence>)<text:reference-mark-end text:name="subparagraphnumber_53_AIC_20/01/2015_39497"/><text:tab/>the reference to section 727 included <text:span text:style-name="T4">section </text:span><text:span text:style-name="T4"><text:reference-ref text:reference-format="text" text:ref-name="sectionnumber_137_AIC_04/11/2014_45644">155</text:reference-ref></text:span> of this Act,</text:p>
      <text:p text:style-name="P62"><text:soft-page-break/><text:hidden-text text:condition="ooow:" text:string-value="P60:L1" text:is-hidden="true"/><text:tab/><text:reference-mark-start text:name="subparagraphnumber_53_AIC_20/01/2015_39508"/>(<text:sequence text:ref-name="refsubparagraphnumber55" text:name="subparagraphnumber" text:formula="ooow:subparagraphnumber+1" style:num-format="i">iii</text:sequence>)<text:reference-mark-end text:name="subparagraphnumber_53_AIC_20/01/2015_39508"/><text:tab/>the reference to Chapter 1 of Part 12 included <text:span text:style-name="T4">Chapter </text:span><text:span text:style-name="T4"><text:reference-ref text:reference-format="text" text:ref-name="chapternumber_21">1</text:reference-ref></text:span> of <text:span text:style-name="T4">Part </text:span><text:span text:style-name="T4"><text:reference-ref text:reference-format="text" text:ref-name="partnumber_12">11</text:reference-ref></text:span> of this <text:hidden-text text:condition="ooow:" text:string-value="P60:L2" text:is-hidden="true"/>Act, and</text:p>
      <text:p text:style-name="P62"><text:hidden-text text:condition="ooow:" text:string-value="P60:L3" text:is-hidden="true"/><text:tab/><text:reference-mark-start text:name="subparagraphnumber_53_AIC_20/01/2015_39524"/>(<text:sequence text:ref-name="refsubparagraphnumber56" text:name="subparagraphnumber" text:formula="ooow:subparagraphnumber+1" style:num-format="i">iv</text:sequence>)<text:reference-mark-end text:name="subparagraphnumber_53_AIC_20/01/2015_39524"/><text:tab/>the reference to section 733 included <text:span text:style-name="T4">section </text:span><text:span text:style-name="T4"><text:reference-ref text:reference-format="text" text:ref-name="sectionnumber_137_AIC_04/11/2014_46857">161</text:reference-ref></text:span> of this Act,</text:p>
      <text:p text:style-name="P64"><text:hidden-text text:condition="ooow:" text:string-value="P60:L4" text:is-hidden="true"/><text:tab/><text:reference-mark-start text:name="paragraphnumber_338_AIC_20/01/2015_39535"/>(<text:sequence text:ref-name="refparagraphnumber259" text:name="paragraphnumber" text:formula="ooow:paragraphnumber+1" style:num-format="a">h</text:sequence>)<text:reference-mark-end text:name="paragraphnumber_338_AIC_20/01/2015_39535"/><text:tab/>in section 844(3) the reference to the Registrar included the Bank,</text:p>
      <text:p text:style-name="P64"><text:hidden-text text:condition="ooow:" text:string-value="P60:L5" text:is-hidden="true"/><text:tab/><text:reference-mark-start text:name="paragraphnumber_338_AIC_20/01/2015_39548"/>(<text:sequence text:ref-name="refparagraphnumber260" text:name="paragraphnumber" text:formula="ooow:paragraphnumber+1" style:num-format="a">i</text:sequence>)<text:reference-mark-end text:name="paragraphnumber_338_AIC_20/01/2015_39548"/><text:tab/>in section 846 the reference to the Director of Corporate Enforcement included <text:hidden-text text:condition="ooow:" text:string-value="P60:L6" text:is-hidden="true"/>the Bank,</text:p>
      <text:p text:style-name="P64"><text:hidden-text text:condition="ooow:" text:string-value="P60:L7" text:is-hidden="true"/><text:tab/><text:reference-mark-start text:name="paragraphnumber_338_AIC_20/01/2015_39555"/>(<text:sequence text:ref-name="refparagraphnumber261" text:name="paragraphnumber" text:formula="ooow:paragraphnumber+1" style:num-format="a">j</text:sequence>)<text:reference-mark-end text:name="paragraphnumber_338_AIC_20/01/2015_39555"/><text:tab/>in section 851(3) the references to the Registrar included the Bank,</text:p>
      <text:p text:style-name="P64"><text:hidden-text text:condition="ooow:" text:string-value="P60:L8" text:is-hidden="true"/><text:tab/><text:reference-mark-start text:name="paragraphnumber_338_AIC_20/01/2015_39568"/>(<text:sequence text:ref-name="refparagraphnumber262" text:name="paragraphnumber" text:formula="ooow:paragraphnumber+1" style:num-format="a">k</text:sequence>)<text:reference-mark-end text:name="paragraphnumber_338_AIC_20/01/2015_39568"/><text:tab/>the references in sections 855(1), 858, 859 and 862 to a company included an <text:hidden-text text:condition="ooow:" text:string-value="P60:L9" text:is-hidden="true"/>ICAV,</text:p>
      <text:p text:style-name="P64"><text:hidden-text text:condition="ooow:" text:string-value="P60:L10" text:is-hidden="true"/><text:tab/><text:reference-mark-start text:name="paragraphnumber_338_AIC_20/01/2015_39578"/>(<text:sequence text:ref-name="refparagraphnumber263" text:name="paragraphnumber" text:formula="ooow:paragraphnumber+1" style:num-format="a">l</text:sequence>)<text:reference-mark-end text:name="paragraphnumber_338_AIC_20/01/2015_39578"/><text:tab/>in section 863(2), the reference to the Registrar were, in a case of an offence in <text:hidden-text text:condition="ooow:" text:string-value="P60:L11" text:is-hidden="true"/>relation to an ICAV, a reference to the Bank, and</text:p>
      <text:p text:style-name="P64"><text:hidden-text text:condition="ooow:" text:string-value="P60:L12" text:is-hidden="true"/><text:tab/><text:reference-mark-start text:name="paragraphnumber_338_AIC_20/01/2015_39586"/>(<text:sequence text:ref-name="refparagraphnumber264" text:name="paragraphnumber" text:formula="ooow:paragraphnumber+1" style:num-format="a">m</text:sequence>)<text:reference-mark-end text:name="paragraphnumber_338_AIC_20/01/2015_39586"/><text:tab/>in section 864 the references to the Registrar included the Bank.</text:p>
      <text:p text:style-name="partnumber"><text:bookmark-start text:name="toc_book_114"/><text:hidden-text text:condition="ooow:" text:string-value="P60:L13" text:is-hidden="true"/>PART <text:reference-mark-start text:name="partnumber_5"/><text:sequence text:ref-name="refpartnumber4" text:name="partnumber" text:formula="ooow:partnumber+1" style:num-format="1">5</text:sequence><text:bookmark-end text:name="toc_book_114"/><text:reference-mark-end text:name="partnumber_5"/></text:p>
      <text:p text:style-name="parttitle"><text:bookmark-start text:name="toc_book_115"/><text:hidden-text text:condition="ooow:" text:string-value="P60:L14" text:is-hidden="true"/>Meetings<text:bookmark-end text:name="toc_book_115"/></text:p>
      <text:p text:style-name="shouldernote"><text:bookmark-start text:name="toc_book_116"/><text:hidden-text text:condition="ooow:" text:string-value="P60:L15" text:is-hidden="true"/>Minutes of meetings<text:bookmark-end text:name="toc_book_116"/></text:p>
      <text:p text:style-name="subsection"><text:hidden-text text:condition="ooow:" text:string-value="P60:L16" text:is-hidden="true"/><text:reference-mark-start text:name="sectionnumber_84"/><text:span text:style-name="T9"><text:sequence text:ref-name="refsectionnumber85" text:name="sectionnumber" text:formula="ooow:sectionnumber+1" style:num-format="1">86</text:sequence></text:span><text:reference-mark-end text:name="sectionnumber_84"/><text:span text:style-name="T9">.</text:span><text:tab/><text:reference-mark-start text:name="subsectionnumber_325"/>(<text:sequence text:ref-name="refsubsectionnumber323" text:name="subsectionnumber" style:num-format="1">1</text:sequence>)<text:reference-mark-end text:name="subsectionnumber_325"/><text:tab/>An ICAV shall as soon as may be cause minutes of all proceedings of general <text:hidden-text text:condition="ooow:" text:string-value="P60:L17" text:is-hidden="true"/>meetings of the ICAV and all proceedings at meetings of its directors or committees of <text:hidden-text text:condition="ooow:" text:string-value="P60:L18" text:is-hidden="true"/>directors to be entered in books kept for that purpose.</text:p>
      <text:p text:style-name="subsection"><text:hidden-text text:condition="ooow:" text:string-value="P60:L19" text:is-hidden="true"/><text:tab/><text:reference-mark-start text:name="subsectionnumber_326"/>(<text:sequence text:ref-name="refsubsectionnumber324" text:name="subsectionnumber" text:formula="ooow:subsectionnumber+1" style:num-format="1">2</text:sequence>)<text:reference-mark-end text:name="subsectionnumber_326"/><text:tab/>Any such minute if purporting to be signed by the person chairing the meeting, or by <text:hidden-text text:condition="ooow:" text:string-value="P60:L20" text:is-hidden="true"/>the person chairing the next following meeting, shall be evidence of the proceedings.</text:p>
      <text:p text:style-name="subsection"><text:hidden-text text:condition="ooow:" text:string-value="P60:L21" text:is-hidden="true"/><text:tab/><text:reference-mark-start text:name="subsectionnumber_327"/>(<text:sequence text:ref-name="refsubsectionnumber325" text:name="subsectionnumber" text:formula="ooow:subsectionnumber+1" style:num-format="1">3</text:sequence>)<text:reference-mark-end text:name="subsectionnumber_327"/><text:tab/>Where minutes have been made in accordance with this section of the proceedings at <text:hidden-text text:condition="ooow:" text:string-value="P60:L22" text:is-hidden="true"/>any general meeting of the ICAV or meeting of directors or committee of directors, <text:hidden-text text:condition="ooow:" text:string-value="P60:L23" text:is-hidden="true"/>then, until the contrary is shown, the meeting shall be deemed to have been duly held <text:hidden-text text:condition="ooow:" text:string-value="P60:L24" text:is-hidden="true"/>and convened, and all proceedings at the meeting to have been duly had, and all <text:hidden-text text:condition="ooow:" text:string-value="P60:L25" text:is-hidden="true"/>appointments of directors or liquidators shall be deemed to be valid.</text:p>
      <text:p text:style-name="subsection"><text:hidden-text text:condition="ooow:" text:string-value="P60:L26" text:is-hidden="true"/><text:tab/><text:reference-mark-start text:name="subsectionnumber_328"/>(<text:sequence text:ref-name="refsubsectionnumber326" text:name="subsectionnumber" text:formula="ooow:subsectionnumber+1" style:num-format="1">4</text:sequence>)<text:reference-mark-end text:name="subsectionnumber_328"/><text:tab/>An ICAV shall, if required by the Director of Corporate Enforcement, produce to the <text:hidden-text text:condition="ooow:" text:string-value="P60:L27" text:is-hidden="true"/>Director for inspection the book or books kept in accordance with <text:span text:style-name="T4">subsection </text:span><text:span text:style-name="T4"><text:reference-ref text:reference-format="text" text:ref-name="subsectionnumber_325">(1)</text:reference-ref></text:span> and <text:hidden-text text:condition="ooow:" text:string-value="P60:L28" text:is-hidden="true"/>shall give to the Director such facilities for inspecting and taking copies of the <text:hidden-text text:condition="ooow:" text:string-value="P60:L29" text:is-hidden="true"/>contents of the book or books as the Director may require.</text:p>
      <text:p text:style-name="subsection"><text:hidden-text text:condition="ooow:" text:string-value="P60:L30" text:is-hidden="true"/><text:tab/><text:reference-mark-start text:name="subsectionnumber_329"/>(<text:sequence text:ref-name="refsubsectionnumber327" text:name="subsectionnumber" text:formula="ooow:subsectionnumber+1" style:num-format="1">5</text:sequence>)<text:reference-mark-end text:name="subsectionnumber_329"/><text:tab/>If an ICAV fails to comply with<text:span text:style-name="T4"> subsection </text:span><text:span text:style-name="T4"><text:reference-ref text:reference-format="text" text:ref-name="subsectionnumber_325">(1)</text:reference-ref></text:span> or <text:span text:style-name="T4"><text:reference-ref text:reference-format="text" text:ref-name="subsectionnumber_328">(4)</text:reference-ref></text:span>, the ICAV and any officer of it <text:hidden-text text:condition="ooow:" text:string-value="P60:L31" text:is-hidden="true"/>who is in default commits a category 3 offence.</text:p>
      <text:p text:style-name="shouldernote"><text:bookmark-start text:name="toc_book_117"/><text:hidden-text text:condition="ooow:" text:string-value="P60:L32" text:is-hidden="true"/>Annual general meetings<text:bookmark-end text:name="toc_book_117"/></text:p>
      <text:p text:style-name="subsection"><text:hidden-text text:condition="ooow:" text:string-value="P60:L33" text:is-hidden="true"/><text:reference-mark-start text:name="sectionnumber_85"/><text:span text:style-name="T9"><text:sequence text:ref-name="refsectionnumber86" text:name="sectionnumber" text:formula="ooow:sectionnumber+1" style:num-format="1">87</text:sequence></text:span><text:reference-mark-end text:name="sectionnumber_85"/><text:span text:style-name="T9">.</text:span><text:tab/><text:reference-mark-start text:name="subsectionnumber_330"/>(<text:sequence text:ref-name="refsubsectionnumber328" text:name="subsectionnumber" style:num-format="1">1</text:sequence>)<text:reference-mark-end text:name="subsectionnumber_330"/><text:tab/>Subject to <text:span text:style-name="T4">subsections </text:span><text:span text:style-name="T4"><text:reference-ref text:reference-format="text" text:ref-name="subsectionnumber_331">(2)</text:reference-ref></text:span> and <text:span text:style-name="T4"><text:reference-ref text:reference-format="text" text:ref-name="subsectionnumber_333">(4)</text:reference-ref></text:span>, an ICAV shall in each year hold a general meeting <text:hidden-text text:condition="ooow:" text:string-value="P60:L34" text:is-hidden="true"/>(in this Part referred to as an “annual general meeting”) in addition to any other <text:hidden-text text:condition="ooow:" text:string-value="P60:L35" text:is-hidden="true"/>meetings, whether general or otherwise, it may hold in that year.</text:p>
      <text:p text:style-name="subsection"><text:hidden-text text:condition="ooow:" text:string-value="P60:L36" text:is-hidden="true"/><text:tab/><text:reference-mark-start text:name="subsectionnumber_331"/>(<text:sequence text:ref-name="refsubsectionnumber329" text:name="subsectionnumber" text:formula="ooow:subsectionnumber+1" style:num-format="1">2</text:sequence>)<text:reference-mark-end text:name="subsectionnumber_331"/><text:tab/>If an ICAV holds its first annual general meeting within 18 months after the date on <text:hidden-text text:condition="ooow:" text:string-value="P60:L37" text:is-hidden="true"/>which the registration order made by the Bank in respect of the ICAV comes into <text:soft-page-break/><text:hidden-text text:condition="ooow:" text:string-value="P61:L1" text:is-hidden="true"/>operation, <text:span text:style-name="T4">subsection </text:span><text:span text:style-name="T4"><text:reference-ref text:reference-format="text" text:ref-name="subsectionnumber_330">(1)</text:reference-ref></text:span> does not require the ICAV to hold any other meeting as its <text:hidden-text text:condition="ooow:" text:string-value="P61:L2" text:is-hidden="true"/>annual general meeting in the year of its incorporation or in the following year.</text:p>
      <text:p text:style-name="subsection"><text:hidden-text text:condition="ooow:" text:string-value="P61:L3" text:is-hidden="true"/><text:tab/><text:reference-mark-start text:name="subsectionnumber_332"/>(<text:sequence text:ref-name="refsubsectionnumber330" text:name="subsectionnumber" text:formula="ooow:subsectionnumber+1" style:num-format="1">3</text:sequence>)<text:reference-mark-end text:name="subsectionnumber_332"/><text:tab/>Subject to <text:span text:style-name="T4">subsections </text:span><text:span text:style-name="T4"><text:reference-ref text:reference-format="text" text:ref-name="subsectionnumber_331">(2)</text:reference-ref></text:span> and <text:span text:style-name="T4"><text:reference-ref text:reference-format="text" text:ref-name="subsectionnumber_333">(4)</text:reference-ref></text:span>, not more than 15 months may elapse between the <text:hidden-text text:condition="ooow:" text:string-value="P61:L4" text:is-hidden="true"/>date of one annual general meeting of an ICAV and the date of the next.</text:p>
      <text:p text:style-name="subsection"><text:hidden-text text:condition="ooow:" text:string-value="P61:L5" text:is-hidden="true"/><text:tab/><text:reference-mark-start text:name="subsectionnumber_333"/>(<text:sequence text:ref-name="refsubsectionnumber331" text:name="subsectionnumber" text:formula="ooow:subsectionnumber+1" style:num-format="1">4</text:sequence>)<text:reference-mark-end text:name="subsectionnumber_333"/><text:tab/>The directors of an ICAV may elect to dispense with the holding of an annual general <text:hidden-text text:condition="ooow:" text:string-value="P61:L6" text:is-hidden="true"/>meeting by giving 60 days’ written notice to all of the ICAV’s shareholders.</text:p>
      <text:p text:style-name="subsection"><text:hidden-text text:condition="ooow:" text:string-value="P61:L7" text:is-hidden="true"/><text:tab/><text:reference-mark-start text:name="subsectionnumber_334"/>(<text:sequence text:ref-name="refsubsectionnumber332" text:name="subsectionnumber" text:formula="ooow:subsectionnumber+1" style:num-format="1">5</text:sequence>)<text:reference-mark-end text:name="subsectionnumber_334"/><text:tab/>An election under <text:span text:style-name="T4">subsection </text:span><text:span text:style-name="T4"><text:reference-ref text:reference-format="text" text:ref-name="subsectionnumber_333">(4)</text:reference-ref></text:span> has effect for the year in which it is made and <text:hidden-text text:condition="ooow:" text:string-value="P61:L8" text:is-hidden="true"/>subsequent years, but does not affect any liability already incurred by reason of <text:hidden-text text:condition="ooow:" text:string-value="P61:L9" text:is-hidden="true"/>default in holding an annual general meeting.<text:bookmark-start text:name="1421921045442"/></text:p>
      <text:p text:style-name="P65"><text:hidden-text text:condition="ooow:" text:string-value="P61:L10" text:is-hidden="true"/><text:tab/><text:reference-mark-start text:name="subsectionnumber_488_AIC_20/01/2015_48045"/>(<text:sequence text:ref-name="refsubsectionnumber333" text:name="subsectionnumber" text:formula="ooow:subsectionnumber+1" style:num-format="1">6</text:sequence>)<text:reference-mark-end text:name="subsectionnumber_488_AIC_20/01/2015_48045"/><text:tab/>But where an election under <text:span text:style-name="T4">subsection </text:span><text:span text:style-name="T4"><text:reference-ref text:reference-format="text" text:ref-name="subsectionnumber_333">(4)</text:reference-ref></text:span> has effect for a year⁠—</text:p>
      <text:p text:style-name="P64"><text:hidden-text text:condition="ooow:" text:string-value="P61:L11" text:is-hidden="true"/><text:tab/><text:reference-mark-start text:name="paragraphnumber_338_AIC_20/01/2015_48091"/>(<text:sequence text:ref-name="refparagraphnumber265" text:name="paragraphnumber" text:formula="ooow:1" style:num-format="a">a</text:sequence>)<text:reference-mark-end text:name="paragraphnumber_338_AIC_20/01/2015_48091"/><text:tab/>one or more members of the ICAV holding, or together holding, not less than 10 <text:hidden-text text:condition="ooow:" text:string-value="P61:L12" text:is-hidden="true"/>per cent of the voting rights in the ICAV, or</text:p>
      <text:p text:style-name="P64"><text:hidden-text text:condition="ooow:" text:string-value="P61:L13" text:is-hidden="true"/><text:tab/><text:reference-mark-start text:name="paragraphnumber_338_AIC_20/01/2015_48127"/>(<text:sequence text:ref-name="refparagraphnumber266" text:name="paragraphnumber" text:formula="ooow:paragraphnumber+1" style:num-format="a">b</text:sequence>)<text:reference-mark-end text:name="paragraphnumber_338_AIC_20/01/2015_48127"/><text:tab/>the auditor of the ICAV,</text:p>
      <text:p text:style-name="P65"><text:hidden-text text:condition="ooow:" text:string-value="P61:L14" text:is-hidden="true"/><text:tab/><text:tab/>may require the ICAV to hold an annual general meeting in that year by giving notice <text:hidden-text text:condition="ooow:" text:string-value="P61:L15" text:is-hidden="true"/>in writing to the ICAV in the previous year or at least one month before the end of that <text:hidden-text text:condition="ooow:" text:string-value="P61:L16" text:is-hidden="true"/>year and the ICAV shall hold the required meeting.<text:bookmark-end text:name="1421921045442"/></text:p>
      <text:p text:style-name="subsection"><text:hidden-text text:condition="ooow:" text:string-value="P61:L17" text:is-hidden="true"/><text:tab/><text:reference-mark-start text:name="subsectionnumber_118"/>(<text:sequence text:ref-name="refsubsectionnumber334" text:name="subsectionnumber" text:formula="ooow:subsectionnumber+1" style:num-format="1">7</text:sequence>)<text:reference-mark-end text:name="subsectionnumber_118"/><text:tab/>Annual general meetings of an ICAV shall be convened in accordance with the <text:hidden-text text:condition="ooow:" text:string-value="P61:L18" text:is-hidden="true"/>ICAV’s instrument of incorporation.</text:p>
      <text:p text:style-name="subsection"><text:hidden-text text:condition="ooow:" text:string-value="P61:L19" text:is-hidden="true"/><text:tab/><text:reference-mark-start text:name="subsectionnumber_123"/>(<text:sequence text:ref-name="refsubsectionnumber335" text:name="subsectionnumber" text:formula="ooow:subsectionnumber+1" style:num-format="1">8</text:sequence>)<text:reference-mark-end text:name="subsectionnumber_123"/><text:tab/>If an ICAV fails to comply with this section, the ICAV and any officer of it who is in <text:hidden-text text:condition="ooow:" text:string-value="P61:L20" text:is-hidden="true"/>default commits a category 3 offence.</text:p>
      <text:p text:style-name="shouldernote"><text:bookmark-start text:name="toc_book_118"/><text:hidden-text text:condition="ooow:" text:string-value="P61:L21" text:is-hidden="true"/>Extraordinary general meetings<text:bookmark-end text:name="toc_book_118"/></text:p>
      <text:p text:style-name="subsection"><text:hidden-text text:condition="ooow:" text:string-value="P61:L22" text:is-hidden="true"/><text:reference-mark-start text:name="sectionnumber_31"/><text:span text:style-name="T9"><text:sequence text:ref-name="refsectionnumber87" text:name="sectionnumber" text:formula="ooow:sectionnumber+1" style:num-format="1">88</text:sequence></text:span><text:reference-mark-end text:name="sectionnumber_31"/><text:span text:style-name="T9">.</text:span><text:tab/><text:reference-mark-start text:name="subsectionnumber_164"/>(<text:sequence text:ref-name="refsubsectionnumber336" text:name="subsectionnumber" style:num-format="1">1</text:sequence>)<text:reference-mark-end text:name="subsectionnumber_164"/><text:tab/>All general meetings of an ICAV, other than annual general meetings, are to be known <text:hidden-text text:condition="ooow:" text:string-value="P61:L23" text:is-hidden="true"/>as “extraordinary general meetings”.</text:p>
      <text:p text:style-name="subsection"><text:hidden-text text:condition="ooow:" text:string-value="P61:L24" text:is-hidden="true"/><text:tab/><text:reference-mark-start text:name="subsectionnumber_183"/>(<text:sequence text:ref-name="refsubsectionnumber337" text:name="subsectionnumber" text:formula="ooow:subsectionnumber+1" style:num-format="1">2</text:sequence>)<text:reference-mark-end text:name="subsectionnumber_183"/><text:tab/>The directors of an ICAV may, whenever they think fit, convene an extraordinary <text:hidden-text text:condition="ooow:" text:string-value="P61:L25" text:is-hidden="true"/>general meeting.</text:p>
      <text:p text:style-name="subsection"><text:hidden-text text:condition="ooow:" text:string-value="P61:L26" text:is-hidden="true"/><text:tab/><text:reference-mark-start text:name="subsectionnumber_186"/>(<text:sequence text:ref-name="refsubsectionnumber338" text:name="subsectionnumber" text:formula="ooow:subsectionnumber+1" style:num-format="1">3</text:sequence>)<text:reference-mark-end text:name="subsectionnumber_186"/><text:tab/>If at any time in the case of an ICAV there are not sufficient directors capable of <text:hidden-text text:condition="ooow:" text:string-value="P61:L27" text:is-hidden="true"/>acting to form a quorum, any director or member of the ICAV may convene an <text:hidden-text text:condition="ooow:" text:string-value="P61:L28" text:is-hidden="true"/>extraordinary general meeting of the ICAV in the same manner as nearly as possible <text:hidden-text text:condition="ooow:" text:string-value="P61:L29" text:is-hidden="true"/>as that in which meetings may be convened by the directors.</text:p>
      <text:p text:style-name="shouldernote"><text:bookmark-start text:name="toc_book_119"/><text:hidden-text text:condition="ooow:" text:string-value="P61:L30" text:is-hidden="true"/>Convening of extraordinary general meetings by members<text:bookmark-end text:name="toc_book_119"/></text:p>
      <text:p text:style-name="subsection"><text:hidden-text text:condition="ooow:" text:string-value="P61:L31" text:is-hidden="true"/><text:reference-mark-start text:name="sectionnumber_57"/><text:span text:style-name="T9"><text:sequence text:ref-name="refsectionnumber88" text:name="sectionnumber" text:formula="ooow:sectionnumber+1" style:num-format="1">89</text:sequence></text:span><text:reference-mark-end text:name="sectionnumber_57"/><text:span text:style-name="T9">.</text:span><text:tab/><text:reference-mark-start text:name="subsectionnumber_187"/>(<text:sequence text:ref-name="refsubsectionnumber339" text:name="subsectionnumber" style:num-format="1">1</text:sequence>)<text:reference-mark-end text:name="subsectionnumber_187"/><text:tab/>The rights conferred by <text:span text:style-name="T6">subsection </text:span><text:span text:style-name="T6"><text:reference-ref text:reference-format="text" text:ref-name="subsectionnumber_188">(2)</text:reference-ref></text:span> on a member or members of an ICAV have <text:hidden-text text:condition="ooow:" text:string-value="P61:L32" text:is-hidden="true"/>effect, except where the instrument of incorporation of the ICAV provides otherwise, <text:hidden-text text:condition="ooow:" text:string-value="P61:L33" text:is-hidden="true"/>and the rights conferred by <text:span text:style-name="T6">subsections </text:span><text:span text:style-name="T6"><text:reference-ref text:reference-format="text" text:ref-name="subsectionnumber_217">(3)</text:reference-ref></text:span> to <text:span text:style-name="T5"><text:reference-ref text:reference-format="text" text:ref-name="subsectionnumber_252">(7)</text:reference-ref></text:span> on a member or members of an <text:hidden-text text:condition="ooow:" text:string-value="P61:L34" text:is-hidden="true"/>ICAV (and the corresponding duties on the part of its directors) have effect despite <text:hidden-text text:condition="ooow:" text:string-value="P61:L35" text:is-hidden="true"/>anything in the instrument of incorporation of the ICAV.</text:p>
      <text:p text:style-name="subsection"><text:hidden-text text:condition="ooow:" text:string-value="P61:L36" text:is-hidden="true"/><text:tab/><text:reference-mark-start text:name="subsectionnumber_188"/>(<text:sequence text:ref-name="refsubsectionnumber340" text:name="subsectionnumber" text:formula="ooow:subsectionnumber+1" style:num-format="1">2</text:sequence>)<text:reference-mark-end text:name="subsectionnumber_188"/><text:tab/>One or more members of an ICAV holding, or together holding, at any time not less <text:hidden-text text:condition="ooow:" text:string-value="P61:L37" text:is-hidden="true"/>than 50 per cent (or such other percentage as may be specified in the instrument of <text:hidden-text text:condition="ooow:" text:string-value="P61:L38" text:is-hidden="true"/>incorporation) of the voting rights in the ICAV may convene an extraordinary general <text:hidden-text text:condition="ooow:" text:string-value="P61:L39" text:is-hidden="true"/>meeting of the ICAV.</text:p>
      <text:p text:style-name="subsection"><text:soft-page-break/><text:hidden-text text:condition="ooow:" text:string-value="P62:L1" text:is-hidden="true"/><text:tab/><text:reference-mark-start text:name="subsectionnumber_217"/>(<text:sequence text:ref-name="refsubsectionnumber341" text:name="subsectionnumber" text:formula="ooow:subsectionnumber+1" style:num-format="1">3</text:sequence>)<text:reference-mark-end text:name="subsectionnumber_217"/><text:tab/>The directors of an ICAV shall, at the request of one or more members holding, or <text:hidden-text text:condition="ooow:" text:string-value="P62:L2" text:is-hidden="true"/>together holding, at the date of the making of the request, not less than 10 per cent of <text:hidden-text text:condition="ooow:" text:string-value="P62:L3" text:is-hidden="true"/>the voting rights in the ICAV, proceed to convene an extraordinary general meeting of <text:hidden-text text:condition="ooow:" text:string-value="P62:L4" text:is-hidden="true"/>the ICAV.</text:p>
      <text:p text:style-name="subsection"><text:hidden-text text:condition="ooow:" text:string-value="P62:L5" text:is-hidden="true"/><text:tab/><text:reference-mark-start text:name="subsectionnumber_232"/>(<text:sequence text:ref-name="refsubsectionnumber342" text:name="subsectionnumber" text:formula="ooow:subsectionnumber+1" style:num-format="1">4</text:sequence>)<text:reference-mark-end text:name="subsectionnumber_232"/><text:tab/>The request shall state the objects of the meeting and shall be signed by those making <text:hidden-text text:condition="ooow:" text:string-value="P62:L6" text:is-hidden="true"/>the request and deposited at the registered office of the ICAV and may consist of <text:hidden-text text:condition="ooow:" text:string-value="P62:L7" text:is-hidden="true"/>several documents in like form each signed by one or more of those making the <text:hidden-text text:condition="ooow:" text:string-value="P62:L8" text:is-hidden="true"/>request.</text:p>
      <text:p text:style-name="subsection"><text:hidden-text text:condition="ooow:" text:string-value="P62:L9" text:is-hidden="true"/><text:tab/><text:reference-mark-start text:name="subsectionnumber_242"/>(<text:sequence text:ref-name="refsubsectionnumber343" text:name="subsectionnumber" text:formula="ooow:subsectionnumber+1" style:num-format="1">5</text:sequence>)<text:reference-mark-end text:name="subsectionnumber_242"/><text:tab/>If the directors do not within 21 days after the date of the deposit of the request <text:hidden-text text:condition="ooow:" text:string-value="P62:L10" text:is-hidden="true"/>proceed to convene a meeting to be held within 2 months after that date, those making <text:hidden-text text:condition="ooow:" text:string-value="P62:L11" text:is-hidden="true"/>the request, or any of them representing more than 50 per cent of the total voting <text:hidden-text text:condition="ooow:" text:string-value="P62:L12" text:is-hidden="true"/>rights of all of them, may themselves convene a meeting, but any meeting so <text:hidden-text text:condition="ooow:" text:string-value="P62:L13" text:is-hidden="true"/>convened shall not be held more than 3 months after the date the request was first <text:hidden-text text:condition="ooow:" text:string-value="P62:L14" text:is-hidden="true"/>made.</text:p>
      <text:p text:style-name="subsection"><text:hidden-text text:condition="ooow:" text:string-value="P62:L15" text:is-hidden="true"/><text:tab/><text:reference-mark-start text:name="subsectionnumber_248"/>(<text:sequence text:ref-name="refsubsectionnumber344" text:name="subsectionnumber" text:formula="ooow:subsectionnumber+1" style:num-format="1">6</text:sequence>)<text:reference-mark-end text:name="subsectionnumber_248"/><text:tab/>Any reasonable expenses incurred by those making the request by reason of the <text:hidden-text text:condition="ooow:" text:string-value="P62:L16" text:is-hidden="true"/>failure of the directors duly to convene a meeting shall be repaid to those making the <text:hidden-text text:condition="ooow:" text:string-value="P62:L17" text:is-hidden="true"/>request by the ICAV and any sum so repaid shall be retained by the ICAV out of any <text:hidden-text text:condition="ooow:" text:string-value="P62:L18" text:is-hidden="true"/>sums due or to become due from the ICAV by way of fees or other remuneration in <text:hidden-text text:condition="ooow:" text:string-value="P62:L19" text:is-hidden="true"/>respect of their services to such of the directors as were in default.</text:p>
      <text:p text:style-name="subsection"><text:hidden-text text:condition="ooow:" text:string-value="P62:L20" text:is-hidden="true"/><text:tab/><text:reference-mark-start text:name="subsectionnumber_252"/>(<text:sequence text:ref-name="refsubsectionnumber345" text:name="subsectionnumber" text:formula="ooow:subsectionnumber+1" style:num-format="1">7</text:sequence>)<text:reference-mark-end text:name="subsectionnumber_252"/><text:tab/>For the purposes of <text:span text:style-name="T6">subsections </text:span><text:span text:style-name="T6"><text:reference-ref text:reference-format="text" text:ref-name="subsectionnumber_217">(3)</text:reference-ref></text:span><text:span text:style-name="T17"> to </text:span><text:span text:style-name="T6"><text:reference-ref text:reference-format="text" text:ref-name="subsectionnumber_248">(6)</text:reference-ref></text:span>, the directors shall, in the case of a meeting <text:hidden-text text:condition="ooow:" text:string-value="P62:L21" text:is-hidden="true"/>at which a resolution is to be proposed as a special resolution, be deemed not to have <text:hidden-text text:condition="ooow:" text:string-value="P62:L22" text:is-hidden="true"/>duly convened the meeting if they do not give such due notice of it.</text:p>
      <text:p text:style-name="subsection"><text:hidden-text text:condition="ooow:" text:string-value="P62:L23" text:is-hidden="true"/><text:tab/><text:reference-mark-start text:name="subsectionnumber_266"/>(<text:sequence text:ref-name="refsubsectionnumber346" text:name="subsectionnumber" text:formula="ooow:subsectionnumber+1" style:num-format="1">8</text:sequence>)<text:reference-mark-end text:name="subsectionnumber_266"/><text:tab/>A meeting convened under <text:span text:style-name="T6">subsection </text:span><text:span text:style-name="T6"><text:reference-ref text:reference-format="text" text:ref-name="subsectionnumber_188">(2)</text:reference-ref></text:span><text:span text:style-name="T17"> or </text:span><text:span text:style-name="T6"><text:reference-ref text:reference-format="text" text:ref-name="subsectionnumber_242">(5)</text:reference-ref></text:span> shall be convened in the same manner <text:hidden-text text:condition="ooow:" text:string-value="P62:L24" text:is-hidden="true"/>as nearly as possible as that in which meetings are to be convened by directors.</text:p>
      <text:p text:style-name="partnumber"><text:bookmark-start text:name="toc_book_120"/><text:hidden-text text:condition="ooow:" text:string-value="P62:L25" text:is-hidden="true"/>PART <text:reference-mark-start text:name="partnumber_10"/><text:sequence text:ref-name="refpartnumber5" text:name="partnumber" text:formula="ooow:partnumber+1" style:num-format="1">6</text:sequence><text:bookmark-end text:name="toc_book_120"/><text:reference-mark-end text:name="partnumber_10"/></text:p>
      <text:p text:style-name="P60"><text:bookmark-start text:name="toc_book_121"/><text:hidden-text text:condition="ooow:" text:string-value="P62:L26" text:is-hidden="true"/>Charges and Debentures<text:bookmark-end text:name="toc_book_121"/></text:p>
      <text:p text:style-name="chapternumber"><text:bookmark-start text:name="toc_book_122"/><text:hidden-text text:condition="ooow:" text:string-value="P62:L27" text:is-hidden="true"/>Chapter <text:reference-mark-start text:name="chapternumber_17"/><text:sequence text:ref-name="refchapternumber10" text:name="chapternumber" style:num-format="1">1</text:sequence><text:bookmark-end text:name="toc_book_122"/><text:reference-mark-end text:name="chapternumber_17"/></text:p>
      <text:p text:style-name="P63"><text:bookmark-start text:name="toc_book_123"/><text:hidden-text text:condition="ooow:" text:string-value="P62:L28" text:is-hidden="true"/>Interpretation<text:bookmark-end text:name="toc_book_123"/></text:p>
      <text:p text:style-name="P13"><text:bookmark-start text:name="toc_book_124"/><text:hidden-text text:condition="ooow:" text:string-value="P62:L29" text:is-hidden="true"/>Definitions<text:bookmark-end text:name="toc_book_124"/></text:p>
      <text:p text:style-name="P65"><text:hidden-text text:condition="ooow:" text:string-value="P62:L30" text:is-hidden="true"/><text:reference-mark-start text:name="sectionnumber_137_AIC_04/11/2014_38261"/><text:span text:style-name="T9"><text:sequence text:ref-name="refsectionnumber89" text:name="sectionnumber" text:formula="ooow:sectionnumber+1" style:num-format="1">90</text:sequence></text:span><text:reference-mark-end text:name="sectionnumber_137_AIC_04/11/2014_38261"/><text:span text:style-name="T9">.</text:span><text:tab/><text:reference-mark-start text:name="subsectionnumber_488_AIC_04/11/2014_38263"/>(<text:sequence text:ref-name="refsubsectionnumber347" text:name="subsectionnumber" text:formula="ooow:1.0" style:num-format="1">1</text:sequence>)<text:reference-mark-end text:name="subsectionnumber_488_AIC_04/11/2014_38263"/><text:tab/>In this Part⁠—</text:p>
      <text:p text:style-name="P65"><text:hidden-text text:condition="ooow:" text:string-value="P62:L31" text:is-hidden="true"/><text:tab/><text:tab/>“charge”, in relation to an ICAV, means a mortgage or a charge, in an agreement <text:hidden-text text:condition="ooow:" text:string-value="P62:L32" text:is-hidden="true"/>(written or oral), that is created over an interest in any property of the ICAV (and in <text:hidden-text text:condition="ooow:" text:string-value="P62:L33" text:is-hidden="true"/>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997">(8)</text:reference-ref></text:span> and <text:span text:style-name="T4">sections </text:span><text:span text:style-name="T4"><text:reference-ref text:reference-format="text" text:ref-name="sectionnumber_137_AIC_04/11/2014_39775">96</text:reference-ref></text:span><text:span text:style-name="T14"> to </text:span><text:span text:style-name="T8"><text:reference-ref text:reference-format="text" text:ref-name="sectionnumber_137_AIC_04/11/2014_40307">101</text:reference-ref></text:span> includes a judgment mortgage) but does not <text:hidden-text text:condition="ooow:" text:string-value="P62:L34" text:is-hidden="true"/>include a mortgage or a charge, in an agreement (written or oral), that is created over <text:hidden-text text:condition="ooow:" text:string-value="P62:L35" text:is-hidden="true"/>an interest in⁠—</text:p>
      <text:p text:style-name="P64"><text:hidden-text text:condition="ooow:" text:string-value="P62:L36" text:is-hidden="true"/><text:tab/><text:reference-mark-start text:name="paragraphnumber_323_AIC_04/11/2014_38273"/>(<text:sequence text:ref-name="refparagraphnumber267" text:name="paragraphnumber" text:formula="ooow:1.0" style:num-format="a">a</text:sequence>)<text:reference-mark-end text:name="paragraphnumber_323_AIC_04/11/2014_38273"/><text:tab/>cash,</text:p>
      <text:p text:style-name="P64"><text:hidden-text text:condition="ooow:" text:string-value="P62:L37" text:is-hidden="true"/><text:tab/><text:reference-mark-start text:name="paragraphnumber_323_AIC_04/11/2014_38278"/>(<text:sequence text:ref-name="refparagraphnumber268" text:name="paragraphnumber" text:formula="ooow:paragraphnumber+1" style:num-format="a">b</text:sequence>)<text:reference-mark-end text:name="paragraphnumber_323_AIC_04/11/2014_38278"/><text:tab/>money credited to an account of a financial institution, or any other deposits,</text:p>
      <text:p text:style-name="P64"><text:hidden-text text:condition="ooow:" text:string-value="P62:L38" text:is-hidden="true"/><text:tab/><text:reference-mark-start text:name="paragraphnumber_323_AIC_04/11/2014_38281"/>(<text:sequence text:ref-name="refparagraphnumber269" text:name="paragraphnumber" text:formula="ooow:paragraphnumber+1" style:num-format="a">c</text:sequence>)<text:reference-mark-end text:name="paragraphnumber_323_AIC_04/11/2014_38281"/><text:tab/>shares, bonds or debt instruments,</text:p>
      <text:p text:style-name="P64"><text:soft-page-break/><text:hidden-text text:condition="ooow:" text:string-value="P63:L1" text:is-hidden="true"/><text:tab/><text:reference-mark-start text:name="paragraphnumber_323_AIC_04/11/2014_38285"/>(<text:sequence text:ref-name="refparagraphnumber270" text:name="paragraphnumber" text:formula="ooow:paragraphnumber+1" style:num-format="a">d</text:sequence>)<text:reference-mark-end text:name="paragraphnumber_323_AIC_04/11/2014_38285"/><text:tab/>units in collective investment undertakings or money market instruments, or</text:p>
      <text:p text:style-name="P64"><text:hidden-text text:condition="ooow:" text:string-value="P63:L2" text:is-hidden="true"/><text:tab/><text:reference-mark-start text:name="paragraphnumber_323_AIC_04/11/2014_38288"/>(<text:sequence text:ref-name="refparagraphnumber271" text:name="paragraphnumber" text:formula="ooow:paragraphnumber+1" style:num-format="a">e</text:sequence>)<text:reference-mark-end text:name="paragraphnumber_323_AIC_04/11/2014_38288"/><text:tab/>claims and rights (such as dividends or interest) in respect of any thing referred to <text:hidden-text text:condition="ooow:" text:string-value="P63:L3" text:is-hidden="true"/>in any of the foregoing paragraphs;</text:p>
      <text:p text:style-name="P65"><text:hidden-text text:condition="ooow:" text:string-value="P63:L4" text:is-hidden="true"/><text:tab/><text:tab/>“property”, in relation to an ICAV, includes any assets or undertaking of the ICAV.</text:p>
      <text:p text:style-name="P65"><text:hidden-text text:condition="ooow:" text:string-value="P63:L5" text:is-hidden="true"/><text:tab/><text:reference-mark-start text:name="subsectionnumber_488_AIC_04/11/2014_38294"/>(<text:sequence text:ref-name="refsubsectionnumber348" text:name="subsectionnumber" text:formula="ooow:subsectionnumber+1" style:num-format="1">2</text:sequence>)<text:reference-mark-end text:name="subsectionnumber_488_AIC_04/11/2014_38294"/><text:tab/>Any exclusion provided in <text:span text:style-name="T4">subsection </text:span><text:span text:style-name="T4"><text:reference-ref text:reference-format="text" text:ref-name="subsectionnumber_488_AIC_04/11/2014_38263">(1)</text:reference-ref></text:span> to what is defined in that subsection as <text:hidden-text text:condition="ooow:" text:string-value="P63:L6" text:is-hidden="true"/>constituting a “charge” may be varied by order made by the Minister if the Minister <text:hidden-text text:condition="ooow:" text:string-value="P63:L7" text:is-hidden="true"/>considers that it is necessary or expedient to do so in consequence of any Community <text:hidden-text text:condition="ooow:" text:string-value="P63:L8" text:is-hidden="true"/>act adopted after the commencement of this section relating to financial collateral <text:hidden-text text:condition="ooow:" text:string-value="P63:L9" text:is-hidden="true"/>arrangements.</text:p>
      <text:p text:style-name="P65"><text:hidden-text text:condition="ooow:" text:string-value="P63:L10" text:is-hidden="true"/><text:tab/><text:reference-mark-start text:name="subsectionnumber_488_AIC_04/11/2014_38309"/>(<text:sequence text:ref-name="refsubsectionnumber349" text:name="subsectionnumber" text:formula="ooow:subsectionnumber+1" style:num-format="1">3</text:sequence>)<text:reference-mark-end text:name="subsectionnumber_488_AIC_04/11/2014_38309"/><text:tab/>For the avoidance of doubt, in the case of a mortgage or charge created over both⁠—</text:p>
      <text:p text:style-name="P64"><text:hidden-text text:condition="ooow:" text:string-value="P63:L11" text:is-hidden="true"/><text:tab/><text:reference-mark-start text:name="paragraphnumber_323_AIC_04/11/2014_38313"/>(<text:sequence text:ref-name="refparagraphnumber272" text:name="paragraphnumber" text:formula="ooow:1.0" style:num-format="a">a</text:sequence>)<text:reference-mark-end text:name="paragraphnumber_323_AIC_04/11/2014_38313"/><text:tab/>an interest in anything specified in any of <text:span text:style-name="T4">paragraphs </text:span><text:span text:style-name="T4"><text:reference-ref text:reference-format="text" text:ref-name="paragraphnumber_323_AIC_04/11/2014_38273">(a)</text:reference-ref></text:span> to <text:span text:style-name="T4"><text:reference-ref text:reference-format="text" text:ref-name="paragraphnumber_323_AIC_04/11/2014_38288">(e)</text:reference-ref></text:span> of <text:span text:style-name="T4">subsection </text:span><text:span text:style-name="T4"><text:reference-ref text:reference-format="text" text:ref-name="subsectionnumber_488_AIC_04/11/2014_38263">(1)</text:reference-ref></text:span>, <text:hidden-text text:condition="ooow:" text:string-value="P63:L12" text:is-hidden="true"/>and</text:p>
      <text:p text:style-name="P64"><text:hidden-text text:condition="ooow:" text:string-value="P63:L13" text:is-hidden="true"/><text:tab/><text:reference-mark-start text:name="paragraphnumber_323_AIC_04/11/2014_38317"/>(<text:sequence text:ref-name="refparagraphnumber273" text:name="paragraphnumber" text:formula="ooow:paragraphnumber+1" style:num-format="a">b</text:sequence>)<text:reference-mark-end text:name="paragraphnumber_323_AIC_04/11/2014_38317"/><text:tab/>any property, assets or undertaking not falling within any of those paragraphs,</text:p>
      <text:p text:style-name="P65"><text:hidden-text text:condition="ooow:" text:string-value="P63:L14" text:is-hidden="true"/><text:tab/><text:tab/>the mortgage or charge shall, other than to the extent to which it is created over an <text:hidden-text text:condition="ooow:" text:string-value="P63:L15" text:is-hidden="true"/>interest in anything specified in any of the foregoing paragraphs of <text:span text:style-name="T4">subsection </text:span><text:span text:style-name="T4"><text:reference-ref text:reference-format="text" text:ref-name="subsectionnumber_488_AIC_04/11/2014_38263">(1)</text:reference-ref></text:span>, be <text:hidden-text text:condition="ooow:" text:string-value="P63:L16" text:is-hidden="true"/>regarded as a charge within the meaning of this Part.</text:p>
      <text:p text:style-name="chapternumber"><text:bookmark-start text:name="toc_book_125"/><text:hidden-text text:condition="ooow:" text:string-value="P63:L17" text:is-hidden="true"/><text:span text:style-name="T28">Chapter</text:span> <text:reference-mark-start text:name="chapternumber_23"/><text:sequence text:ref-name="refchapternumber11" text:name="chapternumber" text:formula="ooow:chapternumber+1" style:num-format="1">2</text:sequence><text:bookmark-end text:name="toc_book_125"/><text:reference-mark-end text:name="chapternumber_23"/></text:p>
      <text:p text:style-name="P63"><text:bookmark-start text:name="toc_book_126"/><text:hidden-text text:condition="ooow:" text:string-value="P63:L18" text:is-hidden="true"/>Registration of charges and priority<text:bookmark-end text:name="toc_book_126"/></text:p>
      <text:p text:style-name="P13"><text:bookmark-start text:name="toc_book_127"/><text:hidden-text text:condition="ooow:" text:string-value="P63:L19" text:is-hidden="true"/>Registration of charges created by ICAVs<text:bookmark-end text:name="toc_book_127"/></text:p>
      <text:p text:style-name="P65"><text:hidden-text text:condition="ooow:" text:string-value="P63:L20" text:is-hidden="true"/><text:reference-mark-start text:name="sectionnumber_137_AIC_04/11/2014_38357"/><text:span text:style-name="T9"><text:sequence text:ref-name="refsectionnumber90" text:name="sectionnumber" text:formula="ooow:sectionnumber+1" style:num-format="1">91</text:sequence></text:span><text:reference-mark-end text:name="sectionnumber_137_AIC_04/11/2014_38357"/><text:span text:style-name="T9">.</text:span><text:tab/><text:reference-mark-start text:name="subsectionnumber_488_AIC_04/11/2014_38359"/>(<text:sequence text:ref-name="refsubsectionnumber350" text:name="subsectionnumber" text:formula="ooow:1.0" style:num-format="1">1</text:sequence>)<text:reference-mark-end text:name="subsectionnumber_488_AIC_04/11/2014_38359"/><text:tab/>Every charge created by an ICAV shall be void against the liquidator and any creditor <text:hidden-text text:condition="ooow:" text:string-value="P63:L21" text:is-hidden="true"/>of the ICAV unless either the procedure set out in⁠—</text:p>
      <text:p text:style-name="P64"><text:hidden-text text:condition="ooow:" text:string-value="P63:L22" text:is-hidden="true"/><text:tab/><text:reference-mark-start text:name="paragraphnumber_323_AIC_04/11/2014_38362"/>(<text:sequence text:ref-name="refparagraphnumber274" text:name="paragraphnumber" text:formula="ooow:1.0" style:num-format="a">a</text:sequence>)<text:reference-mark-end text:name="paragraphnumber_323_AIC_04/11/2014_38362"/><text:tab/><text:span text:style-name="T4">subsection </text:span><text:span text:style-name="T4"><text:reference-ref text:reference-format="text" text:ref-name="subsectionnumber_488_AIC_04/11/2014_38819">(3)</text:reference-ref></text:span> (the “one-stage procedure”), or</text:p>
      <text:p text:style-name="P64"><text:hidden-text text:condition="ooow:" text:string-value="P63:L23" text:is-hidden="true"/><text:tab/><text:reference-mark-start text:name="paragraphnumber_323_AIC_04/11/2014_38366"/>(<text:sequence text:ref-name="refparagraphnumber275" text:name="paragraphnumber" text:formula="ooow:paragraphnumber+1" style:num-format="a">b</text:sequence>)<text:reference-mark-end text:name="paragraphnumber_323_AIC_04/11/2014_38366"/><text:tab/><text:span text:style-name="T4">subsection </text:span><text:span text:style-name="T4"><text:reference-ref text:reference-format="text" text:ref-name="subsectionnumber_488_AIC_04/11/2014_38824">(4)</text:reference-ref></text:span> (the “two-stage procedure”),</text:p>
      <text:p text:style-name="P65"><text:hidden-text text:condition="ooow:" text:string-value="P63:L24" text:is-hidden="true"/><text:tab/><text:tab/>with respect to the charge’s registration is complied with.</text:p>
      <text:p text:style-name="P65"><text:hidden-text text:condition="ooow:" text:string-value="P63:L25" text:is-hidden="true"/><text:tab/><text:reference-mark-start text:name="subsectionnumber_488_AIC_04/11/2014_38813"/>(<text:sequence text:ref-name="refsubsectionnumber351" text:name="subsectionnumber" text:formula="ooow:subsectionnumber+1" style:num-format="1">2</text:sequence>)<text:reference-mark-end text:name="subsectionnumber_488_AIC_04/11/2014_38813"/><text:tab/>If, in purported compliance with the requirements of this Part as to the taking of steps <text:hidden-text text:condition="ooow:" text:string-value="P63:L26" text:is-hidden="true"/>in that behalf, there is received by the Bank particulars of a charge that omit the <text:hidden-text text:condition="ooow:" text:string-value="P63:L27" text:is-hidden="true"/>required particulars in respect of one or more properties to which the charge relates, <text:hidden-text text:condition="ooow:" text:string-value="P63:L28" text:is-hidden="true"/><text:span text:style-name="T4">subsection </text:span><text:span text:style-name="T4"><text:reference-ref text:reference-format="text" text:ref-name="subsectionnumber_488_AIC_04/11/2014_38359">(1)</text:reference-ref></text:span> shall be read as operating to render void (as against the liquidator and <text:hidden-text text:condition="ooow:" text:string-value="P63:L29" text:is-hidden="true"/>any creditor of the ICAV) the charge as it relates to the particular property or <text:hidden-text text:condition="ooow:" text:string-value="P63:L30" text:is-hidden="true"/>properties in respect of which that omission occurs but not otherwise.</text:p>
      <text:p text:style-name="P65"><text:hidden-text text:condition="ooow:" text:string-value="P63:L31" text:is-hidden="true"/><text:tab/><text:reference-mark-start text:name="subsectionnumber_488_AIC_04/11/2014_38819"/>(<text:sequence text:ref-name="refsubsectionnumber352" text:name="subsectionnumber" text:formula="ooow:subsectionnumber+1" style:num-format="1">3</text:sequence>)<text:reference-mark-end text:name="subsectionnumber_488_AIC_04/11/2014_38819"/><text:tab/>The procedure for registration under this subsection referred to in <text:span text:style-name="T4">subsection </text:span><text:span text:style-name="T4"><text:reference-ref text:reference-format="text" text:ref-name="subsectionnumber_488_AIC_04/11/2014_38359">(1)</text:reference-ref></text:span> as <text:hidden-text text:condition="ooow:" text:string-value="P63:L32" text:is-hidden="true"/>the one-stage procedure consists of the taking of steps so that there is received by the <text:hidden-text text:condition="ooow:" text:string-value="P63:L33" text:is-hidden="true"/>Bank, not later than 21 days after the date of the charge’s creation, particulars, in such <text:hidden-text text:condition="ooow:" text:string-value="P63:L34" text:is-hidden="true"/>form as may be specified by the Bank, of the charge.</text:p>
      <text:p text:style-name="P65"><text:hidden-text text:condition="ooow:" text:string-value="P63:L35" text:is-hidden="true"/><text:tab/><text:reference-mark-start text:name="subsectionnumber_488_AIC_04/11/2014_38824"/>(<text:sequence text:ref-name="refsubsectionnumber353" text:name="subsectionnumber" text:formula="ooow:subsectionnumber+1" style:num-format="1">4</text:sequence>)<text:reference-mark-end text:name="subsectionnumber_488_AIC_04/11/2014_38824"/><text:tab/>The procedure for registration under this subsection referred to in <text:span text:style-name="T4">subsection </text:span><text:span text:style-name="T4"><text:reference-ref text:reference-format="text" text:ref-name="subsectionnumber_488_AIC_04/11/2014_38359">(1)</text:reference-ref></text:span> as <text:hidden-text text:condition="ooow:" text:string-value="P63:L36" text:is-hidden="true"/>the two-stage procedure consists of the following, namely the taking of steps⁠—</text:p>
      <text:p text:style-name="P64"><text:hidden-text text:condition="ooow:" text:string-value="P63:L37" text:is-hidden="true"/><text:tab/><text:reference-mark-start text:name="paragraphnumber_323_AIC_04/11/2014_38839"/>(<text:sequence text:ref-name="refparagraphnumber276" text:name="paragraphnumber" text:formula="ooow:1.0" style:num-format="a">a</text:sequence>)<text:reference-mark-end text:name="paragraphnumber_323_AIC_04/11/2014_38839"/><text:tab/>so that there is received by the Bank a notice stating the ICAV’s intention to <text:hidden-text text:condition="ooow:" text:string-value="P63:L38" text:is-hidden="true"/>create the charge (being a notice in such form and containing such particulars as <text:hidden-text text:condition="ooow:" text:string-value="P63:L39" text:is-hidden="true"/>may be specified by the Bank, of the charge), and</text:p>
      <text:p text:style-name="P64"><text:soft-page-break/><text:hidden-text text:condition="ooow:" text:string-value="P64:L1" text:is-hidden="true"/><text:tab/><text:reference-mark-start text:name="paragraphnumber_323_AIC_04/11/2014_38911"/>(<text:sequence text:ref-name="refparagraphnumber277" text:name="paragraphnumber" text:formula="ooow:paragraphnumber+1" style:num-format="a">b</text:sequence>)<text:reference-mark-end text:name="paragraphnumber_323_AIC_04/11/2014_38911"/><text:tab/>so that, not later than 21 days after the date of the Bank’s receipt of the notice <text:hidden-text text:condition="ooow:" text:string-value="P64:L2" text:is-hidden="true"/>under <text:span text:style-name="T4">paragraph </text:span><text:span text:style-name="T4"><text:reference-ref text:reference-format="text" text:ref-name="paragraphnumber_323_AIC_04/11/2014_38839">(a)</text:reference-ref></text:span> (the “first-mentioned notice”), there is received by the Bank <text:hidden-text text:condition="ooow:" text:string-value="P64:L3" text:is-hidden="true"/>a notice, in such form as may be specified by the Bank, stating that the charge <text:hidden-text text:condition="ooow:" text:string-value="P64:L4" text:is-hidden="true"/>referred to in the first-mentioned notice has been created.</text:p>
      <text:p text:style-name="P65"><text:hidden-text text:condition="ooow:" text:string-value="P64:L5" text:is-hidden="true"/><text:tab/><text:reference-mark-start text:name="subsectionnumber_488_AIC_04/11/2014_38927"/>(<text:sequence text:ref-name="refsubsectionnumber354" text:name="subsectionnumber" text:formula="ooow:subsectionnumber+1" style:num-format="1">5</text:sequence>)<text:reference-mark-end text:name="subsectionnumber_488_AIC_04/11/2014_38927"/><text:tab/>If the requirement under <text:span text:style-name="T4">paragraph </text:span><text:span text:style-name="T4"><text:reference-ref text:reference-format="text" text:ref-name="paragraphnumber_323_AIC_04/11/2014_38911">(b)</text:reference-ref></text:span> of <text:span text:style-name="T4">subsection </text:span><text:span text:style-name="T4"><text:reference-ref text:reference-format="text" text:ref-name="subsectionnumber_488_AIC_04/11/2014_38824">(4)</text:reference-ref></text:span> is not complied with, within <text:hidden-text text:condition="ooow:" text:string-value="P64:L6" text:is-hidden="true"/>the period specified in that paragraph, the notice received under <text:span text:style-name="T4">paragraph </text:span><text:span text:style-name="T4"><text:reference-ref text:reference-format="text" text:ref-name="paragraphnumber_323_AIC_04/11/2014_38839">(a)</text:reference-ref></text:span> of that <text:hidden-text text:condition="ooow:" text:string-value="P64:L7" text:is-hidden="true"/>subsection in relation to the charge shall be removed by the Bank from the register.</text:p>
      <text:p text:style-name="P65"><text:hidden-text text:condition="ooow:" text:string-value="P64:L8" text:is-hidden="true"/><text:tab/><text:reference-mark-start text:name="subsectionnumber_488_AIC_04/11/2014_38949"/>(<text:sequence text:ref-name="refsubsectionnumber355" text:name="subsectionnumber" text:formula="ooow:subsectionnumber+1" style:num-format="1">6</text:sequence>)<text:reference-mark-end text:name="subsectionnumber_488_AIC_04/11/2014_38949"/><text:tab/><text:span text:style-name="T4">Subsection </text:span><text:span text:style-name="T4"><text:reference-ref text:reference-format="text" text:ref-name="subsectionnumber_488_AIC_04/11/2014_38359">(1)</text:reference-ref></text:span> is without prejudice to any contract or obligation for repayment of the <text:hidden-text text:condition="ooow:" text:string-value="P64:L9" text:is-hidden="true"/>money secured by the charge concerned and when a charge becomes void under that <text:hidden-text text:condition="ooow:" text:string-value="P64:L10" text:is-hidden="true"/>subsection, the money secured by it shall immediately become payable.</text:p>
      <text:p text:style-name="P65"><text:hidden-text text:condition="ooow:" text:string-value="P64:L11" text:is-hidden="true"/><text:tab/><text:reference-mark-start text:name="subsectionnumber_488_AIC_04/11/2014_38986"/>(<text:sequence text:ref-name="refsubsectionnumber356" text:name="subsectionnumber" text:formula="ooow:subsectionnumber+1" style:num-format="1">7</text:sequence>)<text:reference-mark-end text:name="subsectionnumber_488_AIC_04/11/2014_38986"/><text:tab/>Where a charge comprises property outside the State, such particulars, in such form as <text:hidden-text text:condition="ooow:" text:string-value="P64:L12" text:is-hidden="true"/>may be specified by the Bank, (and, as the case may be, the notice under <text:span text:style-name="T4">subsection </text:span><text:span text:style-name="T4"><text:hidden-text text:condition="ooow:" text:string-value="P64:L13" text:is-hidden="true"/></text:span><text:span text:style-name="T4"><text:reference-ref text:reference-format="text" text:ref-name="subsectionnumber_488_AIC_04/11/2014_38824">(4)</text:reference-ref></text:span><text:span text:style-name="T4"><text:reference-ref text:reference-format="text" text:ref-name="paragraphnumber_323_AIC_04/11/2014_38911">(b)</text:reference-ref></text:span><text:span text:style-name="T14">)</text:span> may be sent for registration under this section, notwithstanding that further <text:hidden-text text:condition="ooow:" text:string-value="P64:L14" text:is-hidden="true"/>proceedings may be necessary to make the charge valid or effectual according to the <text:hidden-text text:condition="ooow:" text:string-value="P64:L15" text:is-hidden="true"/>law of the country in which the property is situate.</text:p>
      <text:p text:style-name="P65"><text:hidden-text text:condition="ooow:" text:string-value="P64:L16" text:is-hidden="true"/><text:tab/><text:reference-mark-start text:name="subsectionnumber_488_AIC_04/11/2014_38997"/>(<text:sequence text:ref-name="refsubsectionnumber357" text:name="subsectionnumber" text:formula="ooow:subsectionnumber+1" style:num-format="1">8</text:sequence>)<text:reference-mark-end text:name="subsectionnumber_488_AIC_04/11/2014_38997"/><text:tab/>If there is a change among the one or more persons entitled to a charge registered <text:hidden-text text:condition="ooow:" text:string-value="P64:L17" text:is-hidden="true"/>under this Part, the fact of that change having occurred, and particulars of the person <text:hidden-text text:condition="ooow:" text:string-value="P64:L18" text:is-hidden="true"/>or persons now entitled to the charge, may be delivered, in such form as may be <text:hidden-text text:condition="ooow:" text:string-value="P64:L19" text:is-hidden="true"/>specified by the Bank, to the Bank and registered by it.</text:p>
      <text:p text:style-name="P65"><text:hidden-text text:condition="ooow:" text:string-value="P64:L20" text:is-hidden="true"/><text:tab/><text:reference-mark-start text:name="subsectionnumber_488_AIC_04/11/2014_39006"/>(<text:sequence text:ref-name="refsubsectionnumber358" text:name="subsectionnumber" text:formula="ooow:subsectionnumber+1" style:num-format="1">9</text:sequence>)<text:reference-mark-end text:name="subsectionnumber_488_AIC_04/11/2014_39006"/><text:tab/>Nothing in this section or any other provision of this Part authorises the delivery to <text:hidden-text text:condition="ooow:" text:string-value="P64:L21" text:is-hidden="true"/>the Bank of a deed, or any supplemental document to it, and this Part does not impose <text:hidden-text text:condition="ooow:" text:string-value="P64:L22" text:is-hidden="true"/>or confer any duty or power on the Bank to examine any deed or any supplemental <text:hidden-text text:condition="ooow:" text:string-value="P64:L23" text:is-hidden="true"/>document to it.</text:p>
      <text:p text:style-name="P13"><text:bookmark-start text:name="toc_book_128"/><text:hidden-text text:condition="ooow:" text:string-value="P64:L24" text:is-hidden="true"/>Duty of ICAV with respect to registration under <text:span text:style-name="T4">section </text:span><text:span text:style-name="T4"><text:reference-ref text:reference-format="text" text:ref-name="sectionnumber_137_AIC_04/11/2014_38357">91</text:reference-ref></text:span> and right of others to effect <text:hidden-text text:condition="ooow:" text:string-value="P64:L25" text:is-hidden="true"/>registration<text:bookmark-end text:name="toc_book_128"/></text:p>
      <text:p text:style-name="P65"><text:hidden-text text:condition="ooow:" text:string-value="P64:L26" text:is-hidden="true"/><text:reference-mark-start text:name="sectionnumber_137_AIC_04/11/2014_39018"/><text:span text:style-name="T9"><text:sequence text:ref-name="refsectionnumber91" text:name="sectionnumber" text:formula="ooow:sectionnumber+1" style:num-format="1">92</text:sequence></text:span><text:reference-mark-end text:name="sectionnumber_137_AIC_04/11/2014_39018"/><text:span text:style-name="T9">.</text:span><text:tab/><text:reference-mark-start text:name="subsectionnumber_488_AIC_04/11/2014_39019"/>(<text:sequence text:ref-name="refsubsectionnumber359" text:name="subsectionnumber" text:formula="ooow:1.0" style:num-format="1">1</text:sequence>)<text:reference-mark-end text:name="subsectionnumber_488_AIC_04/11/2014_39019"/><text:tab/>It shall be the duty of the ICAV that creates the charge to comply with the procedure <text:hidden-text text:condition="ooow:" text:string-value="P64:L27" text:is-hidden="true"/>under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span text:style-name="T3"><text:reference-ref text:reference-format="text" text:ref-name="subsectionnumber_488_AIC_04/11/2014_38824">(4)</text:reference-ref></text:span> with respect to the charge’s registration but this is without <text:hidden-text text:condition="ooow:" text:string-value="P64:L28" text:is-hidden="true"/>prejudice to <text:span text:style-name="T4">subsection </text:span><text:span text:style-name="T4"><text:reference-ref text:reference-format="text" text:ref-name="subsectionnumber_488_AIC_04/11/2014_39032">(2)</text:reference-ref></text:span>.</text:p>
      <text:p text:style-name="P65"><text:hidden-text text:condition="ooow:" text:string-value="P64:L29" text:is-hidden="true"/><text:tab/><text:reference-mark-start text:name="subsectionnumber_488_AIC_04/11/2014_39032"/>(<text:sequence text:ref-name="refsubsectionnumber360" text:name="subsectionnumber" text:formula="ooow:subsectionnumber+1" style:num-format="1">2</text:sequence>)<text:reference-mark-end text:name="subsectionnumber_488_AIC_04/11/2014_39032"/><text:tab/>Any person interested in the charge may use the procedure under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span text:style-name="T3"><text:reference-ref text:reference-format="text" text:ref-name="subsectionnumber_488_AIC_04/11/2014_38824">(4)</text:reference-ref></text:span> <text:hidden-text text:condition="ooow:" text:string-value="P64:L30" text:is-hidden="true"/>with respect to its registration and the person’s using that procedure (and in <text:hidden-text text:condition="ooow:" text:string-value="P64:L31" text:is-hidden="true"/>compliance with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span text:style-name="T3"><text:reference-ref text:reference-format="text" text:ref-name="subsectionnumber_488_AIC_04/11/2014_38824">(4)</text:reference-ref></text:span>) shall have the same effect as if the ICAV had <text:hidden-text text:condition="ooow:" text:string-value="P64:L32" text:is-hidden="true"/>used that procedure (and in compliance with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span text:style-name="T3"><text:reference-ref text:reference-format="text" text:ref-name="subsectionnumber_488_AIC_04/11/2014_38824">(4)</text:reference-ref></text:span>).</text:p>
      <text:p text:style-name="P65"><text:hidden-text text:condition="ooow:" text:string-value="P64:L33" text:is-hidden="true"/><text:tab/><text:reference-mark-start text:name="subsectionnumber_488_AIC_04/11/2014_39040"/>(<text:sequence text:ref-name="refsubsectionnumber361" text:name="subsectionnumber" text:formula="ooow:subsectionnumber+1" style:num-format="1">3</text:sequence>)<text:reference-mark-end text:name="subsectionnumber_488_AIC_04/11/2014_39040"/><text:tab/>Where such a person uses that procedure (and in compliance with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hidden-text text:condition="ooow:" text:string-value="P64:L34" text:is-hidden="true"/><text:span text:style-name="T3"><text:reference-ref text:reference-format="text" text:ref-name="subsectionnumber_488_AIC_04/11/2014_38824">(4)</text:reference-ref></text:span>), the person may recover from the ICAV the amount of fees properly paid by that <text:hidden-text text:condition="ooow:" text:string-value="P64:L35" text:is-hidden="true"/>person to the Bank in respect of the registration of the charge concerned.</text:p>
      <text:p text:style-name="P13"><text:bookmark-start text:name="toc_book_129"/><text:hidden-text text:condition="ooow:" text:string-value="P64:L36" text:is-hidden="true"/>Duty of ICAV to register charges existing on property acquired<text:bookmark-end text:name="toc_book_129"/></text:p>
      <text:p text:style-name="P65"><text:hidden-text text:condition="ooow:" text:string-value="P64:L37" text:is-hidden="true"/><text:reference-mark-start text:name="sectionnumber_137_AIC_04/11/2014_39049"/><text:span text:style-name="T9"><text:sequence text:ref-name="refsectionnumber92" text:name="sectionnumber" text:formula="ooow:sectionnumber+1" style:num-format="1">93</text:sequence></text:span><text:reference-mark-end text:name="sectionnumber_137_AIC_04/11/2014_39049"/><text:span text:style-name="T9">.</text:span><text:tab/><text:reference-mark-start text:name="subsectionnumber_488_AIC_04/11/2014_39055"/>(<text:sequence text:ref-name="refsubsectionnumber362" text:name="subsectionnumber" text:formula="ooow:1.0" style:num-format="1">1</text:sequence>)<text:reference-mark-end text:name="subsectionnumber_488_AIC_04/11/2014_39055"/><text:tab/>Where an ICAV acquires any property which is subject to a charge that, if it had been <text:hidden-text text:condition="ooow:" text:string-value="P64:L38" text:is-hidden="true"/>created by the ICAV after the acquisition of the property, would have given rise to the <text:hidden-text text:condition="ooow:" text:string-value="P64:L39" text:is-hidden="true"/>duty under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359">(1)</text:reference-ref></text:span> on the part of the ICAV with respect to the charge’s <text:hidden-text text:condition="ooow:" text:string-value="P64:L40" text:is-hidden="true"/>registration, then the ICAV shall have the following duty.</text:p>
      <text:p text:style-name="P65"><text:soft-page-break/><text:hidden-text text:condition="ooow:" text:string-value="P65:L1" text:is-hidden="true"/><text:tab/><text:reference-mark-start text:name="subsectionnumber_488_AIC_04/11/2014_39067"/>(<text:sequence text:ref-name="refsubsectionnumber363" text:name="subsectionnumber" text:formula="ooow:subsectionnumber+1" style:num-format="1">2</text:sequence>)<text:reference-mark-end text:name="subsectionnumber_488_AIC_04/11/2014_39067"/><text:tab/>That duty is to take steps so that there is received by the Bank, not later than 21 days <text:hidden-text text:condition="ooow:" text:string-value="P65:L2" text:is-hidden="true"/>after the date on which acquisition of the property concerned is completed, such <text:hidden-text text:condition="ooow:" text:string-value="P65:L3" text:is-hidden="true"/>particulars of the charge, in such form, as may be specified by the Bank.</text:p>
      <text:p text:style-name="P65"><text:hidden-text text:condition="ooow:" text:string-value="P65:L4" text:is-hidden="true"/><text:tab/><text:reference-mark-start text:name="subsectionnumber_488_AIC_04/11/2014_39075"/>(<text:sequence text:ref-name="refsubsectionnumber364" text:name="subsectionnumber" text:formula="ooow:subsectionnumber+1" style:num-format="1">3</text:sequence>)<text:reference-mark-end text:name="subsectionnumber_488_AIC_04/11/2014_39075"/><text:tab/>If default is made in complying with this section, the ICAV and any officer of it who <text:hidden-text text:condition="ooow:" text:string-value="P65:L5" text:is-hidden="true"/>is in default commits a category 3 offence.</text:p>
      <text:p text:style-name="P13"><text:bookmark-start text:name="toc_book_130"/><text:hidden-text text:condition="ooow:" text:string-value="P65:L6" text:is-hidden="true"/>Priority of charges<text:bookmark-end text:name="toc_book_130"/><text:bookmark-start text:name="1421921047314"/></text:p>
      <text:p text:style-name="P65"><text:hidden-text text:condition="ooow:" text:string-value="P65:L7" text:is-hidden="true"/><text:reference-mark-start text:name="sectionnumber_148_AIC_21/01/2015_37579"/><text:span text:style-name="T9"><text:sequence text:ref-name="refsectionnumber93" text:name="sectionnumber" text:formula="ooow:sectionnumber+1" style:num-format="1">94</text:sequence></text:span><text:reference-mark-end text:name="sectionnumber_148_AIC_21/01/2015_37579"/><text:span text:style-name="T9">.</text:span><text:tab/><text:reference-mark-start text:name="subsectionnumber_488_AIC_21/01/2015_37582"/>(<text:sequence text:ref-name="refsubsectionnumber365" text:name="subsectionnumber" text:formula="ooow:1.0" style:num-format="1">1</text:sequence>)<text:reference-mark-end text:name="subsectionnumber_488_AIC_21/01/2015_37582"/><text:tab/>For the purposes of this section⁠—</text:p>
      <text:p text:style-name="P64"><text:hidden-text text:condition="ooow:" text:string-value="P65:L8" text:is-hidden="true"/><text:tab/><text:reference-mark-start text:name="paragraphnumber_338_AIC_21/01/2015_37600"/>(<text:sequence text:ref-name="refparagraphnumber278" text:name="paragraphnumber" text:formula="ooow:1.0" style:num-format="a">a</text:sequence>)<text:reference-mark-end text:name="paragraphnumber_338_AIC_21/01/2015_37600"/><text:tab/>“relevant rule of law” means any applicable rule of law that governs the priority <text:hidden-text text:condition="ooow:" text:string-value="P65:L9" text:is-hidden="true"/>of charges created by a body corporate, and for the avoidance of doubt, any <text:hidden-text text:condition="ooow:" text:string-value="P65:L10" text:is-hidden="true"/>enactment governing the priority of such charges is not encompassed by that <text:hidden-text text:condition="ooow:" text:string-value="P65:L11" text:is-hidden="true"/>expression;</text:p>
      <text:p text:style-name="P64"><text:hidden-text text:condition="ooow:" text:string-value="P65:L12" text:is-hidden="true"/><text:tab/><text:reference-mark-start text:name="paragraphnumber_338_AIC_21/01/2015_37604"/>(<text:sequence text:ref-name="refparagraphnumber279" text:name="paragraphnumber" text:formula="ooow:paragraphnumber+1" style:num-format="a">b</text:sequence>)<text:reference-mark-end text:name="paragraphnumber_338_AIC_21/01/2015_37604"/><text:tab/>the reference in <text:span text:style-name="T4">subsection </text:span><text:span text:style-name="T4"><text:reference-ref text:reference-format="text" text:ref-name="subsectionnumber_488_AIC_21/01/2015_37622">(2)</text:reference-ref></text:span> to any priority that one charge, by virtue of a <text:hidden-text text:condition="ooow:" text:string-value="P65:L13" text:is-hidden="true"/>person’s not having notice of a matter, enjoys over another charge or charges <text:hidden-text text:condition="ooow:" text:string-value="P65:L14" text:is-hidden="true"/>shall be deemed to include a reference to any priority that an advance made on <text:hidden-text text:condition="ooow:" text:string-value="P65:L15" text:is-hidden="true"/>foot of a charge, by virtue of a person’s not having notice of a matter, enjoys over <text:hidden-text text:condition="ooow:" text:string-value="P65:L16" text:is-hidden="true"/>a subsequent charge or charges.</text:p>
      <text:p text:style-name="P65"><text:hidden-text text:condition="ooow:" text:string-value="P65:L17" text:is-hidden="true"/><text:tab/><text:reference-mark-start text:name="subsectionnumber_488_AIC_21/01/2015_37622"/>(<text:sequence text:ref-name="refsubsectionnumber366" text:name="subsectionnumber" text:formula="ooow:subsectionnumber+1" style:num-format="1">2</text:sequence>)<text:reference-mark-end text:name="subsectionnumber_488_AIC_21/01/2015_37622"/><text:tab/>Any relevant rule of law shall stand modified in the manner specified in <text:span text:style-name="T4">subsection </text:span><text:span text:style-name="T4"><text:hidden-text text:condition="ooow:" text:string-value="P65:L18" text:is-hidden="true"/></text:span><text:span text:style-name="T4"><text:reference-ref text:reference-format="text" text:ref-name="subsectionnumber_488_AIC_21/01/2015_37638">(3)</text:reference-ref></text:span>, but not so as to displace any priority that one charge, by virtue of a person’s not <text:hidden-text text:condition="ooow:" text:string-value="P65:L19" text:is-hidden="true"/>having notice of a matter, enjoys over another charge or charges.</text:p>
      <text:p text:style-name="P65"><text:hidden-text text:condition="ooow:" text:string-value="P65:L20" text:is-hidden="true"/><text:tab/><text:reference-mark-start text:name="subsectionnumber_488_AIC_21/01/2015_37638"/>(<text:sequence text:ref-name="refsubsectionnumber367" text:name="subsectionnumber" text:formula="ooow:subsectionnumber+1" style:num-format="1">3</text:sequence>)<text:reference-mark-end text:name="subsectionnumber_488_AIC_21/01/2015_37638"/><text:tab/>That modification is that, for the part of the rule that operates by reference to the time <text:hidden-text text:condition="ooow:" text:string-value="P65:L21" text:is-hidden="true"/>of creation of the 2 or more charges concerned, there shall be substituted a part that <text:hidden-text text:condition="ooow:" text:string-value="P65:L22" text:is-hidden="true"/>operates by reference to⁠—</text:p>
      <text:p text:style-name="P64"><text:hidden-text text:condition="ooow:" text:string-value="P65:L23" text:is-hidden="true"/><text:tab/><text:reference-mark-start text:name="paragraphnumber_338_AIC_21/01/2015_37650"/>(<text:sequence text:ref-name="refparagraphnumber280" text:name="paragraphnumber" text:formula="ooow:1.0" style:num-format="a">a</text:sequence>)<text:reference-mark-end text:name="paragraphnumber_338_AIC_21/01/2015_37650"/><text:tab/>the dates of receipt by the Bank of the specified particulars of the 2 or more <text:hidden-text text:condition="ooow:" text:string-value="P65:L24" text:is-hidden="true"/>charges concerned, or</text:p>
      <text:p text:style-name="P64"><text:hidden-text text:condition="ooow:" text:string-value="P65:L25" text:is-hidden="true"/><text:tab/><text:reference-mark-start text:name="paragraphnumber_338_AIC_21/01/2015_37656"/>(<text:sequence text:ref-name="refparagraphnumber281" text:name="paragraphnumber" text:formula="ooow:paragraphnumber+1" style:num-format="a">b</text:sequence>)<text:reference-mark-end text:name="paragraphnumber_338_AIC_21/01/2015_37656"/><text:tab/>if the date of receipt by the Bank of the specified particulars of the 2 or more <text:hidden-text text:condition="ooow:" text:string-value="P65:L26" text:is-hidden="true"/>charges is the same, the respective times, on the date concerned, of receipt by the <text:hidden-text text:condition="ooow:" text:string-value="P65:L27" text:is-hidden="true"/>Bank of those particulars.</text:p>
      <text:p text:style-name="P65"><text:hidden-text text:condition="ooow:" text:string-value="P65:L28" text:is-hidden="true"/><text:tab/><text:reference-mark-start text:name="subsectionnumber_488_AIC_21/01/2015_37662"/>(<text:sequence text:ref-name="refsubsectionnumber368" text:name="subsectionnumber" text:formula="ooow:subsectionnumber+1" style:num-format="1">4</text:sequence>)<text:reference-mark-end text:name="subsectionnumber_488_AIC_21/01/2015_37662"/><text:tab/>References in <text:span text:style-name="T4">subsection </text:span><text:span text:style-name="T4"><text:reference-ref text:reference-format="text" text:ref-name="subsectionnumber_488_AIC_21/01/2015_37638">(3)</text:reference-ref></text:span> to the date, or time, of receipt of particulars are <text:hidden-text text:condition="ooow:" text:string-value="P65:L29" text:is-hidden="true"/>references to⁠—</text:p>
      <text:p text:style-name="P64"><text:hidden-text text:condition="ooow:" text:string-value="P65:L30" text:is-hidden="true"/><text:tab/><text:reference-mark-start text:name="paragraphnumber_338_AIC_21/01/2015_37667"/>(<text:sequence text:ref-name="refparagraphnumber282" text:name="paragraphnumber" text:formula="ooow:1.0" style:num-format="a">a</text:sequence>)<text:reference-mark-end text:name="paragraphnumber_338_AIC_21/01/2015_37667"/><text:tab/>if the procedure under <text:span text:style-name="T4">subsection </text:span><text:span text:style-name="T4"><text:reference-ref text:reference-format="text" text:ref-name="subsectionnumber_488_AIC_04/11/2014_38819">(3)</text:reference-ref></text:span> of <text:span text:style-name="T4">section </text:span><text:span text:style-name="T4"><text:reference-ref text:reference-format="text" text:ref-name="sectionnumber_137_AIC_04/11/2014_38357">91</text:reference-ref></text:span> is complied with in relation to <text:hidden-text text:condition="ooow:" text:string-value="P65:L31" text:is-hidden="true"/>a particular charge, the date, or time, of receipt by the Bank of the specified <text:hidden-text text:condition="ooow:" text:string-value="P65:L32" text:is-hidden="true"/>particulars, in the specified form, of the charge, or</text:p>
      <text:p text:style-name="P64"><text:hidden-text text:condition="ooow:" text:string-value="P65:L33" text:is-hidden="true"/><text:tab/><text:reference-mark-start text:name="paragraphnumber_338_AIC_21/01/2015_37673"/>(<text:sequence text:ref-name="refparagraphnumber283" text:name="paragraphnumber" text:formula="ooow:paragraphnumber+1" style:num-format="a">b</text:sequence>)<text:reference-mark-end text:name="paragraphnumber_338_AIC_21/01/2015_37673"/><text:tab/>if the procedure under <text:span text:style-name="T4">subsection </text:span><text:span text:style-name="T4"><text:reference-ref text:reference-format="text" text:ref-name="subsectionnumber_488_AIC_04/11/2014_38824">(4)</text:reference-ref></text:span> of <text:span text:style-name="T4">section </text:span><text:span text:style-name="T4"><text:reference-ref text:reference-format="text" text:ref-name="sectionnumber_137_AIC_04/11/2014_38357">91</text:reference-ref></text:span> is complied with in relation to <text:hidden-text text:condition="ooow:" text:string-value="P65:L34" text:is-hidden="true"/>a particular charge, the date, or time, of receipt by the Bank of the notice, in the <text:hidden-text text:condition="ooow:" text:string-value="P65:L35" text:is-hidden="true"/>specified form and containing the specified particulars, in relation to the charge <text:hidden-text text:condition="ooow:" text:string-value="P65:L36" text:is-hidden="true"/>under <text:span text:style-name="T4">paragraph </text:span><text:span text:style-name="T4"><text:reference-ref text:reference-format="text" text:ref-name="paragraphnumber_323_AIC_04/11/2014_38839">(a)</text:reference-ref></text:span> of that <text:span text:style-name="T4">subsection </text:span><text:span text:style-name="T4"><text:reference-ref text:reference-format="text" text:ref-name="subsectionnumber_488_AIC_04/11/2014_38824">(4)</text:reference-ref></text:span>.</text:p>
      <text:p text:style-name="P65"><text:hidden-text text:condition="ooow:" text:string-value="P65:L37" text:is-hidden="true"/><text:tab/><text:reference-mark-start text:name="subsectionnumber_488_AIC_21/01/2015_37680"/>(<text:sequence text:ref-name="refsubsectionnumber369" text:name="subsectionnumber" text:formula="ooow:subsectionnumber+1" style:num-format="1">5</text:sequence>)<text:reference-mark-end text:name="subsectionnumber_488_AIC_21/01/2015_37680"/><text:tab/><text:span text:style-name="T4">Subsections </text:span><text:span text:style-name="T4"><text:reference-ref text:reference-format="text" text:ref-name="subsectionnumber_488_AIC_21/01/2015_37622">(2)</text:reference-ref></text:span> and <text:span text:style-name="T4"><text:reference-ref text:reference-format="text" text:ref-name="subsectionnumber_488_AIC_21/01/2015_37638">(3)</text:reference-ref></text:span> shall not affect any agreement between persons in whose <text:hidden-text text:condition="ooow:" text:string-value="P65:L38" text:is-hidden="true"/>favour charges have been created in relation to the priority that those charges shall, as <text:hidden-text text:condition="ooow:" text:string-value="P65:L39" text:is-hidden="true"/>between them, have.</text:p>
      <text:p text:style-name="P65"><text:hidden-text text:condition="ooow:" text:string-value="P65:L40" text:is-hidden="true"/><text:tab/><text:reference-mark-start text:name="subsectionnumber_488_AIC_21/01/2015_37690"/>(<text:sequence text:ref-name="refsubsectionnumber370" text:name="subsectionnumber" text:formula="ooow:subsectionnumber+1" style:num-format="1">6</text:sequence>)<text:reference-mark-end text:name="subsectionnumber_488_AIC_21/01/2015_37690"/><text:tab/>In relation to particulars of a charge received by the Bank pursuant to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or <text:hidden-text text:condition="ooow:" text:string-value="P65:L41" text:is-hidden="true"/><text:span text:style-name="T4"><text:reference-ref text:reference-format="text" text:ref-name="subsectionnumber_488_AIC_04/11/2014_38824">(4)</text:reference-ref></text:span>, the following provisions apply so far as those particulars consist of particulars of <text:soft-page-break/><text:hidden-text text:condition="ooow:" text:string-value="P66:L1" text:is-hidden="true"/>a negative pledge, any events that crystallise a floating charge or any restrictions on <text:hidden-text text:condition="ooow:" text:string-value="P66:L2" text:is-hidden="true"/>the use of any charged asset (and particulars of any such matter are referred to <text:hidden-text text:condition="ooow:" text:string-value="P66:L3" text:is-hidden="true"/>subsequently in this subsection as “extraneous material”):</text:p>
      <text:p text:style-name="P64"><text:hidden-text text:condition="ooow:" text:string-value="P66:L4" text:is-hidden="true"/><text:tab/><text:reference-mark-start text:name="paragraphnumber_338_AIC_21/01/2015_37695"/>(<text:sequence text:ref-name="refparagraphnumber284" text:name="paragraphnumber" text:formula="ooow:1.0" style:num-format="a">a</text:sequence>)<text:reference-mark-end text:name="paragraphnumber_338_AIC_21/01/2015_37695"/><text:tab/>the Bank shall not enter in the register under <text:span text:style-name="T4">section </text:span><text:span text:style-name="T4"><text:reference-ref text:reference-format="text" text:ref-name="sectionnumber_137_AIC_04/11/2014_38357">91</text:reference-ref></text:span> particulars of the <text:hidden-text text:condition="ooow:" text:string-value="P66:L5" text:is-hidden="true"/>extraneous material pursuant to that section;</text:p>
      <text:p text:style-name="P64"><text:hidden-text text:condition="ooow:" text:string-value="P66:L6" text:is-hidden="true"/><text:tab/><text:reference-mark-start text:name="paragraphnumber_338_AIC_21/01/2015_37707"/>(<text:sequence text:ref-name="refparagraphnumber285" text:name="paragraphnumber" text:formula="ooow:paragraphnumber+1" style:num-format="a">b</text:sequence>)<text:reference-mark-end text:name="paragraphnumber_338_AIC_21/01/2015_37707"/><text:tab/>the fact that the Bank has received the particulars of the extraneous material shall <text:hidden-text text:condition="ooow:" text:string-value="P66:L7" text:is-hidden="true"/>have no legal effect;</text:p>
      <text:p text:style-name="P65"><text:hidden-text text:condition="ooow:" text:string-value="P66:L8" text:is-hidden="true"/><text:tab/><text:tab/>but nothing in the foregoing affects the validity of the receipt by the Bank of the other <text:hidden-text text:condition="ooow:" text:string-value="P66:L9" text:is-hidden="true"/>particulars of the charge.</text:p>
      <text:p text:style-name="P65"><text:hidden-text text:condition="ooow:" text:string-value="P66:L10" text:is-hidden="true"/><text:tab/><text:reference-mark-start text:name="subsectionnumber_488_AIC_21/01/2015_37729"/>(<text:sequence text:ref-name="refsubsectionnumber371" text:name="subsectionnumber" text:formula="ooow:subsectionnumber+1" style:num-format="1">7</text:sequence>)<text:reference-mark-end text:name="subsectionnumber_488_AIC_21/01/2015_37729"/><text:tab/>In this section “negative pledge” means any agreement entered into by the ICAV <text:hidden-text text:condition="ooow:" text:string-value="P66:L11" text:is-hidden="true"/>concerned and any other person or persons that⁠—</text:p>
      <text:p text:style-name="P64"><text:hidden-text text:condition="ooow:" text:string-value="P66:L12" text:is-hidden="true"/><text:tab/><text:reference-mark-start text:name="paragraphnumber_338_AIC_21/01/2015_37737"/>(<text:sequence text:ref-name="refparagraphnumber286" text:name="paragraphnumber" text:formula="ooow:1.0" style:num-format="a">a</text:sequence>)<text:reference-mark-end text:name="paragraphnumber_338_AIC_21/01/2015_37737"/><text:tab/>provides that the ICAV shall not, or shall not otherwise than in specified <text:hidden-text text:condition="ooow:" text:string-value="P66:L13" text:is-hidden="true"/>circumstances⁠—</text:p>
      <text:p text:style-name="P62"><text:hidden-text text:condition="ooow:" text:string-value="P66:L14" text:is-hidden="true"/><text:tab/><text:reference-mark-start text:name="subparagraphnumber_53_AIC_21/01/2015_37748"/>(<text:sequence text:ref-name="refsubparagraphnumber57" text:name="subparagraphnumber" text:formula="ooow:1.0" style:num-format="i">i</text:sequence>)<text:reference-mark-end text:name="subparagraphnumber_53_AIC_21/01/2015_37748"/><text:tab/>borrow moneys or otherwise obtain credit from any person other than that <text:hidden-text text:condition="ooow:" text:string-value="P66:L15" text:is-hidden="true"/>person or those persons,</text:p>
      <text:p text:style-name="P62"><text:hidden-text text:condition="ooow:" text:string-value="P66:L16" text:is-hidden="true"/><text:tab/><text:reference-mark-start text:name="subparagraphnumber_53_AIC_21/01/2015_37758"/>(<text:sequence text:ref-name="refsubparagraphnumber58" text:name="subparagraphnumber" text:formula="ooow:subparagraphnumber+1" style:num-format="i">ii</text:sequence>)<text:reference-mark-end text:name="subparagraphnumber_53_AIC_21/01/2015_37758"/><text:tab/>create or permit to subsist any charge, lien or other encumbrance or any <text:hidden-text text:condition="ooow:" text:string-value="P66:L17" text:is-hidden="true"/>pledge over the whole or any part of the property of the ICAV, or</text:p>
      <text:p text:style-name="P62"><text:hidden-text text:condition="ooow:" text:string-value="P66:L18" text:is-hidden="true"/><text:tab/><text:reference-mark-start text:name="subparagraphnumber_53_AIC_21/01/2015_37773"/>(<text:sequence text:ref-name="refsubparagraphnumber59" text:name="subparagraphnumber" text:formula="ooow:subparagraphnumber+1" style:num-format="i">iii</text:sequence>)<text:reference-mark-end text:name="subparagraphnumber_53_AIC_21/01/2015_37773"/><text:tab/>alienate or otherwise dispose of in any manner any of the property of the <text:hidden-text text:condition="ooow:" text:string-value="P66:L19" text:is-hidden="true"/>ICAV,</text:p>
      <text:p text:style-name="P64"><text:hidden-text text:condition="ooow:" text:string-value="P66:L20" text:is-hidden="true"/><text:tab/><text:tab/>or</text:p>
      <text:p text:style-name="P64"><text:hidden-text text:condition="ooow:" text:string-value="P66:L21" text:is-hidden="true"/><text:tab/><text:reference-mark-start text:name="paragraphnumber_338_AIC_21/01/2015_37778"/>(<text:sequence text:ref-name="refparagraphnumber287" text:name="paragraphnumber" text:formula="ooow:paragraphnumber+1" style:num-format="a">b</text:sequence>)<text:reference-mark-end text:name="paragraphnumber_338_AIC_21/01/2015_37778"/><text:tab/>contains a prohibition, either generally or in specified circumstances, on the <text:hidden-text text:condition="ooow:" text:string-value="P66:L22" text:is-hidden="true"/>doing by the ICAV of one or more things referred to in one, or more than one, <text:hidden-text text:condition="ooow:" text:string-value="P66:L23" text:is-hidden="true"/>provision of <text:span text:style-name="T4">paragraph </text:span><text:span text:style-name="T4"><text:reference-ref text:reference-format="text" text:ref-name="paragraphnumber_338_AIC_21/01/2015_37737">(a)</text:reference-ref></text:span>.</text:p>
      <text:p text:style-name="P65"><text:hidden-text text:condition="ooow:" text:string-value="P66:L24" text:is-hidden="true"/><text:tab/><text:reference-mark-start text:name="subsectionnumber_488_AIC_21/01/2015_37787"/>(<text:sequence text:ref-name="refsubsectionnumber372" text:name="subsectionnumber" text:formula="ooow:subsectionnumber+1" style:num-format="1">8</text:sequence>)<text:reference-mark-end text:name="subsectionnumber_488_AIC_21/01/2015_37787"/><text:tab/>The registration of an investment company as an ICAV by continuation under <text:span text:style-name="T4">Part </text:span><text:span text:style-name="T4"><text:reference-ref text:reference-format="text" text:ref-name="partnumber_7">8</text:reference-ref></text:span> <text:hidden-text text:condition="ooow:" text:string-value="P66:L25" text:is-hidden="true"/>does not affect the priority of charges created by the investment company.<text:bookmark-end text:name="1421921047314"/></text:p>
      <text:p text:style-name="P13"><text:bookmark-start text:name="toc_book_131"/><text:hidden-text text:condition="ooow:" text:string-value="P66:L26" text:is-hidden="true"/>Registration of judgment mortgages<text:bookmark-end text:name="toc_book_131"/></text:p>
      <text:p text:style-name="P65"><text:hidden-text text:condition="ooow:" text:string-value="P66:L27" text:is-hidden="true"/><text:reference-mark-start text:name="sectionnumber_137_AIC_04/11/2014_39340"/><text:span text:style-name="T9"><text:sequence text:ref-name="refsectionnumber94" text:name="sectionnumber" text:formula="ooow:sectionnumber+1" style:num-format="1">95</text:sequence></text:span><text:reference-mark-end text:name="sectionnumber_137_AIC_04/11/2014_39340"/><text:span text:style-name="T9">.</text:span><text:tab/><text:reference-mark-start text:name="subsectionnumber_488_AIC_04/11/2014_39342"/>(<text:sequence text:ref-name="refsubsectionnumber373" text:name="subsectionnumber" text:formula="ooow:1.0" style:num-format="1">1</text:sequence>)<text:reference-mark-end text:name="subsectionnumber_488_AIC_04/11/2014_39342"/><text:tab/>If judgment is recovered against an ICAV and that judgment is subsequently <text:hidden-text text:condition="ooow:" text:string-value="P66:L28" text:is-hidden="true"/>converted into a judgment mortgage affecting any property of the ICAV, the judgment <text:hidden-text text:condition="ooow:" text:string-value="P66:L29" text:is-hidden="true"/>mortgage shall be void against the liquidator and any creditor of the ICAV unless the <text:hidden-text text:condition="ooow:" text:string-value="P66:L30" text:is-hidden="true"/>procedure set out in <text:span text:style-name="T4">subsection </text:span><text:span text:style-name="T4"><text:reference-ref text:reference-format="text" text:ref-name="subsectionnumber_488_AIC_04/11/2014_39355">(2)</text:reference-ref></text:span> with respect to the judgment mortgage’s <text:hidden-text text:condition="ooow:" text:string-value="P66:L31" text:is-hidden="true"/>registration is complied with.</text:p>
      <text:p text:style-name="P65"><text:hidden-text text:condition="ooow:" text:string-value="P66:L32" text:is-hidden="true"/><text:tab/><text:reference-mark-start text:name="subsectionnumber_488_AIC_04/11/2014_39355"/>(<text:sequence text:ref-name="refsubsectionnumber374" text:name="subsectionnumber" text:formula="ooow:subsectionnumber+1" style:num-format="1">2</text:sequence>)<text:reference-mark-end text:name="subsectionnumber_488_AIC_04/11/2014_39355"/><text:tab/>The procedure for registration under this subsection consists of the taking of steps so <text:hidden-text text:condition="ooow:" text:string-value="P66:L33" text:is-hidden="true"/>that there is received by the Bank, together with the relevant judgment mortgage <text:hidden-text text:condition="ooow:" text:string-value="P66:L34" text:is-hidden="true"/>document, such particulars of the judgment mortgage, in such form, as may be <text:hidden-text text:condition="ooow:" text:string-value="P66:L35" text:is-hidden="true"/>specified by the Bank, not later than 21 days after the following date.</text:p>
      <text:p text:style-name="P65"><text:hidden-text text:condition="ooow:" text:string-value="P66:L36" text:is-hidden="true"/><text:tab/><text:reference-mark-start text:name="subsectionnumber_488_AIC_04/11/2014_39363"/>(<text:sequence text:ref-name="refsubsectionnumber375" text:name="subsectionnumber" text:formula="ooow:subsectionnumber+1" style:num-format="1">3</text:sequence>)<text:reference-mark-end text:name="subsectionnumber_488_AIC_04/11/2014_39363"/><text:tab/>That date is the date on which notification by the Property Registration Authority of <text:hidden-text text:condition="ooow:" text:string-value="P66:L37" text:is-hidden="true"/>the judgment mortgage’s creation is received by the judgment creditor.</text:p>
      <text:p text:style-name="P65"><text:hidden-text text:condition="ooow:" text:string-value="P66:L38" text:is-hidden="true"/><text:tab/><text:reference-mark-start text:name="subsectionnumber_488_AIC_04/11/2014_39376"/>(<text:sequence text:ref-name="refsubsectionnumber376" text:name="subsectionnumber" text:formula="ooow:subsectionnumber+1" style:num-format="1">4</text:sequence>)<text:reference-mark-end text:name="subsectionnumber_488_AIC_04/11/2014_39376"/><text:tab/>In <text:span text:style-name="T4">subsection </text:span><text:span text:style-name="T4"><text:reference-ref text:reference-format="text" text:ref-name="subsectionnumber_488_AIC_04/11/2014_39355">(2)</text:reference-ref></text:span> the “relevant judgment mortgage document” means a certified copy <text:hidden-text text:condition="ooow:" text:string-value="P66:L39" text:is-hidden="true"/>of, as appropriate⁠—</text:p>
      <text:p text:style-name="P64"><text:soft-page-break/><text:hidden-text text:condition="ooow:" text:string-value="P67:L1" text:is-hidden="true"/><text:tab/><text:reference-mark-start text:name="paragraphnumber_323_AIC_04/11/2014_39386"/>(<text:sequence text:ref-name="refparagraphnumber288" text:name="paragraphnumber" text:formula="ooow:1.0" style:num-format="a">a</text:sequence>)<text:reference-mark-end text:name="paragraphnumber_323_AIC_04/11/2014_39386"/><text:tab/>Form 60, 60A or 60B set out in the Schedule of Forms to the Land Registration <text:hidden-text text:condition="ooow:" text:string-value="P67:L2" text:is-hidden="true"/>Rules 2012 (S.I. No. 483 of 2012) as amended by the Land Registration Rules <text:hidden-text text:condition="ooow:" text:string-value="P67:L3" text:is-hidden="true"/>2013 (S.I. No. 389 of 2013), or</text:p>
      <text:p text:style-name="P64"><text:hidden-text text:condition="ooow:" text:string-value="P67:L4" text:is-hidden="true"/><text:tab/><text:reference-mark-start text:name="paragraphnumber_323_AIC_04/11/2014_39682"/>(<text:sequence text:ref-name="refparagraphnumber289" text:name="paragraphnumber" text:formula="ooow:paragraphnumber+1" style:num-format="a">b</text:sequence>)<text:reference-mark-end text:name="paragraphnumber_323_AIC_04/11/2014_39682"/><text:tab/>Form 16 set out in the Schedule to the Registration of Deeds (No. 2) Rules 2009 <text:hidden-text text:condition="ooow:" text:string-value="P67:L5" text:is-hidden="true"/>(S.I. No. 457 of 2009),</text:p>
      <text:p text:style-name="P65"><text:hidden-text text:condition="ooow:" text:string-value="P67:L6" text:is-hidden="true"/><text:tab/><text:tab/>used for the purposes of converting the judgment concerned into a judgment <text:hidden-text text:condition="ooow:" text:string-value="P67:L7" text:is-hidden="true"/>mortgage.</text:p>
      <text:p text:style-name="P65"><text:hidden-text text:condition="ooow:" text:string-value="P67:L8" text:is-hidden="true"/><text:tab/><text:reference-mark-start text:name="subsectionnumber_488_AIC_04/11/2014_39722"/>(<text:sequence text:ref-name="refsubsectionnumber377" text:name="subsectionnumber" text:formula="ooow:subsectionnumber+1" style:num-format="1">5</text:sequence>)<text:reference-mark-end text:name="subsectionnumber_488_AIC_04/11/2014_39722"/><text:tab/>For the purposes of this section, it shall be presumed, until the contrary is proved, that <text:hidden-text text:condition="ooow:" text:string-value="P67:L9" text:is-hidden="true"/>the judgment creditor received notification, of the judgment mortgage’s creation, from <text:hidden-text text:condition="ooow:" text:string-value="P67:L10" text:is-hidden="true"/>the Property Registration Authority on the third day after the date on which that <text:hidden-text text:condition="ooow:" text:string-value="P67:L11" text:is-hidden="true"/>notification is sent by it to the judgment creditor or his or her agent.</text:p>
      <text:p text:style-name="subsection"><text:hidden-text text:condition="ooow:" text:string-value="P67:L12" text:is-hidden="true"/><text:span text:style-name="T20"><text:tab/></text:span><text:reference-mark-start text:name="subsectionnumber_488_AIC_04/11/2014_39732"/><text:span text:style-name="T20">(</text:span><text:span text:style-name="T20"><text:sequence text:ref-name="refsubsectionnumber378" text:name="subsectionnumber" text:formula="ooow:subsectionnumber+1" style:num-format="1">6</text:sequence></text:span><text:span text:style-name="T20">)</text:span><text:reference-mark-end text:name="subsectionnumber_488_AIC_04/11/2014_39732"/><text:span text:style-name="T20"><text:tab/>If rules are made under section 126 of the </text:span><text:alphabetical-index-mark text:string-value="Registration of Title Act 1964 (No. 16)"/><text:a xlink:type="simple" xlink:href="http://www.irishstatutebook.ie/1964/en/act/pub/0016/index.html"><text:span text:style-name="T20"/></text:a><text:a xlink:type="simple" xlink:href="http://www.irishstatutebook.ie/1964/en/act/pub/0016/index.html"><text:span text:style-name="T20">Registration of Title Act 1964</text:span></text:a><text:span text:style-name="T20"> or, as the </text:span><text:span text:style-name="T20"><text:hidden-text text:condition="ooow:" text:string-value="P67:L13" text:is-hidden="true"/></text:span><text:span text:style-name="T20">case may be, section 48 of the </text:span><text:alphabetical-index-mark text:string-value="Registration of Deeds and Title Act 2006 (No. 12)"/><text:a xlink:type="simple" xlink:href="http://www.irishstatutebook.ie/2006/en/act/pub/0012/index.html"><text:span text:style-name="T20"/></text:a><text:a xlink:type="simple" xlink:href="http://www.irishstatutebook.ie/2006/en/act/pub/0012/index.html"><text:span text:style-name="T20">Registration of Deeds and Title Act 2006⁠—</text:span></text:a></text:p>
      <text:p text:style-name="P64"><text:hidden-text text:condition="ooow:" text:string-value="P67:L14" text:is-hidden="true"/><text:tab/><text:reference-mark-start text:name="paragraphnumber_323_AIC_04/11/2014_39743"/>(<text:sequence text:ref-name="refparagraphnumber290" text:name="paragraphnumber" text:formula="ooow:1.0" style:num-format="a">a</text:sequence>)<text:reference-mark-end text:name="paragraphnumber_323_AIC_04/11/2014_39743"/><text:tab/>replacing a form that is referred to in <text:span text:style-name="T4">subsection </text:span><text:span text:style-name="T4"><text:reference-ref text:reference-format="text" text:ref-name="subsectionnumber_488_AIC_04/11/2014_39376">(4)</text:reference-ref></text:span><text:span text:style-name="T4"><text:reference-ref text:reference-format="text" text:ref-name="paragraphnumber_323_AIC_04/11/2014_39386">(a)</text:reference-ref></text:span> or <text:span text:style-name="T4"><text:reference-ref text:reference-format="text" text:ref-name="paragraphnumber_323_AIC_04/11/2014_39682">(b)</text:reference-ref></text:span>, as appropriate, the <text:hidden-text text:condition="ooow:" text:string-value="P67:L15" text:is-hidden="true"/>reference in that provision to the form shall be read as a reference to the form as <text:hidden-text text:condition="ooow:" text:string-value="P67:L16" text:is-hidden="true"/>so replaced, or</text:p>
      <text:p text:style-name="P64"><text:hidden-text text:condition="ooow:" text:string-value="P67:L17" text:is-hidden="true"/><text:tab/><text:reference-mark-start text:name="paragraphnumber_323_AIC_04/11/2014_39749"/>(<text:sequence text:ref-name="refparagraphnumber291" text:name="paragraphnumber" text:formula="ooow:paragraphnumber+1" style:num-format="a">b</text:sequence>)<text:reference-mark-end text:name="paragraphnumber_323_AIC_04/11/2014_39749"/><text:tab/>amending a form that is so referred to, the reference in that provision to the form <text:hidden-text text:condition="ooow:" text:string-value="P67:L18" text:is-hidden="true"/>shall be read as a reference to the form as it stands so amended.</text:p>
      <text:p text:style-name="P13"><text:bookmark-start text:name="toc_book_132"/><text:hidden-text text:condition="ooow:" text:string-value="P67:L19" text:is-hidden="true"/>Register of charges<text:bookmark-end text:name="toc_book_132"/></text:p>
      <text:p text:style-name="subsection"><text:hidden-text text:condition="ooow:" text:string-value="P67:L20" text:is-hidden="true"/><text:reference-mark-start text:name="sectionnumber_137_AIC_04/11/2014_39775"/><text:span text:style-name="T25"><text:sequence text:ref-name="refsectionnumber95" text:name="sectionnumber" text:formula="ooow:sectionnumber+1" style:num-format="1">96</text:sequence></text:span><text:reference-mark-end text:name="sectionnumber_137_AIC_04/11/2014_39775"/><text:span text:style-name="T25">.</text:span><text:span text:style-name="T20"><text:tab/></text:span><text:reference-mark-start text:name="subsectionnumber_488_AIC_04/11/2014_39778"/><text:span text:style-name="T20">(</text:span><text:span text:style-name="T20"><text:sequence text:ref-name="refsubsectionnumber379" text:name="subsectionnumber" text:formula="ooow:1.0" style:num-format="1">1</text:sequence></text:span><text:span text:style-name="T20">)</text:span><text:reference-mark-end text:name="subsectionnumber_488_AIC_04/11/2014_39778"/><text:span text:style-name="T20"><text:tab/>The Bank shall keep, in relation to each ICAV, a register of the charges requiring </text:span><text:span text:style-name="T20"><text:hidden-text text:condition="ooow:" text:string-value="P67:L21" text:is-hidden="true"/></text:span><text:span text:style-name="T20">registration under this Part, and shall, on payment of the fee (if any) prescribed under </text:span><text:span text:style-name="T20"><text:hidden-text text:condition="ooow:" text:string-value="P67:L22" text:is-hidden="true"/></text:span><text:span text:style-name="T20">section 32E of the </text:span><text:alphabetical-index-mark text:string-value="Central Bank Act 1942 (No. 22)"/><text:a xlink:type="simple" xlink:href="http://www.irishstatutebook.ie/1942/en/act/pub/0022/index.html"><text:span text:style-name="T20"/></text:a><text:a xlink:type="simple" xlink:href="http://www.irishstatutebook.ie/1942/en/act/pub/0022/index.html"><text:span text:style-name="T20">Central Bank Act 1942</text:span></text:a><text:span text:style-name="T20">, enter in the register, in relation to such </text:span><text:span text:style-name="T20"><text:hidden-text text:condition="ooow:" text:string-value="P67:L23" text:is-hidden="true"/></text:span><text:span text:style-name="T20">charges, the following particulars:</text:span></text:p>
      <text:p text:style-name="P64"><text:hidden-text text:condition="ooow:" text:string-value="P67:L24" text:is-hidden="true"/><text:tab/><text:reference-mark-start text:name="paragraphnumber_323_AIC_04/11/2014_39798"/>(<text:sequence text:ref-name="refparagraphnumber292" text:name="paragraphnumber" text:formula="ooow:1.0" style:num-format="a">a</text:sequence>)<text:reference-mark-end text:name="paragraphnumber_323_AIC_04/11/2014_39798"/><text:tab/>without prejudice to <text:span text:style-name="T4">paragraphs </text:span><text:span text:style-name="T4"><text:reference-ref text:reference-format="text" text:ref-name="paragraphnumber_323_AIC_04/11/2014_39845">(d)</text:reference-ref></text:span> and <text:span text:style-name="T4"><text:reference-ref text:reference-format="text" text:ref-name="paragraphnumber_323_AIC_04/11/2014_39921">(e)</text:reference-ref></text:span>, in the case of a charge created by the <text:hidden-text text:condition="ooow:" text:string-value="P67:L25" text:is-hidden="true"/>ICAV, the date of its creation and⁠—</text:p>
      <text:p text:style-name="P62"><text:hidden-text text:condition="ooow:" text:string-value="P67:L26" text:is-hidden="true"/><text:tab/><text:reference-mark-start text:name="subparagraphnumber_51_AIC_04/11/2014_39807"/>(<text:sequence text:ref-name="refsubparagraphnumber60" text:name="subparagraphnumber" text:formula="ooow:1.0" style:num-format="i">i</text:sequence>)<text:reference-mark-end text:name="subparagraphnumber_51_AIC_04/11/2014_39807"/><text:tab/>where the procedure for registration under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19">(3)</text:reference-ref></text:span> is complied with, <text:hidden-text text:condition="ooow:" text:string-value="P67:L27" text:is-hidden="true"/>the date and time of receipt by the Bank under that provision of such <text:hidden-text text:condition="ooow:" text:string-value="P67:L28" text:is-hidden="true"/>particulars of the charge, in such form, as is specified by the Bank, and</text:p>
      <text:p text:style-name="P62"><text:hidden-text text:condition="ooow:" text:string-value="P67:L29" text:is-hidden="true"/><text:tab/><text:reference-mark-start text:name="subparagraphnumber_51_AIC_04/11/2014_39824"/>(<text:sequence text:ref-name="refsubparagraphnumber61" text:name="subparagraphnumber" text:formula="ooow:subparagraphnumber+1" style:num-format="i">ii</text:sequence>)<text:reference-mark-end text:name="subparagraphnumber_51_AIC_04/11/2014_39824"/><text:tab/>where the procedure for registration under <text:span text:style-name="T4">section </text:span><text:span text:style-name="T4"><text:reference-ref text:reference-format="text" text:ref-name="sectionnumber_137_AIC_04/11/2014_38357">91</text:reference-ref></text:span><text:span text:style-name="T4"><text:reference-ref text:reference-format="text" text:ref-name="subsectionnumber_488_AIC_04/11/2014_38824">(4)</text:reference-ref></text:span> is complied with, <text:hidden-text text:condition="ooow:" text:string-value="P67:L30" text:is-hidden="true"/>the respective dates and times of receipt by the Bank of the notices under <text:hidden-text text:condition="ooow:" text:string-value="P67:L31" text:is-hidden="true"/><text:span text:style-name="T4">paragraphs </text:span><text:span text:style-name="T4"><text:reference-ref text:reference-format="text" text:ref-name="paragraphnumber_323_AIC_04/11/2014_38839">(a)</text:reference-ref></text:span> and <text:span text:style-name="T4"><text:reference-ref text:reference-format="text" text:ref-name="paragraphnumber_323_AIC_04/11/2014_38911">(b)</text:reference-ref></text:span> of that provision in relation to the charge;</text:p>
      <text:p text:style-name="P64"><text:hidden-text text:condition="ooow:" text:string-value="P67:L32" text:is-hidden="true"/><text:tab/><text:reference-mark-start text:name="paragraphnumber_323_AIC_04/11/2014_39830"/>(<text:sequence text:ref-name="refparagraphnumber293" text:name="paragraphnumber" text:formula="ooow:paragraphnumber+1" style:num-format="a">b</text:sequence>)<text:reference-mark-end text:name="paragraphnumber_323_AIC_04/11/2014_39830"/><text:tab/>without prejudice to <text:span text:style-name="T4">paragraphs </text:span><text:span text:style-name="T4"><text:reference-ref text:reference-format="text" text:ref-name="paragraphnumber_323_AIC_04/11/2014_39845">(d)</text:reference-ref></text:span> and <text:span text:style-name="T4"><text:reference-ref text:reference-format="text" text:ref-name="paragraphnumber_323_AIC_04/11/2014_39921">(e)</text:reference-ref></text:span>, in the case of a charge existing on <text:hidden-text text:condition="ooow:" text:string-value="P67:L33" text:is-hidden="true"/>property acquired by the ICAV, the date of the acquisition of the property by the <text:hidden-text text:condition="ooow:" text:string-value="P67:L34" text:is-hidden="true"/>ICAV;</text:p>
      <text:p text:style-name="P64"><text:hidden-text text:condition="ooow:" text:string-value="P67:L35" text:is-hidden="true"/><text:tab/><text:reference-mark-start text:name="paragraphnumber_323_AIC_04/11/2014_39837"/>(<text:sequence text:ref-name="refparagraphnumber294" text:name="paragraphnumber" text:formula="ooow:paragraphnumber+1" style:num-format="a">c</text:sequence>)<text:reference-mark-end text:name="paragraphnumber_323_AIC_04/11/2014_39837"/><text:tab/>without prejudice to <text:span text:style-name="T4">paragraphs </text:span><text:span text:style-name="T4"><text:reference-ref text:reference-format="text" text:ref-name="paragraphnumber_323_AIC_04/11/2014_39845">(d)</text:reference-ref></text:span> and <text:span text:style-name="T4"><text:reference-ref text:reference-format="text" text:ref-name="paragraphnumber_323_AIC_04/11/2014_39921">(e)</text:reference-ref></text:span>, in the case of a judgment mortgage, <text:hidden-text text:condition="ooow:" text:string-value="P67:L36" text:is-hidden="true"/>the date of the mortgage’s creation and the date and time, in relation to it, of <text:hidden-text text:condition="ooow:" text:string-value="P67:L37" text:is-hidden="true"/>receipt by the Bank, under <text:span text:style-name="T4">section </text:span><text:span text:style-name="T4"><text:reference-ref text:reference-format="text" text:ref-name="sectionnumber_137_AIC_04/11/2014_39340">95</text:reference-ref></text:span><text:span text:style-name="T4"><text:reference-ref text:reference-format="text" text:ref-name="subsectionnumber_488_AIC_04/11/2014_39355">(2)</text:reference-ref></text:span>, of the particulars specified by the Bank <text:hidden-text text:condition="ooow:" text:string-value="P67:L38" text:is-hidden="true"/>in such form as is so specified, together with the relevant judgment mortgage <text:hidden-text text:condition="ooow:" text:string-value="P67:L39" text:is-hidden="true"/>document referred to in that provision;</text:p>
      <text:p text:style-name="P64"><text:hidden-text text:condition="ooow:" text:string-value="P67:L40" text:is-hidden="true"/><text:tab/><text:reference-mark-start text:name="paragraphnumber_323_AIC_04/11/2014_39845"/>(<text:sequence text:ref-name="refparagraphnumber295" text:name="paragraphnumber" text:formula="ooow:paragraphnumber+1" style:num-format="a">d</text:sequence>)<text:reference-mark-end text:name="paragraphnumber_323_AIC_04/11/2014_39845"/><text:tab/>short particulars of the property charged; and</text:p>
      <text:p text:style-name="P64"><text:hidden-text text:condition="ooow:" text:string-value="P67:L41" text:is-hidden="true"/><text:tab/><text:reference-mark-start text:name="paragraphnumber_323_AIC_04/11/2014_39921"/>(<text:sequence text:ref-name="refparagraphnumber296" text:name="paragraphnumber" text:formula="ooow:paragraphnumber+1" style:num-format="a">e</text:sequence>)<text:reference-mark-end text:name="paragraphnumber_323_AIC_04/11/2014_39921"/><text:tab/>the persons entitled to the charge.</text:p>
      <text:p text:style-name="P65"><text:soft-page-break/><text:hidden-text text:condition="ooow:" text:string-value="P68:L1" text:is-hidden="true"/><text:tab/><text:reference-mark-start text:name="subsectionnumber_488_AIC_04/11/2014_39926"/>(<text:sequence text:ref-name="refsubsectionnumber380" text:name="subsectionnumber" text:formula="ooow:subsectionnumber+1" style:num-format="1">2</text:sequence>)<text:reference-mark-end text:name="subsectionnumber_488_AIC_04/11/2014_39926"/><text:tab/>The register referred to in <text:span text:style-name="T4">subsection </text:span><text:span text:style-name="T4"><text:reference-ref text:reference-format="text" text:ref-name="subsectionnumber_488_AIC_04/11/2014_39778">(1)</text:reference-ref></text:span> shall be kept in such form as the Bank <text:hidden-text text:condition="ooow:" text:string-value="P68:L2" text:is-hidden="true"/>considers appropriate and shall be made available for inspection free of charge on a <text:hidden-text text:condition="ooow:" text:string-value="P68:L3" text:is-hidden="true"/>website maintained or used by the Bank.</text:p>
      <text:p text:style-name="P13"><text:bookmark-start text:name="toc_book_133"/><text:hidden-text text:condition="ooow:" text:string-value="P68:L4" text:is-hidden="true"/>Certificate of registration<text:bookmark-end text:name="toc_book_133"/></text:p>
      <text:p text:style-name="P65"><text:hidden-text text:condition="ooow:" text:string-value="P68:L5" text:is-hidden="true"/><text:reference-mark-start text:name="sectionnumber_137_AIC_04/11/2014_39954"/><text:span text:style-name="T9"><text:sequence text:ref-name="refsectionnumber96" text:name="sectionnumber" text:formula="ooow:sectionnumber+1" style:num-format="1">97</text:sequence></text:span><text:reference-mark-end text:name="sectionnumber_137_AIC_04/11/2014_39954"/><text:span text:style-name="T9">.<text:tab/></text:span><text:reference-mark-start text:name="subsectionnumber_488_AIC_04/11/2014_40002"/><text:span text:style-name="T2">(</text:span><text:span text:style-name="T2"><text:sequence text:ref-name="refsubsectionnumber381" text:name="subsectionnumber" text:formula="ooow:1.0" style:num-format="1">1</text:sequence></text:span><text:span text:style-name="T2">)</text:span><text:reference-mark-end text:name="subsectionnumber_488_AIC_04/11/2014_40002"/><text:span text:style-name="T9"><text:tab/></text:span>The Bank shall give a certificate of the registration of any charge registered in <text:hidden-text text:condition="ooow:" text:string-value="P68:L6" text:is-hidden="true"/>pursuance of this Part.</text:p>
      <text:p text:style-name="P65"><text:hidden-text text:condition="ooow:" text:string-value="P68:L7" text:is-hidden="true"/><text:tab/><text:reference-mark-start text:name="subsectionnumber_488_AIC_04/11/2014_39961"/>(<text:sequence text:ref-name="refsubsectionnumber382" text:name="subsectionnumber" text:formula="ooow:subsectionnumber+1" style:num-format="1">2</text:sequence>)<text:reference-mark-end text:name="subsectionnumber_488_AIC_04/11/2014_39961"/><text:tab/>Subject to <text:span text:style-name="T4">subsection </text:span><text:span text:style-name="T4"><text:reference-ref text:reference-format="text" text:ref-name="subsectionnumber_488_AIC_04/11/2014_39966">(3)</text:reference-ref></text:span>, such a certificate shall be conclusive evidence that the <text:hidden-text text:condition="ooow:" text:string-value="P68:L8" text:is-hidden="true"/>requirements of this Part as to the registration of the charge have been complied with.</text:p>
      <text:p text:style-name="P65"><text:hidden-text text:condition="ooow:" text:string-value="P68:L9" text:is-hidden="true"/><text:tab/><text:reference-mark-start text:name="subsectionnumber_488_AIC_04/11/2014_39966"/>(<text:sequence text:ref-name="refsubsectionnumber383" text:name="subsectionnumber" text:formula="ooow:subsectionnumber+1" style:num-format="1">3</text:sequence>)<text:reference-mark-end text:name="subsectionnumber_488_AIC_04/11/2014_39966"/><text:tab/>To the extent that the particulars of a charge delivered to the Bank in purported <text:hidden-text text:condition="ooow:" text:string-value="P68:L10" text:is-hidden="true"/>compliance with this Part omit the required particulars in respect of one or more <text:hidden-text text:condition="ooow:" text:string-value="P68:L11" text:is-hidden="true"/>properties to which the charge relates, the evidential effect of the certificate provided <text:hidden-text text:condition="ooow:" text:string-value="P68:L12" text:is-hidden="true"/>under <text:span text:style-name="T4">subsection </text:span><text:span text:style-name="T4"><text:reference-ref text:reference-format="text" text:ref-name="subsectionnumber_488_AIC_04/11/2014_39961">(2)</text:reference-ref></text:span> shall not extend to the particular property or properties in respect <text:hidden-text text:condition="ooow:" text:string-value="P68:L13" text:is-hidden="true"/>of which that omission occurs.</text:p>
      <text:p text:style-name="P65"><text:hidden-text text:condition="ooow:" text:string-value="P68:L14" text:is-hidden="true"/><text:tab/><text:reference-mark-start text:name="subsectionnumber_488_AIC_04/11/2014_40011"/>(<text:sequence text:ref-name="refsubsectionnumber384" text:name="subsectionnumber" text:formula="ooow:subsectionnumber+1" style:num-format="1">4</text:sequence>)<text:reference-mark-end text:name="subsectionnumber_488_AIC_04/11/2014_40011"/><text:tab/>Without prejudice to the generality of the definition, in <text:span text:style-name="T4">section </text:span><text:span text:style-name="T4"><text:reference-ref text:reference-format="text" text:ref-name="sectionnumber_137_AIC_04/11/2014_38261">90</text:reference-ref></text:span>, of that expression, <text:hidden-text text:condition="ooow:" text:string-value="P68:L15" text:is-hidden="true"/>in <text:span text:style-name="T4">subsection </text:span><text:span text:style-name="T4"><text:reference-ref text:reference-format="text" text:ref-name="subsectionnumber_488_AIC_04/11/2014_39966">(3)</text:reference-ref></text:span> “property” includes an interest in, or right over, property.</text:p>
      <text:p text:style-name="P13"><text:bookmark-start text:name="toc_book_134"/><text:hidden-text text:condition="ooow:" text:string-value="P68:L16" text:is-hidden="true"/>Entries of satisfaction and release of property from charge<text:bookmark-end text:name="toc_book_134"/></text:p>
      <text:p text:style-name="P65"><text:hidden-text text:condition="ooow:" text:string-value="P68:L17" text:is-hidden="true"/><text:reference-mark-start text:name="sectionnumber_137_AIC_04/11/2014_40032"/><text:span text:style-name="T9"><text:sequence text:ref-name="refsectionnumber97" text:name="sectionnumber" text:formula="ooow:sectionnumber+1" style:num-format="1">98</text:sequence></text:span><text:reference-mark-end text:name="sectionnumber_137_AIC_04/11/2014_40032"/><text:span text:style-name="T9">.</text:span><text:tab/><text:reference-mark-start text:name="subsectionnumber_488_AIC_04/11/2014_40034"/>(<text:sequence text:ref-name="refsubsectionnumber385" text:name="subsectionnumber" text:formula="ooow:1.0" style:num-format="1">1</text:sequence>)<text:reference-mark-end text:name="subsectionnumber_488_AIC_04/11/2014_40034"/><text:tab/>The Bank may exercise the powers under <text:span text:style-name="T4">subsection </text:span><text:span text:style-name="T4"><text:reference-ref text:reference-format="text" text:ref-name="subsectionnumber_488_AIC_04/11/2014_40085">(2)</text:reference-ref></text:span>, on evidence being given to <text:hidden-text text:condition="ooow:" text:string-value="P68:L18" text:is-hidden="true"/>its satisfaction with respect to any charge registered under this Part⁠—</text:p>
      <text:p text:style-name="P64"><text:hidden-text text:condition="ooow:" text:string-value="P68:L19" text:is-hidden="true"/><text:tab/><text:reference-mark-start text:name="paragraphnumber_323_AIC_04/11/2014_40048"/>(<text:sequence text:ref-name="refparagraphnumber297" text:name="paragraphnumber" text:formula="ooow:1.0" style:num-format="a">a</text:sequence>)<text:reference-mark-end text:name="paragraphnumber_323_AIC_04/11/2014_40048"/><text:tab/>that the debt in relation to which the charge was created has been paid or satisfied <text:hidden-text text:condition="ooow:" text:string-value="P68:L20" text:is-hidden="true"/>in whole or in part, or</text:p>
      <text:p text:style-name="P64"><text:hidden-text text:condition="ooow:" text:string-value="P68:L21" text:is-hidden="true"/><text:tab/><text:reference-mark-start text:name="paragraphnumber_323_AIC_04/11/2014_40053"/>(<text:sequence text:ref-name="refparagraphnumber298" text:name="paragraphnumber" text:formula="ooow:paragraphnumber+1" style:num-format="a">b</text:sequence>)<text:reference-mark-end text:name="paragraphnumber_323_AIC_04/11/2014_40053"/><text:tab/>that part of the property charged has been released from the charge or has ceased <text:hidden-text text:condition="ooow:" text:string-value="P68:L22" text:is-hidden="true"/>to form part of the ICAV’s property,</text:p>
      <text:p text:style-name="P65"><text:hidden-text text:condition="ooow:" text:string-value="P68:L23" text:is-hidden="true"/><text:tab/><text:tab/>and, where the satisfaction or release has not been signed by or on behalf of the <text:hidden-text text:condition="ooow:" text:string-value="P68:L24" text:is-hidden="true"/>chargee, after giving notice to the person who, for the time being, stands registered as <text:hidden-text text:condition="ooow:" text:string-value="P68:L25" text:is-hidden="true"/>the person entitled to such charge or to the judgment creditor, as the case may be.</text:p>
      <text:p text:style-name="P65"><text:hidden-text text:condition="ooow:" text:string-value="P68:L26" text:is-hidden="true"/><text:tab/><text:reference-mark-start text:name="subsectionnumber_488_AIC_04/11/2014_40085"/>(<text:sequence text:ref-name="refsubsectionnumber386" text:name="subsectionnumber" text:formula="ooow:subsectionnumber+1" style:num-format="1">2</text:sequence>)<text:reference-mark-end text:name="subsectionnumber_488_AIC_04/11/2014_40085"/><text:tab/>Those powers are to enter on the register a memorandum⁠—</text:p>
      <text:p text:style-name="P64"><text:hidden-text text:condition="ooow:" text:string-value="P68:L27" text:is-hidden="true"/><text:tab/><text:reference-mark-start text:name="paragraphnumber_323_AIC_04/11/2014_40092"/>(<text:sequence text:ref-name="refparagraphnumber299" text:name="paragraphnumber" text:formula="ooow:1.0" style:num-format="a">a</text:sequence>)<text:reference-mark-end text:name="paragraphnumber_323_AIC_04/11/2014_40092"/><text:tab/>of satisfaction in whole or in part, or</text:p>
      <text:p text:style-name="P64"><text:hidden-text text:condition="ooow:" text:string-value="P68:L28" text:is-hidden="true"/><text:tab/><text:reference-mark-start text:name="paragraphnumber_323_AIC_04/11/2014_40096"/>(<text:sequence text:ref-name="refparagraphnumber300" text:name="paragraphnumber" text:formula="ooow:paragraphnumber+1" style:num-format="a">b</text:sequence>)<text:reference-mark-end text:name="paragraphnumber_323_AIC_04/11/2014_40096"/><text:tab/>of the fact that part of the property has been released from the charge or has <text:hidden-text text:condition="ooow:" text:string-value="P68:L29" text:is-hidden="true"/>ceased to form part of the ICAV’s property,</text:p>
      <text:p text:style-name="P65"><text:hidden-text text:condition="ooow:" text:string-value="P68:L30" text:is-hidden="true"/><text:tab/><text:tab/>as the case may be.</text:p>
      <text:p text:style-name="P65"><text:hidden-text text:condition="ooow:" text:string-value="P68:L31" text:is-hidden="true"/><text:tab/><text:reference-mark-start text:name="subsectionnumber_488_AIC_04/11/2014_40121"/>(<text:sequence text:ref-name="refsubsectionnumber387" text:name="subsectionnumber" text:formula="ooow:subsectionnumber+1" style:num-format="1">3</text:sequence>)<text:reference-mark-end text:name="subsectionnumber_488_AIC_04/11/2014_40121"/><text:tab/>Where the Bank enters such a memorandum of satisfaction in whole, it shall, if <text:hidden-text text:condition="ooow:" text:string-value="P68:L32" text:is-hidden="true"/>required, furnish the ICAV with a copy of it.</text:p>
      <text:p text:style-name="P65"><text:hidden-text text:condition="ooow:" text:string-value="P68:L33" text:is-hidden="true"/><text:tab/><text:reference-mark-start text:name="subsectionnumber_488_AIC_04/11/2014_40130"/>(<text:sequence text:ref-name="refsubsectionnumber388" text:name="subsectionnumber" text:formula="ooow:subsectionnumber+1" style:num-format="1">4</text:sequence>)<text:reference-mark-end text:name="subsectionnumber_488_AIC_04/11/2014_40130"/><text:tab/>The Bank may accept as evidence of a satisfaction or release referred to in <text:span text:style-name="T4">subsection </text:span><text:span text:style-name="T4"><text:hidden-text text:condition="ooow:" text:string-value="P68:L34" text:is-hidden="true"/></text:span><text:span text:style-name="T4"><text:reference-ref text:reference-format="text" text:ref-name="subsectionnumber_488_AIC_04/11/2014_40034">(1)</text:reference-ref></text:span><text:span text:style-name="T4"><text:reference-ref text:reference-format="text" text:ref-name="paragraphnumber_323_AIC_04/11/2014_40048">(a)</text:reference-ref></text:span> or <text:span text:style-name="T4"><text:reference-ref text:reference-format="text" text:ref-name="paragraphnumber_323_AIC_04/11/2014_40053">(b)</text:reference-ref></text:span> a statement in such form as may be specified by the Bank, signed by a <text:hidden-text text:condition="ooow:" text:string-value="P68:L35" text:is-hidden="true"/>director and secretary of the ICAV, or by 2 directors of the ICAV, stating that the <text:hidden-text text:condition="ooow:" text:string-value="P68:L36" text:is-hidden="true"/>satisfaction or release has occurred.</text:p>
      <text:p text:style-name="P65"><text:hidden-text text:condition="ooow:" text:string-value="P68:L37" text:is-hidden="true"/><text:tab/><text:reference-mark-start text:name="subsectionnumber_488_AIC_04/11/2014_40137"/>(<text:sequence text:ref-name="refsubsectionnumber389" text:name="subsectionnumber" text:formula="ooow:subsectionnumber+1" style:num-format="1">5</text:sequence>)<text:reference-mark-end text:name="subsectionnumber_488_AIC_04/11/2014_40137"/><text:tab/>Where a person signs a statement referred to in <text:span text:style-name="T4">subsection </text:span><text:span text:style-name="T4"><text:reference-ref text:reference-format="text" text:ref-name="subsectionnumber_488_AIC_04/11/2014_40130">(4)</text:reference-ref></text:span> knowing it to be false, <text:hidden-text text:condition="ooow:" text:string-value="P68:L38" text:is-hidden="true"/>the person commits a category 2 offence.</text:p>
      <text:p text:style-name="P65"><text:soft-page-break/><text:hidden-text text:condition="ooow:" text:string-value="P69:L1" text:is-hidden="true"/><text:tab/><text:reference-mark-start text:name="subsectionnumber_488_AIC_04/11/2014_40142"/>(<text:sequence text:ref-name="refsubsectionnumber390" text:name="subsectionnumber" text:formula="ooow:subsectionnumber+1" style:num-format="1">6</text:sequence>)<text:reference-mark-end text:name="subsectionnumber_488_AIC_04/11/2014_40142"/><text:tab/>Where a person signs a statement referred to in <text:span text:style-name="T4">subsection </text:span><text:span text:style-name="T4"><text:reference-ref text:reference-format="text" text:ref-name="subsectionnumber_488_AIC_04/11/2014_40130">(4)</text:reference-ref></text:span> and in doing so did not <text:hidden-text text:condition="ooow:" text:string-value="P69:L2" text:is-hidden="true"/>honestly believe on reasonable grounds that the statement was true, and the High <text:hidden-text text:condition="ooow:" text:string-value="P69:L3" text:is-hidden="true"/>Court considers that the making of that statement⁠—</text:p>
      <text:p text:style-name="P64"><text:hidden-text text:condition="ooow:" text:string-value="P69:L4" text:is-hidden="true"/><text:tab/><text:reference-mark-start text:name="paragraphnumber_323_AIC_04/11/2014_40152"/>(<text:sequence text:ref-name="refparagraphnumber301" text:name="paragraphnumber" text:formula="ooow:1.0" style:num-format="a">a</text:sequence>)<text:reference-mark-end text:name="paragraphnumber_323_AIC_04/11/2014_40152"/><text:tab/>contributed to the ICAV being unable to pay its debts,</text:p>
      <text:p text:style-name="P64"><text:hidden-text text:condition="ooow:" text:string-value="P69:L5" text:is-hidden="true"/><text:tab/><text:reference-mark-start text:name="paragraphnumber_323_AIC_04/11/2014_40157"/>(<text:sequence text:ref-name="refparagraphnumber302" text:name="paragraphnumber" text:formula="ooow:paragraphnumber+1" style:num-format="a">b</text:sequence>)<text:reference-mark-end text:name="paragraphnumber_323_AIC_04/11/2014_40157"/><text:tab/>prevented or impeded the orderly winding-up of the ICAV, or</text:p>
      <text:p text:style-name="P64"><text:hidden-text text:condition="ooow:" text:string-value="P69:L6" text:is-hidden="true"/><text:tab/><text:reference-mark-start text:name="paragraphnumber_323_AIC_04/11/2014_40162"/>(<text:sequence text:ref-name="refparagraphnumber303" text:name="paragraphnumber" text:formula="ooow:paragraphnumber+1" style:num-format="a">c</text:sequence>)<text:reference-mark-end text:name="paragraphnumber_323_AIC_04/11/2014_40162"/><text:tab/>facilitated the defrauding of the creditors of the ICAV,</text:p>
      <text:p text:style-name="P65"><text:hidden-text text:condition="ooow:" text:string-value="P69:L7" text:is-hidden="true"/><text:tab/><text:tab/>the High Court, on the application of the liquidator or receiver of the property of, or <text:hidden-text text:condition="ooow:" text:string-value="P69:L8" text:is-hidden="true"/>any creditor or contributor of, the ICAV, may, if it thinks it proper to do so, make the <text:hidden-text text:condition="ooow:" text:string-value="P69:L9" text:is-hidden="true"/>following declaration.</text:p>
      <text:p text:style-name="P65"><text:hidden-text text:condition="ooow:" text:string-value="P69:L10" text:is-hidden="true"/><text:tab/><text:reference-mark-start text:name="subsectionnumber_488_AIC_04/11/2014_40180"/>(<text:sequence text:ref-name="refsubsectionnumber391" text:name="subsectionnumber" text:formula="ooow:subsectionnumber+1" style:num-format="1">7</text:sequence>)<text:reference-mark-end text:name="subsectionnumber_488_AIC_04/11/2014_40180"/><text:tab/>That declaration is that that signatory shall be personally liable, without limitation of <text:hidden-text text:condition="ooow:" text:string-value="P69:L11" text:is-hidden="true"/>liability, for all or such part as the High Court may specify of the debts and other <text:hidden-text text:condition="ooow:" text:string-value="P69:L12" text:is-hidden="true"/>liabilities of the ICAV.</text:p>
      <text:p text:style-name="P13"><text:bookmark-start text:name="toc_book_135"/><text:hidden-text text:condition="ooow:" text:string-value="P69:L13" text:is-hidden="true"/>Extension of time for registration of charges and rectification of register<text:bookmark-end text:name="toc_book_135"/></text:p>
      <text:p text:style-name="P65"><text:hidden-text text:condition="ooow:" text:string-value="P69:L14" text:is-hidden="true"/><text:reference-mark-start text:name="sectionnumber_137_AIC_04/11/2014_40202"/><text:span text:style-name="T9"><text:sequence text:ref-name="refsectionnumber98" text:name="sectionnumber" text:formula="ooow:sectionnumber+1" style:num-format="1">99</text:sequence></text:span><text:reference-mark-end text:name="sectionnumber_137_AIC_04/11/2014_40202"/><text:span text:style-name="T9">.</text:span><text:tab/><text:reference-mark-start text:name="subsectionnumber_488_AIC_04/11/2014_40204"/>(<text:sequence text:ref-name="refsubsectionnumber392" text:name="subsectionnumber" text:formula="ooow:1.0" style:num-format="1">1</text:sequence>)<text:reference-mark-end text:name="subsectionnumber_488_AIC_04/11/2014_40204"/><text:tab/>The High Court may grant the following relief where it is satisfied that the omission <text:hidden-text text:condition="ooow:" text:string-value="P69:L15" text:is-hidden="true"/>to register a charge within the time required by this Part or that the omission or <text:hidden-text text:condition="ooow:" text:string-value="P69:L16" text:is-hidden="true"/>misstatement of any particular with respect to any such charge or in a memorandum of <text:hidden-text text:condition="ooow:" text:string-value="P69:L17" text:is-hidden="true"/>satisfaction⁠—</text:p>
      <text:p text:style-name="P64"><text:hidden-text text:condition="ooow:" text:string-value="P69:L18" text:is-hidden="true"/><text:tab/><text:reference-mark-start text:name="paragraphnumber_323_AIC_04/11/2014_40221"/>(<text:sequence text:ref-name="refparagraphnumber304" text:name="paragraphnumber" text:formula="ooow:1.0" style:num-format="a">a</text:sequence>)<text:reference-mark-end text:name="paragraphnumber_323_AIC_04/11/2014_40221"/><text:tab/>was accidental or due to inadvertence or to some other sufficient cause, or</text:p>
      <text:p text:style-name="P64"><text:hidden-text text:condition="ooow:" text:string-value="P69:L19" text:is-hidden="true"/><text:tab/><text:reference-mark-start text:name="paragraphnumber_323_AIC_04/11/2014_40225"/>(<text:sequence text:ref-name="refparagraphnumber305" text:name="paragraphnumber" text:formula="ooow:paragraphnumber+1" style:num-format="a">b</text:sequence>)<text:reference-mark-end text:name="paragraphnumber_323_AIC_04/11/2014_40225"/><text:tab/>is not of a nature to prejudice the position of creditors or shareholders of the <text:hidden-text text:condition="ooow:" text:string-value="P69:L20" text:is-hidden="true"/>ICAV,</text:p>
      <text:p text:style-name="P65"><text:hidden-text text:condition="ooow:" text:string-value="P69:L21" text:is-hidden="true"/><text:tab/><text:tab/>or that on other grounds it is just and equitable to grant that relief in respect of such <text:hidden-text text:condition="ooow:" text:string-value="P69:L22" text:is-hidden="true"/>an omission or misstatement.</text:p>
      <text:p text:style-name="P65"><text:hidden-text text:condition="ooow:" text:string-value="P69:L23" text:is-hidden="true"/><text:tab/><text:reference-mark-start text:name="subsectionnumber_488_AIC_04/11/2014_40242"/>(<text:sequence text:ref-name="refsubsectionnumber393" text:name="subsectionnumber" text:formula="ooow:subsectionnumber+1" style:num-format="1">2</text:sequence>)<text:reference-mark-end text:name="subsectionnumber_488_AIC_04/11/2014_40242"/><text:tab/>That relief is to order, on such terms and conditions as seem to the High Court just <text:hidden-text text:condition="ooow:" text:string-value="P69:L24" text:is-hidden="true"/>and expedient, that the time for registration shall be extended, or, as the case may be, <text:hidden-text text:condition="ooow:" text:string-value="P69:L25" text:is-hidden="true"/>that the omission or misstatement shall be rectified.</text:p>
      <text:p text:style-name="P65"><text:hidden-text text:condition="ooow:" text:string-value="P69:L26" text:is-hidden="true"/><text:tab/><text:reference-mark-start text:name="subsectionnumber_488_AIC_04/11/2014_40247"/>(<text:sequence text:ref-name="refsubsectionnumber394" text:name="subsectionnumber" text:formula="ooow:subsectionnumber+1" style:num-format="1">3</text:sequence>)<text:reference-mark-end text:name="subsectionnumber_488_AIC_04/11/2014_40247"/><text:tab/>An application for relief under this section may be made on behalf of the ICAV or any <text:hidden-text text:condition="ooow:" text:string-value="P69:L27" text:is-hidden="true"/>other person interested.</text:p>
      <text:p text:style-name="P13"><text:bookmark-start text:name="toc_book_136"/><text:hidden-text text:condition="ooow:" text:string-value="P69:L28" text:is-hidden="true"/>Copies of instruments creating charges to be kept<text:bookmark-end text:name="toc_book_136"/></text:p>
      <text:p text:style-name="P65"><text:hidden-text text:condition="ooow:" text:string-value="P69:L29" text:is-hidden="true"/><text:reference-mark-start text:name="sectionnumber_137_AIC_04/11/2014_40262"/><text:span text:style-name="T9"><text:sequence text:ref-name="refsectionnumber99" text:name="sectionnumber" text:formula="ooow:sectionnumber+1" style:num-format="1">100</text:sequence></text:span><text:reference-mark-end text:name="sectionnumber_137_AIC_04/11/2014_40262"/><text:span text:style-name="T9">.</text:span><text:tab/><text:reference-mark-start text:name="subsectionnumber_488_AIC_04/11/2014_40267"/>(<text:sequence text:ref-name="refsubsectionnumber395" text:name="subsectionnumber" text:formula="ooow:1.0" style:num-format="1">1</text:sequence>)<text:reference-mark-end text:name="subsectionnumber_488_AIC_04/11/2014_40267"/><text:tab/>An ICAV shall keep a copy of every instrument creating any charge in relation to it <text:hidden-text text:condition="ooow:" text:string-value="P69:L30" text:is-hidden="true"/>and requiring registration under this Part, including, in the case of a judgment <text:hidden-text text:condition="ooow:" text:string-value="P69:L31" text:is-hidden="true"/>mortgage, a copy of the relevant judgment mortgage document that was received by <text:hidden-text text:condition="ooow:" text:string-value="P69:L32" text:is-hidden="true"/>the Bank.</text:p>
      <text:p text:style-name="P65"><text:hidden-text text:condition="ooow:" text:string-value="P69:L33" text:is-hidden="true"/><text:tab/><text:reference-mark-start text:name="subsectionnumber_488_AIC_04/11/2014_40274"/>(<text:sequence text:ref-name="refsubsectionnumber396" text:name="subsectionnumber" text:formula="ooow:subsectionnumber+1" style:num-format="1">2</text:sequence>)<text:reference-mark-end text:name="subsectionnumber_488_AIC_04/11/2014_40274"/><text:tab/> All such copies kept by the ICAV shall be kept at the same place.</text:p>
      <text:p text:style-name="P65"><text:hidden-text text:condition="ooow:" text:string-value="P69:L34" text:is-hidden="true"/><text:tab/><text:reference-mark-start text:name="subsectionnumber_488_AIC_04/11/2014_40281"/>(<text:sequence text:ref-name="refsubsectionnumber397" text:name="subsectionnumber" text:formula="ooow:subsectionnumber+1" style:num-format="1">3</text:sequence>)<text:reference-mark-end text:name="subsectionnumber_488_AIC_04/11/2014_40281"/><text:tab/>Such copies shall be kept at the same office as the register of members is kept and <text:hidden-text text:condition="ooow:" text:string-value="P69:L35" text:is-hidden="true"/>shall be open during business hours to the inspection of any member or creditor of the <text:hidden-text text:condition="ooow:" text:string-value="P69:L36" text:is-hidden="true"/>ICAV without charge.</text:p>
      <text:p text:style-name="P65"><text:hidden-text text:condition="ooow:" text:string-value="P69:L37" text:is-hidden="true"/><text:tab/><text:reference-mark-start text:name="subsectionnumber_488_AIC_04/11/2014_40286"/>(<text:sequence text:ref-name="refsubsectionnumber398" text:name="subsectionnumber" text:formula="ooow:subsectionnumber+1" style:num-format="1">4</text:sequence>)<text:reference-mark-end text:name="subsectionnumber_488_AIC_04/11/2014_40286"/><text:tab/>If default is made in complying with <text:span text:style-name="T4">subsection </text:span><text:span text:style-name="T4"><text:reference-ref text:reference-format="text" text:ref-name="subsectionnumber_488_AIC_04/11/2014_40267">(1)</text:reference-ref></text:span> or <text:span text:style-name="T4"><text:reference-ref text:reference-format="text" text:ref-name="subsectionnumber_488_AIC_04/11/2014_40274">(2)</text:reference-ref></text:span>, the ICAV concerned and <text:hidden-text text:condition="ooow:" text:string-value="P69:L38" text:is-hidden="true"/>any officer of it who is in default commits a category 3 offence.</text:p>
      <text:p text:style-name="shouldernote"><text:bookmark-start text:name="toc_book_137"/><text:soft-page-break/><text:span text:style-name="T20"><text:hidden-text text:condition="ooow:" text:string-value="P70:L1" text:is-hidden="true"/></text:span><text:alphabetical-index-mark text:string-value="Netting of Financial Contracts Act 1995 (No. 25)"/><text:a xlink:type="simple" xlink:href="http://www.irishstatutebook.ie/1995/en/act/pub/0025/index.html"><text:span text:style-name="T20"/></text:a><text:a xlink:type="simple" xlink:href="http://www.irishstatutebook.ie/1995/en/act/pub/0025/index.html"><text:span text:style-name="T20">Netting of Financial Contracts Act 1995</text:span></text:a><text:span text:style-name="T20"> not to affect registration requirements</text:span><text:bookmark-end text:name="toc_book_137"/></text:p>
      <text:p text:style-name="section"><text:hidden-text text:condition="ooow:" text:string-value="P70:L2" text:is-hidden="true"/><text:reference-mark-start text:name="sectionnumber_137_AIC_04/11/2014_40307"/><text:span text:style-name="T25"><text:sequence text:ref-name="refsectionnumber100" text:name="sectionnumber" text:formula="ooow:sectionnumber+1" style:num-format="1">101</text:sequence></text:span><text:reference-mark-end text:name="sectionnumber_137_AIC_04/11/2014_40307"/><text:span text:style-name="T25">.</text:span><text:span text:style-name="T20"><text:tab/>Nothing in section 4(1) of the </text:span><text:alphabetical-index-mark text:string-value="Netting of Financial Contracts Act 1995 (No. 25)"/><text:a xlink:type="simple" xlink:href="http://www.irishstatutebook.ie/1995/en/act/pub/0025/index.html"><text:span text:style-name="T20"/></text:a><text:a xlink:type="simple" xlink:href="http://www.irishstatutebook.ie/1995/en/act/pub/0025/index.html"><text:span text:style-name="T20">Netting of Financial Contracts Act 1995</text:span></text:a><text:span text:style-name="T20"> affects⁠—</text:span></text:p>
      <text:p text:style-name="P64"><text:hidden-text text:condition="ooow:" text:string-value="P70:L3" text:is-hidden="true"/><text:tab/><text:reference-mark-start text:name="paragraphnumber_323_AIC_04/11/2014_40313"/>(<text:sequence text:ref-name="refparagraphnumber306" text:name="paragraphnumber" text:formula="ooow:1.0" style:num-format="a">a</text:sequence>)<text:reference-mark-end text:name="paragraphnumber_323_AIC_04/11/2014_40313"/><text:tab/>the requirement to register a charge under this Part, or</text:p>
      <text:p text:style-name="P64"><text:hidden-text text:condition="ooow:" text:string-value="P70:L4" text:is-hidden="true"/><text:tab/><text:reference-mark-start text:name="paragraphnumber_323_AIC_04/11/2014_40322"/>(<text:sequence text:ref-name="refparagraphnumber307" text:name="paragraphnumber" text:formula="ooow:paragraphnumber+1" style:num-format="a">b</text:sequence>)<text:reference-mark-end text:name="paragraphnumber_323_AIC_04/11/2014_40322"/><text:tab/>the consequences of failing to register a charge under this Part.</text:p>
      <text:p text:style-name="chapternumber"><text:bookmark-start text:name="toc_book_138"/><text:hidden-text text:condition="ooow:" text:string-value="P70:L5" text:is-hidden="true"/><text:span text:style-name="T28">Chapter</text:span> <text:reference-mark-start text:name="chapternumber_24"/><text:sequence text:ref-name="refchapternumber12" text:name="chapternumber" text:formula="ooow:chapternumber+1" style:num-format="1">3</text:sequence><text:bookmark-end text:name="toc_book_138"/><text:reference-mark-end text:name="chapternumber_24"/></text:p>
      <text:p text:style-name="P63"><text:bookmark-start text:name="toc_book_139"/><text:hidden-text text:condition="ooow:" text:string-value="P70:L6" text:is-hidden="true"/>Provisions as to debentures<text:bookmark-end text:name="toc_book_139"/></text:p>
      <text:p text:style-name="P13"><text:bookmark-start text:name="toc_book_140"/><text:hidden-text text:condition="ooow:" text:string-value="P70:L7" text:is-hidden="true"/>Liability of trustees for debenture holders<text:bookmark-end text:name="toc_book_140"/></text:p>
      <text:p text:style-name="subsection"><text:hidden-text text:condition="ooow:" text:string-value="P70:L8" text:is-hidden="true"/><text:reference-mark-start text:name="sectionnumber_119"/><text:span text:style-name="T9"><text:sequence text:ref-name="refsectionnumber101" text:name="sectionnumber" text:formula="ooow:sectionnumber+1" style:num-format="1">102</text:sequence></text:span><text:reference-mark-end text:name="sectionnumber_119"/><text:span text:style-name="T9">.<text:tab/></text:span><text:reference-mark-start text:name="subsectionnumber_358"/><text:span text:style-name="T2">(</text:span><text:span text:style-name="T2"><text:sequence text:ref-name="refsubsectionnumber399" text:name="subsectionnumber" style:num-format="1">1</text:sequence></text:span><text:span text:style-name="T2">)</text:span><text:reference-mark-end text:name="subsectionnumber_358"/><text:span text:style-name="T9"><text:tab/></text:span>Subject to the provisions of this section, the following provision shall be void, <text:hidden-text text:condition="ooow:" text:string-value="P70:L9" text:is-hidden="true"/>namely, any provision contained⁠—</text:p>
      <text:p text:style-name="paragraph"><text:hidden-text text:condition="ooow:" text:string-value="P70:L10" text:is-hidden="true"/><text:tab/><text:reference-mark-start text:name="paragraphnumber_42"/>(<text:sequence text:ref-name="refparagraphnumber308" text:name="paragraphnumber" text:formula="ooow:1" style:num-format="a">a</text:sequence>)<text:reference-mark-end text:name="paragraphnumber_42"/><text:tab/>in a trust deed for securing an issue of debentures, or</text:p>
      <text:p text:style-name="paragraph"><text:hidden-text text:condition="ooow:" text:string-value="P70:L11" text:is-hidden="true"/><text:tab/><text:reference-mark-start text:name="paragraphnumber_286"/>(<text:sequence text:ref-name="refparagraphnumber309" text:name="paragraphnumber" text:formula="ooow:paragraphnumber+1" style:num-format="a">b</text:sequence>)<text:reference-mark-end text:name="paragraphnumber_286"/><text:tab/>in any contract with the holders of debentures secured by a trust deed,</text:p>
      <text:p text:style-name="P65"><text:hidden-text text:condition="ooow:" text:string-value="P70:L12" text:is-hidden="true"/><text:tab/><text:tab/>in so far as it would have the effect of exempting a trustee of it from, or indemnifying <text:hidden-text text:condition="ooow:" text:string-value="P70:L13" text:is-hidden="true"/>him or her against, liability for breach of trust where he or she fails to show the <text:hidden-text text:condition="ooow:" text:string-value="P70:L14" text:is-hidden="true"/>degree of care and diligence required of him or her as trustee, having regard to the <text:hidden-text text:condition="ooow:" text:string-value="P70:L15" text:is-hidden="true"/>provisions of the trust deed conferring on him or her any powers, authorities or <text:hidden-text text:condition="ooow:" text:string-value="P70:L16" text:is-hidden="true"/>discretions.</text:p>
      <text:p text:style-name="subsection"><text:hidden-text text:condition="ooow:" text:string-value="P70:L17" text:is-hidden="true"/><text:span text:style-name="T4"><text:tab/></text:span><text:reference-mark-start text:name="subsectionnumber_359"/><text:span text:style-name="T14">(</text:span><text:span text:style-name="T14"><text:sequence text:ref-name="refsubsectionnumber400" text:name="subsectionnumber" text:formula="ooow:subsectionnumber+1" style:num-format="1">2</text:sequence></text:span><text:span text:style-name="T14">)</text:span><text:reference-mark-end text:name="subsectionnumber_359"/><text:span text:style-name="T4"><text:tab/>Subsection </text:span><text:span text:style-name="T4"><text:reference-ref text:reference-format="text" text:ref-name="subsectionnumber_358">(1)</text:reference-ref></text:span> shall not invalidate⁠—</text:p>
      <text:p text:style-name="paragraph"><text:hidden-text text:condition="ooow:" text:string-value="P70:L18" text:is-hidden="true"/><text:tab/><text:reference-mark-start text:name="paragraphnumber_287"/>(<text:sequence text:ref-name="refparagraphnumber310" text:name="paragraphnumber" text:formula="ooow:1" style:num-format="a">a</text:sequence>)<text:reference-mark-end text:name="paragraphnumber_287"/><text:tab/>any release otherwise validly given in respect of anything done or omitted to be <text:hidden-text text:condition="ooow:" text:string-value="P70:L19" text:is-hidden="true"/>done by a trustee before the giving of the release, or</text:p>
      <text:p text:style-name="paragraph"><text:hidden-text text:condition="ooow:" text:string-value="P70:L20" text:is-hidden="true"/><text:tab/><text:reference-mark-start text:name="paragraphnumber_288"/>(<text:sequence text:ref-name="refparagraphnumber311" text:name="paragraphnumber" text:formula="ooow:paragraphnumber+1" style:num-format="a">b</text:sequence>)<text:reference-mark-end text:name="paragraphnumber_288"/><text:tab/>any provision enabling such a release to be given⁠—</text:p>
      <text:p text:style-name="subparagraph"><text:hidden-text text:condition="ooow:" text:string-value="P70:L21" text:is-hidden="true"/><text:tab/><text:reference-mark-start text:name="subparagraphnumber_51"/>(<text:sequence text:ref-name="refsubparagraphnumber62" text:name="subparagraphnumber" text:formula="ooow:1" style:num-format="i">i</text:sequence>)<text:reference-mark-end text:name="subparagraphnumber_51"/><text:tab/>on the agreement to the provision of a majority of not less than three-fourths <text:hidden-text text:condition="ooow:" text:string-value="P70:L22" text:is-hidden="true"/>in value of the debenture holders present and voting in person or, where <text:hidden-text text:condition="ooow:" text:string-value="P70:L23" text:is-hidden="true"/>proxies are permitted, by proxy at a meeting summoned for the purpose, and</text:p>
      <text:p text:style-name="subparagraph"><text:hidden-text text:condition="ooow:" text:string-value="P70:L24" text:is-hidden="true"/><text:tab/><text:reference-mark-start text:name="subparagraphnumber_52"/>(<text:sequence text:ref-name="refsubparagraphnumber63" text:name="subparagraphnumber" text:formula="ooow:subparagraphnumber+1" style:num-format="i">ii</text:sequence>)<text:reference-mark-end text:name="subparagraphnumber_52"/><text:tab/>either with respect to specific acts or omissions or on the trustee dying or <text:hidden-text text:condition="ooow:" text:string-value="P70:L25" text:is-hidden="true"/>ceasing to act.</text:p>
      <text:p text:style-name="P13"><text:bookmark-start text:name="toc_book_141"/><text:hidden-text text:condition="ooow:" text:string-value="P70:L26" text:is-hidden="true"/>Perpetual debentures<text:bookmark-end text:name="toc_book_141"/></text:p>
      <text:p text:style-name="section"><text:hidden-text text:condition="ooow:" text:string-value="P70:L27" text:is-hidden="true"/><text:reference-mark-start text:name="sectionnumber_120"/><text:span text:style-name="T9"><text:sequence text:ref-name="refsectionnumber102" text:name="sectionnumber" text:formula="ooow:sectionnumber+1" style:num-format="1">103</text:sequence></text:span><text:reference-mark-end text:name="sectionnumber_120"/><text:span text:style-name="T9">.</text:span><text:tab/>A condition contained in any debentures or in any deed for securing any debentures shall <text:hidden-text text:condition="ooow:" text:string-value="P70:L28" text:is-hidden="true"/>not be invalid by reason only that the debentures are by those means made irredeemable <text:hidden-text text:condition="ooow:" text:string-value="P70:L29" text:is-hidden="true"/>or redeemable only on the happening of a contingency however remote, or on the <text:hidden-text text:condition="ooow:" text:string-value="P70:L30" text:is-hidden="true"/>expiration of a period however long, notwithstanding any rule of law to the contrary.</text:p>
      <text:p text:style-name="P13"><text:bookmark-start text:name="toc_book_142"/><text:hidden-text text:condition="ooow:" text:string-value="P70:L31" text:is-hidden="true"/>Power to re-issue redeemed debentures<text:bookmark-end text:name="toc_book_142"/></text:p>
      <text:p text:style-name="subsection"><text:hidden-text text:condition="ooow:" text:string-value="P70:L32" text:is-hidden="true"/><text:reference-mark-start text:name="sectionnumber_134"/><text:span text:style-name="T9"><text:sequence text:ref-name="refsectionnumber103" text:name="sectionnumber" text:formula="ooow:sectionnumber+1" style:num-format="1">104</text:sequence></text:span><text:reference-mark-end text:name="sectionnumber_134"/><text:span text:style-name="T9">.<text:tab/></text:span><text:reference-mark-start text:name="subsectionnumber_379"/><text:span text:style-name="T2">(</text:span><text:span text:style-name="T2"><text:sequence text:ref-name="refsubsectionnumber401" text:name="subsectionnumber" style:num-format="1">1</text:sequence></text:span><text:span text:style-name="T2">)</text:span><text:reference-mark-end text:name="subsectionnumber_379"/><text:span text:style-name="T9"><text:tab/></text:span>Where an ICAV has redeemed any debentures then⁠—</text:p>
      <text:p text:style-name="paragraph"><text:hidden-text text:condition="ooow:" text:string-value="P70:L33" text:is-hidden="true"/><text:tab/><text:reference-mark-start text:name="paragraphnumber_289"/>(<text:sequence text:ref-name="refparagraphnumber312" text:name="paragraphnumber" text:formula="ooow:1" style:num-format="a">a</text:sequence>)<text:reference-mark-end text:name="paragraphnumber_289"/><text:tab/>unless any provision to the contrary, whether express or implied, is contained in <text:hidden-text text:condition="ooow:" text:string-value="P70:L34" text:is-hidden="true"/>the instrument of incorporation of the ICAV or in any contract entered into by the <text:hidden-text text:condition="ooow:" text:string-value="P70:L35" text:is-hidden="true"/>ICAV, or</text:p>
      <text:p text:style-name="paragraph"><text:soft-page-break/><text:hidden-text text:condition="ooow:" text:string-value="P71:L1" text:is-hidden="true"/><text:tab/><text:reference-mark-start text:name="paragraphnumber_323"/>(<text:sequence text:ref-name="refparagraphnumber313" text:name="paragraphnumber" text:formula="ooow:paragraphnumber+1" style:num-format="a">b</text:sequence>)<text:reference-mark-end text:name="paragraphnumber_323"/><text:tab/>unless the ICAV has, by passing a resolution to that effect or by some other act, <text:hidden-text text:condition="ooow:" text:string-value="P71:L2" text:is-hidden="true"/>shown its intention that the debentures shall be cancelled,</text:p>
      <text:p text:style-name="P65"><text:hidden-text text:condition="ooow:" text:string-value="P71:L3" text:is-hidden="true"/><text:tab/><text:tab/>the ICAV shall have power to re-issue the debentures either by re-issuing the same <text:hidden-text text:condition="ooow:" text:string-value="P71:L4" text:is-hidden="true"/>debentures or by issuing other debentures in their place.</text:p>
      <text:p text:style-name="subsection"><text:hidden-text text:condition="ooow:" text:string-value="P71:L5" text:is-hidden="true"/><text:tab/><text:reference-mark-start text:name="subsectionnumber_406"/>(<text:sequence text:ref-name="refsubsectionnumber402" text:name="subsectionnumber" text:formula="ooow:subsectionnumber+1" style:num-format="1">2</text:sequence>)<text:reference-mark-end text:name="subsectionnumber_406"/><text:tab/>On a re-issue of redeemed debentures, the person entitled to the debentures shall have <text:hidden-text text:condition="ooow:" text:string-value="P71:L6" text:is-hidden="true"/>the same priorities as if the debentures had never been redeemed.</text:p>
      <text:p text:style-name="subsection"><text:hidden-text text:condition="ooow:" text:string-value="P71:L7" text:is-hidden="true"/><text:tab/><text:reference-mark-start text:name="subsectionnumber_411"/>(<text:sequence text:ref-name="refsubsectionnumber403" text:name="subsectionnumber" text:formula="ooow:subsectionnumber+1" style:num-format="1">3</text:sequence>)<text:reference-mark-end text:name="subsectionnumber_411"/><text:tab/>Where an ICAV has deposited any of its debentures to secure advances from time to <text:hidden-text text:condition="ooow:" text:string-value="P71:L8" text:is-hidden="true"/>time on current account or otherwise, the debentures shall not be deemed to have been <text:hidden-text text:condition="ooow:" text:string-value="P71:L9" text:is-hidden="true"/>redeemed by reason only of the account of the ICAV having ceased to be in debit <text:hidden-text text:condition="ooow:" text:string-value="P71:L10" text:is-hidden="true"/>whilst the debentures have remained so deposited.</text:p>
      <text:p text:style-name="P13"><text:bookmark-start text:name="toc_book_143"/><text:hidden-text text:condition="ooow:" text:string-value="P71:L11" text:is-hidden="true"/>Specific performance of contracts to subscribe for debentures<text:bookmark-end text:name="toc_book_143"/></text:p>
      <text:p text:style-name="section"><text:hidden-text text:condition="ooow:" text:string-value="P71:L12" text:is-hidden="true"/><text:reference-mark-start text:name="sectionnumber_137"/><text:span text:style-name="T9"><text:sequence text:ref-name="refsectionnumber104" text:name="sectionnumber" text:formula="ooow:sectionnumber+1" style:num-format="1">105</text:sequence></text:span><text:reference-mark-end text:name="sectionnumber_137"/><text:span text:style-name="T9">.</text:span><text:tab/>A contract with an ICAV to take up and pay for any debentures of the ICAV may be <text:hidden-text text:condition="ooow:" text:string-value="P71:L13" text:is-hidden="true"/>enforced by an order for specific performance.</text:p>
      <text:p text:style-name="chapternumber"><text:bookmark-start text:name="toc_book_144"/><text:hidden-text text:condition="ooow:" text:string-value="P71:L14" text:is-hidden="true"/><text:span text:style-name="T28">Chapter</text:span> <text:reference-mark-start text:name="chapternumber_25"/><text:sequence text:ref-name="refchapternumber13" text:name="chapternumber" text:formula="ooow:chapternumber+1" style:num-format="1">4</text:sequence><text:bookmark-end text:name="toc_book_144"/><text:reference-mark-end text:name="chapternumber_25"/></text:p>
      <text:p text:style-name="P63"><text:bookmark-start text:name="toc_book_145"/><text:hidden-text text:condition="ooow:" text:string-value="P71:L15" text:is-hidden="true"/>Prohibition on registration of certain matters affecting shareholders<text:bookmark-end text:name="toc_book_145"/></text:p>
      <text:p text:style-name="P13"><text:bookmark-start text:name="toc_book_146"/><text:hidden-text text:condition="ooow:" text:string-value="P71:L16" text:is-hidden="true"/>Registration against ICAV of certain matters prohibited<text:bookmark-end text:name="toc_book_146"/></text:p>
      <text:p text:style-name="subsection"><text:hidden-text text:condition="ooow:" text:string-value="P71:L17" text:is-hidden="true"/><text:reference-mark-start text:name="sectionnumber_138"/><text:span text:style-name="T9"><text:sequence text:ref-name="refsectionnumber105" text:name="sectionnumber" text:formula="ooow:sectionnumber+1" style:num-format="1">106</text:sequence></text:span><text:reference-mark-end text:name="sectionnumber_138"/><text:span text:style-name="T9">.<text:tab/></text:span><text:reference-mark-start text:name="subsectionnumber_412"/><text:span text:style-name="T2">(</text:span><text:span text:style-name="T2"><text:sequence text:ref-name="refsubsectionnumber404" text:name="subsectionnumber" style:num-format="1">1</text:sequence></text:span><text:span text:style-name="T2">)</text:span><text:reference-mark-end text:name="subsectionnumber_412"/><text:span text:style-name="T9"><text:tab/></text:span>Subject to <text:span text:style-name="T4">subsection </text:span><text:span text:style-name="T4"><text:reference-ref text:reference-format="text" text:ref-name="subsectionnumber_481">(3)</text:reference-ref></text:span>, the Bank has, in relation to any ICAV, no jurisdiction to <text:hidden-text text:condition="ooow:" text:string-value="P71:L18" text:is-hidden="true"/>accept receipt of, or to register in the register⁠—</text:p>
      <text:p text:style-name="paragraph"><text:hidden-text text:condition="ooow:" text:string-value="P71:L19" text:is-hidden="true"/><text:tab/><text:reference-mark-start text:name="paragraphnumber_324"/>(<text:sequence text:ref-name="refparagraphnumber314" text:name="paragraphnumber" text:formula="ooow:1" style:num-format="a">a</text:sequence>)<text:reference-mark-end text:name="paragraphnumber_324"/><text:tab/>an order of any authority (whether judicial or otherwise) affecting a shareholder <text:hidden-text text:condition="ooow:" text:string-value="P71:L20" text:is-hidden="true"/>of the ICAV, or</text:p>
      <text:p text:style-name="paragraph"><text:hidden-text text:condition="ooow:" text:string-value="P71:L21" text:is-hidden="true"/><text:tab/><text:reference-mark-start text:name="paragraphnumber_325"/>(<text:sequence text:ref-name="refparagraphnumber315" text:name="paragraphnumber" text:formula="ooow:paragraphnumber+1" style:num-format="a">b</text:sequence>)<text:reference-mark-end text:name="paragraphnumber_325"/><text:tab/>any notice of the making thereof.</text:p>
      <text:p text:style-name="subsection"><text:hidden-text text:condition="ooow:" text:string-value="P71:L22" text:is-hidden="true"/><text:tab/><text:reference-mark-start text:name="subsectionnumber_446"/>(<text:sequence text:ref-name="refsubsectionnumber405" text:name="subsectionnumber" text:formula="ooow:subsectionnumber+1" style:num-format="1">2</text:sequence>)<text:reference-mark-end text:name="subsectionnumber_446"/><text:tab/>Any jurisdiction of an authority (whether judicial or otherwise) subsisting before the <text:hidden-text text:condition="ooow:" text:string-value="P71:L23" text:is-hidden="true"/>commencement of this section to make an order requiring that there be registered in <text:hidden-text text:condition="ooow:" text:string-value="P71:L24" text:is-hidden="true"/>the register, or that there be received by the Bank⁠—</text:p>
      <text:p text:style-name="paragraph"><text:hidden-text text:condition="ooow:" text:string-value="P71:L25" text:is-hidden="true"/><text:tab/><text:reference-mark-start text:name="paragraphnumber_333"/>(<text:sequence text:ref-name="refparagraphnumber316" text:name="paragraphnumber" text:formula="ooow:1" style:num-format="a">a</text:sequence>)<text:reference-mark-end text:name="paragraphnumber_333"/><text:tab/>an order of that authority affecting a shareholder of an ICAV, or</text:p>
      <text:p text:style-name="paragraph"><text:hidden-text text:condition="ooow:" text:string-value="P71:L26" text:is-hidden="true"/><text:tab/><text:reference-mark-start text:name="paragraphnumber_334"/>(<text:sequence text:ref-name="refparagraphnumber317" text:name="paragraphnumber" text:formula="ooow:paragraphnumber+1" style:num-format="a">b</text:sequence>)<text:reference-mark-end text:name="paragraphnumber_334"/><text:tab/>a notice of the making of an order referred to in <text:span text:style-name="T4">paragraph </text:span><text:span text:style-name="T4"><text:reference-ref text:reference-format="text" text:ref-name="paragraphnumber_333">(a)</text:reference-ref></text:span>,</text:p>
      <text:p text:style-name="P65"><text:hidden-text text:condition="ooow:" text:string-value="P71:L27" text:is-hidden="true"/><text:tab/><text:tab/>shall, after that commencement, cease to be exercisable.</text:p>
      <text:p text:style-name="subsection"><text:hidden-text text:condition="ooow:" text:string-value="P71:L28" text:is-hidden="true"/><text:tab/><text:reference-mark-start text:name="subsectionnumber_481"/>(<text:sequence text:ref-name="refsubsectionnumber406" text:name="subsectionnumber" text:formula="ooow:subsectionnumber+1" style:num-format="1">3</text:sequence>)<text:reference-mark-end text:name="subsectionnumber_481"/><text:tab/>Nothing in this section affects the jurisdiction of any authority (whether judicial or <text:hidden-text text:condition="ooow:" text:string-value="P71:L29" text:is-hidden="true"/>otherwise) by virtue of <text:bookmark-start text:name="1422018389753"/><text:span text:style-name="T26">section </text:span><text:bookmark-end text:name="1422018389753"/><text:span text:style-name="T26"><text:reference-ref text:reference-format="text" text:ref-name="sectionnumber_148_AIC_20/01/2015_44010">171</text:reference-ref></text:span><text:span text:style-name="T4">.</text:span></text:p>
      <text:p text:style-name="partnumber"><text:bookmark-start text:name="toc_book_147"/><text:soft-page-break/><text:hidden-text text:condition="ooow:" text:string-value="P72:L1" text:is-hidden="true"/>PART <text:reference-mark-start text:name="partnumber_6"/><text:sequence text:ref-name="refpartnumber6" text:name="partnumber" text:formula="ooow:partnumber+1" style:num-format="1">7</text:sequence><text:bookmark-end text:name="toc_book_147"/><text:reference-mark-end text:name="partnumber_6"/></text:p>
      <text:p text:style-name="parttitle"><text:bookmark-start text:name="toc_book_148"/><text:hidden-text text:condition="ooow:" text:string-value="P72:L2" text:is-hidden="true"/>Accounts, Reports and Auditing<text:bookmark-end text:name="toc_book_148"/></text:p>
      <text:p text:style-name="chapternumber"><text:bookmark-start text:name="toc_book_149"/><text:hidden-text text:condition="ooow:" text:string-value="P72:L3" text:is-hidden="true"/>Chapter <text:reference-mark-start text:name="chapternumber_11"/><text:sequence text:ref-name="refchapternumber14" text:name="chapternumber" style:num-format="1">1</text:sequence><text:bookmark-end text:name="toc_book_149"/><text:reference-mark-end text:name="chapternumber_11"/></text:p>
      <text:p text:style-name="chaptertitle"><text:bookmark-start text:name="toc_book_150"/><text:hidden-text text:condition="ooow:" text:string-value="P72:L4" text:is-hidden="true"/>Accounting records<text:bookmark-end text:name="toc_book_150"/></text:p>
      <text:p text:style-name="shouldernote"><text:bookmark-start text:name="toc_book_151"/><text:hidden-text text:condition="ooow:" text:string-value="P72:L5" text:is-hidden="true"/>Obligation to keep adequate accounting records<text:bookmark-end text:name="toc_book_151"/></text:p>
      <text:p text:style-name="section"><text:hidden-text text:condition="ooow:" text:string-value="P72:L6" text:is-hidden="true"/><text:reference-mark-start text:name="sectionnumber_86"/><text:span text:style-name="T9"><text:sequence text:ref-name="refsectionnumber106" text:name="sectionnumber" text:formula="ooow:sectionnumber+1" style:num-format="1">107</text:sequence></text:span><text:reference-mark-end text:name="sectionnumber_86"/><text:span text:style-name="T9">.</text:span><text:tab/>An ICAV shall keep or cause to be kept adequate accounting records.</text:p>
      <text:p text:style-name="shouldernote"><text:bookmark-start text:name="toc_book_152"/><text:hidden-text text:condition="ooow:" text:string-value="P72:L7" text:is-hidden="true"/>Basic requirements for accounting records<text:bookmark-end text:name="toc_book_152"/></text:p>
      <text:p text:style-name="subsection"><text:hidden-text text:condition="ooow:" text:string-value="P72:L8" text:is-hidden="true"/><text:reference-mark-start text:name="sectionnumber_87"/><text:span text:style-name="T9"><text:sequence text:ref-name="refsectionnumber107" text:name="sectionnumber" text:formula="ooow:sectionnumber+1" style:num-format="1">108</text:sequence></text:span><text:reference-mark-end text:name="sectionnumber_87"/><text:span text:style-name="T9">.</text:span><text:tab/><text:reference-mark-start text:name="subsectionnumber_335"/>(<text:sequence text:ref-name="refsubsectionnumber407" text:name="subsectionnumber" style:num-format="1">1</text:sequence>)<text:reference-mark-end text:name="subsectionnumber_335"/><text:tab/>For the purposes of this Part, adequate accounting records are those that are <text:hidden-text text:condition="ooow:" text:string-value="P72:L9" text:is-hidden="true"/>sufficient⁠—</text:p>
      <text:p text:style-name="paragraph"><text:hidden-text text:condition="ooow:" text:string-value="P72:L10" text:is-hidden="true"/><text:tab/><text:reference-mark-start text:name="paragraphnumber_265"/>(<text:sequence text:ref-name="refparagraphnumber318" text:name="paragraphnumber" text:formula="ooow:1" style:num-format="a">a</text:sequence>)<text:reference-mark-end text:name="paragraphnumber_265"/><text:tab/>correctly to record and explain the transactions of the ICAV,</text:p>
      <text:p text:style-name="paragraph"><text:hidden-text text:condition="ooow:" text:string-value="P72:L11" text:is-hidden="true"/><text:tab/><text:reference-mark-start text:name="paragraphnumber_266"/>(<text:sequence text:ref-name="refparagraphnumber319" text:name="paragraphnumber" text:formula="ooow:paragraphnumber+1" style:num-format="a">b</text:sequence>)<text:reference-mark-end text:name="paragraphnumber_266"/><text:tab/>to enable at any time the assets, liabilities, financial position and profit or loss of <text:hidden-text text:condition="ooow:" text:string-value="P72:L12" text:is-hidden="true"/>the ICAV to be determined with reasonable accuracy,</text:p>
      <text:p text:style-name="paragraph"><text:hidden-text text:condition="ooow:" text:string-value="P72:L13" text:is-hidden="true"/><text:tab/><text:reference-mark-start text:name="paragraphnumber_267"/>(<text:sequence text:ref-name="refparagraphnumber320" text:name="paragraphnumber" text:formula="ooow:paragraphnumber+1" style:num-format="a">c</text:sequence>)<text:reference-mark-end text:name="paragraphnumber_267"/><text:tab/>to enable the directors to ensure that any balance sheet, profit and loss account or <text:hidden-text text:condition="ooow:" text:string-value="P72:L14" text:is-hidden="true"/>income and expenditure account of the ICAV complies with the requirements of <text:hidden-text text:condition="ooow:" text:string-value="P72:L15" text:is-hidden="true"/>this Act, and</text:p>
      <text:p text:style-name="paragraph"><text:hidden-text text:condition="ooow:" text:string-value="P72:L16" text:is-hidden="true"/><text:tab/><text:reference-mark-start text:name="paragraphnumber_268"/>(<text:sequence text:ref-name="refparagraphnumber321" text:name="paragraphnumber" text:formula="ooow:paragraphnumber+1" style:num-format="a">d</text:sequence>)<text:reference-mark-end text:name="paragraphnumber_268"/><text:tab/>to enable the accounts of the ICAV to be readily and properly audited.</text:p>
      <text:p text:style-name="subsection"><text:hidden-text text:condition="ooow:" text:string-value="P72:L17" text:is-hidden="true"/><text:tab/><text:reference-mark-start text:name="subsectionnumber_336"/>(<text:sequence text:ref-name="refsubsectionnumber408" text:name="subsectionnumber" text:formula="ooow:subsectionnumber+1" style:num-format="1">2</text:sequence>)<text:reference-mark-end text:name="subsectionnumber_336"/><text:tab/>The accounting records shall be kept on a continuous and consistent basis, that is to <text:hidden-text text:condition="ooow:" text:string-value="P72:L18" text:is-hidden="true"/>say, the entries in them shall be made in a timely manner and be consistent from one <text:hidden-text text:condition="ooow:" text:string-value="P72:L19" text:is-hidden="true"/>year to the next.</text:p>
      <text:p text:style-name="subsection"><text:hidden-text text:condition="ooow:" text:string-value="P72:L20" text:is-hidden="true"/><text:tab/><text:reference-mark-start text:name="subsectionnumber_337"/>(<text:sequence text:ref-name="refsubsectionnumber409" text:name="subsectionnumber" text:formula="ooow:subsectionnumber+1" style:num-format="1">3</text:sequence>)<text:reference-mark-end text:name="subsectionnumber_337"/><text:tab/>If accounting records are not kept by making entries in a bound book but by some <text:hidden-text text:condition="ooow:" text:string-value="P72:L21" text:is-hidden="true"/>other means, adequate precautions shall be taken for guarding against falsification and <text:hidden-text text:condition="ooow:" text:string-value="P72:L22" text:is-hidden="true"/>facilitating discovery of falsification should it occur.</text:p>
      <text:p text:style-name="subsection"><text:hidden-text text:condition="ooow:" text:string-value="P72:L23" text:is-hidden="true"/><text:tab/><text:reference-mark-start text:name="subsectionnumber_338"/>(<text:sequence text:ref-name="refsubsectionnumber410" text:name="subsectionnumber" text:formula="ooow:subsectionnumber+1" style:num-format="1">4</text:sequence>)<text:reference-mark-end text:name="subsectionnumber_338"/><text:tab/>Without prejudice to the generality of <text:span text:style-name="T4">subsections </text:span><text:span text:style-name="T4"><text:reference-ref text:reference-format="text" text:ref-name="subsectionnumber_335">(1)</text:reference-ref></text:span> and <text:span text:style-name="T4"><text:reference-ref text:reference-format="text" text:ref-name="subsectionnumber_336">(2)</text:reference-ref></text:span>, accounting records kept <text:hidden-text text:condition="ooow:" text:string-value="P72:L24" text:is-hidden="true"/>pursuant to <text:span text:style-name="T5">section </text:span><text:span text:style-name="T5"><text:reference-ref text:reference-format="text" text:ref-name="sectionnumber_86">107</text:reference-ref></text:span> shall contain⁠—</text:p>
      <text:p text:style-name="paragraph"><text:hidden-text text:condition="ooow:" text:string-value="P72:L25" text:is-hidden="true"/><text:tab/><text:reference-mark-start text:name="paragraphnumber_269"/>(<text:sequence text:ref-name="refparagraphnumber322" text:name="paragraphnumber" text:formula="ooow:1" style:num-format="a">a</text:sequence>)<text:reference-mark-end text:name="paragraphnumber_269"/><text:tab/>entries from day to day of all sums of money received and expended by the ICAV <text:hidden-text text:condition="ooow:" text:string-value="P72:L26" text:is-hidden="true"/>and the matters in respect of which the receipt and expenditure takes place,</text:p>
      <text:p text:style-name="paragraph"><text:hidden-text text:condition="ooow:" text:string-value="P72:L27" text:is-hidden="true"/><text:tab/><text:reference-mark-start text:name="paragraphnumber_270"/>(<text:sequence text:ref-name="refparagraphnumber323" text:name="paragraphnumber" text:formula="ooow:paragraphnumber+1" style:num-format="a">b</text:sequence>)<text:reference-mark-end text:name="paragraphnumber_270"/><text:tab/>a record of the assets and liabilities of the ICAV, and</text:p>
      <text:p text:style-name="paragraph"><text:hidden-text text:condition="ooow:" text:string-value="P72:L28" text:is-hidden="true"/><text:tab/><text:reference-mark-start text:name="paragraphnumber_271"/>(<text:sequence text:ref-name="refparagraphnumber324" text:name="paragraphnumber" text:formula="ooow:paragraphnumber+1" style:num-format="a">c</text:sequence>)<text:reference-mark-end text:name="paragraphnumber_271"/><text:tab/>a record of the services provided by the ICAV and of all the invoices relating to <text:hidden-text text:condition="ooow:" text:string-value="P72:L29" text:is-hidden="true"/>them.</text:p>
      <text:p text:style-name="subsection"><text:hidden-text text:condition="ooow:" text:string-value="P72:L30" text:is-hidden="true"/><text:tab/><text:reference-mark-start text:name="subsectionnumber_339"/>(<text:sequence text:ref-name="refsubsectionnumber411" text:name="subsectionnumber" text:formula="ooow:subsectionnumber+1" style:num-format="1">5</text:sequence>)<text:reference-mark-end text:name="subsectionnumber_339"/><text:tab/>For the purposes of <text:span text:style-name="T4">subsections </text:span><text:span text:style-name="T4"><text:reference-ref text:reference-format="text" text:ref-name="subsectionnumber_335">(1)</text:reference-ref></text:span> to <text:span text:style-name="T4"><text:reference-ref text:reference-format="text" text:ref-name="subsectionnumber_338">(4)</text:reference-ref></text:span>, adequate accounting records shall be <text:hidden-text text:condition="ooow:" text:string-value="P72:L31" text:is-hidden="true"/>deemed to be kept if they comply with those subsections and facilitate the preparation <text:hidden-text text:condition="ooow:" text:string-value="P72:L32" text:is-hidden="true"/>of accounts which show the assets and liabilities of the ICAV.</text:p>
      <text:p text:style-name="subsection"><text:hidden-text text:condition="ooow:" text:string-value="P72:L33" text:is-hidden="true"/><text:tab/><text:reference-mark-start text:name="subsectionnumber_340"/>(<text:sequence text:ref-name="refsubsectionnumber412" text:name="subsectionnumber" text:formula="ooow:subsectionnumber+1" style:num-format="1">6</text:sequence>)<text:reference-mark-end text:name="subsectionnumber_340"/><text:tab/>The adequate accounting records required to be kept by <text:span text:style-name="T6">section </text:span><text:span text:style-name="T6"><text:reference-ref text:reference-format="text" text:ref-name="sectionnumber_86">107</text:reference-ref></text:span> shall be kept⁠—</text:p>
      <text:p text:style-name="paragraph"><text:hidden-text text:condition="ooow:" text:string-value="P72:L34" text:is-hidden="true"/><text:tab/><text:reference-mark-start text:name="paragraphnumber_272"/>(<text:sequence text:ref-name="refparagraphnumber325" text:name="paragraphnumber" text:formula="ooow:1" style:num-format="a">a</text:sequence>)<text:reference-mark-end text:name="paragraphnumber_272"/><text:tab/>either in written form in an official language of the State, or</text:p>
      <text:p text:style-name="paragraph"><text:hidden-text text:condition="ooow:" text:string-value="P72:L35" text:is-hidden="true"/><text:tab/><text:reference-mark-start text:name="paragraphnumber_273"/>(<text:sequence text:ref-name="refparagraphnumber326" text:name="paragraphnumber" text:formula="ooow:paragraphnumber+1" style:num-format="a">b</text:sequence>)<text:reference-mark-end text:name="paragraphnumber_273"/><text:tab/>so as to enable the accounting records to be readily accessible and readily <text:hidden-text text:condition="ooow:" text:string-value="P72:L36" text:is-hidden="true"/>convertible into written form in an official language of the State.</text:p>
      <text:p text:style-name="shouldernote"><text:bookmark-start text:name="toc_book_153"/><text:soft-page-break/><text:hidden-text text:condition="ooow:" text:string-value="P73:L1" text:is-hidden="true"/>Where accounting records are to be kept<text:bookmark-end text:name="toc_book_153"/></text:p>
      <text:p text:style-name="subsection"><text:hidden-text text:condition="ooow:" text:string-value="P73:L2" text:is-hidden="true"/><text:reference-mark-start text:name="sectionnumber_88"/><text:span text:style-name="T9"><text:sequence text:ref-name="refsectionnumber108" text:name="sectionnumber" text:formula="ooow:sectionnumber+1" style:num-format="1">109</text:sequence></text:span><text:reference-mark-end text:name="sectionnumber_88"/><text:span text:style-name="T9">.</text:span><text:tab/><text:reference-mark-start text:name="subsectionnumber_341"/>(<text:sequence text:ref-name="refsubsectionnumber413" text:name="subsectionnumber" style:num-format="1">1</text:sequence>)<text:reference-mark-end text:name="subsectionnumber_341"/><text:tab/>Subject to <text:span text:style-name="T4">subsection </text:span><text:span text:style-name="T4"><text:reference-ref text:reference-format="text" text:ref-name="subsectionnumber_342">(2)</text:reference-ref></text:span>, an ICAV’s accounting records shall be kept at the registered <text:hidden-text text:condition="ooow:" text:string-value="P73:L3" text:is-hidden="true"/>office of the ICAV or at such other place as the directors think fit.</text:p>
      <text:p text:style-name="subsection"><text:hidden-text text:condition="ooow:" text:string-value="P73:L4" text:is-hidden="true"/><text:tab/><text:reference-mark-start text:name="subsectionnumber_342"/>(<text:sequence text:ref-name="refsubsectionnumber414" text:name="subsectionnumber" text:formula="ooow:subsectionnumber+1" style:num-format="1">2</text:sequence>)<text:reference-mark-end text:name="subsectionnumber_342"/><text:tab/>If accounting records are kept at a place outside the State, there shall be sent to and <text:hidden-text text:condition="ooow:" text:string-value="P73:L5" text:is-hidden="true"/>kept at a place in the State and be at all reasonable times open to inspection by the <text:hidden-text text:condition="ooow:" text:string-value="P73:L6" text:is-hidden="true"/>directors such information and returns relating to the business dealt with in the <text:hidden-text text:condition="ooow:" text:string-value="P73:L7" text:is-hidden="true"/>accounting records so kept as will⁠—</text:p>
      <text:p text:style-name="paragraph"><text:hidden-text text:condition="ooow:" text:string-value="P73:L8" text:is-hidden="true"/><text:tab/><text:reference-mark-start text:name="paragraphnumber_274"/>(<text:sequence text:ref-name="refparagraphnumber327" text:name="paragraphnumber" text:formula="ooow:1" style:num-format="a">a</text:sequence>)<text:reference-mark-end text:name="paragraphnumber_274"/><text:tab/>disclose with reasonable accuracy the financial position of that business at <text:hidden-text text:condition="ooow:" text:string-value="P73:L9" text:is-hidden="true"/>intervals not exceeding 6 months, and</text:p>
      <text:p text:style-name="paragraph"><text:hidden-text text:condition="ooow:" text:string-value="P73:L10" text:is-hidden="true"/><text:tab/><text:reference-mark-start text:name="paragraphnumber_275"/>(<text:sequence text:ref-name="refparagraphnumber328" text:name="paragraphnumber" text:formula="ooow:paragraphnumber+1" style:num-format="a">b</text:sequence>)<text:reference-mark-end text:name="paragraphnumber_275"/><text:tab/>enable to be prepared in accordance with this Act the ICAV’s balance sheet, its <text:hidden-text text:condition="ooow:" text:string-value="P73:L11" text:is-hidden="true"/>profit and loss account or income and expenditure account and any document <text:hidden-text text:condition="ooow:" text:string-value="P73:L12" text:is-hidden="true"/>annexed to any of those documents giving information which is required by this <text:hidden-text text:condition="ooow:" text:string-value="P73:L13" text:is-hidden="true"/>Act and is thereby allowed to be so given.</text:p>
      <text:p text:style-name="shouldernote"><text:bookmark-start text:name="toc_book_154"/><text:hidden-text text:condition="ooow:" text:string-value="P73:L14" text:is-hidden="true"/>Access to accounting records<text:bookmark-end text:name="toc_book_154"/></text:p>
      <text:p text:style-name="section"><text:hidden-text text:condition="ooow:" text:string-value="P73:L15" text:is-hidden="true"/><text:reference-mark-start text:name="sectionnumber_89"/><text:span text:style-name="T9"><text:sequence text:ref-name="refsectionnumber109" text:name="sectionnumber" text:formula="ooow:sectionnumber+1" style:num-format="1">110</text:sequence></text:span><text:reference-mark-end text:name="sectionnumber_89"/><text:span text:style-name="T9">.</text:span><text:tab/>An ICAV shall make its accounting records, and any information and returns referred to <text:hidden-text text:condition="ooow:" text:string-value="P73:L16" text:is-hidden="true"/>in <text:span text:style-name="T6">section </text:span><text:span text:style-name="T6"><text:reference-ref text:reference-format="text" text:ref-name="sectionnumber_88">109</text:reference-ref></text:span><text:span text:style-name="T6"><text:reference-ref text:reference-format="text" text:ref-name="subsectionnumber_342">(2)</text:reference-ref></text:span>, available in written form in an official language of the State at all <text:hidden-text text:condition="ooow:" text:string-value="P73:L17" text:is-hidden="true"/>reasonable times for inspection without charge by the officers of the ICAV and by other <text:hidden-text text:condition="ooow:" text:string-value="P73:L18" text:is-hidden="true"/>persons entitled pursuant to this Act to inspect the accounting records of the ICAV.</text:p>
      <text:p text:style-name="shouldernote"><text:bookmark-start text:name="toc_book_155"/><text:hidden-text text:condition="ooow:" text:string-value="P73:L19" text:is-hidden="true"/>Retention of accounting records<text:bookmark-end text:name="toc_book_155"/></text:p>
      <text:p text:style-name="section"><text:hidden-text text:condition="ooow:" text:string-value="P73:L20" text:is-hidden="true"/><text:reference-mark-start text:name="sectionnumber_90"/><text:span text:style-name="T9"><text:sequence text:ref-name="refsectionnumber110" text:name="sectionnumber" text:formula="ooow:sectionnumber+1" style:num-format="1">111</text:sequence></text:span><text:reference-mark-end text:name="sectionnumber_90"/><text:span text:style-name="T9">.</text:span><text:tab/>Accounting records required to be kept by<text:span text:style-name="T17"> </text:span><text:span text:style-name="T6">section </text:span><text:span text:style-name="T6"><text:reference-ref text:reference-format="text" text:ref-name="sectionnumber_86">107</text:reference-ref></text:span>, and any information and returns <text:hidden-text text:condition="ooow:" text:string-value="P73:L21" text:is-hidden="true"/>referred to in <text:span text:style-name="T6">section </text:span><text:span text:style-name="T6"><text:reference-ref text:reference-format="text" text:ref-name="sectionnumber_88">109</text:reference-ref></text:span><text:span text:style-name="T6"><text:reference-ref text:reference-format="text" text:ref-name="subsectionnumber_342">(2)</text:reference-ref></text:span>, shall be preserved by the ICAV for a period of at least 6 <text:hidden-text text:condition="ooow:" text:string-value="P73:L22" text:is-hidden="true"/>years after the latest date to which they relate.</text:p>
      <text:p text:style-name="shouldernote"><text:bookmark-start text:name="toc_book_156"/><text:hidden-text text:condition="ooow:" text:string-value="P73:L23" text:is-hidden="true"/>Accounting records: offences<text:bookmark-end text:name="toc_book_156"/></text:p>
      <text:p text:style-name="subsection"><text:hidden-text text:condition="ooow:" text:string-value="P73:L24" text:is-hidden="true"/><text:reference-mark-start text:name="sectionnumber_91"/><text:span text:style-name="T9"><text:sequence text:ref-name="refsectionnumber111" text:name="sectionnumber" text:formula="ooow:sectionnumber+1" style:num-format="1">112</text:sequence></text:span><text:reference-mark-end text:name="sectionnumber_91"/><text:span text:style-name="T9">.</text:span><text:tab/><text:reference-mark-start text:name="subsectionnumber_343"/>(<text:sequence text:ref-name="refsubsectionnumber415" text:name="subsectionnumber" style:num-format="1">1</text:sequence>)<text:reference-mark-end text:name="subsectionnumber_343"/><text:tab/>An ICAV that contravenes any of <text:span text:style-name="T6">sections </text:span><text:span text:style-name="T6"><text:reference-ref text:reference-format="text" text:ref-name="sectionnumber_86">107</text:reference-ref></text:span><text:span text:style-name="T17"> to </text:span><text:span text:style-name="T6"><text:reference-ref text:reference-format="text" text:ref-name="sectionnumber_90">111</text:reference-ref></text:span> commits a category 1 offence.</text:p>
      <text:p text:style-name="subsection"><text:hidden-text text:condition="ooow:" text:string-value="P73:L25" text:is-hidden="true"/><text:tab/><text:reference-mark-start text:name="subsectionnumber_344"/>(<text:sequence text:ref-name="refsubsectionnumber416" text:name="subsectionnumber" text:formula="ooow:subsectionnumber+1" style:num-format="1">2</text:sequence>)<text:reference-mark-end text:name="subsectionnumber_344"/><text:tab/>A director of an ICAV who fails to take all reasonable steps to secure compliance by <text:hidden-text text:condition="ooow:" text:string-value="P73:L26" text:is-hidden="true"/>the ICAV with the requirements of any of <text:span text:style-name="T6">sections </text:span><text:span text:style-name="T6"><text:reference-ref text:reference-format="text" text:ref-name="sectionnumber_86">107</text:reference-ref></text:span><text:span text:style-name="T17"> to </text:span><text:span text:style-name="T6"><text:reference-ref text:reference-format="text" text:ref-name="sectionnumber_90">111</text:reference-ref></text:span>, or has by his or her own <text:hidden-text text:condition="ooow:" text:string-value="P73:L27" text:is-hidden="true"/>intentional act been the cause of any default by the ICAV under any of them, commits <text:hidden-text text:condition="ooow:" text:string-value="P73:L28" text:is-hidden="true"/>a category 1 offence.</text:p>
      <text:p text:style-name="subsection"><text:hidden-text text:condition="ooow:" text:string-value="P73:L29" text:is-hidden="true"/><text:tab/><text:reference-mark-start text:name="subsectionnumber_345"/>(<text:sequence text:ref-name="refsubsectionnumber417" text:name="subsectionnumber" text:formula="ooow:subsectionnumber+1" style:num-format="1">3</text:sequence>)<text:reference-mark-end text:name="subsectionnumber_345"/><text:tab/>In any proceedings against a person in respect of an offence under <text:span text:style-name="T4">subsection </text:span><text:span text:style-name="T4"><text:reference-ref text:reference-format="text" text:ref-name="subsectionnumber_344">(2)</text:reference-ref></text:span> <text:hidden-text text:condition="ooow:" text:string-value="P73:L30" text:is-hidden="true"/>consisting of a failure to take reasonable steps to secure compliance by an ICAV with <text:hidden-text text:condition="ooow:" text:string-value="P73:L31" text:is-hidden="true"/>the requirements of any of <text:span text:style-name="T6">sections </text:span><text:span text:style-name="T6"><text:reference-ref text:reference-format="text" text:ref-name="sectionnumber_86">107</text:reference-ref></text:span><text:span text:style-name="T17"> to </text:span><text:span text:style-name="T6"><text:reference-ref text:reference-format="text" text:ref-name="sectionnumber_90">111</text:reference-ref></text:span>, it shall be a defence to prove both of <text:hidden-text text:condition="ooow:" text:string-value="P73:L32" text:is-hidden="true"/>the following:</text:p>
      <text:p text:style-name="paragraph"><text:hidden-text text:condition="ooow:" text:string-value="P73:L33" text:is-hidden="true"/><text:tab/><text:reference-mark-start text:name="paragraphnumber_276"/>(<text:sequence text:ref-name="refparagraphnumber329" text:name="paragraphnumber" text:formula="ooow:1" style:num-format="a">a</text:sequence>)<text:reference-mark-end text:name="paragraphnumber_276"/><text:tab/>that the defendant had reasonable grounds for believing and did believe that a <text:hidden-text text:condition="ooow:" text:string-value="P73:L34" text:is-hidden="true"/>competent and reliable person was⁠—</text:p>
      <text:p text:style-name="subparagraph"><text:hidden-text text:condition="ooow:" text:string-value="P73:L35" text:is-hidden="true"/><text:tab/><text:reference-mark-start text:name="subparagraphnumber_32"/>(<text:sequence text:ref-name="refsubparagraphnumber64" text:name="subparagraphnumber" text:formula="ooow:1" style:num-format="i">i</text:sequence>)<text:reference-mark-end text:name="subparagraphnumber_32"/><text:tab/>charged with the duty of ensuring that those requirements were complied <text:hidden-text text:condition="ooow:" text:string-value="P73:L36" text:is-hidden="true"/>with, and</text:p>
      <text:p text:style-name="subparagraph"><text:hidden-text text:condition="ooow:" text:string-value="P73:L37" text:is-hidden="true"/><text:tab/><text:reference-mark-start text:name="subparagraphnumber_33"/>(<text:sequence text:ref-name="refsubparagraphnumber65" text:name="subparagraphnumber" text:formula="ooow:subparagraphnumber+1" style:num-format="i">ii</text:sequence>)<text:reference-mark-end text:name="subparagraphnumber_33"/><text:tab/>in a position to discharge that duty;</text:p>
      <text:p text:style-name="paragraph"><text:hidden-text text:condition="ooow:" text:string-value="P73:L38" text:is-hidden="true"/><text:tab/><text:reference-mark-start text:name="paragraphnumber_277"/>(<text:sequence text:ref-name="refparagraphnumber330" text:name="paragraphnumber" text:formula="ooow:paragraphnumber+1" style:num-format="a">b</text:sequence>)<text:reference-mark-end text:name="paragraphnumber_277"/><text:tab/>that the discharge of that duty by such competent and reliable person was <text:hidden-text text:condition="ooow:" text:string-value="P73:L39" text:is-hidden="true"/>monitored by the defendant by means of reasonable methods properly used.</text:p>
      <text:p text:style-name="P12"><text:bookmark-start text:name="toc_book_157"/><text:soft-page-break/><text:hidden-text text:condition="ooow:" text:string-value="P74:L1" text:is-hidden="true"/>Personal liability of officers where adequate accounting records not kept<text:bookmark-end text:name="toc_book_157"/></text:p>
      <text:p text:style-name="subsection"><text:hidden-text text:condition="ooow:" text:string-value="P74:L2" text:is-hidden="true"/><text:reference-mark-start text:name="sectionnumber_92"/><text:span text:style-name="T9"><text:sequence text:ref-name="refsectionnumber112" text:name="sectionnumber" text:formula="ooow:sectionnumber+1" style:num-format="1">113</text:sequence></text:span><text:reference-mark-end text:name="sectionnumber_92"/><text:span text:style-name="T9">.</text:span><text:tab/><text:reference-mark-start text:name="subsectionnumber_347"/>(<text:sequence text:ref-name="refsubsectionnumber418" text:name="subsectionnumber" style:num-format="1">1</text:sequence>)<text:reference-mark-end text:name="subsectionnumber_347"/><text:tab/>Subject to <text:span text:style-name="T4">subsection </text:span><text:span text:style-name="T4"><text:reference-ref text:reference-format="text" text:ref-name="subsectionnumber_348">(2)</text:reference-ref></text:span>, if⁠—</text:p>
      <text:p text:style-name="paragraph"><text:hidden-text text:condition="ooow:" text:string-value="P74:L3" text:is-hidden="true"/><text:tab/><text:reference-mark-start text:name="paragraphnumber_278"/>(<text:sequence text:ref-name="refparagraphnumber331" text:name="paragraphnumber" text:formula="ooow:1" style:num-format="a">a</text:sequence>)<text:reference-mark-end text:name="paragraphnumber_278"/><text:tab/>an ICAV that is being wound up and that is unable to pay all of its debts has <text:hidden-text text:condition="ooow:" text:string-value="P74:L4" text:is-hidden="true"/>contravened any of <text:span text:style-name="T6">sections </text:span><text:span text:style-name="T6"><text:reference-ref text:reference-format="text" text:ref-name="sectionnumber_86">107</text:reference-ref></text:span><text:span text:style-name="T17"> to </text:span><text:span text:style-name="T6"><text:reference-ref text:reference-format="text" text:ref-name="sectionnumber_90">111</text:reference-ref></text:span>, and</text:p>
      <text:p text:style-name="paragraph"><text:hidden-text text:condition="ooow:" text:string-value="P74:L5" text:is-hidden="true"/><text:tab/><text:reference-mark-start text:name="paragraphnumber_279"/>(<text:sequence text:ref-name="refparagraphnumber332" text:name="paragraphnumber" text:formula="ooow:paragraphnumber+1" style:num-format="a">b</text:sequence>)<text:reference-mark-end text:name="paragraphnumber_279"/><text:tab/>the High Court considers that such contravention⁠—</text:p>
      <text:p text:style-name="subparagraph"><text:hidden-text text:condition="ooow:" text:string-value="P74:L6" text:is-hidden="true"/><text:tab/><text:reference-mark-start text:name="subparagraphnumber_34"/>(<text:sequence text:ref-name="refsubparagraphnumber66" text:name="subparagraphnumber" text:formula="ooow:1" style:num-format="i">i</text:sequence>)<text:reference-mark-end text:name="subparagraphnumber_34"/><text:tab/>has contributed to the ICAV’s inability to pay all of its debts,</text:p>
      <text:p text:style-name="subparagraph"><text:hidden-text text:condition="ooow:" text:string-value="P74:L7" text:is-hidden="true"/><text:tab/><text:reference-mark-start text:name="subparagraphnumber_35"/>(<text:sequence text:ref-name="refsubparagraphnumber67" text:name="subparagraphnumber" text:formula="ooow:subparagraphnumber+1" style:num-format="i">ii</text:sequence>)<text:reference-mark-end text:name="subparagraphnumber_35"/><text:tab/>has resulted in substantial uncertainty as to the assets and liabilities of the <text:hidden-text text:condition="ooow:" text:string-value="P74:L8" text:is-hidden="true"/>ICAV, or</text:p>
      <text:p text:style-name="subparagraph"><text:hidden-text text:condition="ooow:" text:string-value="P74:L9" text:is-hidden="true"/><text:tab/><text:reference-mark-start text:name="subparagraphnumber_36"/>(<text:sequence text:ref-name="refsubparagraphnumber68" text:name="subparagraphnumber" text:formula="ooow:subparagraphnumber+1" style:num-format="i">iii</text:sequence>)<text:reference-mark-end text:name="subparagraphnumber_36"/><text:tab/>has substantially impeded the orderly winding up of the ICAV,</text:p>
      <text:p text:style-name="subsection"><text:hidden-text text:condition="ooow:" text:string-value="P74:L10" text:is-hidden="true"/><text:tab/><text:tab/>the High Court, on the application of the liquidator or any creditor or contributory of <text:hidden-text text:condition="ooow:" text:string-value="P74:L11" text:is-hidden="true"/>the ICAV, has the following power.</text:p>
      <text:p text:style-name="subsection"><text:hidden-text text:condition="ooow:" text:string-value="P74:L12" text:is-hidden="true"/><text:tab/><text:reference-mark-start text:name="subsectionnumber_348"/>(<text:sequence text:ref-name="refsubsectionnumber419" text:name="subsectionnumber" text:formula="ooow:subsectionnumber+1" style:num-format="1">2</text:sequence>)<text:reference-mark-end text:name="subsectionnumber_348"/><text:tab/>The power of the High Court is to declare, if it thinks it proper to do so, that any one <text:hidden-text text:condition="ooow:" text:string-value="P74:L13" text:is-hidden="true"/>or more of the officers and former officers of the ICAV who is or are in default shall <text:hidden-text text:condition="ooow:" text:string-value="P74:L14" text:is-hidden="true"/>be personally liable, without any limitation of liability, for all, or such part as may be <text:hidden-text text:condition="ooow:" text:string-value="P74:L15" text:is-hidden="true"/>specified by the High Court, of the debts and other liabilities of the ICAV.</text:p>
      <text:p text:style-name="subsection"><text:hidden-text text:condition="ooow:" text:string-value="P74:L16" text:is-hidden="true"/><text:tab/><text:reference-mark-start text:name="subsectionnumber_349"/>(<text:sequence text:ref-name="refsubsectionnumber420" text:name="subsectionnumber" text:formula="ooow:subsectionnumber+1" style:num-format="1">3</text:sequence>)<text:reference-mark-end text:name="subsectionnumber_349"/><text:tab/>On the hearing of an application under this section, the person bringing the <text:hidden-text text:condition="ooow:" text:string-value="P74:L17" text:is-hidden="true"/>application may give evidence or call witnesses.</text:p>
      <text:p text:style-name="subsection"><text:hidden-text text:condition="ooow:" text:string-value="P74:L18" text:is-hidden="true"/><text:tab/><text:reference-mark-start text:name="subsectionnumber_350"/>(<text:sequence text:ref-name="refsubsectionnumber421" text:name="subsectionnumber" text:formula="ooow:subsectionnumber+1" style:num-format="1">4</text:sequence>)<text:reference-mark-end text:name="subsectionnumber_350"/><text:tab/>Where the High Court makes a declaration under <text:span text:style-name="T4">subsection </text:span><text:span text:style-name="T4"><text:reference-ref text:reference-format="text" text:ref-name="subsectionnumber_347">(1)</text:reference-ref></text:span>, it may give such <text:hidden-text text:condition="ooow:" text:string-value="P74:L19" text:is-hidden="true"/>directions as it thinks proper for the purpose of giving effect to the declaration.</text:p>
      <text:p text:style-name="subsection"><text:hidden-text text:condition="ooow:" text:string-value="P74:L20" text:is-hidden="true"/><text:tab/><text:reference-mark-start text:name="subsectionnumber_351"/>(<text:sequence text:ref-name="refsubsectionnumber422" text:name="subsectionnumber" text:formula="ooow:subsectionnumber+1" style:num-format="1">5</text:sequence>)<text:reference-mark-end text:name="subsectionnumber_351"/><text:tab/>In particular the order providing for the declaration, or a supplemental order, may <text:hidden-text text:condition="ooow:" text:string-value="P74:L21" text:is-hidden="true"/>include provision for making the liability of any person under the declaration (the <text:hidden-text text:condition="ooow:" text:string-value="P74:L22" text:is-hidden="true"/>“respondent”) a charge on⁠—</text:p>
      <text:p text:style-name="paragraph"><text:hidden-text text:condition="ooow:" text:string-value="P74:L23" text:is-hidden="true"/><text:tab/><text:reference-mark-start text:name="paragraphnumber_280"/>(<text:sequence text:ref-name="refparagraphnumber333" text:name="paragraphnumber" text:formula="ooow:1" style:num-format="a">a</text:sequence>)<text:reference-mark-end text:name="paragraphnumber_280"/><text:tab/>any debt or obligation due from the ICAV to the respondent, or</text:p>
      <text:p text:style-name="paragraph"><text:hidden-text text:condition="ooow:" text:string-value="P74:L24" text:is-hidden="true"/><text:tab/><text:reference-mark-start text:name="paragraphnumber_281"/>(<text:sequence text:ref-name="refparagraphnumber334" text:name="paragraphnumber" text:formula="ooow:paragraphnumber+1" style:num-format="a">b</text:sequence>)<text:reference-mark-end text:name="paragraphnumber_281"/><text:tab/>any mortgage or charge, or any interest in any mortgage or charge, on any assets <text:hidden-text text:condition="ooow:" text:string-value="P74:L25" text:is-hidden="true"/>of the ICAV held by or vested in⁠—</text:p>
      <text:p text:style-name="subparagraph"><text:hidden-text text:condition="ooow:" text:string-value="P74:L26" text:is-hidden="true"/><text:tab/><text:reference-mark-start text:name="subparagraphnumber_37"/>(<text:sequence text:ref-name="refsubparagraphnumber69" text:name="subparagraphnumber" text:formula="ooow:1" style:num-format="i">i</text:sequence>)<text:reference-mark-end text:name="subparagraphnumber_37"/><text:tab/>the respondent or any person on the respondent’s behalf, or</text:p>
      <text:p text:style-name="subparagraph"><text:hidden-text text:condition="ooow:" text:string-value="P74:L27" text:is-hidden="true"/><text:tab/><text:reference-mark-start text:name="subparagraphnumber_38"/>(<text:sequence text:ref-name="refsubparagraphnumber70" text:name="subparagraphnumber" text:formula="ooow:subparagraphnumber+1" style:num-format="i">ii</text:sequence>)<text:reference-mark-end text:name="subparagraphnumber_38"/><text:tab/>any person claiming as assignee from or through the respondent or any <text:hidden-text text:condition="ooow:" text:string-value="P74:L28" text:is-hidden="true"/>person acting on the behalf of any such person.</text:p>
      <text:p text:style-name="subsection"><text:hidden-text text:condition="ooow:" text:string-value="P74:L29" text:is-hidden="true"/><text:tab/><text:reference-mark-start text:name="subsectionnumber_352"/>(<text:sequence text:ref-name="refsubsectionnumber423" text:name="subsectionnumber" text:formula="ooow:subsectionnumber+1" style:num-format="1">6</text:sequence>)<text:reference-mark-end text:name="subsectionnumber_352"/><text:tab/>The High Court may from time to time make such further order as may be necessary <text:hidden-text text:condition="ooow:" text:string-value="P74:L30" text:is-hidden="true"/>for the purpose of enforcing any charge imposed under <text:span text:style-name="T4">subsection </text:span><text:span text:style-name="T4"><text:reference-ref text:reference-format="text" text:ref-name="subsectionnumber_351">(5)</text:reference-ref></text:span>.</text:p>
      <text:p text:style-name="subsection"><text:hidden-text text:condition="ooow:" text:string-value="P74:L31" text:is-hidden="true"/><text:tab/><text:reference-mark-start text:name="subsectionnumber_353"/>(<text:sequence text:ref-name="refsubsectionnumber424" text:name="subsectionnumber" text:formula="ooow:subsectionnumber+1" style:num-format="1">7</text:sequence>)<text:reference-mark-end text:name="subsectionnumber_353"/><text:tab/>In <text:span text:style-name="T4">subsection </text:span><text:span text:style-name="T4"><text:reference-ref text:reference-format="text" text:ref-name="subsectionnumber_351">(5)</text:reference-ref></text:span><text:span text:style-name="T4"><text:reference-ref text:reference-format="text" text:ref-name="paragraphnumber_281">(b)</text:reference-ref></text:span><text:span text:style-name="T4"><text:reference-ref text:reference-format="text" text:ref-name="subparagraphnumber_38">(ii)</text:reference-ref></text:span> “assignee” includes any person to whom or in whose favour, <text:hidden-text text:condition="ooow:" text:string-value="P74:L32" text:is-hidden="true"/>by the directions of the person liable under the declaration, the debt, obligation, <text:hidden-text text:condition="ooow:" text:string-value="P74:L33" text:is-hidden="true"/>mortgage or charge was created, issued or transferred or the interest created but does <text:hidden-text text:condition="ooow:" text:string-value="P74:L34" text:is-hidden="true"/>not include an assignee for valuable consideration (not including consideration by <text:hidden-text text:condition="ooow:" text:string-value="P74:L35" text:is-hidden="true"/>way of marriage) given in good faith and without notice of any of the matters on the <text:hidden-text text:condition="ooow:" text:string-value="P74:L36" text:is-hidden="true"/>ground of which the declaration is made.</text:p>
      <text:p text:style-name="subsection"><text:hidden-text text:condition="ooow:" text:string-value="P74:L37" text:is-hidden="true"/><text:tab/><text:reference-mark-start text:name="subsectionnumber_354"/>(<text:sequence text:ref-name="refsubsectionnumber425" text:name="subsectionnumber" text:formula="ooow:subsectionnumber+1" style:num-format="1">8</text:sequence>)<text:reference-mark-end text:name="subsectionnumber_354"/><text:tab/>The High Court shall not make a declaration under this section in respect of a person <text:hidden-text text:condition="ooow:" text:string-value="P74:L38" text:is-hidden="true"/>if it considers that⁠—</text:p>
      <text:p text:style-name="paragraph"><text:hidden-text text:condition="ooow:" text:string-value="P74:L39" text:is-hidden="true"/><text:tab/><text:reference-mark-start text:name="paragraphnumber_282"/>(<text:sequence text:ref-name="refparagraphnumber335" text:name="paragraphnumber" text:formula="ooow:1" style:num-format="a">a</text:sequence>)<text:reference-mark-end text:name="paragraphnumber_282"/><text:tab/>the person took all reasonable steps to secure compliance by the ICAV with <text:hidden-text text:condition="ooow:" text:string-value="P74:L40" text:is-hidden="true"/><text:span text:style-name="T6">sections </text:span><text:span text:style-name="T6"><text:reference-ref text:reference-format="text" text:ref-name="sectionnumber_86">107</text:reference-ref></text:span><text:span text:style-name="T17"> to </text:span><text:span text:style-name="T6"><text:reference-ref text:reference-format="text" text:ref-name="sectionnumber_90">111</text:reference-ref></text:span><text:span text:style-name="T15">,</text:span> or</text:p>
      <text:p text:style-name="paragraph"><text:soft-page-break/><text:hidden-text text:condition="ooow:" text:string-value="P75:L1" text:is-hidden="true"/><text:tab/><text:reference-mark-start text:name="paragraphnumber_283"/>(<text:sequence text:ref-name="refparagraphnumber336" text:name="paragraphnumber" text:formula="ooow:paragraphnumber+1" style:num-format="a">b</text:sequence>)<text:reference-mark-end text:name="paragraphnumber_283"/><text:tab/>the person had reasonable grounds for believing and did believe that a competent <text:hidden-text text:condition="ooow:" text:string-value="P75:L2" text:is-hidden="true"/>and reliable person, acting under the supervision or control of a director of the <text:hidden-text text:condition="ooow:" text:string-value="P75:L3" text:is-hidden="true"/>ICAV who has been formally allocated such responsibility, was⁠—</text:p>
      <text:p text:style-name="subparagraph"><text:hidden-text text:condition="ooow:" text:string-value="P75:L4" text:is-hidden="true"/><text:tab/><text:reference-mark-start text:name="subparagraphnumber_39"/>(<text:sequence text:ref-name="refsubparagraphnumber71" text:name="subparagraphnumber" text:formula="ooow:1" style:num-format="i">i</text:sequence>)<text:reference-mark-end text:name="subparagraphnumber_39"/><text:tab/>charged with the duty of ensuring that those sections were complied with, <text:hidden-text text:condition="ooow:" text:string-value="P75:L5" text:is-hidden="true"/>and</text:p>
      <text:p text:style-name="subparagraph"><text:hidden-text text:condition="ooow:" text:string-value="P75:L6" text:is-hidden="true"/><text:tab/><text:reference-mark-start text:name="subparagraphnumber_40"/>(<text:sequence text:ref-name="refsubparagraphnumber72" text:name="subparagraphnumber" text:formula="ooow:subparagraphnumber+1" style:num-format="i">ii</text:sequence>)<text:reference-mark-end text:name="subparagraphnumber_40"/><text:tab/>in a position to discharge that duty.</text:p>
      <text:p text:style-name="subsection"><text:hidden-text text:condition="ooow:" text:string-value="P75:L7" text:is-hidden="true"/><text:tab/><text:reference-mark-start text:name="subsectionnumber_355"/>(<text:sequence text:ref-name="refsubsectionnumber426" text:name="subsectionnumber" text:formula="ooow:subsectionnumber+1" style:num-format="1">9</text:sequence>)<text:reference-mark-end text:name="subsectionnumber_355"/><text:tab/>This section shall have effect even if the person concerned may be criminally liable in <text:hidden-text text:condition="ooow:" text:string-value="P75:L8" text:is-hidden="true"/>respect of the matters on the ground of which the declaration is to be made.</text:p>
      <text:p text:style-name="chapternumber"><text:bookmark-start text:name="toc_book_158"/><text:hidden-text text:condition="ooow:" text:string-value="P75:L9" text:is-hidden="true"/>Chapter <text:reference-mark-start text:name="chapternumber_12"/><text:sequence text:ref-name="refchapternumber15" text:name="chapternumber" text:formula="ooow:chapternumber+1" style:num-format="1">2</text:sequence><text:bookmark-end text:name="toc_book_158"/><text:reference-mark-end text:name="chapternumber_12"/></text:p>
      <text:p text:style-name="chaptertitle"><text:bookmark-start text:name="toc_book_159"/><text:hidden-text text:condition="ooow:" text:string-value="P75:L10" text:is-hidden="true"/>Annual accounts<text:bookmark-end text:name="toc_book_159"/></text:p>
      <text:p text:style-name="shouldernote"><text:bookmark-start text:name="toc_book_160"/><text:hidden-text text:condition="ooow:" text:string-value="P75:L11" text:is-hidden="true"/>Annual accounts<text:bookmark-end text:name="toc_book_160"/></text:p>
      <text:p text:style-name="subsection"><text:hidden-text text:condition="ooow:" text:string-value="P75:L12" text:is-hidden="true"/><text:reference-mark-start text:name="sectionnumber_93"/><text:span text:style-name="T9"><text:sequence text:ref-name="refsectionnumber113" text:name="sectionnumber" text:formula="ooow:sectionnumber+1" style:num-format="1">114</text:sequence></text:span><text:reference-mark-end text:name="sectionnumber_93"/><text:span text:style-name="T9">.</text:span><text:tab/><text:reference-mark-start text:name="subsectionnumber_356"/>(<text:sequence text:ref-name="refsubsectionnumber427" text:name="subsectionnumber" style:num-format="1">1</text:sequence>)<text:reference-mark-end text:name="subsectionnumber_356"/><text:tab/>The directors of an ICAV shall prepare accounts for each financial year.</text:p>
      <text:p text:style-name="subsection"><text:hidden-text text:condition="ooow:" text:string-value="P75:L13" text:is-hidden="true"/><text:tab/><text:reference-mark-start text:name="subsectionnumber_357"/>(<text:sequence text:ref-name="refsubsectionnumber428" text:name="subsectionnumber" text:formula="ooow:subsectionnumber+1" style:num-format="1">2</text:sequence>)<text:reference-mark-end text:name="subsectionnumber_357"/><text:tab/>The accounts shall include the following:</text:p>
      <text:p text:style-name="paragraph"><text:hidden-text text:condition="ooow:" text:string-value="P75:L14" text:is-hidden="true"/><text:tab/><text:reference-mark-start text:name="paragraphnumber_284"/>(<text:sequence text:ref-name="refparagraphnumber337" text:name="paragraphnumber" text:formula="ooow:1" style:num-format="a">a</text:sequence>)<text:reference-mark-end text:name="paragraphnumber_284"/><text:tab/>a balance sheet or statement of assets and liabilities;</text:p>
      <text:p text:style-name="paragraph"><text:hidden-text text:condition="ooow:" text:string-value="P75:L15" text:is-hidden="true"/><text:tab/><text:reference-mark-start text:name="paragraphnumber_285"/>(<text:sequence text:ref-name="refparagraphnumber338" text:name="paragraphnumber" text:formula="ooow:paragraphnumber+1" style:num-format="a">b</text:sequence>)<text:reference-mark-end text:name="paragraphnumber_285"/><text:tab/>a detailed income and expenditure account for the financial year;<text:bookmark-start text:name="1415120737549"/></text:p>
      <text:p text:style-name="P64"><text:hidden-text text:condition="ooow:" text:string-value="P75:L16" text:is-hidden="true"/><text:tab/><text:reference-mark-start text:name="paragraphnumber_323_AIC_04/11/2014_61240"/>(<text:sequence text:ref-name="refparagraphnumber339" text:name="paragraphnumber" text:formula="ooow:paragraphnumber+1" style:num-format="a">c</text:sequence>)<text:reference-mark-end text:name="paragraphnumber_323_AIC_04/11/2014_61240"/><text:tab/>the other information provided for in the <text:span text:style-name="T4">Schedule</text:span>.</text:p>
      <text:p text:style-name="P65"><text:hidden-text text:condition="ooow:" text:string-value="P75:L17" text:is-hidden="true"/><text:tab/><text:reference-mark-start text:name="subsectionnumber_488_AIC_04/11/2014_61245"/>(<text:sequence text:ref-name="refsubsectionnumber429" text:name="subsectionnumber" text:formula="ooow:subsectionnumber+1" style:num-format="1">3</text:sequence>)<text:reference-mark-end text:name="subsectionnumber_488_AIC_04/11/2014_61245"/><text:tab/>The annual accounts shall give a true and fair view of the assets, liabilities and <text:hidden-text text:condition="ooow:" text:string-value="P75:L18" text:is-hidden="true"/>financial position of the ICAV at the end of the financial year and of the profit or loss <text:hidden-text text:condition="ooow:" text:string-value="P75:L19" text:is-hidden="true"/>of the ICAV for the financial year.</text:p>
      <text:p text:style-name="P65"><text:hidden-text text:condition="ooow:" text:string-value="P75:L20" text:is-hidden="true"/><text:tab/><text:reference-mark-start text:name="subsectionnumber_488_AIC_04/11/2014_61252"/>(<text:sequence text:ref-name="refsubsectionnumber430" text:name="subsectionnumber" text:formula="ooow:subsectionnumber+1" style:num-format="1">4</text:sequence>)<text:reference-mark-end text:name="subsectionnumber_488_AIC_04/11/2014_61252"/><text:tab/>The annual accounts may be prepared in accordance with⁠—</text:p>
      <text:p text:style-name="P64"><text:hidden-text text:condition="ooow:" text:string-value="P75:L21" text:is-hidden="true"/><text:tab/><text:reference-mark-start text:name="paragraphnumber_323_AIC_04/11/2014_61258"/>(<text:sequence text:ref-name="refparagraphnumber340" text:name="paragraphnumber" text:formula="ooow:1.0" style:num-format="a">a</text:sequence>)<text:reference-mark-end text:name="paragraphnumber_323_AIC_04/11/2014_61258"/><text:tab/>generally accepted accounting practice in the State,</text:p>
      <text:p text:style-name="P64"><text:hidden-text text:condition="ooow:" text:string-value="P75:L22" text:is-hidden="true"/><text:tab/><text:reference-mark-start text:name="paragraphnumber_323_AIC_04/11/2014_61264"/>(<text:sequence text:ref-name="refparagraphnumber341" text:name="paragraphnumber" text:formula="ooow:paragraphnumber+1" style:num-format="a">b</text:sequence>)<text:reference-mark-end text:name="paragraphnumber_323_AIC_04/11/2014_61264"/><text:tab/>international financial reporting standards, or</text:p>
      <text:p text:style-name="paragraph"><text:hidden-text text:condition="ooow:" text:string-value="P75:L23" text:is-hidden="true"/><text:span text:style-name="T20"><text:tab/></text:span><text:reference-mark-start text:name="paragraphnumber_323_AIC_04/11/2014_61277"/><text:span text:style-name="T20">(</text:span><text:span text:style-name="T20"><text:sequence text:ref-name="refparagraphnumber342" text:name="paragraphnumber" text:formula="ooow:paragraphnumber+1" style:num-format="a">c</text:sequence></text:span><text:span text:style-name="T20">)</text:span><text:reference-mark-end text:name="paragraphnumber_323_AIC_04/11/2014_61277"/><text:span text:style-name="T20"><text:tab/>subject to </text:span><text:bookmark-start text:name="1421838664089"/><text:span text:style-name="T26">subsection </text:span><text:bookmark-end text:name="1421838664089"/><text:span text:style-name="T26"><text:reference-ref text:reference-format="text" text:ref-name="subsectionnumber_488_AIC_04/11/2014_61294">(5)</text:reference-ref></text:span><text:span text:style-name="T20">, an alternative body of accounting standards.</text:span></text:p>
      <text:p text:style-name="P65"><text:hidden-text text:condition="ooow:" text:string-value="P75:L24" text:is-hidden="true"/><text:tab/><text:reference-mark-start text:name="subsectionnumber_488_AIC_04/11/2014_61294"/>(<text:sequence text:ref-name="refsubsectionnumber431" text:name="subsectionnumber" text:formula="ooow:subsectionnumber+1" style:num-format="1">5</text:sequence>)<text:reference-mark-end text:name="subsectionnumber_488_AIC_04/11/2014_61294"/><text:tab/>To the extent that the use of any alternative body of accounting standards does not <text:hidden-text text:condition="ooow:" text:string-value="P75:L25" text:is-hidden="true"/>contravene any provision of this Part, a true and fair view of the assets and liabilities, <text:hidden-text text:condition="ooow:" text:string-value="P75:L26" text:is-hidden="true"/>financial position and profit or loss of an ICAV may be given by the use by the ICAV <text:hidden-text text:condition="ooow:" text:string-value="P75:L27" text:is-hidden="true"/>of those standards in the preparation of its annual accounts.</text:p>
      <text:p text:style-name="subsection"><text:hidden-text text:condition="ooow:" text:string-value="P75:L28" text:is-hidden="true"/><text:span text:style-name="T20"><text:tab/></text:span><text:reference-mark-start text:name="subsectionnumber_488_AIC_04/11/2014_61309"/><text:span text:style-name="T20">(</text:span><text:span text:style-name="T20"><text:sequence text:ref-name="refsubsectionnumber432" text:name="subsectionnumber" text:formula="ooow:subsectionnumber+1" style:num-format="1">6</text:sequence></text:span><text:span text:style-name="T20">)</text:span><text:reference-mark-end text:name="subsectionnumber_488_AIC_04/11/2014_61309"/><text:span text:style-name="T20"><text:tab/>In this section “alternative body of accounting standards” means standards that</text:span><text:bookmark-end text:name="1415120737549"/> <text:hidden-text text:condition="ooow:" text:string-value="P75:L29" text:is-hidden="true"/>accounts of bodies corporate are to comply with which are laid down by any such <text:hidden-text text:condition="ooow:" text:string-value="P75:L30" text:is-hidden="true"/>body or bodies having authority to lay down standards of that kind in⁠—</text:p>
      <text:p text:style-name="paragraph"><text:hidden-text text:condition="ooow:" text:string-value="P75:L31" text:is-hidden="true"/><text:tab/><text:reference-mark-start text:name="paragraphnumber_47"/>(<text:sequence text:ref-name="refparagraphnumber343" text:name="paragraphnumber" text:formula="ooow:1" style:num-format="a">a</text:sequence>)<text:reference-mark-end text:name="paragraphnumber_47"/><text:tab/>the United States of America,</text:p>
      <text:p text:style-name="paragraph"><text:hidden-text text:condition="ooow:" text:string-value="P75:L32" text:is-hidden="true"/><text:tab/><text:reference-mark-start text:name="paragraphnumber_48"/>(<text:sequence text:ref-name="refparagraphnumber344" text:name="paragraphnumber" text:formula="ooow:paragraphnumber+1" style:num-format="a">b</text:sequence>)<text:reference-mark-end text:name="paragraphnumber_48"/><text:tab/>Canada,</text:p>
      <text:p text:style-name="paragraph"><text:hidden-text text:condition="ooow:" text:string-value="P75:L33" text:is-hidden="true"/><text:tab/><text:reference-mark-start text:name="paragraphnumber_49"/>(<text:sequence text:ref-name="refparagraphnumber345" text:name="paragraphnumber" text:formula="ooow:paragraphnumber+1" style:num-format="a">c</text:sequence>)<text:reference-mark-end text:name="paragraphnumber_49"/><text:tab/>Japan, or</text:p>
      <text:p text:style-name="paragraph"><text:hidden-text text:condition="ooow:" text:string-value="P75:L34" text:is-hidden="true"/><text:tab/><text:reference-mark-start text:name="paragraphnumber_50"/>(<text:sequence text:ref-name="refparagraphnumber346" text:name="paragraphnumber" text:formula="ooow:paragraphnumber+1" style:num-format="a">d</text:sequence>)<text:reference-mark-end text:name="paragraphnumber_50"/><text:tab/>any such other country or territory as may be prescribed by regulations made by <text:hidden-text text:condition="ooow:" text:string-value="P75:L35" text:is-hidden="true"/>the Minister,</text:p>
      <text:p text:style-name="subsection"><text:hidden-text text:condition="ooow:" text:string-value="P75:L36" text:is-hidden="true"/><text:tab/><text:tab/>as may be prescribed by regulations so made.</text:p>
      <text:p text:style-name="P65"><text:soft-page-break/><text:hidden-text text:condition="ooow:" text:string-value="P76:L1" text:is-hidden="true"/><text:tab/><text:reference-mark-start text:name="subsectionnumber_488_AIC_04/11/2014_40638"/>(<text:sequence text:ref-name="refsubsectionnumber433" text:name="subsectionnumber" text:formula="ooow:subsectionnumber+1" style:num-format="1">7</text:sequence>)<text:reference-mark-end text:name="subsectionnumber_488_AIC_04/11/2014_40638"/><text:tab/>Before making regulations under <text:span text:style-name="T4">subsection </text:span><text:span text:style-name="T4"><text:reference-ref text:reference-format="text" text:ref-name="subsectionnumber_488_AIC_04/11/2014_61309">(6)</text:reference-ref></text:span>, the Minister⁠—</text:p>
      <text:p text:style-name="P64"><text:hidden-text text:condition="ooow:" text:string-value="P76:L2" text:is-hidden="true"/><text:tab/><text:reference-mark-start text:name="paragraphnumber_323_AIC_04/11/2014_40648"/>(<text:sequence text:ref-name="refparagraphnumber347" text:name="paragraphnumber" text:formula="ooow:1" style:num-format="a">a</text:sequence>)<text:reference-mark-end text:name="paragraphnumber_323_AIC_04/11/2014_40648"/><text:tab/>shall consult with the Bank, and</text:p>
      <text:p text:style-name="P64"><text:hidden-text text:condition="ooow:" text:string-value="P76:L3" text:is-hidden="true"/><text:tab/><text:reference-mark-start text:name="paragraphnumber_323_AIC_04/11/2014_40655"/>(<text:sequence text:ref-name="refparagraphnumber348" text:name="paragraphnumber" text:formula="ooow:paragraphnumber+1" style:num-format="a">b</text:sequence>)<text:reference-mark-end text:name="paragraphnumber_323_AIC_04/11/2014_40655"/><text:tab/>may consult any such other persons as he or she considers appropriate.</text:p>
      <text:p text:style-name="subsection"><text:hidden-text text:condition="ooow:" text:string-value="P76:L4" text:is-hidden="true"/><text:tab/><text:reference-mark-start text:name="subsectionnumber_360"/>(<text:sequence text:ref-name="refsubsectionnumber434" text:name="subsectionnumber" text:formula="ooow:subsectionnumber+1" style:num-format="1">8</text:sequence>)<text:reference-mark-end text:name="subsectionnumber_360"/><text:tab/>Separate accounts may be prepared and presented in respect of a sub-fund or sub-<text:hidden-text text:condition="ooow:" text:string-value="P76:L5" text:is-hidden="true"/>funds; and all references to an ICAV be read as, where appropriate, referring to the <text:hidden-text text:condition="ooow:" text:string-value="P76:L6" text:is-hidden="true"/>sub-fund or sub-funds in respect of which the separate accounts are to be prepared.</text:p>
      <text:p text:style-name="P65"><text:hidden-text text:condition="ooow:" text:string-value="P76:L7" text:is-hidden="true"/><text:tab/><text:reference-mark-start text:name="subsectionnumber_488_AIC_04/11/2014_40718"/>(<text:sequence text:ref-name="refsubsectionnumber435" text:name="subsectionnumber" text:formula="ooow:subsectionnumber+1" style:num-format="1">9</text:sequence>)<text:reference-mark-end text:name="subsectionnumber_488_AIC_04/11/2014_40718"/><text:tab/>The requirement for annual accounts prepared in accordance with International <text:hidden-text text:condition="ooow:" text:string-value="P76:L8" text:is-hidden="true"/>Financial Reporting Standards to present fairly the assets, liabilities, financial <text:hidden-text text:condition="ooow:" text:string-value="P76:L9" text:is-hidden="true"/>position, financial performance and cash flow of the ICAV at the end of the financial <text:hidden-text text:condition="ooow:" text:string-value="P76:L10" text:is-hidden="true"/>year is deemed to be equivalent to the true and fair view required to be given by <text:hidden-text text:condition="ooow:" text:string-value="P76:L11" text:is-hidden="true"/><text:span text:style-name="T4">subsection </text:span><text:span text:style-name="T4"><text:reference-ref text:reference-format="text" text:ref-name="subsectionnumber_488_AIC_04/11/2014_61245">(3)</text:reference-ref></text:span>.</text:p>
      <text:p text:style-name="subsection"><text:hidden-text text:condition="ooow:" text:string-value="P76:L12" text:is-hidden="true"/><text:span text:style-name="T20"><text:tab/></text:span><text:reference-mark-start text:name="subsectionnumber_488_AIC_04/11/2014_40729"/><text:span text:style-name="T20">(</text:span><text:span text:style-name="T20"><text:sequence text:ref-name="refsubsectionnumber436" text:name="subsectionnumber" text:formula="ooow:subsectionnumber+1" style:num-format="1">10</text:sequence></text:span><text:span text:style-name="T20">)</text:span><text:reference-mark-end text:name="subsectionnumber_488_AIC_04/11/2014_40729"/><text:span text:style-name="T20"><text:tab/>If the directors of an ICAV fail to comply with </text:span><text:span text:style-name="T26">subsection </text:span><text:span text:style-name="T26"><text:reference-ref text:reference-format="text" text:ref-name="subsectionnumber_356">(1)</text:reference-ref></text:span><text:span text:style-name="T23">,</text:span><text:span text:style-name="T20"> </text:span><text:span text:style-name="T26"><text:reference-ref text:reference-format="text" text:ref-name="subsectionnumber_357">(2)</text:reference-ref></text:span><text:span text:style-name="T20"> or </text:span><text:span text:style-name="T26"><text:reference-ref text:reference-format="text" text:ref-name="subsectionnumber_488_AIC_04/11/2014_61245">(3)</text:reference-ref></text:span><text:span text:style-name="T20"> they commit a </text:span><text:span text:style-name="T20"><text:hidden-text text:condition="ooow:" text:string-value="P76:L13" text:is-hidden="true"/></text:span><text:span text:style-name="T20">category 2 offence.</text:span></text:p>
      <text:p text:style-name="P65"><text:hidden-text text:condition="ooow:" text:string-value="P76:L14" text:is-hidden="true"/><text:tab/><text:reference-mark-start text:name="subsectionnumber_488_AIC_20/01/2015_42013"/>(<text:sequence text:ref-name="refsubsectionnumber437" text:name="subsectionnumber" text:formula="ooow:subsectionnumber+1" style:num-format="1">11</text:sequence>)<text:reference-mark-end text:name="subsectionnumber_488_AIC_20/01/2015_42013"/><text:tab/>In this section “international financial reporting standards” means the international <text:hidden-text text:condition="ooow:" text:string-value="P76:L15" text:is-hidden="true"/>financial reporting standards, within the meaning of Regulation (EC) No. 1606/2002 <text:hidden-text text:condition="ooow:" text:string-value="P76:L16" text:is-hidden="true"/>of the European Parliament and of the Council of 19 July 2002<text:span text:style-name="T29"><text:note text:id="ftn2" text:note-class="footnote"><text:note-citation text:label="1">1</text:note-citation><text:note-body><text:p text:style-name="Footnote">OJ No. L 243, 11.09.2002, p.1</text:p></text:note-body></text:note></text:span> adopted from time to <text:hidden-text text:condition="ooow:" text:string-value="P76:L17" text:is-hidden="true"/>time by the Commission of the European Union in accordance with that Regulation.</text:p>
      <text:p text:style-name="shouldernote"><text:bookmark-start text:name="toc_book_161"/><text:hidden-text text:condition="ooow:" text:string-value="P76:L18" text:is-hidden="true"/>Accounts to include information about directors<text:bookmark-end text:name="toc_book_161"/></text:p>
      <text:p text:style-name="subsection"><text:hidden-text text:condition="ooow:" text:string-value="P76:L19" text:is-hidden="true"/><text:reference-mark-start text:name="sectionnumber_94"/><text:span text:style-name="T9"><text:sequence text:ref-name="refsectionnumber114" text:name="sectionnumber" text:formula="ooow:sectionnumber+1" style:num-format="1">115</text:sequence></text:span><text:reference-mark-end text:name="sectionnumber_94"/><text:span text:style-name="T9">.</text:span><text:tab/><text:reference-mark-start text:name="subsectionnumber_361"/>(<text:sequence text:ref-name="refsubsectionnumber438" text:name="subsectionnumber" style:num-format="1">1</text:sequence>)<text:reference-mark-end text:name="subsectionnumber_361"/><text:tab/>In the annual accounts of an ICAV there shall be shown so far as the information is <text:hidden-text text:condition="ooow:" text:string-value="P76:L20" text:is-hidden="true"/>contained in the ICAV’s accounting records or the ICAV has the right to obtain it from <text:hidden-text text:condition="ooow:" text:string-value="P76:L21" text:is-hidden="true"/>the persons concerned⁠—</text:p>
      <text:p text:style-name="paragraph"><text:hidden-text text:condition="ooow:" text:string-value="P76:L22" text:is-hidden="true"/><text:tab/><text:reference-mark-start text:name="paragraphnumber_290"/>(<text:sequence text:ref-name="refparagraphnumber349" text:name="paragraphnumber" text:formula="ooow:1" style:num-format="a">a</text:sequence>)<text:reference-mark-end text:name="paragraphnumber_290"/><text:tab/>the aggregate amount of the directors’ emoluments,</text:p>
      <text:p text:style-name="paragraph"><text:hidden-text text:condition="ooow:" text:string-value="P76:L23" text:is-hidden="true"/><text:tab/><text:reference-mark-start text:name="paragraphnumber_291"/>(<text:sequence text:ref-name="refparagraphnumber350" text:name="paragraphnumber" text:formula="ooow:paragraphnumber+1" style:num-format="a">b</text:sequence>)<text:reference-mark-end text:name="paragraphnumber_291"/><text:tab/>the aggregate amount of directors’, or former directors’, pensions, and</text:p>
      <text:p text:style-name="paragraph"><text:hidden-text text:condition="ooow:" text:string-value="P76:L24" text:is-hidden="true"/><text:tab/><text:reference-mark-start text:name="paragraphnumber_292"/>(<text:sequence text:ref-name="refparagraphnumber351" text:name="paragraphnumber" text:formula="ooow:paragraphnumber+1" style:num-format="a">c</text:sequence>)<text:reference-mark-end text:name="paragraphnumber_292"/><text:tab/>the aggregate amount of any compensation to directors or former directors in <text:hidden-text text:condition="ooow:" text:string-value="P76:L25" text:is-hidden="true"/>respect of loss of office.</text:p>
      <text:p text:style-name="subsection"><text:hidden-text text:condition="ooow:" text:string-value="P76:L26" text:is-hidden="true"/><text:tab/><text:reference-mark-start text:name="subsectionnumber_362"/>(<text:sequence text:ref-name="refsubsectionnumber439" text:name="subsectionnumber" text:formula="ooow:subsectionnumber+1" style:num-format="1">2</text:sequence>)<text:reference-mark-end text:name="subsectionnumber_362"/><text:tab/>The amount to be shown under <text:span text:style-name="T4">paragraph </text:span><text:span text:style-name="T4"><text:reference-ref text:reference-format="text" text:ref-name="paragraphnumber_290">(a)</text:reference-ref></text:span> of <text:span text:style-name="T4">subsection </text:span><text:span text:style-name="T4"><text:reference-ref text:reference-format="text" text:ref-name="subsectionnumber_361">(1)</text:reference-ref></text:span>⁠—</text:p>
      <text:p text:style-name="paragraph"><text:hidden-text text:condition="ooow:" text:string-value="P76:L27" text:is-hidden="true"/><text:tab/><text:reference-mark-start text:name="paragraphnumber_293"/>(<text:sequence text:ref-name="refparagraphnumber352" text:name="paragraphnumber" text:formula="ooow:1" style:num-format="a">a</text:sequence>)<text:reference-mark-end text:name="paragraphnumber_293"/><text:tab/>shall include any emoluments paid to or receivable by any person in respect of <text:hidden-text text:condition="ooow:" text:string-value="P76:L28" text:is-hidden="true"/>his or her services as director of the ICAV or in respect of his or her services, <text:hidden-text text:condition="ooow:" text:string-value="P76:L29" text:is-hidden="true"/>while director of the ICAV, as director of any subsidiary of the ICAV or otherwise <text:hidden-text text:condition="ooow:" text:string-value="P76:L30" text:is-hidden="true"/>in connection with the management of the affairs of the ICAV or any subsidiary <text:hidden-text text:condition="ooow:" text:string-value="P76:L31" text:is-hidden="true"/>of the ICAV, and</text:p>
      <text:p text:style-name="paragraph"><text:hidden-text text:condition="ooow:" text:string-value="P76:L32" text:is-hidden="true"/><text:tab/><text:reference-mark-start text:name="paragraphnumber_294"/>(<text:sequence text:ref-name="refparagraphnumber353" text:name="paragraphnumber" text:formula="ooow:paragraphnumber+1" style:num-format="a">b</text:sequence>)<text:reference-mark-end text:name="paragraphnumber_294"/><text:tab/>shall distinguish between emoluments in respect of services as director and other <text:hidden-text text:condition="ooow:" text:string-value="P76:L33" text:is-hidden="true"/>emoluments.</text:p>
      <text:p text:style-name="subsection"><text:hidden-text text:condition="ooow:" text:string-value="P76:L34" text:is-hidden="true"/><text:tab/><text:reference-mark-start text:name="subsectionnumber_363"/>(<text:sequence text:ref-name="refsubsectionnumber440" text:name="subsectionnumber" text:formula="ooow:subsectionnumber+1" style:num-format="1">3</text:sequence>)<text:reference-mark-end text:name="subsectionnumber_363"/><text:tab/>The amount to be shown under <text:span text:style-name="T4">paragraph </text:span><text:span text:style-name="T4"><text:reference-ref text:reference-format="text" text:ref-name="paragraphnumber_291">(b)</text:reference-ref></text:span> of <text:span text:style-name="T4">subsection </text:span><text:span text:style-name="T4"><text:reference-ref text:reference-format="text" text:ref-name="subsectionnumber_361">(1)</text:reference-ref></text:span>⁠—</text:p>
      <text:p text:style-name="paragraph"><text:hidden-text text:condition="ooow:" text:string-value="P76:L35" text:is-hidden="true"/><text:tab/><text:reference-mark-start text:name="paragraphnumber_295"/>(<text:sequence text:ref-name="refparagraphnumber354" text:name="paragraphnumber" text:formula="ooow:1" style:num-format="a">a</text:sequence>)<text:reference-mark-end text:name="paragraphnumber_295"/><text:tab/>shall not include any pension paid or receivable under a pension scheme if the <text:hidden-text text:condition="ooow:" text:string-value="P76:L36" text:is-hidden="true"/>scheme is such that the contributions under it are substantially adequate for the <text:hidden-text text:condition="ooow:" text:string-value="P76:L37" text:is-hidden="true"/>maintenance of the scheme, but subject to that, shall include any pension paid or <text:hidden-text text:condition="ooow:" text:string-value="P76:L38" text:is-hidden="true"/>receivable in respect of any such services of a director or former director whether <text:soft-page-break/><text:hidden-text text:condition="ooow:" text:string-value="P77:L1" text:is-hidden="true"/>to or by him or her or, on his or her nomination or by virtue of dependence on or <text:hidden-text text:condition="ooow:" text:string-value="P77:L2" text:is-hidden="true"/>other connection with him or her, to or by any other person, and</text:p>
      <text:p text:style-name="paragraph"><text:hidden-text text:condition="ooow:" text:string-value="P77:L3" text:is-hidden="true"/><text:tab/><text:reference-mark-start text:name="paragraphnumber_296"/>(<text:sequence text:ref-name="refparagraphnumber355" text:name="paragraphnumber" text:formula="ooow:paragraphnumber+1" style:num-format="a">b</text:sequence>)<text:reference-mark-end text:name="paragraphnumber_296"/><text:tab/>shall distinguish between pensions in respect of services as director and other <text:hidden-text text:condition="ooow:" text:string-value="P77:L4" text:is-hidden="true"/>pensions.</text:p>
      <text:p text:style-name="subsection"><text:hidden-text text:condition="ooow:" text:string-value="P77:L5" text:is-hidden="true"/><text:tab/><text:reference-mark-start text:name="subsectionnumber_364"/>(<text:sequence text:ref-name="refsubsectionnumber441" text:name="subsectionnumber" text:formula="ooow:subsectionnumber+1" style:num-format="1">4</text:sequence>)<text:reference-mark-end text:name="subsectionnumber_364"/><text:tab/>The amount to be shown under <text:span text:style-name="T4">paragraph </text:span><text:span text:style-name="T4"><text:reference-ref text:reference-format="text" text:ref-name="paragraphnumber_292">(c)</text:reference-ref></text:span> of <text:span text:style-name="T4">subsection </text:span><text:span text:style-name="T4"><text:reference-ref text:reference-format="text" text:ref-name="subsectionnumber_361">(1)</text:reference-ref></text:span><text:span text:style-name="T4">⁠</text:span><text:span text:style-name="T14">—</text:span></text:p>
      <text:p text:style-name="paragraph"><text:hidden-text text:condition="ooow:" text:string-value="P77:L6" text:is-hidden="true"/><text:tab/><text:reference-mark-start text:name="paragraphnumber_297"/>(<text:sequence text:ref-name="refparagraphnumber356" text:name="paragraphnumber" text:formula="ooow:1" style:num-format="a">a</text:sequence>)<text:reference-mark-end text:name="paragraphnumber_297"/><text:tab/>shall include any sums paid to or receivable by a director or former director by <text:hidden-text text:condition="ooow:" text:string-value="P77:L7" text:is-hidden="true"/>way of compensation for loss of office as director of the ICAV or for the loss, <text:hidden-text text:condition="ooow:" text:string-value="P77:L8" text:is-hidden="true"/>while director of the ICAV, or on or in connection with ceasing to be a director of <text:hidden-text text:condition="ooow:" text:string-value="P77:L9" text:is-hidden="true"/>the ICAV, of any other office in connection with the management of the ICAV’s <text:hidden-text text:condition="ooow:" text:string-value="P77:L10" text:is-hidden="true"/>affairs or of any office as director or otherwise in connection with the <text:hidden-text text:condition="ooow:" text:string-value="P77:L11" text:is-hidden="true"/>management of the affairs of any subsidiary of the ICAV, and</text:p>
      <text:p text:style-name="paragraph"><text:hidden-text text:condition="ooow:" text:string-value="P77:L12" text:is-hidden="true"/><text:tab/><text:reference-mark-start text:name="paragraphnumber_298"/>(<text:sequence text:ref-name="refparagraphnumber357" text:name="paragraphnumber" text:formula="ooow:paragraphnumber+1" style:num-format="a">b</text:sequence>)<text:reference-mark-end text:name="paragraphnumber_298"/><text:tab/>shall distinguish between compensation in respect of the office of director and <text:hidden-text text:condition="ooow:" text:string-value="P77:L13" text:is-hidden="true"/>compensation in respect of other offices.</text:p>
      <text:p text:style-name="subsection"><text:hidden-text text:condition="ooow:" text:string-value="P77:L14" text:is-hidden="true"/><text:tab/><text:reference-mark-start text:name="subsectionnumber_365"/>(<text:sequence text:ref-name="refsubsectionnumber442" text:name="subsectionnumber" text:formula="ooow:subsectionnumber+1" style:num-format="1">5</text:sequence>)<text:reference-mark-end text:name="subsectionnumber_365"/><text:tab/>The amounts to be shown under each paragraph of <text:span text:style-name="T4">subsection </text:span><text:span text:style-name="T4"><text:reference-ref text:reference-format="text" text:ref-name="subsectionnumber_361">(1)</text:reference-ref></text:span><text:span text:style-name="T4">⁠</text:span><text:span text:style-name="T14">—</text:span></text:p>
      <text:p text:style-name="paragraph"><text:hidden-text text:condition="ooow:" text:string-value="P77:L15" text:is-hidden="true"/><text:tab/><text:reference-mark-start text:name="paragraphnumber_299"/>(<text:sequence text:ref-name="refparagraphnumber358" text:name="paragraphnumber" text:formula="ooow:1" style:num-format="a">a</text:sequence>)<text:reference-mark-end text:name="paragraphnumber_299"/><text:tab/>shall include all relevant sums paid by or receivable from⁠—</text:p>
      <text:p text:style-name="subparagraph"><text:hidden-text text:condition="ooow:" text:string-value="P77:L16" text:is-hidden="true"/><text:tab/><text:reference-mark-start text:name="subparagraphnumber_41"/>(<text:sequence text:ref-name="refsubparagraphnumber73" text:name="subparagraphnumber" text:formula="ooow:1" style:num-format="i">i</text:sequence>)<text:reference-mark-end text:name="subparagraphnumber_41"/><text:tab/>the ICAV,</text:p>
      <text:p text:style-name="subparagraph"><text:hidden-text text:condition="ooow:" text:string-value="P77:L17" text:is-hidden="true"/><text:tab/><text:reference-mark-start text:name="subparagraphnumber_42"/>(<text:sequence text:ref-name="refsubparagraphnumber74" text:name="subparagraphnumber" text:formula="ooow:subparagraphnumber+1" style:num-format="i">ii</text:sequence>)<text:reference-mark-end text:name="subparagraphnumber_42"/><text:tab/>the ICAV’s subsidiaries, and</text:p>
      <text:p text:style-name="subparagraph"><text:hidden-text text:condition="ooow:" text:string-value="P77:L18" text:is-hidden="true"/><text:tab/><text:reference-mark-start text:name="subparagraphnumber_43"/>(<text:sequence text:ref-name="refsubparagraphnumber75" text:name="subparagraphnumber" text:formula="ooow:subparagraphnumber+1" style:num-format="i">iii</text:sequence>)<text:reference-mark-end text:name="subparagraphnumber_43"/><text:tab/>any other person,</text:p>
      <text:p text:style-name="paragraph"><text:hidden-text text:condition="ooow:" text:string-value="P77:L19" text:is-hidden="true"/><text:tab/><text:tab/>except sums to be accounted for to the ICAV or any of its subsidiaries or to <text:hidden-text text:condition="ooow:" text:string-value="P77:L20" text:is-hidden="true"/>former or present members of the ICAV or any of its subsidiaries or any class of <text:hidden-text text:condition="ooow:" text:string-value="P77:L21" text:is-hidden="true"/>those members, and</text:p>
      <text:p text:style-name="paragraph"><text:hidden-text text:condition="ooow:" text:string-value="P77:L22" text:is-hidden="true"/><text:tab/><text:reference-mark-start text:name="paragraphnumber_300"/>(<text:sequence text:ref-name="refparagraphnumber359" text:name="paragraphnumber" text:formula="ooow:paragraphnumber+1" style:num-format="a">b</text:sequence>)<text:reference-mark-end text:name="paragraphnumber_300"/><text:tab/>shall distinguish, in the case of the amount to be shown under <text:span text:style-name="T4">paragraph </text:span><text:span text:style-name="T4"><text:reference-ref text:reference-format="text" text:ref-name="paragraphnumber_292">(c)</text:reference-ref></text:span> of <text:hidden-text text:condition="ooow:" text:string-value="P77:L23" text:is-hidden="true"/><text:span text:style-name="T4">subsection </text:span><text:span text:style-name="T4"><text:reference-ref text:reference-format="text" text:ref-name="subsectionnumber_361">(1)</text:reference-ref></text:span>, between the sums respectively paid by or receivable from the <text:hidden-text text:condition="ooow:" text:string-value="P77:L24" text:is-hidden="true"/>ICAV, subsidiaries of the ICAV and persons other than the ICAV and its <text:hidden-text text:condition="ooow:" text:string-value="P77:L25" text:is-hidden="true"/>subsidiaries.</text:p>
      <text:p text:style-name="subsection"><text:hidden-text text:condition="ooow:" text:string-value="P77:L26" text:is-hidden="true"/><text:tab/><text:reference-mark-start text:name="subsectionnumber_366"/>(<text:sequence text:ref-name="refsubsectionnumber443" text:name="subsectionnumber" text:formula="ooow:subsectionnumber+1" style:num-format="1">6</text:sequence>)<text:reference-mark-end text:name="subsectionnumber_366"/><text:tab/>The amounts to be shown under this section for any financial year shall be the sums <text:hidden-text text:condition="ooow:" text:string-value="P77:L27" text:is-hidden="true"/>receivable in respect of that year, whenever paid, or, in the case of sums not <text:hidden-text text:condition="ooow:" text:string-value="P77:L28" text:is-hidden="true"/>receivable in respect of a period, the sums paid during that year, so, however, that <text:hidden-text text:condition="ooow:" text:string-value="P77:L29" text:is-hidden="true"/>where⁠—</text:p>
      <text:p text:style-name="paragraph"><text:hidden-text text:condition="ooow:" text:string-value="P77:L30" text:is-hidden="true"/><text:tab/><text:reference-mark-start text:name="paragraphnumber_301"/>(<text:sequence text:ref-name="refparagraphnumber360" text:name="paragraphnumber" text:formula="ooow:1" style:num-format="a">a</text:sequence>)<text:reference-mark-end text:name="paragraphnumber_301"/><text:tab/>any sums are not shown in the accounts for the relevant financial year on the <text:hidden-text text:condition="ooow:" text:string-value="P77:L31" text:is-hidden="true"/>ground that the person receiving them is liable to account for them as mentioned <text:hidden-text text:condition="ooow:" text:string-value="P77:L32" text:is-hidden="true"/>in <text:span text:style-name="T4">paragraph </text:span><text:span text:style-name="T4"><text:reference-ref text:reference-format="text" text:ref-name="paragraphnumber_299">(a)</text:reference-ref></text:span> of <text:span text:style-name="T4">subsection </text:span><text:span text:style-name="T4"><text:reference-ref text:reference-format="text" text:ref-name="subsectionnumber_365">(5)</text:reference-ref></text:span>, but the liability is thereafter wholly or partly <text:hidden-text text:condition="ooow:" text:string-value="P77:L33" text:is-hidden="true"/>released or is not enforced within a period of 2 years, or</text:p>
      <text:p text:style-name="paragraph"><text:hidden-text text:condition="ooow:" text:string-value="P77:L34" text:is-hidden="true"/><text:tab/><text:reference-mark-start text:name="paragraphnumber_302"/>(<text:sequence text:ref-name="refparagraphnumber361" text:name="paragraphnumber" text:formula="ooow:paragraphnumber+1" style:num-format="a">b</text:sequence>)<text:reference-mark-end text:name="paragraphnumber_302"/><text:tab/>any sums paid by way of expenses allowance are charged to income tax after the <text:hidden-text text:condition="ooow:" text:string-value="P77:L35" text:is-hidden="true"/>end of the relevant financial year,</text:p>
      <text:p text:style-name="subsection"><text:hidden-text text:condition="ooow:" text:string-value="P77:L36" text:is-hidden="true"/><text:tab/><text:tab/>those sums shall, to the extent to which the liability is released or not enforced or they <text:hidden-text text:condition="ooow:" text:string-value="P77:L37" text:is-hidden="true"/>are so charged, be shown in the first accounts in which it is practicable to show them <text:hidden-text text:condition="ooow:" text:string-value="P77:L38" text:is-hidden="true"/>and shall be distinguished from the amounts to be shown in those accounts apart from <text:hidden-text text:condition="ooow:" text:string-value="P77:L39" text:is-hidden="true"/>this subsection.</text:p>
      <text:p text:style-name="subsection"><text:hidden-text text:condition="ooow:" text:string-value="P77:L40" text:is-hidden="true"/><text:tab/><text:reference-mark-start text:name="subsectionnumber_367"/>(<text:sequence text:ref-name="refsubsectionnumber444" text:name="subsectionnumber" text:formula="ooow:subsectionnumber+1" style:num-format="1">7</text:sequence>)<text:reference-mark-end text:name="subsectionnumber_367"/><text:tab/>Where it is necessary so to do for the purpose of making any distinction required by <text:hidden-text text:condition="ooow:" text:string-value="P77:L41" text:is-hidden="true"/>this section in any amount, the directors may apportion any payments between the <text:soft-page-break/><text:hidden-text text:condition="ooow:" text:string-value="P78:L1" text:is-hidden="true"/>matters in respect of which they have been paid or are receivable in such manner as <text:hidden-text text:condition="ooow:" text:string-value="P78:L2" text:is-hidden="true"/>they think appropriate.</text:p>
      <text:p text:style-name="subsection"><text:hidden-text text:condition="ooow:" text:string-value="P78:L3" text:is-hidden="true"/><text:tab/><text:reference-mark-start text:name="subsectionnumber_368"/>(<text:sequence text:ref-name="refsubsectionnumber445" text:name="subsectionnumber" text:formula="ooow:subsectionnumber+1" style:num-format="1">8</text:sequence>)<text:reference-mark-end text:name="subsectionnumber_368"/><text:tab/>If in the case of any accounts the requirements of this section are not complied with, it <text:hidden-text text:condition="ooow:" text:string-value="P78:L4" text:is-hidden="true"/>shall be the duty of the auditors of the ICAV to include in the report on the accounts, <text:hidden-text text:condition="ooow:" text:string-value="P78:L5" text:is-hidden="true"/>so far as they are reasonably able to do so, a statement giving the required particulars.</text:p>
      <text:p text:style-name="subsection"><text:hidden-text text:condition="ooow:" text:string-value="P78:L6" text:is-hidden="true"/><text:tab/><text:reference-mark-start text:name="subsectionnumber_287"/>(<text:sequence text:ref-name="refsubsectionnumber446" text:name="subsectionnumber" text:formula="ooow:subsectionnumber+1" style:num-format="1">9</text:sequence>)<text:reference-mark-end text:name="subsectionnumber_287"/><text:tab/>If an ICAV fails to comply with<text:span text:style-name="T17"> </text:span><text:span text:style-name="T6">subsection </text:span><text:span text:style-name="T6"><text:reference-ref text:reference-format="text" text:ref-name="subsectionnumber_361">(1)</text:reference-ref></text:span><text:span text:style-name="T17">,</text:span> the ICAV and any officer of it who is <text:hidden-text text:condition="ooow:" text:string-value="P78:L7" text:is-hidden="true"/>in default commits a category 3 offence.</text:p>
      <text:p text:style-name="subsection"><text:hidden-text text:condition="ooow:" text:string-value="P78:L8" text:is-hidden="true"/><text:tab/><text:reference-mark-start text:name="subsectionnumber_369"/>(<text:sequence text:ref-name="refsubsectionnumber447" text:name="subsectionnumber" text:formula="ooow:subsectionnumber+1" style:num-format="1">10</text:sequence>)<text:reference-mark-end text:name="subsectionnumber_369"/><text:tab/>In this section, any reference to an ICAV’s subsidiary⁠—</text:p>
      <text:p text:style-name="paragraph"><text:hidden-text text:condition="ooow:" text:string-value="P78:L9" text:is-hidden="true"/><text:tab/><text:reference-mark-start text:name="paragraphnumber_303"/>(<text:sequence text:ref-name="refparagraphnumber362" text:name="paragraphnumber" text:formula="ooow:1" style:num-format="a">a</text:sequence>)<text:reference-mark-end text:name="paragraphnumber_303"/><text:tab/>in relation to a person who is or was, while a director of the ICAV, a director also, <text:hidden-text text:condition="ooow:" text:string-value="P78:L10" text:is-hidden="true"/>by virtue of the ICAV’s nomination (direct or indirect), of any other body <text:hidden-text text:condition="ooow:" text:string-value="P78:L11" text:is-hidden="true"/>corporate shall, subject to the following paragraph, include that body corporate, <text:hidden-text text:condition="ooow:" text:string-value="P78:L12" text:is-hidden="true"/>whether or not it is or was in fact the ICAV’s subsidiary, and</text:p>
      <text:p text:style-name="paragraph"><text:hidden-text text:condition="ooow:" text:string-value="P78:L13" text:is-hidden="true"/><text:tab/><text:reference-mark-start text:name="paragraphnumber_304"/>(<text:sequence text:ref-name="refparagraphnumber363" text:name="paragraphnumber" text:formula="ooow:paragraphnumber+1" style:num-format="a">b</text:sequence>)<text:reference-mark-end text:name="paragraphnumber_304"/><text:tab/>shall, for the purposes of <text:span text:style-name="T4">subsections </text:span><text:span text:style-name="T4"><text:reference-ref text:reference-format="text" text:ref-name="subsectionnumber_362">(2)</text:reference-ref></text:span> and <text:span text:style-name="T4"><text:reference-ref text:reference-format="text" text:ref-name="subsectionnumber_363">(3)</text:reference-ref></text:span>, be taken as referring to a <text:hidden-text text:condition="ooow:" text:string-value="P78:L14" text:is-hidden="true"/>subsidiary at the time the services were rendered, and, for the purposes of <text:span text:style-name="T4">subsection </text:span><text:span text:style-name="T4"><text:reference-ref text:reference-format="text" text:ref-name="subsectionnumber_364">(4)</text:reference-ref></text:span>, be taken as referring to a subsidiary immediately before the loss <text:hidden-text text:condition="ooow:" text:string-value="P78:L15" text:is-hidden="true"/>of office as director of the ICAV.</text:p>
      <text:p text:style-name="subsection"><text:hidden-text text:condition="ooow:" text:string-value="P78:L16" text:is-hidden="true"/><text:tab/><text:reference-mark-start text:name="subsectionnumber_370"/>(<text:sequence text:ref-name="refsubsectionnumber448" text:name="subsectionnumber" text:formula="ooow:subsectionnumber+1" style:num-format="1">11</text:sequence>)<text:reference-mark-end text:name="subsectionnumber_370"/><text:tab/>For the purposes of this section⁠—</text:p>
      <text:p text:style-name="paragraph"><text:hidden-text text:condition="ooow:" text:string-value="P78:L17" text:is-hidden="true"/><text:tab/><text:reference-mark-start text:name="paragraphnumber_305"/>(<text:sequence text:ref-name="refparagraphnumber364" text:name="paragraphnumber" text:formula="ooow:1" style:num-format="a">a</text:sequence>)<text:reference-mark-end text:name="paragraphnumber_305"/><text:tab/>references to compensation for loss of office shall include sums paid as <text:hidden-text text:condition="ooow:" text:string-value="P78:L18" text:is-hidden="true"/>consideration for or in connection with a person’s retirement from office;</text:p>
      <text:p text:style-name="paragraph"><text:hidden-text text:condition="ooow:" text:string-value="P78:L19" text:is-hidden="true"/><text:tab/><text:reference-mark-start text:name="paragraphnumber_306"/>(<text:sequence text:ref-name="refparagraphnumber365" text:name="paragraphnumber" text:formula="ooow:paragraphnumber+1" style:num-format="a">b</text:sequence>)<text:reference-mark-end text:name="paragraphnumber_306"/><text:tab/>“emoluments”, in relation to a director, includes fees and percentages, any sums <text:hidden-text text:condition="ooow:" text:string-value="P78:L20" text:is-hidden="true"/>paid by way of expenses allowance in so far as those sums are charged to income <text:hidden-text text:condition="ooow:" text:string-value="P78:L21" text:is-hidden="true"/>tax, any contribution paid in respect of the director under any pension scheme, <text:hidden-text text:condition="ooow:" text:string-value="P78:L22" text:is-hidden="true"/>and the estimated money value of any other benefits received by the director <text:hidden-text text:condition="ooow:" text:string-value="P78:L23" text:is-hidden="true"/>otherwise than in cash in so far as they are charged to income tax;</text:p>
      <text:p text:style-name="paragraph"><text:hidden-text text:condition="ooow:" text:string-value="P78:L24" text:is-hidden="true"/><text:tab/><text:reference-mark-start text:name="paragraphnumber_307"/>(<text:sequence text:ref-name="refparagraphnumber366" text:name="paragraphnumber" text:formula="ooow:paragraphnumber+1" style:num-format="a">c</text:sequence>)<text:reference-mark-end text:name="paragraphnumber_307"/><text:tab/>“pension” includes any superannuation allowance, superannuation gratuity or <text:hidden-text text:condition="ooow:" text:string-value="P78:L25" text:is-hidden="true"/>similar payment;</text:p>
      <text:p text:style-name="paragraph"><text:hidden-text text:condition="ooow:" text:string-value="P78:L26" text:is-hidden="true"/><text:tab/><text:reference-mark-start text:name="paragraphnumber_308"/>(<text:sequence text:ref-name="refparagraphnumber367" text:name="paragraphnumber" text:formula="ooow:paragraphnumber+1" style:num-format="a">d</text:sequence>)<text:reference-mark-end text:name="paragraphnumber_308"/><text:tab/>“pension scheme” means a scheme for the provision of pensions in respect of <text:hidden-text text:condition="ooow:" text:string-value="P78:L27" text:is-hidden="true"/>services as director or otherwise which is maintained in whole or in part by <text:hidden-text text:condition="ooow:" text:string-value="P78:L28" text:is-hidden="true"/>means of contributions and “contribution”, in relation to a pension scheme, <text:hidden-text text:condition="ooow:" text:string-value="P78:L29" text:is-hidden="true"/>means any payment (including an insurance premium) paid for the purposes of <text:hidden-text text:condition="ooow:" text:string-value="P78:L30" text:is-hidden="true"/>the scheme by or in respect of persons rendering services in respect of which <text:hidden-text text:condition="ooow:" text:string-value="P78:L31" text:is-hidden="true"/>pensions will or may become payable under the scheme, except that it does not <text:hidden-text text:condition="ooow:" text:string-value="P78:L32" text:is-hidden="true"/>include any payment in respect of 2 or more persons if the amount paid in respect <text:hidden-text text:condition="ooow:" text:string-value="P78:L33" text:is-hidden="true"/>of each of them is not ascertainable.</text:p>
      <text:p text:style-name="chapternumber"><text:bookmark-start text:name="toc_book_162"/><text:hidden-text text:condition="ooow:" text:string-value="P78:L34" text:is-hidden="true"/>Chapter <text:reference-mark-start text:name="chapternumber_13"/><text:sequence text:ref-name="refchapternumber16" text:name="chapternumber" text:formula="ooow:chapternumber+1" style:num-format="1">3</text:sequence><text:bookmark-end text:name="toc_book_162"/><text:reference-mark-end text:name="chapternumber_13"/></text:p>
      <text:p text:style-name="chaptertitle"><text:bookmark-start text:name="toc_book_163"/><text:hidden-text text:condition="ooow:" text:string-value="P78:L35" text:is-hidden="true"/>Directors’ reports<text:bookmark-end text:name="toc_book_163"/></text:p>
      <text:p text:style-name="shouldernote"><text:bookmark-start text:name="toc_book_164"/><text:hidden-text text:condition="ooow:" text:string-value="P78:L36" text:is-hidden="true"/>Directors’ report<text:bookmark-end text:name="toc_book_164"/></text:p>
      <text:p text:style-name="subsection"><text:hidden-text text:condition="ooow:" text:string-value="P78:L37" text:is-hidden="true"/><text:reference-mark-start text:name="sectionnumber_95"/><text:span text:style-name="T9"><text:sequence text:ref-name="refsectionnumber115" text:name="sectionnumber" text:formula="ooow:sectionnumber+1" style:num-format="1">116</text:sequence></text:span><text:reference-mark-end text:name="sectionnumber_95"/><text:span text:style-name="T9">.</text:span><text:tab/><text:reference-mark-start text:name="subsectionnumber_371"/>(<text:sequence text:ref-name="refsubsectionnumber449" text:name="subsectionnumber" style:num-format="1">1</text:sequence>)<text:reference-mark-end text:name="subsectionnumber_371"/><text:tab/>The directors of an ICAV shall for each financial year prepare a report (a “directors’ <text:hidden-text text:condition="ooow:" text:string-value="P78:L38" text:is-hidden="true"/>report”) dealing, so far as is material for the appreciation of the state of the ICAV’s <text:hidden-text text:condition="ooow:" text:string-value="P78:L39" text:is-hidden="true"/>affairs (and, if it has subsidiaries, of the affairs of the ICAV and its subsidiaries as a <text:hidden-text text:condition="ooow:" text:string-value="P78:L40" text:is-hidden="true"/>group), with⁠—</text:p>
      <text:p text:style-name="paragraph"><text:soft-page-break/><text:hidden-text text:condition="ooow:" text:string-value="P79:L1" text:is-hidden="true"/><text:tab/><text:reference-mark-start text:name="paragraphnumber_309"/>(<text:sequence text:ref-name="refparagraphnumber368" text:name="paragraphnumber" text:formula="ooow:1" style:num-format="a">a</text:sequence>)<text:reference-mark-end text:name="paragraphnumber_309"/><text:tab/>any change during the financial year in the nature of the business of the ICAV or <text:hidden-text text:condition="ooow:" text:string-value="P79:L2" text:is-hidden="true"/>of the ICAV’s subsidiaries in the classes of business in which the ICAV has an <text:hidden-text text:condition="ooow:" text:string-value="P79:L3" text:is-hidden="true"/>interest whether as a member of another ICAV or a company or otherwise, and</text:p>
      <text:p text:style-name="paragraph"><text:hidden-text text:condition="ooow:" text:string-value="P79:L4" text:is-hidden="true"/><text:tab/><text:reference-mark-start text:name="paragraphnumber_310"/>(<text:sequence text:ref-name="refparagraphnumber369" text:name="paragraphnumber" text:formula="ooow:paragraphnumber+1" style:num-format="a">b</text:sequence>)<text:reference-mark-end text:name="paragraphnumber_310"/><text:tab/>the amount, if any, which they recommend should be paid by way of dividend and <text:hidden-text text:condition="ooow:" text:string-value="P79:L5" text:is-hidden="true"/>the amount, if any, which they propose to carry to reserves.</text:p>
      <text:p text:style-name="subsection"><text:hidden-text text:condition="ooow:" text:string-value="P79:L6" text:is-hidden="true"/><text:tab/><text:reference-mark-start text:name="subsectionnumber_372"/>(<text:sequence text:ref-name="refsubsectionnumber450" text:name="subsectionnumber" text:formula="ooow:subsectionnumber+1" style:num-format="1">2</text:sequence>)<text:reference-mark-end text:name="subsectionnumber_372"/><text:tab/>The report shall be approved by the board of directors and signed on behalf of the <text:hidden-text text:condition="ooow:" text:string-value="P79:L7" text:is-hidden="true"/>directors by 2 directors.</text:p>
      <text:p text:style-name="subsection"><text:hidden-text text:condition="ooow:" text:string-value="P79:L8" text:is-hidden="true"/><text:tab/><text:reference-mark-start text:name="subsectionnumber_373"/>(<text:sequence text:ref-name="refsubsectionnumber451" text:name="subsectionnumber" text:formula="ooow:subsectionnumber+1" style:num-format="1">3</text:sequence>)<text:reference-mark-end text:name="subsectionnumber_373"/><text:tab/>The report shall contain a list of bodies corporate in relation to which either of the <text:hidden-text text:condition="ooow:" text:string-value="P79:L9" text:is-hidden="true"/>following conditions is fulfilled at the end of the ICAV’s financial year:</text:p>
      <text:p text:style-name="paragraph"><text:hidden-text text:condition="ooow:" text:string-value="P79:L10" text:is-hidden="true"/><text:tab/><text:reference-mark-start text:name="paragraphnumber_311"/>(<text:sequence text:ref-name="refparagraphnumber370" text:name="paragraphnumber" text:formula="ooow:1" style:num-format="a">a</text:sequence>)<text:reference-mark-end text:name="paragraphnumber_311"/><text:tab/>the body corporate is a subsidiary of the ICAV;</text:p>
      <text:p text:style-name="paragraph"><text:hidden-text text:condition="ooow:" text:string-value="P79:L11" text:is-hidden="true"/><text:tab/><text:reference-mark-start text:name="paragraphnumber_312"/>(<text:sequence text:ref-name="refparagraphnumber371" text:name="paragraphnumber" text:formula="ooow:paragraphnumber+1" style:num-format="a">b</text:sequence>)<text:reference-mark-end text:name="paragraphnumber_312"/><text:tab/>although the body corporate is not a subsidiary of the ICAV, the ICAV is <text:hidden-text text:condition="ooow:" text:string-value="P79:L12" text:is-hidden="true"/>beneficially entitled to more than 20 per cent in nominal value of its shares <text:hidden-text text:condition="ooow:" text:string-value="P79:L13" text:is-hidden="true"/>carrying voting rights (other than voting rights which arise only in specified <text:hidden-text text:condition="ooow:" text:string-value="P79:L14" text:is-hidden="true"/>circumstances).</text:p>
      <text:p text:style-name="subsection"><text:hidden-text text:condition="ooow:" text:string-value="P79:L15" text:is-hidden="true"/><text:tab/><text:reference-mark-start text:name="subsectionnumber_374"/>(<text:sequence text:ref-name="refsubsectionnumber452" text:name="subsectionnumber" text:formula="ooow:subsectionnumber+1" style:num-format="1">4</text:sequence>)<text:reference-mark-end text:name="subsectionnumber_374"/><text:tab/>The list referred to in <text:span text:style-name="T4">subsection </text:span><text:span text:style-name="T4"><text:reference-ref text:reference-format="text" text:ref-name="subsectionnumber_373">(3)</text:reference-ref></text:span> shall distinguish between bodies corporate falling <text:hidden-text text:condition="ooow:" text:string-value="P79:L16" text:is-hidden="true"/>within <text:span text:style-name="T4">paragraph </text:span><text:span text:style-name="T4"><text:reference-ref text:reference-format="text" text:ref-name="paragraphnumber_311">(a)</text:reference-ref></text:span> and <text:span text:style-name="T4">paragraph </text:span><text:span text:style-name="T4"><text:reference-ref text:reference-format="text" text:ref-name="paragraphnumber_312">(b)</text:reference-ref></text:span> of that subsection and shall state in relation <text:hidden-text text:condition="ooow:" text:string-value="P79:L17" text:is-hidden="true"/>to each such body corporate⁠—</text:p>
      <text:p text:style-name="paragraph"><text:hidden-text text:condition="ooow:" text:string-value="P79:L18" text:is-hidden="true"/><text:tab/><text:reference-mark-start text:name="paragraphnumber_313"/>(<text:sequence text:ref-name="refparagraphnumber372" text:name="paragraphnumber" text:formula="ooow:1" style:num-format="a">a</text:sequence>)<text:reference-mark-end text:name="paragraphnumber_313"/><text:tab/>its name,</text:p>
      <text:p text:style-name="paragraph"><text:hidden-text text:condition="ooow:" text:string-value="P79:L19" text:is-hidden="true"/><text:tab/><text:reference-mark-start text:name="paragraphnumber_314"/>(<text:sequence text:ref-name="refparagraphnumber373" text:name="paragraphnumber" text:formula="ooow:paragraphnumber+1" style:num-format="a">b</text:sequence>)<text:reference-mark-end text:name="paragraphnumber_314"/><text:tab/>where it is incorporated, and</text:p>
      <text:p text:style-name="paragraph"><text:hidden-text text:condition="ooow:" text:string-value="P79:L20" text:is-hidden="true"/><text:tab/><text:reference-mark-start text:name="paragraphnumber_315"/>(<text:sequence text:ref-name="refparagraphnumber374" text:name="paragraphnumber" text:formula="ooow:paragraphnumber+1" style:num-format="a">c</text:sequence>)<text:reference-mark-end text:name="paragraphnumber_315"/><text:tab/>the nature of the business carried on by it.</text:p>
      <text:p text:style-name="subsection"><text:hidden-text text:condition="ooow:" text:string-value="P79:L21" text:is-hidden="true"/><text:tab/><text:reference-mark-start text:name="subsectionnumber_375"/>(<text:sequence text:ref-name="refsubsectionnumber453" text:name="subsectionnumber" text:formula="ooow:subsectionnumber+1" style:num-format="1">5</text:sequence>)<text:reference-mark-end text:name="subsectionnumber_375"/><text:tab/>The report shall contain the following information:</text:p>
      <text:p text:style-name="paragraph"><text:hidden-text text:condition="ooow:" text:string-value="P79:L22" text:is-hidden="true"/><text:tab/><text:reference-mark-start text:name="paragraphnumber_316"/>(<text:sequence text:ref-name="refparagraphnumber375" text:name="paragraphnumber" text:formula="ooow:1" style:num-format="a">a</text:sequence>)<text:reference-mark-end text:name="paragraphnumber_316"/><text:tab/>a fair review of the development and performance of the ICAV’s business and of <text:hidden-text text:condition="ooow:" text:string-value="P79:L23" text:is-hidden="true"/>its position and, in relation to its subsidiaries, if any, of the development and <text:hidden-text text:condition="ooow:" text:string-value="P79:L24" text:is-hidden="true"/>performance of their business and of their position, during the financial year <text:hidden-text text:condition="ooow:" text:string-value="P79:L25" text:is-hidden="true"/>ending with the relevant balance sheet date together with a description of the <text:hidden-text text:condition="ooow:" text:string-value="P79:L26" text:is-hidden="true"/>principal risks and uncertainties that they face;</text:p>
      <text:p text:style-name="paragraph"><text:hidden-text text:condition="ooow:" text:string-value="P79:L27" text:is-hidden="true"/><text:tab/><text:reference-mark-start text:name="paragraphnumber_317"/>(<text:sequence text:ref-name="refparagraphnumber376" text:name="paragraphnumber" text:formula="ooow:paragraphnumber+1" style:num-format="a">b</text:sequence>)<text:reference-mark-end text:name="paragraphnumber_317"/><text:tab/>particulars of any important events affecting the ICAV or any of its subsidiaries, <text:hidden-text text:condition="ooow:" text:string-value="P79:L28" text:is-hidden="true"/>if any, which have occurred since the end of that year;</text:p>
      <text:p text:style-name="paragraph"><text:hidden-text text:condition="ooow:" text:string-value="P79:L29" text:is-hidden="true"/><text:tab/><text:reference-mark-start text:name="paragraphnumber_318"/>(<text:sequence text:ref-name="refparagraphnumber377" text:name="paragraphnumber" text:formula="ooow:paragraphnumber+1" style:num-format="a">c</text:sequence>)<text:reference-mark-end text:name="paragraphnumber_318"/><text:tab/>an indication of likely future developments in the business of the ICAV and of its <text:hidden-text text:condition="ooow:" text:string-value="P79:L30" text:is-hidden="true"/>subsidiaries, if any;</text:p>
      <text:p text:style-name="paragraph"><text:hidden-text text:condition="ooow:" text:string-value="P79:L31" text:is-hidden="true"/><text:tab/><text:reference-mark-start text:name="paragraphnumber_319"/>(<text:sequence text:ref-name="refparagraphnumber378" text:name="paragraphnumber" text:formula="ooow:paragraphnumber+1" style:num-format="a">d</text:sequence>)<text:reference-mark-end text:name="paragraphnumber_319"/><text:tab/>in relation to the use by the ICAV and its subsidiaries, if any, of financial <text:hidden-text text:condition="ooow:" text:string-value="P79:L32" text:is-hidden="true"/>instruments and where material for the assessment of the assets, liabilities, <text:hidden-text text:condition="ooow:" text:string-value="P79:L33" text:is-hidden="true"/>financial position and profit or loss of the ICAV and, as the case may be, the <text:hidden-text text:condition="ooow:" text:string-value="P79:L34" text:is-hidden="true"/>group⁠—</text:p>
      <text:p text:style-name="subparagraph"><text:hidden-text text:condition="ooow:" text:string-value="P79:L35" text:is-hidden="true"/><text:tab/><text:reference-mark-start text:name="subparagraphnumber_44"/>(<text:sequence text:ref-name="refsubparagraphnumber76" text:name="subparagraphnumber" text:formula="ooow:1" style:num-format="i">i</text:sequence>)<text:reference-mark-end text:name="subparagraphnumber_44"/><text:tab/>the financial risk management objectives and policies of the ICAV and the <text:hidden-text text:condition="ooow:" text:string-value="P79:L36" text:is-hidden="true"/>group, including the policy for hedging each major type of forecasted <text:hidden-text text:condition="ooow:" text:string-value="P79:L37" text:is-hidden="true"/>transaction for which hedge accounting is used, and</text:p>
      <text:p text:style-name="subparagraph"><text:hidden-text text:condition="ooow:" text:string-value="P79:L38" text:is-hidden="true"/><text:tab/><text:reference-mark-start text:name="subparagraphnumber_45"/>(<text:sequence text:ref-name="refsubparagraphnumber77" text:name="subparagraphnumber" text:formula="ooow:subparagraphnumber+1" style:num-format="i">ii</text:sequence>)<text:reference-mark-end text:name="subparagraphnumber_45"/><text:tab/>the exposure of the ICAV and the group to price risk, credit risk, liquidity <text:hidden-text text:condition="ooow:" text:string-value="P79:L39" text:is-hidden="true"/>risk and cash flow risk.</text:p>
      <text:p text:style-name="subsection"><text:hidden-text text:condition="ooow:" text:string-value="P79:L40" text:is-hidden="true"/><text:tab/><text:reference-mark-start text:name="subsectionnumber_376"/>(<text:sequence text:ref-name="refsubsectionnumber454" text:name="subsectionnumber" text:formula="ooow:subsectionnumber+1" style:num-format="1">6</text:sequence>)<text:reference-mark-end text:name="subsectionnumber_376"/><text:tab/>The review mentioned in <text:span text:style-name="T4">subsection </text:span><text:span text:style-name="T4"><text:reference-ref text:reference-format="text" text:ref-name="subsectionnumber_375">(5)</text:reference-ref></text:span><text:span text:style-name="T4"><text:reference-ref text:reference-format="text" text:ref-name="paragraphnumber_316">(a)</text:reference-ref></text:span><text:span text:style-name="T4">⁠</text:span><text:span text:style-name="T14">—</text:span></text:p>
      <text:p text:style-name="paragraph"><text:soft-page-break/><text:hidden-text text:condition="ooow:" text:string-value="P80:L1" text:is-hidden="true"/><text:tab/><text:reference-mark-start text:name="paragraphnumber_320"/>(<text:sequence text:ref-name="refparagraphnumber379" text:name="paragraphnumber" text:formula="ooow:1" style:num-format="a">a</text:sequence>)<text:reference-mark-end text:name="paragraphnumber_320"/><text:tab/>shall be a balanced and comprehensive analysis of the development and <text:hidden-text text:condition="ooow:" text:string-value="P80:L2" text:is-hidden="true"/>performance of the ICAV’s business and of its position and, in relation to its <text:hidden-text text:condition="ooow:" text:string-value="P80:L3" text:is-hidden="true"/>subsidiaries, if any, of the development and performance of their business and of <text:hidden-text text:condition="ooow:" text:string-value="P80:L4" text:is-hidden="true"/>their position, consistent with the size and complexity of the business, and</text:p>
      <text:p text:style-name="paragraph"><text:hidden-text text:condition="ooow:" text:string-value="P80:L5" text:is-hidden="true"/><text:tab/><text:reference-mark-start text:name="paragraphnumber_321"/>(<text:sequence text:ref-name="refparagraphnumber380" text:name="paragraphnumber" text:formula="ooow:paragraphnumber+1" style:num-format="a">b</text:sequence>)<text:reference-mark-end text:name="paragraphnumber_321"/><text:tab/>to the extent necessary for an understanding of the ICAV’s development, <text:hidden-text text:condition="ooow:" text:string-value="P80:L6" text:is-hidden="true"/>performance or position, and that of its subsidiaries, if any, shall include an <text:hidden-text text:condition="ooow:" text:string-value="P80:L7" text:is-hidden="true"/>analysis of financial, and, where appropriate, non-financial key performance <text:hidden-text text:condition="ooow:" text:string-value="P80:L8" text:is-hidden="true"/>indicators relevant to the particular business, including information relevant to <text:hidden-text text:condition="ooow:" text:string-value="P80:L9" text:is-hidden="true"/>environmental and employee matters, and, where appropriate, shall include <text:hidden-text text:condition="ooow:" text:string-value="P80:L10" text:is-hidden="true"/>additional explanations of amounts included in the annual accounts.</text:p>
      <text:p text:style-name="subsection"><text:hidden-text text:condition="ooow:" text:string-value="P80:L11" text:is-hidden="true"/><text:tab/><text:reference-mark-start text:name="subsectionnumber_288"/>(<text:sequence text:ref-name="refsubsectionnumber455" text:name="subsectionnumber" text:formula="ooow:subsectionnumber+1" style:num-format="1">7</text:sequence>)<text:reference-mark-end text:name="subsectionnumber_288"/><text:tab/>If an ICAV fails to comply with this section, the ICAV and any officer of it who is in <text:hidden-text text:condition="ooow:" text:string-value="P80:L12" text:is-hidden="true"/>default commits a category 1 offence.</text:p>
      <text:p text:style-name="shouldernote"><text:bookmark-start text:name="toc_book_165"/><text:hidden-text text:condition="ooow:" text:string-value="P80:L13" text:is-hidden="true"/>Revised directors’ reports<text:bookmark-end text:name="toc_book_165"/></text:p>
      <text:p text:style-name="section"><text:hidden-text text:condition="ooow:" text:string-value="P80:L14" text:is-hidden="true"/><text:reference-mark-start text:name="sectionnumber_96"/><text:span text:style-name="T9"><text:sequence text:ref-name="refsectionnumber116" text:name="sectionnumber" text:formula="ooow:sectionnumber+1" style:num-format="1">117</text:sequence></text:span><text:reference-mark-end text:name="sectionnumber_96"/><text:span text:style-name="T9">.</text:span><text:tab/>If it appears to the directors of an ICAV that a directors’ report of the ICAV did not <text:hidden-text text:condition="ooow:" text:string-value="P80:L15" text:is-hidden="true"/>comply with the requirements of this Act or Bank regulations, they may prepare a revised <text:hidden-text text:condition="ooow:" text:string-value="P80:L16" text:is-hidden="true"/>report.</text:p>
      <text:p text:style-name="chapternumber"><text:bookmark-start text:name="toc_book_166"/><text:hidden-text text:condition="ooow:" text:string-value="P80:L17" text:is-hidden="true"/>Chapter <text:reference-mark-start text:name="chapternumber_15"/><text:sequence text:ref-name="refchapternumber17" text:name="chapternumber" text:formula="ooow:chapternumber+1" style:num-format="1">4</text:sequence><text:bookmark-end text:name="toc_book_166"/><text:reference-mark-end text:name="chapternumber_15"/></text:p>
      <text:p text:style-name="chaptertitle"><text:bookmark-start text:name="toc_book_167"/><text:hidden-text text:condition="ooow:" text:string-value="P80:L18" text:is-hidden="true"/>Audit<text:bookmark-end text:name="toc_book_167"/></text:p>
      <text:p text:style-name="shouldernote"><text:bookmark-start text:name="toc_book_168"/><text:hidden-text text:condition="ooow:" text:string-value="P80:L19" text:is-hidden="true"/>Auditor reports on accounts<text:bookmark-end text:name="toc_book_168"/></text:p>
      <text:p text:style-name="subsection"><text:hidden-text text:condition="ooow:" text:string-value="P80:L20" text:is-hidden="true"/><text:reference-mark-start text:name="sectionnumber_97"/><text:span text:style-name="T9"><text:sequence text:ref-name="refsectionnumber117" text:name="sectionnumber" text:formula="ooow:sectionnumber+1" style:num-format="1">118</text:sequence></text:span><text:reference-mark-end text:name="sectionnumber_97"/><text:span text:style-name="T9">.</text:span><text:tab/><text:reference-mark-start text:name="subsectionnumber_380"/>(<text:sequence text:ref-name="refsubsectionnumber456" text:name="subsectionnumber" style:num-format="1">1</text:sequence>)<text:reference-mark-end text:name="subsectionnumber_380"/><text:tab/>An ICAV shall, in respect of its annual accounts, arrange to have an auditor⁠—</text:p>
      <text:p text:style-name="paragraph"><text:hidden-text text:condition="ooow:" text:string-value="P80:L21" text:is-hidden="true"/><text:tab/><text:reference-mark-start text:name="paragraphnumber_326"/>(<text:sequence text:ref-name="refparagraphnumber381" text:name="paragraphnumber" text:formula="ooow:1" style:num-format="a">a</text:sequence>)<text:reference-mark-end text:name="paragraphnumber_326"/><text:tab/>audit them, and</text:p>
      <text:p text:style-name="paragraph"><text:hidden-text text:condition="ooow:" text:string-value="P80:L22" text:is-hidden="true"/><text:tab/><text:reference-mark-start text:name="paragraphnumber_327"/>(<text:sequence text:ref-name="refparagraphnumber382" text:name="paragraphnumber" text:formula="ooow:paragraphnumber+1" style:num-format="a">b</text:sequence>)<text:reference-mark-end text:name="paragraphnumber_327"/><text:tab/>make a report on the audit, to the shareholders of the ICAV.</text:p>
      <text:p text:style-name="P65"><text:hidden-text text:condition="ooow:" text:string-value="P80:L23" text:is-hidden="true"/><text:tab/><text:reference-mark-start text:name="subsectionnumber_488_AIC_04/11/2014_40806"/>(<text:sequence text:ref-name="refsubsectionnumber457" text:name="subsectionnumber" text:formula="ooow:subsectionnumber+1" style:num-format="1">2</text:sequence>)<text:reference-mark-end text:name="subsectionnumber_488_AIC_04/11/2014_40806"/><text:tab/>The auditors’ report shall state clearly the statutory auditors’ opinion as to⁠—</text:p>
      <text:p text:style-name="P64"><text:hidden-text text:condition="ooow:" text:string-value="P80:L24" text:is-hidden="true"/><text:tab/><text:reference-mark-start text:name="paragraphnumber_323_AIC_04/11/2014_40816"/>(<text:sequence text:ref-name="refparagraphnumber383" text:name="paragraphnumber" text:formula="ooow:1.0" style:num-format="a">a</text:sequence>)<text:reference-mark-end text:name="paragraphnumber_323_AIC_04/11/2014_40816"/><text:tab/>whether the annual accounts give a true and fair view⁠—</text:p>
      <text:p text:style-name="P62"><text:hidden-text text:condition="ooow:" text:string-value="P80:L25" text:is-hidden="true"/><text:tab/><text:reference-mark-start text:name="subparagraphnumber_51_AIC_04/11/2014_40825"/>(<text:sequence text:ref-name="refsubparagraphnumber78" text:name="subparagraphnumber" text:formula="ooow:1.0" style:num-format="i">i</text:sequence>)<text:reference-mark-end text:name="subparagraphnumber_51_AIC_04/11/2014_40825"/><text:tab/>in the case of a balance sheet, of the assets, liabilities and financial position <text:hidden-text text:condition="ooow:" text:string-value="P80:L26" text:is-hidden="true"/>of the ICAV at the end of the financial year,</text:p>
      <text:p text:style-name="P62"><text:hidden-text text:condition="ooow:" text:string-value="P80:L27" text:is-hidden="true"/><text:tab/><text:reference-mark-start text:name="subparagraphnumber_51_AIC_04/11/2014_40831"/>(<text:sequence text:ref-name="refsubparagraphnumber79" text:name="subparagraphnumber" text:formula="ooow:subparagraphnumber+1" style:num-format="i">ii</text:sequence>)<text:reference-mark-end text:name="subparagraphnumber_51_AIC_04/11/2014_40831"/><text:tab/>in the case of a profit and loss account, of the profit or loss of the ICAV for <text:hidden-text text:condition="ooow:" text:string-value="P80:L28" text:is-hidden="true"/>the financial year,</text:p>
      <text:p text:style-name="P64"><text:hidden-text text:condition="ooow:" text:string-value="P80:L29" text:is-hidden="true"/><text:tab/><text:tab/>and</text:p>
      <text:p text:style-name="P64"><text:hidden-text text:condition="ooow:" text:string-value="P80:L30" text:is-hidden="true"/><text:tab/><text:reference-mark-start text:name="paragraphnumber_323_AIC_04/11/2014_40838"/>(<text:sequence text:ref-name="refparagraphnumber384" text:name="paragraphnumber" text:formula="ooow:paragraphnumber+1" style:num-format="a">b</text:sequence>)<text:reference-mark-end text:name="paragraphnumber_323_AIC_04/11/2014_40838"/><text:tab/>whether the annual accounts have been properly prepared in accordance with the <text:hidden-text text:condition="ooow:" text:string-value="P80:L31" text:is-hidden="true"/>relevant financial reporting framework.</text:p>
      <text:p text:style-name="subsection"><text:hidden-text text:condition="ooow:" text:string-value="P80:L32" text:is-hidden="true"/><text:tab/><text:reference-mark-start text:name="subsectionnumber_381"/>(<text:sequence text:ref-name="refsubsectionnumber458" text:name="subsectionnumber" text:formula="ooow:subsectionnumber+1" style:num-format="1">3</text:sequence>)<text:reference-mark-end text:name="subsectionnumber_381"/><text:tab/>A copy of the auditor’s report shall be attached to the annual accounts and the <text:hidden-text text:condition="ooow:" text:string-value="P80:L33" text:is-hidden="true"/>directors’ report for the financial year of the ICAV to which the report relates.</text:p>
      <text:p text:style-name="subsection"><text:hidden-text text:condition="ooow:" text:string-value="P80:L34" text:is-hidden="true"/><text:tab/><text:reference-mark-start text:name="subsectionnumber_303"/>(<text:sequence text:ref-name="refsubsectionnumber459" text:name="subsectionnumber" text:formula="ooow:subsectionnumber+1" style:num-format="1">4</text:sequence>)<text:reference-mark-end text:name="subsectionnumber_303"/><text:tab/>If an ICAV fails to comply with <text:span text:style-name="T6">subsection </text:span><text:span text:style-name="T6"><text:reference-ref text:reference-format="text" text:ref-name="subsectionnumber_380">(1)</text:reference-ref></text:span><text:span text:style-name="T17"> or </text:span><text:span text:style-name="T6"><text:reference-ref text:reference-format="text" text:ref-name="subsectionnumber_381">(3)</text:reference-ref></text:span>, the ICAV and any officer of it <text:hidden-text text:condition="ooow:" text:string-value="P80:L35" text:is-hidden="true"/>who is in default commits a category 1 offence.</text:p>
      <text:p text:style-name="shouldernote"><text:bookmark-start text:name="toc_book_169"/><text:soft-page-break/><text:hidden-text text:condition="ooow:" text:string-value="P81:L1" text:is-hidden="true"/>Consideration by auditor of consistency of directors’ report with ICAV’s accounts<text:bookmark-end text:name="toc_book_169"/></text:p>
      <text:p text:style-name="section"><text:hidden-text text:condition="ooow:" text:string-value="P81:L2" text:is-hidden="true"/><text:reference-mark-start text:name="sectionnumber_98"/><text:span text:style-name="T9"><text:sequence text:ref-name="refsectionnumber118" text:name="sectionnumber" text:formula="ooow:sectionnumber+1" style:num-format="1">119</text:sequence></text:span><text:reference-mark-end text:name="sectionnumber_98"/><text:span text:style-name="T9">.</text:span><text:tab/>In preparing the report in relation to an ICAV required by<text:span text:style-name="T17"> </text:span><text:span text:style-name="T6">section </text:span><text:span text:style-name="T6"><text:reference-ref text:reference-format="text" text:ref-name="sectionnumber_97">118</text:reference-ref></text:span><text:span text:style-name="T6"><text:reference-ref text:reference-format="text" text:ref-name="subsectionnumber_380">(1)</text:reference-ref></text:span><text:span text:style-name="T6"><text:reference-ref text:reference-format="text" text:ref-name="paragraphnumber_327">(b)</text:reference-ref></text:span><text:span text:style-name="T17">,</text:span> the auditor <text:hidden-text text:condition="ooow:" text:string-value="P81:L3" text:is-hidden="true"/>shall⁠—</text:p>
      <text:p text:style-name="paragraph"><text:hidden-text text:condition="ooow:" text:string-value="P81:L4" text:is-hidden="true"/><text:tab/><text:reference-mark-start text:name="paragraphnumber_328"/>(<text:sequence text:ref-name="refparagraphnumber385" text:name="paragraphnumber" text:formula="ooow:1" style:num-format="a">a</text:sequence>)<text:reference-mark-end text:name="paragraphnumber_328"/><text:tab/>consider whether the information given in the directors’ report relating to the <text:hidden-text text:condition="ooow:" text:string-value="P81:L5" text:is-hidden="true"/>financial year is consistent with the accounts prepared by the ICAV for that year, <text:hidden-text text:condition="ooow:" text:string-value="P81:L6" text:is-hidden="true"/>and</text:p>
      <text:p text:style-name="paragraph"><text:hidden-text text:condition="ooow:" text:string-value="P81:L7" text:is-hidden="true"/><text:tab/><text:reference-mark-start text:name="paragraphnumber_329"/>(<text:sequence text:ref-name="refparagraphnumber386" text:name="paragraphnumber" text:formula="ooow:paragraphnumber+1" style:num-format="a">b</text:sequence>)<text:reference-mark-end text:name="paragraphnumber_329"/><text:tab/>state in the report whether, in the auditor’s opinion, that information is, or is not, <text:hidden-text text:condition="ooow:" text:string-value="P81:L8" text:is-hidden="true"/>consistent with those accounts.</text:p>
      <text:p text:style-name="shouldernote"><text:bookmark-start text:name="toc_book_170"/><text:hidden-text text:condition="ooow:" text:string-value="P81:L9" text:is-hidden="true"/>Duty of auditor in relation to suspected commission of indictable offence<text:bookmark-end text:name="toc_book_170"/></text:p>
      <text:p text:style-name="subsection"><text:hidden-text text:condition="ooow:" text:string-value="P81:L10" text:is-hidden="true"/><text:reference-mark-start text:name="sectionnumber_99"/><text:span text:style-name="T9"><text:sequence text:ref-name="refsectionnumber119" text:name="sectionnumber" text:formula="ooow:sectionnumber+1" style:num-format="1">120</text:sequence></text:span><text:reference-mark-end text:name="sectionnumber_99"/><text:span text:style-name="T9">.</text:span><text:tab/><text:reference-mark-start text:name="subsectionnumber_382"/>(<text:sequence text:ref-name="refsubsectionnumber460" text:name="subsectionnumber" style:num-format="1">1</text:sequence>)<text:reference-mark-end text:name="subsectionnumber_382"/><text:tab/>Where, in the course of, and by virtue of, carrying out an audit of the accounts of an <text:hidden-text text:condition="ooow:" text:string-value="P81:L11" text:is-hidden="true"/>ICAV, information comes into the possession of the auditor that leads the auditor to <text:hidden-text text:condition="ooow:" text:string-value="P81:L12" text:is-hidden="true"/>form the opinion that there are reasonable grounds for believing that the ICAV, or an <text:hidden-text text:condition="ooow:" text:string-value="P81:L13" text:is-hidden="true"/>officer or agent of it, has committed an indictable offence under this Act, the auditors <text:hidden-text text:condition="ooow:" text:string-value="P81:L14" text:is-hidden="true"/>shall, without delay after having formed such opinion, notify that opinion to the <text:hidden-text text:condition="ooow:" text:string-value="P81:L15" text:is-hidden="true"/>relevant enforcement agency and provide that enforcement agency with details of the <text:hidden-text text:condition="ooow:" text:string-value="P81:L16" text:is-hidden="true"/>grounds on which they have formed that opinion.</text:p>
      <text:p text:style-name="subsection"><text:hidden-text text:condition="ooow:" text:string-value="P81:L17" text:is-hidden="true"/><text:tab/><text:reference-mark-start text:name="subsectionnumber_383"/>(<text:sequence text:ref-name="refsubsectionnumber461" text:name="subsectionnumber" text:formula="ooow:subsectionnumber+1" style:num-format="1">2</text:sequence>)<text:reference-mark-end text:name="subsectionnumber_383"/><text:tab/>Where the auditor of an ICAV notifies the relevant enforcement agency of any matter <text:hidden-text text:condition="ooow:" text:string-value="P81:L18" text:is-hidden="true"/>pursuant to <text:span text:style-name="T4">subsection </text:span><text:span text:style-name="T4"><text:reference-ref text:reference-format="text" text:ref-name="subsectionnumber_382">(1)</text:reference-ref></text:span>, the auditor shall, in addition to performing the obligations <text:hidden-text text:condition="ooow:" text:string-value="P81:L19" text:is-hidden="true"/>under that subsection, if requested by that enforcement agency⁠—</text:p>
      <text:p text:style-name="paragraph"><text:hidden-text text:condition="ooow:" text:string-value="P81:L20" text:is-hidden="true"/><text:tab/><text:reference-mark-start text:name="paragraphnumber_330"/>(<text:sequence text:ref-name="refparagraphnumber387" text:name="paragraphnumber" text:formula="ooow:1" style:num-format="a">a</text:sequence>)<text:reference-mark-end text:name="paragraphnumber_330"/><text:tab/>furnish that enforcement agency with such further information in the auditor’s <text:hidden-text text:condition="ooow:" text:string-value="P81:L21" text:is-hidden="true"/>possession or control relating to the matter as that enforcement agency may <text:hidden-text text:condition="ooow:" text:string-value="P81:L22" text:is-hidden="true"/>require, including further information relating to the details of the grounds on <text:hidden-text text:condition="ooow:" text:string-value="P81:L23" text:is-hidden="true"/>which the auditor formed the opinion referred to in that subsection,</text:p>
      <text:p text:style-name="paragraph"><text:hidden-text text:condition="ooow:" text:string-value="P81:L24" text:is-hidden="true"/><text:tab/><text:reference-mark-start text:name="paragraphnumber_331"/>(<text:sequence text:ref-name="refparagraphnumber388" text:name="paragraphnumber" text:formula="ooow:paragraphnumber+1" style:num-format="a">b</text:sequence>)<text:reference-mark-end text:name="paragraphnumber_331"/><text:tab/>give that enforcement agency such access to any documents in the auditor’s <text:hidden-text text:condition="ooow:" text:string-value="P81:L25" text:is-hidden="true"/>possession or control relating to the matter as that enforcement agency may <text:hidden-text text:condition="ooow:" text:string-value="P81:L26" text:is-hidden="true"/>require, and</text:p>
      <text:p text:style-name="paragraph"><text:hidden-text text:condition="ooow:" text:string-value="P81:L27" text:is-hidden="true"/><text:tab/><text:reference-mark-start text:name="paragraphnumber_332"/>(<text:sequence text:ref-name="refparagraphnumber389" text:name="paragraphnumber" text:formula="ooow:paragraphnumber+1" style:num-format="a">c</text:sequence>)<text:reference-mark-end text:name="paragraphnumber_332"/><text:tab/>give that enforcement agency such access to facilities for the taking of copies of, <text:hidden-text text:condition="ooow:" text:string-value="P81:L28" text:is-hidden="true"/>or extracts from, those books and documents as that enforcement agency may <text:hidden-text text:condition="ooow:" text:string-value="P81:L29" text:is-hidden="true"/>require.</text:p>
      <text:p text:style-name="subsection"><text:hidden-text text:condition="ooow:" text:string-value="P81:L30" text:is-hidden="true"/><text:tab/><text:reference-mark-start text:name="subsectionnumber_384"/>(<text:sequence text:ref-name="refsubsectionnumber462" text:name="subsectionnumber" text:formula="ooow:subsectionnumber+1" style:num-format="1">3</text:sequence>)<text:reference-mark-end text:name="subsectionnumber_384"/><text:tab/>Nothing in this section compels the disclosure by any person of any information that <text:hidden-text text:condition="ooow:" text:string-value="P81:L31" text:is-hidden="true"/>the person would be entitled to refuse to produce on the grounds of legal professional <text:hidden-text text:condition="ooow:" text:string-value="P81:L32" text:is-hidden="true"/>privilege or authorises the inspection or copying of any document containing such <text:hidden-text text:condition="ooow:" text:string-value="P81:L33" text:is-hidden="true"/>information that is in the person’s possession.</text:p>
      <text:p text:style-name="subsection"><text:hidden-text text:condition="ooow:" text:string-value="P81:L34" text:is-hidden="true"/><text:tab/><text:reference-mark-start text:name="subsectionnumber_385"/>(<text:sequence text:ref-name="refsubsectionnumber463" text:name="subsectionnumber" text:formula="ooow:subsectionnumber+1" style:num-format="1">4</text:sequence>)<text:reference-mark-end text:name="subsectionnumber_385"/><text:tab/>No professional or legal duty to which an auditor is subject by virtue of appointment <text:hidden-text text:condition="ooow:" text:string-value="P81:L35" text:is-hidden="true"/>as an auditor of an ICAV shall be regarded as contravened by, and no liability to the <text:hidden-text text:condition="ooow:" text:string-value="P81:L36" text:is-hidden="true"/>ICAV, its shareholders, creditors or other interested parties shall attach to, an auditor <text:hidden-text text:condition="ooow:" text:string-value="P81:L37" text:is-hidden="true"/>by reason of compliance with an obligation imposed by or under this section.</text:p>
      <text:p text:style-name="subsection"><text:hidden-text text:condition="ooow:" text:string-value="P81:L38" text:is-hidden="true"/><text:tab/><text:reference-mark-start text:name="subsectionnumber_309"/>(<text:sequence text:ref-name="refsubsectionnumber464" text:name="subsectionnumber" text:formula="ooow:subsectionnumber+1" style:num-format="1">5</text:sequence>)<text:reference-mark-end text:name="subsectionnumber_309"/><text:tab/>The Bank and the Director of Corporate Enforcement are enforcement agencies for <text:hidden-text text:condition="ooow:" text:string-value="P81:L39" text:is-hidden="true"/>the purposes of this section; and in this section “relevant enforcement agency” <text:hidden-text text:condition="ooow:" text:string-value="P81:L40" text:is-hidden="true"/>means⁠—</text:p>
      <text:p text:style-name="paragraph"><text:hidden-text text:condition="ooow:" text:string-value="P81:L41" text:is-hidden="true"/><text:tab/><text:reference-mark-start text:name="paragraphnumber_51"/>(<text:sequence text:ref-name="refparagraphnumber390" text:name="paragraphnumber" text:formula="ooow:1" style:num-format="a">a</text:sequence>)<text:reference-mark-end text:name="paragraphnumber_51"/><text:tab/>for the offences specified in<text:span text:style-name="T17"> </text:span><text:span text:style-name="T6">subsection </text:span><text:span text:style-name="T6"><text:reference-ref text:reference-format="text" text:ref-name="subsectionnumber_488_AIC_20/01/2015_44542">(1)</text:reference-ref></text:span><text:span text:style-name="T6"> </text:span><text:span text:style-name="T17">of </text:span><text:bookmark-start text:name="1422018391968"/><text:span text:style-name="T27">section </text:span><text:bookmark-end text:name="1422018391968"/><text:span text:style-name="T27"><text:reference-ref text:reference-format="text" text:ref-name="sectionnumber_148_AIC_20/01/2015_44539">174</text:reference-ref></text:span>, the Bank;</text:p>
      <text:p text:style-name="paragraph"><text:soft-page-break/><text:hidden-text text:condition="ooow:" text:string-value="P82:L1" text:is-hidden="true"/><text:tab/><text:reference-mark-start text:name="paragraphnumber_52"/>(<text:sequence text:ref-name="refparagraphnumber391" text:name="paragraphnumber" text:formula="ooow:paragraphnumber+1" style:num-format="a">b</text:sequence>)<text:reference-mark-end text:name="paragraphnumber_52"/><text:tab/>for the offences specified in <text:span text:style-name="T6">subsection </text:span><text:span text:style-name="T6"><text:reference-ref text:reference-format="text" text:ref-name="subsectionnumber_488_AIC_20/01/2015_44809">(2)</text:reference-ref></text:span><text:span text:style-name="T6"> </text:span>of that section, the Director of <text:hidden-text text:condition="ooow:" text:string-value="P82:L2" text:is-hidden="true"/>Corporate Enforcement;</text:p>
      <text:p text:style-name="paragraph"><text:hidden-text text:condition="ooow:" text:string-value="P82:L3" text:is-hidden="true"/><text:tab/><text:reference-mark-start text:name="paragraphnumber_53"/>(<text:sequence text:ref-name="refparagraphnumber392" text:name="paragraphnumber" text:formula="ooow:paragraphnumber+1" style:num-format="a">c</text:sequence>)<text:reference-mark-end text:name="paragraphnumber_53"/><text:tab/>for the offences specified in <text:span text:style-name="T6">subsection </text:span><text:span text:style-name="T6"><text:reference-ref text:reference-format="text" text:ref-name="subsectionnumber_488_AIC_20/01/2015_44864">(3)</text:reference-ref></text:span> of that section, both the Bank and the <text:hidden-text text:condition="ooow:" text:string-value="P82:L4" text:is-hidden="true"/>Director of Corporate Enforcement.</text:p>
      <text:p text:style-name="subsection"><text:hidden-text text:condition="ooow:" text:string-value="P82:L5" text:is-hidden="true"/><text:tab/><text:reference-mark-start text:name="subsectionnumber_321"/>(<text:sequence text:ref-name="refsubsectionnumber465" text:name="subsectionnumber" text:formula="ooow:subsectionnumber+1" style:num-format="1">6</text:sequence>)<text:reference-mark-end text:name="subsectionnumber_321"/><text:tab/>If an auditor fails to comply with this section the auditor commits a category 1 <text:hidden-text text:condition="ooow:" text:string-value="P82:L6" text:is-hidden="true"/>offence.</text:p>
      <text:p text:style-name="shouldernote"><text:bookmark-start text:name="toc_book_171"/><text:hidden-text text:condition="ooow:" text:string-value="P82:L7" text:is-hidden="true"/>Eligibility to be auditor<text:bookmark-end text:name="toc_book_171"/></text:p>
      <text:p text:style-name="subsection"><text:hidden-text text:condition="ooow:" text:string-value="P82:L8" text:is-hidden="true"/><text:reference-mark-start text:name="sectionnumber_100"/><text:span text:style-name="T9"><text:sequence text:ref-name="refsectionnumber120" text:name="sectionnumber" text:formula="ooow:sectionnumber+1" style:num-format="1">121</text:sequence></text:span><text:reference-mark-end text:name="sectionnumber_100"/><text:span text:style-name="T9">.</text:span><text:tab/><text:reference-mark-start text:name="subsectionnumber_386"/>(<text:sequence text:ref-name="refsubsectionnumber466" text:name="subsectionnumber" style:num-format="1">1</text:sequence>)<text:reference-mark-end text:name="subsectionnumber_386"/><text:tab/><text:bookmark-start text:name="1415120746722"/><text:span text:style-name="T21">No person other than an approved statutory auditor or audit firm under </text:span><text:span text:style-name="T22">Part 4</text:span><text:span text:style-name="T21"> of the </text:span><text:span text:style-name="T21"><text:hidden-text text:condition="ooow:" text:string-value="P82:L9" text:is-hidden="true"/></text:span><text:span text:style-name="T21">Audits Regulations shall be eligible for appointment as auditor of an ICAV.</text:span><text:bookmark-end text:name="1415120746722"/></text:p>
      <text:p text:style-name="subsection"><text:hidden-text text:condition="ooow:" text:string-value="P82:L10" text:is-hidden="true"/><text:tab/><text:reference-mark-start text:name="subsectionnumber_387"/>(<text:sequence text:ref-name="refsubsectionnumber467" text:name="subsectionnumber" text:formula="ooow:subsectionnumber+1" style:num-format="1">2</text:sequence>)<text:reference-mark-end text:name="subsectionnumber_387"/><text:tab/>No person shall be eligible for appointment as auditor of an ICAV if⁠—</text:p>
      <text:p text:style-name="paragraph"><text:hidden-text text:condition="ooow:" text:string-value="P82:L11" text:is-hidden="true"/><text:tab/><text:reference-mark-start text:name="paragraphnumber_335"/>(<text:sequence text:ref-name="refparagraphnumber393" text:name="paragraphnumber" text:formula="ooow:1" style:num-format="a">a</text:sequence>)<text:reference-mark-end text:name="paragraphnumber_335"/><text:tab/>the person is an officer or employee of the ICAV concerned,</text:p>
      <text:p text:style-name="paragraph"><text:hidden-text text:condition="ooow:" text:string-value="P82:L12" text:is-hidden="true"/><text:tab/><text:reference-mark-start text:name="paragraphnumber_336"/>(<text:sequence text:ref-name="refparagraphnumber394" text:name="paragraphnumber" text:formula="ooow:paragraphnumber+1" style:num-format="a">b</text:sequence>)<text:reference-mark-end text:name="paragraphnumber_336"/><text:tab/>the person is a partner or employee of such a person, or a partnership of which <text:hidden-text text:condition="ooow:" text:string-value="P82:L13" text:is-hidden="true"/>such a person is a partner, or</text:p>
      <text:p text:style-name="paragraph"><text:hidden-text text:condition="ooow:" text:string-value="P82:L14" text:is-hidden="true"/><text:tab/><text:reference-mark-start text:name="paragraphnumber_337"/>(<text:sequence text:ref-name="refparagraphnumber395" text:name="paragraphnumber" text:formula="ooow:paragraphnumber+1" style:num-format="a">c</text:sequence>)<text:reference-mark-end text:name="paragraphnumber_337"/><text:tab/>there exists between the person and the ICAV a connection of any such <text:hidden-text text:condition="ooow:" text:string-value="P82:L15" text:is-hidden="true"/>description as specified in Part 7 of the Audi<text:span text:style-name="T14">t</text:span>s Regulations.</text:p>
      <text:p text:style-name="subsection"><text:hidden-text text:condition="ooow:" text:string-value="P82:L16" text:is-hidden="true"/><text:tab/><text:reference-mark-start text:name="subsectionnumber_388"/>(<text:sequence text:ref-name="refsubsectionnumber468" text:name="subsectionnumber" text:formula="ooow:subsectionnumber+1" style:num-format="1">3</text:sequence>)<text:reference-mark-end text:name="subsectionnumber_388"/><text:tab/>For the purposes of <text:span text:style-name="T4">subsection </text:span><text:span text:style-name="T4"><text:reference-ref text:reference-format="text" text:ref-name="subsectionnumber_387">(2)</text:reference-ref></text:span>, an auditor of an ICAV shall not be regarded as an <text:hidden-text text:condition="ooow:" text:string-value="P82:L17" text:is-hidden="true"/>officer or employee of the ICAV.</text:p>
      <text:p text:style-name="subsection"><text:hidden-text text:condition="ooow:" text:string-value="P82:L18" text:is-hidden="true"/><text:tab/><text:reference-mark-start text:name="subsectionnumber_389"/>(<text:sequence text:ref-name="refsubsectionnumber469" text:name="subsectionnumber" text:formula="ooow:subsectionnumber+1" style:num-format="1">4</text:sequence>)<text:reference-mark-end text:name="subsectionnumber_389"/><text:tab/>Where during a person’s term of office as an auditor of an ICAV the person becomes <text:hidden-text text:condition="ooow:" text:string-value="P82:L19" text:is-hidden="true"/>ineligible for appointment to the office, the person shall without delay vacate the <text:hidden-text text:condition="ooow:" text:string-value="P82:L20" text:is-hidden="true"/>office and give notice in writing to the ICAV of having vacated the office by reason of <text:hidden-text text:condition="ooow:" text:string-value="P82:L21" text:is-hidden="true"/>ineligibility.</text:p>
      <text:p text:style-name="shouldernote"><text:bookmark-start text:name="toc_book_172"/><text:hidden-text text:condition="ooow:" text:string-value="P82:L22" text:is-hidden="true"/>Auditor acting where ineligible<text:bookmark-end text:name="toc_book_172"/></text:p>
      <text:p text:style-name="subsection"><text:hidden-text text:condition="ooow:" text:string-value="P82:L23" text:is-hidden="true"/><text:reference-mark-start text:name="sectionnumber_101"/><text:span text:style-name="T9"><text:sequence text:ref-name="refsectionnumber121" text:name="sectionnumber" text:formula="ooow:sectionnumber+1" style:num-format="1">122</text:sequence></text:span><text:reference-mark-end text:name="sectionnumber_101"/><text:span text:style-name="T9">.</text:span><text:tab/><text:reference-mark-start text:name="subsectionnumber_346"/>(<text:sequence text:ref-name="refsubsectionnumber470" text:name="subsectionnumber" style:num-format="1">1</text:sequence>)<text:reference-mark-end text:name="subsectionnumber_346"/><text:tab/>No person shall act as auditor of an ICAV if ineligible for appointment to the office.</text:p>
      <text:p text:style-name="subsection"><text:hidden-text text:condition="ooow:" text:string-value="P82:L24" text:is-hidden="true"/><text:tab/><text:reference-mark-start text:name="subsectionnumber_377"/>(<text:sequence text:ref-name="refsubsectionnumber471" text:name="subsectionnumber" text:formula="ooow:subsectionnumber+1" style:num-format="1">2</text:sequence>)<text:reference-mark-end text:name="subsectionnumber_377"/><text:tab/>If a person acts as auditor of an ICAV when ineligible for appointment, the person <text:hidden-text text:condition="ooow:" text:string-value="P82:L25" text:is-hidden="true"/>commits a category 2 offence.</text:p>
      <text:p text:style-name="shouldernote"><text:bookmark-start text:name="toc_book_173"/><text:hidden-text text:condition="ooow:" text:string-value="P82:L26" text:is-hidden="true"/>Appointment of auditors<text:bookmark-end text:name="toc_book_173"/></text:p>
      <text:p text:style-name="subsection"><text:hidden-text text:condition="ooow:" text:string-value="P82:L27" text:is-hidden="true"/><text:reference-mark-start text:name="sectionnumber_102"/><text:span text:style-name="T9"><text:sequence text:ref-name="refsectionnumber122" text:name="sectionnumber" text:formula="ooow:sectionnumber+1" style:num-format="1">123</text:sequence></text:span><text:reference-mark-end text:name="sectionnumber_102"/><text:span text:style-name="T9">.</text:span><text:tab/><text:reference-mark-start text:name="subsectionnumber_390"/>(<text:sequence text:ref-name="refsubsectionnumber472" text:name="subsectionnumber" style:num-format="1">1</text:sequence>)<text:reference-mark-end text:name="subsectionnumber_390"/><text:tab/>An ICAV shall, at each annual general meeting appoint an auditor or auditors to hold <text:hidden-text text:condition="ooow:" text:string-value="P82:L28" text:is-hidden="true"/>office from the conclusion of that meeting until the conclusion of the next annual <text:hidden-text text:condition="ooow:" text:string-value="P82:L29" text:is-hidden="true"/>general meeting.</text:p>
      <text:p text:style-name="subsection"><text:hidden-text text:condition="ooow:" text:string-value="P82:L30" text:is-hidden="true"/><text:tab/><text:reference-mark-start text:name="subsectionnumber_391"/>(<text:sequence text:ref-name="refsubsectionnumber473" text:name="subsectionnumber" text:formula="ooow:subsectionnumber+1" style:num-format="1">2</text:sequence>)<text:reference-mark-end text:name="subsectionnumber_391"/><text:tab/>The first auditors of an ICAV may be appointed by the directors of the ICAV at any <text:hidden-text text:condition="ooow:" text:string-value="P82:L31" text:is-hidden="true"/>time before the first annual general meeting of the ICAV and auditors so appointed are <text:hidden-text text:condition="ooow:" text:string-value="P82:L32" text:is-hidden="true"/>to hold office until the conclusion of that meeting.</text:p>
      <text:p text:style-name="subsection"><text:hidden-text text:condition="ooow:" text:string-value="P82:L33" text:is-hidden="true"/><text:tab/><text:reference-mark-start text:name="subsectionnumber_392"/>(<text:sequence text:ref-name="refsubsectionnumber474" text:name="subsectionnumber" text:formula="ooow:subsectionnumber+1" style:num-format="1">3</text:sequence>)<text:reference-mark-end text:name="subsectionnumber_392"/><text:tab/>Where no appointment is made under <text:span text:style-name="T4">subsection </text:span><text:span text:style-name="T4"><text:reference-ref text:reference-format="text" text:ref-name="subsectionnumber_391">(2)</text:reference-ref></text:span>, the first auditors of any ICAV <text:hidden-text text:condition="ooow:" text:string-value="P82:L34" text:is-hidden="true"/>may be appointed by the ICAV in general meeting.</text:p>
      <text:p text:style-name="subsection"><text:hidden-text text:condition="ooow:" text:string-value="P82:L35" text:is-hidden="true"/><text:tab/><text:reference-mark-start text:name="subsectionnumber_393"/>(<text:sequence text:ref-name="refsubsectionnumber475" text:name="subsectionnumber" text:formula="ooow:subsectionnumber+1" style:num-format="1">4</text:sequence>)<text:reference-mark-end text:name="subsectionnumber_393"/><text:tab/>On the date on which the holding of an annual general meeting is dispensed with in <text:hidden-text text:condition="ooow:" text:string-value="P82:L36" text:is-hidden="true"/>accordance with<text:span text:style-name="T17"> </text:span><text:span text:style-name="T6">section </text:span><text:span text:style-name="T6"><text:reference-ref text:reference-format="text" text:ref-name="sectionnumber_85">87</text:reference-ref></text:span><text:span text:style-name="T6"><text:reference-ref text:reference-format="text" text:ref-name="subsectionnumber_333">(4)</text:reference-ref></text:span><text:span text:style-name="T17">,</text:span> any auditor or auditors appointed in accordance with <text:hidden-text text:condition="ooow:" text:string-value="P82:L37" text:is-hidden="true"/><text:span text:style-name="T4">subsection </text:span><text:span text:style-name="T4"><text:reference-ref text:reference-format="text" text:ref-name="subsectionnumber_391">(2)</text:reference-ref></text:span> or <text:span text:style-name="T4"><text:reference-ref text:reference-format="text" text:ref-name="subsectionnumber_392">(3)</text:reference-ref></text:span> cease to hold office and the directors shall immediately re-<text:hidden-text text:condition="ooow:" text:string-value="P82:L38" text:is-hidden="true"/>appoint the auditor or auditors or appoint a new auditor or auditors.</text:p>
      <text:p text:style-name="subsection"><text:soft-page-break/><text:hidden-text text:condition="ooow:" text:string-value="P83:L1" text:is-hidden="true"/><text:tab/><text:reference-mark-start text:name="subsectionnumber_394"/>(<text:sequence text:ref-name="refsubsectionnumber476" text:name="subsectionnumber" text:formula="ooow:subsectionnumber+1" style:num-format="1">5</text:sequence>)<text:reference-mark-end text:name="subsectionnumber_394"/><text:tab/>The directors of any ICAV which does not hold annual general meetings shall appoint <text:hidden-text text:condition="ooow:" text:string-value="P83:L2" text:is-hidden="true"/>the auditor or auditors.</text:p>
      <text:p text:style-name="subsection"><text:hidden-text text:condition="ooow:" text:string-value="P83:L3" text:is-hidden="true"/><text:tab/><text:reference-mark-start text:name="subsectionnumber_395"/>(<text:sequence text:ref-name="refsubsectionnumber477" text:name="subsectionnumber" text:formula="ooow:subsectionnumber+1" style:num-format="1">6</text:sequence>)<text:reference-mark-end text:name="subsectionnumber_395"/><text:tab/>Where, in any case, no auditors are appointed as required by<text:bookmark-start text:name="1421921051510"/><text:span text:style-name="T26"> </text:span><text:span text:style-name="T23">this section</text:span><text:bookmark-end text:name="1421921051510"/>, the Bank <text:hidden-text text:condition="ooow:" text:string-value="P83:L4" text:is-hidden="true"/>may appoint a person <text:span text:style-name="T20">eligible for appointment as auditor under </text:span><text:span text:style-name="T26">section </text:span><text:span text:style-name="T26"><text:reference-ref text:reference-format="text" text:ref-name="sectionnumber_100">121</text:reference-ref></text:span><text:span text:style-name="T26"> </text:span>to fill the <text:hidden-text text:condition="ooow:" text:string-value="P83:L5" text:is-hidden="true"/>vacancy.</text:p>
      <text:p text:style-name="shouldernote"><text:bookmark-start text:name="toc_book_174"/><text:hidden-text text:condition="ooow:" text:string-value="P83:L6" text:is-hidden="true"/>Casual vacancy<text:bookmark-end text:name="toc_book_174"/></text:p>
      <text:p text:style-name="subsection"><text:hidden-text text:condition="ooow:" text:string-value="P83:L7" text:is-hidden="true"/><text:reference-mark-start text:name="sectionnumber_103"/><text:span text:style-name="T9"><text:sequence text:ref-name="refsectionnumber123" text:name="sectionnumber" text:formula="ooow:sectionnumber+1" style:num-format="1">124</text:sequence></text:span><text:reference-mark-end text:name="sectionnumber_103"/><text:span text:style-name="T9">.</text:span><text:tab/><text:reference-mark-start text:name="subsectionnumber_396"/>(<text:sequence text:ref-name="refsubsectionnumber478" text:name="subsectionnumber" style:num-format="1">1</text:sequence>)<text:reference-mark-end text:name="subsectionnumber_396"/><text:tab/>The directors of an ICAV, or the ICAV in general meeting, may fill a casual vacancy <text:hidden-text text:condition="ooow:" text:string-value="P83:L8" text:is-hidden="true"/>in the office of auditor.</text:p>
      <text:p text:style-name="subsection"><text:hidden-text text:condition="ooow:" text:string-value="P83:L9" text:is-hidden="true"/><text:tab/><text:reference-mark-start text:name="subsectionnumber_397"/>(<text:sequence text:ref-name="refsubsectionnumber479" text:name="subsectionnumber" text:formula="ooow:subsectionnumber+1" style:num-format="1">2</text:sequence>)<text:reference-mark-end text:name="subsectionnumber_397"/><text:tab/>While a vacancy in the office of auditor continues, any surviving or continuing <text:hidden-text text:condition="ooow:" text:string-value="P83:L10" text:is-hidden="true"/>auditor may continue to act.</text:p>
      <text:p text:style-name="shouldernote"><text:bookmark-start text:name="toc_book_175"/><text:hidden-text text:condition="ooow:" text:string-value="P83:L11" text:is-hidden="true"/>Partnerships<text:bookmark-end text:name="toc_book_175"/></text:p>
      <text:p text:style-name="subsection"><text:hidden-text text:condition="ooow:" text:string-value="P83:L12" text:is-hidden="true"/><text:reference-mark-start text:name="sectionnumber_104"/><text:span text:style-name="T9"><text:sequence text:ref-name="refsectionnumber124" text:name="sectionnumber" text:formula="ooow:sectionnumber+1" style:num-format="1">125</text:sequence></text:span><text:reference-mark-end text:name="sectionnumber_104"/><text:span text:style-name="T9">.</text:span><text:tab/><text:reference-mark-start text:name="subsectionnumber_398"/>(<text:sequence text:ref-name="refsubsectionnumber480" text:name="subsectionnumber" style:num-format="1">1</text:sequence>)<text:reference-mark-end text:name="subsectionnumber_398"/><text:tab/><text:span text:style-name="T4">Subsections </text:span><text:span text:style-name="T4"><text:reference-ref text:reference-format="text" text:ref-name="subsectionnumber_400">(3)</text:reference-ref></text:span> to <text:span text:style-name="T4"><text:reference-ref text:reference-format="text" text:ref-name="subsectionnumber_403">(6)</text:reference-ref></text:span> apply to the appointment, as auditor of an ICAV, of a <text:hidden-text text:condition="ooow:" text:string-value="P83:L13" text:is-hidden="true"/>partnership constituted under the law of the State, or under the law of any country or <text:hidden-text text:condition="ooow:" text:string-value="P83:L14" text:is-hidden="true"/>territory in which a partnership is not a legal person.</text:p>
      <text:p text:style-name="subsection"><text:hidden-text text:condition="ooow:" text:string-value="P83:L15" text:is-hidden="true"/><text:tab/><text:reference-mark-start text:name="subsectionnumber_399"/>(<text:sequence text:ref-name="refsubsectionnumber481" text:name="subsectionnumber" text:formula="ooow:subsectionnumber+1" style:num-format="1">2</text:sequence>)<text:reference-mark-end text:name="subsectionnumber_399"/><text:tab/><text:span text:style-name="T4">Subsections </text:span><text:span text:style-name="T4"><text:reference-ref text:reference-format="text" text:ref-name="subsectionnumber_401">(4)</text:reference-ref></text:span> to <text:span text:style-name="T4"><text:reference-ref text:reference-format="text" text:ref-name="subsectionnumber_403">(6)</text:reference-ref></text:span> apply to the appointment, as auditor of an ICAV, of a <text:hidden-text text:condition="ooow:" text:string-value="P83:L16" text:is-hidden="true"/><text:bookmark-start text:name="1415188550036"/><text:span text:style-name="T20">partnership constituted under the law of any country under which a partnership is a </text:span><text:span text:style-name="T20"><text:hidden-text text:condition="ooow:" text:string-value="P83:L17" text:is-hidden="true"/></text:span><text:span text:style-name="T20">legal person.</text:span><text:bookmark-end text:name="1415188550036"/></text:p>
      <text:p text:style-name="subsection"><text:hidden-text text:condition="ooow:" text:string-value="P83:L18" text:is-hidden="true"/><text:tab/><text:reference-mark-start text:name="subsectionnumber_400"/>(<text:sequence text:ref-name="refsubsectionnumber482" text:name="subsectionnumber" text:formula="ooow:subsectionnumber+1" style:num-format="1">3</text:sequence>)<text:reference-mark-end text:name="subsectionnumber_400"/><text:tab/>The appointment of an auditor in the case of a partnership is, unless the contrary <text:hidden-text text:condition="ooow:" text:string-value="P83:L19" text:is-hidden="true"/>intention appears, an appointment of the partnership as such and not of the partners.</text:p>
      <text:p text:style-name="subsection"><text:hidden-text text:condition="ooow:" text:string-value="P83:L20" text:is-hidden="true"/><text:tab/><text:reference-mark-start text:name="subsectionnumber_401"/>(<text:sequence text:ref-name="refsubsectionnumber483" text:name="subsectionnumber" text:formula="ooow:subsectionnumber+1" style:num-format="1">4</text:sequence>)<text:reference-mark-end text:name="subsectionnumber_401"/><text:tab/>Where a partnership ceases, the appointment of the partnership as an auditor is to be <text:hidden-text text:condition="ooow:" text:string-value="P83:L21" text:is-hidden="true"/>treated as extending to⁠—</text:p>
      <text:p text:style-name="paragraph"><text:hidden-text text:condition="ooow:" text:string-value="P83:L22" text:is-hidden="true"/><text:tab/><text:reference-mark-start text:name="paragraphnumber_340"/>(<text:sequence text:ref-name="refparagraphnumber396" text:name="paragraphnumber" text:formula="ooow:1" style:num-format="a">a</text:sequence>)<text:reference-mark-end text:name="paragraphnumber_340"/><text:tab/>any partnership which succeeds to the practice of that partnership and is eligible <text:hidden-text text:condition="ooow:" text:string-value="P83:L23" text:is-hidden="true"/>for the appointment, and</text:p>
      <text:p text:style-name="paragraph"><text:hidden-text text:condition="ooow:" text:string-value="P83:L24" text:is-hidden="true"/><text:tab/><text:reference-mark-start text:name="paragraphnumber_341"/>(<text:sequence text:ref-name="refparagraphnumber397" text:name="paragraphnumber" text:formula="ooow:paragraphnumber+1" style:num-format="a">b</text:sequence>)<text:reference-mark-end text:name="paragraphnumber_341"/><text:tab/>any person who succeeds to that practice having previously carried it on in <text:hidden-text text:condition="ooow:" text:string-value="P83:L25" text:is-hidden="true"/>partnership and is eligible for the appointment.</text:p>
      <text:p text:style-name="subsection"><text:hidden-text text:condition="ooow:" text:string-value="P83:L26" text:is-hidden="true"/><text:tab/><text:reference-mark-start text:name="subsectionnumber_402"/>(<text:sequence text:ref-name="refsubsectionnumber484" text:name="subsectionnumber" text:formula="ooow:subsectionnumber+1" style:num-format="1">5</text:sequence>)<text:reference-mark-end text:name="subsectionnumber_402"/><text:tab/>For the purpose of <text:span text:style-name="T4">subsection </text:span><text:span text:style-name="T4"><text:reference-ref text:reference-format="text" text:ref-name="subsectionnumber_401">(4)</text:reference-ref></text:span><text:span text:style-name="T14">⁠—</text:span></text:p>
      <text:p text:style-name="paragraph"><text:hidden-text text:condition="ooow:" text:string-value="P83:L27" text:is-hidden="true"/><text:tab/><text:reference-mark-start text:name="paragraphnumber_342"/>(<text:sequence text:ref-name="refparagraphnumber398" text:name="paragraphnumber" text:formula="ooow:1" style:num-format="a">a</text:sequence>)<text:reference-mark-end text:name="paragraphnumber_342"/><text:tab/>a partnership is to be regarded as succeeding to the practice of another <text:hidden-text text:condition="ooow:" text:string-value="P83:L28" text:is-hidden="true"/>partnership only where the members of the successor partnership are substantially <text:hidden-text text:condition="ooow:" text:string-value="P83:L29" text:is-hidden="true"/>the same as those of the former partnership, and</text:p>
      <text:p text:style-name="paragraph"><text:hidden-text text:condition="ooow:" text:string-value="P83:L30" text:is-hidden="true"/><text:tab/><text:reference-mark-start text:name="paragraphnumber_343"/>(<text:sequence text:ref-name="refparagraphnumber399" text:name="paragraphnumber" text:formula="ooow:paragraphnumber+1" style:num-format="a">b</text:sequence>)<text:reference-mark-end text:name="paragraphnumber_343"/><text:tab/>a partnership or other person is to be regarded as succeeding to the practice of a <text:hidden-text text:condition="ooow:" text:string-value="P83:L31" text:is-hidden="true"/>partnership only if succeeding to the whole or substantially the whole of the <text:hidden-text text:condition="ooow:" text:string-value="P83:L32" text:is-hidden="true"/>business of the former partnership.</text:p>
      <text:p text:style-name="subsection"><text:hidden-text text:condition="ooow:" text:string-value="P83:L33" text:is-hidden="true"/><text:tab/><text:reference-mark-start text:name="subsectionnumber_403"/>(<text:sequence text:ref-name="refsubsectionnumber485" text:name="subsectionnumber" text:formula="ooow:subsectionnumber+1" style:num-format="1">6</text:sequence>)<text:reference-mark-end text:name="subsectionnumber_403"/><text:tab/>Where a partnership ceases and no person succeeds to the appointment under <text:hidden-text text:condition="ooow:" text:string-value="P83:L34" text:is-hidden="true"/><text:span text:style-name="T4">subsection </text:span><text:span text:style-name="T4"><text:reference-ref text:reference-format="text" text:ref-name="subsectionnumber_401">(4)</text:reference-ref></text:span>, the appointment may with the consent of the ICAV be treated as <text:hidden-text text:condition="ooow:" text:string-value="P83:L35" text:is-hidden="true"/>extending to a partnership or other person eligible for the appointment who succeeds <text:hidden-text text:condition="ooow:" text:string-value="P83:L36" text:is-hidden="true"/>to the business of the former partnership or to such part of it as is agreed by the ICAV <text:hidden-text text:condition="ooow:" text:string-value="P83:L37" text:is-hidden="true"/>to be treated as comprising the appointment.</text:p>
      <text:p text:style-name="shouldernote"><text:bookmark-start text:name="toc_book_176"/><text:soft-page-break/><text:hidden-text text:condition="ooow:" text:string-value="P84:L1" text:is-hidden="true"/>Auditor’s access to records<text:bookmark-end text:name="toc_book_176"/></text:p>
      <text:p text:style-name="subsection"><text:hidden-text text:condition="ooow:" text:string-value="P84:L2" text:is-hidden="true"/><text:reference-mark-start text:name="sectionnumber_105"/><text:span text:style-name="T9"><text:sequence text:ref-name="refsectionnumber125" text:name="sectionnumber" text:formula="ooow:sectionnumber+1" style:num-format="1">126</text:sequence></text:span><text:reference-mark-end text:name="sectionnumber_105"/><text:span text:style-name="T9">.</text:span><text:tab/><text:reference-mark-start text:name="subsectionnumber_404"/>(<text:sequence text:ref-name="refsubsectionnumber486" text:name="subsectionnumber" style:num-format="1">1</text:sequence>)<text:reference-mark-end text:name="subsectionnumber_404"/><text:tab/>The auditor of an ICAV shall have a right of access at all times to the ICAV’s <text:hidden-text text:condition="ooow:" text:string-value="P84:L3" text:is-hidden="true"/>accounting records and is entitled to require from the ICAV’s officers such <text:hidden-text text:condition="ooow:" text:string-value="P84:L4" text:is-hidden="true"/>information and explanations as they think necessary for the performance of their <text:hidden-text text:condition="ooow:" text:string-value="P84:L5" text:is-hidden="true"/>duties as auditors.</text:p>
      <text:p text:style-name="subsection"><text:hidden-text text:condition="ooow:" text:string-value="P84:L6" text:is-hidden="true"/><text:tab/><text:reference-mark-start text:name="subsectionnumber_405"/>(<text:sequence text:ref-name="refsubsectionnumber487" text:name="subsectionnumber" text:formula="ooow:subsectionnumber+1" style:num-format="1">2</text:sequence>)<text:reference-mark-end text:name="subsectionnumber_405"/><text:tab/>An officer of an ICAV who knowingly makes to an ICAV’s auditor a statement <text:hidden-text text:condition="ooow:" text:string-value="P84:L7" text:is-hidden="true"/>(whether written or oral) which⁠—</text:p>
      <text:p text:style-name="paragraph"><text:hidden-text text:condition="ooow:" text:string-value="P84:L8" text:is-hidden="true"/><text:tab/><text:reference-mark-start text:name="paragraphnumber_344"/>(<text:sequence text:ref-name="refparagraphnumber400" text:name="paragraphnumber" text:formula="ooow:1" style:num-format="a">a</text:sequence>)<text:reference-mark-end text:name="paragraphnumber_344"/><text:tab/>conveys or purports to convey any information or explanations which the auditor <text:hidden-text text:condition="ooow:" text:string-value="P84:L9" text:is-hidden="true"/>requires, or is entitled to require, as auditor of the ICAV, and</text:p>
      <text:p text:style-name="paragraph"><text:hidden-text text:condition="ooow:" text:string-value="P84:L10" text:is-hidden="true"/><text:tab/><text:reference-mark-start text:name="paragraphnumber_345"/>(<text:sequence text:ref-name="refparagraphnumber401" text:name="paragraphnumber" text:formula="ooow:paragraphnumber+1" style:num-format="a">b</text:sequence>)<text:reference-mark-end text:name="paragraphnumber_345"/><text:tab/>is misleading, false or deceptive in a material particular,</text:p>
      <text:p text:style-name="subsection"><text:hidden-text text:condition="ooow:" text:string-value="P84:L11" text:is-hidden="true"/><text:tab/><text:tab/>commits a category 2 offence.</text:p>
      <text:p text:style-name="shouldernote"><text:bookmark-start text:name="toc_book_177"/><text:hidden-text text:condition="ooow:" text:string-value="P84:L12" text:is-hidden="true"/>Rights of auditors<text:bookmark-end text:name="toc_book_177"/></text:p>
      <text:p text:style-name="subsection"><text:hidden-text text:condition="ooow:" text:string-value="P84:L13" text:is-hidden="true"/><text:reference-mark-start text:name="sectionnumber_106"/><text:span text:style-name="T9"><text:sequence text:ref-name="refsectionnumber126" text:name="sectionnumber" text:formula="ooow:sectionnumber+1" style:num-format="1">127</text:sequence></text:span><text:reference-mark-end text:name="sectionnumber_106"/><text:span text:style-name="T9">.</text:span><text:tab/><text:reference-mark-start text:name="subsectionnumber_407"/>(<text:sequence text:ref-name="refsubsectionnumber488" text:name="subsectionnumber" style:num-format="1">1</text:sequence>)<text:reference-mark-end text:name="subsectionnumber_407"/><text:tab/>The auditor of an ICAV is entitled⁠—</text:p>
      <text:p text:style-name="paragraph"><text:hidden-text text:condition="ooow:" text:string-value="P84:L14" text:is-hidden="true"/><text:tab/><text:reference-mark-start text:name="paragraphnumber_348"/>(<text:sequence text:ref-name="refparagraphnumber402" text:name="paragraphnumber" text:formula="ooow:1" style:num-format="a">a</text:sequence>)<text:reference-mark-end text:name="paragraphnumber_348"/><text:tab/>to receive all such notices of, and other communications relating to, any general <text:hidden-text text:condition="ooow:" text:string-value="P84:L15" text:is-hidden="true"/>meeting of the ICAV as a shareholder of the ICAV is entitled to receive,</text:p>
      <text:p text:style-name="paragraph"><text:hidden-text text:condition="ooow:" text:string-value="P84:L16" text:is-hidden="true"/><text:tab/><text:reference-mark-start text:name="paragraphnumber_349"/>(<text:sequence text:ref-name="refparagraphnumber403" text:name="paragraphnumber" text:formula="ooow:paragraphnumber+1" style:num-format="a">b</text:sequence>)<text:reference-mark-end text:name="paragraphnumber_349"/><text:tab/>to attend any general meeting of the ICAV, and</text:p>
      <text:p text:style-name="paragraph"><text:hidden-text text:condition="ooow:" text:string-value="P84:L17" text:is-hidden="true"/><text:tab/><text:reference-mark-start text:name="paragraphnumber_350"/>(<text:sequence text:ref-name="refparagraphnumber404" text:name="paragraphnumber" text:formula="ooow:paragraphnumber+1" style:num-format="a">c</text:sequence>)<text:reference-mark-end text:name="paragraphnumber_350"/><text:tab/>to be heard at any general meeting on any part of the business of the meeting <text:hidden-text text:condition="ooow:" text:string-value="P84:L18" text:is-hidden="true"/>which is of concern to him or her as auditor.</text:p>
      <text:p text:style-name="subsection"><text:hidden-text text:condition="ooow:" text:string-value="P84:L19" text:is-hidden="true"/><text:tab/><text:reference-mark-start text:name="subsectionnumber_408"/>(<text:sequence text:ref-name="refsubsectionnumber489" text:name="subsectionnumber" text:formula="ooow:subsectionnumber+1" style:num-format="1">2</text:sequence>)<text:reference-mark-end text:name="subsectionnumber_408"/><text:tab/>The right of an auditor to attend and be heard at a general meeting is exercisable in <text:hidden-text text:condition="ooow:" text:string-value="P84:L20" text:is-hidden="true"/>the case of a body corporate or partnership by an individual authorised by it in writing <text:hidden-text text:condition="ooow:" text:string-value="P84:L21" text:is-hidden="true"/>to act as its representative at the meeting.</text:p>
      <text:p text:style-name="shouldernote"><text:bookmark-start text:name="toc_book_178"/><text:hidden-text text:condition="ooow:" text:string-value="P84:L22" text:is-hidden="true"/>Remuneration of auditors<text:bookmark-end text:name="toc_book_178"/></text:p>
      <text:p text:style-name="subsection"><text:hidden-text text:condition="ooow:" text:string-value="P84:L23" text:is-hidden="true"/><text:reference-mark-start text:name="sectionnumber_107"/><text:span text:style-name="T9"><text:sequence text:ref-name="refsectionnumber127" text:name="sectionnumber" text:formula="ooow:sectionnumber+1" style:num-format="1">128</text:sequence></text:span><text:reference-mark-end text:name="sectionnumber_107"/><text:span text:style-name="T9">.</text:span><text:tab/><text:reference-mark-start text:name="subsectionnumber_409"/>(<text:sequence text:ref-name="refsubsectionnumber490" text:name="subsectionnumber" style:num-format="1">1</text:sequence>)<text:reference-mark-end text:name="subsectionnumber_409"/><text:tab/>The remuneration of an auditor of an ICAV who is appointed by the ICAV in general <text:hidden-text text:condition="ooow:" text:string-value="P84:L24" text:is-hidden="true"/>meeting shall be fixed by the ICAV in general meeting or in such manner as the ICAV <text:hidden-text text:condition="ooow:" text:string-value="P84:L25" text:is-hidden="true"/>in general meeting may decide.</text:p>
      <text:p text:style-name="subsection"><text:hidden-text text:condition="ooow:" text:string-value="P84:L26" text:is-hidden="true"/><text:tab/><text:reference-mark-start text:name="subsectionnumber_410"/>(<text:sequence text:ref-name="refsubsectionnumber491" text:name="subsectionnumber" text:formula="ooow:subsectionnumber+1" style:num-format="1">2</text:sequence>)<text:reference-mark-end text:name="subsectionnumber_410"/><text:tab/>The remuneration of an auditor of an ICAV who is appointed by the directors or the <text:hidden-text text:condition="ooow:" text:string-value="P84:L27" text:is-hidden="true"/>Bank shall be fixed by the directors or the Bank (and be payable by the ICAV in the <text:hidden-text text:condition="ooow:" text:string-value="P84:L28" text:is-hidden="true"/>case where it is fixed by the Bank).</text:p>
      <text:p text:style-name="shouldernote"><text:bookmark-start text:name="toc_book_179"/><text:hidden-text text:condition="ooow:" text:string-value="P84:L29" text:is-hidden="true"/>Power of competent authority<text:bookmark-end text:name="toc_book_179"/></text:p>
      <text:p text:style-name="section"><text:hidden-text text:condition="ooow:" text:string-value="P84:L30" text:is-hidden="true"/><text:reference-mark-start text:name="sectionnumber_108"/><text:span text:style-name="T9"><text:sequence text:ref-name="refsectionnumber128" text:name="sectionnumber" text:formula="ooow:sectionnumber+1" style:num-format="1">129</text:sequence></text:span><text:reference-mark-end text:name="sectionnumber_108"/><text:span text:style-name="T9">.</text:span><text:tab/>The power of a competent authority, referred to in Regulation 75 of the Audits <text:hidden-text text:condition="ooow:" text:string-value="P84:L31" text:is-hidden="true"/>Regulations, to ensure that its standards include provisions in respect of statutory audit <text:hidden-text text:condition="ooow:" text:string-value="P84:L32" text:is-hidden="true"/>fees is to be exercisable in relation to auditors of Irish collective asset-management <text:hidden-text text:condition="ooow:" text:string-value="P84:L33" text:is-hidden="true"/>vehicles⁠—</text:p>
      <text:p text:style-name="paragraph"><text:hidden-text text:condition="ooow:" text:string-value="P84:L34" text:is-hidden="true"/><text:tab/><text:reference-mark-start text:name="paragraphnumber_351"/>(<text:sequence text:ref-name="refparagraphnumber405" text:name="paragraphnumber" text:formula="ooow:1" style:num-format="a">a</text:sequence>)<text:reference-mark-end text:name="paragraphnumber_351"/><text:tab/>for the same purposes, and</text:p>
      <text:p text:style-name="paragraph"><text:hidden-text text:condition="ooow:" text:string-value="P84:L35" text:is-hidden="true"/><text:tab/><text:reference-mark-start text:name="paragraphnumber_352"/>(<text:sequence text:ref-name="refparagraphnumber406" text:name="paragraphnumber" text:formula="ooow:paragraphnumber+1" style:num-format="a">b</text:sequence>)<text:reference-mark-end text:name="paragraphnumber_352"/><text:tab/>subject to the same conditions.</text:p>
      <text:p text:style-name="shouldernote"><text:bookmark-start text:name="toc_book_180"/><text:soft-page-break/><text:hidden-text text:condition="ooow:" text:string-value="P85:L1" text:is-hidden="true"/>Removal of auditor<text:bookmark-end text:name="toc_book_180"/></text:p>
      <text:p text:style-name="subsection"><text:hidden-text text:condition="ooow:" text:string-value="P85:L2" text:is-hidden="true"/><text:reference-mark-start text:name="sectionnumber_109"/><text:span text:style-name="T9"><text:sequence text:ref-name="refsectionnumber129" text:name="sectionnumber" text:formula="ooow:sectionnumber+1" style:num-format="1">130</text:sequence></text:span><text:reference-mark-end text:name="sectionnumber_109"/><text:span text:style-name="T9">.</text:span><text:tab/><text:reference-mark-start text:name="subsectionnumber_413"/>(<text:sequence text:ref-name="refsubsectionnumber492" text:name="subsectionnumber" style:num-format="1">1</text:sequence>)<text:reference-mark-end text:name="subsectionnumber_413"/><text:tab/>An ICAV may by resolution remove an auditor from office despite the terms of any <text:hidden-text text:condition="ooow:" text:string-value="P85:L3" text:is-hidden="true"/>agreement between it and the auditor.</text:p>
      <text:p text:style-name="subsection"><text:hidden-text text:condition="ooow:" text:string-value="P85:L4" text:is-hidden="true"/><text:tab/><text:reference-mark-start text:name="subsectionnumber_414"/>(<text:sequence text:ref-name="refsubsectionnumber493" text:name="subsectionnumber" text:formula="ooow:subsectionnumber+1" style:num-format="1">2</text:sequence>)<text:reference-mark-end text:name="subsectionnumber_414"/><text:tab/>Where a resolution removing an auditor is passed at a general meeting of an ICAV, the <text:hidden-text text:condition="ooow:" text:string-value="P85:L5" text:is-hidden="true"/>ICAV shall, not later than 14 days after the date of the holding of the meeting, notify <text:hidden-text text:condition="ooow:" text:string-value="P85:L6" text:is-hidden="true"/>the Bank in writing of the passing of the resolution.</text:p>
      <text:p text:style-name="subsection"><text:hidden-text text:condition="ooow:" text:string-value="P85:L7" text:is-hidden="true"/><text:tab/><text:reference-mark-start text:name="subsectionnumber_415"/>(<text:sequence text:ref-name="refsubsectionnumber494" text:name="subsectionnumber" text:formula="ooow:subsectionnumber+1" style:num-format="1">3</text:sequence>)<text:reference-mark-end text:name="subsectionnumber_415"/><text:tab/>Nothing in this section is to be taken as depriving a person removed under it of <text:hidden-text text:condition="ooow:" text:string-value="P85:L8" text:is-hidden="true"/>compensation or damages payable in respect of the termination of the person’s <text:hidden-text text:condition="ooow:" text:string-value="P85:L9" text:is-hidden="true"/>appointment as auditor or of any appointment terminating with that as auditor.</text:p>
      <text:p text:style-name="shouldernote"><text:bookmark-start text:name="toc_book_181"/><text:hidden-text text:condition="ooow:" text:string-value="P85:L10" text:is-hidden="true"/>Resolution for removal of auditor<text:bookmark-end text:name="toc_book_181"/></text:p>
      <text:p text:style-name="subsection"><text:hidden-text text:condition="ooow:" text:string-value="P85:L11" text:is-hidden="true"/><text:reference-mark-start text:name="sectionnumber_110"/><text:span text:style-name="T9"><text:sequence text:ref-name="refsectionnumber130" text:name="sectionnumber" text:formula="ooow:sectionnumber+1" style:num-format="1">131</text:sequence></text:span><text:reference-mark-end text:name="sectionnumber_110"/><text:span text:style-name="T9">.</text:span><text:tab/><text:reference-mark-start text:name="subsectionnumber_416"/>(<text:sequence text:ref-name="refsubsectionnumber495" text:name="subsectionnumber" style:num-format="1">1</text:sequence>)<text:reference-mark-end text:name="subsectionnumber_416"/><text:tab/>A resolution at a general meeting of an ICAV⁠—</text:p>
      <text:p text:style-name="paragraph"><text:hidden-text text:condition="ooow:" text:string-value="P85:L12" text:is-hidden="true"/><text:tab/><text:reference-mark-start text:name="paragraphnumber_353"/>(<text:sequence text:ref-name="refparagraphnumber407" text:name="paragraphnumber" text:formula="ooow:1" style:num-format="a">a</text:sequence>)<text:reference-mark-end text:name="paragraphnumber_353"/><text:tab/>removing an auditor before the auditor’s period of office expires, or</text:p>
      <text:p text:style-name="paragraph"><text:hidden-text text:condition="ooow:" text:string-value="P85:L13" text:is-hidden="true"/><text:tab/><text:reference-mark-start text:name="paragraphnumber_354"/>(<text:sequence text:ref-name="refparagraphnumber408" text:name="paragraphnumber" text:formula="ooow:paragraphnumber+1" style:num-format="a">b</text:sequence>)<text:reference-mark-end text:name="paragraphnumber_354"/><text:tab/>appointing as auditor a person other than the retiring auditor,</text:p>
      <text:p text:style-name="subsection"><text:hidden-text text:condition="ooow:" text:string-value="P85:L14" text:is-hidden="true"/><text:tab/><text:tab/>is not effective unless notice of the intention to move it has been given to the ICAV at <text:hidden-text text:condition="ooow:" text:string-value="P85:L15" text:is-hidden="true"/>least 28 days before the date of the meeting at which it is moved.</text:p>
      <text:p text:style-name="subsection"><text:hidden-text text:condition="ooow:" text:string-value="P85:L16" text:is-hidden="true"/><text:tab/><text:reference-mark-start text:name="subsectionnumber_417"/>(<text:sequence text:ref-name="refsubsectionnumber496" text:name="subsectionnumber" text:formula="ooow:subsectionnumber+1" style:num-format="1">2</text:sequence>)<text:reference-mark-end text:name="subsectionnumber_417"/><text:tab/>On receipt of notice of an intended resolution under <text:span text:style-name="T4">subsection </text:span><text:span text:style-name="T4"><text:reference-ref text:reference-format="text" text:ref-name="subsectionnumber_416">(1)</text:reference-ref></text:span>, the ICAV shall <text:hidden-text text:condition="ooow:" text:string-value="P85:L17" text:is-hidden="true"/>without delay send a copy⁠—</text:p>
      <text:p text:style-name="paragraph"><text:hidden-text text:condition="ooow:" text:string-value="P85:L18" text:is-hidden="true"/><text:tab/><text:reference-mark-start text:name="paragraphnumber_355"/>(<text:sequence text:ref-name="refparagraphnumber409" text:name="paragraphnumber" text:formula="ooow:1" style:num-format="a">a</text:sequence>)<text:reference-mark-end text:name="paragraphnumber_355"/><text:tab/>in a case within <text:span text:style-name="T4">subsection </text:span><text:span text:style-name="T4"><text:reference-ref text:reference-format="text" text:ref-name="subsectionnumber_416">(1)</text:reference-ref></text:span><text:span text:style-name="T4"><text:reference-ref text:reference-format="text" text:ref-name="paragraphnumber_353">(a)</text:reference-ref></text:span>, to the person proposed to be removed,</text:p>
      <text:p text:style-name="paragraph"><text:hidden-text text:condition="ooow:" text:string-value="P85:L19" text:is-hidden="true"/><text:tab/><text:reference-mark-start text:name="paragraphnumber_356"/>(<text:sequence text:ref-name="refparagraphnumber410" text:name="paragraphnumber" text:formula="ooow:paragraphnumber+1" style:num-format="a">b</text:sequence>)<text:reference-mark-end text:name="paragraphnumber_356"/><text:tab/>in a case within <text:span text:style-name="T4">subsection </text:span><text:span text:style-name="T4"><text:reference-ref text:reference-format="text" text:ref-name="subsectionnumber_416">(1)</text:reference-ref></text:span><text:span text:style-name="T4"><text:reference-ref text:reference-format="text" text:ref-name="paragraphnumber_354">(b)</text:reference-ref></text:span>, to the person proposed to be appointed and to <text:hidden-text text:condition="ooow:" text:string-value="P85:L20" text:is-hidden="true"/>the retiring auditor.</text:p>
      <text:p text:style-name="subsection"><text:hidden-text text:condition="ooow:" text:string-value="P85:L21" text:is-hidden="true"/><text:tab/><text:reference-mark-start text:name="subsectionnumber_418"/>(<text:sequence text:ref-name="refsubsectionnumber497" text:name="subsectionnumber" text:formula="ooow:subsectionnumber+1" style:num-format="1">3</text:sequence>)<text:reference-mark-end text:name="subsectionnumber_418"/><text:tab/>The auditor proposed to be removed, or the retiring auditor, may make with respect to <text:hidden-text text:condition="ooow:" text:string-value="P85:L22" text:is-hidden="true"/>the intended resolution representations in writing to the ICAV (not exceeding a <text:hidden-text text:condition="ooow:" text:string-value="P85:L23" text:is-hidden="true"/>reasonable length) and request their notification to the shareholders of the ICAV.</text:p>
      <text:p text:style-name="subsection"><text:hidden-text text:condition="ooow:" text:string-value="P85:L24" text:is-hidden="true"/><text:tab/><text:reference-mark-start text:name="subsectionnumber_419"/>(<text:sequence text:ref-name="refsubsectionnumber498" text:name="subsectionnumber" text:formula="ooow:subsectionnumber+1" style:num-format="1">4</text:sequence>)<text:reference-mark-end text:name="subsectionnumber_419"/><text:tab/>The ICAV (except where the representations referred to in <text:span text:style-name="T3">subsection </text:span><text:span text:style-name="T3"><text:reference-ref text:reference-format="text" text:ref-name="subsectionnumber_418">(3)</text:reference-ref></text:span> are received <text:hidden-text text:condition="ooow:" text:string-value="P85:L25" text:is-hidden="true"/>by the ICAV too late for it to do so) shall⁠—</text:p>
      <text:p text:style-name="paragraph"><text:hidden-text text:condition="ooow:" text:string-value="P85:L26" text:is-hidden="true"/><text:tab/><text:reference-mark-start text:name="paragraphnumber_357"/>(<text:sequence text:ref-name="refparagraphnumber411" text:name="paragraphnumber" text:formula="ooow:1" style:num-format="a">a</text:sequence>)<text:reference-mark-end text:name="paragraphnumber_357"/><text:tab/>in any notice of the resolution given to the shareholders of the ICAV, state that <text:hidden-text text:condition="ooow:" text:string-value="P85:L27" text:is-hidden="true"/>the representations have been made, and</text:p>
      <text:p text:style-name="paragraph"><text:hidden-text text:condition="ooow:" text:string-value="P85:L28" text:is-hidden="true"/><text:tab/><text:reference-mark-start text:name="paragraphnumber_358"/>(<text:sequence text:ref-name="refparagraphnumber412" text:name="paragraphnumber" text:formula="ooow:paragraphnumber+1" style:num-format="a">b</text:sequence>)<text:reference-mark-end text:name="paragraphnumber_358"/><text:tab/>send a copy of the representations to each of the shareholders whose name <text:hidden-text text:condition="ooow:" text:string-value="P85:L29" text:is-hidden="true"/>appears on the register of shareholders and to whom notice of the meeting is or <text:hidden-text text:condition="ooow:" text:string-value="P85:L30" text:is-hidden="true"/>has been sent.</text:p>
      <text:p text:style-name="subsection"><text:hidden-text text:condition="ooow:" text:string-value="P85:L31" text:is-hidden="true"/><text:tab/><text:reference-mark-start text:name="subsectionnumber_420"/>(<text:sequence text:ref-name="refsubsectionnumber499" text:name="subsectionnumber" text:formula="ooow:subsectionnumber+1" style:num-format="1">5</text:sequence>)<text:reference-mark-end text:name="subsectionnumber_420"/><text:tab/>Where a copy of any representations referred to in <text:span text:style-name="T4">subsection </text:span><text:span text:style-name="T4"><text:reference-ref text:reference-format="text" text:ref-name="subsectionnumber_418">(3)</text:reference-ref></text:span> is not sent out as <text:hidden-text text:condition="ooow:" text:string-value="P85:L32" text:is-hidden="true"/>required because they were received too late or because of the ICAV’s default or if, <text:hidden-text text:condition="ooow:" text:string-value="P85:L33" text:is-hidden="true"/>for either of those reasons, any steps required by <text:span text:style-name="T4">subsection </text:span><text:span text:style-name="T4"><text:reference-ref text:reference-format="text" text:ref-name="subsectionnumber_419">(4)</text:reference-ref></text:span><text:span text:style-name="T4"><text:reference-ref text:reference-format="text" text:ref-name="paragraphnumber_357">(a)</text:reference-ref></text:span> or <text:span text:style-name="T4"><text:reference-ref text:reference-format="text" text:ref-name="paragraphnumber_358">(b)</text:reference-ref></text:span> are not <text:hidden-text text:condition="ooow:" text:string-value="P85:L34" text:is-hidden="true"/>taken, the auditor may (without prejudice to a right to be heard orally) require that the <text:hidden-text text:condition="ooow:" text:string-value="P85:L35" text:is-hidden="true"/>representations be read out at the meeting.</text:p>
      <text:p text:style-name="subsection"><text:hidden-text text:condition="ooow:" text:string-value="P85:L36" text:is-hidden="true"/><text:tab/><text:reference-mark-start text:name="subsectionnumber_421"/>(<text:sequence text:ref-name="refsubsectionnumber500" text:name="subsectionnumber" text:formula="ooow:subsectionnumber+1" style:num-format="1">6</text:sequence>)<text:reference-mark-end text:name="subsectionnumber_421"/><text:tab/>Copies of the representations need not be sent out, the steps required by <text:span text:style-name="T4">subsection </text:span><text:span text:style-name="T4"><text:hidden-text text:condition="ooow:" text:string-value="P85:L37" text:is-hidden="true"/></text:span><text:span text:style-name="T4"><text:reference-ref text:reference-format="text" text:ref-name="subsectionnumber_419">(4)</text:reference-ref></text:span><text:span text:style-name="T4"><text:reference-ref text:reference-format="text" text:ref-name="paragraphnumber_357">(a)</text:reference-ref></text:span> or <text:span text:style-name="T4"><text:reference-ref text:reference-format="text" text:ref-name="paragraphnumber_358">(b)</text:reference-ref></text:span> need not be taken and the representations need not be read out at the <text:hidden-text text:condition="ooow:" text:string-value="P85:L38" text:is-hidden="true"/>meeting where, on the application of the ICAV or any other person claiming to be <text:hidden-text text:condition="ooow:" text:string-value="P85:L39" text:is-hidden="true"/>aggrieved, the High Court is satisfied that the rights conferred by this section are <text:hidden-text text:condition="ooow:" text:string-value="P85:L40" text:is-hidden="true"/>being abused by any person to secure needless publicity for defamatory matter and the <text:soft-page-break/><text:hidden-text text:condition="ooow:" text:string-value="P86:L1" text:is-hidden="true"/>High Court may order the costs of the ICAV on such an application to be paid in <text:hidden-text text:condition="ooow:" text:string-value="P86:L2" text:is-hidden="true"/>whole or in part by the auditor, even if the auditor is not a party to the application.</text:p>
      <text:p text:style-name="shouldernote"><text:bookmark-start text:name="toc_book_182"/><text:hidden-text text:condition="ooow:" text:string-value="P86:L3" text:is-hidden="true"/>Auditor who has been removed<text:bookmark-end text:name="toc_book_182"/></text:p>
      <text:p text:style-name="subsection"><text:hidden-text text:condition="ooow:" text:string-value="P86:L4" text:is-hidden="true"/><text:reference-mark-start text:name="sectionnumber_111"/><text:span text:style-name="T9"><text:sequence text:ref-name="refsectionnumber131" text:name="sectionnumber" text:formula="ooow:sectionnumber+1" style:num-format="1">132</text:sequence></text:span><text:reference-mark-end text:name="sectionnumber_111"/><text:span text:style-name="T9">.</text:span><text:tab/><text:reference-mark-start text:name="subsectionnumber_422"/>(<text:sequence text:ref-name="refsubsectionnumber501" text:name="subsectionnumber" style:num-format="1">1</text:sequence>)<text:reference-mark-end text:name="subsectionnumber_422"/><text:tab/>An auditor who has been removed from office has, despite the removal, the rights <text:hidden-text text:condition="ooow:" text:string-value="P86:L5" text:is-hidden="true"/>conferred by <text:span text:style-name="T6">section </text:span><text:span text:style-name="T6"><text:reference-ref text:reference-format="text" text:ref-name="sectionnumber_106">127</text:reference-ref></text:span> in relation to any general meeting of the ICAV at which⁠—</text:p>
      <text:p text:style-name="paragraph"><text:hidden-text text:condition="ooow:" text:string-value="P86:L6" text:is-hidden="true"/><text:tab/><text:reference-mark-start text:name="paragraphnumber_359"/>(<text:sequence text:ref-name="refparagraphnumber413" text:name="paragraphnumber" text:formula="ooow:1" style:num-format="a">a</text:sequence>)<text:reference-mark-end text:name="paragraphnumber_359"/><text:tab/>the auditor’s term of office would otherwise have expired, or</text:p>
      <text:p text:style-name="paragraph"><text:hidden-text text:condition="ooow:" text:string-value="P86:L7" text:is-hidden="true"/><text:tab/><text:reference-mark-start text:name="paragraphnumber_360"/>(<text:sequence text:ref-name="refparagraphnumber414" text:name="paragraphnumber" text:formula="ooow:paragraphnumber+1" style:num-format="a">b</text:sequence>)<text:reference-mark-end text:name="paragraphnumber_360"/><text:tab/>it is proposed to fill the vacancy caused by the auditor’s removal.</text:p>
      <text:p text:style-name="subsection"><text:hidden-text text:condition="ooow:" text:string-value="P86:L8" text:is-hidden="true"/><text:tab/><text:reference-mark-start text:name="subsectionnumber_423"/>(<text:sequence text:ref-name="refsubsectionnumber502" text:name="subsectionnumber" text:formula="ooow:subsectionnumber+1" style:num-format="1">2</text:sequence>)<text:reference-mark-end text:name="subsectionnumber_423"/><text:tab/>The reference in <text:span text:style-name="T6">section </text:span><text:span text:style-name="T6"><text:reference-ref text:reference-format="text" text:ref-name="sectionnumber_106">127</text:reference-ref></text:span> to business which is of concern to a person as auditor is <text:hidden-text text:condition="ooow:" text:string-value="P86:L9" text:is-hidden="true"/>to be construed in relation to an auditor who has been removed from office as a <text:hidden-text text:condition="ooow:" text:string-value="P86:L10" text:is-hidden="true"/>reference to business concerning such an auditor as former auditor.</text:p>
      <text:p text:style-name="shouldernote"><text:bookmark-start text:name="toc_book_183"/><text:hidden-text text:condition="ooow:" text:string-value="P86:L11" text:is-hidden="true"/>Resignation of auditor<text:bookmark-end text:name="toc_book_183"/></text:p>
      <text:p text:style-name="subsection"><text:hidden-text text:condition="ooow:" text:string-value="P86:L12" text:is-hidden="true"/><text:reference-mark-start text:name="sectionnumber_112"/><text:span text:style-name="T9"><text:sequence text:ref-name="refsectionnumber132" text:name="sectionnumber" text:formula="ooow:sectionnumber+1" style:num-format="1">133</text:sequence></text:span><text:reference-mark-end text:name="sectionnumber_112"/><text:span text:style-name="T9">.</text:span><text:tab/><text:reference-mark-start text:name="subsectionnumber_424"/>(<text:sequence text:ref-name="refsubsectionnumber503" text:name="subsectionnumber" style:num-format="1">1</text:sequence>)<text:reference-mark-end text:name="subsectionnumber_424"/><text:tab/>An auditor of an ICAV may resign office by depositing a notice in writing to that <text:hidden-text text:condition="ooow:" text:string-value="P86:L13" text:is-hidden="true"/>effect at the ICAV’s head office.</text:p>
      <text:p text:style-name="subsection"><text:hidden-text text:condition="ooow:" text:string-value="P86:L14" text:is-hidden="true"/><text:tab/><text:reference-mark-start text:name="subsectionnumber_425"/>(<text:sequence text:ref-name="refsubsectionnumber504" text:name="subsectionnumber" text:formula="ooow:subsectionnumber+1" style:num-format="1">2</text:sequence>)<text:reference-mark-end text:name="subsectionnumber_425"/><text:tab/>A notice referred to in <text:span text:style-name="T4">subsection </text:span><text:span text:style-name="T4"><text:reference-ref text:reference-format="text" text:ref-name="subsectionnumber_424">(1)</text:reference-ref></text:span> is not effective unless it is accompanied by the <text:hidden-text text:condition="ooow:" text:string-value="P86:L15" text:is-hidden="true"/>statement required by <text:span text:style-name="T6">section </text:span><text:span text:style-name="T6"><text:reference-ref text:reference-format="text" text:ref-name="sectionnumber_115">136</text:reference-ref></text:span><text:span text:style-name="T17">.</text:span></text:p>
      <text:p text:style-name="subsection"><text:hidden-text text:condition="ooow:" text:string-value="P86:L16" text:is-hidden="true"/><text:tab/><text:reference-mark-start text:name="subsectionnumber_426"/>(<text:sequence text:ref-name="refsubsectionnumber505" text:name="subsectionnumber" text:formula="ooow:subsectionnumber+1" style:num-format="1">3</text:sequence>)<text:reference-mark-end text:name="subsectionnumber_426"/><text:tab/>An effective notice of resignation operates to bring the auditor’s term of office to an <text:hidden-text text:condition="ooow:" text:string-value="P86:L17" text:is-hidden="true"/>end as of the date on which the notice is deposited or on such later date as may be <text:hidden-text text:condition="ooow:" text:string-value="P86:L18" text:is-hidden="true"/>specified in it.</text:p>
      <text:p text:style-name="subsection"><text:hidden-text text:condition="ooow:" text:string-value="P86:L19" text:is-hidden="true"/><text:tab/><text:reference-mark-start text:name="subsectionnumber_427"/>(<text:sequence text:ref-name="refsubsectionnumber506" text:name="subsectionnumber" text:formula="ooow:subsectionnumber+1" style:num-format="1">4</text:sequence>)<text:reference-mark-end text:name="subsectionnumber_427"/><text:tab/>An ICAV shall, not later than 14 days after the date of the deposit of a notice of <text:hidden-text text:condition="ooow:" text:string-value="P86:L20" text:is-hidden="true"/>resignation, send a copy of the notice to the Bank.</text:p>
      <text:p text:style-name="subsection"><text:hidden-text text:condition="ooow:" text:string-value="P86:L21" text:is-hidden="true"/><text:tab/><text:reference-mark-start text:name="subsectionnumber_378"/>(<text:sequence text:ref-name="refsubsectionnumber507" text:name="subsectionnumber" text:formula="ooow:subsectionnumber+1" style:num-format="1">5</text:sequence>)<text:reference-mark-end text:name="subsectionnumber_378"/><text:tab/>If an ICAV fails to comply with <text:span text:style-name="T6">subsection </text:span><text:span text:style-name="T6"><text:reference-ref text:reference-format="text" text:ref-name="subsectionnumber_427">(4)</text:reference-ref></text:span>, the ICAV and any officer of it who is <text:hidden-text text:condition="ooow:" text:string-value="P86:L22" text:is-hidden="true"/>in default commits a category 3 offence.</text:p>
      <text:p text:style-name="shouldernote"><text:bookmark-start text:name="toc_book_184"/><text:hidden-text text:condition="ooow:" text:string-value="P86:L23" text:is-hidden="true"/>Statement of circumstances<text:bookmark-end text:name="toc_book_184"/></text:p>
      <text:p text:style-name="subsection"><text:hidden-text text:condition="ooow:" text:string-value="P86:L24" text:is-hidden="true"/><text:reference-mark-start text:name="sectionnumber_113"/><text:span text:style-name="T9"><text:sequence text:ref-name="refsectionnumber133" text:name="sectionnumber" text:formula="ooow:sectionnumber+1" style:num-format="1">134</text:sequence></text:span><text:reference-mark-end text:name="sectionnumber_113"/><text:span text:style-name="T9">.</text:span><text:tab/><text:reference-mark-start text:name="subsectionnumber_428"/>(<text:sequence text:ref-name="refsubsectionnumber508" text:name="subsectionnumber" style:num-format="1">1</text:sequence>)<text:reference-mark-end text:name="subsectionnumber_428"/><text:tab/>This section applies where a notice of resignation of an auditor is accompanied by a <text:hidden-text text:condition="ooow:" text:string-value="P86:L25" text:is-hidden="true"/>statement of circumstances which he or she considers ought to be brought to the <text:hidden-text text:condition="ooow:" text:string-value="P86:L26" text:is-hidden="true"/>attention of the shareholders or creditors of the ICAV.</text:p>
      <text:p text:style-name="subsection"><text:hidden-text text:condition="ooow:" text:string-value="P86:L27" text:is-hidden="true"/><text:tab/><text:reference-mark-start text:name="subsectionnumber_429"/>(<text:sequence text:ref-name="refsubsectionnumber509" text:name="subsectionnumber" text:formula="ooow:subsectionnumber+1" style:num-format="1">2</text:sequence>)<text:reference-mark-end text:name="subsectionnumber_429"/><text:tab/>An auditor may deposit with the notice, referred to in <text:span text:style-name="T4">subsection </text:span><text:span text:style-name="T4"><text:reference-ref text:reference-format="text" text:ref-name="subsectionnumber_428">(1)</text:reference-ref></text:span>, a signed <text:hidden-text text:condition="ooow:" text:string-value="P86:L28" text:is-hidden="true"/>requisition that a general meeting of the ICAV be convened forthwith for the purpose <text:hidden-text text:condition="ooow:" text:string-value="P86:L29" text:is-hidden="true"/>of receiving and considering such explanation of the circumstances connected with <text:hidden-text text:condition="ooow:" text:string-value="P86:L30" text:is-hidden="true"/>his or her resignation as he or she may wish to place before the meeting.</text:p>
      <text:p text:style-name="subsection"><text:hidden-text text:condition="ooow:" text:string-value="P86:L31" text:is-hidden="true"/><text:tab/><text:reference-mark-start text:name="subsectionnumber_430"/>(<text:sequence text:ref-name="refsubsectionnumber510" text:name="subsectionnumber" text:formula="ooow:subsectionnumber+1" style:num-format="1">3</text:sequence>)<text:reference-mark-end text:name="subsectionnumber_430"/><text:tab/>The ICAV shall, not later than 21 days after the date of the deposit of a requisition, <text:hidden-text text:condition="ooow:" text:string-value="P86:L32" text:is-hidden="true"/>referred to in <text:span text:style-name="T4">subsection </text:span><text:span text:style-name="T4"><text:reference-ref text:reference-format="text" text:ref-name="subsectionnumber_429">(2)</text:reference-ref></text:span>, proceed to convene a meeting for a day not later than 28 <text:hidden-text text:condition="ooow:" text:string-value="P86:L33" text:is-hidden="true"/>days after the date on which the notice convening the meeting is given.</text:p>
      <text:p text:style-name="subsection"><text:hidden-text text:condition="ooow:" text:string-value="P86:L34" text:is-hidden="true"/><text:tab/><text:reference-mark-start text:name="subsectionnumber_431"/>(<text:sequence text:ref-name="refsubsectionnumber511" text:name="subsectionnumber" text:formula="ooow:subsectionnumber+1" style:num-format="1">4</text:sequence>)<text:reference-mark-end text:name="subsectionnumber_431"/><text:tab/>An auditor may request the ICAV to circulate a statement in writing (not exceeding a <text:hidden-text text:condition="ooow:" text:string-value="P86:L35" text:is-hidden="true"/>reasonable length) of the circumstances connected with the resignation to each of the <text:hidden-text text:condition="ooow:" text:string-value="P86:L36" text:is-hidden="true"/>shareholders of the ICAV whose name appears on the register of shareholders⁠—</text:p>
      <text:p text:style-name="paragraph"><text:hidden-text text:condition="ooow:" text:string-value="P86:L37" text:is-hidden="true"/><text:tab/><text:reference-mark-start text:name="paragraphnumber_361"/>(<text:sequence text:ref-name="refparagraphnumber415" text:name="paragraphnumber" text:formula="ooow:1" style:num-format="a">a</text:sequence>)<text:reference-mark-end text:name="paragraphnumber_361"/><text:tab/>before the general meeting convened pursuant to the requisition, or</text:p>
      <text:p text:style-name="paragraph"><text:soft-page-break/><text:hidden-text text:condition="ooow:" text:string-value="P87:L1" text:is-hidden="true"/><text:tab/><text:reference-mark-start text:name="paragraphnumber_362"/>(<text:sequence text:ref-name="refparagraphnumber416" text:name="paragraphnumber" text:formula="ooow:paragraphnumber+1" style:num-format="a">b</text:sequence>)<text:reference-mark-end text:name="paragraphnumber_362"/><text:tab/>before any general meeting at which the auditor’s term of office would otherwise <text:hidden-text text:condition="ooow:" text:string-value="P87:L2" text:is-hidden="true"/>have expired or at which it is proposed to fill the vacancy caused by the <text:hidden-text text:condition="ooow:" text:string-value="P87:L3" text:is-hidden="true"/>resignation.</text:p>
      <text:p text:style-name="subsection"><text:hidden-text text:condition="ooow:" text:string-value="P87:L4" text:is-hidden="true"/><text:tab/><text:reference-mark-start text:name="subsectionnumber_432"/>(<text:sequence text:ref-name="refsubsectionnumber512" text:name="subsectionnumber" text:formula="ooow:subsectionnumber+1" style:num-format="1">5</text:sequence>)<text:reference-mark-end text:name="subsectionnumber_432"/><text:tab/>The ICAV (unless the statement is received by it too late for it to do so) shall⁠—</text:p>
      <text:p text:style-name="paragraph"><text:hidden-text text:condition="ooow:" text:string-value="P87:L5" text:is-hidden="true"/><text:tab/><text:reference-mark-start text:name="paragraphnumber_363"/>(<text:sequence text:ref-name="refparagraphnumber417" text:name="paragraphnumber" text:formula="ooow:1" style:num-format="a">a</text:sequence>)<text:reference-mark-end text:name="paragraphnumber_363"/><text:tab/>in any notice or advertisement of the meeting given or made to shareholders of <text:hidden-text text:condition="ooow:" text:string-value="P87:L6" text:is-hidden="true"/>the ICAV, state that the statement has been made, and</text:p>
      <text:p text:style-name="paragraph"><text:hidden-text text:condition="ooow:" text:string-value="P87:L7" text:is-hidden="true"/><text:tab/><text:reference-mark-start text:name="paragraphnumber_364"/>(<text:sequence text:ref-name="refparagraphnumber418" text:name="paragraphnumber" text:formula="ooow:paragraphnumber+1" style:num-format="a">b</text:sequence>)<text:reference-mark-end text:name="paragraphnumber_364"/><text:tab/>send a copy of the statement to every shareholder of the ICAV to whom notice of <text:hidden-text text:condition="ooow:" text:string-value="P87:L8" text:is-hidden="true"/>the meeting is, or has been, sent.</text:p>
      <text:p text:style-name="subsection"><text:hidden-text text:condition="ooow:" text:string-value="P87:L9" text:is-hidden="true"/><text:tab/><text:reference-mark-start text:name="subsectionnumber_433"/>(<text:sequence text:ref-name="refsubsectionnumber513" text:name="subsectionnumber" text:formula="ooow:subsectionnumber+1" style:num-format="1">6</text:sequence>)<text:reference-mark-end text:name="subsectionnumber_433"/><text:tab/>Where a copy of the statement, referred to in <text:span text:style-name="T4">subsection </text:span><text:span text:style-name="T4"><text:reference-ref text:reference-format="text" text:ref-name="subsectionnumber_432">(5)</text:reference-ref></text:span>, is not sent out or <text:hidden-text text:condition="ooow:" text:string-value="P87:L10" text:is-hidden="true"/>provided as required because it was received too late or because of the ICAV’s default <text:hidden-text text:condition="ooow:" text:string-value="P87:L11" text:is-hidden="true"/>the auditor may (without prejudice to the right to be heard orally) require that the <text:hidden-text text:condition="ooow:" text:string-value="P87:L12" text:is-hidden="true"/>statement be read out at the meeting.</text:p>
      <text:p text:style-name="subsection"><text:hidden-text text:condition="ooow:" text:string-value="P87:L13" text:is-hidden="true"/><text:tab/><text:reference-mark-start text:name="subsectionnumber_434"/>(<text:sequence text:ref-name="refsubsectionnumber514" text:name="subsectionnumber" text:formula="ooow:subsectionnumber+1" style:num-format="1">7</text:sequence>)<text:reference-mark-end text:name="subsectionnumber_434"/><text:tab/>Copies of a statement, referred to in <text:span text:style-name="T4">subsection </text:span><text:span text:style-name="T4"><text:reference-ref text:reference-format="text" text:ref-name="subsectionnumber_432">(5)</text:reference-ref></text:span>, need not be sent out or provided <text:hidden-text text:condition="ooow:" text:string-value="P87:L14" text:is-hidden="true"/>and the statement need not be read out at the meeting where, on the application of the <text:hidden-text text:condition="ooow:" text:string-value="P87:L15" text:is-hidden="true"/>ICAV or any other person claiming to be aggrieved, the High Court is satisfied that <text:hidden-text text:condition="ooow:" text:string-value="P87:L16" text:is-hidden="true"/>the rights conferred by this section are being abused by any person to secure needless <text:hidden-text text:condition="ooow:" text:string-value="P87:L17" text:is-hidden="true"/>publicity for defamatory matter and the High Court may order the costs of the ICAV <text:hidden-text text:condition="ooow:" text:string-value="P87:L18" text:is-hidden="true"/>on such an application to be paid in whole or in part by the auditor, even if the auditor <text:hidden-text text:condition="ooow:" text:string-value="P87:L19" text:is-hidden="true"/>is not a party to the application.</text:p>
      <text:p text:style-name="shouldernote"><text:bookmark-start text:name="toc_book_185"/><text:hidden-text text:condition="ooow:" text:string-value="P87:L20" text:is-hidden="true"/>Auditor who has resigned<text:bookmark-end text:name="toc_book_185"/></text:p>
      <text:p text:style-name="subsection"><text:hidden-text text:condition="ooow:" text:string-value="P87:L21" text:is-hidden="true"/><text:reference-mark-start text:name="sectionnumber_114"/><text:span text:style-name="T9"><text:sequence text:ref-name="refsectionnumber134" text:name="sectionnumber" text:formula="ooow:sectionnumber+1" style:num-format="1">135</text:sequence></text:span><text:reference-mark-end text:name="sectionnumber_114"/><text:span text:style-name="T9">.</text:span><text:tab/><text:reference-mark-start text:name="subsectionnumber_435"/>(<text:sequence text:ref-name="refsubsectionnumber515" text:name="subsectionnumber" style:num-format="1">1</text:sequence>)<text:reference-mark-end text:name="subsectionnumber_435"/><text:tab/>An auditor who has resigned has the rights conferred by <text:span text:style-name="T5">section </text:span><text:span text:style-name="T5"><text:reference-ref text:reference-format="text" text:ref-name="sectionnumber_106">127</text:reference-ref></text:span><text:span text:style-name="T15"> </text:span>in relation to any <text:hidden-text text:condition="ooow:" text:string-value="P87:L22" text:is-hidden="true"/>such general meeting of the ICAV as is mentioned in <text:span text:style-name="T6">section </text:span><text:span text:style-name="T6"><text:reference-ref text:reference-format="text" text:ref-name="sectionnumber_113">134</text:reference-ref></text:span><text:span text:style-name="T6"><text:reference-ref text:reference-format="text" text:ref-name="subsectionnumber_431">(4)</text:reference-ref></text:span><text:span text:style-name="T6"><text:reference-ref text:reference-format="text" text:ref-name="paragraphnumber_361">(a)</text:reference-ref></text:span><text:span text:style-name="T17"> or </text:span><text:span text:style-name="T6"><text:reference-ref text:reference-format="text" text:ref-name="paragraphnumber_362">(b)</text:reference-ref></text:span>.</text:p>
      <text:p text:style-name="subsection"><text:hidden-text text:condition="ooow:" text:string-value="P87:L23" text:is-hidden="true"/><text:tab/><text:reference-mark-start text:name="subsectionnumber_436"/>(<text:sequence text:ref-name="refsubsectionnumber516" text:name="subsectionnumber" text:formula="ooow:subsectionnumber+1" style:num-format="1">2</text:sequence>)<text:reference-mark-end text:name="subsectionnumber_436"/><text:tab/>The reference in <text:span text:style-name="T6">section </text:span><text:span text:style-name="T6"><text:reference-ref text:reference-format="text" text:ref-name="sectionnumber_106">127</text:reference-ref></text:span> to business which is of concern to a person as auditor is <text:hidden-text text:condition="ooow:" text:string-value="P87:L24" text:is-hidden="true"/>to be construed in relation to an auditor who has resigned as a reference to business <text:hidden-text text:condition="ooow:" text:string-value="P87:L25" text:is-hidden="true"/>concerning such an auditor as a former auditor.</text:p>
      <text:p text:style-name="shouldernote"><text:bookmark-start text:name="toc_book_186"/><text:hidden-text text:condition="ooow:" text:string-value="P87:L26" text:is-hidden="true"/>Requirements consequent on ceasing to hold office<text:bookmark-end text:name="toc_book_186"/></text:p>
      <text:p text:style-name="subsection"><text:hidden-text text:condition="ooow:" text:string-value="P87:L27" text:is-hidden="true"/><text:reference-mark-start text:name="sectionnumber_115"/><text:span text:style-name="T9"><text:sequence text:ref-name="refsectionnumber135" text:name="sectionnumber" text:formula="ooow:sectionnumber+1" style:num-format="1">136</text:sequence></text:span><text:reference-mark-end text:name="sectionnumber_115"/><text:span text:style-name="T9">.</text:span><text:tab/><text:reference-mark-start text:name="subsectionnumber_437"/>(<text:sequence text:ref-name="refsubsectionnumber517" text:name="subsectionnumber" style:num-format="1">1</text:sequence>)<text:reference-mark-end text:name="subsectionnumber_437"/><text:tab/>Where an auditor of an ICAV ceases for any reason to hold office, he or she shall <text:hidden-text text:condition="ooow:" text:string-value="P87:L28" text:is-hidden="true"/>deposit at the head office of the ICAV a statement of any circumstances connected <text:hidden-text text:condition="ooow:" text:string-value="P87:L29" text:is-hidden="true"/>with his or her ceasing to hold office which he or she considers should be brought to <text:hidden-text text:condition="ooow:" text:string-value="P87:L30" text:is-hidden="true"/>the attention of the shareholders or creditors of the ICAV or, if he or she considers <text:hidden-text text:condition="ooow:" text:string-value="P87:L31" text:is-hidden="true"/>that there are no such circumstances, a statement that there are none.</text:p>
      <text:p text:style-name="subsection"><text:hidden-text text:condition="ooow:" text:string-value="P87:L32" text:is-hidden="true"/><text:tab/><text:reference-mark-start text:name="subsectionnumber_438"/>(<text:sequence text:ref-name="refsubsectionnumber518" text:name="subsectionnumber" text:formula="ooow:subsectionnumber+1" style:num-format="1">2</text:sequence>)<text:reference-mark-end text:name="subsectionnumber_438"/><text:tab/>The statement referred to in <text:span text:style-name="T4">subsection </text:span><text:span text:style-name="T4"><text:reference-ref text:reference-format="text" text:ref-name="subsectionnumber_437">(1)</text:reference-ref></text:span> shall be deposited⁠—</text:p>
      <text:p text:style-name="paragraph"><text:hidden-text text:condition="ooow:" text:string-value="P87:L33" text:is-hidden="true"/><text:tab/><text:reference-mark-start text:name="paragraphnumber_365"/>(<text:sequence text:ref-name="refparagraphnumber419" text:name="paragraphnumber" text:formula="ooow:1" style:num-format="a">a</text:sequence>)<text:reference-mark-end text:name="paragraphnumber_365"/><text:tab/>in the case of resignation, along with the notice of resignation,</text:p>
      <text:p text:style-name="paragraph"><text:hidden-text text:condition="ooow:" text:string-value="P87:L34" text:is-hidden="true"/><text:tab/><text:reference-mark-start text:name="paragraphnumber_366"/>(<text:sequence text:ref-name="refparagraphnumber420" text:name="paragraphnumber" text:formula="ooow:paragraphnumber+1" style:num-format="a">b</text:sequence>)<text:reference-mark-end text:name="paragraphnumber_366"/><text:tab/>in the case of failure to seek re-appointment, not less than 14 days before the end <text:hidden-text text:condition="ooow:" text:string-value="P87:L35" text:is-hidden="true"/>of the time allowed for next appointing auditors, and</text:p>
      <text:p text:style-name="paragraph"><text:hidden-text text:condition="ooow:" text:string-value="P87:L36" text:is-hidden="true"/><text:tab/><text:reference-mark-start text:name="paragraphnumber_367"/>(<text:sequence text:ref-name="refparagraphnumber421" text:name="paragraphnumber" text:formula="ooow:paragraphnumber+1" style:num-format="a">c</text:sequence>)<text:reference-mark-end text:name="paragraphnumber_367"/><text:tab/>in any other case, not later than the end of the period of 14 days beginning with <text:hidden-text text:condition="ooow:" text:string-value="P87:L37" text:is-hidden="true"/>the date on which he or she ceases to hold office.</text:p>
      <text:p text:style-name="subsection"><text:hidden-text text:condition="ooow:" text:string-value="P87:L38" text:is-hidden="true"/><text:tab/><text:reference-mark-start text:name="subsectionnumber_439"/>(<text:sequence text:ref-name="refsubsectionnumber519" text:name="subsectionnumber" text:formula="ooow:subsectionnumber+1" style:num-format="1">3</text:sequence>)<text:reference-mark-end text:name="subsectionnumber_439"/><text:tab/>Where the statement referred to in <text:span text:style-name="T4">subsection </text:span><text:span text:style-name="T4"><text:reference-ref text:reference-format="text" text:ref-name="subsectionnumber_437">(1)</text:reference-ref></text:span> is of circumstances which the <text:hidden-text text:condition="ooow:" text:string-value="P87:L39" text:is-hidden="true"/>auditor considers should be brought to the attention of the shareholders or creditors of <text:soft-page-break/><text:hidden-text text:condition="ooow:" text:string-value="P88:L1" text:is-hidden="true"/>the ICAV, the ICAV shall, not later than 14 days after the date of the deposit of the <text:hidden-text text:condition="ooow:" text:string-value="P88:L2" text:is-hidden="true"/>statement, either⁠—</text:p>
      <text:p text:style-name="paragraph"><text:hidden-text text:condition="ooow:" text:string-value="P88:L3" text:is-hidden="true"/><text:tab/><text:reference-mark-start text:name="paragraphnumber_368"/>(<text:sequence text:ref-name="refparagraphnumber422" text:name="paragraphnumber" text:formula="ooow:1" style:num-format="a">a</text:sequence>)<text:reference-mark-end text:name="paragraphnumber_368"/><text:tab/>send a copy of the statement to each of the shareholders whose name appears on <text:hidden-text text:condition="ooow:" text:string-value="P88:L4" text:is-hidden="true"/>the register of shareholders, or</text:p>
      <text:p text:style-name="paragraph"><text:hidden-text text:condition="ooow:" text:string-value="P88:L5" text:is-hidden="true"/><text:tab/><text:reference-mark-start text:name="paragraphnumber_369"/>(<text:sequence text:ref-name="refparagraphnumber423" text:name="paragraphnumber" text:formula="ooow:paragraphnumber+1" style:num-format="a">b</text:sequence>)<text:reference-mark-end text:name="paragraphnumber_369"/><text:tab/>apply to the High Court,</text:p>
      <text:p text:style-name="subsection"><text:hidden-text text:condition="ooow:" text:string-value="P88:L6" text:is-hidden="true"/><text:tab/><text:tab/>and, where an application is made under <text:span text:style-name="T4">paragraph </text:span><text:span text:style-name="T4"><text:reference-ref text:reference-format="text" text:ref-name="paragraphnumber_369">(b)</text:reference-ref></text:span>, the ICAV shall notify the <text:hidden-text text:condition="ooow:" text:string-value="P88:L7" text:is-hidden="true"/>auditor.</text:p>
      <text:p text:style-name="subsection"><text:hidden-text text:condition="ooow:" text:string-value="P88:L8" text:is-hidden="true"/><text:tab/><text:reference-mark-start text:name="subsectionnumber_440"/>(<text:sequence text:ref-name="refsubsectionnumber520" text:name="subsectionnumber" text:formula="ooow:subsectionnumber+1" style:num-format="1">4</text:sequence>)<text:reference-mark-end text:name="subsectionnumber_440"/><text:tab/>Unless the auditor receives notice of an application to the High Court before the end <text:hidden-text text:condition="ooow:" text:string-value="P88:L9" text:is-hidden="true"/>of the period of 21 days beginning with the day on which the statement referred to in <text:hidden-text text:condition="ooow:" text:string-value="P88:L10" text:is-hidden="true"/><text:span text:style-name="T4">subsection </text:span><text:span text:style-name="T4"><text:reference-ref text:reference-format="text" text:ref-name="subsectionnumber_437">(1)</text:reference-ref></text:span> was deposited, the auditor shall, not later than 7 days after the end of <text:hidden-text text:condition="ooow:" text:string-value="P88:L11" text:is-hidden="true"/>that period, send a copy of the statement to the Bank.</text:p>
      <text:p text:style-name="subsection"><text:hidden-text text:condition="ooow:" text:string-value="P88:L12" text:is-hidden="true"/><text:tab/><text:reference-mark-start text:name="subsectionnumber_441"/>(<text:sequence text:ref-name="refsubsectionnumber521" text:name="subsectionnumber" text:formula="ooow:subsectionnumber+1" style:num-format="1">5</text:sequence>)<text:reference-mark-end text:name="subsectionnumber_441"/><text:tab/>Where the High Court is satisfied that the auditor is using the statement referred to in <text:hidden-text text:condition="ooow:" text:string-value="P88:L13" text:is-hidden="true"/><text:span text:style-name="T4">subsection </text:span><text:span text:style-name="T4"><text:reference-ref text:reference-format="text" text:ref-name="subsectionnumber_437">(1)</text:reference-ref></text:span> to secure needless publicity for defamatory matter⁠—</text:p>
      <text:p text:style-name="paragraph"><text:hidden-text text:condition="ooow:" text:string-value="P88:L14" text:is-hidden="true"/><text:tab/><text:reference-mark-start text:name="paragraphnumber_370"/>(<text:sequence text:ref-name="refparagraphnumber424" text:name="paragraphnumber" text:formula="ooow:1" style:num-format="a">a</text:sequence>)<text:reference-mark-end text:name="paragraphnumber_370"/><text:tab/>it shall direct that copies of the statement need not be sent out and that the steps <text:hidden-text text:condition="ooow:" text:string-value="P88:L15" text:is-hidden="true"/>required by Bank rules need not be taken, and</text:p>
      <text:p text:style-name="paragraph"><text:hidden-text text:condition="ooow:" text:string-value="P88:L16" text:is-hidden="true"/><text:tab/><text:reference-mark-start text:name="paragraphnumber_371"/>(<text:sequence text:ref-name="refparagraphnumber425" text:name="paragraphnumber" text:formula="ooow:paragraphnumber+1" style:num-format="a">b</text:sequence>)<text:reference-mark-end text:name="paragraphnumber_371"/><text:tab/>it may further order the costs of the ICAV on the application to be paid in whole <text:hidden-text text:condition="ooow:" text:string-value="P88:L17" text:is-hidden="true"/>or in part by the auditor even if that the auditor is not a party to the application,</text:p>
      <text:p text:style-name="subsection"><text:hidden-text text:condition="ooow:" text:string-value="P88:L18" text:is-hidden="true"/><text:tab/><text:tab/>and the ICAV shall, not later than 14 days after date of the High Court’s decision, <text:hidden-text text:condition="ooow:" text:string-value="P88:L19" text:is-hidden="true"/><text:span text:style-name="T14">send a copy of a statement setting out the effect of the order to each of the </text:span><text:span text:style-name="T14"><text:hidden-text text:condition="ooow:" text:string-value="P88:L20" text:is-hidden="true"/></text:span><text:span text:style-name="T14">shareholders whose name appears on the register of members.</text:span></text:p>
      <text:p text:style-name="subsection"><text:hidden-text text:condition="ooow:" text:string-value="P88:L21" text:is-hidden="true"/><text:tab/><text:reference-mark-start text:name="subsectionnumber_442"/>(<text:sequence text:ref-name="refsubsectionnumber522" text:name="subsectionnumber" text:formula="ooow:subsectionnumber+1" style:num-format="1">6</text:sequence>)<text:reference-mark-end text:name="subsectionnumber_442"/><text:tab/>Where the High Court is not so satisfied, the ICAV shall, not later than 14 days after <text:hidden-text text:condition="ooow:" text:string-value="P88:L22" text:is-hidden="true"/>the date of the court’s decision, send to each of the shareholders a copy of the <text:hidden-text text:condition="ooow:" text:string-value="P88:L23" text:is-hidden="true"/>auditor’s statement and notify the auditor of the court’s decision.</text:p>
      <text:p text:style-name="subsection"><text:hidden-text text:condition="ooow:" text:string-value="P88:L24" text:is-hidden="true"/><text:tab/><text:reference-mark-start text:name="subsectionnumber_443"/>(<text:sequence text:ref-name="refsubsectionnumber523" text:name="subsectionnumber" text:formula="ooow:subsectionnumber+1" style:num-format="1">7</text:sequence>)<text:reference-mark-end text:name="subsectionnumber_443"/><text:tab/>The auditor shall, not later than 7 days after the date of receiving the notice referred to <text:hidden-text text:condition="ooow:" text:string-value="P88:L25" text:is-hidden="true"/>in <text:span text:style-name="T4">subsection </text:span><text:span text:style-name="T4"><text:reference-ref text:reference-format="text" text:ref-name="subsectionnumber_442">(6)</text:reference-ref></text:span><text:span text:style-name="T4"> </text:span>send a copy of the statement referred to in <text:span text:style-name="T4">subsection </text:span><text:span text:style-name="T4"><text:reference-ref text:reference-format="text" text:ref-name="subsectionnumber_437">(1)</text:reference-ref></text:span> to the <text:hidden-text text:condition="ooow:" text:string-value="P88:L26" text:is-hidden="true"/>Bank.</text:p>
      <text:p text:style-name="subsection"><text:hidden-text text:condition="ooow:" text:string-value="P88:L27" text:is-hidden="true"/><text:tab/><text:reference-mark-start text:name="subsectionnumber_444"/>(<text:sequence text:ref-name="refsubsectionnumber524" text:name="subsectionnumber" text:formula="ooow:subsectionnumber+1" style:num-format="1">8</text:sequence>)<text:reference-mark-end text:name="subsectionnumber_444"/><text:tab/>Where notice of appeal is filed not later than 14 days after the date of the High <text:hidden-text text:condition="ooow:" text:string-value="P88:L28" text:is-hidden="true"/>Court’s decision, any reference to that decision in <text:span text:style-name="T4">subsections </text:span><text:span text:style-name="T4"><text:reference-ref text:reference-format="text" text:ref-name="subsectionnumber_441">(5)</text:reference-ref></text:span> and <text:span text:style-name="T4"><text:reference-ref text:reference-format="text" text:ref-name="subsectionnumber_442">(6)</text:reference-ref></text:span> is to be <text:hidden-text text:condition="ooow:" text:string-value="P88:L29" text:is-hidden="true"/>construed as a reference to the final determination or withdrawal of that appeal.</text:p>
      <text:p text:style-name="subsection"><text:hidden-text text:condition="ooow:" text:string-value="P88:L30" text:is-hidden="true"/><text:tab/><text:reference-mark-start text:name="subsectionnumber_445"/>(<text:sequence text:ref-name="refsubsectionnumber525" text:name="subsectionnumber" text:formula="ooow:subsectionnumber+1" style:num-format="1">9</text:sequence>)<text:reference-mark-end text:name="subsectionnumber_445"/><text:tab/>Where a person ceasing to hold office as auditor fails to comply with this section he <text:hidden-text text:condition="ooow:" text:string-value="P88:L31" text:is-hidden="true"/>or she commits a category 2 offence.</text:p>
      <text:p text:style-name="subsection"><text:hidden-text text:condition="ooow:" text:string-value="P88:L32" text:is-hidden="true"/><text:tab/><text:reference-mark-start text:name="subsectionnumber_447"/>(<text:sequence text:ref-name="refsubsectionnumber526" text:name="subsectionnumber" text:formula="ooow:subsectionnumber+1" style:num-format="1">10</text:sequence>)<text:reference-mark-end text:name="subsectionnumber_447"/><text:tab/>In proceedings for an offence under <text:span text:style-name="T4">subsection </text:span><text:span text:style-name="T4"><text:reference-ref text:reference-format="text" text:ref-name="subsectionnumber_445">(9)</text:reference-ref></text:span>, it is a defence for the person <text:hidden-text text:condition="ooow:" text:string-value="P88:L33" text:is-hidden="true"/>charged to show that he or she took all reasonable steps and exercised all due <text:hidden-text text:condition="ooow:" text:string-value="P88:L34" text:is-hidden="true"/>diligence to avoid the commission of the offence.</text:p>
      <text:p text:style-name="shouldernote"><text:bookmark-start text:name="toc_book_187"/><text:hidden-text text:condition="ooow:" text:string-value="P88:L35" text:is-hidden="true"/>Withdrawal of approval<text:bookmark-end text:name="toc_book_187"/></text:p>
      <text:p text:style-name="section"><text:hidden-text text:condition="ooow:" text:string-value="P88:L36" text:is-hidden="true"/><text:reference-mark-start text:name="sectionnumber_116"/><text:span text:style-name="T9"><text:sequence text:ref-name="refsectionnumber136" text:name="sectionnumber" text:formula="ooow:sectionnumber+1" style:num-format="1">137</text:sequence></text:span><text:reference-mark-end text:name="sectionnumber_116"/><text:span text:style-name="T9">.</text:span><text:tab/>Chapter 3 of Part 4 of the Audits Regulations applies in relation to auditors of Irish <text:hidden-text text:condition="ooow:" text:string-value="P88:L37" text:is-hidden="true"/>collective asset-management vehicles.</text:p>
      <text:p text:style-name="partnumber"><text:bookmark-start text:name="toc_book_188"/><text:soft-page-break/><text:hidden-text text:condition="ooow:" text:string-value="P89:L1" text:is-hidden="true"/>PART <text:reference-mark-start text:name="partnumber_7"/><text:sequence text:ref-name="refpartnumber7" text:name="partnumber" text:formula="ooow:partnumber+1" style:num-format="1">8</text:sequence><text:bookmark-end text:name="toc_book_188"/><text:reference-mark-end text:name="partnumber_7"/></text:p>
      <text:p text:style-name="parttitle"><text:bookmark-start text:name="toc_book_189"/><text:hidden-text text:condition="ooow:" text:string-value="P89:L2" text:is-hidden="true"/>Conversions of Investment Company or UCITS to ICAV<text:bookmark-end text:name="toc_book_189"/></text:p>
      <text:p text:style-name="shouldernote"><text:bookmark-start text:name="toc_book_190"/><text:hidden-text text:condition="ooow:" text:string-value="P89:L3" text:is-hidden="true"/>Conversion of investment company or UCITS to ICAV<text:bookmark-end text:name="toc_book_190"/></text:p>
      <text:p text:style-name="subsection"><text:hidden-text text:condition="ooow:" text:string-value="P89:L4" text:is-hidden="true"/><text:reference-mark-start text:name="sectionnumber_127"/><text:span text:style-name="T9"><text:sequence text:ref-name="refsectionnumber137" text:name="sectionnumber" text:formula="ooow:sectionnumber+1" style:num-format="1">138</text:sequence></text:span><text:reference-mark-end text:name="sectionnumber_127"/><text:span text:style-name="T9">.</text:span><text:tab/><text:reference-mark-start text:name="subsectionnumber_448"/>(<text:sequence text:ref-name="refsubsectionnumber527" text:name="subsectionnumber" style:num-format="1">1</text:sequence>)<text:reference-mark-end text:name="subsectionnumber_448"/><text:tab/><text:bookmark-start text:name="1415188551906"/><text:span text:style-name="T20">An investment company or </text:span><text:bookmark-start text:name="1421921493509"/><text:span text:style-name="T20">an UCITS</text:span><text:bookmark-end text:name="1421921493509"/><text:span text:style-name="T20"> constituted as a company with fixed capital or </text:span><text:span text:style-name="T20"><text:hidden-text text:condition="ooow:" text:string-value="P89:L5" text:is-hidden="true"/></text:span><text:span text:style-name="T20">variable capital in accordance with Regulation 4(6)(b) or (c) of the UCITS </text:span><text:span text:style-name="T20"><text:hidden-text text:condition="ooow:" text:string-value="P89:L6" text:is-hidden="true"/></text:span><text:span text:style-name="T20">Regulations may apply to the Bank to be registered as an ICAV by way of </text:span><text:span text:style-name="T20"><text:hidden-text text:condition="ooow:" text:string-value="P89:L7" text:is-hidden="true"/></text:span><text:span text:style-name="T20">continuation.</text:span><text:bookmark-end text:name="1415188551906"/></text:p>
      <text:p text:style-name="subsection"><text:hidden-text text:condition="ooow:" text:string-value="P89:L8" text:is-hidden="true"/><text:tab/><text:reference-mark-start text:name="subsectionnumber_459"/>(<text:sequence text:ref-name="refsubsectionnumber528" text:name="subsectionnumber" text:formula="ooow:subsectionnumber+1" style:num-format="1">2</text:sequence>)<text:reference-mark-end text:name="subsectionnumber_459"/><text:tab/>The application shall be in <text:bookmark-start text:name="1415188552666"/><text:span text:style-name="T20">such form as may be specified by the Bank</text:span><text:bookmark-end text:name="1415188552666"/> and signed by a <text:hidden-text text:condition="ooow:" text:string-value="P89:L9" text:is-hidden="true"/>director of the company.</text:p>
      <text:p text:style-name="subsection"><text:hidden-text text:condition="ooow:" text:string-value="P89:L10" text:is-hidden="true"/><text:tab/><text:reference-mark-start text:name="subsectionnumber_460"/>(<text:sequence text:ref-name="refsubsectionnumber529" text:name="subsectionnumber" text:formula="ooow:subsectionnumber+1" style:num-format="1">3</text:sequence>)<text:reference-mark-end text:name="subsectionnumber_460"/><text:tab/>The application shall be accompanied by⁠—</text:p>
      <text:p text:style-name="paragraph"><text:hidden-text text:condition="ooow:" text:string-value="P89:L11" text:is-hidden="true"/><text:tab/><text:reference-mark-start text:name="paragraphnumber_63"/>(<text:sequence text:ref-name="refparagraphnumber426" text:name="paragraphnumber" text:formula="ooow:1" style:num-format="a">a</text:sequence>)<text:reference-mark-end text:name="paragraphnumber_63"/><text:tab/>a copy of the certificate of incorporation issued by the Registrar,</text:p>
      <text:p text:style-name="paragraph"><text:hidden-text text:condition="ooow:" text:string-value="P89:L12" text:is-hidden="true"/><text:tab/><text:reference-mark-start text:name="paragraphnumber_64"/>(<text:sequence text:ref-name="refparagraphnumber427" text:name="paragraphnumber" text:formula="ooow:paragraphnumber+1" style:num-format="a">b</text:sequence>)<text:reference-mark-end text:name="paragraphnumber_64"/><text:tab/>a copy, certified in <text:bookmark-start text:name="1415188553346"/><text:span text:style-name="T20">such manner as may be specified by the Bank</text:span><text:bookmark-end text:name="1415188553346"/>, of⁠—</text:p>
      <text:p text:style-name="subparagraph"><text:hidden-text text:condition="ooow:" text:string-value="P89:L13" text:is-hidden="true"/><text:tab/><text:reference-mark-start text:name="subparagraphnumber_15"/>(<text:sequence text:ref-name="refsubparagraphnumber80" text:name="subparagraphnumber" text:formula="ooow:1" style:num-format="i">i</text:sequence>)<text:reference-mark-end text:name="subparagraphnumber_15"/><text:tab/>the memorandum of association and the articles of association of the <text:hidden-text text:condition="ooow:" text:string-value="P89:L14" text:is-hidden="true"/>company, and</text:p>
      <text:p text:style-name="subparagraph"><text:hidden-text text:condition="ooow:" text:string-value="P89:L15" text:is-hidden="true"/><text:tab/><text:reference-mark-start text:name="subparagraphnumber_16"/>(<text:sequence text:ref-name="refsubparagraphnumber81" text:name="subparagraphnumber" text:formula="ooow:subparagraphnumber+1" style:num-format="i">ii</text:sequence>)<text:reference-mark-end text:name="subparagraphnumber_16"/><text:tab/>the instrument of incorporation in respect of the proposed ICAV,</text:p>
      <text:p text:style-name="paragraph"><text:hidden-text text:condition="ooow:" text:string-value="P89:L16" text:is-hidden="true"/><text:tab/><text:reference-mark-start text:name="paragraphnumber_65"/>(<text:sequence text:ref-name="refparagraphnumber428" text:name="paragraphnumber" text:formula="ooow:paragraphnumber+1" style:num-format="a">c</text:sequence>)<text:reference-mark-end text:name="paragraphnumber_65"/><text:tab/>a list setting out particulars of the registered office, directors and secretary of the <text:hidden-text text:condition="ooow:" text:string-value="P89:L17" text:is-hidden="true"/>company,</text:p>
      <text:p text:style-name="paragraph"><text:hidden-text text:condition="ooow:" text:string-value="P89:L18" text:is-hidden="true"/><text:tab/><text:reference-mark-start text:name="paragraphnumber_66"/>(<text:sequence text:ref-name="refparagraphnumber429" text:name="paragraphnumber" text:formula="ooow:paragraphnumber+1" style:num-format="a">d</text:sequence>)<text:reference-mark-end text:name="paragraphnumber_66"/><text:tab/>a statutory declaration of a director of the company made not more than 28 days <text:hidden-text text:condition="ooow:" text:string-value="P89:L19" text:is-hidden="true"/>before the date on which the application is made to the Bank to the effect that⁠—</text:p>
      <text:p text:style-name="subparagraph"><text:hidden-text text:condition="ooow:" text:string-value="P89:L20" text:is-hidden="true"/><text:tab/><text:reference-mark-start text:name="subparagraphnumber_17"/>(<text:sequence text:ref-name="refsubparagraphnumber82" text:name="subparagraphnumber" text:formula="ooow:1" style:num-format="i">i</text:sequence>)<text:reference-mark-end text:name="subparagraphnumber_17"/><text:tab/>no petition or other similar proceeding to wind up or liquidate the company <text:hidden-text text:condition="ooow:" text:string-value="P89:L21" text:is-hidden="true"/>has been notified to it and remains outstanding in any place and no order has <text:hidden-text text:condition="ooow:" text:string-value="P89:L22" text:is-hidden="true"/>been notified to the company, or resolution adopted, to wind up or liquidate <text:hidden-text text:condition="ooow:" text:string-value="P89:L23" text:is-hidden="true"/>it in any place,</text:p>
      <text:p text:style-name="subparagraph"><text:hidden-text text:condition="ooow:" text:string-value="P89:L24" text:is-hidden="true"/><text:tab/><text:reference-mark-start text:name="subparagraphnumber_47"/>(<text:sequence text:ref-name="refsubparagraphnumber83" text:name="subparagraphnumber" text:formula="ooow:subparagraphnumber+1" style:num-format="i">ii</text:sequence>)<text:reference-mark-end text:name="subparagraphnumber_47"/><text:tab/>the appointment of a receiver, liquidator, examiner or other similar person <text:hidden-text text:condition="ooow:" text:string-value="P89:L25" text:is-hidden="true"/>has not been notified to the company and, at the date of the declaration, no <text:hidden-text text:condition="ooow:" text:string-value="P89:L26" text:is-hidden="true"/>such person is acting in that capacity in any place with respect to the <text:hidden-text text:condition="ooow:" text:string-value="P89:L27" text:is-hidden="true"/>company or its property or any part of its property,</text:p>
      <text:p text:style-name="subparagraph"><text:hidden-text text:condition="ooow:" text:string-value="P89:L28" text:is-hidden="true"/><text:tab/><text:reference-mark-start text:name="subparagraphnumber_48"/>(<text:sequence text:ref-name="refsubparagraphnumber84" text:name="subparagraphnumber" text:formula="ooow:subparagraphnumber+1" style:num-format="i">iii</text:sequence>)<text:reference-mark-end text:name="subparagraphnumber_48"/><text:tab/>the company is not, at the date of the declaration, operating or carrying on <text:hidden-text text:condition="ooow:" text:string-value="P89:L29" text:is-hidden="true"/>business under any scheme, order, compromise or other similar arrangement <text:hidden-text text:condition="ooow:" text:string-value="P89:L30" text:is-hidden="true"/>entered into or made by the company with creditors in any place,</text:p>
      <text:p text:style-name="subparagraph"><text:hidden-text text:condition="ooow:" text:string-value="P89:L31" text:is-hidden="true"/><text:tab/><text:reference-mark-start text:name="subparagraphnumber_49"/>(<text:sequence text:ref-name="refsubparagraphnumber85" text:name="subparagraphnumber" text:formula="ooow:subparagraphnumber+1" style:num-format="i">iv</text:sequence>)<text:reference-mark-end text:name="subparagraphnumber_49"/><text:tab/>the conversion is permitted by and has been approved in accordance with the <text:hidden-text text:condition="ooow:" text:string-value="P89:L32" text:is-hidden="true"/>memorandum of association and articles of association of the company, and</text:p>
      <text:p text:style-name="subparagraph"><text:hidden-text text:condition="ooow:" text:string-value="P89:L33" text:is-hidden="true"/><text:tab/><text:reference-mark-start text:name="subparagraphnumber_50"/>(<text:sequence text:ref-name="refsubparagraphnumber86" text:name="subparagraphnumber" text:formula="ooow:subparagraphnumber+1" style:num-format="i">v</text:sequence>)<text:reference-mark-end text:name="subparagraphnumber_50"/><text:tab/>any consented approval to the proposed conversion required by any contract <text:hidden-text text:condition="ooow:" text:string-value="P89:L34" text:is-hidden="true"/>entered into or undertaking given by the company has been obtained or <text:hidden-text text:condition="ooow:" text:string-value="P89:L35" text:is-hidden="true"/>varied,</text:p>
      <text:p text:style-name="paragraph"><text:hidden-text text:condition="ooow:" text:string-value="P89:L36" text:is-hidden="true"/><text:tab/><text:reference-mark-start text:name="paragraphnumber_67"/>(<text:sequence text:ref-name="refparagraphnumber430" text:name="paragraphnumber" text:formula="ooow:paragraphnumber+1" style:num-format="a">e</text:sequence>)<text:reference-mark-end text:name="paragraphnumber_67"/><text:tab/>a declaration of solvency prepared in accordance with <text:span text:style-name="T6">section </text:span><text:span text:style-name="T6"><text:reference-ref text:reference-format="text" text:ref-name="sectionnumber_128">139</text:reference-ref></text:span>,</text:p>
      <text:p text:style-name="paragraph"><text:hidden-text text:condition="ooow:" text:string-value="P89:L37" text:is-hidden="true"/><text:tab/><text:reference-mark-start text:name="paragraphnumber_68"/>(<text:sequence text:ref-name="refparagraphnumber431" text:name="paragraphnumber" text:formula="ooow:paragraphnumber+1" style:num-format="a">f</text:sequence>)<text:reference-mark-end text:name="paragraphnumber_68"/><text:tab/>a schedule of charges or security interests created or granted by the company<text:span text:style-name="T20"> </text:span><text:span text:style-name="T20"><text:hidden-text text:condition="ooow:" text:string-value="P89:L38" text:is-hidden="true"/></text:span><text:span text:style-name="T20">showing their priority which shall be as it would be were it to remain a company</text:span>, <text:hidden-text text:condition="ooow:" text:string-value="P89:L39" text:is-hidden="true"/>and</text:p>
      <text:p text:style-name="paragraph"><text:soft-page-break/><text:hidden-text text:condition="ooow:" text:string-value="P90:L1" text:is-hidden="true"/><text:tab/><text:reference-mark-start text:name="paragraphnumber_69"/>(<text:sequence text:ref-name="refparagraphnumber432" text:name="paragraphnumber" text:formula="ooow:paragraphnumber+1" style:num-format="a">g</text:sequence>)<text:reference-mark-end text:name="paragraphnumber_69"/><text:tab/>where different from its existing name, notification of the proposed name of the <text:hidden-text text:condition="ooow:" text:string-value="P90:L2" text:is-hidden="true"/>ICAV (other than where the only change is to delete the words “public limited <text:hidden-text text:condition="ooow:" text:string-value="P90:L3" text:is-hidden="true"/>company” or “plc” from the company’s existing name).</text:p>
      <text:p text:style-name="subsection"><text:hidden-text text:condition="ooow:" text:string-value="P90:L4" text:is-hidden="true"/><text:tab/><text:reference-mark-start text:name="subsectionnumber_461"/>(<text:sequence text:ref-name="refsubsectionnumber530" text:name="subsectionnumber" text:formula="ooow:subsectionnumber+1" style:num-format="1">4</text:sequence>)<text:reference-mark-end text:name="subsectionnumber_461"/><text:tab/>The application shall be accompanied by a statutory declaration, in <text:bookmark-start text:name="1415188554706"/><text:span text:style-name="T20">such form as may </text:span><text:span text:style-name="T20"><text:hidden-text text:condition="ooow:" text:string-value="P90:L5" text:is-hidden="true"/></text:span><text:span text:style-name="T20">be specified by the Bank</text:span><text:bookmark-end text:name="1415188554706"/>, made by⁠—</text:p>
      <text:p text:style-name="paragraph"><text:hidden-text text:condition="ooow:" text:string-value="P90:L6" text:is-hidden="true"/><text:tab/><text:reference-mark-start text:name="paragraphnumber_72"/>(<text:sequence text:ref-name="refparagraphnumber433" text:name="paragraphnumber" text:formula="ooow:1" style:num-format="a">a</text:sequence>)<text:reference-mark-end text:name="paragraphnumber_72"/><text:tab/>a practising solicitor engaged for this purpose by the company, or</text:p>
      <text:p text:style-name="paragraph"><text:hidden-text text:condition="ooow:" text:string-value="P90:L7" text:is-hidden="true"/><text:tab/><text:reference-mark-start text:name="paragraphnumber_73"/>(<text:sequence text:ref-name="refparagraphnumber434" text:name="paragraphnumber" text:formula="ooow:paragraphnumber+1" style:num-format="a">b</text:sequence>)<text:reference-mark-end text:name="paragraphnumber_73"/><text:tab/>a director of the company,</text:p>
      <text:p text:style-name="subsection"><text:hidden-text text:condition="ooow:" text:string-value="P90:L8" text:is-hidden="true"/><text:tab/><text:tab/>stating that the requirements referred to in <text:span text:style-name="T4">subsection </text:span><text:span text:style-name="T4"><text:reference-ref text:reference-format="text" text:ref-name="subsectionnumber_460">(3)</text:reference-ref></text:span> have been complied with <text:hidden-text text:condition="ooow:" text:string-value="P90:L9" text:is-hidden="true"/>and the Bank may accept such a declaration as sufficient evidence of compliance.</text:p>
      <text:p text:style-name="P15"><text:hidden-text text:condition="ooow:" text:string-value="P90:L10" text:is-hidden="true"/><text:tab/><text:reference-mark-start text:name="subsectionnumber_462"/>(<text:sequence text:ref-name="refsubsectionnumber531" text:name="subsectionnumber" text:formula="ooow:subsectionnumber+1" style:num-format="1">5</text:sequence>)<text:reference-mark-end text:name="subsectionnumber_462"/><text:tab/>The Bank shall, as soon as is practicable after receipt of an application under <text:hidden-text text:condition="ooow:" text:string-value="P90:L11" text:is-hidden="true"/><text:span text:style-name="T4">subsection </text:span><text:span text:style-name="T4"><text:reference-ref text:reference-format="text" text:ref-name="subsectionnumber_448">(1)</text:reference-ref></text:span><text:span text:style-name="T4"> </text:span><text:span text:style-name="T14">in relation to which </text:span><text:span text:style-name="T6">subsections </text:span><text:span text:style-name="T6"><text:reference-ref text:reference-format="text" text:ref-name="subsectionnumber_459">(2)</text:reference-ref></text:span><text:span text:style-name="T14"> to </text:span><text:span text:style-name="T6"><text:reference-ref text:reference-format="text" text:ref-name="subsectionnumber_461">(4)</text:reference-ref></text:span><text:span text:style-name="T14"> are complied with,</text:span> publish <text:hidden-text text:condition="ooow:" text:string-value="P90:L12" text:is-hidden="true"/>notice of it in the <text:span text:style-name="T4">Iris Oifigiúil</text:span>.</text:p>
      <text:p text:style-name="shouldernote"><text:bookmark-start text:name="toc_book_191"/><text:hidden-text text:condition="ooow:" text:string-value="P90:L13" text:is-hidden="true"/>Declaration of solvency<text:bookmark-end text:name="toc_book_191"/></text:p>
      <text:p text:style-name="subsection"><text:hidden-text text:condition="ooow:" text:string-value="P90:L14" text:is-hidden="true"/><text:reference-mark-start text:name="sectionnumber_128"/><text:span text:style-name="T9"><text:sequence text:ref-name="refsectionnumber138" text:name="sectionnumber" text:formula="ooow:sectionnumber+1" style:num-format="1">139</text:sequence></text:span><text:reference-mark-end text:name="sectionnumber_128"/><text:span text:style-name="T9">.</text:span><text:tab/><text:reference-mark-start text:name="subsectionnumber_463"/>(<text:sequence text:ref-name="refsubsectionnumber532" text:name="subsectionnumber" style:num-format="1">1</text:sequence>)<text:reference-mark-end text:name="subsectionnumber_463"/><text:tab/>Where an application is made by a company under<text:span text:style-name="T17"> </text:span><text:span text:style-name="T5">section </text:span><text:span text:style-name="T5"><text:reference-ref text:reference-format="text" text:ref-name="sectionnumber_127">138</text:reference-ref></text:span><text:span text:style-name="T17"> </text:span>a director of the <text:hidden-text text:condition="ooow:" text:string-value="P90:L15" text:is-hidden="true"/>company making the application shall make a statutory declaration stating that he or <text:hidden-text text:condition="ooow:" text:string-value="P90:L16" text:is-hidden="true"/>she has made a full inquiry into its affairs and has formed the opinion that the <text:hidden-text text:condition="ooow:" text:string-value="P90:L17" text:is-hidden="true"/>company is able to pay its debts as they fall due.</text:p>
      <text:p text:style-name="subsection"><text:hidden-text text:condition="ooow:" text:string-value="P90:L18" text:is-hidden="true"/><text:tab/><text:reference-mark-start text:name="subsectionnumber_464"/>(<text:sequence text:ref-name="refsubsectionnumber533" text:name="subsectionnumber" text:formula="ooow:subsectionnumber+1" style:num-format="1">2</text:sequence>)<text:reference-mark-end text:name="subsectionnumber_464"/><text:tab/>A declaration is of no effect unless⁠—</text:p>
      <text:p text:style-name="paragraph"><text:hidden-text text:condition="ooow:" text:string-value="P90:L19" text:is-hidden="true"/><text:tab/><text:reference-mark-start text:name="paragraphnumber_99"/>(<text:sequence text:ref-name="refparagraphnumber435" text:name="paragraphnumber" text:formula="ooow:1" style:num-format="a">a</text:sequence>)<text:reference-mark-end text:name="paragraphnumber_99"/><text:tab/>it is made not more than 28 days before the date on which the application is <text:hidden-text text:condition="ooow:" text:string-value="P90:L20" text:is-hidden="true"/>made,</text:p>
      <text:p text:style-name="paragraph"><text:hidden-text text:condition="ooow:" text:string-value="P90:L21" text:is-hidden="true"/><text:tab/><text:reference-mark-start text:name="paragraphnumber_100"/>(<text:sequence text:ref-name="refparagraphnumber436" text:name="paragraphnumber" text:formula="ooow:paragraphnumber+1" style:num-format="a">b</text:sequence>)<text:reference-mark-end text:name="paragraphnumber_100"/><text:tab/>it contains a statement of the company’s assets and liabilities as at the latest <text:hidden-text text:condition="ooow:" text:string-value="P90:L22" text:is-hidden="true"/>practicable date before the making of the declaration, and, in any case, as at a <text:hidden-text text:condition="ooow:" text:string-value="P90:L23" text:is-hidden="true"/>date that is not more than 3 months before the date of the making of the <text:hidden-text text:condition="ooow:" text:string-value="P90:L24" text:is-hidden="true"/>declaration, and</text:p>
      <text:p text:style-name="paragraph"><text:hidden-text text:condition="ooow:" text:string-value="P90:L25" text:is-hidden="true"/><text:tab/><text:reference-mark-start text:name="paragraphnumber_101"/>(<text:sequence text:ref-name="refparagraphnumber437" text:name="paragraphnumber" text:formula="ooow:paragraphnumber+1" style:num-format="a">c</text:sequence>)<text:reference-mark-end text:name="paragraphnumber_101"/><text:tab/>a report made by an independent person under <text:span text:style-name="T6">subsection </text:span><text:span text:style-name="T6"><text:reference-ref text:reference-format="text" text:ref-name="subsectionnumber_466">(4)</text:reference-ref></text:span> is attached to the <text:hidden-text text:condition="ooow:" text:string-value="P90:L26" text:is-hidden="true"/>declaration, along with a statement by the independent person that he or she has <text:hidden-text text:condition="ooow:" text:string-value="P90:L27" text:is-hidden="true"/>given and has not withdrawn consent to the making of the declaration with the <text:hidden-text text:condition="ooow:" text:string-value="P90:L28" text:is-hidden="true"/>report attached to it.</text:p>
      <text:p text:style-name="subsection"><text:hidden-text text:condition="ooow:" text:string-value="P90:L29" text:is-hidden="true"/><text:tab/><text:reference-mark-start text:name="subsectionnumber_465"/>(<text:sequence text:ref-name="refsubsectionnumber534" text:name="subsectionnumber" text:formula="ooow:subsectionnumber+1" style:num-format="1">3</text:sequence>)<text:reference-mark-end text:name="subsectionnumber_465"/><text:tab/>The report mentioned in<text:span text:style-name="T17"> </text:span><text:span text:style-name="T6">subsection </text:span><text:span text:style-name="T6"><text:reference-ref text:reference-format="text" text:ref-name="subsectionnumber_464">(2)</text:reference-ref></text:span><text:span text:style-name="T6"><text:reference-ref text:reference-format="text" text:ref-name="paragraphnumber_101">(c)</text:reference-ref></text:span><text:span text:style-name="T17"> shall state whether, in the independent </text:span><text:span text:style-name="T17"><text:hidden-text text:condition="ooow:" text:string-value="P90:L30" text:is-hidden="true"/></text:span><text:span text:style-name="T17">person’s opinion, based on the information and explanations given to him or her, the </text:span><text:span text:style-name="T17"><text:hidden-text text:condition="ooow:" text:string-value="P90:L31" text:is-hidden="true"/></text:span><text:span text:style-name="T17">opinion of the director mentioned in </text:span><text:span text:style-name="T6">subsection </text:span><text:span text:style-name="T6"><text:reference-ref text:reference-format="text" text:ref-name="subsectionnumber_463">(1)</text:reference-ref></text:span><text:span text:style-name="T17"> and the statement of the </text:span><text:span text:style-name="T17"><text:hidden-text text:condition="ooow:" text:string-value="P90:L32" text:is-hidden="true"/></text:span><text:span text:style-name="T17">company’s assets and liabilities referred to in </text:span><text:span text:style-name="T6">subsection </text:span><text:span text:style-name="T6"><text:reference-ref text:reference-format="text" text:ref-name="subsectionnumber_464">(2)</text:reference-ref></text:span><text:span text:style-name="T6"><text:reference-ref text:reference-format="text" text:ref-name="paragraphnumber_100">(b)</text:reference-ref></text:span><text:span text:style-name="T17">, </text:span>are reasonable.</text:p>
      <text:p text:style-name="subsection"><text:hidden-text text:condition="ooow:" text:string-value="P90:L33" text:is-hidden="true"/><text:tab/><text:reference-mark-start text:name="subsectionnumber_466"/>(<text:sequence text:ref-name="refsubsectionnumber535" text:name="subsectionnumber" text:formula="ooow:subsectionnumber+1" style:num-format="1">4</text:sequence>)<text:reference-mark-end text:name="subsectionnumber_466"/><text:tab/>The independent person shall be a person who, at the time the report is made, is <text:hidden-text text:condition="ooow:" text:string-value="P90:L34" text:is-hidden="true"/>qualified to be auditor of the applicant.</text:p>
      <text:p text:style-name="subsection"><text:hidden-text text:condition="ooow:" text:string-value="P90:L35" text:is-hidden="true"/><text:tab/><text:reference-mark-start text:name="subsectionnumber_467"/>(<text:sequence text:ref-name="refsubsectionnumber536" text:name="subsectionnumber" text:formula="ooow:subsectionnumber+1" style:num-format="1">5</text:sequence>)<text:reference-mark-end text:name="subsectionnumber_467"/><text:tab/>A director who makes a declaration under this section without having reasonable <text:hidden-text text:condition="ooow:" text:string-value="P90:L36" text:is-hidden="true"/>grounds for the opinion that the company is able to pay its debts as they fall due <text:hidden-text text:condition="ooow:" text:string-value="P90:L37" text:is-hidden="true"/>commits a category 2 offence.</text:p>
      <text:p text:style-name="subsection"><text:hidden-text text:condition="ooow:" text:string-value="P90:L38" text:is-hidden="true"/><text:tab/><text:reference-mark-start text:name="subsectionnumber_468"/>(<text:sequence text:ref-name="refsubsectionnumber537" text:name="subsectionnumber" text:formula="ooow:subsectionnumber+1" style:num-format="1">6</text:sequence>)<text:reference-mark-end text:name="subsectionnumber_468"/><text:tab/>Where the company is wound up within a year after the date on which the application <text:hidden-text text:condition="ooow:" text:string-value="P90:L39" text:is-hidden="true"/>is made and its debts are not paid or provided for in full within that year, it shall be <text:hidden-text text:condition="ooow:" text:string-value="P90:L40" text:is-hidden="true"/>presumed, unless the contrary is shown, that the director did not have reasonable <text:hidden-text text:condition="ooow:" text:string-value="P90:L41" text:is-hidden="true"/>grounds for his or her opinion.</text:p>
      <text:p text:style-name="shouldernote"><text:bookmark-start text:name="toc_book_192"/><text:soft-page-break/><text:hidden-text text:condition="ooow:" text:string-value="P91:L1" text:is-hidden="true"/>Registration pursuant to application for conversion<text:bookmark-end text:name="toc_book_192"/></text:p>
      <text:p text:style-name="subsection"><text:hidden-text text:condition="ooow:" text:string-value="P91:L2" text:is-hidden="true"/><text:reference-mark-start text:name="sectionnumber_129"/><text:span text:style-name="T9"><text:sequence text:ref-name="refsectionnumber139" text:name="sectionnumber" text:formula="ooow:sectionnumber+1" style:num-format="1">140</text:sequence></text:span><text:reference-mark-end text:name="sectionnumber_129"/><text:span text:style-name="T9">.</text:span><text:tab/><text:reference-mark-start text:name="subsectionnumber_469"/>(<text:sequence text:ref-name="refsubsectionnumber538" text:name="subsectionnumber" style:num-format="1">1</text:sequence>)<text:reference-mark-end text:name="subsectionnumber_469"/><text:tab/>Where the Bank receives an application under <text:span text:style-name="T5">section </text:span><text:span text:style-name="T5"><text:reference-ref text:reference-format="text" text:ref-name="sectionnumber_127">138</text:reference-ref></text:span> which complies with the <text:hidden-text text:condition="ooow:" text:string-value="P91:L3" text:is-hidden="true"/>requirements of that section, the Bank shall⁠—</text:p>
      <text:p text:style-name="paragraph"><text:hidden-text text:condition="ooow:" text:string-value="P91:L4" text:is-hidden="true"/><text:tab/><text:reference-mark-start text:name="paragraphnumber_102"/>(<text:sequence text:ref-name="refparagraphnumber438" text:name="paragraphnumber" text:formula="ooow:1" style:num-format="a">a</text:sequence>)<text:reference-mark-end text:name="paragraphnumber_102"/><text:tab/>issue a registration order in respect of the registration of the company as an ICAV, <text:hidden-text text:condition="ooow:" text:string-value="P91:L5" text:is-hidden="true"/>and</text:p>
      <text:p text:style-name="paragraph"><text:hidden-text text:condition="ooow:" text:string-value="P91:L6" text:is-hidden="true"/><text:tab/><text:reference-mark-start text:name="paragraphnumber_103"/>(<text:sequence text:ref-name="refparagraphnumber439" text:name="paragraphnumber" text:formula="ooow:paragraphnumber+1" style:num-format="a">b</text:sequence>)<text:reference-mark-end text:name="paragraphnumber_103"/><text:tab/>enter in a register the details of charges and securities interests of the ICAV.<text:bookmark-start text:name="1421921052586"/></text:p>
      <text:p text:style-name="P65"><text:hidden-text text:condition="ooow:" text:string-value="P91:L7" text:is-hidden="true"/><text:tab/><text:reference-mark-start text:name="subsectionnumber_488_AIC_20/01/2015_42333"/>(<text:sequence text:ref-name="refsubsectionnumber539" text:name="subsectionnumber" text:formula="ooow:subsectionnumber+1" style:num-format="1">2</text:sequence>)<text:reference-mark-end text:name="subsectionnumber_488_AIC_20/01/2015_42333"/><text:tab/>The company shall then make an application to the Registrar in the form prescribed <text:hidden-text text:condition="ooow:" text:string-value="P91:L8" text:is-hidden="true"/>by the Minister for Jobs, Enterprise and Innovation to be de-registered as a company.</text:p>
      <text:p text:style-name="P65"><text:hidden-text text:condition="ooow:" text:string-value="P91:L9" text:is-hidden="true"/><text:tab/><text:reference-mark-start text:name="subsectionnumber_488_AIC_20/01/2015_42345"/>(<text:sequence text:ref-name="refsubsectionnumber540" text:name="subsectionnumber" text:formula="ooow:subsectionnumber+1" style:num-format="1">3</text:sequence>)<text:reference-mark-end text:name="subsectionnumber_488_AIC_20/01/2015_42345"/><text:tab/>On receipt of an application under <text:span text:style-name="T4">subsection </text:span><text:span text:style-name="T4"><text:reference-ref text:reference-format="text" text:ref-name="subsectionnumber_488_AIC_20/01/2015_42333">(2)</text:reference-ref></text:span> the Registrar shall issue a certificate <text:hidden-text text:condition="ooow:" text:string-value="P91:L10" text:is-hidden="true"/>of de-registration of the company, shall enter in the register of companies that the <text:hidden-text text:condition="ooow:" text:string-value="P91:L11" text:is-hidden="true"/>company is de-registered and shall forthwith publish notice in the Companies <text:hidden-text text:condition="ooow:" text:string-value="P91:L12" text:is-hidden="true"/>Registration Office Gazette of the following matters:</text:p>
      <text:p text:style-name="P64"><text:hidden-text text:condition="ooow:" text:string-value="P91:L13" text:is-hidden="true"/><text:tab/><text:reference-mark-start text:name="paragraphnumber_338_AIC_20/01/2015_42359"/>(<text:sequence text:ref-name="refparagraphnumber440" text:name="paragraphnumber" text:formula="ooow:1" style:num-format="a">a</text:sequence>)<text:reference-mark-end text:name="paragraphnumber_338_AIC_20/01/2015_42359"/><text:tab/>the date of the registration of the company as an ICAV under this section;</text:p>
      <text:p text:style-name="P64"><text:hidden-text text:condition="ooow:" text:string-value="P91:L14" text:is-hidden="true"/><text:tab/><text:reference-mark-start text:name="paragraphnumber_338_AIC_20/01/2015_42367"/>(<text:sequence text:ref-name="refparagraphnumber441" text:name="paragraphnumber" text:formula="ooow:paragraphnumber+1" style:num-format="a">b</text:sequence>)<text:reference-mark-end text:name="paragraphnumber_338_AIC_20/01/2015_42367"/><text:tab/>the previous name of the company if different from the name under which it is <text:hidden-text text:condition="ooow:" text:string-value="P91:L15" text:is-hidden="true"/>registered as an ICAV.</text:p>
      <text:p text:style-name="subsection"><text:hidden-text text:condition="ooow:" text:string-value="P91:L16" text:is-hidden="true"/><text:span text:style-name="T20"><text:tab/></text:span><text:reference-mark-start text:name="subsectionnumber_488_AIC_20/01/2015_42373"/><text:span text:style-name="T20">(</text:span><text:span text:style-name="T20"><text:sequence text:ref-name="refsubsectionnumber541" text:name="subsectionnumber" text:formula="ooow:subsectionnumber+1" style:num-format="1">4</text:sequence></text:span><text:span text:style-name="T20">)</text:span><text:reference-mark-end text:name="subsectionnumber_488_AIC_20/01/2015_42373"/><text:span text:style-name="T20"><text:tab/>From the date of the registration of the company as an ICAV, the company shall </text:span><text:span text:style-name="T20"><text:hidden-text text:condition="ooow:" text:string-value="P91:L17" text:is-hidden="true"/></text:span><text:span text:style-name="T20">become an ICAV, and shall cease to be a company, for all purposes but this section</text:span><text:bookmark-end text:name="1421921052586"/> <text:hidden-text text:condition="ooow:" text:string-value="P91:L18" text:is-hidden="true"/>does not operate⁠—</text:p>
      <text:p text:style-name="paragraph"><text:hidden-text text:condition="ooow:" text:string-value="P91:L19" text:is-hidden="true"/><text:tab/><text:reference-mark-start text:name="paragraphnumber_54"/>(<text:sequence text:ref-name="refparagraphnumber442" text:name="paragraphnumber" text:formula="ooow:1" style:num-format="a">a</text:sequence>)<text:reference-mark-end text:name="paragraphnumber_54"/><text:tab/>to prejudice or affect the identity or continuity of the company as previously <text:hidden-text text:condition="ooow:" text:string-value="P91:L20" text:is-hidden="true"/>established and registered for the period for which it was established and <text:hidden-text text:condition="ooow:" text:string-value="P91:L21" text:is-hidden="true"/>registered in the State,</text:p>
      <text:p text:style-name="paragraph"><text:hidden-text text:condition="ooow:" text:string-value="P91:L22" text:is-hidden="true"/><text:tab/><text:reference-mark-start text:name="paragraphnumber_104"/>(<text:sequence text:ref-name="refparagraphnumber443" text:name="paragraphnumber" text:formula="ooow:paragraphnumber+1" style:num-format="a">b</text:sequence>)<text:reference-mark-end text:name="paragraphnumber_104"/><text:tab/>to affect any contract made, resolution passed or any other act or thing done in <text:hidden-text text:condition="ooow:" text:string-value="P91:L23" text:is-hidden="true"/>relation to the company during the period that it was so established and <text:hidden-text text:condition="ooow:" text:string-value="P91:L24" text:is-hidden="true"/>registered,</text:p>
      <text:p text:style-name="paragraph"><text:hidden-text text:condition="ooow:" text:string-value="P91:L25" text:is-hidden="true"/><text:tab/><text:reference-mark-start text:name="paragraphnumber_240"/>(<text:sequence text:ref-name="refparagraphnumber444" text:name="paragraphnumber" text:formula="ooow:paragraphnumber+1" style:num-format="a">c</text:sequence>)<text:reference-mark-end text:name="paragraphnumber_240"/><text:tab/>to affect the rights, authorities, functions and liabilities or obligations of the <text:hidden-text text:condition="ooow:" text:string-value="P91:L26" text:is-hidden="true"/>company or any other person, or</text:p>
      <text:p text:style-name="paragraph"><text:hidden-text text:condition="ooow:" text:string-value="P91:L27" text:is-hidden="true"/><text:tab/><text:reference-mark-start text:name="paragraphnumber_241"/>(<text:sequence text:ref-name="refparagraphnumber445" text:name="paragraphnumber" text:formula="ooow:paragraphnumber+1" style:num-format="a">d</text:sequence>)<text:reference-mark-end text:name="paragraphnumber_241"/><text:tab/>to render defective any legal proceedings by or against the company.</text:p>
      <text:p text:style-name="subsection"><text:hidden-text text:condition="ooow:" text:string-value="P91:L28" text:is-hidden="true"/><text:tab/><text:reference-mark-start text:name="subsectionnumber_472"/>(<text:sequence text:ref-name="refsubsectionnumber542" text:name="subsectionnumber" text:formula="ooow:subsectionnumber+1" style:num-format="1">5</text:sequence>)<text:reference-mark-end text:name="subsectionnumber_472"/><text:tab/>In particular⁠—</text:p>
      <text:p text:style-name="paragraph"><text:hidden-text text:condition="ooow:" text:string-value="P91:L29" text:is-hidden="true"/><text:tab/><text:reference-mark-start text:name="paragraphnumber_245"/>(<text:sequence text:ref-name="refparagraphnumber446" text:name="paragraphnumber" text:formula="ooow:1" style:num-format="a">a</text:sequence>)<text:reference-mark-end text:name="paragraphnumber_245"/><text:tab/>the failure of the company to send to the Bank the particulars of a charge or <text:hidden-text text:condition="ooow:" text:string-value="P91:L30" text:is-hidden="true"/>security interest created before the date of registration shall not prejudice any <text:hidden-text text:condition="ooow:" text:string-value="P91:L31" text:is-hidden="true"/>rights which any person, in whose favour the charge was made or security interest <text:hidden-text text:condition="ooow:" text:string-value="P91:L32" text:is-hidden="true"/>created, may have under it, and</text:p>
      <text:p text:style-name="paragraph"><text:hidden-text text:condition="ooow:" text:string-value="P91:L33" text:is-hidden="true"/><text:tab/><text:reference-mark-start text:name="paragraphnumber_322"/>(<text:sequence text:ref-name="refparagraphnumber447" text:name="paragraphnumber" text:formula="ooow:paragraphnumber+1" style:num-format="a">b</text:sequence>)<text:reference-mark-end text:name="paragraphnumber_322"/><text:tab/>any legal proceedings that could have been continued or commenced by or <text:hidden-text text:condition="ooow:" text:string-value="P91:L34" text:is-hidden="true"/>against the company before its registration under <text:span text:style-name="T4">subsection</text:span> <text:span text:style-name="T3"><text:reference-ref text:reference-format="text" text:ref-name="subsectionnumber_469">(1)</text:reference-ref></text:span> as an ICAV may, <text:hidden-text text:condition="ooow:" text:string-value="P91:L35" text:is-hidden="true"/>despite the registration, be continued or commenced by or against it after <text:hidden-text text:condition="ooow:" text:string-value="P91:L36" text:is-hidden="true"/>registration.<text:bookmark-start text:name="1421921054755"/></text:p>
      <text:p text:style-name="P65"><text:hidden-text text:condition="ooow:" text:string-value="P91:L37" text:is-hidden="true"/><text:tab/><text:reference-mark-start text:name="subsectionnumber_488_AIC_20/01/2015_42461"/>(<text:sequence text:ref-name="refsubsectionnumber543" text:name="subsectionnumber" text:formula="ooow:subsectionnumber+1" style:num-format="1">6</text:sequence>)<text:reference-mark-end text:name="subsectionnumber_488_AIC_20/01/2015_42461"/><text:tab/>On the registration of an investment company as an ICAV, the Bank shall immediately <text:hidden-text text:condition="ooow:" text:string-value="P91:L38" text:is-hidden="true"/>authorise it to carry on business.</text:p>
      <text:p text:style-name="P65"><text:hidden-text text:condition="ooow:" text:string-value="P91:L39" text:is-hidden="true"/><text:tab/><text:reference-mark-start text:name="subsectionnumber_488_AIC_20/01/2015_42468"/>(<text:sequence text:ref-name="refsubsectionnumber544" text:name="subsectionnumber" text:formula="ooow:subsectionnumber+1" style:num-format="1">7</text:sequence>)<text:reference-mark-end text:name="subsectionnumber_488_AIC_20/01/2015_42468"/><text:tab/>On the registration of an UCITS as an ICAV, the UCITS shall continue to be <text:hidden-text text:condition="ooow:" text:string-value="P91:L40" text:is-hidden="true"/>authorised under the UCITS Regulations.</text:p>
      <text:p text:style-name="P65"><text:soft-page-break/><text:hidden-text text:condition="ooow:" text:string-value="P92:L1" text:is-hidden="true"/><text:tab/><text:reference-mark-start text:name="subsectionnumber_488_AIC_20/01/2015_42474"/>(<text:sequence text:ref-name="refsubsectionnumber545" text:name="subsectionnumber" text:formula="ooow:subsectionnumber+1" style:num-format="1">8</text:sequence>)<text:reference-mark-end text:name="subsectionnumber_488_AIC_20/01/2015_42474"/><text:tab/>Section 889 of the <text:alphabetical-index-mark text:string-value="Companies Act 2014 (No. 38)"/>Companies Act 2014 has effect as if this section were a provision <text:hidden-text text:condition="ooow:" text:string-value="P92:L2" text:is-hidden="true"/>of that Act.<text:bookmark-end text:name="1421921054755"/></text:p>
      <text:p text:style-name="shouldernote"><text:bookmark-start text:name="toc_book_193"/><text:hidden-text text:condition="ooow:" text:string-value="P92:L3" text:is-hidden="true"/>Further statutory declarations<text:bookmark-end text:name="toc_book_193"/></text:p>
      <text:p text:style-name="subsection"><text:hidden-text text:condition="ooow:" text:string-value="P92:L4" text:is-hidden="true"/><text:reference-mark-start text:name="sectionnumber_130"/><text:span text:style-name="T9"><text:sequence text:ref-name="refsectionnumber140" text:name="sectionnumber" text:formula="ooow:sectionnumber+1" style:num-format="1">141</text:sequence></text:span><text:reference-mark-end text:name="sectionnumber_130"/><text:span text:style-name="T9">.</text:span><text:tab/><text:tab/>Where there is any material change in any of the information contained in the <text:hidden-text text:condition="ooow:" text:string-value="P92:L5" text:is-hidden="true"/>statutory declaration referred to in <text:span text:style-name="T5">section </text:span><text:span text:style-name="T5"><text:reference-ref text:reference-format="text" text:ref-name="sectionnumber_128">139</text:reference-ref></text:span><text:span text:style-name="T5"><text:reference-ref text:reference-format="text" text:ref-name="subsectionnumber_463">(1)</text:reference-ref></text:span> after the date of the declaration and <text:hidden-text text:condition="ooow:" text:string-value="P92:L6" text:is-hidden="true"/>before the date of the registration, the director who made that statutory declaration, <text:hidden-text text:condition="ooow:" text:string-value="P92:L7" text:is-hidden="true"/>and any other director who becomes aware of that material change, shall immediately <text:hidden-text text:condition="ooow:" text:string-value="P92:L8" text:is-hidden="true"/>deliver a new statutory declaration to the Bank relating to the change.</text:p>
      <text:p text:style-name="shouldernote"><text:bookmark-start text:name="toc_book_194"/><text:hidden-text text:condition="ooow:" text:string-value="P92:L9" text:is-hidden="true"/>Failure to comply<text:bookmark-end text:name="toc_book_194"/></text:p>
      <text:p text:style-name="subsection"><text:hidden-text text:condition="ooow:" text:string-value="P92:L10" text:is-hidden="true"/><text:reference-mark-start text:name="sectionnumber_131"/><text:span text:style-name="T9"><text:sequence text:ref-name="refsectionnumber141" text:name="sectionnumber" text:formula="ooow:sectionnumber+1" style:num-format="1">142</text:sequence></text:span><text:reference-mark-end text:name="sectionnumber_131"/><text:span text:style-name="T9">.</text:span><text:tab/><text:reference-mark-start text:name="subsectionnumber_474"/>(<text:sequence text:ref-name="refsubsectionnumber546" text:name="subsectionnumber" style:num-format="1">1</text:sequence>)<text:reference-mark-end text:name="subsectionnumber_474"/><text:tab/>Where a company that has become registered as an ICAV under <text:span text:style-name="T3">section </text:span><text:span text:style-name="T3"><text:reference-ref text:reference-format="text" text:ref-name="sectionnumber_129">140</text:reference-ref></text:span><text:span text:style-name="T3"><text:reference-ref text:reference-format="text" text:ref-name="subsectionnumber_469">(1)</text:reference-ref></text:span> has <text:hidden-text text:condition="ooow:" text:string-value="P92:L11" text:is-hidden="true"/>failed to comply with this Part the Bank may <text:bookmark-start text:name="1415188555496"/><text:span text:style-name="T20">give notice to the ICAV that</text:span><text:bookmark-end text:name="1415188555496"/>, unless it <text:hidden-text text:condition="ooow:" text:string-value="P92:L12" text:is-hidden="true"/>rectifies the failure within 1 month after the date of the <text:bookmark-start text:name="1421921056284"/><text:span text:style-name="T20">giving of notice</text:span><text:bookmark-end text:name="1421921056284"/> and confirms <text:hidden-text text:condition="ooow:" text:string-value="P92:L13" text:is-hidden="true"/>that it has rectified the failure, a notice may be published in the <text:span text:style-name="T4">Iris Oifigiúil</text:span> with a <text:hidden-text text:condition="ooow:" text:string-value="P92:L14" text:is-hidden="true"/>view to striking it off the register of ICAVs.</text:p>
      <text:p text:style-name="subsection"><text:hidden-text text:condition="ooow:" text:string-value="P92:L15" text:is-hidden="true"/><text:tab/><text:reference-mark-start text:name="subsectionnumber_475"/>(<text:sequence text:ref-name="refsubsectionnumber547" text:name="subsectionnumber" text:formula="ooow:subsectionnumber+1" style:num-format="1">2</text:sequence>)<text:reference-mark-end text:name="subsectionnumber_475"/><text:tab/>Where the failure mentioned in <text:span text:style-name="T6">subsection </text:span><text:span text:style-name="T6"><text:reference-ref text:reference-format="text" text:ref-name="subsectionnumber_474">(1)</text:reference-ref></text:span> is not rectified within 1 month after the <text:hidden-text text:condition="ooow:" text:string-value="P92:L16" text:is-hidden="true"/>date of the <text:bookmark-start text:name="1415188556316"/><text:span text:style-name="T20">giving of the notice</text:span><text:bookmark-end text:name="1415188556316"/> referred to in that subsection, the Bank may publish in <text:hidden-text text:condition="ooow:" text:string-value="P92:L17" text:is-hidden="true"/>the <text:span text:style-name="T4">Iris Oifigiúil</text:span> a notice stating that, at the end of 1 month after the date of that <text:hidden-text text:condition="ooow:" text:string-value="P92:L18" text:is-hidden="true"/>notice, the ICAV will, unless the matter is resolved, be struck off the register of <text:hidden-text text:condition="ooow:" text:string-value="P92:L19" text:is-hidden="true"/>ICAVs and will be dissolved.</text:p>
      <text:p text:style-name="subsection"><text:hidden-text text:condition="ooow:" text:string-value="P92:L20" text:is-hidden="true"/><text:tab/><text:reference-mark-start text:name="subsectionnumber_476"/>(<text:sequence text:ref-name="refsubsectionnumber548" text:name="subsectionnumber" text:formula="ooow:subsectionnumber+1" style:num-format="1">3</text:sequence>)<text:reference-mark-end text:name="subsectionnumber_476"/><text:tab/>At the end of the time mentioned in the notice, the Bank may, unless cause to the <text:hidden-text text:condition="ooow:" text:string-value="P92:L21" text:is-hidden="true"/>contrary is previously shown by the ICAV, <text:span text:style-name="T20">revoke the relevant authorisation of the </text:span><text:span text:style-name="T20"><text:hidden-text text:condition="ooow:" text:string-value="P92:L22" text:is-hidden="true"/></text:span><text:span text:style-name="T20">ICAV and </text:span>strike the ICAV off the register, and shall publish notice thereof in the <text:span text:style-name="T4">Iris </text:span><text:span text:style-name="T4"><text:hidden-text text:condition="ooow:" text:string-value="P92:L23" text:is-hidden="true"/></text:span><text:span text:style-name="T4">Oifigiúil</text:span>, and on that publication, the ICAV shall be dissolved.</text:p>
      <text:p text:style-name="partnumber"><text:bookmark-start text:name="toc_book_195"/><text:hidden-text text:condition="ooow:" text:string-value="P92:L24" text:is-hidden="true"/>PART <text:reference-mark-start text:name="partnumber_11"/><text:sequence text:ref-name="refpartnumber8" text:name="partnumber" text:formula="ooow:partnumber+1" style:num-format="1">9</text:sequence><text:bookmark-end text:name="toc_book_195"/><text:reference-mark-end text:name="partnumber_11"/></text:p>
      <text:p text:style-name="P61"><text:bookmark-start text:name="toc_book_196"/><text:hidden-text text:condition="ooow:" text:string-value="P92:L25" text:is-hidden="true"/>Migration<text:bookmark-end text:name="toc_book_196"/></text:p>
      <text:p text:style-name="chapternumber"><text:bookmark-start text:name="toc_book_197"/><text:hidden-text text:condition="ooow:" text:string-value="P92:L26" text:is-hidden="true"/>Chapter <text:reference-mark-start text:name="chapternumber_18"/><text:sequence text:ref-name="refchapternumber18" text:name="chapternumber" style:num-format="1">1</text:sequence><text:bookmark-end text:name="toc_book_197"/><text:reference-mark-end text:name="chapternumber_18"/></text:p>
      <text:p text:style-name="P63"><text:bookmark-start text:name="toc_book_198"/><text:hidden-text text:condition="ooow:" text:string-value="P92:L27" text:is-hidden="true"/>Migration-in to become ICAV<text:bookmark-end text:name="toc_book_198"/></text:p>
      <text:p text:style-name="P13"><text:bookmark-start text:name="toc_book_199"/><text:hidden-text text:condition="ooow:" text:string-value="P92:L28" text:is-hidden="true"/>Definitions<text:bookmark-end text:name="toc_book_199"/></text:p>
      <text:p text:style-name="P65"><text:hidden-text text:condition="ooow:" text:string-value="P92:L29" text:is-hidden="true"/><text:reference-mark-start text:name="sectionnumber_137_AIC_04/11/2014_43827"/><text:span text:style-name="T9"><text:sequence text:ref-name="refsectionnumber142" text:name="sectionnumber" text:formula="ooow:sectionnumber+1" style:num-format="1">143</text:sequence></text:span><text:reference-mark-end text:name="sectionnumber_137_AIC_04/11/2014_43827"/><text:span text:style-name="T9">.</text:span><text:tab/><text:reference-mark-start text:name="subsectionnumber_488_AIC_04/11/2014_43829"/>(<text:sequence text:ref-name="refsubsectionnumber549" text:name="subsectionnumber" text:formula="ooow:1.0" style:num-format="1">1</text:sequence>)<text:reference-mark-end text:name="subsectionnumber_488_AIC_04/11/2014_43829"/><text:tab/>In this Chapter⁠—</text:p>
      <text:p text:style-name="P65"><text:hidden-text text:condition="ooow:" text:string-value="P92:L30" text:is-hidden="true"/><text:tab/><text:tab/>“migrating body” means a body corporate which is established and registered under <text:hidden-text text:condition="ooow:" text:string-value="P92:L31" text:is-hidden="true"/>the laws of a relevant jurisdiction and which is a collective investment undertaking; </text:p>
      <text:p text:style-name="P65"><text:hidden-text text:condition="ooow:" text:string-value="P92:L32" text:is-hidden="true"/><text:tab/><text:tab/>“registration documents” has the meaning given by <text:span text:style-name="T4">section </text:span><text:span text:style-name="T4"><text:reference-ref text:reference-format="text" text:ref-name="sectionnumber_137_AIC_04/11/2014_44059">144</text:reference-ref></text:span>.</text:p>
      <text:p text:style-name="P65"><text:hidden-text text:condition="ooow:" text:string-value="P92:L33" text:is-hidden="true"/><text:tab/><text:tab/>“relevant jurisdiction”, in relation to a migrating body, means the place, outside the <text:hidden-text text:condition="ooow:" text:string-value="P92:L34" text:is-hidden="true"/>State, prescribed under <text:span text:style-name="T4">subsection </text:span><text:span text:style-name="T4"><text:reference-ref text:reference-format="text" text:ref-name="subsectionnumber_488_AIC_04/11/2014_43979">(2)</text:reference-ref></text:span> where the migrating body is established and <text:hidden-text text:condition="ooow:" text:string-value="P92:L35" text:is-hidden="true"/>registered at the time of its application under <text:span text:style-name="T4">section </text:span><text:span text:style-name="T4"><text:reference-ref text:reference-format="text" text:ref-name="sectionnumber_137_AIC_04/11/2014_44287">145</text:reference-ref></text:span>.</text:p>
      <text:p text:style-name="P65"><text:soft-page-break/><text:hidden-text text:condition="ooow:" text:string-value="P93:L1" text:is-hidden="true"/><text:tab/><text:reference-mark-start text:name="subsectionnumber_488_AIC_04/11/2014_43979"/>(<text:sequence text:ref-name="refsubsectionnumber550" text:name="subsectionnumber" text:formula="ooow:subsectionnumber+1" style:num-format="1">2</text:sequence>)<text:reference-mark-end text:name="subsectionnumber_488_AIC_04/11/2014_43979"/><text:tab/>The Minister may make regulations prescribing places, outside the State, for the <text:hidden-text text:condition="ooow:" text:string-value="P93:L2" text:is-hidden="true"/>purposes of the definition of “relevant jurisdiction” in <text:span text:style-name="T4">subsection </text:span><text:span text:style-name="T4"><text:reference-ref text:reference-format="text" text:ref-name="subsectionnumber_488_AIC_04/11/2014_43829">(1)</text:reference-ref></text:span> where he or she <text:hidden-text text:condition="ooow:" text:string-value="P93:L3" text:is-hidden="true"/>is satisfied that the law of the place concerned makes provision for migrating bodies <text:hidden-text text:condition="ooow:" text:string-value="P93:L4" text:is-hidden="true"/>to continue under the laws of the State or for Irish collective asset-management <text:hidden-text text:condition="ooow:" text:string-value="P93:L5" text:is-hidden="true"/>vehicles to continue under the laws of that place in a substantially similar manner to <text:hidden-text text:condition="ooow:" text:string-value="P93:L6" text:is-hidden="true"/>continuations under <text:span text:style-name="T4">section </text:span><text:span text:style-name="T4"><text:reference-ref text:reference-format="text" text:ref-name="sectionnumber_137_AIC_04/11/2014_44287">145</text:reference-ref></text:span>.</text:p>
      <text:p text:style-name="P13"><text:bookmark-start text:name="toc_book_200"/><text:hidden-text text:condition="ooow:" text:string-value="P93:L7" text:is-hidden="true"/>Registration documents<text:bookmark-end text:name="toc_book_200"/></text:p>
      <text:p text:style-name="P65"><text:hidden-text text:condition="ooow:" text:string-value="P93:L8" text:is-hidden="true"/><text:reference-mark-start text:name="sectionnumber_137_AIC_04/11/2014_44059"/><text:span text:style-name="T9"><text:sequence text:ref-name="refsectionnumber143" text:name="sectionnumber" text:formula="ooow:sectionnumber+1" style:num-format="1">144</text:sequence></text:span><text:reference-mark-end text:name="sectionnumber_137_AIC_04/11/2014_44059"/><text:span text:style-name="T9">.</text:span><text:tab/><text:reference-mark-start text:name="subsectionnumber_488_AIC_04/11/2014_44061"/>(<text:sequence text:ref-name="refsubsectionnumber551" text:name="subsectionnumber" text:formula="ooow:1.0" style:num-format="1">1</text:sequence>)<text:reference-mark-end text:name="subsectionnumber_488_AIC_04/11/2014_44061"/><text:tab/>In this Chapter “registration documents”, in relation to a migrating body, means the <text:hidden-text text:condition="ooow:" text:string-value="P93:L9" text:is-hidden="true"/>following documents:</text:p>
      <text:p text:style-name="P64"><text:hidden-text text:condition="ooow:" text:string-value="P93:L10" text:is-hidden="true"/><text:tab/><text:reference-mark-start text:name="paragraphnumber_323_AIC_04/11/2014_44068"/>(<text:sequence text:ref-name="refparagraphnumber448" text:name="paragraphnumber" text:formula="ooow:1.0" style:num-format="a">a</text:sequence>)<text:reference-mark-end text:name="paragraphnumber_323_AIC_04/11/2014_44068"/><text:tab/>a copy, certified and authenticated in such manner as may be specified by the <text:hidden-text text:condition="ooow:" text:string-value="P93:L11" text:is-hidden="true"/>Bank, of the certificate of registration or equivalent certificate or document <text:hidden-text text:condition="ooow:" text:string-value="P93:L12" text:is-hidden="true"/>issued with respect to the migrating body under the laws of the relevant <text:hidden-text text:condition="ooow:" text:string-value="P93:L13" text:is-hidden="true"/>jurisdiction;</text:p>
      <text:p text:style-name="P64"><text:hidden-text text:condition="ooow:" text:string-value="P93:L14" text:is-hidden="true"/><text:tab/><text:reference-mark-start text:name="paragraphnumber_323_AIC_04/11/2014_44075"/>(<text:sequence text:ref-name="refparagraphnumber449" text:name="paragraphnumber" text:formula="ooow:paragraphnumber+1" style:num-format="a">b</text:sequence>)<text:reference-mark-end text:name="paragraphnumber_323_AIC_04/11/2014_44075"/><text:tab/>a copy, certified and authenticated in such manner as may be specified by the <text:hidden-text text:condition="ooow:" text:string-value="P93:L15" text:is-hidden="true"/>Bank, of the instrument of incorporation, or memorandum and articles, of the <text:hidden-text text:condition="ooow:" text:string-value="P93:L16" text:is-hidden="true"/>migrating body or equivalent constitutive document of the migrating body;</text:p>
      <text:p text:style-name="P64"><text:hidden-text text:condition="ooow:" text:string-value="P93:L17" text:is-hidden="true"/><text:tab/><text:reference-mark-start text:name="paragraphnumber_323_AIC_04/11/2014_44084"/>(<text:sequence text:ref-name="refparagraphnumber450" text:name="paragraphnumber" text:formula="ooow:paragraphnumber+1" style:num-format="a">c</text:sequence>)<text:reference-mark-end text:name="paragraphnumber_323_AIC_04/11/2014_44084"/><text:tab/>a list setting out particulars in relation to the directors and secretary of the <text:hidden-text text:condition="ooow:" text:string-value="P93:L18" text:is-hidden="true"/>migrating body in accordance with the provisions of <text:span text:style-name="T4">section </text:span><text:span text:style-name="T4"><text:reference-ref text:reference-format="text" text:ref-name="sectionnumber_11">11</text:reference-ref></text:span></text:p>
      <text:p text:style-name="P64"><text:hidden-text text:condition="ooow:" text:string-value="P93:L19" text:is-hidden="true"/><text:tab/><text:reference-mark-start text:name="paragraphnumber_323_AIC_04/11/2014_44089"/>(<text:sequence text:ref-name="refparagraphnumber451" text:name="paragraphnumber" text:formula="ooow:paragraphnumber+1" style:num-format="a">d</text:sequence>)<text:reference-mark-end text:name="paragraphnumber_323_AIC_04/11/2014_44089"/><text:tab/>a statutory declaration of a director of the migrating body made, in such manner <text:hidden-text text:condition="ooow:" text:string-value="P93:L20" text:is-hidden="true"/>and form as may be specified by the Bank, not more than 28 days before the date <text:hidden-text text:condition="ooow:" text:string-value="P93:L21" text:is-hidden="true"/>on which an application is made to the Bank under <text:span text:style-name="T4">section </text:span><text:span text:style-name="T4"><text:reference-ref text:reference-format="text" text:ref-name="sectionnumber_137_AIC_04/11/2014_44287">145</text:reference-ref></text:span> to the effect <text:hidden-text text:condition="ooow:" text:string-value="P93:L22" text:is-hidden="true"/>that⁠—</text:p>
      <text:p text:style-name="P62"><text:hidden-text text:condition="ooow:" text:string-value="P93:L23" text:is-hidden="true"/><text:tab/><text:reference-mark-start text:name="subparagraphnumber_51_AIC_04/11/2014_44102"/>(<text:sequence text:ref-name="refsubparagraphnumber87" text:name="subparagraphnumber" text:formula="ooow:1.0" style:num-format="i">i</text:sequence>)<text:reference-mark-end text:name="subparagraphnumber_51_AIC_04/11/2014_44102"/><text:tab/>the migrating body is, as of the date of the declaration, established and <text:hidden-text text:condition="ooow:" text:string-value="P93:L24" text:is-hidden="true"/>registered in the relevant jurisdiction, no petition or other similar proceeding <text:hidden-text text:condition="ooow:" text:string-value="P93:L25" text:is-hidden="true"/>to wind up or liquidate the migrating body has been notified to it and remains <text:hidden-text text:condition="ooow:" text:string-value="P93:L26" text:is-hidden="true"/>outstanding in any place, and no order has been notified to the migrating <text:hidden-text text:condition="ooow:" text:string-value="P93:L27" text:is-hidden="true"/>body or resolution adopted to wind up or liquidate the migrating body in any <text:hidden-text text:condition="ooow:" text:string-value="P93:L28" text:is-hidden="true"/>place,</text:p>
      <text:p text:style-name="P62"><text:hidden-text text:condition="ooow:" text:string-value="P93:L29" text:is-hidden="true"/><text:tab/><text:reference-mark-start text:name="subparagraphnumber_51_AIC_04/11/2014_44130"/>(<text:sequence text:ref-name="refsubparagraphnumber88" text:name="subparagraphnumber" text:formula="ooow:subparagraphnumber+1" style:num-format="i">ii</text:sequence>)<text:reference-mark-end text:name="subparagraphnumber_51_AIC_04/11/2014_44130"/><text:tab/>the appointment of a receiver, liquidator or other similar person has not been <text:hidden-text text:condition="ooow:" text:string-value="P93:L30" text:is-hidden="true"/>notified to the migrating body and, at the date of the declaration, no such <text:hidden-text text:condition="ooow:" text:string-value="P93:L31" text:is-hidden="true"/>person is acting in that capacity in any place with respect to the migrating <text:hidden-text text:condition="ooow:" text:string-value="P93:L32" text:is-hidden="true"/>body or its property or any part of its property,</text:p>
      <text:p text:style-name="P62"><text:hidden-text text:condition="ooow:" text:string-value="P93:L33" text:is-hidden="true"/><text:tab/><text:reference-mark-start text:name="subparagraphnumber_51_AIC_04/11/2014_44138"/>(<text:sequence text:ref-name="refsubparagraphnumber89" text:name="subparagraphnumber" text:formula="ooow:subparagraphnumber+1" style:num-format="i">iii</text:sequence>)<text:reference-mark-end text:name="subparagraphnumber_51_AIC_04/11/2014_44138"/><text:tab/>the migrating body is not, at the date of the declaration, operating or carrying <text:hidden-text text:condition="ooow:" text:string-value="P93:L34" text:is-hidden="true"/>on business under any scheme, order, compromise or other similar <text:hidden-text text:condition="ooow:" text:string-value="P93:L35" text:is-hidden="true"/>arrangement entered into or made by the migrating body with creditors in <text:hidden-text text:condition="ooow:" text:string-value="P93:L36" text:is-hidden="true"/>any place,</text:p>
      <text:p text:style-name="P62"><text:hidden-text text:condition="ooow:" text:string-value="P93:L37" text:is-hidden="true"/><text:tab/><text:reference-mark-start text:name="subparagraphnumber_51_AIC_04/11/2014_44144"/>(<text:sequence text:ref-name="refsubparagraphnumber90" text:name="subparagraphnumber" text:formula="ooow:subparagraphnumber+1" style:num-format="i">iv</text:sequence>)<text:reference-mark-end text:name="subparagraphnumber_51_AIC_04/11/2014_44144"/><text:tab/>at the date of the declaration the migrating body has served notice of the <text:hidden-text text:condition="ooow:" text:string-value="P93:L38" text:is-hidden="true"/>proposed registration on the creditors of the migrating body,</text:p>
      <text:p text:style-name="P62"><text:hidden-text text:condition="ooow:" text:string-value="P93:L39" text:is-hidden="true"/><text:tab/><text:reference-mark-start text:name="subparagraphnumber_51_AIC_04/11/2014_44150"/>(<text:sequence text:ref-name="refsubparagraphnumber91" text:name="subparagraphnumber" text:formula="ooow:subparagraphnumber+1" style:num-format="i">v</text:sequence>)<text:reference-mark-end text:name="subparagraphnumber_51_AIC_04/11/2014_44150"/><text:tab/>any consent or approval to the proposed registration in the State required by <text:hidden-text text:condition="ooow:" text:string-value="P93:L40" text:is-hidden="true"/>any contract entered into or undertaking given by the migrating body has <text:hidden-text text:condition="ooow:" text:string-value="P93:L41" text:is-hidden="true"/>been obtained or waived, and</text:p>
      <text:p text:style-name="P62"><text:soft-page-break/><text:hidden-text text:condition="ooow:" text:string-value="P94:L1" text:is-hidden="true"/><text:tab/><text:reference-mark-start text:name="subparagraphnumber_51_AIC_04/11/2014_44155"/>(<text:sequence text:ref-name="refsubparagraphnumber92" text:name="subparagraphnumber" text:formula="ooow:subparagraphnumber+1" style:num-format="i">vi</text:sequence>)<text:reference-mark-end text:name="subparagraphnumber_51_AIC_04/11/2014_44155"/><text:tab/>the registration is permitted by and has been approved in accordance with the <text:hidden-text text:condition="ooow:" text:string-value="P94:L2" text:is-hidden="true"/>instrument of incorporation, or memorandum and articles, or equivalent <text:hidden-text text:condition="ooow:" text:string-value="P94:L3" text:is-hidden="true"/>constitutive document of the migrating body;</text:p>
      <text:p text:style-name="P64"><text:hidden-text text:condition="ooow:" text:string-value="P94:L4" text:is-hidden="true"/><text:tab/><text:reference-mark-start text:name="paragraphnumber_323_AIC_04/11/2014_44161"/>(<text:sequence text:ref-name="refparagraphnumber452" text:name="paragraphnumber" text:formula="ooow:paragraphnumber+1" style:num-format="a">e</text:sequence>)<text:reference-mark-end text:name="paragraphnumber_323_AIC_04/11/2014_44161"/><text:tab/>a declaration of solvency prepared in accordance with <text:bookmark text:name="SwXTextPosition340375"/><text:span text:style-name="T4">Chapter </text:span><text:bookmark text:name="SwXTextPosition329629"/><text:span text:style-name="T4"><text:reference-ref text:reference-format="text" text:ref-name="chapternumber_20">3</text:reference-ref></text:span>;</text:p>
      <text:p text:style-name="P64"><text:hidden-text text:condition="ooow:" text:string-value="P94:L5" text:is-hidden="true"/><text:tab/><text:reference-mark-start text:name="paragraphnumber_323_AIC_04/11/2014_44173"/>(<text:sequence text:ref-name="refparagraphnumber453" text:name="paragraphnumber" text:formula="ooow:paragraphnumber+1" style:num-format="a">f</text:sequence>)<text:reference-mark-end text:name="paragraphnumber_323_AIC_04/11/2014_44173"/><text:tab/>a schedule of the charges or security interests created or granted by the migrating <text:hidden-text text:condition="ooow:" text:string-value="P94:L6" text:is-hidden="true"/>body that would, if such charges or security interests had been created or granted <text:hidden-text text:condition="ooow:" text:string-value="P94:L7" text:is-hidden="true"/>by an ICAV, have been registerable under <text:span text:style-name="T4">Part </text:span><text:span text:style-name="T4"><text:reference-ref text:reference-format="text" text:ref-name="partnumber_10">6</text:reference-ref></text:span> and the particulars of such <text:hidden-text text:condition="ooow:" text:string-value="P94:L8" text:is-hidden="true"/>charges and interests as are specified in relation to charges by that Part;</text:p>
      <text:p text:style-name="P64"><text:hidden-text text:condition="ooow:" text:string-value="P94:L9" text:is-hidden="true"/><text:tab/><text:reference-mark-start text:name="paragraphnumber_323_AIC_04/11/2014_44191"/>(<text:sequence text:ref-name="refparagraphnumber454" text:name="paragraphnumber" text:formula="ooow:paragraphnumber+1" style:num-format="a">g</text:sequence>)<text:reference-mark-end text:name="paragraphnumber_323_AIC_04/11/2014_44191"/><text:tab/>notification of the proposed name of the migrating body if different from its <text:hidden-text text:condition="ooow:" text:string-value="P94:L10" text:is-hidden="true"/>existing name;</text:p>
      <text:p text:style-name="P64"><text:hidden-text text:condition="ooow:" text:string-value="P94:L11" text:is-hidden="true"/><text:tab/><text:reference-mark-start text:name="paragraphnumber_323_AIC_04/11/2014_44196"/>(<text:sequence text:ref-name="refparagraphnumber455" text:name="paragraphnumber" text:formula="ooow:paragraphnumber+1" style:num-format="a">h</text:sequence>)<text:reference-mark-end text:name="paragraphnumber_323_AIC_04/11/2014_44196"/><text:tab/>a copy of the instrument of incorporation which the migrating body has resolved <text:hidden-text text:condition="ooow:" text:string-value="P94:L12" text:is-hidden="true"/>to adopt, which shall be in the Irish language or the English language, which shall <text:hidden-text text:condition="ooow:" text:string-value="P94:L13" text:is-hidden="true"/>take effect on registration under <text:span text:style-name="T4">section </text:span><text:span text:style-name="T4"><text:reference-ref text:reference-format="text" text:ref-name="sectionnumber_137_AIC_04/11/2014_44287">145</text:reference-ref></text:span> and which the migrating body <text:hidden-text text:condition="ooow:" text:string-value="P94:L14" text:is-hidden="true"/>undertakes not to amend before registration without the prior authorisation of the <text:hidden-text text:condition="ooow:" text:string-value="P94:L15" text:is-hidden="true"/>Bank.</text:p>
      <text:p text:style-name="P65"><text:hidden-text text:condition="ooow:" text:string-value="P94:L16" text:is-hidden="true"/><text:tab/><text:reference-mark-start text:name="subsectionnumber_488_AIC_04/11/2014_44208"/>(<text:sequence text:ref-name="refsubsectionnumber552" text:name="subsectionnumber" text:formula="ooow:subsectionnumber+1" style:num-format="1">2</text:sequence>)<text:reference-mark-end text:name="subsectionnumber_488_AIC_04/11/2014_44208"/><text:tab/>If the original of any of the documents referred to in <text:span text:style-name="T4">subsection </text:span><text:span text:style-name="T4"><text:reference-ref text:reference-format="text" text:ref-name="subsectionnumber_488_AIC_04/11/2014_44061">(1)</text:reference-ref></text:span> is not written in <text:hidden-text text:condition="ooow:" text:string-value="P94:L17" text:is-hidden="true"/>the Irish language or the English language, then “registration documents” in so far as <text:hidden-text text:condition="ooow:" text:string-value="P94:L18" text:is-hidden="true"/>that expression relates to such a document, means a translation of the document into <text:hidden-text text:condition="ooow:" text:string-value="P94:L19" text:is-hidden="true"/>the Irish language or the English language certified as being a correct translation of it <text:hidden-text text:condition="ooow:" text:string-value="P94:L20" text:is-hidden="true"/>by a person who is competent to so certify.</text:p>
      <text:p text:style-name="P13"><text:bookmark-start text:name="toc_book_201"/><text:hidden-text text:condition="ooow:" text:string-value="P94:L21" text:is-hidden="true"/>Continuation of migrating body<text:bookmark-end text:name="toc_book_201"/></text:p>
      <text:p text:style-name="P65"><text:hidden-text text:condition="ooow:" text:string-value="P94:L22" text:is-hidden="true"/><text:reference-mark-start text:name="sectionnumber_137_AIC_04/11/2014_44287"/><text:span text:style-name="T9"><text:sequence text:ref-name="refsectionnumber144" text:name="sectionnumber" text:formula="ooow:sectionnumber+1" style:num-format="1">145</text:sequence></text:span><text:reference-mark-end text:name="sectionnumber_137_AIC_04/11/2014_44287"/><text:span text:style-name="T9">.</text:span><text:tab/><text:reference-mark-start text:name="subsectionnumber_488_AIC_04/11/2014_44288"/>(<text:sequence text:ref-name="refsubsectionnumber553" text:name="subsectionnumber" text:formula="ooow:1.0" style:num-format="1">1</text:sequence>)<text:reference-mark-end text:name="subsectionnumber_488_AIC_04/11/2014_44288"/><text:tab/>A migrating body may apply to the Bank to be registered as an ICAV in the State by <text:hidden-text text:condition="ooow:" text:string-value="P94:L23" text:is-hidden="true"/>way of continuation.</text:p>
      <text:p text:style-name="P65"><text:hidden-text text:condition="ooow:" text:string-value="P94:L24" text:is-hidden="true"/><text:tab/><text:reference-mark-start text:name="subsectionnumber_488_AIC_04/11/2014_44297"/>(<text:sequence text:ref-name="refsubsectionnumber554" text:name="subsectionnumber" text:formula="ooow:subsectionnumber+1" style:num-format="1">2</text:sequence>)<text:reference-mark-end text:name="subsectionnumber_488_AIC_04/11/2014_44297"/><text:tab/>Where an application is made under <text:span text:style-name="T4">subsection </text:span><text:span text:style-name="T4"><text:reference-ref text:reference-format="text" text:ref-name="subsectionnumber_488_AIC_04/11/2014_44288">(1)</text:reference-ref></text:span>, the Bank shall not register the <text:hidden-text text:condition="ooow:" text:string-value="P94:L25" text:is-hidden="true"/>migrating body as an ICAV in the State unless it is satisfied that all of the <text:hidden-text text:condition="ooow:" text:string-value="P94:L26" text:is-hidden="true"/>requirements of this Act in respect of the registration and of matters precedent and <text:hidden-text text:condition="ooow:" text:string-value="P94:L27" text:is-hidden="true"/>incidental to the registration have been complied with and, in particular, but without <text:hidden-text text:condition="ooow:" text:string-value="P94:L28" text:is-hidden="true"/>prejudice to the generality of the foregoing, the Bank is satisfied that⁠—</text:p>
      <text:p text:style-name="P64"><text:hidden-text text:condition="ooow:" text:string-value="P94:L29" text:is-hidden="true"/><text:tab/><text:reference-mark-start text:name="paragraphnumber_323_AIC_04/11/2014_44313"/>(<text:sequence text:ref-name="refparagraphnumber456" text:name="paragraphnumber" text:formula="ooow:1.0" style:num-format="a">a</text:sequence>)<text:reference-mark-end text:name="paragraphnumber_323_AIC_04/11/2014_44313"/><text:tab/>the migrating body has delivered to the Bank an application for the purpose, in <text:hidden-text text:condition="ooow:" text:string-value="P94:L30" text:is-hidden="true"/>such manner and form as may be specified by the Bank and signed by a director <text:hidden-text text:condition="ooow:" text:string-value="P94:L31" text:is-hidden="true"/>of the migrating body, together with the registration documents,</text:p>
      <text:p text:style-name="P64"><text:hidden-text text:condition="ooow:" text:string-value="P94:L32" text:is-hidden="true"/><text:tab/><text:reference-mark-start text:name="paragraphnumber_323_AIC_04/11/2014_44321"/>(<text:sequence text:ref-name="refparagraphnumber457" text:name="paragraphnumber" text:formula="ooow:paragraphnumber+1" style:num-format="a">b</text:sequence>)<text:reference-mark-end text:name="paragraphnumber_323_AIC_04/11/2014_44321"/><text:tab/>the name or, if relevant, the proposed new name of the migrating body is not, in <text:hidden-text text:condition="ooow:" text:string-value="P94:L33" text:is-hidden="true"/>the opinion of the Bank undesirable or misleading,</text:p>
      <text:p text:style-name="P64"><text:hidden-text text:condition="ooow:" text:string-value="P94:L34" text:is-hidden="true"/><text:tab/><text:reference-mark-start text:name="paragraphnumber_323_AIC_04/11/2014_44328"/>(<text:sequence text:ref-name="refparagraphnumber458" text:name="paragraphnumber" text:formula="ooow:paragraphnumber+1" style:num-format="a">c</text:sequence>)<text:reference-mark-end text:name="paragraphnumber_323_AIC_04/11/2014_44328"/><text:tab/>the migrating body has delivered to the Bank notice of the address of its proposed <text:hidden-text text:condition="ooow:" text:string-value="P94:L35" text:is-hidden="true"/>registered office in the State, and</text:p>
      <text:p text:style-name="P64"><text:hidden-text text:condition="ooow:" text:string-value="P94:L36" text:is-hidden="true"/><text:tab/><text:reference-mark-start text:name="paragraphnumber_323_AIC_04/11/2014_44333"/>(<text:sequence text:ref-name="refparagraphnumber459" text:name="paragraphnumber" text:formula="ooow:paragraphnumber+1" style:num-format="a">d</text:sequence>)<text:reference-mark-end text:name="paragraphnumber_323_AIC_04/11/2014_44333"/><text:tab/>the migrating body has applied to the Bank for a relevant authorisation and the <text:hidden-text text:condition="ooow:" text:string-value="P94:L37" text:is-hidden="true"/>Bank has notified the migrating body that it proposes to grant the relevant <text:hidden-text text:condition="ooow:" text:string-value="P94:L38" text:is-hidden="true"/>authorisation.</text:p>
      <text:p text:style-name="P65"><text:hidden-text text:condition="ooow:" text:string-value="P94:L39" text:is-hidden="true"/><text:tab/><text:reference-mark-start text:name="subsectionnumber_488_AIC_04/11/2014_44338"/>(<text:sequence text:ref-name="refsubsectionnumber555" text:name="subsectionnumber" text:formula="ooow:subsectionnumber+1" style:num-format="1">3</text:sequence>)<text:reference-mark-end text:name="subsectionnumber_488_AIC_04/11/2014_44338"/><text:tab/>An application under <text:span text:style-name="T4">subsection </text:span><text:span text:style-name="T4"><text:reference-ref text:reference-format="text" text:ref-name="subsectionnumber_488_AIC_04/11/2014_44288">(1)</text:reference-ref></text:span> shall be accompanied by a statutory declaration, <text:hidden-text text:condition="ooow:" text:string-value="P94:L40" text:is-hidden="true"/>in such form as may be specified by the Bank, made by a solicitor engaged for this <text:hidden-text text:condition="ooow:" text:string-value="P94:L41" text:is-hidden="true"/>purpose by the migrating body, or by a director of the migrating body, and stating that <text:soft-page-break/><text:hidden-text text:condition="ooow:" text:string-value="P95:L1" text:is-hidden="true"/>the requirements mentioned in <text:span text:style-name="T4">subsection </text:span><text:span text:style-name="T4"><text:reference-ref text:reference-format="text" text:ref-name="subsectionnumber_488_AIC_04/11/2014_44297">(2)</text:reference-ref></text:span> have been complied with, and the Bank <text:hidden-text text:condition="ooow:" text:string-value="P95:L2" text:is-hidden="true"/>may accept such a declaration as sufficient evidence of compliance.</text:p>
      <text:p text:style-name="P65"><text:hidden-text text:condition="ooow:" text:string-value="P95:L3" text:is-hidden="true"/><text:tab/><text:reference-mark-start text:name="subsectionnumber_488_AIC_04/11/2014_44353"/>(<text:sequence text:ref-name="refsubsectionnumber556" text:name="subsectionnumber" text:formula="ooow:subsectionnumber+1" style:num-format="1">4</text:sequence>)<text:reference-mark-end text:name="subsectionnumber_488_AIC_04/11/2014_44353"/><text:tab/>The Bank shall, as soon as is practicable after receipt of the application for <text:hidden-text text:condition="ooow:" text:string-value="P95:L4" text:is-hidden="true"/>registration, publish notice of it in the <text:span text:style-name="T4">Iris Oifigiúil</text:span>.</text:p>
      <text:p text:style-name="P65"><text:hidden-text text:condition="ooow:" text:string-value="P95:L5" text:is-hidden="true"/><text:tab/><text:reference-mark-start text:name="subsectionnumber_488_AIC_04/11/2014_44362"/>(<text:sequence text:ref-name="refsubsectionnumber557" text:name="subsectionnumber" text:formula="ooow:subsectionnumber+1" style:num-format="1">5</text:sequence>)<text:reference-mark-end text:name="subsectionnumber_488_AIC_04/11/2014_44362"/><text:tab/>Where the Bank notified the migrating body as mentioned in <text:span text:style-name="T4">subsection </text:span><text:span text:style-name="T4"><text:reference-ref text:reference-format="text" text:ref-name="subsectionnumber_488_AIC_04/11/2014_44297">(2)</text:reference-ref></text:span><text:span text:style-name="T4"><text:reference-ref text:reference-format="text" text:ref-name="paragraphnumber_323_AIC_04/11/2014_44333">(d)</text:reference-ref></text:span> the <text:hidden-text text:condition="ooow:" text:string-value="P95:L6" text:is-hidden="true"/>Bank shall issue a registration order in relation to the migrating body by way of <text:hidden-text text:condition="ooow:" text:string-value="P95:L7" text:is-hidden="true"/>continuation of the migrating body as an ICAV under the laws of the State and, if it <text:hidden-text text:condition="ooow:" text:string-value="P95:L8" text:is-hidden="true"/>issues a registration order shall enter in the register of ICAVs the details of charges <text:hidden-text text:condition="ooow:" text:string-value="P95:L9" text:is-hidden="true"/>and securities interests of the migrating body.</text:p>
      <text:p text:style-name="P65"><text:hidden-text text:condition="ooow:" text:string-value="P95:L10" text:is-hidden="true"/><text:tab/><text:reference-mark-start text:name="subsectionnumber_488_AIC_04/11/2014_44374"/>(<text:sequence text:ref-name="refsubsectionnumber558" text:name="subsectionnumber" text:formula="ooow:subsectionnumber+1" style:num-format="1">6</text:sequence>)<text:reference-mark-end text:name="subsectionnumber_488_AIC_04/11/2014_44374"/><text:tab/>The migrating body shall, as soon as may be after being registered under <text:span text:style-name="T4">subsection </text:span><text:span text:style-name="T4"><text:hidden-text text:condition="ooow:" text:string-value="P95:L11" text:is-hidden="true"/></text:span><text:span text:style-name="T4"><text:reference-ref text:reference-format="text" text:ref-name="subsectionnumber_488_AIC_04/11/2014_44362">(5)</text:reference-ref></text:span>, apply to be de-registered in the relevant jurisdiction.</text:p>
      <text:p text:style-name="P65"><text:hidden-text text:condition="ooow:" text:string-value="P95:L12" text:is-hidden="true"/><text:tab/><text:reference-mark-start text:name="subsectionnumber_488_AIC_04/11/2014_44392"/>(<text:sequence text:ref-name="refsubsectionnumber559" text:name="subsectionnumber" text:formula="ooow:subsectionnumber+1" style:num-format="1">7</text:sequence>)<text:reference-mark-end text:name="subsectionnumber_488_AIC_04/11/2014_44392"/><text:tab/>The Bank shall enter in the register of ICAVs the date of registration of the migrating <text:hidden-text text:condition="ooow:" text:string-value="P95:L13" text:is-hidden="true"/>ICAV and shall forthwith publish notice in the <text:span text:style-name="T4">Iris Oifigiúil</text:span> of the following matters:</text:p>
      <text:p text:style-name="P64"><text:hidden-text text:condition="ooow:" text:string-value="P95:L14" text:is-hidden="true"/><text:tab/><text:reference-mark-start text:name="paragraphnumber_323_AIC_04/11/2014_44399"/>(<text:sequence text:ref-name="refparagraphnumber460" text:name="paragraphnumber" text:formula="ooow:1.0" style:num-format="a">a</text:sequence>)<text:reference-mark-end text:name="paragraphnumber_323_AIC_04/11/2014_44399"/><text:tab/>the date of the registration of the migrating body under this section;</text:p>
      <text:p text:style-name="P64"><text:hidden-text text:condition="ooow:" text:string-value="P95:L15" text:is-hidden="true"/><text:tab/><text:reference-mark-start text:name="paragraphnumber_323_AIC_04/11/2014_44405"/>(<text:sequence text:ref-name="refparagraphnumber461" text:name="paragraphnumber" text:formula="ooow:paragraphnumber+1" style:num-format="a">b</text:sequence>)<text:reference-mark-end text:name="paragraphnumber_323_AIC_04/11/2014_44405"/><text:tab/>the relevant jurisdiction;</text:p>
      <text:p text:style-name="P64"><text:hidden-text text:condition="ooow:" text:string-value="P95:L16" text:is-hidden="true"/><text:tab/><text:reference-mark-start text:name="paragraphnumber_323_AIC_04/11/2014_44409"/>(<text:sequence text:ref-name="refparagraphnumber462" text:name="paragraphnumber" text:formula="ooow:paragraphnumber+1" style:num-format="a">c</text:sequence>)<text:reference-mark-end text:name="paragraphnumber_323_AIC_04/11/2014_44409"/><text:tab/>the previous name of the migrating body if different from the name under which <text:hidden-text text:condition="ooow:" text:string-value="P95:L17" text:is-hidden="true"/>it is being registered as an ICAV.</text:p>
      <text:p text:style-name="P65"><text:hidden-text text:condition="ooow:" text:string-value="P95:L18" text:is-hidden="true"/><text:tab/><text:reference-mark-start text:name="subsectionnumber_488_AIC_04/11/2014_44414"/>(<text:sequence text:ref-name="refsubsectionnumber560" text:name="subsectionnumber" text:formula="ooow:subsectionnumber+1" style:num-format="1">8</text:sequence>)<text:reference-mark-end text:name="subsectionnumber_488_AIC_04/11/2014_44414"/><text:tab/>From the date of registration, the migrating body shall be deemed to be an ICAV <text:hidden-text text:condition="ooow:" text:string-value="P95:L19" text:is-hidden="true"/>formed and registered under this Act and shall continue for all purposes under this <text:hidden-text text:condition="ooow:" text:string-value="P95:L20" text:is-hidden="true"/>Act, and the provisions of this Act shall apply to the migrating body, but this section <text:hidden-text text:condition="ooow:" text:string-value="P95:L21" text:is-hidden="true"/>does not operate⁠—</text:p>
      <text:p text:style-name="P64"><text:hidden-text text:condition="ooow:" text:string-value="P95:L22" text:is-hidden="true"/><text:tab/><text:reference-mark-start text:name="paragraphnumber_323_AIC_04/11/2014_44427"/>(<text:sequence text:ref-name="refparagraphnumber463" text:name="paragraphnumber" text:formula="ooow:1.0" style:num-format="a">a</text:sequence>)<text:reference-mark-end text:name="paragraphnumber_323_AIC_04/11/2014_44427"/><text:tab/>to create a new legal entity,</text:p>
      <text:p text:style-name="P64"><text:hidden-text text:condition="ooow:" text:string-value="P95:L23" text:is-hidden="true"/><text:tab/><text:reference-mark-start text:name="paragraphnumber_323_AIC_04/11/2014_44432"/>(<text:sequence text:ref-name="refparagraphnumber464" text:name="paragraphnumber" text:formula="ooow:paragraphnumber+1" style:num-format="a">b</text:sequence>)<text:reference-mark-end text:name="paragraphnumber_323_AIC_04/11/2014_44432"/><text:tab/>to prejudice or affect the identity or continuity of the migrating body as <text:hidden-text text:condition="ooow:" text:string-value="P95:L24" text:is-hidden="true"/>previously established and registered under the laws of the relevant jurisdiction <text:hidden-text text:condition="ooow:" text:string-value="P95:L25" text:is-hidden="true"/>for the period that the migrating body was established and registered in the <text:hidden-text text:condition="ooow:" text:string-value="P95:L26" text:is-hidden="true"/>relevant jurisdiction,</text:p>
      <text:p text:style-name="P64"><text:hidden-text text:condition="ooow:" text:string-value="P95:L27" text:is-hidden="true"/><text:tab/><text:reference-mark-start text:name="paragraphnumber_323_AIC_04/11/2014_44440"/>(<text:sequence text:ref-name="refparagraphnumber465" text:name="paragraphnumber" text:formula="ooow:paragraphnumber+1" style:num-format="a">c</text:sequence>)<text:reference-mark-end text:name="paragraphnumber_323_AIC_04/11/2014_44440"/><text:tab/>to affect any contract made, resolution passed or any other act or thing done in <text:hidden-text text:condition="ooow:" text:string-value="P95:L28" text:is-hidden="true"/>relation to the migrating body during the period that the migrating body was so <text:hidden-text text:condition="ooow:" text:string-value="P95:L29" text:is-hidden="true"/>established and registered,</text:p>
      <text:p text:style-name="P64"><text:hidden-text text:condition="ooow:" text:string-value="P95:L30" text:is-hidden="true"/><text:tab/><text:reference-mark-start text:name="paragraphnumber_323_AIC_04/11/2014_44445"/>(<text:sequence text:ref-name="refparagraphnumber466" text:name="paragraphnumber" text:formula="ooow:paragraphnumber+1" style:num-format="a">d</text:sequence>)<text:reference-mark-end text:name="paragraphnumber_323_AIC_04/11/2014_44445"/><text:tab/>to affect the rights, authorities, functions and liabilities or obligations of the <text:hidden-text text:condition="ooow:" text:string-value="P95:L31" text:is-hidden="true"/>migrating body or any other person, or</text:p>
      <text:p text:style-name="P64"><text:hidden-text text:condition="ooow:" text:string-value="P95:L32" text:is-hidden="true"/><text:tab/><text:reference-mark-start text:name="paragraphnumber_323_AIC_04/11/2014_44450"/>(<text:sequence text:ref-name="refparagraphnumber467" text:name="paragraphnumber" text:formula="ooow:paragraphnumber+1" style:num-format="a">e</text:sequence>)<text:reference-mark-end text:name="paragraphnumber_323_AIC_04/11/2014_44450"/><text:tab/>to render defective any legal proceedings by or against the migrating body.</text:p>
      <text:p text:style-name="P65"><text:hidden-text text:condition="ooow:" text:string-value="P95:L33" text:is-hidden="true"/><text:tab/><text:reference-mark-start text:name="subsectionnumber_488_AIC_04/11/2014_44455"/>(<text:sequence text:ref-name="refsubsectionnumber561" text:name="subsectionnumber" text:formula="ooow:subsectionnumber+1" style:num-format="1">9</text:sequence>)<text:reference-mark-end text:name="subsectionnumber_488_AIC_04/11/2014_44455"/><text:tab/>Without prejudice to the generality of <text:span text:style-name="T4">subsection </text:span><text:span text:style-name="T4"><text:reference-ref text:reference-format="text" text:ref-name="subsectionnumber_488_AIC_04/11/2014_44414">(8)</text:reference-ref></text:span><text:span text:style-name="T14">⁠—</text:span></text:p>
      <text:p text:style-name="P64"><text:hidden-text text:condition="ooow:" text:string-value="P95:L34" text:is-hidden="true"/><text:tab/><text:reference-mark-start text:name="paragraphnumber_323_AIC_04/11/2014_44477"/>(<text:sequence text:ref-name="refparagraphnumber468" text:name="paragraphnumber" text:formula="ooow:1.0" style:num-format="a">a</text:sequence>)<text:reference-mark-end text:name="paragraphnumber_323_AIC_04/11/2014_44477"/><text:tab/>the failure of a migrating body to send to the Bank the particulars of a charge or <text:hidden-text text:condition="ooow:" text:string-value="P95:L35" text:is-hidden="true"/>security interest created before the date of registration shall not prejudice any <text:hidden-text text:condition="ooow:" text:string-value="P95:L36" text:is-hidden="true"/>rights which any person in whose favour the charge was made or security interest <text:hidden-text text:condition="ooow:" text:string-value="P95:L37" text:is-hidden="true"/>created may have under it, and</text:p>
      <text:p text:style-name="P64"><text:hidden-text text:condition="ooow:" text:string-value="P95:L38" text:is-hidden="true"/><text:tab/><text:reference-mark-start text:name="paragraphnumber_323_AIC_04/11/2014_44486"/>(<text:sequence text:ref-name="refparagraphnumber469" text:name="paragraphnumber" text:formula="ooow:paragraphnumber+1" style:num-format="a">b</text:sequence>)<text:reference-mark-end text:name="paragraphnumber_323_AIC_04/11/2014_44486"/><text:tab/>any legal proceedings that could have been continued or commenced by or <text:hidden-text text:condition="ooow:" text:string-value="P95:L39" text:is-hidden="true"/>against the migrating body before its registration under this section may, <text:hidden-text text:condition="ooow:" text:string-value="P95:L40" text:is-hidden="true"/>notwithstanding the registration, be continued or commenced by or against the <text:hidden-text text:condition="ooow:" text:string-value="P95:L41" text:is-hidden="true"/>migrating body after registration.</text:p>
      <text:p text:style-name="P13"><text:bookmark-start text:name="toc_book_202"/><text:soft-page-break/><text:hidden-text text:condition="ooow:" text:string-value="P96:L1" text:is-hidden="true"/>Supplementary provision in relation to <text:span text:style-name="T4">section </text:span><text:span text:style-name="T4"><text:reference-ref text:reference-format="text" text:ref-name="sectionnumber_137_AIC_04/11/2014_44287">145</text:reference-ref></text:span><text:bookmark-end text:name="toc_book_202"/></text:p>
      <text:p text:style-name="P65"><text:hidden-text text:condition="ooow:" text:string-value="P96:L2" text:is-hidden="true"/><text:reference-mark-start text:name="sectionnumber_137_AIC_04/11/2014_44542"/><text:span text:style-name="T9"><text:sequence text:ref-name="refsectionnumber145" text:name="sectionnumber" text:formula="ooow:sectionnumber+1" style:num-format="1">146</text:sequence></text:span><text:reference-mark-end text:name="sectionnumber_137_AIC_04/11/2014_44542"/><text:span text:style-name="T9">.</text:span><text:tab/><text:reference-mark-start text:name="subsectionnumber_488_AIC_04/11/2014_44543"/>(<text:sequence text:ref-name="refsubsectionnumber562" text:name="subsectionnumber" text:formula="ooow:1.0" style:num-format="1">1</text:sequence>)<text:reference-mark-end text:name="subsectionnumber_488_AIC_04/11/2014_44543"/><text:tab/>The migrating body shall notify the Bank, within 3 days after the date of its de-<text:hidden-text text:condition="ooow:" text:string-value="P96:L3" text:is-hidden="true"/>registration in the relevant jurisdiction, of that de-registration in such manner and <text:hidden-text text:condition="ooow:" text:string-value="P96:L4" text:is-hidden="true"/>form as may be specified by the Bank.</text:p>
      <text:p text:style-name="P65"><text:hidden-text text:condition="ooow:" text:string-value="P96:L5" text:is-hidden="true"/><text:tab/><text:reference-mark-start text:name="subsectionnumber_488_AIC_04/11/2014_44553"/>(<text:sequence text:ref-name="refsubsectionnumber563" text:name="subsectionnumber" text:formula="ooow:subsectionnumber+1" style:num-format="1">2</text:sequence>)<text:reference-mark-end text:name="subsectionnumber_488_AIC_04/11/2014_44553"/><text:tab/>On registration of the migrating body under <text:span text:style-name="T4">section </text:span><text:span text:style-name="T4"><text:reference-ref text:reference-format="text" text:ref-name="sectionnumber_137_AIC_04/11/2014_44287">145</text:reference-ref></text:span><text:span text:style-name="T4"><text:reference-ref text:reference-format="text" text:ref-name="subsectionnumber_488_AIC_04/11/2014_44362">(5)</text:reference-ref></text:span> the Bank shall forthwith <text:hidden-text text:condition="ooow:" text:string-value="P96:L6" text:is-hidden="true"/>authorise the migrating body to carry on business.</text:p>
      <text:p text:style-name="P65"><text:hidden-text text:condition="ooow:" text:string-value="P96:L7" text:is-hidden="true"/><text:tab/><text:reference-mark-start text:name="subsectionnumber_488_AIC_04/11/2014_44565"/>(<text:sequence text:ref-name="refsubsectionnumber564" text:name="subsectionnumber" text:formula="ooow:subsectionnumber+1" style:num-format="1">3</text:sequence>)<text:reference-mark-end text:name="subsectionnumber_488_AIC_04/11/2014_44565"/><text:tab/>If there is any material change in any of the information contained in the statutory <text:hidden-text text:condition="ooow:" text:string-value="P96:L8" text:is-hidden="true"/>declaration mentioned in <text:span text:style-name="T4">paragraph </text:span><text:span text:style-name="T4"><text:reference-ref text:reference-format="text" text:ref-name="paragraphnumber_323_AIC_04/11/2014_44089">(d)</text:reference-ref></text:span> of the definition of “registration documents” <text:hidden-text text:condition="ooow:" text:string-value="P96:L9" text:is-hidden="true"/>in <text:span text:style-name="T4">section </text:span><text:span text:style-name="T4"><text:reference-ref text:reference-format="text" text:ref-name="sectionnumber_137_AIC_04/11/2014_44059">144</text:reference-ref></text:span><text:span text:style-name="T4"><text:reference-ref text:reference-format="text" text:ref-name="subsectionnumber_488_AIC_04/11/2014_44061">(1)</text:reference-ref></text:span> after the date of the declaration and before the date of the <text:hidden-text text:condition="ooow:" text:string-value="P96:L10" text:is-hidden="true"/>registration under <text:span text:style-name="T4">section </text:span><text:span text:style-name="T4"><text:reference-ref text:reference-format="text" text:ref-name="sectionnumber_137_AIC_04/11/2014_44287">145</text:reference-ref></text:span>, the director who made that statutory declaration, and <text:hidden-text text:condition="ooow:" text:string-value="P96:L11" text:is-hidden="true"/>any other director who becomes aware of that material change, shall forthwith deliver <text:hidden-text text:condition="ooow:" text:string-value="P96:L12" text:is-hidden="true"/>a new statutory declaration to the Bank relating to the change.</text:p>
      <text:p text:style-name="subsection"><text:hidden-text text:condition="ooow:" text:string-value="P96:L13" text:is-hidden="true"/><text:span text:style-name="T20"><text:tab/></text:span><text:reference-mark-start text:name="subsectionnumber_488_AIC_04/11/2014_44599"/><text:span text:style-name="T20">(</text:span><text:span text:style-name="T20"><text:sequence text:ref-name="refsubsectionnumber565" text:name="subsectionnumber" text:formula="ooow:subsectionnumber+1" style:num-format="1">4</text:sequence></text:span><text:span text:style-name="T20">)</text:span><text:reference-mark-end text:name="subsectionnumber_488_AIC_04/11/2014_44599"/><text:span text:style-name="T20"><text:tab/>If the migrating body fails to comply with any provision of </text:span><text:span text:style-name="T26">section </text:span><text:span text:style-name="T26"><text:reference-ref text:reference-format="text" text:ref-name="sectionnumber_137_AIC_04/11/2014_44287">145</text:reference-ref></text:span><text:span text:style-name="T20"> or this section, </text:span><text:span text:style-name="T20"><text:hidden-text text:condition="ooow:" text:string-value="P96:L14" text:is-hidden="true"/></text:span><text:span text:style-name="T20">the Bank may give notice to the ICAV that, unless it rectifies the failure within 30 </text:span><text:span text:style-name="T20"><text:hidden-text text:condition="ooow:" text:string-value="P96:L15" text:is-hidden="true"/></text:span><text:span text:style-name="T20">days after the date of the </text:span><text:bookmark-start text:name="1421921057266"/><text:span text:style-name="T20">giving of notice</text:span><text:bookmark-end text:name="1421921057266"/><text:span text:style-name="T20"> and confirms that it has rectified the failure, </text:span><text:span text:style-name="T20"><text:hidden-text text:condition="ooow:" text:string-value="P96:L16" text:is-hidden="true"/></text:span><text:span text:style-name="T20">a notice may be published in the </text:span><text:span text:style-name="T26">Iris Oifigiúil</text:span><text:span text:style-name="T20"> with a view to striking it off the register </text:span><text:span text:style-name="T20"><text:hidden-text text:condition="ooow:" text:string-value="P96:L17" text:is-hidden="true"/></text:span><text:span text:style-name="T20">of ICAVs.</text:span></text:p>
      <text:p text:style-name="P65"><text:hidden-text text:condition="ooow:" text:string-value="P96:L18" text:is-hidden="true"/><text:tab/><text:reference-mark-start text:name="subsectionnumber_488_AIC_04/11/2014_44613"/>(<text:sequence text:ref-name="refsubsectionnumber566" text:name="subsectionnumber" text:formula="ooow:subsectionnumber+1" style:num-format="1">5</text:sequence>)<text:reference-mark-end text:name="subsectionnumber_488_AIC_04/11/2014_44613"/><text:tab/>If the failure mentioned in <text:span text:style-name="T4">subsection </text:span><text:span text:style-name="T4"><text:reference-ref text:reference-format="text" text:ref-name="subsectionnumber_488_AIC_04/11/2014_44599">(4)</text:reference-ref></text:span> is not rectified within 30 days after the date <text:hidden-text text:condition="ooow:" text:string-value="P96:L19" text:is-hidden="true"/>of the giving of the notice referred to in that subsection, the Bank may publish in the <text:hidden-text text:condition="ooow:" text:string-value="P96:L20" text:is-hidden="true"/><text:span text:style-name="T4">Iris Oifigiúil</text:span> a notice stating that, at the expiration of 1 month after the date of that <text:hidden-text text:condition="ooow:" text:string-value="P96:L21" text:is-hidden="true"/>notice, the migrating body will, unless the matter is resolved, be struck off the register <text:hidden-text text:condition="ooow:" text:string-value="P96:L22" text:is-hidden="true"/>of ICAVs, and the migrating body will be dissolved.</text:p>
      <text:p text:style-name="P65"><text:hidden-text text:condition="ooow:" text:string-value="P96:L23" text:is-hidden="true"/><text:tab/><text:reference-mark-start text:name="subsectionnumber_488_AIC_04/11/2014_44626"/>(<text:sequence text:ref-name="refsubsectionnumber567" text:name="subsectionnumber" text:formula="ooow:subsectionnumber+1" style:num-format="1">6</text:sequence>)<text:reference-mark-end text:name="subsectionnumber_488_AIC_04/11/2014_44626"/><text:tab/>At the expiration of the time mentioned in the notice the Bank may, unless cause to <text:hidden-text text:condition="ooow:" text:string-value="P96:L24" text:is-hidden="true"/>the contrary is shown by the migrating body, revoke the relevant authorisation of the <text:hidden-text text:condition="ooow:" text:string-value="P96:L25" text:is-hidden="true"/>migrating body and strike the migrating body off the register of ICAVs and shall <text:hidden-text text:condition="ooow:" text:string-value="P96:L26" text:is-hidden="true"/>publish notice thereof in the <text:span text:style-name="T4">Iris Oifigiúil</text:span>, and, on that publication, the migrating body <text:hidden-text text:condition="ooow:" text:string-value="P96:L27" text:is-hidden="true"/>shall be dissolved.</text:p>
      <text:p text:style-name="P65"><text:hidden-text text:condition="ooow:" text:string-value="P96:L28" text:is-hidden="true"/><text:tab/><text:reference-mark-start text:name="subsectionnumber_488_AIC_04/11/2014_44634"/>(<text:sequence text:ref-name="refsubsectionnumber568" text:name="subsectionnumber" text:formula="ooow:subsectionnumber+1" style:num-format="1">7</text:sequence>)<text:reference-mark-end text:name="subsectionnumber_488_AIC_04/11/2014_44634"/><text:tab/>For the purposes of this section <text:span text:style-name="T4">section </text:span><text:span text:style-name="T4"><text:reference-ref text:reference-format="text" text:ref-name="sectionnumber_140">164</text:reference-ref></text:span> shall apply as if reference in it to <text:span text:style-name="T4">Chapter </text:span><text:span text:style-name="T4"><text:hidden-text text:condition="ooow:" text:string-value="P96:L29" text:is-hidden="true"/></text:span><text:span text:style-name="T4"><text:reference-ref text:reference-format="text" text:ref-name="chapternumber_18">1</text:reference-ref></text:span> of <text:span text:style-name="T4">Part </text:span><text:span text:style-name="T4"><text:reference-ref text:reference-format="text" text:ref-name="partnumber_12">11</text:reference-ref></text:span>included a reference to this section and, accordingly, the other provisions <text:hidden-text text:condition="ooow:" text:string-value="P96:L30" text:is-hidden="true"/>of <text:span text:style-name="T4">Chapter </text:span><text:span text:style-name="T4"><text:reference-ref text:reference-format="text" text:ref-name="chapternumber_19">2</text:reference-ref></text:span> of that Part shall apply with any necessary modifications.</text:p>
      <text:p text:style-name="chapternumber"><text:bookmark-start text:name="toc_book_203"/><text:hidden-text text:condition="ooow:" text:string-value="P96:L31" text:is-hidden="true"/>Chapter <text:reference-mark-start text:name="chapternumber_19"/><text:sequence text:ref-name="refchapternumber19" text:name="chapternumber" text:formula="ooow:chapternumber+1" style:num-format="1">2</text:sequence><text:bookmark-end text:name="toc_book_203"/><text:reference-mark-end text:name="chapternumber_19"/></text:p>
      <text:p text:style-name="P63"><text:bookmark-start text:name="toc_book_204"/><text:hidden-text text:condition="ooow:" text:string-value="P96:L32" text:is-hidden="true"/>De-registration following migration out<text:bookmark-end text:name="toc_book_204"/></text:p>
      <text:p text:style-name="P13"><text:bookmark-start text:name="toc_book_205"/><text:hidden-text text:condition="ooow:" text:string-value="P96:L33" text:is-hidden="true"/>Definitions<text:bookmark-end text:name="toc_book_205"/></text:p>
      <text:p text:style-name="P65"><text:hidden-text text:condition="ooow:" text:string-value="P96:L34" text:is-hidden="true"/><text:reference-mark-start text:name="sectionnumber_137_AIC_04/11/2014_44759"/><text:span text:style-name="T9"><text:sequence text:ref-name="refsectionnumber146" text:name="sectionnumber" text:formula="ooow:sectionnumber+1" style:num-format="1">147</text:sequence></text:span><text:reference-mark-end text:name="sectionnumber_137_AIC_04/11/2014_44759"/><text:span text:style-name="T9">.</text:span><text:tab/><text:reference-mark-start text:name="subsectionnumber_488_AIC_04/11/2014_44761"/>(<text:sequence text:ref-name="refsubsectionnumber569" text:name="subsectionnumber" text:formula="ooow:1.0" style:num-format="1">1</text:sequence>)<text:reference-mark-end text:name="subsectionnumber_488_AIC_04/11/2014_44761"/><text:tab/>In this Chapter⁠—</text:p>
      <text:p text:style-name="P65"><text:hidden-text text:condition="ooow:" text:string-value="P96:L35" text:is-hidden="true"/><text:tab/><text:tab/>“applicant” means an ICAV that applies under <text:span text:style-name="T4">section </text:span><text:span text:style-name="T4"><text:reference-ref text:reference-format="text" text:ref-name="sectionnumber_137_AIC_04/11/2014_44980">148</text:reference-ref></text:span> to be de-registered under <text:hidden-text text:condition="ooow:" text:string-value="P96:L36" text:is-hidden="true"/><text:span text:style-name="T4">section </text:span><text:span text:style-name="T4"><text:reference-ref text:reference-format="text" text:ref-name="sectionnumber_137_AIC_04/11/2014_45286">149</text:reference-ref></text:span>;</text:p>
      <text:p text:style-name="P65"><text:hidden-text text:condition="ooow:" text:string-value="P96:L37" text:is-hidden="true"/><text:tab/><text:tab/>“relevant jurisdiction”, in relation to an ICAV, means the place, outside the State, <text:hidden-text text:condition="ooow:" text:string-value="P96:L38" text:is-hidden="true"/>prescribed under <text:span text:style-name="T4">subsection </text:span><text:span text:style-name="T4"><text:reference-ref text:reference-format="text" text:ref-name="subsectionnumber_488_AIC_04/11/2014_44913">(2)</text:reference-ref></text:span> in which the ICAV proposes to be registered;</text:p>
      <text:p text:style-name="P65"><text:hidden-text text:condition="ooow:" text:string-value="P96:L39" text:is-hidden="true"/><text:tab/><text:tab/>“transfer documents”, in relation to an applicant, means the following documents:</text:p>
      <text:p text:style-name="P64"><text:soft-page-break/><text:hidden-text text:condition="ooow:" text:string-value="P97:L1" text:is-hidden="true"/><text:tab/><text:reference-mark-start text:name="paragraphnumber_323_AIC_04/11/2014_44813"/>(<text:sequence text:ref-name="refparagraphnumber470" text:name="paragraphnumber" text:formula="ooow:1.0" style:num-format="a">a</text:sequence>)<text:reference-mark-end text:name="paragraphnumber_323_AIC_04/11/2014_44813"/><text:tab/>a statutory declaration, in such form as may be specified by the Bank, of a <text:hidden-text text:condition="ooow:" text:string-value="P97:L2" text:is-hidden="true"/>director of the applicant made not more than 28 days before the date on which the <text:hidden-text text:condition="ooow:" text:string-value="P97:L3" text:is-hidden="true"/>application is made to the Bank to the effect that⁠—</text:p>
      <text:p text:style-name="P62"><text:hidden-text text:condition="ooow:" text:string-value="P97:L4" text:is-hidden="true"/><text:tab/><text:reference-mark-start text:name="subparagraphnumber_51_AIC_04/11/2014_44848"/>(<text:sequence text:ref-name="refsubparagraphnumber93" text:name="subparagraphnumber" text:formula="ooow:1.0" style:num-format="i">i</text:sequence>)<text:reference-mark-end text:name="subparagraphnumber_51_AIC_04/11/2014_44848"/><text:tab/>the applicant will, upon registration, continue as a body corporate under the <text:hidden-text text:condition="ooow:" text:string-value="P97:L5" text:is-hidden="true"/>laws of the relevant jurisdiction,</text:p>
      <text:p text:style-name="P62"><text:hidden-text text:condition="ooow:" text:string-value="P97:L6" text:is-hidden="true"/><text:tab/><text:reference-mark-start text:name="subparagraphnumber_51_AIC_04/11/2014_44856"/>(<text:sequence text:ref-name="refsubparagraphnumber94" text:name="subparagraphnumber" text:formula="ooow:subparagraphnumber+1" style:num-format="i">ii</text:sequence>)<text:reference-mark-end text:name="subparagraphnumber_51_AIC_04/11/2014_44856"/><text:tab/>no petition or other similar proceeding to wind up or liquidate the applicant <text:hidden-text text:condition="ooow:" text:string-value="P97:L7" text:is-hidden="true"/>has been notified to the applicant and remains outstanding in any place, and <text:hidden-text text:condition="ooow:" text:string-value="P97:L8" text:is-hidden="true"/>no order has been notified to the applicant or resolution adopted to wind up <text:hidden-text text:condition="ooow:" text:string-value="P97:L9" text:is-hidden="true"/>or liquidate the applicant in any place,</text:p>
      <text:p text:style-name="P62"><text:hidden-text text:condition="ooow:" text:string-value="P97:L10" text:is-hidden="true"/><text:tab/><text:reference-mark-start text:name="subparagraphnumber_51_AIC_04/11/2014_44863"/>(<text:sequence text:ref-name="refsubparagraphnumber95" text:name="subparagraphnumber" text:formula="ooow:subparagraphnumber+1" style:num-format="i">iii</text:sequence>)<text:reference-mark-end text:name="subparagraphnumber_51_AIC_04/11/2014_44863"/><text:tab/>the appointment of a receiver, liquidator or other similar person has not been <text:hidden-text text:condition="ooow:" text:string-value="P97:L11" text:is-hidden="true"/>notified to the applicant and, at the date of the declaration, no such person is <text:hidden-text text:condition="ooow:" text:string-value="P97:L12" text:is-hidden="true"/>acting in that capacity in any place with respect to the applicant or its <text:hidden-text text:condition="ooow:" text:string-value="P97:L13" text:is-hidden="true"/>property or any part of its property,</text:p>
      <text:p text:style-name="P62"><text:hidden-text text:condition="ooow:" text:string-value="P97:L14" text:is-hidden="true"/><text:tab/><text:reference-mark-start text:name="subparagraphnumber_51_AIC_04/11/2014_44869"/>(<text:sequence text:ref-name="refsubparagraphnumber96" text:name="subparagraphnumber" text:formula="ooow:subparagraphnumber+1" style:num-format="i">iv</text:sequence>)<text:reference-mark-end text:name="subparagraphnumber_51_AIC_04/11/2014_44869"/><text:tab/>the applicant is not, at the date of the declaration, operating or carrying on <text:hidden-text text:condition="ooow:" text:string-value="P97:L15" text:is-hidden="true"/>business under any scheme, order, compromise or other similar arrangement <text:hidden-text text:condition="ooow:" text:string-value="P97:L16" text:is-hidden="true"/>entered into or made by the applicant with creditors in any place,</text:p>
      <text:p text:style-name="P62"><text:hidden-text text:condition="ooow:" text:string-value="P97:L17" text:is-hidden="true"/><text:tab/><text:reference-mark-start text:name="subparagraphnumber_51_AIC_04/11/2014_44875"/>(<text:sequence text:ref-name="refsubparagraphnumber97" text:name="subparagraphnumber" text:formula="ooow:subparagraphnumber+1" style:num-format="i">v</text:sequence>)<text:reference-mark-end text:name="subparagraphnumber_51_AIC_04/11/2014_44875"/><text:tab/>the application for de-registration is not intended to defraud persons who are, <text:hidden-text text:condition="ooow:" text:string-value="P97:L18" text:is-hidden="true"/>at the date of the declaration, creditors of the applicant,</text:p>
      <text:p text:style-name="P62"><text:hidden-text text:condition="ooow:" text:string-value="P97:L19" text:is-hidden="true"/><text:tab/><text:reference-mark-start text:name="subparagraphnumber_51_AIC_04/11/2014_44882"/>(<text:sequence text:ref-name="refsubparagraphnumber98" text:name="subparagraphnumber" text:formula="ooow:subparagraphnumber+1" style:num-format="i">vi</text:sequence>)<text:reference-mark-end text:name="subparagraphnumber_51_AIC_04/11/2014_44882"/><text:tab/>any consent or approval to the proposed de-registration required by any <text:hidden-text text:condition="ooow:" text:string-value="P97:L20" text:is-hidden="true"/>contract entered into or undertaking given by the applicant has been obtained <text:hidden-text text:condition="ooow:" text:string-value="P97:L21" text:is-hidden="true"/>or waived, and</text:p>
      <text:p text:style-name="P62"><text:hidden-text text:condition="ooow:" text:string-value="P97:L22" text:is-hidden="true"/><text:tab/><text:reference-mark-start text:name="subparagraphnumber_51_AIC_04/11/2014_44889"/>(<text:sequence text:ref-name="refsubparagraphnumber99" text:name="subparagraphnumber" text:formula="ooow:subparagraphnumber+1" style:num-format="i">vii</text:sequence>)<text:reference-mark-end text:name="subparagraphnumber_51_AIC_04/11/2014_44889"/><text:tab/>the de-registration is permitted by the instrument of incorporation of the <text:hidden-text text:condition="ooow:" text:string-value="P97:L23" text:is-hidden="true"/>applicant;</text:p>
      <text:p text:style-name="P64"><text:hidden-text text:condition="ooow:" text:string-value="P97:L24" text:is-hidden="true"/><text:tab/><text:reference-mark-start text:name="paragraphnumber_323_AIC_04/11/2014_44896"/>(<text:sequence text:ref-name="refparagraphnumber471" text:name="paragraphnumber" text:formula="ooow:paragraphnumber+1" style:num-format="a">b</text:sequence>)<text:reference-mark-end text:name="paragraphnumber_323_AIC_04/11/2014_44896"/><text:tab/>a declaration of solvency prepared in accordance with the provisions of <text:span text:style-name="T4">Chapter </text:span><text:span text:style-name="T4"><text:hidden-text text:condition="ooow:" text:string-value="P97:L25" text:is-hidden="true"/></text:span><text:span text:style-name="T4"><text:reference-ref text:reference-format="text" text:ref-name="chapternumber_20">3</text:reference-ref></text:span>;</text:p>
      <text:p text:style-name="P64"><text:hidden-text text:condition="ooow:" text:string-value="P97:L26" text:is-hidden="true"/><text:tab/><text:reference-mark-start text:name="paragraphnumber_323_AIC_04/11/2014_44906"/>(<text:sequence text:ref-name="refparagraphnumber472" text:name="paragraphnumber" text:formula="ooow:paragraphnumber+1" style:num-format="a">c</text:sequence>)<text:reference-mark-end text:name="paragraphnumber_323_AIC_04/11/2014_44906"/><text:tab/>a copy of a special resolution of the applicant that approves the proposed de-<text:hidden-text text:condition="ooow:" text:string-value="P97:L27" text:is-hidden="true"/>registration and the transfer of the applicant to the relevant jurisdiction.</text:p>
      <text:p text:style-name="P65"><text:hidden-text text:condition="ooow:" text:string-value="P97:L28" text:is-hidden="true"/><text:tab/><text:reference-mark-start text:name="subsectionnumber_488_AIC_04/11/2014_44913"/>(<text:sequence text:ref-name="refsubsectionnumber570" text:name="subsectionnumber" text:formula="ooow:subsectionnumber+1" style:num-format="1">2</text:sequence>)<text:reference-mark-end text:name="subsectionnumber_488_AIC_04/11/2014_44913"/><text:tab/>The Minister may make regulations prescribing places, outside the State, for the <text:hidden-text text:condition="ooow:" text:string-value="P97:L29" text:is-hidden="true"/>purposes of the definition of “relevant jurisdiction” in <text:span text:style-name="T4">subsection </text:span><text:span text:style-name="T4"><text:reference-ref text:reference-format="text" text:ref-name="subsectionnumber_488_AIC_04/11/2014_44761">(1)</text:reference-ref></text:span>, where he or she <text:hidden-text text:condition="ooow:" text:string-value="P97:L30" text:is-hidden="true"/>is satisfied that the law of the place concerned makes provision for bodies corporate <text:hidden-text text:condition="ooow:" text:string-value="P97:L31" text:is-hidden="true"/>that are substantially similar to applicants under <text:span text:style-name="T4">section </text:span><text:span text:style-name="T4"><text:reference-ref text:reference-format="text" text:ref-name="sectionnumber_137_AIC_04/11/2014_44980">148</text:reference-ref></text:span> to continue under the <text:hidden-text text:condition="ooow:" text:string-value="P97:L32" text:is-hidden="true"/>laws of the State in a substantially similar manner to continuations under <text:span text:style-name="T4">section </text:span><text:span text:style-name="T4"><text:reference-ref text:reference-format="text" text:ref-name="sectionnumber_137_AIC_04/11/2014_44287">145</text:reference-ref></text:span> <text:hidden-text text:condition="ooow:" text:string-value="P97:L33" text:is-hidden="true"/>or for Irish collective asset-management vehicles to continue under the laws of that <text:hidden-text text:condition="ooow:" text:string-value="P97:L34" text:is-hidden="true"/>place.</text:p>
      <text:p text:style-name="P13"><text:bookmark-start text:name="toc_book_206"/><text:hidden-text text:condition="ooow:" text:string-value="P97:L35" text:is-hidden="true"/>De-registration of ICAVs when continued under law of place outside the State<text:bookmark-end text:name="toc_book_206"/></text:p>
      <text:p text:style-name="P65"><text:hidden-text text:condition="ooow:" text:string-value="P97:L36" text:is-hidden="true"/><text:reference-mark-start text:name="sectionnumber_137_AIC_04/11/2014_44980"/><text:span text:style-name="T9"><text:sequence text:ref-name="refsectionnumber147" text:name="sectionnumber" text:formula="ooow:sectionnumber+1" style:num-format="1">148</text:sequence></text:span><text:reference-mark-end text:name="sectionnumber_137_AIC_04/11/2014_44980"/><text:span text:style-name="T9">.</text:span><text:tab/><text:reference-mark-start text:name="subsectionnumber_488_AIC_04/11/2014_44982"/>(<text:sequence text:ref-name="refsubsectionnumber571" text:name="subsectionnumber" text:formula="ooow:1.0" style:num-format="1">1</text:sequence>)<text:reference-mark-end text:name="subsectionnumber_488_AIC_04/11/2014_44982"/><text:tab/>An ICAV which proposes to be registered in a relevant jurisdiction by way of <text:hidden-text text:condition="ooow:" text:string-value="P97:L37" text:is-hidden="true"/>continuation as a body corporate may apply to the Bank to be de-registered in the <text:hidden-text text:condition="ooow:" text:string-value="P97:L38" text:is-hidden="true"/>State.</text:p>
      <text:p text:style-name="P65"><text:hidden-text text:condition="ooow:" text:string-value="P97:L39" text:is-hidden="true"/><text:tab/><text:reference-mark-start text:name="subsectionnumber_488_AIC_04/11/2014_44991"/>(<text:sequence text:ref-name="refsubsectionnumber572" text:name="subsectionnumber" text:formula="ooow:subsectionnumber+1" style:num-format="1">2</text:sequence>)<text:reference-mark-end text:name="subsectionnumber_488_AIC_04/11/2014_44991"/><text:tab/>Where an application is made under <text:span text:style-name="T4">subsection </text:span><text:span text:style-name="T4"><text:reference-ref text:reference-format="text" text:ref-name="subsectionnumber_488_AIC_04/11/2014_44982">(1)</text:reference-ref></text:span>, the Bank shall not de-register the <text:hidden-text text:condition="ooow:" text:string-value="P97:L40" text:is-hidden="true"/>applicant as an ICAV in the State unless it is satisfied that all of the requirements of <text:hidden-text text:condition="ooow:" text:string-value="P97:L41" text:is-hidden="true"/>this Act in respect of the de-registration and of matters precedent and incidental to de-<text:hidden-text text:condition="ooow:" text:string-value="P98:L1" text:is-hidden="true"/><text:soft-page-break/>registration have been complied with and, in particular, but without prejudice to the <text:hidden-text text:condition="ooow:" text:string-value="P98:L2" text:is-hidden="true"/>generality of the foregoing, it is satisfied that⁠—</text:p>
      <text:p text:style-name="P64"><text:hidden-text text:condition="ooow:" text:string-value="P98:L3" text:is-hidden="true"/><text:tab/><text:reference-mark-start text:name="paragraphnumber_323_AIC_04/11/2014_45006"/>(<text:sequence text:ref-name="refparagraphnumber473" text:name="paragraphnumber" text:formula="ooow:1.0" style:num-format="a">a</text:sequence>)<text:reference-mark-end text:name="paragraphnumber_323_AIC_04/11/2014_45006"/><text:tab/>the applicant has delivered to the Bank an application for the purpose, in such <text:hidden-text text:condition="ooow:" text:string-value="P98:L4" text:is-hidden="true"/>form as may be specified by the Bank and signed by a director of the applicant, <text:hidden-text text:condition="ooow:" text:string-value="P98:L5" text:is-hidden="true"/>together with the transfer documents;</text:p>
      <text:p text:style-name="paragraph"><text:hidden-text text:condition="ooow:" text:string-value="P98:L6" text:is-hidden="true"/><text:span text:style-name="T20"><text:tab/></text:span><text:reference-mark-start text:name="paragraphnumber_323_AIC_04/11/2014_45013"/><text:span text:style-name="T20">(</text:span><text:span text:style-name="T20"><text:sequence text:ref-name="refparagraphnumber474" text:name="paragraphnumber" text:formula="ooow:paragraphnumber+1" style:num-format="a">b</text:sequence></text:span><text:span text:style-name="T20">)</text:span><text:reference-mark-end text:name="paragraphnumber_323_AIC_04/11/2014_45013"/><text:span text:style-name="T20"><text:tab/>the applicant has paid any levies or fees prescribed under </text:span><text:span text:style-name="T23">section 32D</text:span><text:span text:style-name="T20"> or 32E of </text:span><text:span text:style-name="T20"><text:hidden-text text:condition="ooow:" text:string-value="P98:L7" text:is-hidden="true"/></text:span><text:span text:style-name="T20">the</text:span><text:span text:style-name="T26"> </text:span><text:alphabetical-index-mark text:string-value="Central Bank Act 1942 (No. 22)"/><text:a xlink:type="simple" xlink:href="http://www.irishstatutebook.ie/1942/en/act/pub/0022/index.html"><text:span text:style-name="T23"/></text:a><text:a xlink:type="simple" xlink:href="http://www.irishstatutebook.ie/1942/en/act/pub/0022/index.html"><text:span text:style-name="T23">Central Bank Act 1942</text:span></text:a><text:span text:style-name="T26"> </text:span><text:span text:style-name="T20">which are due,</text:span></text:p>
      <text:p text:style-name="P64"><text:hidden-text text:condition="ooow:" text:string-value="P98:L8" text:is-hidden="true"/><text:tab/><text:reference-mark-start text:name="paragraphnumber_323_AIC_04/11/2014_45040"/>(<text:sequence text:ref-name="refparagraphnumber475" text:name="paragraphnumber" text:formula="ooow:paragraphnumber+1" style:num-format="a">c</text:sequence>)<text:reference-mark-end text:name="paragraphnumber_323_AIC_04/11/2014_45040"/><text:tab/>the applicant complies with any conditions that the Central Bank may impose on <text:hidden-text text:condition="ooow:" text:string-value="P98:L9" text:is-hidden="true"/>the applicant, and</text:p>
      <text:p text:style-name="P64"><text:hidden-text text:condition="ooow:" text:string-value="P98:L10" text:is-hidden="true"/><text:tab/><text:reference-mark-start text:name="paragraphnumber_323_AIC_04/11/2014_45046"/>(<text:sequence text:ref-name="refparagraphnumber476" text:name="paragraphnumber" text:formula="ooow:paragraphnumber+1" style:num-format="a">d</text:sequence>)<text:reference-mark-end text:name="paragraphnumber_323_AIC_04/11/2014_45046"/><text:tab/>the applicant has delivered to the Bank notice of any proposed change in its name <text:hidden-text text:condition="ooow:" text:string-value="P98:L11" text:is-hidden="true"/>and of its proposed registered office or agent for service of process in the relevant <text:hidden-text text:condition="ooow:" text:string-value="P98:L12" text:is-hidden="true"/>jurisdiction.</text:p>
      <text:p text:style-name="P65"><text:hidden-text text:condition="ooow:" text:string-value="P98:L13" text:is-hidden="true"/><text:tab/><text:reference-mark-start text:name="subsectionnumber_488_AIC_04/11/2014_45068"/>(<text:sequence text:ref-name="refsubsectionnumber573" text:name="subsectionnumber" text:formula="ooow:subsectionnumber+1" style:num-format="1">3</text:sequence>)<text:reference-mark-end text:name="subsectionnumber_488_AIC_04/11/2014_45068"/><text:tab/>An application under this section shall be accompanied by a statutory declaration, in <text:hidden-text text:condition="ooow:" text:string-value="P98:L14" text:is-hidden="true"/>such form as may be specified by the Bank, made by a solicitor engaged for this <text:hidden-text text:condition="ooow:" text:string-value="P98:L15" text:is-hidden="true"/>purpose by the applicant, or by a director of the applicant, and stating that the <text:hidden-text text:condition="ooow:" text:string-value="P98:L16" text:is-hidden="true"/>requirements mentioned in <text:span text:style-name="T4">subsection </text:span><text:span text:style-name="T4"><text:reference-ref text:reference-format="text" text:ref-name="subsectionnumber_488_AIC_04/11/2014_44991">(2)</text:reference-ref></text:span> have been complied with, and the Bank may <text:hidden-text text:condition="ooow:" text:string-value="P98:L17" text:is-hidden="true"/>accept such a declaration as sufficient evidence of compliance.</text:p>
      <text:p text:style-name="P65"><text:hidden-text text:condition="ooow:" text:string-value="P98:L18" text:is-hidden="true"/><text:tab/><text:reference-mark-start text:name="subsectionnumber_488_AIC_04/11/2014_45079"/>(<text:sequence text:ref-name="refsubsectionnumber574" text:name="subsectionnumber" text:formula="ooow:subsectionnumber+1" style:num-format="1">4</text:sequence>)<text:reference-mark-end text:name="subsectionnumber_488_AIC_04/11/2014_45079"/><text:tab/>The Bank shall, as soon as is practicable after receipt of the application for de-<text:hidden-text text:condition="ooow:" text:string-value="P98:L19" text:is-hidden="true"/>registration, publish notice of it in the <text:span text:style-name="T4">Iris Oifigiúil</text:span>.</text:p>
      <text:p text:style-name="P65"><text:hidden-text text:condition="ooow:" text:string-value="P98:L20" text:is-hidden="true"/><text:tab/><text:reference-mark-start text:name="subsectionnumber_488_AIC_04/11/2014_45085"/>(<text:sequence text:ref-name="refsubsectionnumber575" text:name="subsectionnumber" text:formula="ooow:subsectionnumber+1" style:num-format="1">5</text:sequence>)<text:reference-mark-end text:name="subsectionnumber_488_AIC_04/11/2014_45085"/><text:tab/>Where an application is made under <text:span text:style-name="T4">subsection </text:span><text:span text:style-name="T4"><text:reference-ref text:reference-format="text" text:ref-name="subsectionnumber_488_AIC_04/11/2014_44982">(1)</text:reference-ref></text:span> a person mentioned in <text:span text:style-name="T4">subsection </text:span><text:span text:style-name="T4"><text:hidden-text text:condition="ooow:" text:string-value="P98:L21" text:is-hidden="true"/></text:span><text:span text:style-name="T4"><text:reference-ref text:reference-format="text" text:ref-name="subsectionnumber_488_AIC_04/11/2014_45131">(6)</text:reference-ref></text:span> may apply to the High Court, on notice to the applicant, the Bank and all creditors <text:hidden-text text:condition="ooow:" text:string-value="P98:L22" text:is-hidden="true"/>of the applicant, not later than 60 days after the date of the publication of the notice <text:hidden-text text:condition="ooow:" text:string-value="P98:L23" text:is-hidden="true"/>under <text:span text:style-name="T4">subsection </text:span><text:span text:style-name="T4"><text:reference-ref text:reference-format="text" text:ref-name="subsectionnumber_488_AIC_04/11/2014_45079">(4)</text:reference-ref></text:span>, for an order preventing the proposal or passage of a resolution <text:hidden-text text:condition="ooow:" text:string-value="P98:L24" text:is-hidden="true"/>specified in <text:span text:style-name="T4">paragraph </text:span><text:span text:style-name="T4"><text:reference-ref text:reference-format="text" text:ref-name="paragraphnumber_323_AIC_04/11/2014_44906">(c)</text:reference-ref></text:span> of the definition of “transfer documents” in <text:span text:style-name="T4">section </text:span><text:span text:style-name="T4"><text:reference-ref text:reference-format="text" text:ref-name="sectionnumber_137_AIC_04/11/2014_44759">147</text:reference-ref></text:span><text:span text:style-name="T4"><text:reference-ref text:reference-format="text" text:ref-name="subsectionnumber_488_AIC_04/11/2014_44761">(1)</text:reference-ref></text:span> <text:hidden-text text:condition="ooow:" text:string-value="P98:L25" text:is-hidden="true"/>from taking effect in relation to the application, and the High Court may, subject to <text:hidden-text text:condition="ooow:" text:string-value="P98:L26" text:is-hidden="true"/><text:span text:style-name="T4">subsection </text:span><text:span text:style-name="T4"><text:reference-ref text:reference-format="text" text:ref-name="subsectionnumber_488_AIC_04/11/2014_45184">(9)</text:reference-ref></text:span> make such an order accordingly.</text:p>
      <text:p text:style-name="P65"><text:hidden-text text:condition="ooow:" text:string-value="P98:L27" text:is-hidden="true"/><text:tab/><text:reference-mark-start text:name="subsectionnumber_488_AIC_04/11/2014_45131"/>(<text:sequence text:ref-name="refsubsectionnumber576" text:name="subsectionnumber" text:formula="ooow:subsectionnumber+1" style:num-format="1">6</text:sequence>)<text:reference-mark-end text:name="subsectionnumber_488_AIC_04/11/2014_45131"/><text:tab/>The following persons may apply for an order under <text:span text:style-name="T4">subsection </text:span><text:span text:style-name="T4"><text:reference-ref text:reference-format="text" text:ref-name="subsectionnumber_488_AIC_04/11/2014_45085">(5)</text:reference-ref></text:span>:</text:p>
      <text:p text:style-name="P64"><text:hidden-text text:condition="ooow:" text:string-value="P98:L28" text:is-hidden="true"/><text:tab/><text:reference-mark-start text:name="paragraphnumber_323_AIC_04/11/2014_45144"/>(<text:sequence text:ref-name="refparagraphnumber477" text:name="paragraphnumber" text:formula="ooow:1.0" style:num-format="a">a</text:sequence>)<text:reference-mark-end text:name="paragraphnumber_323_AIC_04/11/2014_45144"/><text:tab/>the holders of not less than 5 per cent of the issued share capital of the applicant <text:hidden-text text:condition="ooow:" text:string-value="P98:L29" text:is-hidden="true"/>and who have not voted in favour of the resolution; or</text:p>
      <text:p text:style-name="P64"><text:hidden-text text:condition="ooow:" text:string-value="P98:L30" text:is-hidden="true"/><text:tab/><text:reference-mark-start text:name="paragraphnumber_323_AIC_04/11/2014_45152"/>(<text:sequence text:ref-name="refparagraphnumber478" text:name="paragraphnumber" text:formula="ooow:paragraphnumber+1" style:num-format="a">b</text:sequence>)<text:reference-mark-end text:name="paragraphnumber_323_AIC_04/11/2014_45152"/><text:tab/>any creditor of the applicant.</text:p>
      <text:p text:style-name="P65"><text:hidden-text text:condition="ooow:" text:string-value="P98:L31" text:is-hidden="true"/><text:tab/><text:reference-mark-start text:name="subsectionnumber_488_AIC_04/11/2014_45158"/>(<text:sequence text:ref-name="refsubsectionnumber577" text:name="subsectionnumber" text:formula="ooow:subsectionnumber+1" style:num-format="1">7</text:sequence>)<text:reference-mark-end text:name="subsectionnumber_488_AIC_04/11/2014_45158"/><text:tab/>Notice of an application for an order under <text:span text:style-name="T4">subsection </text:span><text:span text:style-name="T4"><text:reference-ref text:reference-format="text" text:ref-name="subsectionnumber_488_AIC_04/11/2014_45085">(5)</text:reference-ref></text:span> may be given to the <text:hidden-text text:condition="ooow:" text:string-value="P98:L32" text:is-hidden="true"/>creditors concerned by publication in at least one national newspaper in the State.</text:p>
      <text:p text:style-name="P65"><text:hidden-text text:condition="ooow:" text:string-value="P98:L33" text:is-hidden="true"/><text:tab/><text:reference-mark-start text:name="subsectionnumber_488_AIC_04/11/2014_45173"/>(<text:sequence text:ref-name="refsubsectionnumber578" text:name="subsectionnumber" text:formula="ooow:subsectionnumber+1" style:num-format="1">8</text:sequence>)<text:reference-mark-end text:name="subsectionnumber_488_AIC_04/11/2014_45173"/><text:tab/>The Bank and the applicant shall each be entitled to appear and be heard on an <text:hidden-text text:condition="ooow:" text:string-value="P98:L34" text:is-hidden="true"/>application under <text:span text:style-name="T4">subsection </text:span><text:span text:style-name="T4"><text:reference-ref text:reference-format="text" text:ref-name="subsectionnumber_488_AIC_04/11/2014_45085">(5)</text:reference-ref></text:span>.</text:p>
      <text:p text:style-name="P65"><text:hidden-text text:condition="ooow:" text:string-value="P98:L35" text:is-hidden="true"/><text:tab/><text:reference-mark-start text:name="subsectionnumber_488_AIC_04/11/2014_45184"/>(<text:sequence text:ref-name="refsubsectionnumber579" text:name="subsectionnumber" text:formula="ooow:subsectionnumber+1" style:num-format="1">9</text:sequence>)<text:reference-mark-end text:name="subsectionnumber_488_AIC_04/11/2014_45184"/><text:tab/>The court may make an order under this section only if it is satisfied that⁠—</text:p>
      <text:p text:style-name="P64"><text:hidden-text text:condition="ooow:" text:string-value="P98:L36" text:is-hidden="true"/><text:tab/><text:reference-mark-start text:name="paragraphnumber_323_AIC_04/11/2014_45194"/>(<text:sequence text:ref-name="refparagraphnumber479" text:name="paragraphnumber" text:formula="ooow:1.0" style:num-format="a">a</text:sequence>)<text:reference-mark-end text:name="paragraphnumber_323_AIC_04/11/2014_45194"/><text:tab/>the proposed de-registration of the applicant would contravene the terms of an <text:hidden-text text:condition="ooow:" text:string-value="P98:L37" text:is-hidden="true"/>agreement or arrangement between the applicant and any shareholder or creditor <text:hidden-text text:condition="ooow:" text:string-value="P98:L38" text:is-hidden="true"/>of the applicant, or</text:p>
      <text:p text:style-name="P64"><text:hidden-text text:condition="ooow:" text:string-value="P98:L39" text:is-hidden="true"/><text:tab/><text:reference-mark-start text:name="paragraphnumber_323_AIC_04/11/2014_45200"/>(<text:sequence text:ref-name="refparagraphnumber480" text:name="paragraphnumber" text:formula="ooow:paragraphnumber+1" style:num-format="a">b</text:sequence>)<text:reference-mark-end text:name="paragraphnumber_323_AIC_04/11/2014_45200"/><text:tab/>the proposed de-registration would be materially prejudicial to any shareholder or <text:hidden-text text:condition="ooow:" text:string-value="P98:L40" text:is-hidden="true"/>creditor of the applicant and the interests of shareholders and creditors or both <text:hidden-text text:condition="ooow:" text:string-value="P98:L41" text:is-hidden="true"/>taken as a whole would be materially prejudiced.</text:p>
      <text:p text:style-name="P65"><text:soft-page-break/><text:hidden-text text:condition="ooow:" text:string-value="P99:L1" text:is-hidden="true"/><text:tab/><text:reference-mark-start text:name="subsectionnumber_488_AIC_04/11/2014_45206"/>(<text:sequence text:ref-name="refsubsectionnumber580" text:name="subsectionnumber" text:formula="ooow:subsectionnumber+1" style:num-format="1">10</text:sequence>)<text:reference-mark-end text:name="subsectionnumber_488_AIC_04/11/2014_45206"/><text:tab/>An order made under <text:span text:style-name="T4">subsection </text:span><text:span text:style-name="T4"><text:reference-ref text:reference-format="text" text:ref-name="subsectionnumber_488_AIC_04/11/2014_45085">(5)</text:reference-ref></text:span> shall specify the period in respect of which it <text:hidden-text text:condition="ooow:" text:string-value="P99:L2" text:is-hidden="true"/>shall remain in force.</text:p>
      <text:p text:style-name="P65"><text:hidden-text text:condition="ooow:" text:string-value="P99:L3" text:is-hidden="true"/><text:tab/><text:reference-mark-start text:name="subsectionnumber_488_AIC_04/11/2014_45216"/>(<text:sequence text:ref-name="refsubsectionnumber581" text:name="subsectionnumber" text:formula="ooow:subsectionnumber+1" style:num-format="1">11</text:sequence>)<text:reference-mark-end text:name="subsectionnumber_488_AIC_04/11/2014_45216"/><text:tab/>An order of the court under <text:span text:style-name="T4">subsection </text:span><text:span text:style-name="T4"><text:reference-ref text:reference-format="text" text:ref-name="subsectionnumber_488_AIC_04/11/2014_45085">(5)</text:reference-ref></text:span> is final and conclusive and not appealable.</text:p>
      <text:p text:style-name="P13"><text:bookmark-start text:name="toc_book_207"/><text:hidden-text text:condition="ooow:" text:string-value="P99:L4" text:is-hidden="true"/>Provisions supplementary to <text:span text:style-name="T4">section </text:span><text:span text:style-name="T4"><text:reference-ref text:reference-format="text" text:ref-name="sectionnumber_137_AIC_04/11/2014_44980">148</text:reference-ref></text:span><text:bookmark-end text:name="toc_book_207"/></text:p>
      <text:p text:style-name="P65"><text:hidden-text text:condition="ooow:" text:string-value="P99:L5" text:is-hidden="true"/><text:reference-mark-start text:name="sectionnumber_137_AIC_04/11/2014_45286"/><text:span text:style-name="T9"><text:sequence text:ref-name="refsectionnumber148" text:name="sectionnumber" text:formula="ooow:sectionnumber+1" style:num-format="1">149</text:sequence></text:span><text:reference-mark-end text:name="sectionnumber_137_AIC_04/11/2014_45286"/><text:span text:style-name="T9">.</text:span><text:tab/><text:reference-mark-start text:name="subsectionnumber_488_AIC_04/11/2014_45287"/>(<text:sequence text:ref-name="refsubsectionnumber582" text:name="subsectionnumber" text:formula="ooow:1.0" style:num-format="1">1</text:sequence>)<text:reference-mark-end text:name="subsectionnumber_488_AIC_04/11/2014_45287"/><text:tab/>Unless the High Court orders otherwise, when one or more than one application is <text:hidden-text text:condition="ooow:" text:string-value="P99:L6" text:is-hidden="true"/>made under <text:span text:style-name="T4">section </text:span><text:span text:style-name="T4"><text:reference-ref text:reference-format="text" text:ref-name="sectionnumber_137_AIC_04/11/2014_44980">148</text:reference-ref></text:span><text:span text:style-name="T4"><text:reference-ref text:reference-format="text" text:ref-name="subsectionnumber_488_AIC_04/11/2014_45085">(5)</text:reference-ref></text:span>, a resolution specified in <text:span text:style-name="T4">paragraph </text:span><text:span text:style-name="T4"><text:reference-ref text:reference-format="text" text:ref-name="paragraphnumber_323_AIC_04/11/2014_44906">(c)</text:reference-ref></text:span> of the definition of <text:hidden-text text:condition="ooow:" text:string-value="P99:L7" text:is-hidden="true"/>“transfer documents” in <text:span text:style-name="T4">section </text:span><text:span text:style-name="T4"><text:reference-ref text:reference-format="text" text:ref-name="sectionnumber_137_AIC_04/11/2014_44759">147</text:reference-ref></text:span><text:span text:style-name="T4"><text:reference-ref text:reference-format="text" text:ref-name="subsectionnumber_488_AIC_04/11/2014_44761">(1)</text:reference-ref></text:span> in relation to an ICAV shall not take effect <text:hidden-text text:condition="ooow:" text:string-value="P99:L8" text:is-hidden="true"/>until⁠—</text:p>
      <text:p text:style-name="P64"><text:hidden-text text:condition="ooow:" text:string-value="P99:L9" text:is-hidden="true"/><text:tab/><text:reference-mark-start text:name="paragraphnumber_323_AIC_04/11/2014_45323"/>(<text:sequence text:ref-name="refparagraphnumber481" text:name="paragraphnumber" text:formula="ooow:1.0" style:num-format="a">a</text:sequence>)<text:reference-mark-end text:name="paragraphnumber_323_AIC_04/11/2014_45323"/><text:tab/>where the application or all the applications to the High Court are withdrawn⁠—</text:p>
      <text:p text:style-name="P62"><text:hidden-text text:condition="ooow:" text:string-value="P99:L10" text:is-hidden="true"/><text:tab/><text:reference-mark-start text:name="subparagraphnumber_51_AIC_04/11/2014_45334"/>(<text:sequence text:ref-name="refsubparagraphnumber100" text:name="subparagraphnumber" text:formula="ooow:1.0" style:num-format="i">i</text:sequence>)<text:reference-mark-end text:name="subparagraphnumber_51_AIC_04/11/2014_45334"/><text:tab/>the day on which the resolution is passed,</text:p>
      <text:p text:style-name="P62"><text:hidden-text text:condition="ooow:" text:string-value="P99:L11" text:is-hidden="true"/><text:tab/><text:reference-mark-start text:name="subparagraphnumber_51_AIC_04/11/2014_45339"/>(<text:sequence text:ref-name="refsubparagraphnumber101" text:name="subparagraphnumber" text:formula="ooow:subparagraphnumber+1" style:num-format="i">ii</text:sequence>)<text:reference-mark-end text:name="subparagraphnumber_51_AIC_04/11/2014_45339"/><text:tab/>the day next following the day on which the last outstanding application is <text:hidden-text text:condition="ooow:" text:string-value="P99:L12" text:is-hidden="true"/>withdrawn, or</text:p>
      <text:p text:style-name="P62"><text:hidden-text text:condition="ooow:" text:string-value="P99:L13" text:is-hidden="true"/><text:tab/><text:reference-mark-start text:name="subparagraphnumber_51_AIC_04/11/2014_45346"/>(<text:sequence text:ref-name="refsubparagraphnumber102" text:name="subparagraphnumber" text:formula="ooow:subparagraphnumber+1" style:num-format="i">iii</text:sequence>)<text:reference-mark-end text:name="subparagraphnumber_51_AIC_04/11/2014_45346"/><text:tab/>the 31st day following the publication of the notice on the creditors under <text:hidden-text text:condition="ooow:" text:string-value="P99:L14" text:is-hidden="true"/><text:span text:style-name="T4">section </text:span><text:span text:style-name="T4"><text:reference-ref text:reference-format="text" text:ref-name="sectionnumber_137_AIC_04/11/2014_44980">148</text:reference-ref></text:span><text:span text:style-name="T4"><text:reference-ref text:reference-format="text" text:ref-name="subsectionnumber_488_AIC_04/11/2014_45158">(7)</text:reference-ref></text:span>,</text:p>
      <text:p text:style-name="P64"><text:hidden-text text:condition="ooow:" text:string-value="P99:L15" text:is-hidden="true"/><text:tab/><text:tab/>whichever is the latest, and</text:p>
      <text:p text:style-name="P64"><text:hidden-text text:condition="ooow:" text:string-value="P99:L16" text:is-hidden="true"/><text:tab/><text:reference-mark-start text:name="paragraphnumber_323_AIC_04/11/2014_45397"/>(<text:sequence text:ref-name="refparagraphnumber482" text:name="paragraphnumber" text:formula="ooow:paragraphnumber+1" style:num-format="a">b</text:sequence>)<text:reference-mark-end text:name="paragraphnumber_323_AIC_04/11/2014_45397"/><text:tab/>where all applications to the High Court are not withdrawn⁠—</text:p>
      <text:p text:style-name="P62"><text:hidden-text text:condition="ooow:" text:string-value="P99:L17" text:is-hidden="true"/><text:tab/><text:reference-mark-start text:name="subparagraphnumber_51_AIC_04/11/2014_45409"/>(<text:sequence text:ref-name="refsubparagraphnumber103" text:name="subparagraphnumber" text:formula="ooow:1.0" style:num-format="i">i</text:sequence>)<text:reference-mark-end text:name="subparagraphnumber_51_AIC_04/11/2014_45409"/><text:tab/>the day on which the resolution is passed,</text:p>
      <text:p text:style-name="P62"><text:hidden-text text:condition="ooow:" text:string-value="P99:L18" text:is-hidden="true"/><text:tab/><text:reference-mark-start text:name="subparagraphnumber_51_AIC_04/11/2014_45414"/>(<text:sequence text:ref-name="refsubparagraphnumber104" text:name="subparagraphnumber" text:formula="ooow:subparagraphnumber+1" style:num-format="i">ii</text:sequence>)<text:reference-mark-end text:name="subparagraphnumber_51_AIC_04/11/2014_45414"/><text:tab/>the day specified in the order or, if no date is specified in the order, the day <text:hidden-text text:condition="ooow:" text:string-value="P99:L19" text:is-hidden="true"/>next following the day on which the period for which the order is specified <text:hidden-text text:condition="ooow:" text:string-value="P99:L20" text:is-hidden="true"/>to remain in force expires or otherwise ceases to be in force, or</text:p>
      <text:p text:style-name="P62"><text:hidden-text text:condition="ooow:" text:string-value="P99:L21" text:is-hidden="true"/><text:tab/><text:reference-mark-start text:name="subparagraphnumber_51_AIC_04/11/2014_45424"/>(<text:sequence text:ref-name="refsubparagraphnumber105" text:name="subparagraphnumber" text:formula="ooow:subparagraphnumber+1" style:num-format="i">iii</text:sequence>)<text:reference-mark-end text:name="subparagraphnumber_51_AIC_04/11/2014_45424"/><text:tab/>the day next following the decision of the High Court,</text:p>
      <text:p text:style-name="P64"><text:hidden-text text:condition="ooow:" text:string-value="P99:L22" text:is-hidden="true"/><text:tab/><text:tab/>whichever is the latest.</text:p>
      <text:p text:style-name="P65"><text:hidden-text text:condition="ooow:" text:string-value="P99:L23" text:is-hidden="true"/><text:tab/><text:reference-mark-start text:name="subsectionnumber_488_AIC_04/11/2014_45452"/>(<text:sequence text:ref-name="refsubsectionnumber583" text:name="subsectionnumber" text:formula="ooow:subsectionnumber+1" style:num-format="1">2</text:sequence>)<text:reference-mark-end text:name="subsectionnumber_488_AIC_04/11/2014_45452"/><text:tab/>When the applicant is registered as a body corporate under the laws of the relevant <text:hidden-text text:condition="ooow:" text:string-value="P99:L24" text:is-hidden="true"/>jurisdiction, it shall give notice, in such form as may be specified by the Bank, to the <text:hidden-text text:condition="ooow:" text:string-value="P99:L25" text:is-hidden="true"/>Bank of that fact within 3 days after the date of its becoming so registered, including <text:hidden-text text:condition="ooow:" text:string-value="P99:L26" text:is-hidden="true"/>its new name (if any), and as soon as practicable after receiving that notice, the Bank <text:hidden-text text:condition="ooow:" text:string-value="P99:L27" text:is-hidden="true"/>shall revoke the applicant’s relevant authorisation and issue a certificate of de-<text:hidden-text text:condition="ooow:" text:string-value="P99:L28" text:is-hidden="true"/>registration of the applicant.</text:p>
      <text:p text:style-name="P65"><text:hidden-text text:condition="ooow:" text:string-value="P99:L29" text:is-hidden="true"/><text:tab/><text:reference-mark-start text:name="subsectionnumber_488_AIC_04/11/2014_45465"/>(<text:sequence text:ref-name="refsubsectionnumber584" text:name="subsectionnumber" text:formula="ooow:subsectionnumber+1" style:num-format="1">3</text:sequence>)<text:reference-mark-end text:name="subsectionnumber_488_AIC_04/11/2014_45465"/><text:tab/>The Bank shall enter in the register of ICAVs the date of the de-registration of the <text:hidden-text text:condition="ooow:" text:string-value="P99:L30" text:is-hidden="true"/>applicant and shall, within 7 days of the date of issue of the certificate under <text:hidden-text text:condition="ooow:" text:string-value="P99:L31" text:is-hidden="true"/><text:span text:style-name="T4">subsection </text:span><text:span text:style-name="T4"><text:reference-ref text:reference-format="text" text:ref-name="subsectionnumber_488_AIC_04/11/2014_45452">(2)</text:reference-ref></text:span>, publish in <text:span text:style-name="T4">Iris Oifigiúil</text:span> notice of the following matters:</text:p>
      <text:p text:style-name="P64"><text:hidden-text text:condition="ooow:" text:string-value="P99:L32" text:is-hidden="true"/><text:tab/><text:reference-mark-start text:name="paragraphnumber_323_AIC_04/11/2014_45478"/>(<text:sequence text:ref-name="refparagraphnumber483" text:name="paragraphnumber" text:formula="ooow:1.0" style:num-format="a">a</text:sequence>)<text:reference-mark-end text:name="paragraphnumber_323_AIC_04/11/2014_45478"/><text:tab/>the date of the de-registration of the applicant under this section;</text:p>
      <text:p text:style-name="P64"><text:hidden-text text:condition="ooow:" text:string-value="P99:L33" text:is-hidden="true"/><text:tab/><text:reference-mark-start text:name="paragraphnumber_323_AIC_04/11/2014_45485"/>(<text:sequence text:ref-name="refparagraphnumber484" text:name="paragraphnumber" text:formula="ooow:paragraphnumber+1" style:num-format="a">b</text:sequence>)<text:reference-mark-end text:name="paragraphnumber_323_AIC_04/11/2014_45485"/><text:tab/>the relevant jurisdiction;</text:p>
      <text:p text:style-name="P64"><text:hidden-text text:condition="ooow:" text:string-value="P99:L34" text:is-hidden="true"/><text:tab/><text:reference-mark-start text:name="paragraphnumber_323_AIC_04/11/2014_45491"/>(<text:sequence text:ref-name="refparagraphnumber485" text:name="paragraphnumber" text:formula="ooow:paragraphnumber+1" style:num-format="a">c</text:sequence>)<text:reference-mark-end text:name="paragraphnumber_323_AIC_04/11/2014_45491"/><text:tab/>the new name of the applicant if different from the name under which it was <text:hidden-text text:condition="ooow:" text:string-value="P99:L35" text:is-hidden="true"/>registered as an ICAV.</text:p>
      <text:p text:style-name="P65"><text:hidden-text text:condition="ooow:" text:string-value="P99:L36" text:is-hidden="true"/><text:tab/><text:reference-mark-start text:name="subsectionnumber_488_AIC_04/11/2014_45501"/>(<text:sequence text:ref-name="refsubsectionnumber585" text:name="subsectionnumber" text:formula="ooow:subsectionnumber+1" style:num-format="1">4</text:sequence>)<text:reference-mark-end text:name="subsectionnumber_488_AIC_04/11/2014_45501"/><text:tab/>From the date of registration of the applicant in the relevant jurisdiction, it shall cease <text:hidden-text text:condition="ooow:" text:string-value="P99:L37" text:is-hidden="true"/>to be an ICAV for all purposes of this Act and shall continue for all purposes as a <text:hidden-text text:condition="ooow:" text:string-value="P99:L38" text:is-hidden="true"/>body corporate under the laws of the relevant jurisdiction, but this section does not <text:hidden-text text:condition="ooow:" text:string-value="P99:L39" text:is-hidden="true"/>operate⁠—</text:p>
      <text:p text:style-name="P64"><text:soft-page-break/><text:hidden-text text:condition="ooow:" text:string-value="P100:L1" text:is-hidden="true"/><text:tab/><text:reference-mark-start text:name="paragraphnumber_323_AIC_04/11/2014_45512"/>(<text:sequence text:ref-name="refparagraphnumber486" text:name="paragraphnumber" text:formula="ooow:1.0" style:num-format="a">a</text:sequence>)<text:reference-mark-end text:name="paragraphnumber_323_AIC_04/11/2014_45512"/><text:tab/>to create a new legal entity,</text:p>
      <text:p text:style-name="P64"><text:hidden-text text:condition="ooow:" text:string-value="P100:L2" text:is-hidden="true"/><text:tab/><text:reference-mark-start text:name="paragraphnumber_323_AIC_04/11/2014_45518"/>(<text:sequence text:ref-name="refparagraphnumber487" text:name="paragraphnumber" text:formula="ooow:paragraphnumber+1" style:num-format="a">b</text:sequence>)<text:reference-mark-end text:name="paragraphnumber_323_AIC_04/11/2014_45518"/><text:tab/>to prejudice or affect the identity or continuity of the applicant as previously <text:hidden-text text:condition="ooow:" text:string-value="P100:L3" text:is-hidden="true"/>constituted under the laws of the State for the period that the applicant was so <text:hidden-text text:condition="ooow:" text:string-value="P100:L4" text:is-hidden="true"/>constituted,</text:p>
      <text:p text:style-name="P64"><text:hidden-text text:condition="ooow:" text:string-value="P100:L5" text:is-hidden="true"/><text:tab/><text:reference-mark-start text:name="paragraphnumber_323_AIC_04/11/2014_45526"/>(<text:sequence text:ref-name="refparagraphnumber488" text:name="paragraphnumber" text:formula="ooow:paragraphnumber+1" style:num-format="a">c</text:sequence>)<text:reference-mark-end text:name="paragraphnumber_323_AIC_04/11/2014_45526"/><text:tab/>to affect any contract made, resolution passed or any other act or thing done in <text:hidden-text text:condition="ooow:" text:string-value="P100:L6" text:is-hidden="true"/>relation to the applicant during the period that the applicant was constituted under <text:hidden-text text:condition="ooow:" text:string-value="P100:L7" text:is-hidden="true"/>the laws of the State,</text:p>
      <text:p text:style-name="P64"><text:hidden-text text:condition="ooow:" text:string-value="P100:L8" text:is-hidden="true"/><text:tab/><text:reference-mark-start text:name="paragraphnumber_323_AIC_04/11/2014_45532"/>(<text:sequence text:ref-name="refparagraphnumber489" text:name="paragraphnumber" text:formula="ooow:paragraphnumber+1" style:num-format="a">d</text:sequence>)<text:reference-mark-end text:name="paragraphnumber_323_AIC_04/11/2014_45532"/><text:tab/>to affect the rights, authorities, functions and liabilities or obligations of the <text:hidden-text text:condition="ooow:" text:string-value="P100:L9" text:is-hidden="true"/>applicant or any other person, or</text:p>
      <text:p text:style-name="P64"><text:hidden-text text:condition="ooow:" text:string-value="P100:L10" text:is-hidden="true"/><text:tab/><text:reference-mark-start text:name="paragraphnumber_323_AIC_04/11/2014_45541"/>(<text:sequence text:ref-name="refparagraphnumber490" text:name="paragraphnumber" text:formula="ooow:paragraphnumber+1" style:num-format="a">e</text:sequence>)<text:reference-mark-end text:name="paragraphnumber_323_AIC_04/11/2014_45541"/><text:tab/>to render defective any legal proceedings by or against the applicant.</text:p>
      <text:p text:style-name="P65"><text:hidden-text text:condition="ooow:" text:string-value="P100:L11" text:is-hidden="true"/><text:tab/><text:reference-mark-start text:name="subsectionnumber_488_AIC_04/11/2014_45547"/>(<text:sequence text:ref-name="refsubsectionnumber586" text:name="subsectionnumber" text:formula="ooow:subsectionnumber+1" style:num-format="1">5</text:sequence>)<text:reference-mark-end text:name="subsectionnumber_488_AIC_04/11/2014_45547"/><text:tab/>Without prejudice to the generality of <text:span text:style-name="T4">subsection </text:span><text:span text:style-name="T4"><text:reference-ref text:reference-format="text" text:ref-name="subsectionnumber_488_AIC_04/11/2014_45452">(2)</text:reference-ref></text:span> any legal proceedings that could <text:hidden-text text:condition="ooow:" text:string-value="P100:L12" text:is-hidden="true"/>have been continued or commenced by or against the applicant before its de-<text:hidden-text text:condition="ooow:" text:string-value="P100:L13" text:is-hidden="true"/>registration under this <text:span text:style-name="T14">Chapter</text:span> may, notwithstanding the de-registration, be continued <text:hidden-text text:condition="ooow:" text:string-value="P100:L14" text:is-hidden="true"/>or commenced by or against the applicant after registration in the relevant <text:hidden-text text:condition="ooow:" text:string-value="P100:L15" text:is-hidden="true"/>jurisdiction.</text:p>
      <text:p text:style-name="chapternumber"><text:bookmark-start text:name="toc_book_208"/><text:hidden-text text:condition="ooow:" text:string-value="P100:L16" text:is-hidden="true"/>Chapter <text:reference-mark-start text:name="chapternumber_20"/><text:sequence text:ref-name="refchapternumber20" text:name="chapternumber" text:formula="ooow:chapternumber+1" style:num-format="1">3</text:sequence><text:bookmark-end text:name="toc_book_208"/><text:reference-mark-end text:name="chapternumber_20"/></text:p>
      <text:p text:style-name="P63"><text:bookmark-start text:name="toc_book_209"/><text:hidden-text text:condition="ooow:" text:string-value="P100:L17" text:is-hidden="true"/>Declaration of solvency<text:bookmark-end text:name="toc_book_209"/></text:p>
      <text:p text:style-name="P13"><text:bookmark-start text:name="toc_book_210"/><text:hidden-text text:condition="ooow:" text:string-value="P100:L18" text:is-hidden="true"/>Statutory declaration as to solvency<text:bookmark-end text:name="toc_book_210"/></text:p>
      <text:p text:style-name="P65"><text:hidden-text text:condition="ooow:" text:string-value="P100:L19" text:is-hidden="true"/><text:reference-mark-start text:name="sectionnumber_137_AIC_04/11/2014_45720"/><text:span text:style-name="T9"><text:sequence text:ref-name="refsectionnumber149" text:name="sectionnumber" text:formula="ooow:sectionnumber+1" style:num-format="1">150</text:sequence></text:span><text:reference-mark-end text:name="sectionnumber_137_AIC_04/11/2014_45720"/><text:span text:style-name="T9">.</text:span><text:tab/><text:reference-mark-start text:name="subsectionnumber_488_AIC_04/11/2014_45722"/>(<text:sequence text:ref-name="refsubsectionnumber587" text:name="subsectionnumber" text:formula="ooow:1.0" style:num-format="1">1</text:sequence>)<text:reference-mark-end text:name="subsectionnumber_488_AIC_04/11/2014_45722"/><text:tab/>Where an application is made under <text:span text:style-name="T4">Chapter </text:span><text:span text:style-name="T4"><text:reference-ref text:reference-format="text" text:ref-name="chapternumber_18">1</text:reference-ref></text:span> or <text:span text:style-name="T4"><text:reference-ref text:reference-format="text" text:ref-name="chapternumber_19">2</text:reference-ref></text:span> a director of the migrating body or <text:hidden-text text:condition="ooow:" text:string-value="P100:L20" text:is-hidden="true"/>ICAV making the application shall make a statutory declaration, in such form as may <text:hidden-text text:condition="ooow:" text:string-value="P100:L21" text:is-hidden="true"/>be specified by the Bank, stating that he or she has made a full inquiry into its affairs <text:hidden-text text:condition="ooow:" text:string-value="P100:L22" text:is-hidden="true"/>and has formed the opinion that the migrating body or ICAV is able to pay its debts as <text:hidden-text text:condition="ooow:" text:string-value="P100:L23" text:is-hidden="true"/>they fall due.</text:p>
      <text:p text:style-name="P65"><text:hidden-text text:condition="ooow:" text:string-value="P100:L24" text:is-hidden="true"/><text:tab/><text:reference-mark-start text:name="subsectionnumber_488_AIC_04/11/2014_45739"/>(<text:sequence text:ref-name="refsubsectionnumber588" text:name="subsectionnumber" text:formula="ooow:subsectionnumber+1" style:num-format="1">2</text:sequence>)<text:reference-mark-end text:name="subsectionnumber_488_AIC_04/11/2014_45739"/><text:tab/>A declaration under <text:span text:style-name="T4">subsection </text:span><text:span text:style-name="T4"><text:reference-ref text:reference-format="text" text:ref-name="subsectionnumber_488_AIC_04/11/2014_45722">(1)</text:reference-ref></text:span> shall have no effect for the purposes of this <text:hidden-text text:condition="ooow:" text:string-value="P100:L25" text:is-hidden="true"/>Chapter unless⁠—</text:p>
      <text:p text:style-name="P64"><text:hidden-text text:condition="ooow:" text:string-value="P100:L26" text:is-hidden="true"/><text:tab/><text:reference-mark-start text:name="paragraphnumber_323_AIC_04/11/2014_45753"/>(<text:sequence text:ref-name="refparagraphnumber491" text:name="paragraphnumber" text:formula="ooow:1.0" style:num-format="a">a</text:sequence>)<text:reference-mark-end text:name="paragraphnumber_323_AIC_04/11/2014_45753"/><text:tab/>it is made not more than 28 days before the date on which the application is made <text:hidden-text text:condition="ooow:" text:string-value="P100:L27" text:is-hidden="true"/>to the Bank,</text:p>
      <text:p text:style-name="P64"><text:hidden-text text:condition="ooow:" text:string-value="P100:L28" text:is-hidden="true"/><text:tab/><text:reference-mark-start text:name="paragraphnumber_323_AIC_04/11/2014_45760"/>(<text:sequence text:ref-name="refparagraphnumber492" text:name="paragraphnumber" text:formula="ooow:paragraphnumber+1" style:num-format="a">b</text:sequence>)<text:reference-mark-end text:name="paragraphnumber_323_AIC_04/11/2014_45760"/><text:tab/>it contains a statement of the migrating body’s or ICAV’s assets and liabilities as <text:hidden-text text:condition="ooow:" text:string-value="P100:L29" text:is-hidden="true"/>at the latest practicable date before the date of the making of the declaration and <text:hidden-text text:condition="ooow:" text:string-value="P100:L30" text:is-hidden="true"/>in any event at a date not more than 3 months before the date of that making, and</text:p>
      <text:p text:style-name="P64"><text:hidden-text text:condition="ooow:" text:string-value="P100:L31" text:is-hidden="true"/><text:tab/><text:reference-mark-start text:name="paragraphnumber_323_AIC_04/11/2014_45767"/>(<text:sequence text:ref-name="refparagraphnumber493" text:name="paragraphnumber" text:formula="ooow:paragraphnumber+1" style:num-format="a">c</text:sequence>)<text:reference-mark-end text:name="paragraphnumber_323_AIC_04/11/2014_45767"/><text:tab/>a report made by an independent person under <text:span text:style-name="T4">subsection </text:span><text:span text:style-name="T4"><text:reference-ref text:reference-format="text" text:ref-name="subsectionnumber_488_AIC_04/11/2014_45784">(3)</text:reference-ref></text:span> is attached to the <text:hidden-text text:condition="ooow:" text:string-value="P100:L32" text:is-hidden="true"/>declaration, along with a statement by the independent person that he or she has <text:hidden-text text:condition="ooow:" text:string-value="P100:L33" text:is-hidden="true"/>given and has not withdrawn consent to the making of the declaration with the <text:hidden-text text:condition="ooow:" text:string-value="P100:L34" text:is-hidden="true"/>report attached to it.</text:p>
      <text:p text:style-name="P65"><text:hidden-text text:condition="ooow:" text:string-value="P100:L35" text:is-hidden="true"/><text:tab/><text:reference-mark-start text:name="subsectionnumber_488_AIC_04/11/2014_45784"/>(<text:sequence text:ref-name="refsubsectionnumber589" text:name="subsectionnumber" text:formula="ooow:subsectionnumber+1" style:num-format="1">3</text:sequence>)<text:reference-mark-end text:name="subsectionnumber_488_AIC_04/11/2014_45784"/><text:tab/>The report mentioned in <text:span text:style-name="T4">subsection </text:span><text:span text:style-name="T4"><text:reference-ref text:reference-format="text" text:ref-name="subsectionnumber_488_AIC_04/11/2014_45739">(2)</text:reference-ref></text:span><text:span text:style-name="T4"><text:reference-ref text:reference-format="text" text:ref-name="paragraphnumber_323_AIC_04/11/2014_45767">(c)</text:reference-ref></text:span> shall state whether, in the independent <text:hidden-text text:condition="ooow:" text:string-value="P100:L36" text:is-hidden="true"/>person’s opinion, based on the information and explanations given to him or her, the <text:hidden-text text:condition="ooow:" text:string-value="P100:L37" text:is-hidden="true"/>opinion of the director mentioned in <text:span text:style-name="T4">subsection </text:span><text:span text:style-name="T4"><text:reference-ref text:reference-format="text" text:ref-name="subsectionnumber_488_AIC_04/11/2014_45722">(1)</text:reference-ref></text:span> and the statement of the migrating <text:hidden-text text:condition="ooow:" text:string-value="P100:L38" text:is-hidden="true"/>ICAV’s or applicant’s assets and liabilities referred to in <text:span text:style-name="T4">subsection </text:span><text:span text:style-name="T4"><text:reference-ref text:reference-format="text" text:ref-name="subsectionnumber_488_AIC_04/11/2014_45739">(2)</text:reference-ref></text:span><text:span text:style-name="T4"><text:reference-ref text:reference-format="text" text:ref-name="paragraphnumber_323_AIC_04/11/2014_45760">(b)</text:reference-ref></text:span>, are <text:hidden-text text:condition="ooow:" text:string-value="P100:L39" text:is-hidden="true"/>reasonable.</text:p>
      <text:p text:style-name="P65"><text:soft-page-break/><text:hidden-text text:condition="ooow:" text:string-value="P101:L1" text:is-hidden="true"/><text:tab/><text:reference-mark-start text:name="subsectionnumber_488_AIC_04/11/2014_45808"/>(<text:sequence text:ref-name="refsubsectionnumber590" text:name="subsectionnumber" text:formula="ooow:subsectionnumber+1" style:num-format="1">4</text:sequence>)<text:reference-mark-end text:name="subsectionnumber_488_AIC_04/11/2014_45808"/><text:tab/>For the purposes of <text:span text:style-name="T4">subsection </text:span><text:span text:style-name="T4"><text:reference-ref text:reference-format="text" text:ref-name="subsectionnumber_488_AIC_04/11/2014_45784">(3)</text:reference-ref></text:span>, the independent person shall be a person who, at <text:hidden-text text:condition="ooow:" text:string-value="P101:L2" text:is-hidden="true"/>the time the report is made, is⁠—</text:p>
      <text:p text:style-name="P64"><text:hidden-text text:condition="ooow:" text:string-value="P101:L3" text:is-hidden="true"/><text:tab/><text:reference-mark-start text:name="paragraphnumber_323_AIC_04/11/2014_45823"/>(<text:sequence text:ref-name="refparagraphnumber494" text:name="paragraphnumber" text:formula="ooow:1.0" style:num-format="a">a</text:sequence>)<text:reference-mark-end text:name="paragraphnumber_323_AIC_04/11/2014_45823"/><text:tab/>in the case of an application under <text:span text:style-name="T4">Chapter </text:span><text:span text:style-name="T4"><text:reference-ref text:reference-format="text" text:ref-name="chapternumber_18">1</text:reference-ref></text:span>, qualified to be the auditor of the <text:hidden-text text:condition="ooow:" text:string-value="P101:L4" text:is-hidden="true"/>migrating body under the laws of the relevant jurisdiction, and</text:p>
      <text:p text:style-name="P64"><text:hidden-text text:condition="ooow:" text:string-value="P101:L5" text:is-hidden="true"/><text:tab/><text:reference-mark-start text:name="paragraphnumber_323_AIC_04/11/2014_45838"/>(<text:sequence text:ref-name="refparagraphnumber495" text:name="paragraphnumber" text:formula="ooow:paragraphnumber+1" style:num-format="a">b</text:sequence>)<text:reference-mark-end text:name="paragraphnumber_323_AIC_04/11/2014_45838"/><text:tab/>in the case of an application under <text:span text:style-name="T4">Chapter </text:span><text:span text:style-name="T4"><text:reference-ref text:reference-format="text" text:ref-name="chapternumber_19">2</text:reference-ref></text:span> qualified to be the auditor of the <text:hidden-text text:condition="ooow:" text:string-value="P101:L6" text:is-hidden="true"/>ICAV.</text:p>
      <text:p text:style-name="P65"><text:hidden-text text:condition="ooow:" text:string-value="P101:L7" text:is-hidden="true"/><text:tab/><text:reference-mark-start text:name="subsectionnumber_488_AIC_04/11/2014_45848"/>(<text:sequence text:ref-name="refsubsectionnumber591" text:name="subsectionnumber" text:formula="ooow:subsectionnumber+1" style:num-format="1">5</text:sequence>)<text:reference-mark-end text:name="subsectionnumber_488_AIC_04/11/2014_45848"/><text:tab/>A director who makes a declaration under this section without having reasonable <text:hidden-text text:condition="ooow:" text:string-value="P101:L8" text:is-hidden="true"/>grounds for the opinion that the migrating body or ICAV is able to pay its debts as <text:hidden-text text:condition="ooow:" text:string-value="P101:L9" text:is-hidden="true"/>they fall due commits a category 2 offence.</text:p>
      <text:p text:style-name="P65"><text:hidden-text text:condition="ooow:" text:string-value="P101:L10" text:is-hidden="true"/><text:tab/><text:reference-mark-start text:name="subsectionnumber_488_AIC_04/11/2014_45856"/>(<text:sequence text:ref-name="refsubsectionnumber592" text:name="subsectionnumber" text:formula="ooow:subsectionnumber+1" style:num-format="1">6</text:sequence>)<text:reference-mark-end text:name="subsectionnumber_488_AIC_04/11/2014_45856"/><text:tab/>Where the migrating body or ICAV is wound up within 1 year after the date on which <text:hidden-text text:condition="ooow:" text:string-value="P101:L11" text:is-hidden="true"/>the application is made to the Bank and its debts are not paid or provided for in full <text:hidden-text text:condition="ooow:" text:string-value="P101:L12" text:is-hidden="true"/>within that year, it shall be presumed, unless the contrary is shown, that the director <text:hidden-text text:condition="ooow:" text:string-value="P101:L13" text:is-hidden="true"/>did not have reasonable grounds for his or her opinion.</text:p>
      <text:p text:style-name="partnumber"><text:bookmark-start text:name="toc_book_211"/><text:hidden-text text:condition="ooow:" text:string-value="P101:L14" text:is-hidden="true"/>PART <text:reference-mark-start text:name="partnumber_8"/><text:sequence text:ref-name="refpartnumber9" text:name="partnumber" text:formula="ooow:partnumber+1" style:num-format="1">10</text:sequence><text:bookmark-end text:name="toc_book_211"/><text:reference-mark-end text:name="partnumber_8"/></text:p>
      <text:p text:style-name="parttitle"><text:bookmark-start text:name="toc_book_212"/><text:hidden-text text:condition="ooow:" text:string-value="P101:L15" text:is-hidden="true"/>Receivers, Winding Up, etc.<text:bookmark-end text:name="toc_book_212"/></text:p>
      <text:p text:style-name="chapternumber"><text:bookmark-start text:name="toc_book_213"/><text:hidden-text text:condition="ooow:" text:string-value="P101:L16" text:is-hidden="true"/>Chapter <text:reference-mark-start text:name="chapternumber_14"/><text:sequence text:ref-name="refchapternumber21" text:name="chapternumber" style:num-format="1">1</text:sequence><text:bookmark-end text:name="toc_book_213"/><text:reference-mark-end text:name="chapternumber_14"/></text:p>
      <text:p text:style-name="chaptertitle"><text:bookmark-start text:name="toc_book_214"/><text:hidden-text text:condition="ooow:" text:string-value="P101:L17" text:is-hidden="true"/>Receivers<text:bookmark-end text:name="toc_book_214"/></text:p>
      <text:p text:style-name="shouldernote"><text:bookmark-start text:name="toc_book_215"/><text:hidden-text text:condition="ooow:" text:string-value="P101:L18" text:is-hidden="true"/>Receivers<text:bookmark-end text:name="toc_book_215"/><text:bookmark-start text:name="1421921058234"/></text:p>
      <text:p text:style-name="P65"><text:hidden-text text:condition="ooow:" text:string-value="P101:L19" text:is-hidden="true"/><text:reference-mark-start text:name="sectionnumber_148_AIC_21/01/2015_38107"/><text:span text:style-name="T9"><text:sequence text:ref-name="refsectionnumber150" text:name="sectionnumber" text:formula="ooow:sectionnumber+1" style:num-format="1">151</text:sequence></text:span><text:reference-mark-end text:name="sectionnumber_148_AIC_21/01/2015_38107"/><text:span text:style-name="T9">.</text:span><text:tab/><text:reference-mark-start text:name="subsectionnumber_488_AIC_21/01/2015_38110"/>(<text:sequence text:ref-name="refsubsectionnumber593" text:name="subsectionnumber" style:num-format="1">1</text:sequence>)<text:reference-mark-end text:name="subsectionnumber_488_AIC_21/01/2015_38110"/><text:tab/>The provisions of Part 8 of the <text:alphabetical-index-mark text:string-value="Companies Act 2014 (No. 38)"/>Companies Act 2014, and the other provisions of that <text:hidden-text text:condition="ooow:" text:string-value="P101:L20" text:is-hidden="true"/>Act relating to receivers, apply, subject to the necessary modifications and to the <text:hidden-text text:condition="ooow:" text:string-value="P101:L21" text:is-hidden="true"/>specific modifications specified in <text:span text:style-name="T4">subsection </text:span><text:span text:style-name="T4"><text:reference-ref text:reference-format="text" text:ref-name="subsectionnumber_488_AIC_21/01/2015_38119">(2)</text:reference-ref></text:span>, in relation to an ICAV as if it were <text:hidden-text text:condition="ooow:" text:string-value="P101:L22" text:is-hidden="true"/>an investment company.</text:p>
      <text:p text:style-name="P65"><text:hidden-text text:condition="ooow:" text:string-value="P101:L23" text:is-hidden="true"/><text:tab/><text:reference-mark-start text:name="subsectionnumber_488_AIC_21/01/2015_38119"/>(<text:sequence text:ref-name="refsubsectionnumber594" text:name="subsectionnumber" text:formula="ooow:subsectionnumber+1" style:num-format="1">2</text:sequence>)<text:reference-mark-end text:name="subsectionnumber_488_AIC_21/01/2015_38119"/><text:tab/>The modifications are the following:</text:p>
      <text:p text:style-name="P64"><text:hidden-text text:condition="ooow:" text:string-value="P101:L24" text:is-hidden="true"/><text:tab/><text:reference-mark-start text:name="paragraphnumber_338_AIC_21/01/2015_38127"/>(<text:sequence text:ref-name="refparagraphnumber496" text:name="paragraphnumber" text:formula="ooow:1" style:num-format="a">a</text:sequence>)<text:reference-mark-end text:name="paragraphnumber_338_AIC_21/01/2015_38127"/><text:tab/>references to the Registrar are to the Bank;</text:p>
      <text:p text:style-name="P64"><text:hidden-text text:condition="ooow:" text:string-value="P101:L25" text:is-hidden="true"/><text:tab/><text:reference-mark-start text:name="paragraphnumber_338_AIC_21/01/2015_38133"/>(<text:sequence text:ref-name="refparagraphnumber497" text:name="paragraphnumber" text:formula="ooow:paragraphnumber+1" style:num-format="a">b</text:sequence>)<text:reference-mark-end text:name="paragraphnumber_338_AIC_21/01/2015_38133"/><text:tab/>references to the prescribed form are to such form as may be specified by the <text:hidden-text text:condition="ooow:" text:string-value="P101:L26" text:is-hidden="true"/>Bank;</text:p>
      <text:p text:style-name="P64"><text:hidden-text text:condition="ooow:" text:string-value="P101:L27" text:is-hidden="true"/><text:tab/><text:reference-mark-start text:name="paragraphnumber_338_AIC_21/01/2015_38139"/>(<text:sequence text:ref-name="refparagraphnumber498" text:name="paragraphnumber" text:formula="ooow:paragraphnumber+1" style:num-format="a">c</text:sequence>)<text:reference-mark-end text:name="paragraphnumber_338_AIC_21/01/2015_38139"/><text:tab/>references in section 431(1)(e) to such further or other information as may be <text:hidden-text text:condition="ooow:" text:string-value="P101:L28" text:is-hidden="true"/>prescribed are to such further or other information as may be specified by the <text:hidden-text text:condition="ooow:" text:string-value="P101:L29" text:is-hidden="true"/>Bank;</text:p>
      <text:p text:style-name="P64"><text:hidden-text text:condition="ooow:" text:string-value="P101:L30" text:is-hidden="true"/><text:tab/><text:reference-mark-start text:name="paragraphnumber_338_AIC_21/01/2015_38144"/>(<text:sequence text:ref-name="refparagraphnumber499" text:name="paragraphnumber" text:formula="ooow:paragraphnumber+1" style:num-format="a">d</text:sequence>)<text:reference-mark-end text:name="paragraphnumber_338_AIC_21/01/2015_38144"/><text:tab/>in section 439(4) the reference to section 220 is to <text:span text:style-name="T4">section </text:span><text:span text:style-name="T4"><text:reference-ref text:reference-format="text" text:ref-name="sectionnumber_78">77</text:reference-ref></text:span> of this Act and <text:hidden-text text:condition="ooow:" text:string-value="P101:L31" text:is-hidden="true"/>paragraphs (b) and (c) are omitted;</text:p>
      <text:p text:style-name="P64"><text:hidden-text text:condition="ooow:" text:string-value="P101:L32" text:is-hidden="true"/><text:tab/><text:reference-mark-start text:name="paragraphnumber_338_AIC_21/01/2015_38150"/>(<text:sequence text:ref-name="refparagraphnumber500" text:name="paragraphnumber" text:formula="ooow:paragraphnumber+1" style:num-format="a">e</text:sequence>)<text:reference-mark-end text:name="paragraphnumber_338_AIC_21/01/2015_38150"/><text:tab/>the references in section 447 to the Director of Corporate Enforcement include <text:hidden-text text:condition="ooow:" text:string-value="P101:L33" text:is-hidden="true"/>the Bank.<text:bookmark-end text:name="1421921058234"/></text:p>
      <text:p text:style-name="chapternumber"><text:bookmark-start text:name="toc_book_216"/><text:soft-page-break/><text:hidden-text text:condition="ooow:" text:string-value="P102:L1" text:is-hidden="true"/>Chapter <text:reference-mark-start text:name="chapternumber_16"/><text:sequence text:ref-name="refchapternumber22" text:name="chapternumber" text:formula="ooow:chapternumber+1" style:num-format="1">2</text:sequence><text:bookmark-end text:name="toc_book_216"/><text:reference-mark-end text:name="chapternumber_16"/></text:p>
      <text:p text:style-name="chaptertitle"><text:bookmark-start text:name="toc_book_217"/><text:hidden-text text:condition="ooow:" text:string-value="P102:L2" text:is-hidden="true"/>Winding up<text:bookmark-end text:name="toc_book_217"/></text:p>
      <text:p text:style-name="shouldernote"><text:bookmark-start text:name="toc_book_218"/><text:hidden-text text:condition="ooow:" text:string-value="P102:L3" text:is-hidden="true"/>Winding up<text:bookmark-end text:name="toc_book_218"/><text:bookmark-start text:name="1421921060730"/></text:p>
      <text:p text:style-name="P65"><text:hidden-text text:condition="ooow:" text:string-value="P102:L4" text:is-hidden="true"/><text:reference-mark-start text:name="sectionnumber_148_AIC_21/01/2015_38561"/><text:span text:style-name="T9"><text:sequence text:ref-name="refsectionnumber151" text:name="sectionnumber" text:formula="ooow:sectionnumber+1" style:num-format="1">152</text:sequence></text:span><text:reference-mark-end text:name="sectionnumber_148_AIC_21/01/2015_38561"/><text:span text:style-name="T9">.</text:span><text:tab/><text:reference-mark-start text:name="subsectionnumber_488_AIC_21/01/2015_38564"/>(<text:sequence text:ref-name="refsubsectionnumber595" text:name="subsectionnumber" style:num-format="1">1</text:sequence>)<text:reference-mark-end text:name="subsectionnumber_488_AIC_21/01/2015_38564"/><text:tab/>The provisions of Part 11 of the <text:alphabetical-index-mark text:string-value="Companies Act 2014 (No. 38)"/>Companies Act 2014, and the other provisions of that <text:hidden-text text:condition="ooow:" text:string-value="P102:L5" text:is-hidden="true"/>Act relating to the winding up of companies (including, in particular, provisions about <text:hidden-text text:condition="ooow:" text:string-value="P102:L6" text:is-hidden="true"/>summary approval procedure) apply, subject to the necessary modifications and the <text:hidden-text text:condition="ooow:" text:string-value="P102:L7" text:is-hidden="true"/>specific modifications specified in <text:span text:style-name="T4">subsection </text:span><text:span text:style-name="T4"><text:reference-ref text:reference-format="text" text:ref-name="subsectionnumber_488_AIC_21/01/2015_38590">(2)</text:reference-ref></text:span>, in relation to an ICAV as if it were <text:hidden-text text:condition="ooow:" text:string-value="P102:L8" text:is-hidden="true"/>an investment company.</text:p>
      <text:p text:style-name="P65"><text:hidden-text text:condition="ooow:" text:string-value="P102:L9" text:is-hidden="true"/><text:tab/><text:reference-mark-start text:name="subsectionnumber_488_AIC_21/01/2015_38590"/>(<text:sequence text:ref-name="refsubsectionnumber596" text:name="subsectionnumber" text:formula="ooow:subsectionnumber+1" style:num-format="1">2</text:sequence>)<text:reference-mark-end text:name="subsectionnumber_488_AIC_21/01/2015_38590"/><text:tab/>The modifications are the following:</text:p>
      <text:p text:style-name="P64"><text:hidden-text text:condition="ooow:" text:string-value="P102:L10" text:is-hidden="true"/><text:tab/><text:reference-mark-start text:name="paragraphnumber_338_AIC_21/01/2015_38600"/>(<text:sequence text:ref-name="refparagraphnumber501" text:name="paragraphnumber" text:formula="ooow:1" style:num-format="a">a</text:sequence>)<text:reference-mark-end text:name="paragraphnumber_338_AIC_21/01/2015_38600"/><text:tab/>references to the Registrar are to the Bank;</text:p>
      <text:p text:style-name="P64"><text:hidden-text text:condition="ooow:" text:string-value="P102:L11" text:is-hidden="true"/><text:tab/><text:reference-mark-start text:name="paragraphnumber_338_AIC_21/01/2015_38604"/>(<text:sequence text:ref-name="refparagraphnumber502" text:name="paragraphnumber" text:formula="ooow:paragraphnumber+1" style:num-format="a">b</text:sequence>)<text:reference-mark-end text:name="paragraphnumber_338_AIC_21/01/2015_38604"/><text:tab/>references to the constitution of a company are to the instrument of incorporation <text:hidden-text text:condition="ooow:" text:string-value="P102:L12" text:is-hidden="true"/>of an ICAV;</text:p>
      <text:p text:style-name="P64"><text:hidden-text text:condition="ooow:" text:string-value="P102:L13" text:is-hidden="true"/><text:tab/><text:reference-mark-start text:name="paragraphnumber_338_AIC_21/01/2015_38612"/>(<text:sequence text:ref-name="refparagraphnumber503" text:name="paragraphnumber" text:formula="ooow:paragraphnumber+1" style:num-format="a">c</text:sequence>)<text:reference-mark-end text:name="paragraphnumber_338_AIC_21/01/2015_38612"/><text:tab/>in the definition of “connected person” in section 559(1) and in 629(5) the <text:hidden-text text:condition="ooow:" text:string-value="P102:L14" text:is-hidden="true"/>reference to section 220 is to <text:span text:style-name="T4">section </text:span><text:span text:style-name="T4"><text:reference-ref text:reference-format="text" text:ref-name="sectionnumber_78">77</text:reference-ref></text:span><text:bookmark text:name="SwXTextPosition602910"/><text:span text:style-name="T16"> </text:span>of this Act and paragraph (b) is omitted;</text:p>
      <text:p text:style-name="P64"><text:hidden-text text:condition="ooow:" text:string-value="P102:L15" text:is-hidden="true"/><text:tab/><text:reference-mark-start text:name="paragraphnumber_338_AIC_21/01/2015_38624"/>(<text:sequence text:ref-name="refparagraphnumber504" text:name="paragraphnumber" text:formula="ooow:paragraphnumber+1" style:num-format="a">d</text:sequence>)<text:reference-mark-end text:name="paragraphnumber_338_AIC_21/01/2015_38624"/><text:tab/>in the table to section 567⁠—</text:p>
      <text:p text:style-name="P62"><text:hidden-text text:condition="ooow:" text:string-value="P102:L16" text:is-hidden="true"/><text:tab/><text:reference-mark-start text:name="subparagraphnumber_53_AIC_21/01/2015_38633"/>(<text:sequence text:ref-name="refsubparagraphnumber106" text:name="subparagraphnumber" text:formula="ooow:1" style:num-format="i">i</text:sequence>)<text:reference-mark-end text:name="subparagraphnumber_53_AIC_21/01/2015_38633"/><text:tab/>the reference to section 286(3) is to <text:span text:style-name="T4">section </text:span><text:span text:style-name="T4"><text:reference-ref text:reference-format="text" text:ref-name="sectionnumber_91">112</text:reference-ref></text:span><text:span text:style-name="T4"><text:reference-ref text:reference-format="text" text:ref-name="subsectionnumber_343">(1)</text:reference-ref></text:span> of this Act;</text:p>
      <text:p text:style-name="P62"><text:hidden-text text:condition="ooow:" text:string-value="P102:L17" text:is-hidden="true"/><text:tab/><text:reference-mark-start text:name="subparagraphnumber_53_AIC_21/01/2015_38645"/>(<text:sequence text:ref-name="refsubparagraphnumber107" text:name="subparagraphnumber" text:formula="ooow:subparagraphnumber+1" style:num-format="i">ii</text:sequence>)<text:reference-mark-end text:name="subparagraphnumber_53_AIC_21/01/2015_38645"/><text:tab/>the reference to section 609 is to <text:span text:style-name="T4">section </text:span><text:span text:style-name="T4"><text:reference-ref text:reference-format="text" text:ref-name="sectionnumber_92">113</text:reference-ref></text:span> of this Act;</text:p>
      <text:p text:style-name="P64"><text:hidden-text text:condition="ooow:" text:string-value="P102:L18" text:is-hidden="true"/><text:tab/><text:reference-mark-start text:name="paragraphnumber_338_AIC_21/01/2015_38659"/>(<text:sequence text:ref-name="refparagraphnumber505" text:name="paragraphnumber" text:formula="ooow:paragraphnumber+1" style:num-format="a">e</text:sequence>)<text:reference-mark-end text:name="paragraphnumber_338_AIC_21/01/2015_38659"/><text:tab/>the references in sections 569(2) and 571(3) to section 212 are to <text:span text:style-name="T4">section </text:span><text:span text:style-name="T4"><text:reference-ref text:reference-format="text" text:ref-name="sectionnumber_56">55</text:reference-ref></text:span> of <text:hidden-text text:condition="ooow:" text:string-value="P102:L19" text:is-hidden="true"/>this Act;</text:p>
      <text:p text:style-name="P64"><text:hidden-text text:condition="ooow:" text:string-value="P102:L20" text:is-hidden="true"/><text:tab/><text:reference-mark-start text:name="paragraphnumber_338_AIC_21/01/2015_38673"/>(<text:sequence text:ref-name="refparagraphnumber506" text:name="paragraphnumber" text:formula="ooow:paragraphnumber+1" style:num-format="a">f</text:sequence>)<text:reference-mark-end text:name="paragraphnumber_338_AIC_21/01/2015_38673"/><text:tab/>the reference in section 595(5) to that Act is to this Act;</text:p>
      <text:p text:style-name="P64"><text:hidden-text text:condition="ooow:" text:string-value="P102:L21" text:is-hidden="true"/><text:tab/><text:reference-mark-start text:name="paragraphnumber_338_AIC_21/01/2015_38679"/>(<text:sequence text:ref-name="refparagraphnumber507" text:name="paragraphnumber" text:formula="ooow:paragraphnumber+1" style:num-format="a">g</text:sequence>)<text:reference-mark-end text:name="paragraphnumber_338_AIC_21/01/2015_38679"/><text:tab/>the words “into his or her custody or” in section 596 and paragraph 9 of the Table <text:hidden-text text:condition="ooow:" text:string-value="P102:L22" text:is-hidden="true"/>to section 627 are omitted;</text:p>
      <text:p text:style-name="P64"><text:hidden-text text:condition="ooow:" text:string-value="P102:L23" text:is-hidden="true"/><text:tab/><text:reference-mark-start text:name="paragraphnumber_338_AIC_21/01/2015_38698"/>(<text:sequence text:ref-name="refparagraphnumber508" text:name="paragraphnumber" text:formula="ooow:paragraphnumber+1" style:num-format="a">h</text:sequence>)<text:reference-mark-end text:name="paragraphnumber_338_AIC_21/01/2015_38698"/><text:tab/>section 609 is omitted;</text:p>
      <text:p text:style-name="P64"><text:hidden-text text:condition="ooow:" text:string-value="P102:L24" text:is-hidden="true"/><text:tab/><text:reference-mark-start text:name="paragraphnumber_338_AIC_21/01/2015_38712"/>(<text:sequence text:ref-name="refparagraphnumber509" text:name="paragraphnumber" text:formula="ooow:paragraphnumber+1" style:num-format="a">i</text:sequence>)<text:reference-mark-end text:name="paragraphnumber_338_AIC_21/01/2015_38712"/><text:tab/>section 636 has effect as if⁠—</text:p>
      <text:p text:style-name="P62"><text:hidden-text text:condition="ooow:" text:string-value="P102:L25" text:is-hidden="true"/><text:tab/><text:reference-mark-start text:name="subparagraphnumber_53_AIC_21/01/2015_38728"/>(<text:sequence text:ref-name="refsubparagraphnumber108" text:name="subparagraphnumber" text:formula="ooow:1" style:num-format="i">i</text:sequence>)<text:reference-mark-end text:name="subparagraphnumber_53_AIC_21/01/2015_38728"/><text:tab/>the reference in subsection (3) to Part 4 were to <text:span text:style-name="T4">section </text:span><text:span text:style-name="T4"><text:reference-ref text:reference-format="text" text:ref-name="sectionnumber_57">89</text:reference-ref></text:span><text:span text:style-name="T4"> </text:span>of this Act,</text:p>
      <text:p text:style-name="P62"><text:hidden-text text:condition="ooow:" text:string-value="P102:L26" text:is-hidden="true"/><text:tab/><text:reference-mark-start text:name="subparagraphnumber_53_AIC_21/01/2015_38746"/>(<text:sequence text:ref-name="refsubparagraphnumber109" text:name="subparagraphnumber" text:formula="ooow:subparagraphnumber+1" style:num-format="i">ii</text:sequence>)<text:reference-mark-end text:name="subparagraphnumber_53_AIC_21/01/2015_38746"/><text:tab/>for subsection (5) there is substituted a requirement that notice of a meeting <text:hidden-text text:condition="ooow:" text:string-value="P102:L27" text:is-hidden="true"/>given by a member, liquidator or contributory under subsection (3) comply <text:hidden-text text:condition="ooow:" text:string-value="P102:L28" text:is-hidden="true"/>with any requirements specified in the ICAV’s instrument of incorporation, <text:hidden-text text:condition="ooow:" text:string-value="P102:L29" text:is-hidden="true"/>and</text:p>
      <text:p text:style-name="P62"><text:hidden-text text:condition="ooow:" text:string-value="P102:L30" text:is-hidden="true"/><text:tab/><text:reference-mark-start text:name="subparagraphnumber_53_AIC_21/01/2015_38757"/>(<text:sequence text:ref-name="refsubparagraphnumber110" text:name="subparagraphnumber" text:formula="ooow:subparagraphnumber+1" style:num-format="i">iii</text:sequence>)<text:reference-mark-end text:name="subparagraphnumber_53_AIC_21/01/2015_38757"/><text:tab/>the reference in subsection (6) to the <text:alphabetical-index-mark text:string-value="Companies Act 2014 (No. 38)"/>Companies Act 2014 is omitted;</text:p>
      <text:p text:style-name="P64"><text:hidden-text text:condition="ooow:" text:string-value="P102:L31" text:is-hidden="true"/><text:tab/><text:reference-mark-start text:name="paragraphnumber_338_AIC_21/01/2015_38788"/>(<text:sequence text:ref-name="refparagraphnumber510" text:name="paragraphnumber" text:formula="ooow:paragraphnumber+1" style:num-format="a">j</text:sequence>)<text:reference-mark-end text:name="paragraphnumber_338_AIC_21/01/2015_38788"/><text:tab/>the reference in section 656(2) to section 173 is to <text:span text:style-name="T4">section </text:span><text:span text:style-name="T4"><text:reference-ref text:reference-format="text" text:ref-name="sectionnumber_53">52</text:reference-ref></text:span> of this Act;</text:p>
      <text:p text:style-name="P64"><text:hidden-text text:condition="ooow:" text:string-value="P102:L32" text:is-hidden="true"/><text:tab/><text:reference-mark-start text:name="paragraphnumber_338_AIC_21/01/2015_38904"/>(<text:sequence text:ref-name="refparagraphnumber511" text:name="paragraphnumber" text:formula="ooow:paragraphnumber+1" style:num-format="a">k</text:sequence>)<text:reference-mark-end text:name="paragraphnumber_338_AIC_21/01/2015_38904"/><text:tab/>in section 673⁠—</text:p>
      <text:p text:style-name="P62"><text:hidden-text text:condition="ooow:" text:string-value="P102:L33" text:is-hidden="true"/><text:tab/><text:reference-mark-start text:name="subparagraphnumber_53_AIC_21/01/2015_39051"/>(<text:sequence text:ref-name="refsubparagraphnumber111" text:name="subparagraphnumber" text:formula="ooow:1" style:num-format="i">i</text:sequence>)<text:reference-mark-end text:name="subparagraphnumber_53_AIC_21/01/2015_39051"/><text:tab/>in subsection (1), for “hands of the liquidator” there is substituted “hands of <text:hidden-text text:condition="ooow:" text:string-value="P102:L34" text:is-hidden="true"/>the depositary or trustee within the meaning of the UCITS Regulations, to be <text:hidden-text text:condition="ooow:" text:string-value="P102:L35" text:is-hidden="true"/>under the control of the liquidator,”, and</text:p>
      <text:p text:style-name="P62"><text:soft-page-break/><text:hidden-text text:condition="ooow:" text:string-value="P103:L1" text:is-hidden="true"/><text:tab/><text:reference-mark-start text:name="subparagraphnumber_53_AIC_21/01/2015_39057"/>(<text:sequence text:ref-name="refsubparagraphnumber112" text:name="subparagraphnumber" text:formula="ooow:subparagraphnumber+1" style:num-format="i">ii</text:sequence>)<text:reference-mark-end text:name="subparagraphnumber_53_AIC_21/01/2015_39057"/><text:tab/>in subsection (3), for “to the liquidator” there is substituted “to the <text:hidden-text text:condition="ooow:" text:string-value="P103:L2" text:is-hidden="true"/>depositary or trustee within the meaning of the UCITS Regulations, to be <text:hidden-text text:condition="ooow:" text:string-value="P103:L3" text:is-hidden="true"/>under the control of the liquidator,”.<text:bookmark-end text:name="1421921060730"/></text:p>
      <text:p text:style-name="partnumber"><text:bookmark-start text:name="toc_book_219"/><text:hidden-text text:condition="ooow:" text:string-value="P103:L4" text:is-hidden="true"/>PART <text:reference-mark-start text:name="partnumber_12"/><text:sequence text:ref-name="refpartnumber10" text:name="partnumber" text:formula="ooow:partnumber+1" style:num-format="1">11</text:sequence><text:bookmark-end text:name="toc_book_219"/><text:reference-mark-end text:name="partnumber_12"/></text:p>
      <text:p text:style-name="P61"><text:bookmark-start text:name="toc_book_220"/><text:hidden-text text:condition="ooow:" text:string-value="P103:L5" text:is-hidden="true"/>Strike Off and Restoration<text:bookmark-end text:name="toc_book_220"/></text:p>
      <text:p text:style-name="chapternumber"><text:bookmark-start text:name="toc_book_221"/><text:hidden-text text:condition="ooow:" text:string-value="P103:L6" text:is-hidden="true"/>Chapter <text:reference-mark-start text:name="chapternumber_21"/><text:sequence text:ref-name="refchapternumber23" text:name="chapternumber" style:num-format="1">1</text:sequence><text:bookmark-end text:name="toc_book_221"/><text:reference-mark-end text:name="chapternumber_21"/></text:p>
      <text:p text:style-name="P63"><text:bookmark-start text:name="toc_book_222"/><text:hidden-text text:condition="ooow:" text:string-value="P103:L7" text:is-hidden="true"/>Strike off of ICAV<text:bookmark-end text:name="toc_book_222"/></text:p>
      <text:p text:style-name="P13"><text:bookmark-start text:name="toc_book_223"/><text:hidden-text text:condition="ooow:" text:string-value="P103:L8" text:is-hidden="true"/>When Bank may strike ICAV off register<text:bookmark-end text:name="toc_book_223"/></text:p>
      <text:p text:style-name="P65"><text:hidden-text text:condition="ooow:" text:string-value="P103:L9" text:is-hidden="true"/><text:reference-mark-start text:name="sectionnumber_137_AIC_04/11/2014_45094"/><text:span text:style-name="T9"><text:sequence text:ref-name="refsectionnumber152" text:name="sectionnumber" text:formula="ooow:sectionnumber+1" style:num-format="1">153</text:sequence></text:span><text:reference-mark-end text:name="sectionnumber_137_AIC_04/11/2014_45094"/><text:span text:style-name="T9">.</text:span><text:tab/><text:reference-mark-start text:name="subsectionnumber_488_AIC_04/11/2014_45096"/>(<text:sequence text:ref-name="refsubsectionnumber597" text:name="subsectionnumber" text:formula="ooow:1.0" style:num-format="1">1</text:sequence>)<text:reference-mark-end text:name="subsectionnumber_488_AIC_04/11/2014_45096"/><text:tab/>Except in the case of an application by an ICAV to be struck off the register of ICAVs, <text:hidden-text text:condition="ooow:" text:string-value="P103:L10" text:is-hidden="true"/>the Bank may strike an ICAV off the register of ICAVs if⁠—</text:p>
      <text:p text:style-name="P64"><text:hidden-text text:condition="ooow:" text:string-value="P103:L11" text:is-hidden="true"/><text:tab/><text:reference-mark-start text:name="paragraphnumber_323_AIC_04/11/2014_45099"/>(<text:sequence text:ref-name="refparagraphnumber512" text:name="paragraphnumber" text:formula="ooow:1.0" style:num-format="a">a</text:sequence>)<text:reference-mark-end text:name="paragraphnumber_323_AIC_04/11/2014_45099"/><text:tab/>the ICAV is not an authorised ICAV,</text:p>
      <text:p text:style-name="P64"><text:hidden-text text:condition="ooow:" text:string-value="P103:L12" text:is-hidden="true"/><text:tab/><text:reference-mark-start text:name="paragraphnumber_323_AIC_04/11/2014_45102"/>(<text:sequence text:ref-name="refparagraphnumber513" text:name="paragraphnumber" text:formula="ooow:paragraphnumber+1" style:num-format="a">b</text:sequence>)<text:reference-mark-end text:name="paragraphnumber_323_AIC_04/11/2014_45102"/><text:tab/>there exists one or more of the grounds for striking off set out in <text:span text:style-name="T4">section </text:span><text:span text:style-name="T4"><text:reference-ref text:reference-format="text" text:ref-name="sectionnumber_137_AIC_04/11/2014_45615">154</text:reference-ref></text:span>, and</text:p>
      <text:p text:style-name="P64"><text:hidden-text text:condition="ooow:" text:string-value="P103:L13" text:is-hidden="true"/><text:tab/><text:reference-mark-start text:name="paragraphnumber_323_AIC_04/11/2014_45106"/>(<text:sequence text:ref-name="refparagraphnumber514" text:name="paragraphnumber" text:formula="ooow:paragraphnumber+1" style:num-format="a">c</text:sequence>)<text:reference-mark-end text:name="paragraphnumber_323_AIC_04/11/2014_45106"/><text:tab/>the Bank has followed the procedure set out in <text:span text:style-name="T4">sections </text:span><text:span text:style-name="T4"><text:reference-ref text:reference-format="text" text:ref-name="sectionnumber_137_AIC_04/11/2014_45644">155</text:reference-ref></text:span><text:span text:style-name="T14">,</text:span><text:span text:style-name="T4"> </text:span><text:span text:style-name="T4"><text:reference-ref text:reference-format="text" text:ref-name="sectionnumber_137_AIC_04/11/2014_45997">156</text:reference-ref></text:span>, <text:span text:style-name="T4"><text:reference-ref text:reference-format="text" text:ref-name="sectionnumber_137_AIC_04/11/2014_46333">158</text:reference-ref></text:span> and <text:span text:style-name="T3"><text:reference-ref text:reference-format="text" text:ref-name="sectionnumber_137_AIC_04/11/2014_46857">161</text:reference-ref></text:span><text:span text:style-name="T3"><text:reference-ref text:reference-format="text" text:ref-name="subsectionnumber_488_AIC_04/11/2014_46860">(1)</text:reference-ref></text:span>.</text:p>
      <text:p text:style-name="P65"><text:hidden-text text:condition="ooow:" text:string-value="P103:L14" text:is-hidden="true"/><text:tab/><text:reference-mark-start text:name="subsectionnumber_488_AIC_04/11/2014_45128"/>(<text:sequence text:ref-name="refsubsectionnumber598" text:name="subsectionnumber" text:formula="ooow:subsectionnumber+1" style:num-format="1">2</text:sequence>)<text:reference-mark-end text:name="subsectionnumber_488_AIC_04/11/2014_45128"/><text:tab/>In the case of an application by an ICAV to be struck off the register of ICAVs, the <text:hidden-text text:condition="ooow:" text:string-value="P103:L15" text:is-hidden="true"/>Bank may strike the ICAV off the register of ICAVs if⁠—</text:p>
      <text:p text:style-name="P64"><text:hidden-text text:condition="ooow:" text:string-value="P103:L16" text:is-hidden="true"/><text:tab/><text:reference-mark-start text:name="paragraphnumber_323_AIC_04/11/2014_45133"/>(<text:sequence text:ref-name="refparagraphnumber515" text:name="paragraphnumber" text:formula="ooow:1.0" style:num-format="a">a</text:sequence>)<text:reference-mark-end text:name="paragraphnumber_323_AIC_04/11/2014_45133"/><text:tab/>the ICAV is not an authorised ICAV,</text:p>
      <text:p text:style-name="P64"><text:hidden-text text:condition="ooow:" text:string-value="P103:L17" text:is-hidden="true"/><text:tab/><text:reference-mark-start text:name="paragraphnumber_323_AIC_04/11/2014_45136"/>(<text:sequence text:ref-name="refparagraphnumber516" text:name="paragraphnumber" text:formula="ooow:paragraphnumber+1" style:num-format="a">b</text:sequence>)<text:reference-mark-end text:name="paragraphnumber_323_AIC_04/11/2014_45136"/><text:tab/>the conditions for striking off set out in <text:span text:style-name="T4">section </text:span><text:span text:style-name="T4"><text:reference-ref text:reference-format="text" text:ref-name="sectionnumber_137_AIC_04/11/2014_46410">159</text:reference-ref></text:span> have been satisfied, and</text:p>
      <text:p text:style-name="paragraph"><text:hidden-text text:condition="ooow:" text:string-value="P103:L18" text:is-hidden="true"/><text:tab/><text:reference-mark-start text:name="paragraphnumber_323_AIC_04/11/2014_45140"/>(<text:sequence text:ref-name="refparagraphnumber517" text:name="paragraphnumber" text:formula="ooow:paragraphnumber+1" style:num-format="a">c</text:sequence>)<text:reference-mark-end text:name="paragraphnumber_323_AIC_04/11/2014_45140"/><text:tab/>the Bank has followed the procedure set out in <text:span text:style-name="T4">sections </text:span><text:span text:style-name="T4"><text:reference-ref text:reference-format="text" text:ref-name="sectionnumber_137_AIC_04/11/2014_46615">160</text:reference-ref></text:span> and <text:span text:style-name="T3"><text:reference-ref text:reference-format="text" text:ref-name="sectionnumber_137_AIC_04/11/2014_46857">161</text:reference-ref></text:span><text:span text:style-name="T3"><text:reference-ref text:reference-format="text" text:ref-name="subsectionnumber_488_AIC_04/11/2014_46872">(2)</text:reference-ref></text:span>.</text:p>
      <text:p text:style-name="P13"><text:bookmark-start text:name="toc_book_224"/><text:hidden-text text:condition="ooow:" text:string-value="P103:L19" text:is-hidden="true"/>Grounds for involuntary strike off<text:bookmark-end text:name="toc_book_224"/></text:p>
      <text:p text:style-name="P19"><text:hidden-text text:condition="ooow:" text:string-value="P103:L20" text:is-hidden="true"/><text:reference-mark-start text:name="sectionnumber_137_AIC_04/11/2014_45615"/><text:span text:style-name="T9"><text:sequence text:ref-name="refsectionnumber153" text:name="sectionnumber" text:formula="ooow:sectionnumber+1" style:num-format="1">154</text:sequence></text:span><text:reference-mark-end text:name="sectionnumber_137_AIC_04/11/2014_45615"/><text:span text:style-name="T9">.</text:span><text:tab/>The grounds referred to in <text:span text:style-name="T4">section </text:span><text:span text:style-name="T4"><text:reference-ref text:reference-format="text" text:ref-name="sectionnumber_137_AIC_04/11/2014_45094">153</text:reference-ref></text:span><text:span text:style-name="T4"><text:reference-ref text:reference-format="text" text:ref-name="subsectionnumber_488_AIC_04/11/2014_45096">(1)</text:reference-ref></text:span><text:span text:style-name="T4"><text:reference-ref text:reference-format="text" text:ref-name="paragraphnumber_323_AIC_04/11/2014_45102">(b)</text:reference-ref></text:span> are:</text:p>
      <text:p text:style-name="P64"><text:hidden-text text:condition="ooow:" text:string-value="P103:L21" text:is-hidden="true"/><text:tab/><text:reference-mark-start text:name="paragraphnumber_323_AIC_04/11/2014_45620"/>(<text:sequence text:ref-name="refparagraphnumber518" text:name="paragraphnumber" text:formula="ooow:1.0" style:num-format="a">a</text:sequence>)<text:reference-mark-end text:name="paragraphnumber_323_AIC_04/11/2014_45620"/><text:tab/>the Bank has reasonable cause to believe that the ICAV no longer complies with <text:hidden-text text:condition="ooow:" text:string-value="P103:L22" text:is-hidden="true"/><text:span text:style-name="T4">section </text:span><text:span text:style-name="T4"><text:reference-ref text:reference-format="text" text:ref-name="sectionnumber_13">13</text:reference-ref></text:span>;</text:p>
      <text:p text:style-name="P64"><text:hidden-text text:condition="ooow:" text:string-value="P103:L23" text:is-hidden="true"/><text:tab/><text:reference-mark-start text:name="paragraphnumber_323_AIC_04/11/2014_45624"/>(<text:sequence text:ref-name="refparagraphnumber519" text:name="paragraphnumber" text:formula="ooow:paragraphnumber+1" style:num-format="a">b</text:sequence>)<text:reference-mark-end text:name="paragraphnumber_323_AIC_04/11/2014_45624"/><text:tab/>the ICAV, not being authorised under the UCITS Regulations, has not applied for <text:hidden-text text:condition="ooow:" text:string-value="P103:L24" text:is-hidden="true"/>authorisation under <text:span text:style-name="T4">section </text:span><text:span text:style-name="T4"><text:reference-ref text:reference-format="text" text:ref-name="sectionnumber_18">18</text:reference-ref></text:span> by the end of the period of 12 months since the <text:hidden-text text:condition="ooow:" text:string-value="P103:L25" text:is-hidden="true"/>date the coming into operation of a registration order in relation to the ICAV;</text:p>
      <text:p text:style-name="P64"><text:hidden-text text:condition="ooow:" text:string-value="P103:L26" text:is-hidden="true"/><text:tab/><text:reference-mark-start text:name="paragraphnumber_323_AIC_04/11/2014_45629"/>(<text:sequence text:ref-name="refparagraphnumber520" text:name="paragraphnumber" text:formula="ooow:paragraphnumber+1" style:num-format="a">c</text:sequence>)<text:reference-mark-end text:name="paragraphnumber_323_AIC_04/11/2014_45629"/><text:tab/>the ICAV is being wound up and the Bank has reasonable cause to believe that no <text:hidden-text text:condition="ooow:" text:string-value="P103:L27" text:is-hidden="true"/>liquidator is acting;</text:p>
      <text:p text:style-name="P64"><text:hidden-text text:condition="ooow:" text:string-value="P103:L28" text:is-hidden="true"/><text:tab/><text:reference-mark-start text:name="paragraphnumber_323_AIC_04/11/2014_45633"/>(<text:sequence text:ref-name="refparagraphnumber521" text:name="paragraphnumber" text:formula="ooow:paragraphnumber+1" style:num-format="a">d</text:sequence>)<text:reference-mark-end text:name="paragraphnumber_323_AIC_04/11/2014_45633"/><text:tab/>the ICAV is being wound up and the Bank has reasonable cause to believe that <text:hidden-text text:condition="ooow:" text:string-value="P103:L29" text:is-hidden="true"/>the affairs of the ICAV are fully wound up and that the returns required to be <text:hidden-text text:condition="ooow:" text:string-value="P103:L30" text:is-hidden="true"/>made by the liquidator have not been made for a period of 6 consecutive months;</text:p>
      <text:p text:style-name="P64"><text:hidden-text text:condition="ooow:" text:string-value="P103:L31" text:is-hidden="true"/><text:tab/><text:reference-mark-start text:name="paragraphnumber_323_AIC_04/11/2014_45637"/>(<text:sequence text:ref-name="refparagraphnumber522" text:name="paragraphnumber" text:formula="ooow:paragraphnumber+1" style:num-format="a">e</text:sequence>)<text:reference-mark-end text:name="paragraphnumber_323_AIC_04/11/2014_45637"/><text:tab/>there are no persons recorded by the Bank as being current directors of the ICAV.</text:p>
      <text:p text:style-name="P13"><text:bookmark-start text:name="toc_book_225"/><text:soft-page-break/><text:hidden-text text:condition="ooow:" text:string-value="P104:L1" text:is-hidden="true"/>Bank’s notice to ICAV of intention to strike it off register<text:bookmark-end text:name="toc_book_225"/></text:p>
      <text:p text:style-name="P65"><text:hidden-text text:condition="ooow:" text:string-value="P104:L2" text:is-hidden="true"/><text:reference-mark-start text:name="sectionnumber_137_AIC_04/11/2014_45644"/><text:span text:style-name="T9"><text:sequence text:ref-name="refsectionnumber154" text:name="sectionnumber" text:formula="ooow:sectionnumber+1" style:num-format="1">155</text:sequence></text:span><text:reference-mark-end text:name="sectionnumber_137_AIC_04/11/2014_45644"/><text:span text:style-name="T9">.</text:span><text:tab/><text:reference-mark-start text:name="subsectionnumber_488_AIC_04/11/2014_45646"/>(<text:sequence text:ref-name="refsubsectionnumber599" text:name="subsectionnumber" text:formula="ooow:1.0" style:num-format="1">1</text:sequence>)<text:reference-mark-end text:name="subsectionnumber_488_AIC_04/11/2014_45646"/><text:tab/>The Bank may give notice in accordance with <text:span text:style-name="T4">section </text:span><text:span text:style-name="T4"><text:reference-ref text:reference-format="text" text:ref-name="sectionnumber_137_AIC_04/11/2014_45997">156</text:reference-ref></text:span> of the Bank’s intention to <text:hidden-text text:condition="ooow:" text:string-value="P104:L3" text:is-hidden="true"/>strike an ICAV off the register of ICAVs on a ground set out in any of <text:span text:style-name="T4">paragraphs </text:span><text:span text:style-name="T4"><text:reference-ref text:reference-format="text" text:ref-name="paragraphnumber_323_AIC_04/11/2014_45620">(a)</text:reference-ref></text:span> <text:hidden-text text:condition="ooow:" text:string-value="P104:L4" text:is-hidden="true"/>to <text:span text:style-name="T4"><text:reference-ref text:reference-format="text" text:ref-name="paragraphnumber_323_AIC_04/11/2014_45637">(e)</text:reference-ref></text:span> of <text:span text:style-name="T4">section </text:span><text:span text:style-name="T4"><text:reference-ref text:reference-format="text" text:ref-name="sectionnumber_137_AIC_04/11/2014_45615">154</text:reference-ref></text:span>.</text:p>
      <text:p text:style-name="P65"><text:hidden-text text:condition="ooow:" text:string-value="P104:L5" text:is-hidden="true"/><text:tab/><text:reference-mark-start text:name="subsectionnumber_488_AIC_04/11/2014_45651"/>(<text:sequence text:ref-name="refsubsectionnumber600" text:name="subsectionnumber" text:formula="ooow:subsectionnumber+1" style:num-format="1">2</text:sequence>)<text:reference-mark-end text:name="subsectionnumber_488_AIC_04/11/2014_45651"/><text:tab/>The Bank shall send the notice⁠—</text:p>
      <text:p text:style-name="P64"><text:hidden-text text:condition="ooow:" text:string-value="P104:L6" text:is-hidden="true"/><text:tab/><text:reference-mark-start text:name="paragraphnumber_323_AIC_04/11/2014_45656"/>(<text:sequence text:ref-name="refparagraphnumber523" text:name="paragraphnumber" text:formula="ooow:1.0" style:num-format="a">a</text:sequence>)<text:reference-mark-end text:name="paragraphnumber_323_AIC_04/11/2014_45656"/><text:tab/>except where <text:span text:style-name="T4">paragraph </text:span><text:span text:style-name="T4"><text:reference-ref text:reference-format="text" text:ref-name="paragraphnumber_323_AIC_04/11/2014_45660">(b)</text:reference-ref></text:span> applies, to the ICAV,</text:p>
      <text:p text:style-name="P64"><text:hidden-text text:condition="ooow:" text:string-value="P104:L7" text:is-hidden="true"/><text:tab/><text:reference-mark-start text:name="paragraphnumber_323_AIC_04/11/2014_45660"/>(<text:sequence text:ref-name="refparagraphnumber524" text:name="paragraphnumber" text:formula="ooow:paragraphnumber+1" style:num-format="a">b</text:sequence>)<text:reference-mark-end text:name="paragraphnumber_323_AIC_04/11/2014_45660"/><text:tab/>if the ground for striking off is that set out in <text:span text:style-name="T4">section </text:span><text:span text:style-name="T4"><text:reference-ref text:reference-format="text" text:ref-name="sectionnumber_137_AIC_04/11/2014_45615">154</text:reference-ref></text:span><text:span text:style-name="T4"><text:reference-ref text:reference-format="text" text:ref-name="paragraphnumber_323_AIC_04/11/2014_45629">(c)</text:reference-ref></text:span> or <text:span text:style-name="T3"><text:reference-ref text:reference-format="text" text:ref-name="paragraphnumber_323_AIC_04/11/2014_45633">(d)</text:reference-ref></text:span> and an <text:hidden-text text:condition="ooow:" text:string-value="P104:L8" text:is-hidden="true"/>individual is recorded by the Bank as the liquidator of the ICAV, to the liquidator.</text:p>
      <text:p text:style-name="P65"><text:hidden-text text:condition="ooow:" text:string-value="P104:L9" text:is-hidden="true"/><text:tab/><text:reference-mark-start text:name="subsectionnumber_488_AIC_04/11/2014_45663"/>(<text:sequence text:ref-name="refsubsectionnumber601" text:name="subsectionnumber" text:formula="ooow:subsectionnumber+1" style:num-format="1">3</text:sequence>)<text:reference-mark-end text:name="subsectionnumber_488_AIC_04/11/2014_45663"/><text:tab/>The Bank shall also send a copy of the notice to such persons, if any, as are recorded <text:hidden-text text:condition="ooow:" text:string-value="P104:L10" text:is-hidden="true"/>by the Bank as being current directors of the ICAV but non-compliance with this <text:hidden-text text:condition="ooow:" text:string-value="P104:L11" text:is-hidden="true"/>subsection does not affect the validity of a notice that otherwise complies with <text:hidden-text text:condition="ooow:" text:string-value="P104:L12" text:is-hidden="true"/><text:span text:style-name="T4">subsection </text:span><text:span text:style-name="T4"><text:reference-ref text:reference-format="text" text:ref-name="subsectionnumber_488_AIC_04/11/2014_45646">(1)</text:reference-ref></text:span>.</text:p>
      <text:p text:style-name="P65"><text:hidden-text text:condition="ooow:" text:string-value="P104:L13" text:is-hidden="true"/><text:tab/><text:reference-mark-start text:name="subsectionnumber_488_AIC_04/11/2014_45668"/>(<text:sequence text:ref-name="refsubsectionnumber602" text:name="subsectionnumber" text:formula="ooow:subsectionnumber+1" style:num-format="1">4</text:sequence>)<text:reference-mark-end text:name="subsectionnumber_488_AIC_04/11/2014_45668"/><text:tab/>Instead of giving a notice under <text:span text:style-name="T4">subsection </text:span><text:span text:style-name="T4"><text:reference-ref text:reference-format="text" text:ref-name="subsectionnumber_488_AIC_04/11/2014_45646">(1)</text:reference-ref></text:span>, the Bank may publish a notice in <text:span text:style-name="T4">Iris</text:span> <text:hidden-text text:condition="ooow:" text:string-value="P104:L14" text:is-hidden="true"/><text:span text:style-name="T4">Oifigiúil</text:span> containing the information required by <text:span text:style-name="T4">section </text:span><text:span text:style-name="T4"><text:reference-ref text:reference-format="text" text:ref-name="sectionnumber_137_AIC_04/11/2014_45997">156</text:reference-ref></text:span> if no notice of the <text:hidden-text text:condition="ooow:" text:string-value="P104:L15" text:is-hidden="true"/>situation of the registered office of the ICAV has been given to the Bank as required <text:hidden-text text:condition="ooow:" text:string-value="P104:L16" text:is-hidden="true"/>by <text:span text:style-name="T4">sections </text:span><text:span text:style-name="T4"><text:reference-ref text:reference-format="text" text:ref-name="sectionnumber_7">7</text:reference-ref></text:span> and <text:span text:style-name="T3"><text:reference-ref text:reference-format="text" text:ref-name="sectionnumber_11">11</text:reference-ref></text:span><text:span text:style-name="T4"><text:reference-ref text:reference-format="text" text:ref-name="subsectionnumber_32">(2)</text:reference-ref></text:span>.</text:p>
      <text:p text:style-name="P13"><text:bookmark-start text:name="toc_book_226"/><text:hidden-text text:condition="ooow:" text:string-value="P104:L17" text:is-hidden="true"/>Contents of Bank’s notice to ICAV<text:bookmark-end text:name="toc_book_226"/></text:p>
      <text:p text:style-name="P65"><text:hidden-text text:condition="ooow:" text:string-value="P104:L18" text:is-hidden="true"/><text:reference-mark-start text:name="sectionnumber_137_AIC_04/11/2014_45997"/><text:span text:style-name="T9"><text:sequence text:ref-name="refsectionnumber155" text:name="sectionnumber" text:formula="ooow:sectionnumber+1" style:num-format="1">156</text:sequence></text:span><text:reference-mark-end text:name="sectionnumber_137_AIC_04/11/2014_45997"/><text:span text:style-name="T9">.</text:span><text:tab/><text:reference-mark-start text:name="subsectionnumber_488_AIC_04/11/2014_45999"/>(<text:sequence text:ref-name="refsubsectionnumber603" text:name="subsectionnumber" text:formula="ooow:1.0" style:num-format="1">1</text:sequence>)<text:reference-mark-end text:name="subsectionnumber_488_AIC_04/11/2014_45999"/><text:tab/>The Bank’s notice under <text:span text:style-name="T4">section </text:span><text:span text:style-name="T4"><text:reference-ref text:reference-format="text" text:ref-name="sectionnumber_137_AIC_04/11/2014_45644">155</text:reference-ref></text:span> shall⁠—</text:p>
      <text:p text:style-name="P64"><text:hidden-text text:condition="ooow:" text:string-value="P104:L19" text:is-hidden="true"/><text:tab/><text:reference-mark-start text:name="paragraphnumber_323_AIC_04/11/2014_46229"/>(<text:sequence text:ref-name="refparagraphnumber525" text:name="paragraphnumber" text:formula="ooow:1.0" style:num-format="a">a</text:sequence>)<text:reference-mark-end text:name="paragraphnumber_323_AIC_04/11/2014_46229"/><text:tab/>state that the issue of the notice is the first step in a process that may lead to the <text:hidden-text text:condition="ooow:" text:string-value="P104:L20" text:is-hidden="true"/>ICAV being struck off the register of ICAVs,</text:p>
      <text:p text:style-name="P64"><text:hidden-text text:condition="ooow:" text:string-value="P104:L21" text:is-hidden="true"/><text:tab/><text:reference-mark-start text:name="paragraphnumber_323_AIC_04/11/2014_46234"/>(<text:sequence text:ref-name="refparagraphnumber526" text:name="paragraphnumber" text:formula="ooow:paragraphnumber+1" style:num-format="a">b</text:sequence>)<text:reference-mark-end text:name="paragraphnumber_323_AIC_04/11/2014_46234"/><text:tab/>state the ground or grounds for striking off being invoked by the Bank,</text:p>
      <text:p text:style-name="P64"><text:hidden-text text:condition="ooow:" text:string-value="P104:L22" text:is-hidden="true"/><text:tab/><text:reference-mark-start text:name="paragraphnumber_323_AIC_04/11/2014_46241"/>(<text:sequence text:ref-name="refparagraphnumber527" text:name="paragraphnumber" text:formula="ooow:paragraphnumber+1" style:num-format="a">c</text:sequence>)<text:reference-mark-end text:name="paragraphnumber_323_AIC_04/11/2014_46241"/><text:tab/>state that the ICAV will be dissolved if it is struck off the register of ICAVs,</text:p>
      <text:p text:style-name="P64"><text:hidden-text text:condition="ooow:" text:string-value="P104:L23" text:is-hidden="true"/><text:tab/><text:reference-mark-start text:name="paragraphnumber_323_AIC_04/11/2014_46246"/>(<text:sequence text:ref-name="refparagraphnumber528" text:name="paragraphnumber" text:formula="ooow:paragraphnumber+1" style:num-format="a">d</text:sequence>)<text:reference-mark-end text:name="paragraphnumber_323_AIC_04/11/2014_46246"/><text:tab/>specify the remedial step,</text:p>
      <text:p text:style-name="P64"><text:hidden-text text:condition="ooow:" text:string-value="P104:L24" text:is-hidden="true"/><text:tab/><text:reference-mark-start text:name="paragraphnumber_323_AIC_04/11/2014_46252"/>(<text:sequence text:ref-name="refparagraphnumber529" text:name="paragraphnumber" text:formula="ooow:paragraphnumber+1" style:num-format="a">e</text:sequence>)<text:reference-mark-end text:name="paragraphnumber_323_AIC_04/11/2014_46252"/><text:tab/>specify the date on or before which the remedial step must be taken, and</text:p>
      <text:p text:style-name="P64"><text:hidden-text text:condition="ooow:" text:string-value="P104:L25" text:is-hidden="true"/><text:tab/><text:reference-mark-start text:name="paragraphnumber_323_AIC_04/11/2014_46257"/>(<text:sequence text:ref-name="refparagraphnumber530" text:name="paragraphnumber" text:formula="ooow:paragraphnumber+1" style:num-format="a">f</text:sequence>)<text:reference-mark-end text:name="paragraphnumber_323_AIC_04/11/2014_46257"/><text:tab/>state that failure to take the remedial step on or before the date so specified may <text:hidden-text text:condition="ooow:" text:string-value="P104:L26" text:is-hidden="true"/>result in the Bank giving public notice of an intention to strike the ICAV off the <text:hidden-text text:condition="ooow:" text:string-value="P104:L27" text:is-hidden="true"/>register of ICAVs.</text:p>
      <text:p text:style-name="P65"><text:hidden-text text:condition="ooow:" text:string-value="P104:L28" text:is-hidden="true"/><text:tab/><text:reference-mark-start text:name="subsectionnumber_488_AIC_04/11/2014_46264"/>(<text:sequence text:ref-name="refsubsectionnumber604" text:name="subsectionnumber" text:formula="ooow:subsectionnumber+1" style:num-format="1">2</text:sequence>)<text:reference-mark-end text:name="subsectionnumber_488_AIC_04/11/2014_46264"/><text:tab/>The date to be specified for the purposes of <text:span text:style-name="T4">subsection </text:span><text:span text:style-name="T4"><text:reference-ref text:reference-format="text" text:ref-name="subsectionnumber_488_AIC_04/11/2014_45999">(1)</text:reference-ref></text:span><text:span text:style-name="T4"><text:reference-ref text:reference-format="text" text:ref-name="paragraphnumber_323_AIC_04/11/2014_46252">(e)</text:reference-ref></text:span> shall be a date falling <text:hidden-text text:condition="ooow:" text:string-value="P104:L29" text:is-hidden="true"/>not less than 28 days after the date of the notice.</text:p>
      <text:p text:style-name="P13"><text:bookmark-start text:name="toc_book_227"/><text:hidden-text text:condition="ooow:" text:string-value="P104:L30" text:is-hidden="true"/>Meaning of remedial step<text:bookmark-end text:name="toc_book_227"/></text:p>
      <text:p text:style-name="P19"><text:hidden-text text:condition="ooow:" text:string-value="P104:L31" text:is-hidden="true"/><text:reference-mark-start text:name="sectionnumber_137_AIC_04/11/2014_46285"/><text:span text:style-name="T9"><text:sequence text:ref-name="refsectionnumber156" text:name="sectionnumber" text:formula="ooow:sectionnumber+1" style:num-format="1">157</text:sequence></text:span><text:reference-mark-end text:name="sectionnumber_137_AIC_04/11/2014_46285"/><text:span text:style-name="T9">.</text:span><text:tab/>For the purposes of <text:span text:style-name="T4">sections </text:span><text:span text:style-name="T4"><text:reference-ref text:reference-format="text" text:ref-name="sectionnumber_137_AIC_04/11/2014_45997">156</text:reference-ref></text:span>, <text:span text:style-name="T3"><text:reference-ref text:reference-format="text" text:ref-name="sectionnumber_137_AIC_04/11/2014_46333">158</text:reference-ref></text:span><text:span text:style-name="T3"> </text:span>and <text:span text:style-name="T3"><text:reference-ref text:reference-format="text" text:ref-name="sectionnumber_137_AIC_04/11/2014_46857">161</text:reference-ref></text:span>, the remedial step is whichever of the <text:hidden-text text:condition="ooow:" text:string-value="P104:L32" text:is-hidden="true"/>following applies:</text:p>
      <text:p text:style-name="P64"><text:hidden-text text:condition="ooow:" text:string-value="P104:L33" text:is-hidden="true"/><text:tab/><text:reference-mark-start text:name="paragraphnumber_323_AIC_04/11/2014_46294"/>(<text:sequence text:ref-name="refparagraphnumber531" text:name="paragraphnumber" text:formula="ooow:1.0" style:num-format="a">a</text:sequence>)<text:reference-mark-end text:name="paragraphnumber_323_AIC_04/11/2014_46294"/><text:tab/>in the case of the ground for striking off set out in <text:span text:style-name="T4">section </text:span><text:span text:style-name="T4"><text:reference-ref text:reference-format="text" text:ref-name="sectionnumber_137_AIC_04/11/2014_45615">154</text:reference-ref></text:span><text:span text:style-name="T4"><text:reference-ref text:reference-format="text" text:ref-name="paragraphnumber_323_AIC_04/11/2014_45620">(a)</text:reference-ref></text:span>, having brought <text:hidden-text text:condition="ooow:" text:string-value="P104:L34" text:is-hidden="true"/>itself into compliance with <text:span text:style-name="T4">section </text:span><text:span text:style-name="T4"><text:reference-ref text:reference-format="text" text:ref-name="sectionnumber_13">13</text:reference-ref></text:span>;</text:p>
      <text:p text:style-name="P64"><text:hidden-text text:condition="ooow:" text:string-value="P104:L35" text:is-hidden="true"/><text:tab/><text:reference-mark-start text:name="paragraphnumber_323_AIC_04/11/2014_46301"/>(<text:sequence text:ref-name="refparagraphnumber532" text:name="paragraphnumber" text:formula="ooow:paragraphnumber+1" style:num-format="a">b</text:sequence>)<text:reference-mark-end text:name="paragraphnumber_323_AIC_04/11/2014_46301"/><text:tab/>in the case of the ground for striking off set out in <text:span text:style-name="T4">section </text:span><text:span text:style-name="T4"><text:reference-ref text:reference-format="text" text:ref-name="sectionnumber_137_AIC_04/11/2014_45615">154</text:reference-ref></text:span><text:span text:style-name="T4"><text:reference-ref text:reference-format="text" text:ref-name="paragraphnumber_323_AIC_04/11/2014_45624">(b)</text:reference-ref></text:span>, having applied <text:hidden-text text:condition="ooow:" text:string-value="P104:L36" text:is-hidden="true"/>for or been granted authorisation under <text:span text:style-name="T4">section </text:span><text:span text:style-name="T4"><text:reference-ref text:reference-format="text" text:ref-name="sectionnumber_18">18</text:reference-ref></text:span>;</text:p>
      <text:p text:style-name="P64"><text:soft-page-break/><text:hidden-text text:condition="ooow:" text:string-value="P105:L1" text:is-hidden="true"/><text:tab/><text:reference-mark-start text:name="paragraphnumber_323_AIC_04/11/2014_46307"/>(<text:sequence text:ref-name="refparagraphnumber533" text:name="paragraphnumber" text:formula="ooow:paragraphnumber+1" style:num-format="a">c</text:sequence>)<text:reference-mark-end text:name="paragraphnumber_323_AIC_04/11/2014_46307"/><text:tab/>in the case of the ground for striking off set out in <text:span text:style-name="T4">section </text:span><text:span text:style-name="T4"><text:reference-ref text:reference-format="text" text:ref-name="sectionnumber_137_AIC_04/11/2014_45615">154</text:reference-ref></text:span><text:span text:style-name="T4"><text:reference-ref text:reference-format="text" text:ref-name="paragraphnumber_323_AIC_04/11/2014_45629">(c)</text:reference-ref></text:span> or <text:span text:style-name="T3"><text:reference-ref text:reference-format="text" text:ref-name="paragraphnumber_323_AIC_04/11/2014_45633">(d)</text:reference-ref></text:span>, having <text:hidden-text text:condition="ooow:" text:string-value="P105:L2" text:is-hidden="true"/>provided to the Bank the details of the liquidator and of up to date periodic <text:hidden-text text:condition="ooow:" text:string-value="P105:L3" text:is-hidden="true"/>statements having been furnished;</text:p>
      <text:p text:style-name="paragraph"><text:hidden-text text:condition="ooow:" text:string-value="P105:L4" text:is-hidden="true"/><text:span text:style-name="T20"><text:tab/></text:span><text:reference-mark-start text:name="paragraphnumber_323_AIC_04/11/2014_46317"/><text:span text:style-name="T20">(</text:span><text:span text:style-name="T20"><text:sequence text:ref-name="refparagraphnumber534" text:name="paragraphnumber" text:formula="ooow:paragraphnumber+1" style:num-format="a">d</text:sequence></text:span><text:span text:style-name="T20">)</text:span><text:reference-mark-end text:name="paragraphnumber_323_AIC_04/11/2014_46317"/><text:span text:style-name="T20"><text:tab/>in the case of the ground for striking off set out in </text:span><text:span text:style-name="T26">section </text:span><text:span text:style-name="T26"><text:reference-ref text:reference-format="text" text:ref-name="sectionnumber_137_AIC_04/11/2014_45615">154</text:reference-ref></text:span><text:span text:style-name="T26"><text:reference-ref text:reference-format="text" text:ref-name="paragraphnumber_323_AIC_04/11/2014_45637">(e)</text:reference-ref></text:span><text:span text:style-name="T20">, having given </text:span><text:span text:style-name="T20"><text:hidden-text text:condition="ooow:" text:string-value="P105:L5" text:is-hidden="true"/></text:span><text:span text:style-name="T20">notification to the Bank under </text:span><text:span text:style-name="T26">section </text:span><text:span text:style-name="T26"><text:reference-ref text:reference-format="text" text:ref-name="sectionnumber_66">65</text:reference-ref></text:span><text:span text:style-name="T26"><text:reference-ref text:reference-format="text" text:ref-name="subsectionnumber_223">(6)</text:reference-ref></text:span><text:span text:style-name="T20"> of the appointment of </text:span><text:bookmark-start text:name="1421838664931"/><text:span text:style-name="T20">at least 2 </text:span><text:span text:style-name="T20"><text:hidden-text text:condition="ooow:" text:string-value="P105:L6" text:is-hidden="true"/></text:span><text:span text:style-name="T20">directors</text:span><text:bookmark-end text:name="1421838664931"/><text:span text:style-name="T20"> of the ICAV.</text:span></text:p>
      <text:p text:style-name="P13"><text:bookmark-start text:name="toc_book_228"/><text:hidden-text text:condition="ooow:" text:string-value="P105:L7" text:is-hidden="true"/>Public notice of intention to strike ICAV off register<text:bookmark-end text:name="toc_book_228"/></text:p>
      <text:p text:style-name="P65"><text:hidden-text text:condition="ooow:" text:string-value="P105:L8" text:is-hidden="true"/><text:reference-mark-start text:name="sectionnumber_137_AIC_04/11/2014_46333"/><text:span text:style-name="T9"><text:sequence text:ref-name="refsectionnumber157" text:name="sectionnumber" text:formula="ooow:sectionnumber+1" style:num-format="1">158</text:sequence></text:span><text:reference-mark-end text:name="sectionnumber_137_AIC_04/11/2014_46333"/><text:span text:style-name="T9">.</text:span><text:tab/><text:reference-mark-start text:name="subsectionnumber_488_AIC_04/11/2014_46334"/>(<text:sequence text:ref-name="refsubsectionnumber605" text:name="subsectionnumber" text:formula="ooow:1.0" style:num-format="1">1</text:sequence>)<text:reference-mark-end text:name="subsectionnumber_488_AIC_04/11/2014_46334"/><text:tab/>If the Bank has given a notice under <text:span text:style-name="T4">section </text:span><text:span text:style-name="T4"><text:reference-ref text:reference-format="text" text:ref-name="sectionnumber_137_AIC_04/11/2014_45644">155</text:reference-ref></text:span> and the remedial step has not been <text:hidden-text text:condition="ooow:" text:string-value="P105:L9" text:is-hidden="true"/>taken on or before the date specified in that notice for the purposes of <text:span text:style-name="T4">section </text:span><text:span text:style-name="T4"><text:reference-ref text:reference-format="text" text:ref-name="sectionnumber_137_AIC_04/11/2014_45997">156</text:reference-ref></text:span><text:span text:style-name="T4"><text:reference-ref text:reference-format="text" text:ref-name="subsectionnumber_488_AIC_04/11/2014_45999">(1)</text:reference-ref></text:span><text:span text:style-name="T4"><text:reference-ref text:reference-format="text" text:ref-name="paragraphnumber_323_AIC_04/11/2014_46252">(e)</text:reference-ref></text:span><text:span text:style-name="T4"><text:hidden-text text:condition="ooow:" text:string-value="P105:L10" text:is-hidden="true"/></text:span>, the Bank may, by publishing a notice in <text:span text:style-name="T4">Iris</text:span> <text:span text:style-name="T4">Oifigiúil</text:span> that complies with <text:hidden-text text:condition="ooow:" text:string-value="P105:L11" text:is-hidden="true"/><text:span text:style-name="T4">subsection </text:span><text:span text:style-name="T4"><text:reference-ref text:reference-format="text" text:ref-name="subsectionnumber_488_AIC_04/11/2014_46352">(2)</text:reference-ref></text:span>, give public notice of the Bank’s intention to strike the ICAV off the <text:hidden-text text:condition="ooow:" text:string-value="P105:L12" text:is-hidden="true"/>register of ICAVs.</text:p>
      <text:p text:style-name="P65"><text:hidden-text text:condition="ooow:" text:string-value="P105:L13" text:is-hidden="true"/><text:tab/><text:reference-mark-start text:name="subsectionnumber_488_AIC_04/11/2014_46352"/>(<text:sequence text:ref-name="refsubsectionnumber606" text:name="subsectionnumber" text:formula="ooow:subsectionnumber+1" style:num-format="1">2</text:sequence>)<text:reference-mark-end text:name="subsectionnumber_488_AIC_04/11/2014_46352"/><text:tab/>The notice shall⁠—</text:p>
      <text:p text:style-name="P64"><text:hidden-text text:condition="ooow:" text:string-value="P105:L14" text:is-hidden="true"/><text:tab/><text:reference-mark-start text:name="paragraphnumber_323_AIC_04/11/2014_46366"/>(<text:sequence text:ref-name="refparagraphnumber535" text:name="paragraphnumber" text:formula="ooow:1.0" style:num-format="a">a</text:sequence>)<text:reference-mark-end text:name="paragraphnumber_323_AIC_04/11/2014_46366"/><text:tab/>specify the ground for striking the ICAV off,</text:p>
      <text:p text:style-name="P64"><text:hidden-text text:condition="ooow:" text:string-value="P105:L15" text:is-hidden="true"/><text:tab/><text:reference-mark-start text:name="paragraphnumber_323_AIC_04/11/2014_46371"/>(<text:sequence text:ref-name="refparagraphnumber536" text:name="paragraphnumber" text:formula="ooow:paragraphnumber+1" style:num-format="a">b</text:sequence>)<text:reference-mark-end text:name="paragraphnumber_323_AIC_04/11/2014_46371"/><text:tab/>specify the remedial step,</text:p>
      <text:p text:style-name="P64"><text:hidden-text text:condition="ooow:" text:string-value="P105:L16" text:is-hidden="true"/><text:tab/><text:reference-mark-start text:name="paragraphnumber_323_AIC_04/11/2014_46376"/>(<text:sequence text:ref-name="refparagraphnumber537" text:name="paragraphnumber" text:formula="ooow:paragraphnumber+1" style:num-format="a">c</text:sequence>)<text:reference-mark-end text:name="paragraphnumber_323_AIC_04/11/2014_46376"/><text:tab/>specify the date on or before which the remedial step must be taken, and</text:p>
      <text:p text:style-name="P64"><text:hidden-text text:condition="ooow:" text:string-value="P105:L17" text:is-hidden="true"/><text:tab/><text:reference-mark-start text:name="paragraphnumber_323_AIC_04/11/2014_46385"/>(<text:sequence text:ref-name="refparagraphnumber538" text:name="paragraphnumber" text:formula="ooow:paragraphnumber+1" style:num-format="a">d</text:sequence>)<text:reference-mark-end text:name="paragraphnumber_323_AIC_04/11/2014_46385"/><text:tab/>state that, unless that remedial step is taken on or before the date so specified, the <text:hidden-text text:condition="ooow:" text:string-value="P105:L18" text:is-hidden="true"/>Bank may strike the ICAV off and, if the Bank does so, the ICAV will be <text:hidden-text text:condition="ooow:" text:string-value="P105:L19" text:is-hidden="true"/>dissolved.</text:p>
      <text:p text:style-name="P65"><text:hidden-text text:condition="ooow:" text:string-value="P105:L20" text:is-hidden="true"/><text:tab/><text:reference-mark-start text:name="subsectionnumber_488_AIC_04/11/2014_46392"/>(<text:sequence text:ref-name="refsubsectionnumber607" text:name="subsectionnumber" text:formula="ooow:subsectionnumber+1" style:num-format="1">3</text:sequence>)<text:reference-mark-end text:name="subsectionnumber_488_AIC_04/11/2014_46392"/><text:tab/>The date to be specified for the purposes of <text:span text:style-name="T4">subsection </text:span><text:span text:style-name="T4"><text:reference-ref text:reference-format="text" text:ref-name="subsectionnumber_488_AIC_04/11/2014_46352">(2)</text:reference-ref></text:span><text:span text:style-name="T4"><text:reference-ref text:reference-format="text" text:ref-name="paragraphnumber_323_AIC_04/11/2014_46376">(c)</text:reference-ref></text:span> shall be a date falling <text:hidden-text text:condition="ooow:" text:string-value="P105:L21" text:is-hidden="true"/>not less than 28 days after the date of publication of the notice.</text:p>
      <text:p text:style-name="P13"><text:bookmark-start text:name="toc_book_229"/><text:hidden-text text:condition="ooow:" text:string-value="P105:L22" text:is-hidden="true"/>Conditions for voluntary strike off<text:bookmark-end text:name="toc_book_229"/></text:p>
      <text:p text:style-name="P65"><text:hidden-text text:condition="ooow:" text:string-value="P105:L23" text:is-hidden="true"/><text:reference-mark-start text:name="sectionnumber_137_AIC_04/11/2014_46410"/><text:span text:style-name="T9"><text:sequence text:ref-name="refsectionnumber158" text:name="sectionnumber" text:formula="ooow:sectionnumber+1" style:num-format="1">159</text:sequence></text:span><text:reference-mark-end text:name="sectionnumber_137_AIC_04/11/2014_46410"/><text:span text:style-name="T9">.</text:span><text:tab/><text:reference-mark-start text:name="subsectionnumber_488_AIC_04/11/2014_46411"/>(<text:sequence text:ref-name="refsubsectionnumber608" text:name="subsectionnumber" style:num-format="1">1</text:sequence>)<text:reference-mark-end text:name="subsectionnumber_488_AIC_04/11/2014_46411"/><text:tab/>An ICAV may apply to the Bank to be struck off the register of ICAVs if the following <text:hidden-text text:condition="ooow:" text:string-value="P105:L24" text:is-hidden="true"/>conditions are satisfied:</text:p>
      <text:p text:style-name="P64"><text:hidden-text text:condition="ooow:" text:string-value="P105:L25" text:is-hidden="true"/><text:tab/><text:reference-mark-start text:name="paragraphnumber_323_AIC_04/11/2014_46429"/>(<text:sequence text:ref-name="refparagraphnumber539" text:name="paragraphnumber" text:formula="ooow:1" style:num-format="a">a</text:sequence>)<text:reference-mark-end text:name="paragraphnumber_323_AIC_04/11/2014_46429"/><text:tab/>the circumstances relating to the ICAV are such as to give the Bank reasonable <text:hidden-text text:condition="ooow:" text:string-value="P105:L26" text:is-hidden="true"/>cause to believe that it has never carried on business or has ceased to carry on <text:hidden-text text:condition="ooow:" text:string-value="P105:L27" text:is-hidden="true"/>business;</text:p>
      <text:p text:style-name="P64"><text:hidden-text text:condition="ooow:" text:string-value="P105:L28" text:is-hidden="true"/><text:tab/><text:reference-mark-start text:name="paragraphnumber_323_AIC_04/11/2014_46435"/>(<text:sequence text:ref-name="refparagraphnumber540" text:name="paragraphnumber" text:formula="ooow:paragraphnumber+1" style:num-format="a">b</text:sequence>)<text:reference-mark-end text:name="paragraphnumber_323_AIC_04/11/2014_46435"/><text:tab/>the ICAV has, within 3 months before the date of the application, by special <text:hidden-text text:condition="ooow:" text:string-value="P105:L29" text:is-hidden="true"/>resolution⁠—</text:p>
      <text:p text:style-name="P62"><text:hidden-text text:condition="ooow:" text:string-value="P105:L30" text:is-hidden="true"/><text:tab/><text:reference-mark-start text:name="subparagraphnumber_51_AIC_04/11/2014_46448"/>(<text:sequence text:ref-name="refsubparagraphnumber113" text:name="subparagraphnumber" text:formula="ooow:1" style:num-format="i">i</text:sequence>)<text:reference-mark-end text:name="subparagraphnumber_51_AIC_04/11/2014_46448"/><text:tab/>resolved to apply to the Bank to be struck off on the ground that it has never <text:hidden-text text:condition="ooow:" text:string-value="P105:L31" text:is-hidden="true"/>carried on business or has ceased to carry on business, and</text:p>
      <text:p text:style-name="P62"><text:hidden-text text:condition="ooow:" text:string-value="P105:L32" text:is-hidden="true"/><text:tab/><text:reference-mark-start text:name="subparagraphnumber_51_AIC_04/11/2014_46454"/>(<text:sequence text:ref-name="refsubparagraphnumber114" text:name="subparagraphnumber" text:formula="ooow:subparagraphnumber+1" style:num-format="i">ii</text:sequence>)<text:reference-mark-end text:name="subparagraphnumber_51_AIC_04/11/2014_46454"/><text:tab/>resolved that pending the determination of its application to be struck off (or, <text:hidden-text text:condition="ooow:" text:string-value="P105:L33" text:is-hidden="true"/>should it sooner occur, the cancellation, at its request, of this process), the <text:hidden-text text:condition="ooow:" text:string-value="P105:L34" text:is-hidden="true"/>ICAV will not carry on any business or incur any liabilities;</text:p>
      <text:p text:style-name="P64"><text:hidden-text text:condition="ooow:" text:string-value="P105:L35" text:is-hidden="true"/><text:tab/><text:reference-mark-start text:name="paragraphnumber_323_AIC_04/11/2014_46461"/>(<text:sequence text:ref-name="refparagraphnumber541" text:name="paragraphnumber" text:formula="ooow:paragraphnumber+1" style:num-format="a">c</text:sequence>)<text:reference-mark-end text:name="paragraphnumber_323_AIC_04/11/2014_46461"/><text:tab/>the ICAV has delivered to the Bank a certificate, in such form as may be specified <text:hidden-text text:condition="ooow:" text:string-value="P105:L36" text:is-hidden="true"/>by the Bank and signed by each director, certifying that as at the date of the <text:hidden-text text:condition="ooow:" text:string-value="P105:L37" text:is-hidden="true"/>application⁠—</text:p>
      <text:p text:style-name="P62"><text:hidden-text text:condition="ooow:" text:string-value="P105:L38" text:is-hidden="true"/><text:tab/><text:reference-mark-start text:name="subparagraphnumber_51_AIC_04/11/2014_46474"/>(<text:sequence text:ref-name="refsubparagraphnumber115" text:name="subparagraphnumber" text:formula="ooow:1" style:num-format="i">i</text:sequence>)<text:reference-mark-end text:name="subparagraphnumber_51_AIC_04/11/2014_46474"/><text:tab/>the amount of any assets of the ICAV does not exceed €150,</text:p>
      <text:p text:style-name="P62"><text:soft-page-break/><text:hidden-text text:condition="ooow:" text:string-value="P106:L1" text:is-hidden="true"/><text:tab/><text:reference-mark-start text:name="subparagraphnumber_51_AIC_04/11/2014_46481"/>(<text:sequence text:ref-name="refsubparagraphnumber116" text:name="subparagraphnumber" text:formula="ooow:subparagraphnumber+1" style:num-format="i">ii</text:sequence>)<text:reference-mark-end text:name="subparagraphnumber_51_AIC_04/11/2014_46481"/><text:tab/>the amount of any liabilities of the ICAV (including contingent and <text:hidden-text text:condition="ooow:" text:string-value="P106:L2" text:is-hidden="true"/>prospective liabilities) does not exceed €150, and</text:p>
      <text:p text:style-name="P62"><text:hidden-text text:condition="ooow:" text:string-value="P106:L3" text:is-hidden="true"/><text:tab/><text:reference-mark-start text:name="subparagraphnumber_51_AIC_04/11/2014_46487"/>(<text:sequence text:ref-name="refsubparagraphnumber117" text:name="subparagraphnumber" text:formula="ooow:subparagraphnumber+1" style:num-format="i">iii</text:sequence>)<text:reference-mark-end text:name="subparagraphnumber_51_AIC_04/11/2014_46487"/><text:tab/>the ICAV is not a party to ongoing or pending litigation;</text:p>
      <text:p text:style-name="P64"><text:hidden-text text:condition="ooow:" text:string-value="P106:L4" text:is-hidden="true"/><text:tab/><text:reference-mark-start text:name="paragraphnumber_323_AIC_04/11/2014_46495"/>(<text:sequence text:ref-name="refparagraphnumber542" text:name="paragraphnumber" text:formula="ooow:paragraphnumber+1" style:num-format="a">d</text:sequence>)<text:reference-mark-end text:name="paragraphnumber_323_AIC_04/11/2014_46495"/><text:tab/>the Bank has received from the Revenue Commissioners written confirmation <text:hidden-text text:condition="ooow:" text:string-value="P106:L5" text:is-hidden="true"/>dated not more than 3 months before the date on which the Bank receives the <text:hidden-text text:condition="ooow:" text:string-value="P106:L6" text:is-hidden="true"/>application that the Revenue Commissioners do not object to the ICAV being <text:hidden-text text:condition="ooow:" text:string-value="P106:L7" text:is-hidden="true"/>struck off the register of ICAVs;</text:p>
      <text:p text:style-name="P64"><text:hidden-text text:condition="ooow:" text:string-value="P106:L8" text:is-hidden="true"/><text:tab/><text:reference-mark-start text:name="paragraphnumber_323_AIC_04/11/2014_46504"/>(<text:sequence text:ref-name="refparagraphnumber543" text:name="paragraphnumber" text:formula="ooow:paragraphnumber+1" style:num-format="a">e</text:sequence>)<text:reference-mark-end text:name="paragraphnumber_323_AIC_04/11/2014_46504"/><text:tab/>the ICAV has caused an advertisement, in such form as may be specified by the <text:hidden-text text:condition="ooow:" text:string-value="P106:L9" text:is-hidden="true"/>Bank, of its intention to apply to be struck off to be published within 30 days <text:hidden-text text:condition="ooow:" text:string-value="P106:L10" text:is-hidden="true"/>before the date of the application in at least 1 daily newspaper circulating in the <text:hidden-text text:condition="ooow:" text:string-value="P106:L11" text:is-hidden="true"/>State.</text:p>
      <text:p text:style-name="P65"><text:hidden-text text:condition="ooow:" text:string-value="P106:L12" text:is-hidden="true"/><text:tab/><text:reference-mark-start text:name="subsectionnumber_488_AIC_04/11/2014_46513"/>(<text:sequence text:ref-name="refsubsectionnumber609" text:name="subsectionnumber" text:formula="ooow:subsectionnumber+1" style:num-format="1">2</text:sequence>)<text:reference-mark-end text:name="subsectionnumber_488_AIC_04/11/2014_46513"/><text:tab/>Where an application under this section by an ICAV to be struck off the register of <text:hidden-text text:condition="ooow:" text:string-value="P106:L13" text:is-hidden="true"/>ICAVs is made within one year after the date on which the ICAV has changed its <text:hidden-text text:condition="ooow:" text:string-value="P106:L14" text:is-hidden="true"/>name or its registered office (or both), then, as the case may be⁠—</text:p>
      <text:p text:style-name="P64"><text:hidden-text text:condition="ooow:" text:string-value="P106:L15" text:is-hidden="true"/><text:tab/><text:reference-mark-start text:name="paragraphnumber_323_AIC_04/11/2014_46561"/>(<text:sequence text:ref-name="refparagraphnumber544" text:name="paragraphnumber" text:formula="ooow:1" style:num-format="a">a</text:sequence>)<text:reference-mark-end text:name="paragraphnumber_323_AIC_04/11/2014_46561"/><text:tab/>the former name of the ICAV, as well as the existing name of the ICAV,</text:p>
      <text:p text:style-name="P64"><text:hidden-text text:condition="ooow:" text:string-value="P106:L16" text:is-hidden="true"/><text:tab/><text:reference-mark-start text:name="paragraphnumber_323_AIC_04/11/2014_46569"/>(<text:sequence text:ref-name="refparagraphnumber545" text:name="paragraphnumber" text:formula="ooow:paragraphnumber+1" style:num-format="a">b</text:sequence>)<text:reference-mark-end text:name="paragraphnumber_323_AIC_04/11/2014_46569"/><text:tab/>the former address, as well as the current address, of the ICAV’s registered office, <text:hidden-text text:condition="ooow:" text:string-value="P106:L17" text:is-hidden="true"/>or</text:p>
      <text:p text:style-name="P64"><text:hidden-text text:condition="ooow:" text:string-value="P106:L18" text:is-hidden="true"/><text:tab/><text:reference-mark-start text:name="paragraphnumber_323_AIC_04/11/2014_46583"/>(<text:sequence text:ref-name="refparagraphnumber546" text:name="paragraphnumber" text:formula="ooow:paragraphnumber+1" style:num-format="a">c</text:sequence>)<text:reference-mark-end text:name="paragraphnumber_323_AIC_04/11/2014_46583"/><text:tab/>both its former name and the former address of its registered office, as well as the <text:hidden-text text:condition="ooow:" text:string-value="P106:L19" text:is-hidden="true"/>existing name of the ICAV and the current address of its registered office,</text:p>
      <text:p text:style-name="P65"><text:hidden-text text:condition="ooow:" text:string-value="P106:L20" text:is-hidden="true"/><text:tab/><text:tab/>shall be stated in the advertisement referred to in <text:span text:style-name="T4">subsection </text:span><text:span text:style-name="T4"><text:reference-ref text:reference-format="text" text:ref-name="subsectionnumber_488_AIC_04/11/2014_46411">(1)</text:reference-ref></text:span><text:span text:style-name="T4"><text:reference-ref text:reference-format="text" text:ref-name="paragraphnumber_323_AIC_04/11/2014_46504">(e)</text:reference-ref></text:span>.</text:p>
      <text:p text:style-name="P13"><text:bookmark-start text:name="toc_book_230"/><text:hidden-text text:condition="ooow:" text:string-value="P106:L21" text:is-hidden="true"/>Public notice in case of voluntary strike off<text:bookmark-end text:name="toc_book_230"/></text:p>
      <text:p text:style-name="P65"><text:hidden-text text:condition="ooow:" text:string-value="P106:L22" text:is-hidden="true"/><text:reference-mark-start text:name="sectionnumber_137_AIC_04/11/2014_46615"/><text:span text:style-name="T9"><text:sequence text:ref-name="refsectionnumber159" text:name="sectionnumber" text:formula="ooow:sectionnumber+1" style:num-format="1">160</text:sequence></text:span><text:reference-mark-end text:name="sectionnumber_137_AIC_04/11/2014_46615"/><text:span text:style-name="T9">.</text:span><text:tab/><text:reference-mark-start text:name="subsectionnumber_488_AIC_04/11/2014_46617"/>(<text:sequence text:ref-name="refsubsectionnumber610" text:name="subsectionnumber" text:formula="ooow:1.0" style:num-format="1">1</text:sequence>)<text:reference-mark-end text:name="subsectionnumber_488_AIC_04/11/2014_46617"/><text:tab/>As soon as practicable after the receipt of an application by an ICAV to be struck off <text:hidden-text text:condition="ooow:" text:string-value="P106:L23" text:is-hidden="true"/>that satisfies the conditions set out in <text:span text:style-name="T4">section </text:span><text:span text:style-name="T4"><text:reference-ref text:reference-format="text" text:ref-name="sectionnumber_137_AIC_04/11/2014_46410">159</text:reference-ref></text:span> the Bank shall, by publishing a <text:hidden-text text:condition="ooow:" text:string-value="P106:L24" text:is-hidden="true"/>notice in <text:span text:style-name="T4">Iris</text:span> <text:span text:style-name="T4">Oifigiúil</text:span> that complies with <text:span text:style-name="T4">subsection </text:span><text:span text:style-name="T4"><text:reference-ref text:reference-format="text" text:ref-name="subsectionnumber_488_AIC_04/11/2014_46632">(2)</text:reference-ref></text:span>, give public notice of the <text:hidden-text text:condition="ooow:" text:string-value="P106:L25" text:is-hidden="true"/>Bank’s intention to strike the ICAV off the register of ICAVs.</text:p>
      <text:p text:style-name="P65"><text:hidden-text text:condition="ooow:" text:string-value="P106:L26" text:is-hidden="true"/><text:tab/><text:reference-mark-start text:name="subsectionnumber_488_AIC_04/11/2014_46632"/>(<text:sequence text:ref-name="refsubsectionnumber611" text:name="subsectionnumber" text:formula="ooow:subsectionnumber+1" style:num-format="1">2</text:sequence>)<text:reference-mark-end text:name="subsectionnumber_488_AIC_04/11/2014_46632"/><text:tab/>The notice shall⁠—</text:p>
      <text:p text:style-name="P64"><text:hidden-text text:condition="ooow:" text:string-value="P106:L27" text:is-hidden="true"/><text:tab/><text:reference-mark-start text:name="paragraphnumber_323_AIC_04/11/2014_46641"/>(<text:sequence text:ref-name="refparagraphnumber547" text:name="paragraphnumber" text:formula="ooow:1.0" style:num-format="a">a</text:sequence>)<text:reference-mark-end text:name="paragraphnumber_323_AIC_04/11/2014_46641"/><text:tab/>state that the ICAV has applied to be struck off,</text:p>
      <text:p text:style-name="P64"><text:hidden-text text:condition="ooow:" text:string-value="P106:L28" text:is-hidden="true"/><text:tab/><text:reference-mark-start text:name="paragraphnumber_323_AIC_04/11/2014_46656"/>(<text:sequence text:ref-name="refparagraphnumber548" text:name="paragraphnumber" text:formula="ooow:paragraphnumber+1" style:num-format="a">b</text:sequence>)<text:reference-mark-end text:name="paragraphnumber_323_AIC_04/11/2014_46656"/><text:tab/>state⁠—</text:p>
      <text:p text:style-name="P62"><text:hidden-text text:condition="ooow:" text:string-value="P106:L29" text:is-hidden="true"/><text:tab/><text:reference-mark-start text:name="subparagraphnumber_51_AIC_04/11/2014_46664"/>(<text:sequence text:ref-name="refsubparagraphnumber118" text:name="subparagraphnumber" text:formula="ooow:1.0" style:num-format="i">i</text:sequence>)<text:reference-mark-end text:name="subparagraphnumber_51_AIC_04/11/2014_46664"/><text:tab/>that any person may deliver to the Bank an objection to the striking off of the <text:hidden-text text:condition="ooow:" text:string-value="P106:L30" text:is-hidden="true"/>ICAV in such form as may be specified by the Bank, and</text:p>
      <text:p text:style-name="P62"><text:hidden-text text:condition="ooow:" text:string-value="P106:L31" text:is-hidden="true"/><text:tab/><text:reference-mark-start text:name="subparagraphnumber_51_AIC_04/11/2014_46672"/>(<text:sequence text:ref-name="refsubparagraphnumber119" text:name="subparagraphnumber" text:formula="ooow:subparagraphnumber+1" style:num-format="i">ii</text:sequence>)<text:reference-mark-end text:name="subparagraphnumber_51_AIC_04/11/2014_46672"/><text:tab/>that any such objection must be confined to the ground that one or more of <text:hidden-text text:condition="ooow:" text:string-value="P106:L32" text:is-hidden="true"/>the conditions set out in <text:span text:style-name="T4">section </text:span><text:span text:style-name="T4"><text:reference-ref text:reference-format="text" text:ref-name="sectionnumber_137_AIC_04/11/2014_46410">159</text:reference-ref></text:span><text:span text:style-name="T4"><text:reference-ref text:reference-format="text" text:ref-name="subsectionnumber_488_AIC_04/11/2014_46411">(1)</text:reference-ref></text:span> have not been satisfied,</text:p>
      <text:p text:style-name="P64"><text:hidden-text text:condition="ooow:" text:string-value="P106:L33" text:is-hidden="true"/><text:tab/><text:reference-mark-start text:name="paragraphnumber_323_AIC_04/11/2014_46681"/>(<text:sequence text:ref-name="refparagraphnumber549" text:name="paragraphnumber" text:formula="ooow:paragraphnumber+1" style:num-format="a">c</text:sequence>)<text:reference-mark-end text:name="paragraphnumber_323_AIC_04/11/2014_46681"/><text:tab/>specify the period within which such an objection may be delivered to the Bank, <text:hidden-text text:condition="ooow:" text:string-value="P106:L34" text:is-hidden="true"/>and</text:p>
      <text:p text:style-name="P64"><text:hidden-text text:condition="ooow:" text:string-value="P106:L35" text:is-hidden="true"/><text:tab/><text:reference-mark-start text:name="paragraphnumber_323_AIC_04/11/2014_46700"/>(<text:sequence text:ref-name="refparagraphnumber550" text:name="paragraphnumber" text:formula="ooow:paragraphnumber+1" style:num-format="a">d</text:sequence>)<text:reference-mark-end text:name="paragraphnumber_323_AIC_04/11/2014_46700"/><text:tab/>state that, unless the Bank has received⁠—</text:p>
      <text:p text:style-name="P62"><text:hidden-text text:condition="ooow:" text:string-value="P106:L36" text:is-hidden="true"/><text:tab/><text:reference-mark-start text:name="subparagraphnumber_51_AIC_04/11/2014_46712"/>(<text:sequence text:ref-name="refsubparagraphnumber120" text:name="subparagraphnumber" text:formula="ooow:1.0" style:num-format="i">i</text:sequence>)<text:reference-mark-end text:name="subparagraphnumber_51_AIC_04/11/2014_46712"/><text:tab/>an objection to the striking-off of the ICAV within that period, being an <text:hidden-text text:condition="ooow:" text:string-value="P106:L37" text:is-hidden="true"/>objection that the Bank sustains, or</text:p>
      <text:p text:style-name="P62"><text:hidden-text text:condition="ooow:" text:string-value="P106:L38" text:is-hidden="true"/><text:tab/><text:reference-mark-start text:name="subparagraphnumber_51_AIC_04/11/2014_46720"/>(<text:sequence text:ref-name="refsubparagraphnumber121" text:name="subparagraphnumber" text:formula="ooow:subparagraphnumber+1" style:num-format="i">ii</text:sequence>)<text:reference-mark-end text:name="subparagraphnumber_51_AIC_04/11/2014_46720"/><text:tab/>a request for the cancellation of the process of strike off in accordance with <text:hidden-text text:condition="ooow:" text:string-value="P106:L39" text:is-hidden="true"/><text:span text:style-name="T4">subsection </text:span><text:span text:style-name="T4"><text:reference-ref text:reference-format="text" text:ref-name="subsectionnumber_488_AIC_04/11/2014_46784">(4)</text:reference-ref></text:span>,</text:p>
      <text:p text:style-name="P65"><text:soft-page-break/><text:hidden-text text:condition="ooow:" text:string-value="P107:L1" text:is-hidden="true"/><text:tab/><text:tab/>the Bank may strike the ICAV off the register of ICAVs and, if the Bank does so, the <text:hidden-text text:condition="ooow:" text:string-value="P107:L2" text:is-hidden="true"/>ICAV will be dissolved.</text:p>
      <text:p text:style-name="P65"><text:hidden-text text:condition="ooow:" text:string-value="P107:L3" text:is-hidden="true"/><text:tab/><text:reference-mark-start text:name="subsectionnumber_488_AIC_04/11/2014_46775"/>(<text:sequence text:ref-name="refsubsectionnumber612" text:name="subsectionnumber" text:formula="ooow:subsectionnumber+1" style:num-format="1">3</text:sequence>)<text:reference-mark-end text:name="subsectionnumber_488_AIC_04/11/2014_46775"/><text:tab/>The period to be specified for the purposes of <text:span text:style-name="T4">subsection </text:span><text:span text:style-name="T4"><text:reference-ref text:reference-format="text" text:ref-name="subsectionnumber_488_AIC_04/11/2014_46632">(2)</text:reference-ref></text:span><text:span text:style-name="T4"><text:reference-ref text:reference-format="text" text:ref-name="paragraphnumber_323_AIC_04/11/2014_46681">(c)</text:reference-ref></text:span> shall be the period <text:hidden-text text:condition="ooow:" text:string-value="P107:L4" text:is-hidden="true"/>ending 90 days after the date of publication of the notice.</text:p>
      <text:p text:style-name="P65"><text:hidden-text text:condition="ooow:" text:string-value="P107:L5" text:is-hidden="true"/><text:tab/><text:reference-mark-start text:name="subsectionnumber_488_AIC_04/11/2014_46784"/>(<text:sequence text:ref-name="refsubsectionnumber613" text:name="subsectionnumber" text:formula="ooow:subsectionnumber+1" style:num-format="1">4</text:sequence>)<text:reference-mark-end text:name="subsectionnumber_488_AIC_04/11/2014_46784"/><text:tab/>Within the period specified for the purposes of <text:span text:style-name="T4">subsection </text:span><text:span text:style-name="T4"><text:reference-ref text:reference-format="text" text:ref-name="subsectionnumber_488_AIC_04/11/2014_46632">(2)</text:reference-ref></text:span><text:span text:style-name="T4"><text:reference-ref text:reference-format="text" text:ref-name="paragraphnumber_323_AIC_04/11/2014_46681">(c)</text:reference-ref></text:span>, the ICAV may <text:hidden-text text:condition="ooow:" text:string-value="P107:L6" text:is-hidden="true"/>request of the Bank, by delivering to the Bank a notice in that behalf in such form as <text:hidden-text text:condition="ooow:" text:string-value="P107:L7" text:is-hidden="true"/>may be specified by the Bank, the cancellation of the process of its being struck off <text:hidden-text text:condition="ooow:" text:string-value="P107:L8" text:is-hidden="true"/>the register of ICAVs.</text:p>
      <text:p text:style-name="P13"><text:bookmark-start text:name="toc_book_231"/><text:hidden-text text:condition="ooow:" text:string-value="P107:L9" text:is-hidden="true"/>Striking off (involuntary and voluntary cases) and dissolution<text:bookmark-end text:name="toc_book_231"/></text:p>
      <text:p text:style-name="P65"><text:hidden-text text:condition="ooow:" text:string-value="P107:L10" text:is-hidden="true"/><text:reference-mark-start text:name="sectionnumber_137_AIC_04/11/2014_46857"/><text:span text:style-name="T9"><text:sequence text:ref-name="refsectionnumber160" text:name="sectionnumber" text:formula="ooow:sectionnumber+1" style:num-format="1">161</text:sequence></text:span><text:reference-mark-end text:name="sectionnumber_137_AIC_04/11/2014_46857"/><text:span text:style-name="T9">.</text:span><text:tab/><text:reference-mark-start text:name="subsectionnumber_488_AIC_04/11/2014_46860"/>(<text:sequence text:ref-name="refsubsectionnumber614" text:name="subsectionnumber" text:formula="ooow:1.0" style:num-format="1">1</text:sequence>)<text:reference-mark-end text:name="subsectionnumber_488_AIC_04/11/2014_46860"/><text:tab/>If the Bank has given a notice under <text:span text:style-name="T4">section </text:span><text:span text:style-name="T4"><text:reference-ref text:reference-format="text" text:ref-name="sectionnumber_137_AIC_04/11/2014_46333">158</text:reference-ref></text:span> and the remedial step has not been <text:hidden-text text:condition="ooow:" text:string-value="P107:L11" text:is-hidden="true"/>taken on or before the date specified in that notice for the purposes of <text:span text:style-name="T4">subsection </text:span><text:span text:style-name="T4"><text:reference-ref text:reference-format="text" text:ref-name="subsectionnumber_488_AIC_04/11/2014_46352">(2)</text:reference-ref></text:span><text:span text:style-name="T4"><text:reference-ref text:reference-format="text" text:ref-name="paragraphnumber_323_AIC_04/11/2014_46376">(c)</text:reference-ref></text:span><text:span text:style-name="T4"><text:hidden-text text:condition="ooow:" text:string-value="P107:L12" text:is-hidden="true"/></text:span> of that section, the Bank may strike the ICAV off the register of ICAVs.</text:p>
      <text:p text:style-name="P65"><text:hidden-text text:condition="ooow:" text:string-value="P107:L13" text:is-hidden="true"/><text:tab/><text:reference-mark-start text:name="subsectionnumber_488_AIC_04/11/2014_46872"/>(<text:sequence text:ref-name="refsubsectionnumber615" text:name="subsectionnumber" text:formula="ooow:subsectionnumber+1" style:num-format="1">2</text:sequence>)<text:reference-mark-end text:name="subsectionnumber_488_AIC_04/11/2014_46872"/><text:tab/>If the Bank has given a notice under <text:span text:style-name="T4">section </text:span><text:span text:style-name="T4"><text:reference-ref text:reference-format="text" text:ref-name="sectionnumber_137_AIC_04/11/2014_46615">160</text:reference-ref></text:span> and⁠—</text:p>
      <text:p text:style-name="P64"><text:hidden-text text:condition="ooow:" text:string-value="P107:L14" text:is-hidden="true"/><text:tab/><text:reference-mark-start text:name="paragraphnumber_323_AIC_04/11/2014_46879"/>(<text:sequence text:ref-name="refparagraphnumber551" text:name="paragraphnumber" text:formula="ooow:1.0" style:num-format="a">a</text:sequence>)<text:reference-mark-end text:name="paragraphnumber_323_AIC_04/11/2014_46879"/><text:tab/>no objection referred to in <text:span text:style-name="T4">subsection </text:span><text:span text:style-name="T4"><text:reference-ref text:reference-format="text" text:ref-name="subsectionnumber_488_AIC_04/11/2014_46632">(2)</text:reference-ref></text:span><text:span text:style-name="T4"><text:reference-ref text:reference-format="text" text:ref-name="paragraphnumber_323_AIC_04/11/2014_46656">(b)</text:reference-ref></text:span> of that section has been delivered to <text:hidden-text text:condition="ooow:" text:string-value="P107:L15" text:is-hidden="true"/>the Bank within the period specified in that notice for the purposes of <text:span text:style-name="T4">subsection</text:span> <text:hidden-text text:condition="ooow:" text:string-value="P107:L16" text:is-hidden="true"/><text:span text:style-name="T3"><text:reference-ref text:reference-format="text" text:ref-name="subsectionnumber_488_AIC_04/11/2014_46632">(2)</text:reference-ref></text:span><text:span text:style-name="T3"><text:reference-ref text:reference-format="text" text:ref-name="paragraphnumber_323_AIC_04/11/2014_46681">(c)</text:reference-ref></text:span><text:span text:style-name="T4"> </text:span>of that section or the Bank is of opinion that there is no reasonable basis to <text:hidden-text text:condition="ooow:" text:string-value="P107:L17" text:is-hidden="true"/>such an objection that has been so delivered, and</text:p>
      <text:p text:style-name="P64"><text:hidden-text text:condition="ooow:" text:string-value="P107:L18" text:is-hidden="true"/><text:tab/><text:reference-mark-start text:name="paragraphnumber_323_AIC_04/11/2014_46886"/>(<text:sequence text:ref-name="refparagraphnumber552" text:name="paragraphnumber" text:formula="ooow:paragraphnumber+1" style:num-format="a">b</text:sequence>)<text:reference-mark-end text:name="paragraphnumber_323_AIC_04/11/2014_46886"/><text:tab/>the ICAV has not requested, in accordance with <text:span text:style-name="T4">subsection </text:span><text:span text:style-name="T4"><text:reference-ref text:reference-format="text" text:ref-name="subsectionnumber_488_AIC_04/11/2014_46784">(4)</text:reference-ref></text:span> of that section, the <text:hidden-text text:condition="ooow:" text:string-value="P107:L19" text:is-hidden="true"/>cancellation of the process of its being struck off,</text:p>
      <text:p text:style-name="P65"><text:hidden-text text:condition="ooow:" text:string-value="P107:L20" text:is-hidden="true"/><text:tab/><text:tab/>the Bank may strike the ICAV off the register of ICAVs.</text:p>
      <text:p text:style-name="P65"><text:hidden-text text:condition="ooow:" text:string-value="P107:L21" text:is-hidden="true"/><text:tab/><text:reference-mark-start text:name="subsectionnumber_488_AIC_04/11/2014_46935"/>(<text:sequence text:ref-name="refsubsectionnumber616" text:name="subsectionnumber" text:formula="ooow:subsectionnumber+1" style:num-format="1">3</text:sequence>)<text:reference-mark-end text:name="subsectionnumber_488_AIC_04/11/2014_46935"/><text:tab/>The Bank shall publish in <text:span text:style-name="T4">Iris</text:span> <text:span text:style-name="T4">Oifigiúil</text:span> a notice of the striking of an ICAV off the <text:hidden-text text:condition="ooow:" text:string-value="P107:L22" text:is-hidden="true"/>register of ICAVs.</text:p>
      <text:p text:style-name="P65"><text:hidden-text text:condition="ooow:" text:string-value="P107:L23" text:is-hidden="true"/><text:tab/><text:reference-mark-start text:name="subsectionnumber_488_AIC_04/11/2014_46960"/>(<text:sequence text:ref-name="refsubsectionnumber617" text:name="subsectionnumber" text:formula="ooow:subsectionnumber+1" style:num-format="1">4</text:sequence>)<text:reference-mark-end text:name="subsectionnumber_488_AIC_04/11/2014_46960"/><text:tab/>The ICAV is dissolved on the date of publication by the Bank of the notice in the <text:span text:style-name="T4">Iris </text:span><text:span text:style-name="T4"><text:hidden-text text:condition="ooow:" text:string-value="P107:L24" text:is-hidden="true"/></text:span><text:span text:style-name="T4">Oifigiúil</text:span> of its being struck off and that date is referred to subsequently in this Part as <text:hidden-text text:condition="ooow:" text:string-value="P107:L25" text:is-hidden="true"/>the “date of dissolution”.</text:p>
      <text:p text:style-name="P13"><text:bookmark-start text:name="toc_book_232"/><text:hidden-text text:condition="ooow:" text:string-value="P107:L26" text:is-hidden="true"/>Effect of removal and dissolution<text:bookmark-end text:name="toc_book_232"/></text:p>
      <text:p text:style-name="subsection"><text:hidden-text text:condition="ooow:" text:string-value="P107:L27" text:is-hidden="true"/><text:reference-mark-start text:name="sectionnumber_147"/><text:span text:style-name="T9"><text:sequence text:ref-name="refsectionnumber161" text:name="sectionnumber" text:formula="ooow:sectionnumber+1" style:num-format="1">162</text:sequence></text:span><text:reference-mark-end text:name="sectionnumber_147"/><text:span text:style-name="T9">.</text:span><text:tab/><text:reference-mark-start text:name="subsectionnumber_482"/>(<text:sequence text:ref-name="refsubsectionnumber618" text:name="subsectionnumber" style:num-format="1">1</text:sequence>)<text:reference-mark-end text:name="subsectionnumber_482"/><text:tab/>The liability, if any, of an officer or member of an ICAV that has been dissolved under <text:hidden-text text:condition="ooow:" text:string-value="P107:L28" text:is-hidden="true"/><text:span text:style-name="T4">section </text:span><text:span text:style-name="T4"><text:reference-ref text:reference-format="text" text:ref-name="sectionnumber_137_AIC_04/11/2014_46857">161</text:reference-ref></text:span><text:span text:style-name="T4"><text:reference-ref text:reference-format="text" text:ref-name="subsectionnumber_488_AIC_04/11/2014_46960">(4)</text:reference-ref></text:span> shall continue and may be enforced as if the ICAV had not been <text:hidden-text text:condition="ooow:" text:string-value="P107:L29" text:is-hidden="true"/>dissolved.</text:p>
      <text:p text:style-name="P65"><text:hidden-text text:condition="ooow:" text:string-value="P107:L30" text:is-hidden="true"/><text:tab/><text:reference-mark-start text:name="subsectionnumber_488_AIC_05/11/2014_35035"/>(<text:sequence text:ref-name="refsubsectionnumber619" text:name="subsectionnumber" text:formula="ooow:subsectionnumber+1" style:num-format="1">2</text:sequence>)<text:reference-mark-end text:name="subsectionnumber_488_AIC_05/11/2014_35035"/><text:tab/>Nothing in this section or in <text:span text:style-name="T4">section </text:span><text:span text:style-name="T4"><text:reference-ref text:reference-format="text" text:ref-name="sectionnumber_137_AIC_04/11/2014_46857">161</text:reference-ref></text:span> shall affect the power of the High Court to <text:hidden-text text:condition="ooow:" text:string-value="P107:L31" text:is-hidden="true"/>wind up an ICAV that has been struck off the register of ICAVs or dissolved under <text:hidden-text text:condition="ooow:" text:string-value="P107:L32" text:is-hidden="true"/>that section.</text:p>
      <text:p text:style-name="P65"><text:hidden-text text:condition="ooow:" text:string-value="P107:L33" text:is-hidden="true"/><text:tab/><text:reference-mark-start text:name="subsectionnumber_488_AIC_05/11/2014_35043"/>(<text:sequence text:ref-name="refsubsectionnumber620" text:name="subsectionnumber" text:formula="ooow:subsectionnumber+1" style:num-format="1">3</text:sequence>)<text:reference-mark-end text:name="subsectionnumber_488_AIC_05/11/2014_35043"/><text:tab/>For the purposes and the purposes only of⁠—</text:p>
      <text:p text:style-name="P64"><text:hidden-text text:condition="ooow:" text:string-value="P107:L34" text:is-hidden="true"/><text:tab/><text:reference-mark-start text:name="paragraphnumber_323_AIC_05/11/2014_35061"/>(<text:sequence text:ref-name="refparagraphnumber553" text:name="paragraphnumber" text:formula="ooow:1.0" style:num-format="a">a</text:sequence>)<text:reference-mark-end text:name="paragraphnumber_323_AIC_05/11/2014_35061"/><text:tab/>an application for the restoration of the ICAV to the register of ICAVs under <text:hidden-text text:condition="ooow:" text:string-value="P107:L35" text:is-hidden="true"/><text:span text:style-name="T4">section </text:span><text:span text:style-name="T4"><text:reference-ref text:reference-format="text" text:ref-name="sectionnumber_141">165</text:reference-ref></text:span> or <text:span text:style-name="T3"><text:reference-ref text:reference-format="text" text:ref-name="sectionnumber_142">166</text:reference-ref></text:span>, or</text:p>
      <text:p text:style-name="P64"><text:hidden-text text:condition="ooow:" text:string-value="P107:L36" text:is-hidden="true"/><text:tab/><text:reference-mark-start text:name="paragraphnumber_323_AIC_05/11/2014_35104"/>(<text:sequence text:ref-name="refparagraphnumber554" text:name="paragraphnumber" text:formula="ooow:paragraphnumber+1" style:num-format="a">b</text:sequence>)<text:reference-mark-end text:name="paragraphnumber_323_AIC_05/11/2014_35104"/><text:tab/>in so far as is necessary for the making of such an application (or the doing of <text:hidden-text text:condition="ooow:" text:string-value="P107:L37" text:is-hidden="true"/>anything required by or under <text:span text:style-name="T4">Chapter 2</text:span> to be done consequent on the making of <text:hidden-text text:condition="ooow:" text:string-value="P107:L38" text:is-hidden="true"/>it),</text:p>
      <text:p text:style-name="P65"><text:hidden-text text:condition="ooow:" text:string-value="P107:L39" text:is-hidden="true"/><text:tab/><text:tab/>an ICAV shall be deemed not to have been dissolved under <text:span text:style-name="T4">section </text:span><text:span text:style-name="T4"><text:reference-ref text:reference-format="text" text:ref-name="sectionnumber_137_AIC_04/11/2014_46857">161</text:reference-ref></text:span>.</text:p>
      <text:p text:style-name="subsection"><text:soft-page-break/><text:hidden-text text:condition="ooow:" text:string-value="P108:L1" text:is-hidden="true"/><text:span text:style-name="T26"><text:tab/></text:span><text:reference-mark-start text:name="subsectionnumber_488_AIC_05/11/2014_35115"/><text:span text:style-name="T23">(</text:span><text:span text:style-name="T23"><text:sequence text:ref-name="refsubsectionnumber621" text:name="subsectionnumber" text:formula="ooow:subsectionnumber+1" style:num-format="1">4</text:sequence></text:span><text:span text:style-name="T23">)</text:span><text:reference-mark-end text:name="subsectionnumber_488_AIC_05/11/2014_35115"/><text:span text:style-name="T26"><text:tab/>Subsection </text:span><text:span text:style-name="T26"><text:reference-ref text:reference-format="text" text:ref-name="subsectionnumber_488_AIC_05/11/2014_35043">(3)</text:reference-ref></text:span><text:span text:style-name="T20"> shall not be read as authorising the dealing with, or the exercising of </text:span><text:span text:style-name="T20"><text:hidden-text text:condition="ooow:" text:string-value="P108:L2" text:is-hidden="true"/></text:span><text:span text:style-name="T20">control over, any property that has become the property of the State pursuant to Part </text:span><text:span text:style-name="T20"><text:hidden-text text:condition="ooow:" text:string-value="P108:L3" text:is-hidden="true"/></text:span><text:span text:style-name="T20">III of the</text:span><text:span text:style-name="T26"> </text:span><text:alphabetical-index-mark text:string-value="State Property Act 1954 (No. 25)"/><text:a xlink:type="simple" xlink:href="http://www.irishstatutebook.ie/1954/en/act/pub/0025/index.html"><text:span text:style-name="T23"/></text:a><text:a xlink:type="simple" xlink:href="http://www.irishstatutebook.ie/1954/en/act/pub/0025/index.html"><text:span text:style-name="T23">State Property Act 1954</text:span></text:a><text:span text:style-name="T20">.</text:span></text:p>
      <text:p text:style-name="P13"><text:bookmark-start text:name="toc_book_233"/><text:hidden-text text:condition="ooow:" text:string-value="P108:L4" text:is-hidden="true"/>Power of Bank to obtain information<text:bookmark-end text:name="toc_book_233"/></text:p>
      <text:p text:style-name="subsection"><text:hidden-text text:condition="ooow:" text:string-value="P108:L5" text:is-hidden="true"/><text:reference-mark-start text:name="sectionnumber_139"/><text:span text:style-name="T9"><text:sequence text:ref-name="refsectionnumber162" text:name="sectionnumber" text:formula="ooow:sectionnumber+1" style:num-format="1">163</text:sequence></text:span><text:reference-mark-end text:name="sectionnumber_139"/><text:span text:style-name="T9">.<text:tab/></text:span><text:reference-mark-start text:name="subsectionnumber_488_AIC_05/11/2014_35124"/>(<text:sequence text:ref-name="refsubsectionnumber622" text:name="subsectionnumber" text:formula="ooow:1.0" style:num-format="1">1</text:sequence>)<text:reference-mark-end text:name="subsectionnumber_488_AIC_05/11/2014_35124"/><text:tab/>Where an ICAV has been struck off the register of ICAVs under <text:span text:style-name="T4">section </text:span><text:span text:style-name="T4"><text:reference-ref text:reference-format="text" text:ref-name="sectionnumber_137_AIC_04/11/2014_46857">161</text:reference-ref></text:span> on any of <text:hidden-text text:condition="ooow:" text:string-value="P108:L6" text:is-hidden="true"/>the grounds set out in <text:span text:style-name="T4">section </text:span><text:span text:style-name="T4"><text:reference-ref text:reference-format="text" text:ref-name="sectionnumber_137_AIC_04/11/2014_45615">154</text:reference-ref></text:span><text:span text:style-name="T4"><text:reference-ref text:reference-format="text" text:ref-name="paragraphnumber_323_AIC_04/11/2014_45620">(a)</text:reference-ref></text:span> or <text:span text:style-name="T3"><text:reference-ref text:reference-format="text" text:ref-name="paragraphnumber_323_AIC_04/11/2014_45624">(b)</text:reference-ref></text:span>, the Bank may, by notice to the directors of <text:hidden-text text:condition="ooow:" text:string-value="P108:L7" text:is-hidden="true"/>the ICAV, require those persons to produce to the Bank a statement of affairs of the <text:hidden-text text:condition="ooow:" text:string-value="P108:L8" text:is-hidden="true"/>ICAV in accordance with this section.</text:p>
      <text:p text:style-name="P65"><text:hidden-text text:condition="ooow:" text:string-value="P108:L9" text:is-hidden="true"/><text:tab/><text:reference-mark-start text:name="subsectionnumber_488_AIC_05/11/2014_35130"/>(<text:sequence text:ref-name="refsubsectionnumber623" text:name="subsectionnumber" text:formula="ooow:subsectionnumber+1" style:num-format="1">2</text:sequence>)<text:reference-mark-end text:name="subsectionnumber_488_AIC_05/11/2014_35130"/><text:tab/>The persons to whom a notice is sent under <text:span text:style-name="T4">subsection </text:span><text:span text:style-name="T4"><text:reference-ref text:reference-format="text" text:ref-name="subsectionnumber_488_AIC_05/11/2014_35124">(1)</text:reference-ref></text:span> shall, within the period <text:hidden-text text:condition="ooow:" text:string-value="P108:L10" text:is-hidden="true"/>specified in the notice in that behalf, produce to the Bank a statement of affairs of the <text:hidden-text text:condition="ooow:" text:string-value="P108:L11" text:is-hidden="true"/>ICAV that complies with <text:span text:style-name="T4">subsection </text:span><text:span text:style-name="T4"><text:reference-ref text:reference-format="text" text:ref-name="subsectionnumber_488_AIC_05/11/2014_35137">(3)</text:reference-ref></text:span>.</text:p>
      <text:p text:style-name="P65"><text:hidden-text text:condition="ooow:" text:string-value="P108:L12" text:is-hidden="true"/><text:tab/><text:reference-mark-start text:name="subsectionnumber_488_AIC_05/11/2014_35137"/>(<text:sequence text:ref-name="refsubsectionnumber624" text:name="subsectionnumber" text:formula="ooow:subsectionnumber+1" style:num-format="1">3</text:sequence>)<text:reference-mark-end text:name="subsectionnumber_488_AIC_05/11/2014_35137"/><text:tab/>The statement of affairs shall⁠—</text:p>
      <text:p text:style-name="P64"><text:hidden-text text:condition="ooow:" text:string-value="P108:L13" text:is-hidden="true"/><text:tab/><text:reference-mark-start text:name="paragraphnumber_323_AIC_05/11/2014_35149"/>(<text:sequence text:ref-name="refparagraphnumber555" text:name="paragraphnumber" text:formula="ooow:1.0" style:num-format="a">a</text:sequence>)<text:reference-mark-end text:name="paragraphnumber_323_AIC_05/11/2014_35149"/><text:tab/>be in such form as may be specified by the Bank,</text:p>
      <text:p text:style-name="P64"><text:hidden-text text:condition="ooow:" text:string-value="P108:L14" text:is-hidden="true"/><text:tab/><text:reference-mark-start text:name="paragraphnumber_323_AIC_05/11/2014_35154"/>(<text:sequence text:ref-name="refparagraphnumber556" text:name="paragraphnumber" text:formula="ooow:paragraphnumber+1" style:num-format="a">b</text:sequence>)<text:reference-mark-end text:name="paragraphnumber_323_AIC_05/11/2014_35154"/><text:tab/>be verified by an affidavit,</text:p>
      <text:p text:style-name="P64"><text:hidden-text text:condition="ooow:" text:string-value="P108:L15" text:is-hidden="true"/><text:tab/><text:reference-mark-start text:name="paragraphnumber_323_AIC_05/11/2014_35159"/>(<text:sequence text:ref-name="refparagraphnumber557" text:name="paragraphnumber" text:formula="ooow:paragraphnumber+1" style:num-format="a">c</text:sequence>)<text:reference-mark-end text:name="paragraphnumber_323_AIC_05/11/2014_35159"/><text:tab/>contain the following information in respect of the ICAV as at the date of <text:hidden-text text:condition="ooow:" text:string-value="P108:L16" text:is-hidden="true"/>dissolution:</text:p>
      <text:p text:style-name="P62"><text:hidden-text text:condition="ooow:" text:string-value="P108:L17" text:is-hidden="true"/><text:tab/><text:reference-mark-start text:name="subparagraphnumber_51_AIC_05/11/2014_35166"/>(<text:sequence text:ref-name="refsubparagraphnumber122" text:name="subparagraphnumber" text:formula="ooow:1.0" style:num-format="i">i</text:sequence>)<text:reference-mark-end text:name="subparagraphnumber_51_AIC_05/11/2014_35166"/><text:tab/>particulars of its assets, debts and liabilities;</text:p>
      <text:p text:style-name="P62"><text:hidden-text text:condition="ooow:" text:string-value="P108:L18" text:is-hidden="true"/><text:tab/><text:reference-mark-start text:name="subparagraphnumber_51_AIC_05/11/2014_35172"/>(<text:sequence text:ref-name="refsubparagraphnumber123" text:name="subparagraphnumber" text:formula="ooow:subparagraphnumber+1" style:num-format="i">ii</text:sequence>)<text:reference-mark-end text:name="subparagraphnumber_51_AIC_05/11/2014_35172"/><text:tab/>the names and addresses of its creditors;</text:p>
      <text:p text:style-name="P62"><text:hidden-text text:condition="ooow:" text:string-value="P108:L19" text:is-hidden="true"/><text:tab/><text:reference-mark-start text:name="subparagraphnumber_51_AIC_05/11/2014_35179"/>(<text:sequence text:ref-name="refsubparagraphnumber124" text:name="subparagraphnumber" text:formula="ooow:subparagraphnumber+1" style:num-format="i">iii</text:sequence>)<text:reference-mark-end text:name="subparagraphnumber_51_AIC_05/11/2014_35179"/><text:tab/>particulars of securities given by the ICAV, including the name of the secured <text:hidden-text text:condition="ooow:" text:string-value="P108:L20" text:is-hidden="true"/>creditor in each case and the date on which the security was given;</text:p>
      <text:p text:style-name="P62"><text:hidden-text text:condition="ooow:" text:string-value="P108:L21" text:is-hidden="true"/><text:tab/><text:reference-mark-start text:name="subparagraphnumber_51_AIC_05/11/2014_35184"/>(<text:sequence text:ref-name="refsubparagraphnumber125" text:name="subparagraphnumber" text:formula="ooow:subparagraphnumber+1" style:num-format="i">iv</text:sequence>)<text:reference-mark-end text:name="subparagraphnumber_51_AIC_05/11/2014_35184"/><text:tab/>such further or other information as may be specified by the Bank or that the <text:hidden-text text:condition="ooow:" text:string-value="P108:L22" text:is-hidden="true"/>Bank may reasonably require.</text:p>
      <text:p text:style-name="P65"><text:hidden-text text:condition="ooow:" text:string-value="P108:L23" text:is-hidden="true"/><text:tab/><text:reference-mark-start text:name="subsectionnumber_488_AIC_05/11/2014_35190"/>(<text:sequence text:ref-name="refsubsectionnumber625" text:name="subsectionnumber" text:formula="ooow:subsectionnumber+1" style:num-format="1">4</text:sequence>)<text:reference-mark-end text:name="subsectionnumber_488_AIC_05/11/2014_35190"/><text:tab/>On the application of the Bank, the High Court may require a person who has made a <text:hidden-text text:condition="ooow:" text:string-value="P108:L24" text:is-hidden="true"/>statement under <text:span text:style-name="T4">subsection </text:span><text:span text:style-name="T4"><text:reference-ref text:reference-format="text" text:ref-name="subsectionnumber_488_AIC_05/11/2014_35130">(2)</text:reference-ref></text:span> to appear before it and answer on oath any question <text:hidden-text text:condition="ooow:" text:string-value="P108:L25" text:is-hidden="true"/>relating to the content of the statement.</text:p>
      <text:p text:style-name="P65"><text:hidden-text text:condition="ooow:" text:string-value="P108:L26" text:is-hidden="true"/><text:tab/><text:reference-mark-start text:name="subsectionnumber_488_AIC_05/11/2014_35200"/>(<text:sequence text:ref-name="refsubsectionnumber626" text:name="subsectionnumber" text:formula="ooow:subsectionnumber+1" style:num-format="1">5</text:sequence>)<text:reference-mark-end text:name="subsectionnumber_488_AIC_05/11/2014_35200"/><text:tab/>A person who fails to comply with <text:span text:style-name="T4">subsection </text:span><text:span text:style-name="T4"><text:reference-ref text:reference-format="text" text:ref-name="subsectionnumber_488_AIC_05/11/2014_35130">(2)</text:reference-ref></text:span> commits a category 3 offence.</text:p>
      <text:p text:style-name="chapternumber"><text:bookmark-start text:name="toc_book_234"/><text:hidden-text text:condition="ooow:" text:string-value="P108:L27" text:is-hidden="true"/>Chapter <text:reference-mark-start text:name="chapternumber_22"/><text:sequence text:ref-name="refchapternumber24" text:name="chapternumber" text:formula="ooow:chapternumber+1" style:num-format="1">2</text:sequence><text:bookmark-end text:name="toc_book_234"/><text:reference-mark-end text:name="chapternumber_22"/></text:p>
      <text:p text:style-name="P63"><text:bookmark-start text:name="toc_book_235"/><text:hidden-text text:condition="ooow:" text:string-value="P108:L28" text:is-hidden="true"/>Restoration of ICAV to register<text:bookmark-end text:name="toc_book_235"/></text:p>
      <text:p text:style-name="P13"><text:bookmark-start text:name="toc_book_236"/><text:hidden-text text:condition="ooow:" text:string-value="P108:L29" text:is-hidden="true"/>Application of Chapter<text:bookmark-end text:name="toc_book_236"/></text:p>
      <text:p text:style-name="section"><text:hidden-text text:condition="ooow:" text:string-value="P108:L30" text:is-hidden="true"/><text:reference-mark-start text:name="sectionnumber_140"/><text:span text:style-name="T9"><text:sequence text:ref-name="refsectionnumber163" text:name="sectionnumber" text:formula="ooow:sectionnumber+1" style:num-format="1">164</text:sequence></text:span><text:reference-mark-end text:name="sectionnumber_140"/><text:span text:style-name="T9">.</text:span><text:tab/>This Chapter applies to an ICAV that has been struck off the register of ICAVs under <text:hidden-text text:condition="ooow:" text:string-value="P108:L31" text:is-hidden="true"/><text:span text:style-name="T4">Chapter </text:span><text:span text:style-name="T4"><text:reference-ref text:reference-format="text" text:ref-name="chapternumber_21">1</text:reference-ref></text:span>.</text:p>
      <text:p text:style-name="P13"><text:bookmark-start text:name="toc_book_237"/><text:hidden-text text:condition="ooow:" text:string-value="P108:L32" text:is-hidden="true"/>Restoration on application to Bank<text:bookmark-end text:name="toc_book_237"/></text:p>
      <text:p text:style-name="subsection"><text:hidden-text text:condition="ooow:" text:string-value="P108:L33" text:is-hidden="true"/><text:reference-mark-start text:name="sectionnumber_141"/><text:span text:style-name="T9"><text:sequence text:ref-name="refsectionnumber164" text:name="sectionnumber" text:formula="ooow:sectionnumber+1" style:num-format="1">165</text:sequence></text:span><text:reference-mark-end text:name="sectionnumber_141"/><text:span text:style-name="T9">.</text:span><text:tab/><text:reference-mark-start text:name="subsectionnumber_488_AIC_05/11/2014_35268"/>(<text:sequence text:ref-name="refsubsectionnumber627" text:name="subsectionnumber" text:formula="ooow:1.0" style:num-format="1">1</text:sequence>)<text:reference-mark-end text:name="subsectionnumber_488_AIC_05/11/2014_35268"/><text:tab/>On an application by a person specified in <text:span text:style-name="T4">subsection </text:span><text:span text:style-name="T4"><text:reference-ref text:reference-format="text" text:ref-name="subsectionnumber_488_AIC_05/11/2014_35326">(3)</text:reference-ref></text:span>, the Bank may restore an <text:hidden-text text:condition="ooow:" text:string-value="P108:L34" text:is-hidden="true"/>ICAV to the register of ICAVs if⁠—</text:p>
      <text:p text:style-name="P64"><text:hidden-text text:condition="ooow:" text:string-value="P108:L35" text:is-hidden="true"/><text:tab/><text:reference-mark-start text:name="paragraphnumber_323_AIC_05/11/2014_35289"/>(<text:sequence text:ref-name="refparagraphnumber558" text:name="paragraphnumber" text:formula="ooow:1.0" style:num-format="a">a</text:sequence>)<text:reference-mark-end text:name="paragraphnumber_323_AIC_05/11/2014_35289"/><text:tab/>the Bank has reasonable cause to believe that the strike off of the ICAV has <text:hidden-text text:condition="ooow:" text:string-value="P108:L36" text:is-hidden="true"/>disadvantaged the applicant,</text:p>
      <text:p text:style-name="P64"><text:soft-page-break/><text:hidden-text text:condition="ooow:" text:string-value="P109:L1" text:is-hidden="true"/><text:tab/><text:reference-mark-start text:name="paragraphnumber_323_AIC_05/11/2014_35295"/>(<text:sequence text:ref-name="refparagraphnumber559" text:name="paragraphnumber" text:formula="ooow:paragraphnumber+1" style:num-format="a">b</text:sequence>)<text:reference-mark-end text:name="paragraphnumber_323_AIC_05/11/2014_35295"/><text:tab/>the application is made in the form specified by the Bank,</text:p>
      <text:p text:style-name="P64"><text:hidden-text text:condition="ooow:" text:string-value="P109:L2" text:is-hidden="true"/><text:tab/><text:reference-mark-start text:name="paragraphnumber_323_AIC_05/11/2014_35300"/>(<text:sequence text:ref-name="refparagraphnumber560" text:name="paragraphnumber" text:formula="ooow:paragraphnumber+1" style:num-format="a">c</text:sequence>)<text:reference-mark-end text:name="paragraphnumber_323_AIC_05/11/2014_35300"/><text:tab/>the application is received by the Bank within the period of 12 months after the <text:hidden-text text:condition="ooow:" text:string-value="P109:L3" text:is-hidden="true"/>date of dissolution of the ICAV, and</text:p>
      <text:p text:style-name="P64"><text:hidden-text text:condition="ooow:" text:string-value="P109:L4" text:is-hidden="true"/><text:tab/><text:reference-mark-start text:name="paragraphnumber_323_AIC_05/11/2014_35304"/>(<text:sequence text:ref-name="refparagraphnumber561" text:name="paragraphnumber" text:formula="ooow:paragraphnumber+1" style:num-format="a">d</text:sequence>)<text:reference-mark-end text:name="paragraphnumber_323_AIC_05/11/2014_35304"/><text:tab/>the requirements of <text:span text:style-name="T4">subsection </text:span><text:span text:style-name="T4"><text:reference-ref text:reference-format="text" text:ref-name="subsectionnumber_488_AIC_05/11/2014_35309">(2)</text:reference-ref></text:span> have been satisfied within the period of 15 <text:hidden-text text:condition="ooow:" text:string-value="P109:L5" text:is-hidden="true"/>months after the date of dissolution of the ICAV.</text:p>
      <text:p text:style-name="P65"><text:hidden-text text:condition="ooow:" text:string-value="P109:L6" text:is-hidden="true"/><text:tab/><text:reference-mark-start text:name="subsectionnumber_488_AIC_05/11/2014_35309"/>(<text:sequence text:ref-name="refsubsectionnumber628" text:name="subsectionnumber" text:formula="ooow:subsectionnumber+1" style:num-format="1">2</text:sequence>)<text:reference-mark-end text:name="subsectionnumber_488_AIC_05/11/2014_35309"/><text:tab/>The requirements referred to in <text:span text:style-name="T4">subsection </text:span><text:span text:style-name="T4"><text:reference-ref text:reference-format="text" text:ref-name="subsectionnumber_488_AIC_05/11/2014_35268">(1)</text:reference-ref></text:span><text:span text:style-name="T4"><text:reference-ref text:reference-format="text" text:ref-name="paragraphnumber_323_AIC_05/11/2014_35304">(d)</text:reference-ref></text:span> are the following:</text:p>
      <text:p text:style-name="P64"><text:hidden-text text:condition="ooow:" text:string-value="P109:L7" text:is-hidden="true"/><text:tab/><text:reference-mark-start text:name="paragraphnumber_323_AIC_05/11/2014_35313"/>(<text:sequence text:ref-name="refparagraphnumber562" text:name="paragraphnumber" text:formula="ooow:1.0" style:num-format="a">a</text:sequence>)<text:reference-mark-end text:name="paragraphnumber_323_AIC_05/11/2014_35313"/><text:tab/>the Bank has received written confirmation from the Minister and the Revenue <text:hidden-text text:condition="ooow:" text:string-value="P109:L8" text:is-hidden="true"/>Commissioners that they have no objection to the ICAV being restored to the <text:hidden-text text:condition="ooow:" text:string-value="P109:L9" text:is-hidden="true"/>register of ICAVs under this section;</text:p>
      <text:p text:style-name="P64"><text:hidden-text text:condition="ooow:" text:string-value="P109:L10" text:is-hidden="true"/><text:tab/><text:reference-mark-start text:name="paragraphnumber_323_AIC_05/11/2014_35321"/>(<text:sequence text:ref-name="refparagraphnumber563" text:name="paragraphnumber" text:formula="ooow:paragraphnumber+1" style:num-format="a">b</text:sequence>)<text:reference-mark-end text:name="paragraphnumber_323_AIC_05/11/2014_35321"/><text:tab/>the Bank is satisfied that no notification required by <text:span text:style-name="T4">section </text:span><text:span text:style-name="T4"><text:reference-ref text:reference-format="text" text:ref-name="sectionnumber_66">65</text:reference-ref></text:span><text:span text:style-name="T4"><text:reference-ref text:reference-format="text" text:ref-name="subsectionnumber_223">(6)</text:reference-ref></text:span> remains <text:hidden-text text:condition="ooow:" text:string-value="P109:L11" text:is-hidden="true"/>outstanding in relation to the ICAV.</text:p>
      <text:p text:style-name="P65"><text:hidden-text text:condition="ooow:" text:string-value="P109:L12" text:is-hidden="true"/><text:tab/><text:reference-mark-start text:name="subsectionnumber_488_AIC_05/11/2014_35326"/>(<text:sequence text:ref-name="refsubsectionnumber629" text:name="subsectionnumber" text:formula="ooow:subsectionnumber+1" style:num-format="1">3</text:sequence>)<text:reference-mark-end text:name="subsectionnumber_488_AIC_05/11/2014_35326"/><text:tab/>The Bank may restore an ICAV to the register of ICAVs on the application of a person <text:hidden-text text:condition="ooow:" text:string-value="P109:L13" text:is-hidden="true"/>who was a member or an officer of the ICAV at the date of its dissolution.</text:p>
      <text:p text:style-name="subsection"><text:hidden-text text:condition="ooow:" text:string-value="P109:L14" text:is-hidden="true"/><text:span text:style-name="T20"><text:tab/></text:span><text:reference-mark-start text:name="subsectionnumber_488_AIC_05/11/2014_35331"/><text:span text:style-name="T20">(</text:span><text:span text:style-name="T20"><text:sequence text:ref-name="refsubsectionnumber630" text:name="subsectionnumber" text:formula="ooow:subsectionnumber+1" style:num-format="1">4</text:sequence></text:span><text:span text:style-name="T20">)</text:span><text:reference-mark-end text:name="subsectionnumber_488_AIC_05/11/2014_35331"/><text:span text:style-name="T20"><text:tab/>On the registration of an application under this section and on payment of such fee as </text:span><text:span text:style-name="T20"><text:hidden-text text:condition="ooow:" text:string-value="P109:L15" text:is-hidden="true"/></text:span><text:span text:style-name="T20">may be prescribed under section 32E of the </text:span><text:alphabetical-index-mark text:string-value="Central Bank Act 1942 (No. 22)"/><text:a xlink:type="simple" xlink:href="http://www.irishstatutebook.ie/1942/en/act/pub/0022/index.html"><text:span text:style-name="T20"/></text:a><text:a xlink:type="simple" xlink:href="http://www.irishstatutebook.ie/1942/en/act/pub/0022/index.html"><text:span text:style-name="T20">Central Bank Act 1942</text:span></text:a><text:span text:style-name="T20">, the Bank shall </text:span><text:span text:style-name="T20"><text:hidden-text text:condition="ooow:" text:string-value="P109:L16" text:is-hidden="true"/></text:span><text:span text:style-name="T20">restore the ICAV to the register of ICAVs and the ICAV shall be deemed to have </text:span><text:span text:style-name="T20"><text:hidden-text text:condition="ooow:" text:string-value="P109:L17" text:is-hidden="true"/></text:span><text:span text:style-name="T20">continued in existence as if it had not been struck off.</text:span></text:p>
      <text:p text:style-name="P65"><text:hidden-text text:condition="ooow:" text:string-value="P109:L18" text:is-hidden="true"/><text:tab/><text:reference-mark-start text:name="subsectionnumber_488_AIC_05/11/2014_35338"/>(<text:sequence text:ref-name="refsubsectionnumber631" text:name="subsectionnumber" text:formula="ooow:subsectionnumber+1" style:num-format="1">5</text:sequence>)<text:reference-mark-end text:name="subsectionnumber_488_AIC_05/11/2014_35338"/><text:tab/>Subject to any order made by the High Court in the matter, the restoration of an ICAV <text:hidden-text text:condition="ooow:" text:string-value="P109:L19" text:is-hidden="true"/>to the register of ICAVs under this section shall not affect the rights and liabilities of <text:hidden-text text:condition="ooow:" text:string-value="P109:L20" text:is-hidden="true"/>the ICAV in respect of any debt or obligation incurred, or any contract entered into, <text:hidden-text text:condition="ooow:" text:string-value="P109:L21" text:is-hidden="true"/>by, to, with or on behalf of the ICAV between the date of its dissolution and the date <text:hidden-text text:condition="ooow:" text:string-value="P109:L22" text:is-hidden="true"/>of restoration.</text:p>
      <text:p text:style-name="P13"><text:bookmark-start text:name="toc_book_238"/><text:hidden-text text:condition="ooow:" text:string-value="P109:L23" text:is-hidden="true"/>Restoration on application to High Court<text:bookmark-end text:name="toc_book_238"/></text:p>
      <text:p text:style-name="subsection"><text:hidden-text text:condition="ooow:" text:string-value="P109:L24" text:is-hidden="true"/><text:reference-mark-start text:name="sectionnumber_142"/><text:span text:style-name="T9"><text:sequence text:ref-name="refsectionnumber165" text:name="sectionnumber" text:formula="ooow:sectionnumber+1" style:num-format="1">166</text:sequence></text:span><text:reference-mark-end text:name="sectionnumber_142"/><text:span text:style-name="T9">.</text:span><text:tab/><text:reference-mark-start text:name="subsectionnumber_488_AIC_05/11/2014_35346"/>(<text:sequence text:ref-name="refsubsectionnumber632" text:name="subsectionnumber" text:formula="ooow:1.0" style:num-format="1">1</text:sequence>)<text:reference-mark-end text:name="subsectionnumber_488_AIC_05/11/2014_35346"/><text:tab/>On an application in accordance with <text:span text:style-name="T4">section </text:span><text:span text:style-name="T4"><text:reference-ref text:reference-format="text" text:ref-name="sectionnumber_143">167</text:reference-ref></text:span> by a person specified in <text:span text:style-name="T4">subsection </text:span><text:span text:style-name="T4"><text:hidden-text text:condition="ooow:" text:string-value="P109:L25" text:is-hidden="true"/></text:span><text:span text:style-name="T4"><text:reference-ref text:reference-format="text" text:ref-name="subsectionnumber_488_AIC_05/11/2014_35380">(2)</text:reference-ref></text:span>, the High Court may order that an ICAV that has been struck off the register of <text:hidden-text text:condition="ooow:" text:string-value="P109:L26" text:is-hidden="true"/>ICAVs be restored to the register of ICAVs if⁠—</text:p>
      <text:p text:style-name="P64"><text:hidden-text text:condition="ooow:" text:string-value="P109:L27" text:is-hidden="true"/><text:tab/><text:reference-mark-start text:name="paragraphnumber_323_AIC_05/11/2014_35361"/>(<text:sequence text:ref-name="refparagraphnumber564" text:name="paragraphnumber" text:formula="ooow:1.0" style:num-format="a">a</text:sequence>)<text:reference-mark-end text:name="paragraphnumber_323_AIC_05/11/2014_35361"/><text:tab/>the striking off of the ICAV has disadvantaged the applicant,</text:p>
      <text:p text:style-name="P64"><text:hidden-text text:condition="ooow:" text:string-value="P109:L28" text:is-hidden="true"/><text:tab/><text:reference-mark-start text:name="paragraphnumber_323_AIC_05/11/2014_35368"/>(<text:sequence text:ref-name="refparagraphnumber565" text:name="paragraphnumber" text:formula="ooow:paragraphnumber+1" style:num-format="a">b</text:sequence>)<text:reference-mark-end text:name="paragraphnumber_323_AIC_05/11/2014_35368"/><text:tab/>the application is made within the period of 2 years after the date of dissolution <text:hidden-text text:condition="ooow:" text:string-value="P109:L29" text:is-hidden="true"/>of the ICAV, and</text:p>
      <text:p text:style-name="P64"><text:hidden-text text:condition="ooow:" text:string-value="P109:L30" text:is-hidden="true"/><text:tab/><text:reference-mark-start text:name="paragraphnumber_323_AIC_05/11/2014_35374"/>(<text:sequence text:ref-name="refparagraphnumber566" text:name="paragraphnumber" text:formula="ooow:paragraphnumber+1" style:num-format="a">c</text:sequence>)<text:reference-mark-end text:name="paragraphnumber_323_AIC_05/11/2014_35374"/><text:tab/>it is just and equitable to do so.</text:p>
      <text:p text:style-name="P65"><text:hidden-text text:condition="ooow:" text:string-value="P109:L31" text:is-hidden="true"/><text:tab/><text:reference-mark-start text:name="subsectionnumber_488_AIC_05/11/2014_35380"/>(<text:sequence text:ref-name="refsubsectionnumber633" text:name="subsectionnumber" text:formula="ooow:subsectionnumber+1" style:num-format="1">2</text:sequence>)<text:reference-mark-end text:name="subsectionnumber_488_AIC_05/11/2014_35380"/><text:tab/>The High Court may make the order on the application of⁠—</text:p>
      <text:p text:style-name="P64"><text:hidden-text text:condition="ooow:" text:string-value="P109:L32" text:is-hidden="true"/><text:tab/><text:reference-mark-start text:name="paragraphnumber_323_AIC_05/11/2014_35384"/>(<text:sequence text:ref-name="refparagraphnumber567" text:name="paragraphnumber" text:formula="ooow:1.0" style:num-format="a">a</text:sequence>)<text:reference-mark-end text:name="paragraphnumber_323_AIC_05/11/2014_35384"/><text:tab/>the ICAV,</text:p>
      <text:p text:style-name="P64"><text:hidden-text text:condition="ooow:" text:string-value="P109:L33" text:is-hidden="true"/><text:tab/><text:reference-mark-start text:name="paragraphnumber_323_AIC_05/11/2014_35388"/>(<text:sequence text:ref-name="refparagraphnumber568" text:name="paragraphnumber" text:formula="ooow:paragraphnumber+1" style:num-format="a">b</text:sequence>)<text:reference-mark-end text:name="paragraphnumber_323_AIC_05/11/2014_35388"/><text:tab/>a creditor of the ICAV,</text:p>
      <text:p text:style-name="P64"><text:hidden-text text:condition="ooow:" text:string-value="P109:L34" text:is-hidden="true"/><text:tab/><text:reference-mark-start text:name="paragraphnumber_323_AIC_05/11/2014_35393"/>(<text:sequence text:ref-name="refparagraphnumber569" text:name="paragraphnumber" text:formula="ooow:paragraphnumber+1" style:num-format="a">c</text:sequence>)<text:reference-mark-end text:name="paragraphnumber_323_AIC_05/11/2014_35393"/><text:tab/>a person who was a member or an officer of the ICAV at its date of dissolution, or</text:p>
      <text:p text:style-name="P64"><text:hidden-text text:condition="ooow:" text:string-value="P109:L35" text:is-hidden="true"/><text:tab/><text:reference-mark-start text:name="paragraphnumber_323_AIC_05/11/2014_35396"/>(<text:sequence text:ref-name="refparagraphnumber570" text:name="paragraphnumber" text:formula="ooow:paragraphnumber+1" style:num-format="a">d</text:sequence>)<text:reference-mark-end text:name="paragraphnumber_323_AIC_05/11/2014_35396"/><text:tab/>a person who, at the date of its dissolution, had an entitlement (disregarding any <text:hidden-text text:condition="ooow:" text:string-value="P109:L36" text:is-hidden="true"/>right of the directors to decline to register the person as such) to be registered as a <text:hidden-text text:condition="ooow:" text:string-value="P109:L37" text:is-hidden="true"/>member of the ICAV by virtue of⁠—</text:p>
      <text:p text:style-name="P62"><text:hidden-text text:condition="ooow:" text:string-value="P109:L38" text:is-hidden="true"/><text:tab/><text:reference-mark-start text:name="subparagraphnumber_51_AIC_05/11/2014_35407"/>(<text:sequence text:ref-name="refsubparagraphnumber126" text:name="subparagraphnumber" text:formula="ooow:1.0" style:num-format="i">i</text:sequence>)<text:reference-mark-end text:name="subparagraphnumber_51_AIC_05/11/2014_35407"/><text:tab/>the execution, in the person’s favour, of an instrument of transfer of a share, <text:hidden-text text:condition="ooow:" text:string-value="P109:L39" text:is-hidden="true"/>or</text:p>
      <text:p text:style-name="P62"><text:soft-page-break/><text:hidden-text text:condition="ooow:" text:string-value="P110:L1" text:is-hidden="true"/><text:tab/><text:reference-mark-start text:name="subparagraphnumber_51_AIC_05/11/2014_35413"/>(<text:sequence text:ref-name="refsubparagraphnumber127" text:name="subparagraphnumber" text:formula="ooow:subparagraphnumber+1" style:num-format="i">ii</text:sequence>)<text:reference-mark-end text:name="subparagraphnumber_51_AIC_05/11/2014_35413"/><text:tab/>the transmission, by operation of law, to the person of a right to a share.</text:p>
      <text:p text:style-name="P65"><text:hidden-text text:condition="ooow:" text:string-value="P110:L2" text:is-hidden="true"/><text:tab/><text:reference-mark-start text:name="subsectionnumber_488_AIC_05/11/2014_35419"/>(<text:sequence text:ref-name="refsubsectionnumber634" text:name="subsectionnumber" text:formula="ooow:subsectionnumber+1" style:num-format="1">3</text:sequence>)<text:reference-mark-end text:name="subsectionnumber_488_AIC_05/11/2014_35419"/><text:tab/>Subject to a supplementary order made under <text:span text:style-name="T4">section </text:span><text:span text:style-name="T4"><text:reference-ref text:reference-format="text" text:ref-name="sectionnumber_146">170</text:reference-ref></text:span><text:span text:style-name="T4"><text:reference-ref text:reference-format="text" text:ref-name="paragraphnumber_323_AIC_05/11/2014_35543">(c)</text:reference-ref></text:span>, the ICAV shall be <text:hidden-text text:condition="ooow:" text:string-value="P110:L3" text:is-hidden="true"/>deemed to have continued in existence as if it had not been struck off the register of <text:hidden-text text:condition="ooow:" text:string-value="P110:L4" text:is-hidden="true"/>ICAVs upon the Bank receiving a certified copy of the order under <text:span text:style-name="T4">subsection </text:span><text:span text:style-name="T4"><text:reference-ref text:reference-format="text" text:ref-name="subsectionnumber_488_AIC_05/11/2014_35346">(1)</text:reference-ref></text:span> <text:hidden-text text:condition="ooow:" text:string-value="P110:L5" text:is-hidden="true"/>within 28 days after the date of its perfection.</text:p>
      <text:p text:style-name="P13"><text:bookmark-start text:name="toc_book_239"/><text:hidden-text text:condition="ooow:" text:string-value="P110:L6" text:is-hidden="true"/>Requirements for application to High Court under <text:span text:style-name="T4">section </text:span><text:span text:style-name="T4"><text:reference-ref text:reference-format="text" text:ref-name="sectionnumber_142">166</text:reference-ref></text:span><text:bookmark-end text:name="toc_book_239"/></text:p>
      <text:p text:style-name="subsection"><text:hidden-text text:condition="ooow:" text:string-value="P110:L7" text:is-hidden="true"/><text:reference-mark-start text:name="sectionnumber_143"/><text:span text:style-name="T9"><text:sequence text:ref-name="refsectionnumber166" text:name="sectionnumber" text:formula="ooow:sectionnumber+1" style:num-format="1">167</text:sequence></text:span><text:reference-mark-end text:name="sectionnumber_143"/><text:span text:style-name="T9">.</text:span><text:tab/><text:reference-mark-start text:name="subsectionnumber_488_AIC_05/11/2014_35425"/>(<text:sequence text:ref-name="refsubsectionnumber635" text:name="subsectionnumber" text:formula="ooow:1.0" style:num-format="1">1</text:sequence>)<text:reference-mark-end text:name="subsectionnumber_488_AIC_05/11/2014_35425"/><text:tab/>An application under <text:span text:style-name="T4">section </text:span><text:span text:style-name="T4"><text:reference-ref text:reference-format="text" text:ref-name="sectionnumber_142">166</text:reference-ref></text:span> shall be made on notice to the Bank, and the <text:hidden-text text:condition="ooow:" text:string-value="P110:L8" text:is-hidden="true"/>Revenue Commissioners.</text:p>
      <text:p text:style-name="P65"><text:hidden-text text:condition="ooow:" text:string-value="P110:L9" text:is-hidden="true"/><text:tab/><text:reference-mark-start text:name="subsectionnumber_488_AIC_05/11/2014_35432"/>(<text:sequence text:ref-name="refsubsectionnumber636" text:name="subsectionnumber" text:formula="ooow:subsectionnumber+1" style:num-format="1">2</text:sequence>)<text:reference-mark-end text:name="subsectionnumber_488_AIC_05/11/2014_35432"/><text:tab/>In the case of an application under <text:span text:style-name="T4">section </text:span><text:span text:style-name="T4"><text:reference-ref text:reference-format="text" text:ref-name="sectionnumber_142">166</text:reference-ref></text:span> by a creditor, the application shall in <text:hidden-text text:condition="ooow:" text:string-value="P110:L10" text:is-hidden="true"/>addition be made on notice to⁠—</text:p>
      <text:p text:style-name="P64"><text:hidden-text text:condition="ooow:" text:string-value="P110:L11" text:is-hidden="true"/><text:tab/><text:reference-mark-start text:name="paragraphnumber_323_AIC_05/11/2014_35436"/>(<text:sequence text:ref-name="refparagraphnumber571" text:name="paragraphnumber" text:formula="ooow:1.0" style:num-format="a">a</text:sequence>)<text:reference-mark-end text:name="paragraphnumber_323_AIC_05/11/2014_35436"/><text:tab/>the Bank,</text:p>
      <text:p text:style-name="P64"><text:hidden-text text:condition="ooow:" text:string-value="P110:L12" text:is-hidden="true"/><text:tab/><text:reference-mark-start text:name="paragraphnumber_323_AIC_05/11/2014_35440"/>(<text:sequence text:ref-name="refparagraphnumber572" text:name="paragraphnumber" text:formula="ooow:paragraphnumber+1" style:num-format="a">b</text:sequence>)<text:reference-mark-end text:name="paragraphnumber_323_AIC_05/11/2014_35440"/><text:tab/>such officers of the ICAV at the date of dissolution whose names are known, or <text:hidden-text text:condition="ooow:" text:string-value="P110:L13" text:is-hidden="true"/>ought reasonably to be known, by the creditor, and</text:p>
      <text:p text:style-name="P64"><text:hidden-text text:condition="ooow:" text:string-value="P110:L14" text:is-hidden="true"/><text:tab/><text:reference-mark-start text:name="paragraphnumber_323_AIC_05/11/2014_35443"/>(<text:sequence text:ref-name="refparagraphnumber573" text:name="paragraphnumber" text:formula="ooow:paragraphnumber+1" style:num-format="a">c</text:sequence>)<text:reference-mark-end text:name="paragraphnumber_323_AIC_05/11/2014_35443"/><text:tab/>such other members or officers of the ICAV at the date of dissolution as the Bank, <text:hidden-text text:condition="ooow:" text:string-value="P110:L15" text:is-hidden="true"/>the Revenue Commissioners, upon being notified of the application, indicate in <text:hidden-text text:condition="ooow:" text:string-value="P110:L16" text:is-hidden="true"/>writing should be joined as notice parties to the application.</text:p>
      <text:p text:style-name="P13"><text:bookmark-start text:name="toc_book_240"/><text:hidden-text text:condition="ooow:" text:string-value="P110:L17" text:is-hidden="true"/>Terms of High Court order on application under <text:span text:style-name="T4">section </text:span><text:span text:style-name="T4"><text:reference-ref text:reference-format="text" text:ref-name="sectionnumber_142">166</text:reference-ref></text:span><text:bookmark-end text:name="toc_book_240"/></text:p>
      <text:p text:style-name="subsection"><text:hidden-text text:condition="ooow:" text:string-value="P110:L18" text:is-hidden="true"/><text:reference-mark-start text:name="sectionnumber_144"/><text:span text:style-name="T9"><text:sequence text:ref-name="refsectionnumber167" text:name="sectionnumber" text:formula="ooow:sectionnumber+1" style:num-format="1">168</text:sequence></text:span><text:reference-mark-end text:name="sectionnumber_144"/><text:span text:style-name="T9">.</text:span><text:tab/><text:reference-mark-start text:name="subsectionnumber_488_AIC_05/11/2014_35452"/>(<text:sequence text:ref-name="refsubsectionnumber637" text:name="subsectionnumber" text:formula="ooow:1.0" style:num-format="1">1</text:sequence>)<text:reference-mark-end text:name="subsectionnumber_488_AIC_05/11/2014_35452"/><text:tab/>In making an order under <text:span text:style-name="T4">section </text:span><text:span text:style-name="T4"><text:reference-ref text:reference-format="text" text:ref-name="sectionnumber_142">166</text:reference-ref></text:span> on the application of a member or an officer of <text:hidden-text text:condition="ooow:" text:string-value="P110:L19" text:is-hidden="true"/>the ICAV, the High Court shall, unless reason to the contrary is shown to the <text:hidden-text text:condition="ooow:" text:string-value="P110:L20" text:is-hidden="true"/>satisfaction of the High Court, make it a term of the order that the order shall not have <text:hidden-text text:condition="ooow:" text:string-value="P110:L21" text:is-hidden="true"/>effect unless, within a specified period, the ICAV appoints 2 directors and delivers to <text:hidden-text text:condition="ooow:" text:string-value="P110:L22" text:is-hidden="true"/>the Bank the notification and consent required by <text:span text:style-name="T4">section </text:span><text:span text:style-name="T4"><text:reference-ref text:reference-format="text" text:ref-name="sectionnumber_66">65</text:reference-ref></text:span><text:span text:style-name="T4"><text:reference-ref text:reference-format="text" text:ref-name="subsectionnumber_223">(6)</text:reference-ref></text:span><text:span text:style-name="T4"> </text:span>and <text:span text:style-name="T4"><text:reference-ref text:reference-format="text" text:ref-name="subsectionnumber_225">(8)</text:reference-ref></text:span>.</text:p>
      <text:p text:style-name="P65"><text:hidden-text text:condition="ooow:" text:string-value="P110:L23" text:is-hidden="true"/><text:tab/><text:reference-mark-start text:name="subsectionnumber_488_AIC_05/11/2014_35458"/>(<text:sequence text:ref-name="refsubsectionnumber638" text:name="subsectionnumber" text:formula="ooow:subsectionnumber+1" style:num-format="1">2</text:sequence>)<text:reference-mark-end text:name="subsectionnumber_488_AIC_05/11/2014_35458"/><text:tab/>For the avoidance of doubt, <text:span text:style-name="T4">subsection </text:span><text:span text:style-name="T4"><text:reference-ref text:reference-format="text" text:ref-name="subsectionnumber_488_AIC_05/11/2014_35452">(1)</text:reference-ref></text:span> requires, unless reason to the contrary there <text:hidden-text text:condition="ooow:" text:string-value="P110:L24" text:is-hidden="true"/>mentioned is shown, the order of the High Court to specify that a thing set out in <text:hidden-text text:condition="ooow:" text:string-value="P110:L25" text:is-hidden="true"/><text:span text:style-name="T4">subsection </text:span><text:span text:style-name="T4"><text:reference-ref text:reference-format="text" text:ref-name="subsectionnumber_488_AIC_05/11/2014_35452">(1)</text:reference-ref></text:span> is to be done (save where it has already been done) notwithstanding <text:hidden-text text:condition="ooow:" text:string-value="P110:L26" text:is-hidden="true"/>that the ground on which the ICAV had been struck off the register of ICAVs did not <text:hidden-text text:condition="ooow:" text:string-value="P110:L27" text:is-hidden="true"/>relate to that thing.</text:p>
      <text:p text:style-name="subsection"><text:hidden-text text:condition="ooow:" text:string-value="P110:L28" text:is-hidden="true"/><text:span text:style-name="T20"><text:tab/></text:span><text:reference-mark-start text:name="subsectionnumber_488_AIC_05/11/2014_35461"/><text:span text:style-name="T20">(</text:span><text:span text:style-name="T20"><text:sequence text:ref-name="refsubsectionnumber639" text:name="subsectionnumber" text:formula="ooow:subsectionnumber+1" style:num-format="1">3</text:sequence></text:span><text:span text:style-name="T20">)</text:span><text:reference-mark-end text:name="subsectionnumber_488_AIC_05/11/2014_35461"/><text:span text:style-name="T20"><text:tab/>In making an order under </text:span><text:span text:style-name="T26">section </text:span><text:span text:style-name="T26"><text:reference-ref text:reference-format="text" text:ref-name="sectionnumber_142">166</text:reference-ref></text:span><text:span text:style-name="T20"> on the application of a creditor of the ICAV, the </text:span><text:span text:style-name="T20"><text:hidden-text text:condition="ooow:" text:string-value="P110:L29" text:is-hidden="true"/></text:span><text:span text:style-name="T20">High Court shall direct that, within a specified period (save where it has already been </text:span><text:span text:style-name="T20"><text:hidden-text text:condition="ooow:" text:string-value="P110:L30" text:is-hidden="true"/></text:span><text:span text:style-name="T20">done) such specified members or officers take all reasonable steps to ensure that the </text:span><text:span text:style-name="T20"><text:hidden-text text:condition="ooow:" text:string-value="P110:L31" text:is-hidden="true"/></text:span><text:span text:style-name="T20">ICAV appoints </text:span><text:bookmark-start text:name="1421838665664"/><text:span text:style-name="T20">at least 2 directors</text:span><text:bookmark-end text:name="1421838665664"/><text:span text:style-name="T20"> and delivers to the Bank the notification and </text:span><text:span text:style-name="T20"><text:hidden-text text:condition="ooow:" text:string-value="P110:L32" text:is-hidden="true"/></text:span><text:span text:style-name="T20">consent required by </text:span><text:span text:style-name="T26">section </text:span><text:span text:style-name="T26"><text:reference-ref text:reference-format="text" text:ref-name="sectionnumber_66">65</text:reference-ref></text:span><text:span text:style-name="T26"><text:reference-ref text:reference-format="text" text:ref-name="subsectionnumber_223">(6)</text:reference-ref></text:span><text:span text:style-name="T20"> and </text:span><text:span text:style-name="T26"><text:reference-ref text:reference-format="text" text:ref-name="subsectionnumber_225">(8)</text:reference-ref></text:span><text:span text:style-name="T20">.</text:span></text:p>
      <text:p text:style-name="P65"><text:hidden-text text:condition="ooow:" text:string-value="P110:L33" text:is-hidden="true"/><text:tab/><text:reference-mark-start text:name="subsectionnumber_488_AIC_05/11/2014_35467"/>(<text:sequence text:ref-name="refsubsectionnumber640" text:name="subsectionnumber" text:formula="ooow:subsectionnumber+1" style:num-format="1">4</text:sequence>)<text:reference-mark-end text:name="subsectionnumber_488_AIC_05/11/2014_35467"/><text:tab/>For the avoidance of doubt, <text:span text:style-name="T4">subsection </text:span><text:span text:style-name="T4"><text:reference-ref text:reference-format="text" text:ref-name="subsectionnumber_488_AIC_05/11/2014_35461">(3)</text:reference-ref></text:span> requires the order of the High Court to <text:hidden-text text:condition="ooow:" text:string-value="P110:L34" text:is-hidden="true"/>specify that a thing set out in that subsection is to be done (save where it has already <text:hidden-text text:condition="ooow:" text:string-value="P110:L35" text:is-hidden="true"/>been done) notwithstanding that the ground on which the ICAV had been struck off <text:hidden-text text:condition="ooow:" text:string-value="P110:L36" text:is-hidden="true"/>the register of ICAVs did not relate to that thing.</text:p>
      <text:p text:style-name="P65"><text:hidden-text text:condition="ooow:" text:string-value="P110:L37" text:is-hidden="true"/><text:tab/><text:reference-mark-start text:name="subsectionnumber_488_AIC_05/11/2014_35473"/>(<text:sequence text:ref-name="refsubsectionnumber641" text:name="subsectionnumber" text:formula="ooow:subsectionnumber+1" style:num-format="1">5</text:sequence>)<text:reference-mark-end text:name="subsectionnumber_488_AIC_05/11/2014_35473"/><text:tab/>In making an order under <text:span text:style-name="T4">section </text:span><text:span text:style-name="T4"><text:reference-ref text:reference-format="text" text:ref-name="sectionnumber_142">166</text:reference-ref></text:span> on the application of a creditor of the ICAV, the <text:hidden-text text:condition="ooow:" text:string-value="P110:L38" text:is-hidden="true"/>High Court may award the applicant the costs of the application against the ICAV.</text:p>
      <text:p text:style-name="P13"><text:bookmark-start text:name="toc_book_241"/><text:soft-page-break/><text:hidden-text text:condition="ooow:" text:string-value="P111:L1" text:is-hidden="true"/>High Court order for restoration on application of Bank<text:bookmark-end text:name="toc_book_241"/></text:p>
      <text:p text:style-name="subsection"><text:hidden-text text:condition="ooow:" text:string-value="P111:L2" text:is-hidden="true"/><text:reference-mark-start text:name="sectionnumber_145"/><text:span text:style-name="T9"><text:sequence text:ref-name="refsectionnumber168" text:name="sectionnumber" text:formula="ooow:sectionnumber+1" style:num-format="1">169</text:sequence></text:span><text:reference-mark-end text:name="sectionnumber_145"/><text:span text:style-name="T9">.</text:span><text:tab/><text:reference-mark-start text:name="subsectionnumber_488_AIC_05/11/2014_35482"/>(<text:sequence text:ref-name="refsubsectionnumber642" text:name="subsectionnumber" text:formula="ooow:1.0" style:num-format="1">1</text:sequence>)<text:reference-mark-end text:name="subsectionnumber_488_AIC_05/11/2014_35482"/><text:tab/>On an application by the Bank in accordance with <text:span text:style-name="T4">subsection </text:span><text:span text:style-name="T4"><text:reference-ref text:reference-format="text" text:ref-name="subsectionnumber_488_AIC_05/11/2014_35493">(2)</text:reference-ref></text:span>, the High Court may <text:hidden-text text:condition="ooow:" text:string-value="P111:L3" text:is-hidden="true"/>order that an ICAV that has been struck off the register of ICAVs be restored to the <text:hidden-text text:condition="ooow:" text:string-value="P111:L4" text:is-hidden="true"/>register of ICAVs if⁠—</text:p>
      <text:p text:style-name="P64"><text:hidden-text text:condition="ooow:" text:string-value="P111:L5" text:is-hidden="true"/><text:tab/><text:reference-mark-start text:name="paragraphnumber_323_AIC_05/11/2014_35486"/>(<text:sequence text:ref-name="refparagraphnumber574" text:name="paragraphnumber" text:formula="ooow:1.0" style:num-format="a">a</text:sequence>)<text:reference-mark-end text:name="paragraphnumber_323_AIC_05/11/2014_35486"/><text:tab/>the application is made within the period of 2 years after the date of dissolution <text:hidden-text text:condition="ooow:" text:string-value="P111:L6" text:is-hidden="true"/>of the ICAV, and</text:p>
      <text:p text:style-name="P64"><text:hidden-text text:condition="ooow:" text:string-value="P111:L7" text:is-hidden="true"/><text:tab/><text:reference-mark-start text:name="paragraphnumber_323_AIC_05/11/2014_35489"/>(<text:sequence text:ref-name="refparagraphnumber575" text:name="paragraphnumber" text:formula="ooow:paragraphnumber+1" style:num-format="a">b</text:sequence>)<text:reference-mark-end text:name="paragraphnumber_323_AIC_05/11/2014_35489"/><text:tab/>it is just and equitable to do so.</text:p>
      <text:p text:style-name="P65"><text:hidden-text text:condition="ooow:" text:string-value="P111:L8" text:is-hidden="true"/><text:tab/><text:reference-mark-start text:name="subsectionnumber_488_AIC_05/11/2014_35493"/>(<text:sequence text:ref-name="refsubsectionnumber643" text:name="subsectionnumber" text:formula="ooow:subsectionnumber+1" style:num-format="1">2</text:sequence>)<text:reference-mark-end text:name="subsectionnumber_488_AIC_05/11/2014_35493"/><text:tab/>An application under this section shall be made on notice to each person who, to the <text:hidden-text text:condition="ooow:" text:string-value="P111:L9" text:is-hidden="true"/>knowledge of the Bank, was an officer of the ICAV at the date of its dissolution.</text:p>
      <text:p text:style-name="P65"><text:hidden-text text:condition="ooow:" text:string-value="P111:L10" text:is-hidden="true"/><text:tab/><text:reference-mark-start text:name="subsectionnumber_488_AIC_05/11/2014_35501"/>(<text:sequence text:ref-name="refsubsectionnumber644" text:name="subsectionnumber" text:formula="ooow:subsectionnumber+1" style:num-format="1">3</text:sequence>)<text:reference-mark-end text:name="subsectionnumber_488_AIC_05/11/2014_35501"/><text:tab/>On the making of the order, the ICAV shall be deemed to have continued in existence <text:hidden-text text:condition="ooow:" text:string-value="P111:L11" text:is-hidden="true"/>as if it had not been struck off.</text:p>
      <text:p text:style-name="P65"><text:hidden-text text:condition="ooow:" text:string-value="P111:L12" text:is-hidden="true"/><text:tab/><text:reference-mark-start text:name="subsectionnumber_488_AIC_05/11/2014_35509"/>(<text:sequence text:ref-name="refsubsectionnumber645" text:name="subsectionnumber" text:formula="ooow:subsectionnumber+1" style:num-format="1">4</text:sequence>)<text:reference-mark-end text:name="subsectionnumber_488_AIC_05/11/2014_35509"/><text:tab/>In making an order under this section, the High Court may award the Bank the costs <text:hidden-text text:condition="ooow:" text:string-value="P111:L13" text:is-hidden="true"/>of the application against the ICAV restored to the register of ICAVs.</text:p>
      <text:p text:style-name="P13"><text:bookmark-start text:name="toc_book_242"/><text:hidden-text text:condition="ooow:" text:string-value="P111:L14" text:is-hidden="true"/>Supplementary High Court orders<text:bookmark-end text:name="toc_book_242"/></text:p>
      <text:p text:style-name="section"><text:hidden-text text:condition="ooow:" text:string-value="P111:L15" text:is-hidden="true"/><text:reference-mark-start text:name="sectionnumber_146"/><text:span text:style-name="T9"><text:sequence text:ref-name="refsectionnumber169" text:name="sectionnumber" text:formula="ooow:sectionnumber+1" style:num-format="1">170</text:sequence></text:span><text:reference-mark-end text:name="sectionnumber_146"/><text:span text:style-name="T9">.</text:span><text:tab/>In ordering that an ICAV be restored to the register of ICAVs under <text:span text:style-name="T4">section </text:span><text:span text:style-name="T4"><text:reference-ref text:reference-format="text" text:ref-name="sectionnumber_142">166</text:reference-ref></text:span> or <text:span text:style-name="T4"><text:reference-ref text:reference-format="text" text:ref-name="sectionnumber_145">169</text:reference-ref></text:span>, <text:hidden-text text:condition="ooow:" text:string-value="P111:L16" text:is-hidden="true"/>the High Court may do any of the following:</text:p>
      <text:p text:style-name="P64"><text:hidden-text text:condition="ooow:" text:string-value="P111:L17" text:is-hidden="true"/><text:tab/><text:reference-mark-start text:name="paragraphnumber_323_AIC_05/11/2014_35531"/>(<text:sequence text:ref-name="refparagraphnumber576" text:name="paragraphnumber" text:formula="ooow:1.0" style:num-format="a">a</text:sequence>)<text:reference-mark-end text:name="paragraphnumber_323_AIC_05/11/2014_35531"/><text:tab/>except to the extent that the High Court makes an order under <text:span text:style-name="T4">paragraph </text:span><text:span text:style-name="T4"><text:reference-ref text:reference-format="text" text:ref-name="paragraphnumber_323_AIC_05/11/2014_35543">(c)</text:reference-ref></text:span>, give <text:hidden-text text:condition="ooow:" text:string-value="P111:L18" text:is-hidden="true"/>such directions as it thinks fit for placing the ICAV and all other persons as nearly <text:hidden-text text:condition="ooow:" text:string-value="P111:L19" text:is-hidden="true"/>as possible in the same position as if the ICAV had not been struck off the register <text:hidden-text text:condition="ooow:" text:string-value="P111:L20" text:is-hidden="true"/>of ICAVs;</text:p>
      <text:p text:style-name="P64"><text:hidden-text text:condition="ooow:" text:string-value="P111:L21" text:is-hidden="true"/><text:tab/><text:reference-mark-start text:name="paragraphnumber_323_AIC_05/11/2014_35536"/>(<text:sequence text:ref-name="refparagraphnumber577" text:name="paragraphnumber" text:formula="ooow:paragraphnumber+1" style:num-format="a">b</text:sequence>)<text:reference-mark-end text:name="paragraphnumber_323_AIC_05/11/2014_35536"/><text:tab/>direct the ICAV to change its name if the name of the ICAV is too similar to the <text:hidden-text text:condition="ooow:" text:string-value="P111:L22" text:is-hidden="true"/>name of another ICAV already on the register of ICAVs; </text:p>
      <text:p text:style-name="P64"><text:hidden-text text:condition="ooow:" text:string-value="P111:L23" text:is-hidden="true"/><text:tab/><text:reference-mark-start text:name="paragraphnumber_323_AIC_05/11/2014_35543"/>(<text:sequence text:ref-name="refparagraphnumber578" text:name="paragraphnumber" text:formula="ooow:paragraphnumber+1" style:num-format="a">c</text:sequence>)<text:reference-mark-end text:name="paragraphnumber_323_AIC_05/11/2014_35543"/><text:tab/>if and to the extent that it thinks fit, order that the officers of the ICAV, or any one <text:hidden-text text:condition="ooow:" text:string-value="P111:L24" text:is-hidden="true"/>or more of them as specified in the order, shall be liable for a debt or liability <text:hidden-text text:condition="ooow:" text:string-value="P111:L25" text:is-hidden="true"/>incurred by or on behalf of the ICAV during the period when it stood struck off <text:hidden-text text:condition="ooow:" text:string-value="P111:L26" text:is-hidden="true"/>the register of ICAVs;</text:p>
      <text:p text:style-name="paragraph"><text:hidden-text text:condition="ooow:" text:string-value="P111:L27" text:is-hidden="true"/><text:span text:style-name="T20"><text:tab/></text:span><text:reference-mark-start text:name="paragraphnumber_323_AIC_05/11/2014_35548"/><text:span text:style-name="T20">(</text:span><text:span text:style-name="T20"><text:sequence text:ref-name="refparagraphnumber579" text:name="paragraphnumber" text:formula="ooow:paragraphnumber+1" style:num-format="a">d</text:sequence></text:span><text:span text:style-name="T20">)</text:span><text:reference-mark-end text:name="paragraphnumber_323_AIC_05/11/2014_35548"/><text:span text:style-name="T20"><text:tab/>make any other order that it thinks fit.</text:span></text:p>
      <text:p text:style-name="P79"><text:bookmark-start text:name="toc_book_243"/><text:hidden-text text:condition="ooow:" text:string-value="P111:L28" text:is-hidden="true"/>PART <text:reference-mark-start text:name="partnumber_13_AIC_20/01/2015_43935"/><text:sequence text:ref-name="refpartnumber11" text:name="partnumber" text:formula="ooow:partnumber+1" style:num-format="1">12</text:sequence><text:bookmark-end text:name="toc_book_243"/><text:reference-mark-end text:name="partnumber_13_AIC_20/01/2015_43935"/></text:p>
      <text:p text:style-name="P60"><text:bookmark-start text:name="toc_book_244"/><text:hidden-text text:condition="ooow:" text:string-value="P111:L29" text:is-hidden="true"/>Investigations, Compliance and Enforcement<text:bookmark-end text:name="toc_book_244"/></text:p>
      <text:p text:style-name="P13"><text:bookmark-start text:name="toc_book_245"/><text:hidden-text text:condition="ooow:" text:string-value="P111:L30" text:is-hidden="true"/>Investigations<text:bookmark-end text:name="toc_book_245"/></text:p>
      <text:p text:style-name="P65"><text:hidden-text text:condition="ooow:" text:string-value="P111:L31" text:is-hidden="true"/><text:reference-mark-start text:name="sectionnumber_148_AIC_20/01/2015_44010"/><text:span text:style-name="T9"><text:sequence text:ref-name="refsectionnumber170" text:name="sectionnumber" text:formula="ooow:sectionnumber+1" style:num-format="1">171</text:sequence></text:span><text:reference-mark-end text:name="sectionnumber_148_AIC_20/01/2015_44010"/><text:span text:style-name="T9">.</text:span><text:tab/><text:reference-mark-start text:name="subsectionnumber_488_AIC_20/01/2015_44013"/>(<text:sequence text:ref-name="refsubsectionnumber646" text:name="subsectionnumber" style:num-format="1">1</text:sequence>)<text:reference-mark-end text:name="subsectionnumber_488_AIC_20/01/2015_44013"/><text:tab/>The provisions of Part 13 of the <text:alphabetical-index-mark text:string-value="Companies Act 2014 (No. 38)"/>Companies Act 2014, and the other provisions of that <text:hidden-text text:condition="ooow:" text:string-value="P111:L32" text:is-hidden="true"/>Act relating to investigations of companies, apply, subject to necessary modifications <text:hidden-text text:condition="ooow:" text:string-value="P111:L33" text:is-hidden="true"/>and the specific modifications specified in <text:span text:style-name="T4">subsection </text:span><text:span text:style-name="T4"><text:reference-ref text:reference-format="text" text:ref-name="subsectionnumber_488_AIC_20/01/2015_44046">(2)</text:reference-ref></text:span>, in relation to an ICAV as if <text:hidden-text text:condition="ooow:" text:string-value="P111:L34" text:is-hidden="true"/>it were an investment company.</text:p>
      <text:p text:style-name="P65"><text:hidden-text text:condition="ooow:" text:string-value="P111:L35" text:is-hidden="true"/><text:tab/><text:reference-mark-start text:name="subsectionnumber_488_AIC_20/01/2015_44046"/>(<text:sequence text:ref-name="refsubsectionnumber647" text:name="subsectionnumber" text:formula="ooow:subsectionnumber+1" style:num-format="1">2</text:sequence>)<text:reference-mark-end text:name="subsectionnumber_488_AIC_20/01/2015_44046"/><text:tab/>The modifications are the following:</text:p>
      <text:p text:style-name="P64"><text:hidden-text text:condition="ooow:" text:string-value="P111:L36" text:is-hidden="true"/><text:tab/><text:reference-mark-start text:name="paragraphnumber_338_AIC_20/01/2015_44054"/>(<text:sequence text:ref-name="refparagraphnumber580" text:name="paragraphnumber" text:formula="ooow:1" style:num-format="a">a</text:sequence>)<text:reference-mark-end text:name="paragraphnumber_338_AIC_20/01/2015_44054"/><text:tab/>references to a body corporate include a company;</text:p>
      <text:p text:style-name="P64"><text:soft-page-break/><text:hidden-text text:condition="ooow:" text:string-value="P112:L1" text:is-hidden="true"/><text:tab/><text:reference-mark-start text:name="paragraphnumber_338_AIC_20/01/2015_44070"/>(<text:sequence text:ref-name="refparagraphnumber581" text:name="paragraphnumber" text:formula="ooow:paragraphnumber+1" style:num-format="a">b</text:sequence>)<text:reference-mark-end text:name="paragraphnumber_338_AIC_20/01/2015_44070"/><text:tab/>the references in sections 752 to 757 to agents include depositaries and trustees <text:hidden-text text:condition="ooow:" text:string-value="P112:L2" text:is-hidden="true"/>within the meaning of the UCITS Regulations;</text:p>
      <text:p text:style-name="P64"><text:hidden-text text:condition="ooow:" text:string-value="P112:L3" text:is-hidden="true"/><text:tab/><text:reference-mark-start text:name="paragraphnumber_338_AIC_20/01/2015_44095"/>(<text:sequence text:ref-name="refparagraphnumber582" text:name="paragraphnumber" text:formula="ooow:paragraphnumber+1" style:num-format="a">c</text:sequence>)<text:reference-mark-end text:name="paragraphnumber_338_AIC_20/01/2015_44095"/><text:tab/>in section 755(2)(a) for the words after agreement there is substituted a reference <text:hidden-text text:condition="ooow:" text:string-value="P112:L4" text:is-hidden="true"/>to a transaction within <text:span text:style-name="T4">section </text:span><text:span text:style-name="T4"><text:reference-ref text:reference-format="text" text:ref-name="sectionnumber_76">75</text:reference-ref></text:span><text:span text:style-name="T4"><text:reference-ref text:reference-format="text" text:ref-name="subsectionnumber_270">(1)</text:reference-ref></text:span> of this Act and in section 755(4) for the <text:hidden-text text:condition="ooow:" text:string-value="P112:L5" text:is-hidden="true"/>reference to section 220 there is substituted a reference to <text:span text:style-name="T4">section </text:span><text:span text:style-name="T4"><text:reference-ref text:reference-format="text" text:ref-name="sectionnumber_78">77</text:reference-ref></text:span> of this Act;</text:p>
      <text:p text:style-name="P64"><text:hidden-text text:condition="ooow:" text:string-value="P112:L6" text:is-hidden="true"/><text:tab/><text:reference-mark-start text:name="paragraphnumber_338_AIC_20/01/2015_44116"/>(<text:sequence text:ref-name="refparagraphnumber583" text:name="paragraphnumber" text:formula="ooow:paragraphnumber+1" style:num-format="a">d</text:sequence>)<text:reference-mark-end text:name="paragraphnumber_338_AIC_20/01/2015_44116"/><text:tab/>the duty in section 759(1) to provide a copy of a directors’ report to the Director <text:hidden-text text:condition="ooow:" text:string-value="P112:L7" text:is-hidden="true"/>of Corporate Enforcement includes a duty to forward a copy to the Bank (so that <text:hidden-text text:condition="ooow:" text:string-value="P112:L8" text:is-hidden="true"/>section 759(2)(b)(vi) does not apply);</text:p>
      <text:p text:style-name="P64"><text:hidden-text text:condition="ooow:" text:string-value="P112:L9" text:is-hidden="true"/><text:tab/><text:reference-mark-start text:name="paragraphnumber_338_AIC_20/01/2015_44131"/>(<text:sequence text:ref-name="refparagraphnumber584" text:name="paragraphnumber" text:formula="ooow:paragraphnumber+1" style:num-format="a">e</text:sequence>)<text:reference-mark-end text:name="paragraphnumber_338_AIC_20/01/2015_44131"/><text:tab/>the reference in section 763(1) to Chapter 5 of Part 5 is to <text:span text:style-name="T4">section </text:span><text:span text:style-name="T4"><text:reference-ref text:reference-format="text" text:ref-name="sectionnumber_81">82</text:reference-ref></text:span><text:span text:style-name="T4"> </text:span>of this Act;</text:p>
      <text:p text:style-name="P64"><text:hidden-text text:condition="ooow:" text:string-value="P112:L10" text:is-hidden="true"/><text:tab/><text:reference-mark-start text:name="paragraphnumber_338_AIC_20/01/2015_44143"/>(<text:sequence text:ref-name="refparagraphnumber585" text:name="paragraphnumber" text:formula="ooow:paragraphnumber+1" style:num-format="a">f</text:sequence>)<text:reference-mark-end text:name="paragraphnumber_338_AIC_20/01/2015_44143"/><text:tab/>the references to the Registrar in sections 765(4) and 770 are to the Bank;</text:p>
      <text:p text:style-name="P64"><text:hidden-text text:condition="ooow:" text:string-value="P112:L11" text:is-hidden="true"/><text:tab/><text:reference-mark-start text:name="paragraphnumber_338_AIC_20/01/2015_44150"/>(<text:sequence text:ref-name="refparagraphnumber586" text:name="paragraphnumber" text:formula="ooow:paragraphnumber+1" style:num-format="a">g</text:sequence>)<text:reference-mark-end text:name="paragraphnumber_338_AIC_20/01/2015_44150"/><text:tab/>the reference to section 785(4) to section 286 is to <text:span text:style-name="T4">section </text:span><text:span text:style-name="T4"><text:reference-ref text:reference-format="text" text:ref-name="sectionnumber_91">112</text:reference-ref></text:span> of this Act.</text:p>
      <text:p text:style-name="P13"><text:bookmark-start text:name="toc_book_246"/><text:hidden-text text:condition="ooow:" text:string-value="P112:L12" text:is-hidden="true"/>Compliance orders<text:bookmark-end text:name="toc_book_246"/></text:p>
      <text:p text:style-name="P65"><text:hidden-text text:condition="ooow:" text:string-value="P112:L13" text:is-hidden="true"/><text:reference-mark-start text:name="sectionnumber_148_AIC_20/01/2015_44173"/><text:span text:style-name="T9"><text:sequence text:ref-name="refsectionnumber171" text:name="sectionnumber" text:formula="ooow:sectionnumber+1" style:num-format="1">172</text:sequence></text:span><text:reference-mark-end text:name="sectionnumber_148_AIC_20/01/2015_44173"/><text:span text:style-name="T9">.</text:span><text:tab/><text:reference-mark-start text:name="subsectionnumber_488_AIC_20/01/2015_44175"/>(<text:sequence text:ref-name="refsubsectionnumber648" text:name="subsectionnumber" style:num-format="1">1</text:sequence>)<text:reference-mark-end text:name="subsectionnumber_488_AIC_20/01/2015_44175"/><text:tab/>This section applies if an ICAV or an officer of an ICAV⁠—</text:p>
      <text:p text:style-name="P64"><text:hidden-text text:condition="ooow:" text:string-value="P112:L14" text:is-hidden="true"/><text:tab/><text:reference-mark-start text:name="paragraphnumber_338_AIC_20/01/2015_44186"/>(<text:sequence text:ref-name="refparagraphnumber587" text:name="paragraphnumber" text:formula="ooow:1" style:num-format="a">a</text:sequence>)<text:reference-mark-end text:name="paragraphnumber_338_AIC_20/01/2015_44186"/><text:tab/>has failed to comply with a provision of this Act, and</text:p>
      <text:p text:style-name="P64"><text:hidden-text text:condition="ooow:" text:string-value="P112:L15" text:is-hidden="true"/><text:tab/><text:reference-mark-start text:name="paragraphnumber_338_AIC_20/01/2015_44194"/>(<text:sequence text:ref-name="refparagraphnumber588" text:name="paragraphnumber" text:formula="ooow:paragraphnumber+1" style:num-format="a">b</text:sequence>)<text:reference-mark-end text:name="paragraphnumber_338_AIC_20/01/2015_44194"/><text:tab/>the ICAV or officer has failed to remedy the default within 14 days (or such <text:hidden-text text:condition="ooow:" text:string-value="P112:L16" text:is-hidden="true"/>longer period as may be specified in the notice) after the date of service by any <text:hidden-text text:condition="ooow:" text:string-value="P112:L17" text:is-hidden="true"/>person referred to in <text:span text:style-name="T4">subsection </text:span><text:span text:style-name="T4"><text:reference-ref text:reference-format="text" text:ref-name="subsectionnumber_488_AIC_20/01/2015_44241">(3)</text:reference-ref></text:span> on the ICAV or officer of a notice requiring <text:hidden-text text:condition="ooow:" text:string-value="P112:L18" text:is-hidden="true"/>the ICAV or officer to remedy the default.</text:p>
      <text:p text:style-name="P65"><text:hidden-text text:condition="ooow:" text:string-value="P112:L19" text:is-hidden="true"/><text:tab/><text:reference-mark-start text:name="subsectionnumber_488_AIC_20/01/2015_44222"/>(<text:sequence text:ref-name="refsubsectionnumber649" text:name="subsectionnumber" text:formula="ooow:subsectionnumber+1" style:num-format="1">2</text:sequence>)<text:reference-mark-end text:name="subsectionnumber_488_AIC_20/01/2015_44222"/><text:tab/>In any case to which this section applies, the High Court, on the application of a <text:hidden-text text:condition="ooow:" text:string-value="P112:L20" text:is-hidden="true"/>person specified in <text:span text:style-name="T4">subsection </text:span><text:span text:style-name="T4"><text:reference-ref text:reference-format="text" text:ref-name="subsectionnumber_488_AIC_20/01/2015_44241">(3)</text:reference-ref></text:span>, may order the ICAV or officer in default to remedy <text:hidden-text text:condition="ooow:" text:string-value="P112:L21" text:is-hidden="true"/>the default within such time as the High Court specifies.</text:p>
      <text:p text:style-name="P65"><text:hidden-text text:condition="ooow:" text:string-value="P112:L22" text:is-hidden="true"/><text:tab/><text:reference-mark-start text:name="subsectionnumber_488_AIC_20/01/2015_44241"/>(<text:sequence text:ref-name="refsubsectionnumber650" text:name="subsectionnumber" text:formula="ooow:subsectionnumber+1" style:num-format="1">3</text:sequence>)<text:reference-mark-end text:name="subsectionnumber_488_AIC_20/01/2015_44241"/><text:tab/>The High Court may make the order only on the application of one of the following:</text:p>
      <text:p text:style-name="P64"><text:hidden-text text:condition="ooow:" text:string-value="P112:L23" text:is-hidden="true"/><text:tab/><text:reference-mark-start text:name="paragraphnumber_338_AIC_20/01/2015_44251"/>(<text:sequence text:ref-name="refparagraphnumber589" text:name="paragraphnumber" text:formula="ooow:1" style:num-format="a">a</text:sequence>)<text:reference-mark-end text:name="paragraphnumber_338_AIC_20/01/2015_44251"/><text:tab/>any member of the ICAV;</text:p>
      <text:p text:style-name="P64"><text:hidden-text text:condition="ooow:" text:string-value="P112:L24" text:is-hidden="true"/><text:tab/><text:reference-mark-start text:name="paragraphnumber_338_AIC_20/01/2015_44256"/>(<text:sequence text:ref-name="refparagraphnumber590" text:name="paragraphnumber" text:formula="ooow:paragraphnumber+1" style:num-format="a">b</text:sequence>)<text:reference-mark-end text:name="paragraphnumber_338_AIC_20/01/2015_44256"/><text:tab/>any creditor of the ICAV;</text:p>
      <text:p text:style-name="P64"><text:hidden-text text:condition="ooow:" text:string-value="P112:L25" text:is-hidden="true"/><text:tab/><text:reference-mark-start text:name="paragraphnumber_338_AIC_20/01/2015_44261"/>(<text:sequence text:ref-name="refparagraphnumber591" text:name="paragraphnumber" text:formula="ooow:paragraphnumber+1" style:num-format="a">c</text:sequence>)<text:reference-mark-end text:name="paragraphnumber_338_AIC_20/01/2015_44261"/><text:tab/>the Director of Corporate Enforcement.</text:p>
      <text:p text:style-name="P65"><text:hidden-text text:condition="ooow:" text:string-value="P112:L26" text:is-hidden="true"/><text:tab/><text:reference-mark-start text:name="subsectionnumber_488_AIC_21/01/2015_45636"/>(<text:sequence text:ref-name="refsubsectionnumber651" text:name="subsectionnumber" text:formula="ooow:subsectionnumber+1" style:num-format="1">4</text:sequence>)<text:reference-mark-end text:name="subsectionnumber_488_AIC_21/01/2015_45636"/><text:tab/>In making an order under <text:span text:style-name="T4">subsection </text:span><text:span text:style-name="T4"><text:reference-ref text:reference-format="text" text:ref-name="subsectionnumber_488_AIC_20/01/2015_44222">(2)</text:reference-ref></text:span>, the High Court may order that the ICAV or <text:hidden-text text:condition="ooow:" text:string-value="P112:L27" text:is-hidden="true"/>the officer responsible for the default pay all costs of and incidental to the application.</text:p>
      <text:p text:style-name="P65"><text:hidden-text text:condition="ooow:" text:string-value="P112:L28" text:is-hidden="true"/><text:tab/><text:reference-mark-start text:name="subsectionnumber_488_AIC_20/01/2015_44290"/>(<text:sequence text:ref-name="refsubsectionnumber652" text:name="subsectionnumber" text:formula="ooow:subsectionnumber+1" style:num-format="1">5</text:sequence>)<text:reference-mark-end text:name="subsectionnumber_488_AIC_20/01/2015_44290"/><text:tab/>Subject to <text:span text:style-name="T4">subsection </text:span><text:span text:style-name="T4"><text:reference-ref text:reference-format="text" text:ref-name="subsectionnumber_488_AIC_20/01/2015_44314">(6)</text:reference-ref></text:span>, no order may be made under this section in relation to a <text:hidden-text text:condition="ooow:" text:string-value="P112:L29" text:is-hidden="true"/>default that, in the opinion of the High Court, constitutes a wrong done to the ICAV <text:hidden-text text:condition="ooow:" text:string-value="P112:L30" text:is-hidden="true"/>an action in respect of which, under the general law, is maintainable by the ICAV <text:hidden-text text:condition="ooow:" text:string-value="P112:L31" text:is-hidden="true"/>alone, as distinct from another by derivative proceedings.</text:p>
      <text:p text:style-name="P65"><text:hidden-text text:condition="ooow:" text:string-value="P112:L32" text:is-hidden="true"/><text:tab/><text:reference-mark-start text:name="subsectionnumber_488_AIC_20/01/2015_44314"/>(<text:sequence text:ref-name="refsubsectionnumber653" text:name="subsectionnumber" text:formula="ooow:subsectionnumber+1" style:num-format="1">6</text:sequence>)<text:reference-mark-end text:name="subsectionnumber_488_AIC_20/01/2015_44314"/><text:tab/><text:span text:style-name="T4">Subsection </text:span><text:span text:style-name="T4"><text:reference-ref text:reference-format="text" text:ref-name="subsectionnumber_488_AIC_20/01/2015_44290">(5)</text:reference-ref></text:span> does not apply if the facts constituting the default in question amount, <text:hidden-text text:condition="ooow:" text:string-value="P112:L33" text:is-hidden="true"/>in the opinion of the High Court, to the commission of an offence.</text:p>
      <text:p text:style-name="P65"><text:hidden-text text:condition="ooow:" text:string-value="P112:L34" text:is-hidden="true"/><text:tab/><text:reference-mark-start text:name="subsectionnumber_488_AIC_20/01/2015_44328"/>(<text:sequence text:ref-name="refsubsectionnumber654" text:name="subsectionnumber" text:formula="ooow:subsectionnumber+1" style:num-format="1">7</text:sequence>)<text:reference-mark-end text:name="subsectionnumber_488_AIC_20/01/2015_44328"/><text:tab/>Nothing in this section shall be taken to prejudice the operation of any enactment <text:hidden-text text:condition="ooow:" text:string-value="P112:L35" text:is-hidden="true"/>imposing penalties (including restriction or disqualification) on an ICAV or its <text:hidden-text text:condition="ooow:" text:string-value="P112:L36" text:is-hidden="true"/>officers in respect of the default in question.</text:p>
      <text:p text:style-name="P65"><text:hidden-text text:condition="ooow:" text:string-value="P112:L37" text:is-hidden="true"/><text:tab/><text:reference-mark-start text:name="subsectionnumber_488_AIC_20/01/2015_44357"/>(<text:sequence text:ref-name="refsubsectionnumber655" text:name="subsectionnumber" text:formula="ooow:subsectionnumber+1" style:num-format="1">8</text:sequence>)<text:reference-mark-end text:name="subsectionnumber_488_AIC_20/01/2015_44357"/><text:tab/>In this section “officer” means director, shadow director, promoter, receiver, <text:hidden-text text:condition="ooow:" text:string-value="P112:L38" text:is-hidden="true"/>liquidator, auditor or secretary.</text:p>
      <text:p text:style-name="P13"><text:bookmark-start text:name="toc_book_247"/><text:soft-page-break/><text:hidden-text text:condition="ooow:" text:string-value="P113:L1" text:is-hidden="true"/>Restraining directors and others from removing assets<text:bookmark-end text:name="toc_book_247"/></text:p>
      <text:p text:style-name="P65"><text:hidden-text text:condition="ooow:" text:string-value="P113:L2" text:is-hidden="true"/><text:reference-mark-start text:name="sectionnumber_148_AIC_20/01/2015_44373"/><text:span text:style-name="T9"><text:sequence text:ref-name="refsectionnumber172" text:name="sectionnumber" text:formula="ooow:sectionnumber+1" style:num-format="1">173</text:sequence></text:span><text:reference-mark-end text:name="sectionnumber_148_AIC_20/01/2015_44373"/><text:span text:style-name="T9">.</text:span><text:tab/><text:reference-mark-start text:name="subsectionnumber_488_AIC_20/01/2015_44376"/>(<text:sequence text:ref-name="refsubsectionnumber656" text:name="subsectionnumber" text:formula="ooow:1.0" style:num-format="1">1</text:sequence>)<text:reference-mark-end text:name="subsectionnumber_488_AIC_20/01/2015_44376"/><text:tab/>The High Court may make an order restraining a director or other officer of an ICAV, <text:hidden-text text:condition="ooow:" text:string-value="P113:L3" text:is-hidden="true"/>or an ICAV, from⁠—</text:p>
      <text:p text:style-name="P64"><text:hidden-text text:condition="ooow:" text:string-value="P113:L4" text:is-hidden="true"/><text:tab/><text:reference-mark-start text:name="paragraphnumber_338_AIC_20/01/2015_44386"/>(<text:sequence text:ref-name="refparagraphnumber592" text:name="paragraphnumber" text:formula="ooow:1.0" style:num-format="a">a</text:sequence>)<text:reference-mark-end text:name="paragraphnumber_338_AIC_20/01/2015_44386"/><text:tab/>removing his or her or the ICAV’s assets from the State, or</text:p>
      <text:p text:style-name="P64"><text:hidden-text text:condition="ooow:" text:string-value="P113:L5" text:is-hidden="true"/><text:tab/><text:reference-mark-start text:name="paragraphnumber_338_AIC_20/01/2015_44393"/>(<text:sequence text:ref-name="refparagraphnumber593" text:name="paragraphnumber" text:formula="ooow:paragraphnumber+1" style:num-format="a">b</text:sequence>)<text:reference-mark-end text:name="paragraphnumber_338_AIC_20/01/2015_44393"/><text:tab/>reducing his or her or the ICAV’s assets within or outside the State below an <text:hidden-text text:condition="ooow:" text:string-value="P113:L6" text:is-hidden="true"/>amount specified in the order.</text:p>
      <text:p text:style-name="P65"><text:hidden-text text:condition="ooow:" text:string-value="P113:L7" text:is-hidden="true"/><text:tab/><text:reference-mark-start text:name="subsectionnumber_488_AIC_20/01/2015_44402"/>(<text:sequence text:ref-name="refsubsectionnumber657" text:name="subsectionnumber" text:formula="ooow:subsectionnumber+1" style:num-format="1">2</text:sequence>)<text:reference-mark-end text:name="subsectionnumber_488_AIC_20/01/2015_44402"/><text:tab/>The High Court may make the order if it is satisfied that⁠—</text:p>
      <text:p text:style-name="P64"><text:hidden-text text:condition="ooow:" text:string-value="P113:L8" text:is-hidden="true"/><text:tab/><text:reference-mark-start text:name="paragraphnumber_338_AIC_20/01/2015_44412"/>(<text:sequence text:ref-name="refparagraphnumber594" text:name="paragraphnumber" text:formula="ooow:1.0" style:num-format="a">a</text:sequence>)<text:reference-mark-end text:name="paragraphnumber_338_AIC_20/01/2015_44412"/><text:tab/>the applicant has a qualifying claim, and</text:p>
      <text:p text:style-name="P64"><text:hidden-text text:condition="ooow:" text:string-value="P113:L9" text:is-hidden="true"/><text:tab/><text:reference-mark-start text:name="paragraphnumber_338_AIC_20/01/2015_44418"/>(<text:sequence text:ref-name="refparagraphnumber595" text:name="paragraphnumber" text:formula="ooow:paragraphnumber+1" style:num-format="a">b</text:sequence>)<text:reference-mark-end text:name="paragraphnumber_338_AIC_20/01/2015_44418"/><text:tab/>there are grounds for believing that the director or officer, or the ICAV, may <text:hidden-text text:condition="ooow:" text:string-value="P113:L10" text:is-hidden="true"/>remove or dispose of his or her assets or the assets of the ICAV with a view to <text:hidden-text text:condition="ooow:" text:string-value="P113:L11" text:is-hidden="true"/>evading his or her obligations or those of the ICAV and frustrating an order of the <text:hidden-text text:condition="ooow:" text:string-value="P113:L12" text:is-hidden="true"/>High Court.</text:p>
      <text:p text:style-name="P65"><text:hidden-text text:condition="ooow:" text:string-value="P113:L13" text:is-hidden="true"/><text:tab/><text:reference-mark-start text:name="subsectionnumber_488_AIC_20/01/2015_44436"/>(<text:sequence text:ref-name="refsubsectionnumber658" text:name="subsectionnumber" text:formula="ooow:subsectionnumber+1" style:num-format="1">3</text:sequence>)<text:reference-mark-end text:name="subsectionnumber_488_AIC_20/01/2015_44436"/><text:tab/>The High Court may make the order only on the application of⁠—</text:p>
      <text:p text:style-name="P64"><text:hidden-text text:condition="ooow:" text:string-value="P113:L14" text:is-hidden="true"/><text:tab/><text:reference-mark-start text:name="paragraphnumber_338_AIC_20/01/2015_44446"/>(<text:sequence text:ref-name="refparagraphnumber596" text:name="paragraphnumber" text:formula="ooow:1.0" style:num-format="a">a</text:sequence>)<text:reference-mark-end text:name="paragraphnumber_338_AIC_20/01/2015_44446"/><text:tab/>the ICAV,</text:p>
      <text:p text:style-name="P64"><text:hidden-text text:condition="ooow:" text:string-value="P113:L15" text:is-hidden="true"/><text:tab/><text:reference-mark-start text:name="paragraphnumber_338_AIC_20/01/2015_44452"/>(<text:sequence text:ref-name="refparagraphnumber597" text:name="paragraphnumber" text:formula="ooow:paragraphnumber+1" style:num-format="a">b</text:sequence>)<text:reference-mark-end text:name="paragraphnumber_338_AIC_20/01/2015_44452"/><text:tab/>a director, member, liquidator, receiver or creditor of the ICAV, or</text:p>
      <text:p text:style-name="P64"><text:hidden-text text:condition="ooow:" text:string-value="P113:L16" text:is-hidden="true"/><text:tab/><text:reference-mark-start text:name="paragraphnumber_338_AIC_20/01/2015_44463"/>(<text:sequence text:ref-name="refparagraphnumber598" text:name="paragraphnumber" text:formula="ooow:paragraphnumber+1" style:num-format="a">c</text:sequence>)<text:reference-mark-end text:name="paragraphnumber_338_AIC_20/01/2015_44463"/><text:tab/>the Director of Corporate Enforcement.</text:p>
      <text:p text:style-name="P65"><text:hidden-text text:condition="ooow:" text:string-value="P113:L17" text:is-hidden="true"/><text:tab/><text:reference-mark-start text:name="subsectionnumber_488_AIC_20/01/2015_44486"/>(<text:sequence text:ref-name="refsubsectionnumber659" text:name="subsectionnumber" text:formula="ooow:subsectionnumber+1" style:num-format="1">4</text:sequence>)<text:reference-mark-end text:name="subsectionnumber_488_AIC_20/01/2015_44486"/><text:tab/>In <text:span text:style-name="T4">subsection </text:span><text:span text:style-name="T4"><text:reference-ref text:reference-format="text" text:ref-name="subsectionnumber_488_AIC_20/01/2015_44402">(2)</text:reference-ref></text:span><text:span text:style-name="T4"><text:reference-ref text:reference-format="text" text:ref-name="paragraphnumber_338_AIC_20/01/2015_44412">(a)</text:reference-ref></text:span> “qualifying claim” means a claim that⁠—</text:p>
      <text:p text:style-name="P64"><text:hidden-text text:condition="ooow:" text:string-value="P113:L18" text:is-hidden="true"/><text:tab/><text:reference-mark-start text:name="paragraphnumber_338_AIC_20/01/2015_44501"/>(<text:sequence text:ref-name="refparagraphnumber599" text:name="paragraphnumber" text:formula="ooow:1.0" style:num-format="a">a</text:sequence>)<text:reference-mark-end text:name="paragraphnumber_338_AIC_20/01/2015_44501"/><text:tab/>is a substantive civil cause of action or right to seek a declaration of personal <text:hidden-text text:condition="ooow:" text:string-value="P113:L19" text:is-hidden="true"/>liability or to claim damages against the director, officer or ICAV, and</text:p>
      <text:p text:style-name="P64"><text:hidden-text text:condition="ooow:" text:string-value="P113:L20" text:is-hidden="true"/><text:tab/><text:reference-mark-start text:name="paragraphnumber_338_AIC_20/01/2015_44509"/>(<text:sequence text:ref-name="refparagraphnumber600" text:name="paragraphnumber" text:formula="ooow:paragraphnumber+1" style:num-format="a">b</text:sequence>)<text:reference-mark-end text:name="paragraphnumber_338_AIC_20/01/2015_44509"/><text:tab/>arises⁠—</text:p>
      <text:p text:style-name="P62"><text:hidden-text text:condition="ooow:" text:string-value="P113:L21" text:is-hidden="true"/><text:tab/><text:reference-mark-start text:name="subparagraphnumber_53_AIC_20/01/2015_44518"/>(<text:sequence text:ref-name="refsubparagraphnumber128" text:name="subparagraphnumber" text:formula="ooow:1.0" style:num-format="i">i</text:sequence>)<text:reference-mark-end text:name="subparagraphnumber_53_AIC_20/01/2015_44518"/><text:tab/>under this Act,</text:p>
      <text:p text:style-name="P62"><text:hidden-text text:condition="ooow:" text:string-value="P113:L22" text:is-hidden="true"/><text:tab/><text:reference-mark-start text:name="subparagraphnumber_53_AIC_20/01/2015_44524"/>(<text:sequence text:ref-name="refsubparagraphnumber129" text:name="subparagraphnumber" text:formula="ooow:subparagraphnumber+1" style:num-format="i">ii</text:sequence>)<text:reference-mark-end text:name="subparagraphnumber_53_AIC_20/01/2015_44524"/><text:tab/>under the instrument of incorporation of the ICAV, or</text:p>
      <text:p text:style-name="P62"><text:hidden-text text:condition="ooow:" text:string-value="P113:L23" text:is-hidden="true"/><text:tab/><text:reference-mark-start text:name="subparagraphnumber_53_AIC_20/01/2015_44530"/>(<text:sequence text:ref-name="refsubparagraphnumber130" text:name="subparagraphnumber" text:formula="ooow:subparagraphnumber+1" style:num-format="i">iii</text:sequence>)<text:reference-mark-end text:name="subparagraphnumber_53_AIC_20/01/2015_44530"/><text:tab/>from the holding of an office of the ICAV.</text:p>
      <text:p text:style-name="P13"><text:bookmark-start text:name="toc_book_248"/><text:hidden-text text:condition="ooow:" text:string-value="P113:L24" text:is-hidden="true"/>Agency with responsibility for enforcement of offences<text:bookmark-end text:name="toc_book_248"/></text:p>
      <text:p text:style-name="P65"><text:hidden-text text:condition="ooow:" text:string-value="P113:L25" text:is-hidden="true"/><text:reference-mark-start text:name="sectionnumber_148_AIC_20/01/2015_44539"/><text:span text:style-name="T9"><text:sequence text:ref-name="refsectionnumber173" text:name="sectionnumber" text:formula="ooow:sectionnumber+1" style:num-format="1">174</text:sequence></text:span><text:reference-mark-end text:name="sectionnumber_148_AIC_20/01/2015_44539"/><text:span text:style-name="T9">.</text:span><text:tab/><text:reference-mark-start text:name="subsectionnumber_488_AIC_20/01/2015_44542"/>(<text:sequence text:ref-name="refsubsectionnumber660" text:name="subsectionnumber" text:formula="ooow:1.0" style:num-format="1">1</text:sequence>)<text:reference-mark-end text:name="subsectionnumber_488_AIC_20/01/2015_44542"/><text:tab/>The Bank may instigate summary proceedings for offences under <text:span text:style-name="T4">sections </text:span><text:span text:style-name="T4"><text:reference-ref text:reference-format="text" text:ref-name="sectionnumber_6">6</text:reference-ref></text:span><text:span text:style-name="T4"><text:reference-ref text:reference-format="text" text:ref-name="subsectionnumber_3">(5)</text:reference-ref></text:span>, <text:span text:style-name="T3"><text:reference-ref text:reference-format="text" text:ref-name="sectionnumber_7">7</text:reference-ref></text:span><text:span text:style-name="T3"><text:reference-ref text:reference-format="text" text:ref-name="subsectionnumber_4">(3)</text:reference-ref></text:span> <text:hidden-text text:condition="ooow:" text:string-value="P113:L26" text:is-hidden="true"/>and <text:span text:style-name="T4"><text:reference-ref text:reference-format="text" text:ref-name="subsectionnumber_5">(4)</text:reference-ref></text:span>, <text:span text:style-name="T3"><text:reference-ref text:reference-format="text" text:ref-name="sectionnumber_8">8</text:reference-ref></text:span><text:span text:style-name="T4"><text:reference-ref text:reference-format="text" text:ref-name="subsectionnumber_6">(3)</text:reference-ref></text:span>, <text:span text:style-name="T3"><text:reference-ref text:reference-format="text" text:ref-name="sectionnumber_10">10</text:reference-ref></text:span><text:span text:style-name="T4"><text:reference-ref text:reference-format="text" text:ref-name="subsectionnumber_29">(6)</text:reference-ref></text:span>, <text:span text:style-name="T3"><text:reference-ref text:reference-format="text" text:ref-name="sectionnumber_18">18</text:reference-ref></text:span><text:span text:style-name="T4"><text:reference-ref text:reference-format="text" text:ref-name="subsectionnumber_54">(6)</text:reference-ref></text:span>, <text:span text:style-name="T3"><text:reference-ref text:reference-format="text" text:ref-name="sectionnumber_21">21</text:reference-ref></text:span><text:span text:style-name="T4"><text:reference-ref text:reference-format="text" text:ref-name="subsectionnumber_9">(5)</text:reference-ref></text:span>, <text:span text:style-name="T3"><text:reference-ref text:reference-format="text" text:ref-name="sectionnumber_22">22</text:reference-ref></text:span><text:span text:style-name="T4"><text:reference-ref text:reference-format="text" text:ref-name="subsectionnumber_68">(4)</text:reference-ref></text:span>, <text:span text:style-name="T3"><text:reference-ref text:reference-format="text" text:ref-name="sectionnumber_28">28</text:reference-ref></text:span><text:span text:style-name="T4"><text:reference-ref text:reference-format="text" text:ref-name="subsectionnumber_89">(3)</text:reference-ref></text:span>, <text:span text:style-name="T3"><text:reference-ref text:reference-format="text" text:ref-name="sectionnumber_30">30</text:reference-ref></text:span><text:span text:style-name="T4"><text:reference-ref text:reference-format="text" text:ref-name="subsectionnumber_98">(2)</text:reference-ref></text:span>, <text:span text:style-name="T3"><text:reference-ref text:reference-format="text" text:ref-name="sectionnumber_148_AIC_20/01/2015_37872">31</text:reference-ref></text:span><text:span text:style-name="T4"><text:reference-ref text:reference-format="text" text:ref-name="subsectionnumber_488_AIC_20/01/2015_37932">(3)</text:reference-ref></text:span> and <text:span text:style-name="T3"><text:reference-ref text:reference-format="text" text:ref-name="subsectionnumber_488_AIC_20/01/2015_37963">(5)</text:reference-ref></text:span><text:span text:style-name="T14">,</text:span> <text:span text:style-name="T3"><text:reference-ref text:reference-format="text" text:ref-name="sectionnumber_34">33</text:reference-ref></text:span><text:span text:style-name="T4"><text:reference-ref text:reference-format="text" text:ref-name="subsectionnumber_117">(3)</text:reference-ref></text:span>, <text:span text:style-name="T3"><text:reference-ref text:reference-format="text" text:ref-name="sectionnumber_37">36</text:reference-ref></text:span><text:span text:style-name="T4"><text:reference-ref text:reference-format="text" text:ref-name="subsectionnumber_122">(2)</text:reference-ref></text:span>, <text:hidden-text text:condition="ooow:" text:string-value="P113:L27" text:is-hidden="true"/><text:span text:style-name="T3"><text:reference-ref text:reference-format="text" text:ref-name="sectionnumber_40">39</text:reference-ref></text:span><text:span text:style-name="T4"><text:reference-ref text:reference-format="text" text:ref-name="subsectionnumber_77">(4)</text:reference-ref></text:span>, <text:span text:style-name="T3"><text:reference-ref text:reference-format="text" text:ref-name="sectionnumber_43">42</text:reference-ref></text:span><text:span text:style-name="T4"><text:reference-ref text:reference-format="text" text:ref-name="subsectionnumber_83">(3)</text:reference-ref></text:span>, <text:span text:style-name="T3"><text:reference-ref text:reference-format="text" text:ref-name="sectionnumber_44">43</text:reference-ref></text:span><text:span text:style-name="T4"><text:reference-ref text:reference-format="text" text:ref-name="subsectionnumber_90">(4)</text:reference-ref></text:span>, <text:span text:style-name="T3"><text:reference-ref text:reference-format="text" text:ref-name="sectionnumber_47">46</text:reference-ref></text:span><text:span text:style-name="T4"><text:reference-ref text:reference-format="text" text:ref-name="subsectionnumber_92">(4)</text:reference-ref></text:span>, <text:span text:style-name="T3"><text:reference-ref text:reference-format="text" text:ref-name="sectionnumber_50">49</text:reference-ref></text:span><text:span text:style-name="T4"><text:reference-ref text:reference-format="text" text:ref-name="subsectionnumber_163">(4)</text:reference-ref></text:span>, <text:span text:style-name="T3"><text:reference-ref text:reference-format="text" text:ref-name="sectionnumber_51">50</text:reference-ref></text:span><text:span text:style-name="T4"><text:reference-ref text:reference-format="text" text:ref-name="subsectionnumber_168">(5)</text:reference-ref></text:span>, <text:span text:style-name="T3"><text:reference-ref text:reference-format="text" text:ref-name="sectionnumber_56">55</text:reference-ref></text:span><text:span text:style-name="T4"><text:reference-ref text:reference-format="text" text:ref-name="subsectionnumber_182">(7)</text:reference-ref></text:span>, <text:span text:style-name="T3"><text:reference-ref text:reference-format="text" text:ref-name="sectionnumber_67">66</text:reference-ref></text:span><text:span text:style-name="T4"><text:reference-ref text:reference-format="text" text:ref-name="subsectionnumber_230">(4)</text:reference-ref></text:span> and <text:span text:style-name="T4"><text:reference-ref text:reference-format="text" text:ref-name="subsectionnumber_231">(5)</text:reference-ref></text:span>, <text:span text:style-name="T3"><text:reference-ref text:reference-format="text" text:ref-name="sectionnumber_76">75</text:reference-ref></text:span><text:span text:style-name="T4"><text:reference-ref text:reference-format="text" text:ref-name="subsectionnumber_96">(4)</text:reference-ref></text:span>, <text:span text:style-name="T3"><text:reference-ref text:reference-format="text" text:ref-name="sectionnumber_137_AIC_04/11/2014_39049">93</text:reference-ref></text:span><text:span text:style-name="T4"><text:reference-ref text:reference-format="text" text:ref-name="subsectionnumber_488_AIC_04/11/2014_39075">(3)</text:reference-ref></text:span>, <text:span text:style-name="T3"><text:reference-ref text:reference-format="text" text:ref-name="sectionnumber_137_AIC_04/11/2014_40032">98</text:reference-ref></text:span><text:span text:style-name="T4"><text:reference-ref text:reference-format="text" text:ref-name="subsectionnumber_488_AIC_04/11/2014_40137">(5)</text:reference-ref></text:span>, <text:hidden-text text:condition="ooow:" text:string-value="P113:L28" text:is-hidden="true"/><text:span text:style-name="T3"><text:reference-ref text:reference-format="text" text:ref-name="sectionnumber_137_AIC_04/11/2014_40262">100</text:reference-ref></text:span><text:span text:style-name="T4"><text:reference-ref text:reference-format="text" text:ref-name="subsectionnumber_488_AIC_04/11/2014_40286">(4)</text:reference-ref></text:span>, <text:span text:style-name="T3"><text:reference-ref text:reference-format="text" text:ref-name="sectionnumber_91">112</text:reference-ref></text:span><text:span text:style-name="T4"><text:reference-ref text:reference-format="text" text:ref-name="subsectionnumber_343">(1)</text:reference-ref></text:span> and <text:span text:style-name="T4"><text:reference-ref text:reference-format="text" text:ref-name="subsectionnumber_344">(2)</text:reference-ref></text:span>, <text:span text:style-name="T3"><text:reference-ref text:reference-format="text" text:ref-name="sectionnumber_93">114</text:reference-ref></text:span><text:span text:style-name="T4"><text:reference-ref text:reference-format="text" text:ref-name="subsectionnumber_488_AIC_04/11/2014_40729">(10)</text:reference-ref></text:span>, <text:span text:style-name="T3"><text:reference-ref text:reference-format="text" text:ref-name="sectionnumber_94">115</text:reference-ref></text:span><text:span text:style-name="T4"><text:reference-ref text:reference-format="text" text:ref-name="subsectionnumber_287">(9)</text:reference-ref></text:span>, <text:span text:style-name="T3"><text:reference-ref text:reference-format="text" text:ref-name="sectionnumber_95">116</text:reference-ref></text:span><text:span text:style-name="T4"><text:reference-ref text:reference-format="text" text:ref-name="subsectionnumber_288">(7)</text:reference-ref></text:span>, <text:span text:style-name="T3"><text:reference-ref text:reference-format="text" text:ref-name="sectionnumber_97">118</text:reference-ref></text:span><text:span text:style-name="T4"><text:reference-ref text:reference-format="text" text:ref-name="subsectionnumber_303">(4)</text:reference-ref></text:span>, <text:span text:style-name="T3"><text:reference-ref text:reference-format="text" text:ref-name="sectionnumber_105">126</text:reference-ref></text:span><text:span text:style-name="T4"><text:reference-ref text:reference-format="text" text:ref-name="subsectionnumber_405">(2)</text:reference-ref></text:span>, <text:span text:style-name="T3"><text:reference-ref text:reference-format="text" text:ref-name="sectionnumber_112">133</text:reference-ref></text:span><text:span text:style-name="T4"><text:reference-ref text:reference-format="text" text:ref-name="subsectionnumber_378">(5)</text:reference-ref></text:span>, <text:span text:style-name="T3"><text:reference-ref text:reference-format="text" text:ref-name="sectionnumber_115">136</text:reference-ref></text:span><text:span text:style-name="T4"><text:reference-ref text:reference-format="text" text:ref-name="subsectionnumber_445">(9)</text:reference-ref></text:span>, <text:span text:style-name="T3"><text:reference-ref text:reference-format="text" text:ref-name="sectionnumber_128">139</text:reference-ref></text:span><text:span text:style-name="T4"><text:reference-ref text:reference-format="text" text:ref-name="subsectionnumber_472">(5)</text:reference-ref></text:span>, <text:hidden-text text:condition="ooow:" text:string-value="P113:L29" text:is-hidden="true"/><text:span text:style-name="T3"><text:reference-ref text:reference-format="text" text:ref-name="sectionnumber_137_AIC_04/11/2014_45720">150</text:reference-ref></text:span><text:span text:style-name="T4"><text:reference-ref text:reference-format="text" text:ref-name="subsectionnumber_488_AIC_04/11/2014_45848">(5)</text:reference-ref></text:span> and <text:span text:style-name="T3"><text:reference-ref text:reference-format="text" text:ref-name="sectionnumber_139">163</text:reference-ref></text:span><text:span text:style-name="T4"><text:reference-ref text:reference-format="text" text:ref-name="subsectionnumber_488_AIC_05/11/2014_35200">(5)</text:reference-ref></text:span><text:span text:style-name="T14">.</text:span></text:p>
      <text:p text:style-name="P65"><text:hidden-text text:condition="ooow:" text:string-value="P113:L30" text:is-hidden="true"/><text:tab/><text:reference-mark-start text:name="subsectionnumber_488_AIC_20/01/2015_44809"/>(<text:sequence text:ref-name="refsubsectionnumber661" text:name="subsectionnumber" text:formula="ooow:subsectionnumber+1" style:num-format="1">2</text:sequence>)<text:reference-mark-end text:name="subsectionnumber_488_AIC_20/01/2015_44809"/><text:tab/>The Director of Corporate Enforcement may instigate summary proceedings for <text:hidden-text text:condition="ooow:" text:string-value="P113:L31" text:is-hidden="true"/>offences under <text:span text:style-name="T4">sections </text:span><text:span text:style-name="T4"><text:reference-ref text:reference-format="text" text:ref-name="sectionnumber_64">63</text:reference-ref></text:span><text:span text:style-name="T4"><text:reference-ref text:reference-format="text" text:ref-name="subsectionnumber_211">(1)</text:reference-ref></text:span>, <text:span text:style-name="T3"><text:reference-ref text:reference-format="text" text:ref-name="sectionnumber_65">64</text:reference-ref></text:span><text:span text:style-name="T4"><text:reference-ref text:reference-format="text" text:ref-name="subsectionnumber_216">(4)</text:reference-ref></text:span>, <text:span text:style-name="T3"><text:reference-ref text:reference-format="text" text:ref-name="sectionnumber_69">68</text:reference-ref></text:span><text:span text:style-name="T4"><text:reference-ref text:reference-format="text" text:ref-name="subsectionnumber_241">(3)</text:reference-ref></text:span>, <text:span text:style-name="T3"><text:reference-ref text:reference-format="text" text:ref-name="sectionnumber_71">70</text:reference-ref></text:span><text:span text:style-name="T4"><text:reference-ref text:reference-format="text" text:ref-name="subsectionnumber_95">(3)</text:reference-ref></text:span>, <text:span text:style-name="T3"><text:reference-ref text:reference-format="text" text:ref-name="sectionnumber_72">71</text:reference-ref></text:span><text:span text:style-name="T4"><text:reference-ref text:reference-format="text" text:ref-name="subsectionnumber_251">(3)</text:reference-ref></text:span>, <text:span text:style-name="T3"><text:reference-ref text:reference-format="text" text:ref-name="sectionnumber_80">81</text:reference-ref></text:span><text:span text:style-name="T4"><text:reference-ref text:reference-format="text" text:ref-name="subsectionnumber_301">(11)</text:reference-ref></text:span> and <text:span text:style-name="T4"><text:reference-ref text:reference-format="text" text:ref-name="subsectionnumber_302">(12)</text:reference-ref></text:span>, <text:span text:style-name="T3"><text:reference-ref text:reference-format="text" text:ref-name="sectionnumber_81">82</text:reference-ref></text:span><text:span text:style-name="T4"><text:reference-ref text:reference-format="text" text:ref-name="subsectionnumber_308">(3)</text:reference-ref></text:span>, <text:hidden-text text:condition="ooow:" text:string-value="P113:L32" text:is-hidden="true"/><text:span text:style-name="T3"><text:reference-ref text:reference-format="text" text:ref-name="sectionnumber_82">83</text:reference-ref></text:span><text:span text:style-name="T4"><text:reference-ref text:reference-format="text" text:ref-name="subsectionnumber_319">(10)</text:reference-ref></text:span> and <text:span text:style-name="T4"><text:reference-ref text:reference-format="text" text:ref-name="subsectionnumber_320">(11)</text:reference-ref></text:span>, <text:span text:style-name="T3"><text:reference-ref text:reference-format="text" text:ref-name="sectionnumber_84">86</text:reference-ref></text:span><text:span text:style-name="T4"><text:reference-ref text:reference-format="text" text:ref-name="subsectionnumber_329">(5)</text:reference-ref></text:span> and <text:span text:style-name="T3"><text:reference-ref text:reference-format="text" text:ref-name="sectionnumber_85">87</text:reference-ref></text:span><text:span text:style-name="T4"><text:reference-ref text:reference-format="text" text:ref-name="subsectionnumber_123">(8)</text:reference-ref></text:span>.</text:p>
      <text:p text:style-name="P65"><text:hidden-text text:condition="ooow:" text:string-value="P113:L33" text:is-hidden="true"/><text:tab/><text:reference-mark-start text:name="subsectionnumber_488_AIC_20/01/2015_44864"/>(<text:sequence text:ref-name="refsubsectionnumber662" text:name="subsectionnumber" text:formula="ooow:subsectionnumber+1" style:num-format="1">3</text:sequence>)<text:reference-mark-end text:name="subsectionnumber_488_AIC_20/01/2015_44864"/><text:tab/>Either the Bank or the Director of Corporate Enforcement may instigate summary <text:hidden-text text:condition="ooow:" text:string-value="P113:L34" text:is-hidden="true"/>proceedings for offences under <text:span text:style-name="T4">sections </text:span><text:span text:style-name="T4"><text:reference-ref text:reference-format="text" text:ref-name="sectionnumber_99">120</text:reference-ref></text:span><text:span text:style-name="T4"><text:reference-ref text:reference-format="text" text:ref-name="subsectionnumber_321">(6)</text:reference-ref></text:span> and <text:span text:style-name="T3"><text:reference-ref text:reference-format="text" text:ref-name="sectionnumber_101">122</text:reference-ref></text:span><text:span text:style-name="T4"><text:reference-ref text:reference-format="text" text:ref-name="subsectionnumber_377">(2)</text:reference-ref></text:span>.</text:p>
      <text:p text:style-name="P13"><text:bookmark-start text:name="toc_book_249"/><text:soft-page-break/><text:hidden-text text:condition="ooow:" text:string-value="P114:L1" text:is-hidden="true"/>District court district within which summary proceedings may be brought<text:bookmark-end text:name="toc_book_249"/></text:p>
      <text:p text:style-name="P65"><text:hidden-text text:condition="ooow:" text:string-value="P114:L2" text:is-hidden="true"/><text:reference-mark-start text:name="sectionnumber_148_AIC_20/01/2015_44908"/><text:span text:style-name="T9"><text:sequence text:ref-name="refsectionnumber174" text:name="sectionnumber" text:formula="ooow:sectionnumber+1" style:num-format="1">175</text:sequence></text:span><text:reference-mark-end text:name="sectionnumber_148_AIC_20/01/2015_44908"/><text:span text:style-name="T9">.</text:span><text:tab/><text:reference-mark-start text:name="subsectionnumber_488_AIC_20/01/2015_44910"/>(<text:sequence text:ref-name="refsubsectionnumber663" text:name="subsectionnumber" style:num-format="1">1</text:sequence>)<text:reference-mark-end text:name="subsectionnumber_488_AIC_20/01/2015_44910"/><text:tab/>Summary proceedings against an ICAV or an officer of an ICAV acting in his or her <text:hidden-text text:condition="ooow:" text:string-value="P114:L3" text:is-hidden="true"/>capacity as such (or a person purporting to so act) for an offence under this Act may <text:hidden-text text:condition="ooow:" text:string-value="P114:L4" text:is-hidden="true"/>be brought, heard and determined⁠—</text:p>
      <text:p text:style-name="paragraph"><text:hidden-text text:condition="ooow:" text:string-value="P114:L5" text:is-hidden="true"/><text:span text:style-name="T20"><text:tab/></text:span><text:reference-mark-start text:name="paragraphnumber_338_AIC_20/01/2015_44929"/><text:span text:style-name="T20">(</text:span><text:span text:style-name="T20"><text:sequence text:ref-name="refparagraphnumber601" text:name="paragraphnumber" text:formula="ooow:1" style:num-format="a">a</text:sequence></text:span><text:span text:style-name="T20">)</text:span><text:reference-mark-end text:name="paragraphnumber_338_AIC_20/01/2015_44929"/><text:span text:style-name="T20"><text:tab/>before and by a judge of the District Court as provided for under </text:span><text:span text:style-name="T23">section 79</text:span><text:span text:style-name="T20"> or </text:span><text:span text:style-name="T20"><text:hidden-text text:condition="ooow:" text:string-value="P114:L6" text:is-hidden="true"/></text:span><text:span text:style-name="T23">79A</text:span><text:span text:style-name="T20"> of the</text:span><text:a xlink:type="simple" xlink:href="http://www.irishstatutebook.ie/1924/en/act/pub/0010/index.html"><text:span text:style-name="T20"> </text:span></text:a><text:alphabetical-index-mark text:string-value="Courts of Justice Act 1924 (No. 10)"/><text:a xlink:type="simple" xlink:href="http://www.irishstatutebook.ie/1924/en/act/pub/0010/index.html"><text:span text:style-name="T20"/></text:a><text:alphabetical-index-mark text:string-value="Courts of Justice Act 1924 (No. 10)"/><text:a xlink:type="simple" xlink:href="http://www.irishstatutebook.ie/1924/en/act/pub/0010/index.html"><text:span text:style-name="T20"/></text:a><text:a xlink:type="simple" xlink:href="http://www.irishstatutebook.ie/1924/en/act/pub/0010/index.html"><text:span text:style-name="T20">Courts of Justice Act 1924</text:span></text:a><text:span text:style-name="T20">, or</text:span></text:p>
      <text:p text:style-name="P64"><text:hidden-text text:condition="ooow:" text:string-value="P114:L7" text:is-hidden="true"/><text:tab/><text:reference-mark-start text:name="paragraphnumber_338_AIC_20/01/2015_45040"/>(<text:sequence text:ref-name="refparagraphnumber602" text:name="paragraphnumber" text:formula="ooow:paragraphnumber+1" style:num-format="a">b</text:sequence>)<text:reference-mark-end text:name="paragraphnumber_338_AIC_20/01/2015_45040"/><text:tab/>before and by a judge of the District Court for the time being assigned to the <text:hidden-text text:condition="ooow:" text:string-value="P114:L8" text:is-hidden="true"/>district court district in which the registered office of the ICAV is situated <text:hidden-text text:condition="ooow:" text:string-value="P114:L9" text:is-hidden="true"/>immediately prior to the commencement of the proceedings.</text:p>
      <text:p text:style-name="P65"><text:hidden-text text:condition="ooow:" text:string-value="P114:L10" text:is-hidden="true"/><text:tab/><text:reference-mark-start text:name="subsectionnumber_488_AIC_20/01/2015_45051"/>(<text:sequence text:ref-name="refsubsectionnumber664" text:name="subsectionnumber" text:formula="ooow:subsectionnumber+1" style:num-format="1">2</text:sequence>)<text:reference-mark-end text:name="subsectionnumber_488_AIC_20/01/2015_45051"/><text:tab/>In this section “officer of an ICAV” includes a director, shadow director, promoter, <text:hidden-text text:condition="ooow:" text:string-value="P114:L11" text:is-hidden="true"/>auditor, receiver, liquidator or secretary of an ICAV.</text:p>
      <text:p text:style-name="P65"><text:hidden-text text:condition="ooow:" text:string-value="P114:L12" text:is-hidden="true"/><text:tab/><text:reference-mark-start text:name="subsectionnumber_488_AIC_20/01/2015_45059"/>(<text:sequence text:ref-name="refsubsectionnumber665" text:name="subsectionnumber" text:formula="ooow:subsectionnumber+1" style:num-format="1">3</text:sequence>)<text:reference-mark-end text:name="subsectionnumber_488_AIC_20/01/2015_45059"/><text:tab/>For the purposes of this section, the place for the time being recorded by the Bank as <text:hidden-text text:condition="ooow:" text:string-value="P114:L13" text:is-hidden="true"/>the situation of the registered office of the ICAV shall be deemed to be the registered <text:hidden-text text:condition="ooow:" text:string-value="P114:L14" text:is-hidden="true"/>office of the ICAV notwithstanding that the situation of its registered office may have <text:hidden-text text:condition="ooow:" text:string-value="P114:L15" text:is-hidden="true"/>changed.</text:p>
      <text:p text:style-name="P13"><text:bookmark-start text:name="toc_book_250"/><text:hidden-text text:condition="ooow:" text:string-value="P114:L16" text:is-hidden="true"/>Application of other provisions relating to offences<text:bookmark-end text:name="toc_book_250"/></text:p>
      <text:p text:style-name="P65"><text:hidden-text text:condition="ooow:" text:string-value="P114:L17" text:is-hidden="true"/><text:reference-mark-start text:name="sectionnumber_148_AIC_20/01/2015_45079"/><text:span text:style-name="T9"><text:sequence text:ref-name="refsectionnumber175" text:name="sectionnumber" text:formula="ooow:sectionnumber+1" style:num-format="1">176</text:sequence></text:span><text:reference-mark-end text:name="sectionnumber_148_AIC_20/01/2015_45079"/><text:span text:style-name="T9">.</text:span><text:tab/><text:reference-mark-start text:name="subsectionnumber_488_AIC_20/01/2015_45081"/>(<text:sequence text:ref-name="refsubsectionnumber666" text:name="subsectionnumber" style:num-format="1">1</text:sequence>)<text:reference-mark-end text:name="subsectionnumber_488_AIC_20/01/2015_45081"/><text:tab/>Sections 867 and 870 of the <text:alphabetical-index-mark text:string-value="Companies Act 2014 (No. 38)"/>Companies Act 2014 shall apply in relation to offences <text:hidden-text text:condition="ooow:" text:string-value="P114:L18" text:is-hidden="true"/>under this Act as in relation to offences under that Act.</text:p>
      <text:p text:style-name="P65"><text:hidden-text text:condition="ooow:" text:string-value="P114:L19" text:is-hidden="true"/><text:tab/><text:reference-mark-start text:name="subsectionnumber_488_AIC_20/01/2015_45109"/>(<text:sequence text:ref-name="refsubsectionnumber667" text:name="subsectionnumber" text:formula="ooow:subsectionnumber+1" style:num-format="1">2</text:sequence>)<text:reference-mark-end text:name="subsectionnumber_488_AIC_20/01/2015_45109"/><text:tab/>Section 868 of that Act shall apply in relation to an ICAV as in relation to a company.</text:p>
      <text:p text:style-name="P65"><text:hidden-text text:condition="ooow:" text:string-value="P114:L20" text:is-hidden="true"/><text:tab/><text:reference-mark-start text:name="subsectionnumber_488_AIC_20/01/2015_45118"/>(<text:sequence text:ref-name="refsubsectionnumber668" text:name="subsectionnumber" text:formula="ooow:subsectionnumber+1" style:num-format="1">3</text:sequence>)<text:reference-mark-end text:name="subsectionnumber_488_AIC_20/01/2015_45118"/><text:tab/>Section 872 of that Act shall apply as if references to that Act included this Act.</text:p>
      <text:p text:style-name="P65"><text:hidden-text text:condition="ooow:" text:string-value="P114:L21" text:is-hidden="true"/><text:tab/><text:reference-mark-start text:name="subsectionnumber_488_AIC_20/01/2015_45125"/>(<text:sequence text:ref-name="refsubsectionnumber669" text:name="subsectionnumber" text:formula="ooow:subsectionnumber+1" style:num-format="1">4</text:sequence>)<text:reference-mark-end text:name="subsectionnumber_488_AIC_20/01/2015_45125"/><text:tab/>Section 873 of that Act shall apply as if the reference to a category 3 or 4 offence <text:hidden-text text:condition="ooow:" text:string-value="P114:L22" text:is-hidden="true"/>within the meaning of that Act included a category 3 offence under this Act.</text:p>
      <text:p text:style-name="P13"><text:bookmark-start text:name="toc_book_251"/><text:hidden-text text:condition="ooow:" text:string-value="P114:L23" text:is-hidden="true"/>Special provisions applying where default in delivery of documents to Bank<text:bookmark-end text:name="toc_book_251"/></text:p>
      <text:p text:style-name="P65"><text:hidden-text text:condition="ooow:" text:string-value="P114:L24" text:is-hidden="true"/><text:reference-mark-start text:name="sectionnumber_148_AIC_20/01/2015_45144"/><text:span text:style-name="T9"><text:sequence text:ref-name="refsectionnumber176" text:name="sectionnumber" text:formula="ooow:sectionnumber+1" style:num-format="1">177</text:sequence></text:span><text:reference-mark-end text:name="sectionnumber_148_AIC_20/01/2015_45144"/><text:span text:style-name="T9">.</text:span><text:tab/><text:reference-mark-start text:name="subsectionnumber_488_AIC_20/01/2015_45147"/>(<text:sequence text:ref-name="refsubsectionnumber670" text:name="subsectionnumber" style:num-format="1">1</text:sequence>)<text:reference-mark-end text:name="subsectionnumber_488_AIC_20/01/2015_45147"/><text:tab/>The Bank may deliver a notice that complies with <text:span text:style-name="T4">subsection </text:span><text:span text:style-name="T4"><text:reference-ref text:reference-format="text" text:ref-name="subsectionnumber_488_AIC_20/01/2015_45168">(2)</text:reference-ref></text:span> to a person if the <text:hidden-text text:condition="ooow:" text:string-value="P114:L25" text:is-hidden="true"/>Bank has reasonable grounds for believing that the person is in default in the <text:hidden-text text:condition="ooow:" text:string-value="P114:L26" text:is-hidden="true"/>production or delivery to, or filing with, the Bank of a document required under this <text:hidden-text text:condition="ooow:" text:string-value="P114:L27" text:is-hidden="true"/>Act (being a default that constitutes a category 3 offence).</text:p>
      <text:p text:style-name="P65"><text:hidden-text text:condition="ooow:" text:string-value="P114:L28" text:is-hidden="true"/><text:tab/><text:reference-mark-start text:name="subsectionnumber_488_AIC_20/01/2015_45168"/>(<text:sequence text:ref-name="refsubsectionnumber671" text:name="subsectionnumber" text:formula="ooow:subsectionnumber+1" style:num-format="1">2</text:sequence>)<text:reference-mark-end text:name="subsectionnumber_488_AIC_20/01/2015_45168"/><text:tab/>The notice referred to in <text:span text:style-name="T4">subsection </text:span><text:span text:style-name="T4"><text:reference-ref text:reference-format="text" text:ref-name="subsectionnumber_488_AIC_20/01/2015_45147">(1)</text:reference-ref></text:span> is a notice that⁠—</text:p>
      <text:p text:style-name="P64"><text:hidden-text text:condition="ooow:" text:string-value="P114:L29" text:is-hidden="true"/><text:tab/><text:reference-mark-start text:name="paragraphnumber_338_AIC_20/01/2015_45181"/>(<text:sequence text:ref-name="refparagraphnumber603" text:name="paragraphnumber" text:formula="ooow:1" style:num-format="a">a</text:sequence>)<text:reference-mark-end text:name="paragraphnumber_338_AIC_20/01/2015_45181"/><text:tab/>is in the form specified by the Bank,</text:p>
      <text:p text:style-name="P64"><text:hidden-text text:condition="ooow:" text:string-value="P114:L30" text:is-hidden="true"/><text:tab/><text:reference-mark-start text:name="paragraphnumber_338_AIC_20/01/2015_45186"/>(<text:sequence text:ref-name="refparagraphnumber604" text:name="paragraphnumber" text:formula="ooow:paragraphnumber+1" style:num-format="a">b</text:sequence>)<text:reference-mark-end text:name="paragraphnumber_338_AIC_20/01/2015_45186"/><text:tab/>states that the person has failed to produce or deliver to, or file with, the Bank a <text:hidden-text text:condition="ooow:" text:string-value="P114:L31" text:is-hidden="true"/>document required under a specified provision of this Act,</text:p>
      <text:p text:style-name="P64"><text:hidden-text text:condition="ooow:" text:string-value="P114:L32" text:is-hidden="true"/><text:tab/><text:reference-mark-start text:name="paragraphnumber_338_AIC_20/01/2015_45194"/>(<text:sequence text:ref-name="refparagraphnumber605" text:name="paragraphnumber" text:formula="ooow:paragraphnumber+1" style:num-format="a">c</text:sequence>)<text:reference-mark-end text:name="paragraphnumber_338_AIC_20/01/2015_45194"/><text:tab/>states that the person to whom the notice is delivered may during a period of 21 <text:hidden-text text:condition="ooow:" text:string-value="P114:L33" text:is-hidden="true"/>days beginning after the date of the notice, or such greater period as may be <text:hidden-text text:condition="ooow:" text:string-value="P114:L34" text:is-hidden="true"/>specified in the notice⁠—</text:p>
      <text:p text:style-name="P62"><text:hidden-text text:condition="ooow:" text:string-value="P114:L35" text:is-hidden="true"/><text:tab/><text:reference-mark-start text:name="subparagraphnumber_53_AIC_20/01/2015_45206"/>(<text:sequence text:ref-name="refsubparagraphnumber131" text:name="subparagraphnumber" text:formula="ooow:1" style:num-format="i">i</text:sequence>)<text:reference-mark-end text:name="subparagraphnumber_53_AIC_20/01/2015_45206"/><text:tab/>remedy the default, and</text:p>
      <text:p text:style-name="P62"><text:hidden-text text:condition="ooow:" text:string-value="P114:L36" text:is-hidden="true"/><text:tab/><text:reference-mark-start text:name="subparagraphnumber_53_AIC_20/01/2015_45212"/>(<text:sequence text:ref-name="refsubparagraphnumber132" text:name="subparagraphnumber" text:formula="ooow:subparagraphnumber+1" style:num-format="i">ii</text:sequence>)<text:reference-mark-end text:name="subparagraphnumber_53_AIC_20/01/2015_45212"/><text:tab/>pay to the Bank an amount specified by the Bank which shall be <text:hidden-text text:condition="ooow:" text:string-value="P114:L37" text:is-hidden="true"/>accompanied by the notice,</text:p>
      <text:p text:style-name="P64"><text:hidden-text text:condition="ooow:" text:string-value="P114:L38" text:is-hidden="true"/><text:tab/><text:tab/>and</text:p>
      <text:p text:style-name="P64"><text:soft-page-break/><text:hidden-text text:condition="ooow:" text:string-value="P115:L1" text:is-hidden="true"/><text:tab/><text:reference-mark-start text:name="paragraphnumber_338_AIC_20/01/2015_45224"/>(<text:sequence text:ref-name="refparagraphnumber606" text:name="paragraphnumber" text:formula="ooow:paragraphnumber+1" style:num-format="a">d</text:sequence>)<text:reference-mark-end text:name="paragraphnumber_338_AIC_20/01/2015_45224"/><text:tab/>states that a prosecution of the person to whom the notice is delivered⁠—</text:p>
      <text:p text:style-name="P62"><text:hidden-text text:condition="ooow:" text:string-value="P115:L2" text:is-hidden="true"/><text:tab/><text:reference-mark-start text:name="subparagraphnumber_53_AIC_20/01/2015_45232"/>(<text:sequence text:ref-name="refsubparagraphnumber133" text:name="subparagraphnumber" text:formula="ooow:1" style:num-format="i">i</text:sequence>)<text:reference-mark-end text:name="subparagraphnumber_53_AIC_20/01/2015_45232"/><text:tab/>will not be instituted during the period referred to in <text:span text:style-name="T4">paragraph </text:span><text:span text:style-name="T4"><text:reference-ref text:reference-format="text" text:ref-name="paragraphnumber_338_AIC_20/01/2015_45194">(c)</text:reference-ref></text:span>, and</text:p>
      <text:p text:style-name="P62"><text:hidden-text text:condition="ooow:" text:string-value="P115:L3" text:is-hidden="true"/><text:tab/><text:reference-mark-start text:name="subparagraphnumber_53_AIC_20/01/2015_45242"/>(<text:sequence text:ref-name="refsubparagraphnumber134" text:name="subparagraphnumber" text:formula="ooow:subparagraphnumber+1" style:num-format="i">ii</text:sequence>)<text:reference-mark-end text:name="subparagraphnumber_53_AIC_20/01/2015_45242"/><text:tab/>will not be instituted in any event if, within the period referred to in <text:hidden-text text:condition="ooow:" text:string-value="P115:L4" text:is-hidden="true"/><text:span text:style-name="T4">paragraph </text:span><text:span text:style-name="T4"><text:reference-ref text:reference-format="text" text:ref-name="paragraphnumber_338_AIC_20/01/2015_45194">(c)</text:reference-ref></text:span>, the default is remedied and payment is made in accordance <text:hidden-text text:condition="ooow:" text:string-value="P115:L5" text:is-hidden="true"/>with the notice.</text:p>
      <text:p text:style-name="P65"><text:hidden-text text:condition="ooow:" text:string-value="P115:L6" text:is-hidden="true"/><text:tab/><text:reference-mark-start text:name="subsectionnumber_488_AIC_20/01/2015_45257"/>(<text:sequence text:ref-name="refsubsectionnumber672" text:name="subsectionnumber" text:formula="ooow:subsectionnumber+1" style:num-format="1">3</text:sequence>)<text:reference-mark-end text:name="subsectionnumber_488_AIC_20/01/2015_45257"/><text:tab/>Where a notice is delivered under <text:span text:style-name="T4">subsection </text:span><text:span text:style-name="T4"><text:reference-ref text:reference-format="text" text:ref-name="subsectionnumber_488_AIC_20/01/2015_45147">(1)</text:reference-ref></text:span><text:span text:style-name="T4">⁠—</text:span></text:p>
      <text:p text:style-name="P64"><text:hidden-text text:condition="ooow:" text:string-value="P115:L7" text:is-hidden="true"/><text:tab/><text:reference-mark-start text:name="paragraphnumber_338_AIC_20/01/2015_45269"/>(<text:sequence text:ref-name="refparagraphnumber607" text:name="paragraphnumber" text:formula="ooow:1" style:num-format="a">a</text:sequence>)<text:reference-mark-end text:name="paragraphnumber_338_AIC_20/01/2015_45269"/><text:tab/>a person to whom it is delivered may, during the period specified in the notice, <text:hidden-text text:condition="ooow:" text:string-value="P115:L8" text:is-hidden="true"/>make to the Bank payment of the amount specified in the notice, accompanied by <text:hidden-text text:condition="ooow:" text:string-value="P115:L9" text:is-hidden="true"/>the notice,</text:p>
      <text:p text:style-name="P64"><text:hidden-text text:condition="ooow:" text:string-value="P115:L10" text:is-hidden="true"/><text:tab/><text:reference-mark-start text:name="paragraphnumber_338_AIC_20/01/2015_45279"/>(<text:sequence text:ref-name="refparagraphnumber608" text:name="paragraphnumber" text:formula="ooow:paragraphnumber+1" style:num-format="a">b</text:sequence>)<text:reference-mark-end text:name="paragraphnumber_338_AIC_20/01/2015_45279"/><text:tab/>the Bank may receive the payment and issue a receipt for it and no payment so <text:hidden-text text:condition="ooow:" text:string-value="P115:L11" text:is-hidden="true"/>received shall in any circumstances be recoverable by the person who made it, <text:hidden-text text:condition="ooow:" text:string-value="P115:L12" text:is-hidden="true"/>and</text:p>
      <text:p text:style-name="P64"><text:hidden-text text:condition="ooow:" text:string-value="P115:L13" text:is-hidden="true"/><text:tab/><text:reference-mark-start text:name="paragraphnumber_338_AIC_20/01/2015_45288"/>(<text:sequence text:ref-name="refparagraphnumber609" text:name="paragraphnumber" text:formula="ooow:paragraphnumber+1" style:num-format="a">c</text:sequence>)<text:reference-mark-end text:name="paragraphnumber_338_AIC_20/01/2015_45288"/><text:tab/>a prosecution in respect of the alleged offence shall not be instituted in the period <text:hidden-text text:condition="ooow:" text:string-value="P115:L14" text:is-hidden="true"/>specified in the notice and if the default is remedied to the satisfaction of the <text:hidden-text text:condition="ooow:" text:string-value="P115:L15" text:is-hidden="true"/>Bank and payment of the amount specified in the notice is made during that <text:hidden-text text:condition="ooow:" text:string-value="P115:L16" text:is-hidden="true"/>period, no prosecution in respect of the alleged offence shall be instituted in any <text:hidden-text text:condition="ooow:" text:string-value="P115:L17" text:is-hidden="true"/>event.</text:p>
      <text:p text:style-name="P65"><text:hidden-text text:condition="ooow:" text:string-value="P115:L18" text:is-hidden="true"/><text:tab/><text:reference-mark-start text:name="subsectionnumber_488_AIC_20/01/2015_45300"/>(<text:sequence text:ref-name="refsubsectionnumber673" text:name="subsectionnumber" text:formula="ooow:subsectionnumber+1" style:num-format="1">4</text:sequence>)<text:reference-mark-end text:name="subsectionnumber_488_AIC_20/01/2015_45300"/><text:tab/>In a prosecution for an offence to which this section applies, the defendant shall bear <text:hidden-text text:condition="ooow:" text:string-value="P115:L19" text:is-hidden="true"/>the onus of showing that a payment pursuant to a notice under this section has been <text:hidden-text text:condition="ooow:" text:string-value="P115:L20" text:is-hidden="true"/>made.</text:p>
      <text:p text:style-name="P65"><text:hidden-text text:condition="ooow:" text:string-value="P115:L21" text:is-hidden="true"/><text:tab/><text:reference-mark-start text:name="subsectionnumber_488_AIC_20/01/2015_45317"/>(<text:sequence text:ref-name="refsubsectionnumber674" text:name="subsectionnumber" text:formula="ooow:subsectionnumber+1" style:num-format="1">5</text:sequence>)<text:reference-mark-end text:name="subsectionnumber_488_AIC_20/01/2015_45317"/><text:tab/>All payments made to the Bank in pursuance of this section shall be paid into or <text:hidden-text text:condition="ooow:" text:string-value="P115:L22" text:is-hidden="true"/>disposed of for the benefit of the Exchequer in such manner as the Minister for Public <text:hidden-text text:condition="ooow:" text:string-value="P115:L23" text:is-hidden="true"/>Expenditure and Reform may direct.</text:p>
      <text:p text:style-name="P65"><text:hidden-text text:condition="ooow:" text:string-value="P115:L24" text:is-hidden="true"/><text:tab/><text:reference-mark-start text:name="subsectionnumber_488_AIC_20/01/2015_45328"/>(<text:sequence text:ref-name="refsubsectionnumber675" text:name="subsectionnumber" text:formula="ooow:subsectionnumber+1" style:num-format="1">6</text:sequence>)<text:reference-mark-end text:name="subsectionnumber_488_AIC_20/01/2015_45328"/><text:tab/>If the person mentioned in <text:span text:style-name="T4">subsection </text:span><text:span text:style-name="T4"><text:reference-ref text:reference-format="text" text:ref-name="subsectionnumber_488_AIC_20/01/2015_45147">(1)</text:reference-ref></text:span> is an ICAV, then that subsection authorises <text:hidden-text text:condition="ooow:" text:string-value="P115:L25" text:is-hidden="true"/>the delivery of the notice mentioned in it to an officer of the ICAV but, where the <text:hidden-text text:condition="ooow:" text:string-value="P115:L26" text:is-hidden="true"/>notice is delivered to that officer, the second reference in that subsection to person, <text:hidden-text text:condition="ooow:" text:string-value="P115:L27" text:is-hidden="true"/>and each reference in <text:span text:style-name="T4">subsections </text:span><text:span text:style-name="T4"><text:reference-ref text:reference-format="text" text:ref-name="subsectionnumber_488_AIC_20/01/2015_45168">(2)</text:reference-ref></text:span> and <text:span text:style-name="T4"><text:reference-ref text:reference-format="text" text:ref-name="subsectionnumber_488_AIC_20/01/2015_45257">(3)</text:reference-ref></text:span> to the person to whom the notice is <text:hidden-text text:condition="ooow:" text:string-value="P115:L28" text:is-hidden="true"/>delivered or otherwise to person, is to be read as a reference to the ICAV.</text:p>
      <text:p text:style-name="P13"><text:bookmark-start text:name="toc_book_252"/><text:hidden-text text:condition="ooow:" text:string-value="P115:L29" text:is-hidden="true"/>General offences<text:bookmark-end text:name="toc_book_252"/></text:p>
      <text:p text:style-name="P19"><text:hidden-text text:condition="ooow:" text:string-value="P115:L30" text:is-hidden="true"/><text:reference-mark-start text:name="sectionnumber_148_AIC_20/01/2015_45366"/><text:span text:style-name="T9"><text:sequence text:ref-name="refsectionnumber177" text:name="sectionnumber" text:formula="ooow:sectionnumber+1" style:num-format="1">178</text:sequence></text:span><text:reference-mark-end text:name="sectionnumber_148_AIC_20/01/2015_45366"/><text:span text:style-name="T9">.</text:span><text:tab/>Sections 876(1) and (3), 877 and 878 of the <text:alphabetical-index-mark text:string-value="Companies Act 2014 (No. 38)"/>Companies Act 2014 have effect as if the <text:hidden-text text:condition="ooow:" text:string-value="P115:L31" text:is-hidden="true"/>references to a company included an ICAV and the references to that Act included this <text:hidden-text text:condition="ooow:" text:string-value="P115:L32" text:is-hidden="true"/>Act.</text:p>
      <text:p text:style-name="P13"><text:bookmark-start text:name="toc_book_253"/><text:hidden-text text:condition="ooow:" text:string-value="P115:L33" text:is-hidden="true"/>Evidential matters<text:bookmark-end text:name="toc_book_253"/></text:p>
      <text:p text:style-name="P65"><text:hidden-text text:condition="ooow:" text:string-value="P115:L34" text:is-hidden="true"/><text:reference-mark-start text:name="sectionnumber_148_AIC_20/01/2015_45403"/><text:span text:style-name="T9"><text:sequence text:ref-name="refsectionnumber178" text:name="sectionnumber" text:formula="ooow:sectionnumber+1" style:num-format="1">179</text:sequence></text:span><text:reference-mark-end text:name="sectionnumber_148_AIC_20/01/2015_45403"/><text:span text:style-name="T9">.</text:span><text:tab/><text:reference-mark-start text:name="subsectionnumber_488_AIC_20/01/2015_45407"/>(<text:sequence text:ref-name="refsubsectionnumber676" text:name="subsectionnumber" style:num-format="1">1</text:sequence>)<text:reference-mark-end text:name="subsectionnumber_488_AIC_20/01/2015_45407"/><text:tab/>Sections 879 to 886 of the <text:alphabetical-index-mark text:string-value="Companies Act 2014 (No. 38)"/>Companies Act 2014 have effect as if references to that Act <text:hidden-text text:condition="ooow:" text:string-value="P115:L35" text:is-hidden="true"/>(or Parts 1 to 15 of that Act) included this Act.</text:p>
      <text:p text:style-name="P65"><text:hidden-text text:condition="ooow:" text:string-value="P115:L36" text:is-hidden="true"/><text:tab/><text:reference-mark-start text:name="subsectionnumber_488_AIC_20/01/2015_45433"/>(<text:sequence text:ref-name="refsubsectionnumber677" text:name="subsectionnumber" text:formula="ooow:subsectionnumber+1" style:num-format="1">2</text:sequence>)<text:reference-mark-end text:name="subsectionnumber_488_AIC_20/01/2015_45433"/><text:tab/>In the application of section 886(6) in relation to a declaration that purports to be <text:hidden-text text:condition="ooow:" text:string-value="P115:L37" text:is-hidden="true"/>made in pursuance of or for the purposes of⁠—</text:p>
      <text:p text:style-name="P64"><text:hidden-text text:condition="ooow:" text:string-value="P115:L38" text:is-hidden="true"/><text:tab/><text:reference-mark-start text:name="paragraphnumber_338_AIC_20/01/2015_45444"/>(<text:sequence text:ref-name="refparagraphnumber610" text:name="paragraphnumber" text:formula="ooow:1" style:num-format="a">a</text:sequence>)<text:reference-mark-end text:name="paragraphnumber_338_AIC_20/01/2015_45444"/><text:tab/>this Act, or</text:p>
      <text:p text:style-name="P64"><text:hidden-text text:condition="ooow:" text:string-value="P115:L39" text:is-hidden="true"/><text:tab/><text:reference-mark-start text:name="paragraphnumber_338_AIC_20/01/2015_45450"/>(<text:sequence text:ref-name="refparagraphnumber611" text:name="paragraphnumber" text:formula="ooow:paragraphnumber+1" style:num-format="a">b</text:sequence>)<text:reference-mark-end text:name="paragraphnumber_338_AIC_20/01/2015_45450"/><text:tab/>a provision of that Act in its application by virtue of this Act,</text:p>
      <text:p text:style-name="P65"><text:soft-page-break/><text:hidden-text text:condition="ooow:" text:string-value="P116:L1" text:is-hidden="true"/><text:tab/><text:tab/>the references to the Registrar are to the Bank.</text:p>
      <text:p text:style-name="partnumber"><text:bookmark-start text:name="toc_book_254"/><text:hidden-text text:condition="ooow:" text:string-value="P116:L2" text:is-hidden="true"/>PART <text:reference-mark-start text:name="partnumber_9"/><text:sequence text:ref-name="refpartnumber12" text:name="partnumber" text:formula="ooow:partnumber+1" style:num-format="1">13</text:sequence><text:bookmark-end text:name="toc_book_254"/><text:reference-mark-end text:name="partnumber_9"/></text:p>
      <text:p text:style-name="parttitle"><text:bookmark-start text:name="toc_book_255"/><text:hidden-text text:condition="ooow:" text:string-value="P116:L3" text:is-hidden="true"/>Miscellaneous<text:bookmark-end text:name="toc_book_255"/><text:bookmark-start text:name="1421838666507"/></text:p>
      <text:p text:style-name="P13"><text:bookmark-start text:name="toc_book_256"/><text:hidden-text text:condition="ooow:" text:string-value="P116:L4" text:is-hidden="true"/>Mergers involving ICAV<text:bookmark-end text:name="toc_book_256"/></text:p>
      <text:p text:style-name="P65"><text:hidden-text text:condition="ooow:" text:string-value="P116:L5" text:is-hidden="true"/><text:reference-mark-start text:name="sectionnumber_148_AIC_20/01/2015_46575"/><text:span text:style-name="T9"><text:sequence text:ref-name="refsectionnumber179" text:name="sectionnumber" text:formula="ooow:sectionnumber+1" style:num-format="1">180</text:sequence></text:span><text:reference-mark-end text:name="sectionnumber_148_AIC_20/01/2015_46575"/><text:span text:style-name="T9">.</text:span><text:tab/><text:reference-mark-start text:name="subsectionnumber_488_AIC_20/01/2015_46578"/>(<text:sequence text:ref-name="refsubsectionnumber678" text:name="subsectionnumber" style:num-format="1">1</text:sequence>)<text:reference-mark-end text:name="subsectionnumber_488_AIC_20/01/2015_46578"/><text:tab/>An ICAV authorised under the UCITS Regulations may, in accordance with the <text:hidden-text text:condition="ooow:" text:string-value="P116:L6" text:is-hidden="true"/>provisions of the UCITS Regulations, merge with any other UCITS.</text:p>
      <text:p text:style-name="P65"><text:hidden-text text:condition="ooow:" text:string-value="P116:L7" text:is-hidden="true"/><text:tab/><text:reference-mark-start text:name="subsectionnumber_488_AIC_20/01/2015_46585"/>(<text:sequence text:ref-name="refsubsectionnumber679" text:name="subsectionnumber" text:formula="ooow:subsectionnumber+1" style:num-format="1">2</text:sequence>)<text:reference-mark-end text:name="subsectionnumber_488_AIC_20/01/2015_46585"/><text:tab/>An ICAV authorised under UCITS Regulations which is the merging UCITS in <text:hidden-text text:condition="ooow:" text:string-value="P116:L8" text:is-hidden="true"/>relation to a merger for the purposes of the UCITS Regulations which involves the <text:hidden-text text:condition="ooow:" text:string-value="P116:L9" text:is-hidden="true"/>transfer of all its assets and liabilities to another UCITS (or a sub-fund of another <text:hidden-text text:condition="ooow:" text:string-value="P116:L10" text:is-hidden="true"/>UCITS) in the course of the merger shall, in accordance with the provisions of the <text:hidden-text text:condition="ooow:" text:string-value="P116:L11" text:is-hidden="true"/>UCITS Regulations, be dissolved without winding up on the coming into effect of the <text:hidden-text text:condition="ooow:" text:string-value="P116:L12" text:is-hidden="true"/>merger.</text:p>
      <text:p text:style-name="P65"><text:hidden-text text:condition="ooow:" text:string-value="P116:L13" text:is-hidden="true"/><text:tab/><text:reference-mark-start text:name="subsectionnumber_488_AIC_20/01/2015_46591"/>(<text:sequence text:ref-name="refsubsectionnumber680" text:name="subsectionnumber" text:formula="ooow:subsectionnumber+1" style:num-format="1">3</text:sequence>)<text:reference-mark-end text:name="subsectionnumber_488_AIC_20/01/2015_46591"/><text:tab/>An ICAV authorised under <text:span text:style-name="T4">section </text:span><text:span text:style-name="T4"><text:reference-ref text:reference-format="text" text:ref-name="sectionnumber_19">19</text:reference-ref></text:span> may merge with any other form of collective <text:hidden-text text:condition="ooow:" text:string-value="P116:L14" text:is-hidden="true"/>investment vehicle in accordance with any conditions imposed by the Bank.</text:p>
      <text:p text:style-name="P65"><text:hidden-text text:condition="ooow:" text:string-value="P116:L15" text:is-hidden="true"/><text:tab/><text:reference-mark-start text:name="subsectionnumber_488_AIC_20/01/2015_46600"/>(<text:sequence text:ref-name="refsubsectionnumber681" text:name="subsectionnumber" text:formula="ooow:subsectionnumber+1" style:num-format="1">4</text:sequence>)<text:reference-mark-end text:name="subsectionnumber_488_AIC_20/01/2015_46600"/><text:tab/>An ICAV authorised under <text:span text:style-name="T4">section </text:span><text:span text:style-name="T4"><text:reference-ref text:reference-format="text" text:ref-name="sectionnumber_19">19</text:reference-ref></text:span> which transfers all of its assets and liabilities to <text:hidden-text text:condition="ooow:" text:string-value="P116:L16" text:is-hidden="true"/>another collective investment vehicle (or a sub-fund of another collective investment <text:hidden-text text:condition="ooow:" text:string-value="P116:L17" text:is-hidden="true"/>vehicle) in accordance with conditions imposed by the Bank shall be dissolved <text:hidden-text text:condition="ooow:" text:string-value="P116:L18" text:is-hidden="true"/>without winding up on the coming into effect of the merger.<text:bookmark-end text:name="1421838666507"/></text:p>
      <text:p text:style-name="shouldernote"><text:bookmark-start text:name="toc_book_257"/><text:hidden-text text:condition="ooow:" text:string-value="P116:L19" text:is-hidden="true"/>Taxation<text:bookmark-end text:name="toc_book_257"/></text:p>
      <text:p text:style-name="section"><text:hidden-text text:condition="ooow:" text:string-value="P116:L20" text:is-hidden="true"/><text:reference-mark-start text:name="sectionnumber_121"/><text:span text:style-name="T9"><text:sequence text:ref-name="refsectionnumber180" text:name="sectionnumber" text:formula="ooow:sectionnumber+1" style:num-format="1">181</text:sequence></text:span><text:reference-mark-end text:name="sectionnumber_121"/><text:span text:style-name="T9">.</text:span><text:tab/>Section 739B of the <text:alphabetical-index-mark text:string-value="Taxes Consolidation Act 1997 (No. 39)"/><text:a xlink:type="simple" xlink:href="http://www.irishstatutebook.ie/1997/en/act/pub/0039/index.html">Taxes Consolidation Act 1997</text:a> is amended in subsection (1), in the <text:hidden-text text:condition="ooow:" text:string-value="P116:L21" text:is-hidden="true"/>definition of “investment undertaking”⁠—</text:p>
      <text:p text:style-name="paragraph"><text:hidden-text text:condition="ooow:" text:string-value="P116:L22" text:is-hidden="true"/><text:tab/><text:reference-mark-start text:name="paragraphnumber_55"/>(<text:sequence text:ref-name="refparagraphnumber612" text:name="paragraphnumber" text:formula="ooow:1" style:num-format="a">a</text:sequence>)<text:reference-mark-end text:name="paragraphnumber_55"/><text:tab/>by deleting “and” after paragraph (b), and</text:p>
      <text:p text:style-name="paragraph"><text:hidden-text text:condition="ooow:" text:string-value="P116:L23" text:is-hidden="true"/><text:tab/><text:reference-mark-start text:name="paragraphnumber_56"/>(<text:sequence text:ref-name="refparagraphnumber613" text:name="paragraphnumber" text:formula="ooow:paragraphnumber+1" style:num-format="a">b</text:sequence>)<text:reference-mark-end text:name="paragraphnumber_56"/><text:tab/>by inserting the following after paragraph (c):</text:p>
      <text:p text:style-name="paragraph_5f_insert"><text:hidden-text text:condition="ooow:" text:string-value="P116:L24" text:is-hidden="true"/><text:tab/><text:tab/>“and</text:p>
      <text:p text:style-name="paragraph_5f_insert"><text:hidden-text text:condition="ooow:" text:string-value="P116:L25" text:is-hidden="true"/><text:tab/>(ca)<text:tab/>an authorised ICAV (within the meaning of the <text:span text:style-name="T4">Irish Collective </text:span><text:span text:style-name="T4"><text:hidden-text text:condition="ooow:" text:string-value="P116:L26" text:is-hidden="true"/></text:span><text:span text:style-name="T4">Asset-management Vehicles Act 2015</text:span>);”.</text:p>
      <text:p text:style-name="P13"><text:bookmark-start text:name="toc_book_258"/><text:hidden-text text:condition="ooow:" text:string-value="P116:L27" text:is-hidden="true"/>Fees<text:bookmark-end text:name="toc_book_258"/></text:p>
      <text:p text:style-name="section"><text:hidden-text text:condition="ooow:" text:string-value="P116:L28" text:is-hidden="true"/><text:reference-mark-start text:name="sectionnumber_137_AIC_04/11/2014_47547"/><text:span text:style-name="T25"><text:sequence text:ref-name="refsectionnumber181" text:name="sectionnumber" text:formula="ooow:sectionnumber+1" style:num-format="1">182</text:sequence></text:span><text:reference-mark-end text:name="sectionnumber_137_AIC_04/11/2014_47547"/><text:span text:style-name="T25">.</text:span><text:span text:style-name="T20"><text:tab/>Fees shall be payable in accordance with section 32E of the </text:span><text:alphabetical-index-mark text:string-value="Central Bank Act 1942 (No. 22)"/><text:a xlink:type="simple" xlink:href="http://www.irishstatutebook.ie/1942/en/act/pub/0022/index.html"><text:span text:style-name="T20"/></text:a><text:a xlink:type="simple" xlink:href="http://www.irishstatutebook.ie/1942/en/act/pub/0022/index.html"><text:span text:style-name="T20">Central Bank Act 1942</text:span></text:a><text:span text:style-name="T20"> in </text:span><text:span text:style-name="T20"><text:hidden-text text:condition="ooow:" text:string-value="P116:L29" text:is-hidden="true"/></text:span><text:span text:style-name="T20">respect of the performance by the Bank of its functions under this Act.</text:span></text:p>
      <text:p text:style-name="shouldernote"><text:bookmark-start text:name="toc_book_259"/><text:hidden-text text:condition="ooow:" text:string-value="P116:L30" text:is-hidden="true"/>Categories of offences<text:bookmark-end text:name="toc_book_259"/></text:p>
      <text:p text:style-name="subsection"><text:hidden-text text:condition="ooow:" text:string-value="P116:L31" text:is-hidden="true"/><text:reference-mark-start text:name="sectionnumber_122"/><text:span text:style-name="T9"><text:sequence text:ref-name="refsectionnumber182" text:name="sectionnumber" text:formula="ooow:sectionnumber+1" style:num-format="1">183</text:sequence></text:span><text:reference-mark-end text:name="sectionnumber_122"/><text:span text:style-name="T9">.</text:span><text:tab/><text:reference-mark-start text:name="subsectionnumber_449"/>(<text:sequence text:ref-name="refsubsectionnumber682" text:name="subsectionnumber" style:num-format="1">1</text:sequence>)<text:reference-mark-end text:name="subsectionnumber_449"/><text:tab/>A person guilty of an offence under this Act that is stated to be a category 1 offence is <text:hidden-text text:condition="ooow:" text:string-value="P116:L32" text:is-hidden="true"/>liable⁠—</text:p>
      <text:p text:style-name="paragraph"><text:hidden-text text:condition="ooow:" text:string-value="P116:L33" text:is-hidden="true"/><text:tab/><text:reference-mark-start text:name="paragraphnumber_57"/>(<text:sequence text:ref-name="refparagraphnumber614" text:name="paragraphnumber" text:formula="ooow:1" style:num-format="a">a</text:sequence>)<text:reference-mark-end text:name="paragraphnumber_57"/><text:tab/>on summary conviction, to a class A fine or imprisonment for a term not <text:hidden-text text:condition="ooow:" text:string-value="P116:L34" text:is-hidden="true"/>exceeding 12 months, or to both, or</text:p>
      <text:p text:style-name="paragraph"><text:soft-page-break/><text:hidden-text text:condition="ooow:" text:string-value="P117:L1" text:is-hidden="true"/><text:tab/><text:reference-mark-start text:name="paragraphnumber_58"/>(<text:sequence text:ref-name="refparagraphnumber615" text:name="paragraphnumber" text:formula="ooow:paragraphnumber+1" style:num-format="a">b</text:sequence>)<text:reference-mark-end text:name="paragraphnumber_58"/><text:tab/>on conviction on indictment, to a fine not exceeding €500,000 or imprisonment <text:hidden-text text:condition="ooow:" text:string-value="P117:L2" text:is-hidden="true"/>for a term not exceeding 10 years, or to both.</text:p>
      <text:p text:style-name="subsection"><text:hidden-text text:condition="ooow:" text:string-value="P117:L3" text:is-hidden="true"/><text:tab/><text:reference-mark-start text:name="subsectionnumber_450"/>(<text:sequence text:ref-name="refsubsectionnumber683" text:name="subsectionnumber" text:formula="ooow:subsectionnumber+1" style:num-format="1">2</text:sequence>)<text:reference-mark-end text:name="subsectionnumber_450"/><text:tab/>A person guilty of an offence under this Act that is stated to be a category 2 offence is <text:hidden-text text:condition="ooow:" text:string-value="P117:L4" text:is-hidden="true"/>liable⁠—</text:p>
      <text:p text:style-name="paragraph"><text:hidden-text text:condition="ooow:" text:string-value="P117:L5" text:is-hidden="true"/><text:tab/><text:reference-mark-start text:name="paragraphnumber_59"/>(<text:sequence text:ref-name="refparagraphnumber616" text:name="paragraphnumber" text:formula="ooow:1" style:num-format="a">a</text:sequence>)<text:reference-mark-end text:name="paragraphnumber_59"/><text:tab/>on summary conviction, to a class A fine or imprisonment for a term not <text:hidden-text text:condition="ooow:" text:string-value="P117:L6" text:is-hidden="true"/>exceeding 12 months, or to both, or</text:p>
      <text:p text:style-name="paragraph"><text:hidden-text text:condition="ooow:" text:string-value="P117:L7" text:is-hidden="true"/><text:tab/><text:reference-mark-start text:name="paragraphnumber_60"/>(<text:sequence text:ref-name="refparagraphnumber617" text:name="paragraphnumber" text:formula="ooow:paragraphnumber+1" style:num-format="a">b</text:sequence>)<text:reference-mark-end text:name="paragraphnumber_60"/><text:tab/>on conviction on indictment, to a fine not exceeding €50,000 or imprisonment for <text:hidden-text text:condition="ooow:" text:string-value="P117:L8" text:is-hidden="true"/>a term not exceeding 5 years, or to both.</text:p>
      <text:p text:style-name="subsection"><text:hidden-text text:condition="ooow:" text:string-value="P117:L9" text:is-hidden="true"/><text:tab/><text:reference-mark-start text:name="subsectionnumber_451"/>(<text:sequence text:ref-name="refsubsectionnumber684" text:name="subsectionnumber" text:formula="ooow:subsectionnumber+1" style:num-format="1">3</text:sequence>)<text:reference-mark-end text:name="subsectionnumber_451"/><text:tab/>A person guilty of an offence under this Act that is stated to be a category 3 offence is <text:hidden-text text:condition="ooow:" text:string-value="P117:L10" text:is-hidden="true"/>liable, on summary conviction, to a class A fine or imprisonment for a term not <text:hidden-text text:condition="ooow:" text:string-value="P117:L11" text:is-hidden="true"/>exceeding 6 months, or to both.<text:bookmark-start text:name="1421838669346"/><text:bookmark-end text:name="1421838669346"/></text:p>
      <text:p text:style-name="shouldernote"><text:bookmark-start text:name="toc_book_260"/><text:hidden-text text:condition="ooow:" text:string-value="P117:L12" text:is-hidden="true"/>Amendment of UCITS Regulations<text:bookmark-end text:name="toc_book_260"/></text:p>
      <text:p text:style-name="section"><text:hidden-text text:condition="ooow:" text:string-value="P117:L13" text:is-hidden="true"/><text:reference-mark-start text:name="sectionnumber_124"/><text:span text:style-name="T9"><text:sequence text:ref-name="refsectionnumber183" text:name="sectionnumber" text:formula="ooow:sectionnumber+1" style:num-format="1">184</text:sequence></text:span><text:reference-mark-end text:name="sectionnumber_124"/><text:span text:style-name="T9">.</text:span><text:tab/>The UCITS Regulations are amended, in Regulation 4(6), by⁠—</text:p>
      <text:p text:style-name="paragraph"><text:hidden-text text:condition="ooow:" text:string-value="P117:L14" text:is-hidden="true"/><text:tab/><text:reference-mark-start text:name="paragraphnumber_61"/>(<text:sequence text:ref-name="refparagraphnumber618" text:name="paragraphnumber" text:formula="ooow:1" style:num-format="a">a</text:sequence>)<text:reference-mark-end text:name="paragraphnumber_61"/><text:tab/>deleting “or” after subparagraph (c), and</text:p>
      <text:p text:style-name="paragraph"><text:hidden-text text:condition="ooow:" text:string-value="P117:L15" text:is-hidden="true"/><text:tab/><text:reference-mark-start text:name="paragraphnumber_62"/>(<text:sequence text:ref-name="refparagraphnumber619" text:name="paragraphnumber" text:formula="ooow:paragraphnumber+1" style:num-format="a">b</text:sequence>)<text:reference-mark-end text:name="paragraphnumber_62"/><text:tab/>substituting the following for subparagraph (d):</text:p>
      <text:p text:style-name="paragraph_5f_insert"><text:hidden-text text:condition="ooow:" text:string-value="P117:L16" text:is-hidden="true"/><text:tab/>“(d)<text:tab/>common contractual funds, or</text:p>
      <text:p text:style-name="paragraph_5f_insert"><text:hidden-text text:condition="ooow:" text:string-value="P117:L17" text:is-hidden="true"/><text:tab/>(e)<text:tab/>Irish collective asset-management vehicles.”.</text:p>
      <text:p text:style-name="shouldernote"><text:bookmark-start text:name="toc_book_261"/><text:hidden-text text:condition="ooow:" text:string-value="P117:L18" text:is-hidden="true"/>Amendment of <text:alphabetical-index-mark text:string-value="Central Bank Act 1942 (No. 22)"/><text:a xlink:type="simple" xlink:href="http://www.irishstatutebook.ie/1942/en/act/pub/0022/index.html">Central Bank Act 1942</text:a><text:bookmark-end text:name="toc_book_261"/></text:p>
      <text:p text:style-name="section"><text:hidden-text text:condition="ooow:" text:string-value="P117:L19" text:is-hidden="true"/><text:reference-mark-start text:name="sectionnumber_125"/><text:span text:style-name="T9"><text:sequence text:ref-name="refsectionnumber184" text:name="sectionnumber" text:formula="ooow:sectionnumber+1" style:num-format="1">185</text:sequence></text:span><text:reference-mark-end text:name="sectionnumber_125"/><text:span text:style-name="T9">.</text:span><text:tab/>The <text:alphabetical-index-mark text:string-value="Central Bank Act 1942 (No. 22)"/><text:a xlink:type="simple" xlink:href="http://www.irishstatutebook.ie/1942/en/act/pub/0022/index.html">Central Bank Act 1942</text:a> is amended in Part 1 of Schedule 2 by inserting the <text:hidden-text text:condition="ooow:" text:string-value="P117:L20" text:is-hidden="true"/>following:</text:p>
      <text:p text:style-name="section"><text:hidden-text text:condition="ooow:" text:string-value="P117:L21" text:is-hidden="true"/> “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1"><text:hidden-text text:condition="ooow:" text:string-value="P117:L22" text:is-hidden="true"/>43</text:p>
              <text:p text:style-name="P57"><text:hidden-text text:condition="ooow:" text:string-value="P117:L23" text:is-hidden="true"/> </text:p>
            </table:table-cell>
            <table:table-cell table:style-name="Table1.A1" office:value-type="string">
              <text:p text:style-name="P22">No. <text:span text:style-name="T19">__ of 2015</text:span></text:p>
            </table:table-cell>
            <table:table-cell table:style-name="Table1.C1" office:value-type="string">
              <text:p text:style-name="P23">Irish Collective Asset-management Vehicles Act 2015</text:p>
            </table:table-cell>
            <table:table-cell table:style-name="Table1.C1" office:value-type="string">
              <text:p text:style-name="P56">The whole Act</text:p>
              <text:p text:style-name="P58"><text:s/></text:p>
            </table:table-cell>
          </table:table-row>
        </table:table-header-rows>
      </table:table>
      <text:p text:style-name="P18"><text:hidden-text text:condition="ooow:" text:string-value="P117:L24" text:is-hidden="true"/>”.</text:p>
      <text:p text:style-name="shouldernote"><text:bookmark-start text:name="toc_book_262"/><text:hidden-text text:condition="ooow:" text:string-value="P117:L25" text:is-hidden="true"/>Exemption from liability void<text:bookmark-end text:name="toc_book_262"/></text:p>
      <text:p text:style-name="subsection"><text:hidden-text text:condition="ooow:" text:string-value="P117:L26" text:is-hidden="true"/><text:reference-mark-start text:name="sectionnumber_135"/><text:span text:style-name="T9"><text:sequence text:ref-name="refsectionnumber185" text:name="sectionnumber" text:formula="ooow:sectionnumber+1" style:num-format="1">186</text:sequence></text:span><text:reference-mark-end text:name="sectionnumber_135"/><text:span text:style-name="T9">.</text:span><text:tab/><text:reference-mark-start text:name="subsectionnumber_483"/>(<text:sequence text:ref-name="refsubsectionnumber685" text:name="subsectionnumber" style:num-format="1">1</text:sequence>)<text:reference-mark-end text:name="subsectionnumber_483"/><text:tab/>Subject as follows, any provision whether contained in the instrument of <text:hidden-text text:condition="ooow:" text:string-value="P117:L27" text:is-hidden="true"/>incorporation of an ICAV or in any contract with an ICAV or otherwise for exempting <text:hidden-text text:condition="ooow:" text:string-value="P117:L28" text:is-hidden="true"/>any officer of the ICAV or any person employed by the ICAV as auditor from, or <text:hidden-text text:condition="ooow:" text:string-value="P117:L29" text:is-hidden="true"/>indemnifying him or her against, any liability which by virtue of any rule of law <text:hidden-text text:condition="ooow:" text:string-value="P117:L30" text:is-hidden="true"/>would otherwise attach to him or her in respect of any negligence, default, breach of <text:hidden-text text:condition="ooow:" text:string-value="P117:L31" text:is-hidden="true"/>duty or breach of trust of which he or she may be guilty in relation to the ICAV is <text:hidden-text text:condition="ooow:" text:string-value="P117:L32" text:is-hidden="true"/>void.</text:p>
      <text:p text:style-name="subsection"><text:hidden-text text:condition="ooow:" text:string-value="P117:L33" text:is-hidden="true"/><text:span text:style-name="T17"><text:tab/></text:span><text:reference-mark-start text:name="subsectionnumber_484"/><text:span text:style-name="T17">(</text:span><text:span text:style-name="T17"><text:sequence text:ref-name="refsubsectionnumber686" text:name="subsectionnumber" text:formula="ooow:subsectionnumber+1" style:num-format="1">2</text:sequence></text:span><text:span text:style-name="T17">)</text:span><text:reference-mark-end text:name="subsectionnumber_484"/><text:span text:style-name="T17"><text:tab/>An ICAV may, in pursuance of any provision referred to in </text:span><text:span text:style-name="T6">subsection </text:span><text:span text:style-name="T6"><text:reference-ref text:reference-format="text" text:ref-name="subsectionnumber_483">(1)</text:reference-ref></text:span><text:span text:style-name="T17">, indemnify </text:span><text:span text:style-name="T17"><text:hidden-text text:condition="ooow:" text:string-value="P117:L34" text:is-hidden="true"/></text:span><text:span text:style-name="T17">any such officer or auditor against any liability incurred in defending proceedi</text:span>ngs, <text:hidden-text text:condition="ooow:" text:string-value="P117:L35" text:is-hidden="true"/>whether civil or criminal, in which judgment is given in his or her favour or in which <text:hidden-text text:condition="ooow:" text:string-value="P117:L36" text:is-hidden="true"/>he or she is acquitted.</text:p>
      <text:p text:style-name="subsection"><text:hidden-text text:condition="ooow:" text:string-value="P117:L37" text:is-hidden="true"/><text:tab/><text:reference-mark-start text:name="subsectionnumber_485"/>(<text:sequence text:ref-name="refsubsectionnumber687" text:name="subsectionnumber" text:formula="ooow:subsectionnumber+1" style:num-format="1">3</text:sequence>)<text:reference-mark-end text:name="subsectionnumber_485"/><text:tab/>An ICAV may purchase and maintain for any of its officers or auditors insurance in <text:hidden-text text:condition="ooow:" text:string-value="P117:L38" text:is-hidden="true"/>respect of any liability referred to in <text:span text:style-name="T4">subsection </text:span><text:span text:style-name="T4"><text:reference-ref text:reference-format="text" text:ref-name="subsectionnumber_483">(1)</text:reference-ref></text:span>.</text:p>
      <text:p text:style-name="subsection"><text:soft-page-break/><text:hidden-text text:condition="ooow:" text:string-value="P118:L1" text:is-hidden="true"/><text:tab/><text:reference-mark-start text:name="subsectionnumber_486"/>(<text:sequence text:ref-name="refsubsectionnumber688" text:name="subsectionnumber" text:formula="ooow:subsectionnumber+1" style:num-format="1">4</text:sequence>)<text:reference-mark-end text:name="subsectionnumber_486"/><text:tab/>Despite any provision contained in an enactment, the instrument of incorporation of <text:hidden-text text:condition="ooow:" text:string-value="P118:L2" text:is-hidden="true"/>an ICAV or otherwise, a director may be counted in the quorum and may vote on any <text:hidden-text text:condition="ooow:" text:string-value="P118:L3" text:is-hidden="true"/>resolution to purchase or maintain any insurance under which the director might <text:hidden-text text:condition="ooow:" text:string-value="P118:L4" text:is-hidden="true"/>benefit.</text:p>
      <text:p text:style-name="subsection"><text:hidden-text text:condition="ooow:" text:string-value="P118:L5" text:is-hidden="true"/><text:tab/><text:reference-mark-start text:name="subsectionnumber_487"/>(<text:sequence text:ref-name="refsubsectionnumber689" text:name="subsectionnumber" text:formula="ooow:subsectionnumber+1" style:num-format="1">5</text:sequence>)<text:reference-mark-end text:name="subsectionnumber_487"/><text:tab/>In this section a reference to an officer or auditor includes any former or current <text:hidden-text text:condition="ooow:" text:string-value="P118:L6" text:is-hidden="true"/>officer or auditor of the ICAV.</text:p>
      <text:p text:style-name="shouldernote"><text:bookmark-start text:name="toc_book_263"/><text:hidden-text text:condition="ooow:" text:string-value="P118:L7" text:is-hidden="true"/>Notice, etc.<text:bookmark-end text:name="toc_book_263"/></text:p>
      <text:p text:style-name="section"><text:hidden-text text:condition="ooow:" text:string-value="P118:L8" text:is-hidden="true"/><text:reference-mark-start text:name="sectionnumber_136"/><text:span text:style-name="T9"><text:sequence text:ref-name="refsectionnumber186" text:name="sectionnumber" text:formula="ooow:sectionnumber+1" style:num-format="1">187</text:sequence></text:span><text:reference-mark-end text:name="sectionnumber_136"/><text:span text:style-name="T9">.</text:span><text:tab/>Where a notice, direction or other document is authorised or required by or under this <text:hidden-text text:condition="ooow:" text:string-value="P118:L9" text:is-hidden="true"/>Act to be served on a person, it may, unless otherwise specified in this Act, and in <text:hidden-text text:condition="ooow:" text:string-value="P118:L10" text:is-hidden="true"/>addition to the methods specified in section 61G(1) of the <text:alphabetical-index-mark text:string-value="Central Bank Act 1942 (No. 22)"/><text:a xlink:type="simple" xlink:href="http://www.irishstatutebook.ie/1942/en/act/pub/0022/index.html"><text:span text:style-name="T14">Central Bank Act 1942</text:span></text:a>, be <text:hidden-text text:condition="ooow:" text:string-value="P118:L11" text:is-hidden="true"/>served to or on a natural person, body corporate or partnership, electronically, that is to <text:hidden-text text:condition="ooow:" text:string-value="P118:L12" text:is-hidden="true"/>say by electronic mail to an email address, or to a facsimile number, furnished by the <text:hidden-text text:condition="ooow:" text:string-value="P118:L13" text:is-hidden="true"/>person for that purpose to the Bank.</text:p>
      <text:p text:style-name="P13"><text:bookmark-start text:name="toc_book_264"/><text:hidden-text text:condition="ooow:" text:string-value="P118:L14" text:is-hidden="true"/>Director of Corporate Enforcement<text:bookmark-end text:name="toc_book_264"/></text:p>
      <text:p text:style-name="P19"><text:hidden-text text:condition="ooow:" text:string-value="P118:L15" text:is-hidden="true"/><text:reference-mark-start text:name="sectionnumber_148_AIC_20/01/2015_46715"/><text:span text:style-name="T9"><text:sequence text:ref-name="refsectionnumber187" text:name="sectionnumber" text:formula="ooow:sectionnumber+1" style:num-format="1">188</text:sequence></text:span><text:reference-mark-end text:name="sectionnumber_148_AIC_20/01/2015_46715"/><text:span text:style-name="T9">.</text:span><text:tab/>Sections 953, 956 and 957 of the <text:alphabetical-index-mark text:string-value="Companies Act 2014 (No. 38)"/>Companies Act 2014 have effect as if references to that <text:hidden-text text:condition="ooow:" text:string-value="P118:L16" text:is-hidden="true"/>Act included this Act.</text:p>
      <text:p text:style-name="schedulenumber"><text:bookmark-start text:name="toc_book_265"/><text:hidden-text text:condition="ooow:" text:string-value="P119:L1" text:is-hidden="true"/>SCHEDULE<text:bookmark-end text:name="toc_book_265"/></text:p>
      <text:p text:style-name="P66"><text:hidden-text text:condition="ooow:" text:string-value="P119:L2" text:is-hidden="true"/>Section <text:span text:style-name="T3"><text:reference-ref text:reference-format="text" text:ref-name="sectionnumber_93">114</text:reference-ref></text:span></text:p>
      <text:p text:style-name="scheduletitle"><text:bookmark-start text:name="toc_book_266"/><text:hidden-text text:condition="ooow:" text:string-value="P119:L3" text:is-hidden="true"/>Accounts<text:bookmark-end text:name="toc_book_266"/></text:p>
      <text:p text:style-name="scheduleparagraph"><text:hidden-text text:condition="ooow:" text:string-value="P119:L4" text:is-hidden="true"/>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25"><text:hidden-text text:condition="ooow:" text:string-value="P119:L5" text:is-hidden="true"/>Statement of <text:hidden-text text:condition="ooow:" text:string-value="P119:L6" text:is-hidden="true"/>Net Assets</text:p>
            <text:p text:style-name="P25"><text:hidden-text text:condition="ooow:" text:string-value="P119:L7" text:is-hidden="true"/> </text:p>
            <text:p text:style-name="P25"><text:hidden-text text:condition="ooow:" text:string-value="P119:L8" text:is-hidden="true"/> </text:p>
            <text:p text:style-name="P25"><text:hidden-text text:condition="ooow:" text:string-value="P119:L9" text:is-hidden="true"/> </text:p>
            <text:p text:style-name="P25"><text:hidden-text text:condition="ooow:" text:string-value="P119:L10" text:is-hidden="true"/> </text:p>
            <text:p text:style-name="P25"><text:hidden-text text:condition="ooow:" text:string-value="P119:L11" text:is-hidden="true"/> </text:p>
            <text:p text:style-name="P25"><text:hidden-text text:condition="ooow:" text:string-value="P119:L12" text:is-hidden="true"/> </text:p>
            <text:p text:style-name="P25"><text:hidden-text text:condition="ooow:" text:string-value="P119:L13" text:is-hidden="true"/> </text:p>
            <text:p text:style-name="P25"><text:hidden-text text:condition="ooow:" text:string-value="P119:L14" text:is-hidden="true"/> </text:p>
            <text:p text:style-name="P25"><text:hidden-text text:condition="ooow:" text:string-value="P119:L15" text:is-hidden="true"/> </text:p>
            <text:p text:style-name="P25"><text:hidden-text text:condition="ooow:" text:string-value="P119:L16" text:is-hidden="true"/> </text:p>
            <text:p text:style-name="table_5f_left"><text:hidden-text text:condition="ooow:" text:string-value="P119:L17" text:is-hidden="true"/> </text:p>
            <text:p text:style-name="table_5f_left"><text:hidden-text text:condition="ooow:" text:string-value="P119:L18" text:is-hidden="true"/> </text:p>
            <text:p text:style-name="table_5f_left"><text:hidden-text text:condition="ooow:" text:string-value="P119:L19" text:is-hidden="true"/> </text:p>
            <text:p text:style-name="table_5f_left"><text:hidden-text text:condition="ooow:" text:string-value="P119:L20" text:is-hidden="true"/> </text:p>
            <text:p text:style-name="table_5f_left"><text:hidden-text text:condition="ooow:" text:string-value="P119:L21" text:is-hidden="true"/> </text:p>
            <text:p text:style-name="table_5f_left"><text:hidden-text text:condition="ooow:" text:string-value="P119:L22" text:is-hidden="true"/> </text:p>
            <text:p text:style-name="table_5f_left"><text:hidden-text text:condition="ooow:" text:string-value="P119:L23" text:is-hidden="true"/> </text:p>
            <text:p text:style-name="table_5f_left"><text:hidden-text text:condition="ooow:" text:string-value="P119:L24" text:is-hidden="true"/> </text:p>
            <text:p text:style-name="table_5f_left"><text:hidden-text text:condition="ooow:" text:string-value="P119:L25" text:is-hidden="true"/> </text:p>
            <text:p text:style-name="table_5f_left"><text:hidden-text text:condition="ooow:" text:string-value="P119:L26" text:is-hidden="true"/> </text:p>
            <text:p text:style-name="table_5f_left"><text:hidden-text text:condition="ooow:" text:string-value="P119:L27" text:is-hidden="true"/> </text:p>
            <text:p text:style-name="table_5f_left"><text:hidden-text text:condition="ooow:" text:string-value="P119:L28" text:is-hidden="true"/> </text:p>
            <text:p text:style-name="table_5f_left"><text:hidden-text text:condition="ooow:" text:string-value="P119:L29" text:is-hidden="true"/> </text:p>
          </table:table-cell>
          <table:table-cell table:style-name="Table2.A1" office:value-type="float" office:value="0">
            <text:p text:style-name="P25">1</text:p>
          </table:table-cell>
          <table:table-cell table:style-name="Table2.C1" office:value-type="float" office:value="0">
            <text:p text:style-name="P70">Statement of Net Assets</text:p>
            <text:p text:style-name="P67"><text:s/></text:p>
            <text:p text:style-name="P49">Assets<text:tab/>Fair Value</text:p>
            <text:p text:style-name="P51">Investments in securities (cost)<text:tab/>X</text:p>
            <text:p text:style-name="P51">Financial derivatives<text:tab/>X</text:p>
            <text:p text:style-name="P51">Cash<text:tab/>X</text:p>
            <text:p text:style-name="P51">Deposits with brokers<text:tab/>X</text:p>
            <text:p text:style-name="P51">Receivables<text:tab/>X</text:p>
            <text:p text:style-name="P52"><text:tab/>_________ <text:s text:c="2"/>_________</text:p>
            <text:p text:style-name="P53">Total Assets<text:tab/>X</text:p>
            <text:p text:style-name="P47"><text:tab/><text:span text:style-name="T18">_________</text:span> <text:s text:c="2"/></text:p>
            <text:p text:style-name="P48">Liabilities</text:p>
            <text:p text:style-name="P51">Securities sold (proceeds)<text:tab/>X</text:p>
            <text:p text:style-name="P51">Financial derivatives<text:tab/>X</text:p>
            <text:p text:style-name="P51">Due to broker<text:tab/>X</text:p>
            <text:p text:style-name="P51">Payables<text:tab/>X</text:p>
            <text:p text:style-name="P52"><text:tab/>_________ <text:s text:c="2"/>_________</text:p>
            <text:p text:style-name="P53">Total Liabilities<text:tab/>X</text:p>
            <text:p text:style-name="P54"><text:tab/><text:span text:style-name="T18">_________</text:span> <text:s text:c="2"/></text:p>
            <text:p text:style-name="P55"/>
            <text:p text:style-name="P72">Net Assets or Liabilities<text:tab/>_________</text:p>
            <text:p text:style-name="P72">Equivalent to € per share based on Y shares outstanding<text:tab/>X</text:p>
            <text:p text:style-name="P54"><text:tab/><text:span text:style-name="T18">_________</text:span> <text:s text:c="2"/></text:p>
            <text:p text:style-name="P54"/>
            <text:p text:style-name="P47">The accompanying notes are an integral part of these annual accounts.</text:p>
          </table:table-cell>
        </table:table-row>
        <table:table-row table:style-name="Table2.1">
          <table:table-cell table:style-name="Table2.A2" office:value-type="string">
            <text:p text:style-name="P24"><text:hidden-text text:condition="ooow:" text:string-value="P119:L30" text:is-hidden="true"/>Statement of <text:hidden-text text:condition="ooow:" text:string-value="P119:L31" text:is-hidden="true"/>Operations</text:p>
            <text:p text:style-name="P20"><text:hidden-text text:condition="ooow:" text:string-value="P119:L32" text:is-hidden="true"/> </text:p>
            <text:p text:style-name="P20"><text:hidden-text text:condition="ooow:" text:string-value="P119:L33" text:is-hidden="true"/> </text:p>
            <text:p text:style-name="P20"><text:hidden-text text:condition="ooow:" text:string-value="P119:L34" text:is-hidden="true"/> </text:p>
            <text:p text:style-name="P20"><text:hidden-text text:condition="ooow:" text:string-value="P119:L35" text:is-hidden="true"/> </text:p>
            <text:p text:style-name="P20"><text:hidden-text text:condition="ooow:" text:string-value="P119:L36" text:is-hidden="true"/> </text:p>
            <text:p text:style-name="P20"><text:hidden-text text:condition="ooow:" text:string-value="P119:L37" text:is-hidden="true"/> </text:p>
            <text:p text:style-name="P20"><text:hidden-text text:condition="ooow:" text:string-value="P119:L38" text:is-hidden="true"/> </text:p>
          </table:table-cell>
          <table:table-cell table:style-name="Table2.A2" office:value-type="string">
            <text:p text:style-name="P24">2</text:p>
          </table:table-cell>
          <table:table-cell table:style-name="Table2.C2" office:value-type="string">
            <text:p text:style-name="P73">Statement of Operations</text:p>
            <text:p text:style-name="P39"><text:s/></text:p>
            <text:p text:style-name="P69">Investment Income</text:p>
            <text:p text:style-name="P41">Dividends (net of foreign withholding taxes)<text:tab/>X</text:p>
            <text:p text:style-name="P41">Interest<text:tab/>X</text:p>
            <text:p text:style-name="P42"><text:tab/>_________</text:p>
            <text:p text:style-name="P41"><text:tab/>X</text:p>
            <text:p text:style-name="P43"><text:tab/><text:span text:style-name="T18">_________</text:span> <text:s text:c="2"/></text:p>
            <text:p text:style-name="P43"/>
          </table:table-cell>
        </table:table-row>
        <table:table-row table:style-name="Table2.1">
          <table:table-cell table:style-name="Table2.A2" office:value-type="string">
            <text:p text:style-name="P21"><text:hidden-text text:condition="ooow:" text:string-value="P119:L39" text:is-hidden="true"/> </text:p>
            <text:p text:style-name="P20"><text:hidden-text text:condition="ooow:" text:string-value="P119:L40" text:is-hidden="true"/> </text:p>
            <text:p text:style-name="P20"><text:hidden-text text:condition="ooow:" text:string-value="P119:L41" text:is-hidden="true"/> </text:p>
            <text:p text:style-name="P20"><text:hidden-text text:condition="ooow:" text:string-value="P119:L42" text:is-hidden="true"/> </text:p>
            <text:p text:style-name="P20"><text:hidden-text text:condition="ooow:" text:string-value="P119:L43" text:is-hidden="true"/> </text:p>
            <text:p text:style-name="P20"><text:hidden-text text:condition="ooow:" text:string-value="P119:L44" text:is-hidden="true"/> </text:p>
            <text:p text:style-name="P20"><text:hidden-text text:condition="ooow:" text:string-value="P119:L45" text:is-hidden="true"/> </text:p>
            <text:p text:style-name="P20"><text:hidden-text text:condition="ooow:" text:string-value="P119:L46" text:is-hidden="true"/> </text:p>
            <text:p text:style-name="P20"><text:hidden-text text:condition="ooow:" text:string-value="P119:L47" text:is-hidden="true"/> </text:p>
            <text:p text:style-name="P20"><text:hidden-text text:condition="ooow:" text:string-value="P119:L48" text:is-hidden="true"/> </text:p>
            <text:p text:style-name="P20"><text:hidden-text text:condition="ooow:" text:string-value="P119:L49" text:is-hidden="true"/> </text:p>
            <text:p text:style-name="P20"><text:hidden-text text:condition="ooow:" text:string-value="P119:L50" text:is-hidden="true"/> </text:p>
            <text:p text:style-name="P20"><text:hidden-text text:condition="ooow:" text:string-value="P119:L51" text:is-hidden="true"/> </text:p>
            <text:p text:style-name="P20"><text:hidden-text text:condition="ooow:" text:string-value="P119:L52" text:is-hidden="true"/> 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40">Expenses</text:p>
            <text:p text:style-name="P74">Investment management fees<text:tab/>X</text:p>
            <text:p text:style-name="P41">Performance fees<text:tab/>X</text:p>
            <text:p text:style-name="P41">Professional fees<text:tab/>X</text:p>
            <text:p text:style-name="P77">Custodian and transfer agent fees<text:tab/>X</text:p>
            <text:p text:style-name="P41">Directors fees<text:tab/>X</text:p>
            <text:p text:style-name="P41">Audit fees<text:tab/>X</text:p>
            <text:p text:style-name="P41">Other<text:tab/>X</text:p>
            <text:p text:style-name="P42"><text:tab/>_________</text:p>
            <text:p text:style-name="P41">Less: <text:s/>fees waived<text:tab/>X</text:p>
            <text:p text:style-name="P42"><text:tab/>_________</text:p>
            <text:p text:style-name="P41">Net expenses<text:tab/>X</text:p>
            <text:p text:style-name="P43"><text:tab/><text:span text:style-name="T18">_________</text:span> <text:s text:c="2"/></text:p>
            <text:p text:style-name="P16"/>
          </table:table-cell>
        </table:table-row>
        <text:soft-page-break/>
        <table:table-row table:style-name="Table2.1">
          <table:table-cell table:style-name="Table2.A4" office:value-type="float" office:value="0">
            <text:p text:style-name="P26"><text:hidden-text text:condition="ooow:" text:string-value="P120:L1" text:is-hidden="true"/> </text:p>
            <text:p text:style-name="P26"><text:hidden-text text:condition="ooow:" text:string-value="P120:L2" text:is-hidden="true"/> </text:p>
            <text:p text:style-name="P26"><text:hidden-text text:condition="ooow:" text:string-value="P120:L3" text:is-hidden="true"/> </text:p>
            <text:p text:style-name="P26"><text:hidden-text text:condition="ooow:" text:string-value="P120:L4" text:is-hidden="true"/> </text:p>
            <text:p text:style-name="P26"><text:hidden-text text:condition="ooow:" text:string-value="P120:L5" text:is-hidden="true"/> </text:p>
            <text:p text:style-name="P26"><text:hidden-text text:condition="ooow:" text:string-value="P120:L6" text:is-hidden="true"/> </text:p>
            <text:p text:style-name="P26"><text:hidden-text text:condition="ooow:" text:string-value="P120:L7" text:is-hidden="true"/> </text:p>
            <text:p text:style-name="P26"><text:hidden-text text:condition="ooow:" text:string-value="P120:L8" text:is-hidden="true"/> </text:p>
            <text:p text:style-name="P26"><text:hidden-text text:condition="ooow:" text:string-value="P120:L9" text:is-hidden="true"/> </text:p>
          </table:table-cell>
          <table:table-cell table:style-name="Table2.A4">
            <text:p text:style-name="P26"/>
          </table:table-cell>
          <table:table-cell table:style-name="Table2.C4" office:value-type="string">
            <text:p text:style-name="P50">Realised and unrealised gains/losses</text:p>
            <text:p text:style-name="P51">from investments and foreign currency<text:tab/>X</text:p>
            <text:p text:style-name="P51"/>
            <text:p text:style-name="P51">Realised and unrealised gains/losses</text:p>
            <text:p text:style-name="P71">from financial derivatives<text:tab/>X</text:p>
            <text:p text:style-name="P51"/>
            <text:p text:style-name="P51"/>
            <text:p text:style-name="P51">The accompanying notes are an integral part of these annual accounts.</text:p>
            <text:p text:style-name="P38"><text:s/></text:p>
          </table:table-cell>
        </table:table-row>
        <table:table-row table:style-name="Table2.1">
          <table:table-cell table:style-name="Table2.A5" office:value-type="string">
            <text:p text:style-name="P24"><text:hidden-text text:condition="ooow:" text:string-value="P120:L10" text:is-hidden="true"/>Statement of <text:hidden-text text:condition="ooow:" text:string-value="P120:L11" text:is-hidden="true"/>Changes in <text:hidden-text text:condition="ooow:" text:string-value="P120:L12" text:is-hidden="true"/>Net Assets</text:p>
            <text:p text:style-name="P20"><text:hidden-text text:condition="ooow:" text:string-value="P120:L13" text:is-hidden="true"/> </text:p>
            <text:p text:style-name="P20"><text:hidden-text text:condition="ooow:" text:string-value="P120:L14" text:is-hidden="true"/> </text:p>
            <text:p text:style-name="P20"><text:hidden-text text:condition="ooow:" text:string-value="P120:L15" text:is-hidden="true"/> </text:p>
            <text:p text:style-name="P20"><text:hidden-text text:condition="ooow:" text:string-value="P120:L16" text:is-hidden="true"/> </text:p>
            <text:p text:style-name="P20"><text:hidden-text text:condition="ooow:" text:string-value="P120:L17" text:is-hidden="true"/> </text:p>
            <text:p text:style-name="P20"><text:hidden-text text:condition="ooow:" text:string-value="P120:L18" text:is-hidden="true"/> </text:p>
            <text:p text:style-name="P20"><text:hidden-text text:condition="ooow:" text:string-value="P120:L19" text:is-hidden="true"/> </text:p>
            <text:p text:style-name="P20"><text:hidden-text text:condition="ooow:" text:string-value="P120:L20" text:is-hidden="true"/> </text:p>
          </table:table-cell>
          <table:table-cell table:style-name="Table2.A5" office:value-type="string">
            <text:p text:style-name="P24">3</text:p>
          </table:table-cell>
          <table:table-cell table:style-name="Table2.C5" office:value-type="string">
            <text:p text:style-name="P45">Statement of changes in Net Assets</text:p>
            <text:p text:style-name="P75"><text:s/></text:p>
            <text:p text:style-name="P46">Increase in net assets from operations<text:tab/>X</text:p>
            <text:p text:style-name="P46"/>
            <text:p text:style-name="P78">Distributable to shareholders<text:tab/>X</text:p>
            <text:p text:style-name="P46"/>
            <text:p text:style-name="P68">Net assets</text:p>
            <text:p text:style-name="P46"/>
            <text:p text:style-name="P46">Beginning of year<text:tab/>X</text:p>
            <text:p text:style-name="P46">End of year<text:tab/>X</text:p>
            <text:p text:style-name="P46"/>
          </table:table-cell>
        </table:table-row>
        <table:table-row table:style-name="Table2.1">
          <table:table-cell table:style-name="Table2.A5" office:value-type="string">
            <text:p text:style-name="P24"><text:hidden-text text:condition="ooow:" text:string-value="P120:L21" text:is-hidden="true"/>Notes to the <text:hidden-text text:condition="ooow:" text:string-value="P120:L22" text:is-hidden="true"/>Financial <text:hidden-text text:condition="ooow:" text:string-value="P120:L23" text:is-hidden="true"/>Statements</text:p>
            <text:p text:style-name="P20"><text:hidden-text text:condition="ooow:" text:string-value="P120:L24" text:is-hidden="true"/> </text:p>
            <text:p text:style-name="P20"><text:hidden-text text:condition="ooow:" text:string-value="P120:L25" text:is-hidden="true"/> </text:p>
            <text:p text:style-name="P20"><text:hidden-text text:condition="ooow:" text:string-value="P120:L26" text:is-hidden="true"/> </text:p>
            <text:p text:style-name="P20"><text:hidden-text text:condition="ooow:" text:string-value="P120:L27" text:is-hidden="true"/> </text:p>
          </table:table-cell>
          <table:table-cell table:style-name="Table2.A5" office:value-type="string">
            <text:p text:style-name="P24">4</text:p>
          </table:table-cell>
          <table:table-cell table:style-name="Table2.C5" office:value-type="string">
            <text:p text:style-name="P76">1)<text:tab/><text:span text:style-name="T9">Significant accounting policies;</text:span></text:p>
            <text:p text:style-name="P76">2)<text:tab/><text:span text:style-name="T9">Securities valuations;</text:span></text:p>
            <text:p text:style-name="P44">3)<text:tab/><text:span text:style-name="T9">Derivative transactions;</text:span></text:p>
            <text:p text:style-name="P44">4)<text:tab/><text:span text:style-name="T9">Income taxes;</text:span></text:p>
            <text:p text:style-name="P44">5)<text:tab/><text:span text:style-name="T9">Leverage;</text:span></text:p>
            <text:p text:style-name="P44">6)<text:tab/><text:span text:style-name="T9">Share capital transactions; and</text:span></text:p>
            <text:p text:style-name="P44">7)<text:tab/><text:span text:style-name="T9">Fees.</text:span></text:p>
          </table:table-cell>
        </table:table-row>
      </table:table>
      <text:p text:style-name="P17"><text:hidden-text text:condition="ooow:" text:string-value="P121:L1" text:is-hidden="true"/>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<text:hidden-text text:condition="ooow:" text:string-value="P122:L1" text:is-hidden="true"/>An Bille fá Ghléasanna Éireannacha um <text:hidden-text text:condition="ooow:" text:string-value="P122:L2" text:is-hidden="true"/>Chomhbhainistiú Sócmhainní, 2014</text:p>
            <text:p text:style-name="P29"><text:hidden-text text:condition="ooow:" text:string-value="P122:L3" text:is-hidden="true"/><text:span text:style-name="bold_5f_noitalic_5f_nounderline"><text:span text:style-name="T10"> </text:span></text:span></text:p>
            <text:p text:style-name="P34"><text:hidden-text text:condition="ooow:" text:string-value="P122:L4" text:is-hidden="true"/> <text:s text:c="22"/></text:p>
            <text:p text:style-name="P31"><text:hidden-text text:condition="ooow:" text:string-value="P122:L5" text:is-hidden="true"/>BILLE</text:p>
            <text:p text:style-name="P36"><text:hidden-text text:condition="ooow:" text:string-value="P122:L6" text:is-hidden="true"/>(mar a ritheadh ag Dáil Éireann)</text:p>
            <text:p text:style-name="P36"><text:hidden-text text:condition="ooow:" text:string-value="P122:L7" text:is-hidden="true"/>d<text:span text:style-name="T30">á ngairtear</text:span></text:p>
            <text:p text:style-name="P29"><text:hidden-text text:condition="ooow:" text:string-value="P122:L8" text:is-hidden="true"/> </text:p>
            <text:p text:style-name="P37"><text:hidden-text text:condition="ooow:" text:string-value="P122:L9" text:is-hidden="true"/><text:span text:style-name="T31">Acht do dhéanamh socrú chun comhlachtaí </text:span><text:span text:style-name="T31"><text:hidden-text text:condition="ooow:" text:string-value="P122:L10" text:is-hidden="true"/></text:span><text:span text:style-name="T31">corpraithe ar a dtabharfar Gléasanna Éireannacha </text:span><text:span text:style-name="T31"><text:hidden-text text:condition="ooow:" text:string-value="P122:L11" text:is-hidden="true"/></text:span><text:span text:style-name="T31">um Chomhbhainistiú Sócmhainní a chruthú, a oibriú </text:span><text:span text:style-name="T31"><text:hidden-text text:condition="ooow:" text:string-value="P122:L12" text:is-hidden="true"/></text:span><text:span text:style-name="T31">agus a rialáil agus do dhéanamh socrú i dtaobh nithe </text:span><text:span text:style-name="T31"><text:hidden-text text:condition="ooow:" text:string-value="P122:L13" text:is-hidden="true"/></text:span><text:span text:style-name="T31">gaolmhara.</text:span><text:span text:style-name="bold_5f_noitalic_5f_nounderline"><text:span text:style-name="T13"><text:line-break/></text:span></text:span><text:span text:style-name="bold_5f_noitalic_5f_nounderline"><text:span text:style-name="T13"><text:hidden-text text:condition="ooow:" text:string-value="P122:L14" text:is-hidden="true"/></text:span></text:span></text:p>
            <text:p text:style-name="P34"><text:hidden-text text:condition="ooow:" text:string-value="P122:L15" text:is-hidden="true"/> </text:p>
            <text:p text:style-name="P28"><text:hidden-text text:condition="ooow:" text:string-value="P122:L16" text:is-hidden="true"/>Ritheadh ag Dáil Éireann,</text:p>
            <text:p text:style-name="P27"><text:hidden-text text:condition="ooow:" text:string-value="P122:L17" text:is-hidden="true"/>28 <text:span text:style-name="T4">Eanáir</text:span> 2015</text:p>
            <text:p text:style-name="P35"><text:hidden-text text:condition="ooow:" text:string-value="P122:L18" text:is-hidden="true"/> </text:p>
            <text:p text:style-name="P30"><text:hidden-text text:condition="ooow:" text:string-value="P122:L19" text:is-hidden="true"/> </text:p>
          </table:table-cell>
          <table:table-cell table:style-name="Table3.B1" office:value-type="string">
            <text:p text:style-name="P32">Irish Collective Asset-management Vehicles Bill 2014</text:p>
            <text:p text:style-name="P29"><text:span text:style-name="bold_5f_noitalic_5f_nounderline"><text:span text:style-name="T10"/></text:span></text:p>
            <text:p text:style-name="P33"><text:s/></text:p>
            <text:p text:style-name="P31">BILL</text:p>
            <text:p text:style-name="P36">(as passed by Dáil Éireann)</text:p>
            <text:p text:style-name="P36">entitled</text:p>
            <text:p text:style-name="P29"/>
            <text:p text:style-name="P37">An Act to make provision for the creation, operation and regulation of bodies corporate to be known as Irish Collective Asset-management Vehicles and to provide for related matters.<text:span text:style-name="bold_5f_noitalic_5f_nounderline"><text:span text:style-name="T10"><text:line-break/></text:span></text:span></text:p>
            <text:p text:style-name="P82"/>
            <text:p text:style-name="P28">Passed by Dáil Éireann,</text:p>
            <text:p text:style-name="P27">28<text:span text:style-name="T4">th January,</text:span> 2015</text:p>
            <text:p text:style-name="P33"/>
            <text:p text:style-name="P29"/>
          </table:table-cell>
        </table:table-row>
      </table:table>
      <text:p text:style-name="Standard"><text:hidden-text text:condition="ooow:" text:string-value="P122:L20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4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 text:number-lines="false" text:line-number="0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fo:keep-with-next="always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fo:keep-with-next="always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parent-style-name="Standard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parent-style-name="Standard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parent-style-name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parent-style-name="Standard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parent-style-name="Standard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cm" fo:margin-bottom="0.499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parent-style-name="scheduleclause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margin-top="0cm" fo:margin-bottom="0.25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parent-style-name="clause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parent-style-name="sub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parent-style-name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parent-style-name="subsection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fals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lways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parent-style-name="Standard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parent-style-name="Standard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parent-style-name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ackpageprovisionleft" style:family="paragraph" style:parent-style-name="centered">
      <style:paragraph-properties fo:text-align="justify" style:justify-single-word="false" text:number-lines="false" text:line-number="0"/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style:style style:name="NoBordersFrameStyle" style:family="graphic">
      <style:graphic-properties fo:padding="0cm" fo:border="no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6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2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3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166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78b of 2014" text:name="Footer"/>
        </text:user-field-decls>
        <text:p text:style-name="P2"><text:span text:style-name="T1"><text:tab/>[</text:span><text:span text:style-name="T1"><text:user-field-get text:name="Footer">No. 78b of 2014</text:user-field-get></text:span><text:span text:style-name="T1">]</text:span></text:p>
      </style:footer>
    </style:master-page>
    <style:master-page style:name="Footnote" style:page-layout-name="pm4">
      <style:footer>
        <text:p text:style-name="Footer"/>
      </style:footer>
    </style:master-page>
    <style:master-page style:name="frontpage" style:page-layout-name="pm5">
      <style:footer>
        <text:p text:style-name="P3">[No. BILLNO of YEAR]</text:p>
      </style:footer>
    </style:master-page>
    <style:master-page style:name="Left_20_Page" style:display-name="Left Page" style:page-layout-name="pm6"/>
    <style:master-page style:name="Right_20_Page" style:display-name="Right Page" style:page-layout-name="pm7"/>
    <style:master-page style:name="Envelope" style:page-layout-name="pm8"/>
    <style:master-page style:name="Index" style:page-layout-name="pm9"/>
    <style:master-page style:name="HTML" style:page-layout-name="pm10"/>
    <style:master-page style:name="default_5f_right" style:display-name="default_right" style:page-layout-name="pm11" style:next-style-name="default_5f_left">
      <style:header>
        <text:p text:style-name="Header_20_right">[%ACT_YEAR%]<text:tab/><text:span text:style-name="T2">%T_ACT_S_SHORTTITLEEN1%</text:span><text:tab/>ActHeader [No.<text:span text:style-name="T3">%ACT_NUM%.</text:span>]</text:p>
        <text:p text:style-name="P4">%T_ACT_S_SHORTTITLEEN2%</text:p>
      </style:header>
      <style:footer>
        <text:p text:style-name="P1"><text:tab/><text:page-number text:select-page="current">166</text:page-number></text:p>
      </style:footer>
    </style:master-page>
    <style:master-page style:name="default_5f_left" style:display-name="default_left" style:page-layout-name="pm11" style:next-style-name="default_5f_right">
      <style:header>
        <text:p text:style-name="Header_20_left">ActHeader [No.<text:span text:style-name="T3">%ACT_NUM%.</text:span>]<text:tab/><text:span text:style-name="T2">%T_ACT_S_SHORTTITLEEN1%</text:span><text:tab/>[%ACT_YEAR%]</text:p>
        <text:p text:style-name="P4">%T_ACT_S_SHORTTITLEEN2%</text:p>
      </style:header>
      <style:footer>
        <text:p text:style-name="P1"><text:tab/><text:page-number text:select-page="current">166</text:page-number></text:p>
      </style:footer>
    </style:master-page>
    <style:master-page style:name="spacerpage" style:page-layout-name="pm12" style:next-style-name="contents"/>
    <style:master-page style:name="contents" style:page-layout-name="pm13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1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4" style:next-style-name="First_20_Page">
      <style:footer>
        <text:p text:style-name="P6"/>
        <text:p text:style-name="P6">[No. 78b of 2014]</text:p>
      </style:footer>
    </style:master-page>
    <style:master-page style:name="backcover" style:page-layout-name="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5-02-02T17:49:29</dc:date>
    <meta:print-date>2015-01-28T16:09:38</meta:print-date>
    <meta:editing-cycles>1030</meta:editing-cycles>
    <meta:editing-duration>P5DT13H58M4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68" meta:paragraph-count="2345" meta:word-count="44557" meta:character-count="268112"/>
  </office:meta>
</office:document-meta>
</file>